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4.9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24cm"/>
    </style:style>
    <style:style style:name="co5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style:font-name-asian="Segoe UI" style:font-name-complex="Tahoma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99"/>
    <style:style style:name="ce8" style:family="table-cell" style:parent-style-name="Default">
      <style:table-cell-properties fo:background-color="#77bc65"/>
    </style:style>
    <style:style style:name="ce9" style:family="table-cell" style:parent-style-name="Default">
      <style:table-cell-properties fo:background-color="#e8f2a1"/>
    </style:style>
    <style:style style:name="ce10" style:family="table-cell" style:parent-style-name="Default">
      <style:table-cell-properties fo:background-color="#bbe33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ListField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Field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ntrytype</text:p>
          </table:table-cell>
        </table:table-row>
        <table:table-row table:style-name="ro1">
          <table:table-cell office:value-type="string" calcext:value-type="string">
            <text:p>partya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b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sep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sepx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yea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reportyea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reportvolu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volyearneeded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reportseries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reportpag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numbe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ship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icaseyear</text:p>
          </table:table-cell>
          <table:table-cell office:value-type="string" calcext:value-type="string">
            <text:p>for index, for parent in crossref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short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nick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decisionyea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asn</text:p>
          </table:table-cell>
          <table:table-cell table:style-name="ce3" office:value-type="string" calcext:value-type="string">
            <text:p>party short name, eg: DPP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bsn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ajur</text:p>
          </table:table-cell>
          <table:table-cell table:style-name="ce4" office:value-type="string" calcext:value-type="string">
            <text:p>party jurisdiction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bju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name</text:p>
          </table:table-cell>
          <table:table-cell table:style-name="ce3" office:value-type="string" calcext:value-type="string">
            <text:p>in-progress fields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division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list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jurisdiction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casenumbe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status</text:p>
          </table:table-cell>
          <table:table-cell table:style-name="ce3" office:value-type="string" calcext:value-type="string">
            <text:p>unreported etc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attribution</text:p>
          </table:table-cell>
          <table:table-cell table:style-name="ce3" office:value-type="string" calcext:value-type="string">
            <text:p>J for the Court, for quote (qqcite)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fullname</text:p>
          </table:table-cell>
          <table:table-cell table:style-name="ce3" office:value-type="string" calcext:value-type="string">
            <text:p>for when unreported etc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link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mncurl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table:style-name="ce2"/>
          <table:table-cell table:number-columns-repeated="2"/>
        </table:table-row>
      </table:table>
      <table:table table:name="BibList" table:style-name="ta1"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3" table:default-cell-style-name="Default"/>
        <table:table-column table:style-name="co3" table:default-cell-style-name="ce9"/>
        <table:table-column table:style-name="co3" table:number-columns-repeated="35" table:default-cell-style-name="ce10"/>
        <table:table-row table:style-name="ro1">
          <table:table-cell/>
          <table:table-cell table:style-name="Default"/>
          <table:table-cell office:value-type="string" calcext:value-type="string">
            <text:p>@case</text:p>
          </table:table-cell>
          <table:table-cell office:value-type="string" calcext:value-type="string">
            <text:p>partya</text:p>
          </table:table-cell>
          <table:table-cell office:value-type="string" calcext:value-type="string">
            <text:p>partyb</text:p>
          </table:table-cell>
          <table:table-cell office:value-type="string" calcext:value-type="string">
            <text:p>partysep</text:p>
          </table:table-cell>
          <table:table-cell office:value-type="string" calcext:value-type="string">
            <text:p>partysepx</text:p>
          </table:table-cell>
          <table:table-cell office:value-type="string" calcext:value-type="string">
            <text:p>caseyear</text:p>
          </table:table-cell>
          <table:table-cell office:value-type="string" calcext:value-type="string">
            <text:p>courtname</text:p>
          </table:table-cell>
          <table:table-cell office:value-type="string" calcext:value-type="string">
            <text:p>casenumber</text:p>
          </table:table-cell>
          <table:table-cell office:value-type="string" calcext:value-type="string">
            <text:p>reportyear</text:p>
          </table:table-cell>
          <table:table-cell office:value-type="string" calcext:value-type="string">
            <text:p>reportvolume</text:p>
          </table:table-cell>
          <table:table-cell office:value-type="string" calcext:value-type="string">
            <text:p>volyearneeded</text:p>
          </table:table-cell>
          <table:table-cell office:value-type="string" calcext:value-type="string">
            <text:p>reportseries</text:p>
          </table:table-cell>
          <table:table-cell office:value-type="string" calcext:value-type="string">
            <text:p>reportpag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hipname</text:p>
          </table:table-cell>
          <table:table-cell office:value-type="string" calcext:value-type="string">
            <text:p>icaseyear</text:p>
          </table:table-cell>
          <table:table-cell office:value-type="string" calcext:value-type="string">
            <text:p>caseshortname</text:p>
          </table:table-cell>
          <table:table-cell office:value-type="string" calcext:value-type="string">
            <text:p>casenickname</text:p>
          </table:table-cell>
          <table:table-cell office:value-type="string" calcext:value-type="string">
            <text:p>decisionye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tyasn</text:p>
          </table:table-cell>
          <table:table-cell office:value-type="string" calcext:value-type="string">
            <text:p>partybsn</text:p>
          </table:table-cell>
          <table:table-cell office:value-type="string" calcext:value-type="string">
            <text:p>partyajur</text:p>
          </table:table-cell>
          <table:table-cell office:value-type="string" calcext:value-type="string">
            <text:p>partybjur</text:p>
          </table:table-cell>
          <table:table-cell office:value-type="string" calcext:value-type="string">
            <text:p>casename</text:p>
          </table:table-cell>
          <table:table-cell office:value-type="string" calcext:value-type="string">
            <text:p>courtdivision</text:p>
          </table:table-cell>
          <table:table-cell office:value-type="string" calcext:value-type="string">
            <text:p>courtlist</text:p>
          </table:table-cell>
          <table:table-cell office:value-type="string" calcext:value-type="string">
            <text:p>courtjurisdiction</text:p>
          </table:table-cell>
          <table:table-cell office:value-type="string" calcext:value-type="string">
            <text:p>courtcasenumber</text:p>
          </table:table-cell>
          <table:table-cell office:value-type="string" calcext:value-type="string">
            <text:p>casestatus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courtfullname</text:p>
          </table:table-cell>
          <table:table-cell office:value-type="string" calcext:value-type="string">
            <text:p>link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ncurl</text:p>
          </table:table-cell>
          <table:table-cell office:value-type="string" calcext:value-type="string">
            <text:p>pagination</text:p>
          </table:table-cell>
          <table:table-cell table:style-name="ce8"/>
          <table:table-cell table:style-name="Default" table:formula="of:=[.D1]" office:value-type="string" office:string-value="partya" calcext:value-type="string">
            <text:p>partya</text:p>
          </table:table-cell>
          <table:table-cell table:style-name="Default" table:formula="of:=[.E1]" office:value-type="string" office:string-value="partyb" calcext:value-type="string">
            <text:p>partyb</text:p>
          </table:table-cell>
          <table:table-cell table:style-name="Default" table:formula="of:=[.F1]" office:value-type="string" office:string-value="partysep" calcext:value-type="string">
            <text:p>partysep</text:p>
          </table:table-cell>
          <table:table-cell table:style-name="Default" table:formula="of:=[.G1]" office:value-type="string" office:string-value="partysepx" calcext:value-type="string">
            <text:p>partysepx</text:p>
          </table:table-cell>
          <table:table-cell table:style-name="Default" table:formula="of:=[.H1]" office:value-type="string" office:string-value="caseyear" calcext:value-type="string">
            <text:p>caseyear</text:p>
          </table:table-cell>
          <table:table-cell table:style-name="Default" table:formula="of:=[.I1]" office:value-type="string" office:string-value="courtname" calcext:value-type="string">
            <text:p>courtname</text:p>
          </table:table-cell>
          <table:table-cell table:style-name="Default" table:formula="of:=[.J1]" office:value-type="string" office:string-value="casenumber" calcext:value-type="string">
            <text:p>casenumber</text:p>
          </table:table-cell>
          <table:table-cell table:style-name="Default" table:formula="of:=[.K1]" office:value-type="string" office:string-value="reportyear" calcext:value-type="string">
            <text:p>reportyear</text:p>
          </table:table-cell>
          <table:table-cell table:style-name="Default" table:formula="of:=[.L1]" office:value-type="string" office:string-value="reportvolume" calcext:value-type="string">
            <text:p>reportvolume</text:p>
          </table:table-cell>
          <table:table-cell table:style-name="Default" table:formula="of:=[.M1]" office:value-type="string" office:string-value="volyearneeded" calcext:value-type="string">
            <text:p>volyearneeded</text:p>
          </table:table-cell>
          <table:table-cell table:style-name="Default" table:formula="of:=[.N1]" office:value-type="string" office:string-value="reportseries" calcext:value-type="string">
            <text:p>reportseries</text:p>
          </table:table-cell>
          <table:table-cell table:style-name="Default" table:formula="of:=[.O1]" office:value-type="string" office:string-value="reportpage" calcext:value-type="string">
            <text:p>reportpage</text:p>
          </table:table-cell>
          <table:table-cell table:style-name="Default" table:formula="of:=[.P1]" office:value-type="string" office:string-value="note" calcext:value-type="string">
            <text:p>note</text:p>
          </table:table-cell>
          <table:table-cell table:style-name="Default" table:formula="of:=[.Q1]" office:value-type="string" office:string-value="shipname" calcext:value-type="string">
            <text:p>shipname</text:p>
          </table:table-cell>
          <table:table-cell table:style-name="Default" table:formula="of:=[.R1]" office:value-type="string" office:string-value="icaseyear" calcext:value-type="string">
            <text:p>icaseyear</text:p>
          </table:table-cell>
          <table:table-cell table:style-name="Default" table:formula="of:=[.S1]" office:value-type="string" office:string-value="caseshortname" calcext:value-type="string">
            <text:p>caseshortname</text:p>
          </table:table-cell>
          <table:table-cell table:style-name="Default" table:formula="of:=[.T1]" office:value-type="string" office:string-value="casenickname" calcext:value-type="string">
            <text:p>casenickname</text:p>
          </table:table-cell>
          <table:table-cell table:style-name="Default" table:formula="of:=[.U1]" office:value-type="string" office:string-value="decisionyear" calcext:value-type="string">
            <text:p>decisionyear</text:p>
          </table:table-cell>
          <table:table-cell table:style-name="Default" table:formula="of:=[.V1]" office:value-type="string" office:string-value="parallel" calcext:value-type="string">
            <text:p>parallel</text:p>
          </table:table-cell>
          <table:table-cell table:style-name="Default" table:formula="of:=[.W1]" office:value-type="string" office:string-value="partyasn" calcext:value-type="string">
            <text:p>partyasn</text:p>
          </table:table-cell>
          <table:table-cell table:style-name="Default" table:formula="of:=[.X1]" office:value-type="string" office:string-value="partybsn" calcext:value-type="string">
            <text:p>partybsn</text:p>
          </table:table-cell>
          <table:table-cell table:style-name="Default" table:formula="of:=[.Y1]" office:value-type="string" office:string-value="partyajur" calcext:value-type="string">
            <text:p>partyajur</text:p>
          </table:table-cell>
          <table:table-cell table:style-name="Default" table:formula="of:=[.Z1]" office:value-type="string" office:string-value="partybjur" calcext:value-type="string">
            <text:p>partybjur</text:p>
          </table:table-cell>
          <table:table-cell table:style-name="Default" table:formula="of:=[.AA1]" office:value-type="string" office:string-value="casename" calcext:value-type="string">
            <text:p>casename</text:p>
          </table:table-cell>
          <table:table-cell table:style-name="Default" table:formula="of:=[.AB1]" office:value-type="string" office:string-value="courtdivision" calcext:value-type="string">
            <text:p>courtdivision</text:p>
          </table:table-cell>
          <table:table-cell table:style-name="Default" table:formula="of:=[.AC1]" office:value-type="string" office:string-value="courtlist" calcext:value-type="string">
            <text:p>courtlist</text:p>
          </table:table-cell>
          <table:table-cell table:style-name="Default" table:formula="of:=[.AD1]" office:value-type="string" office:string-value="courtjurisdiction" calcext:value-type="string">
            <text:p>courtjurisdiction</text:p>
          </table:table-cell>
          <table:table-cell table:style-name="Default" table:formula="of:=[.AE1]" office:value-type="string" office:string-value="courtcasenumber" calcext:value-type="string">
            <text:p>courtcasenumber</text:p>
          </table:table-cell>
          <table:table-cell table:style-name="Default" table:formula="of:=[.AF1]" office:value-type="string" office:string-value="casestatus" calcext:value-type="string">
            <text:p>casestatus</text:p>
          </table:table-cell>
          <table:table-cell table:style-name="Default" table:formula="of:=[.AG1]" office:value-type="string" office:string-value="attribution" calcext:value-type="string">
            <text:p>attribution</text:p>
          </table:table-cell>
          <table:table-cell table:style-name="Default" table:formula="of:=[.AH1]" office:value-type="string" office:string-value="courtfullname" calcext:value-type="string">
            <text:p>courtfullname</text:p>
          </table:table-cell>
          <table:table-cell table:style-name="Default" table:formula="of:=[.AI1]" office:value-type="string" office:string-value="linkname" calcext:value-type="string">
            <text:p>linkname</text:p>
          </table:table-cell>
          <table:table-cell table:style-name="Default" table:formula="of:=[.AJ1]" office:value-type="string" office:string-value="url" calcext:value-type="string">
            <text:p>url</text:p>
          </table:table-cell>
          <table:table-cell table:style-name="Default" table:formula="of:=[.AK1]" office:value-type="string" office:string-value="mncurl" calcext:value-type="string">
            <text:p>mncurl</text:p>
          </table:table-cell>
          <table:table-cell table:style-name="Default" table:formula="of:=[.AL1]" office:value-type="string" office:string-value="pagination" calcext:value-type="string">
            <text:p>pagination</text:p>
          </table:table-cell>
        </table:table-row>
        <table:table-row table:style-name="ro1">
          <table:table-cell/>
          <table:table-cell table:formula="of:=CONCATENATE([.AM2];[.AN2];[.AO2];[.AP2];[.AQ2];[.AR2];[.AS2];[.AT2];[.AU2];[.AV2];[.AW2];[.AX2];[.AY2];[.AZ2];[.BA2];[.BB2];[.BC2];[.BD2];[.BE2];[.BF2];[.BG2];[.BH2];[.BI2];[.BJ2];[.BK2];[.BL2];[.BM2];[.BN2];[.BO2];[.BP2];[.BQ2];[.BR2];[.BS2];[.BT2];[.BU2];[.BV2];cRBrace)" office:value-type="string" office:string-value="@case{hmb,partya = {H.M.B. Holdings Ltd.},partyb = {Antigua and Barbuda},caseyear = {2021},courtname = {SCC},casenumber = {44},linkname = {CanLII},url = {https://www.canlii.org/en/ca/scc/doc/2021/2021scc44/2021scc44.html},pagination = {atparagraph},}" calcext:value-type="string">
            <text:p>@case{hmb,partya = {H.M.B. Holdings Ltd.},partyb = {Antigua and Barbuda},caseyear = {2021},courtname = {SCC},casenumber = {44},linkname = {CanLII},url = {https://www.canlii.org/en/ca/scc/doc/2021/2021scc44/2021scc44.html},pagination = {atparagraph},}</text:p>
          </table:table-cell>
          <table:table-cell office:value-type="string" calcext:value-type="string">
            <text:p>hmb</text:p>
          </table:table-cell>
          <table:table-cell office:value-type="string" calcext:value-type="string">
            <text:p>H.M.B. Holdings Ltd.</text:p>
          </table:table-cell>
          <table:table-cell office:value-type="string" calcext:value-type="string">
            <text:p>Antigua and Barbuda</text:p>
          </table:table-cell>
          <table:table-cell table:number-columns-repeated="2"/>
          <table:table-cell office:value-type="float" office:value="2021" calcext:value-type="float">
            <text:p>2021</text:p>
          </table:table-cell>
          <table:table-cell office:value-type="string" calcext:value-type="string">
            <text:p>SCC</text:p>
          </table:table-cell>
          <table:table-cell office:value-type="float" office:value="44" calcext:value-type="float">
            <text:p>44</text:p>
          </table:table-cell>
          <table:table-cell table:number-columns-repeated="24"/>
          <table:table-cell office:value-type="string" calcext:value-type="string">
            <text:p>CanLII</text:p>
          </table:table-cell>
          <table:table-cell office:value-type="string" calcext:value-type="string">
            <text:p><text:a xlink:href="https://www.canlii.org/en/ca/scc/doc/2021/2021scc44/2021scc44.html" xlink:type="simple">https://www.canlii.org/en/ca/scc/doc/2021/2021scc44/2021scc44.html</text:a></text:p>
          </table:table-cell>
          <table:table-cell/>
          <table:table-cell table:formula="of:=cAtPara" office:value-type="string" office:string-value="atparagraph" calcext:value-type="string">
            <text:p>atparagraph</text:p>
          </table:table-cell>
          <table:table-cell table:formula="of:=CONCATENATE([.C$1];cLBrace;[.C2];cComma)" office:value-type="string" office:string-value="@case{hmb," calcext:value-type="string">
            <text:p>@case{hmb,</text:p>
          </table:table-cell>
          <table:table-cell table:formula="of:=IF(ISBLANK([.D2]);&quot;&quot;;CONCATENATE([.D$1];cEqual;cLBrace;[.D2];cRBrace;cComma))" office:value-type="string" office:string-value="partya = {H.M.B. Holdings Ltd.}," calcext:value-type="string">
            <text:p>partya = {H.M.B. Holdings Ltd.},</text:p>
          </table:table-cell>
          <table:table-cell table:formula="of:=IF(ISBLANK([.E2]);&quot;&quot;;CONCATENATE([.E$1];cEqual;cLBrace;[.E2];cRBrace;cComma))" office:value-type="string" office:string-value="partyb = {Antigua and Barbuda}," calcext:value-type="string">
            <text:p>partyb = {Antigua and Barbuda},</text:p>
          </table:table-cell>
          <table:table-cell table:formula="of:=IF(ISBLANK([.F2]);&quot;&quot;;CONCATENATE([.F$1];cEqual;cLBrace;[.F2];cRBrace;cComma))">
            <text:p/>
          </table:table-cell>
          <table:table-cell table:formula="of:=IF(ISBLANK([.G2]);&quot;&quot;;CONCATENATE([.G$1];cEqual;cLBrace;[.G2];cRBrace;cComma))">
            <text:p/>
          </table:table-cell>
          <table:table-cell table:formula="of:=IF(ISBLANK([.H2]);&quot;&quot;;CONCATENATE([.H$1];cEqual;cLBrace;[.H2];cRBrace;cComma))" office:value-type="string" office:string-value="caseyear = {2021}," calcext:value-type="string">
            <text:p>caseyear = {2021},</text:p>
          </table:table-cell>
          <table:table-cell table:formula="of:=IF(ISBLANK([.I2]);&quot;&quot;;CONCATENATE([.I$1];cEqual;cLBrace;[.I2];cRBrace;cComma))" office:value-type="string" office:string-value="courtname = {SCC}," calcext:value-type="string">
            <text:p>courtname = {SCC},</text:p>
          </table:table-cell>
          <table:table-cell table:formula="of:=IF(ISBLANK([.J2]);&quot;&quot;;CONCATENATE([.J$1];cEqual;cLBrace;[.J2];cRBrace;cComma))" office:value-type="string" office:string-value="casenumber = {44}," calcext:value-type="string">
            <text:p>casenumber = {44},</text:p>
          </table:table-cell>
          <table:table-cell table:formula="of:=IF(ISBLANK([.K2]);&quot;&quot;;CONCATENATE([.K$1];cEqual;cLBrace;[.K2];cRBrace;cComma))">
            <text:p/>
          </table:table-cell>
          <table:table-cell table:formula="of:=IF(ISBLANK([.L2]);&quot;&quot;;CONCATENATE([.L$1];cEqual;cLBrace;[.L2];cRBrace;cComma))">
            <text:p/>
          </table:table-cell>
          <table:table-cell table:formula="of:=IF(ISBLANK([.M2]);&quot;&quot;;CONCATENATE([.M$1];cEqual;cLBrace;[.M2];cRBrace;cComma))">
            <text:p/>
          </table:table-cell>
          <table:table-cell table:formula="of:=IF(ISBLANK([.N2]);&quot;&quot;;CONCATENATE([.N$1];cEqual;cLBrace;[.N2];cRBrace;cComma))">
            <text:p/>
          </table:table-cell>
          <table:table-cell table:formula="of:=IF(ISBLANK([.O2]);&quot;&quot;;CONCATENATE([.O$1];cEqual;cLBrace;[.O2];cRBrace;cComma))">
            <text:p/>
          </table:table-cell>
          <table:table-cell table:formula="of:=IF(ISBLANK([.P2]);&quot;&quot;;CONCATENATE([.P$1];cEqual;cLBrace;[.P2];cRBrace;cComma))">
            <text:p/>
          </table:table-cell>
          <table:table-cell table:formula="of:=IF(ISBLANK([.Q2]);&quot;&quot;;CONCATENATE([.Q$1];cEqual;cLBrace;[.Q2];cRBrace;cComma))">
            <text:p/>
          </table:table-cell>
          <table:table-cell table:formula="of:=IF(ISBLANK([.R2]);&quot;&quot;;CONCATENATE([.R$1];cEqual;cLBrace;[.R2];cRBrace;cComma))">
            <text:p/>
          </table:table-cell>
          <table:table-cell table:formula="of:=IF(ISBLANK([.S2]);&quot;&quot;;CONCATENATE([.S$1];cEqual;cLBrace;[.S2];cRBrace;cComma))">
            <text:p/>
          </table:table-cell>
          <table:table-cell table:formula="of:=IF(ISBLANK([.T2]);&quot;&quot;;CONCATENATE([.T$1];cEqual;cLBrace;[.T2];cRBrace;cComma))">
            <text:p/>
          </table:table-cell>
          <table:table-cell table:formula="of:=IF(ISBLANK([.U2]);&quot;&quot;;CONCATENATE([.U$1];cEqual;cLBrace;[.U2];cRBrace;cComma))">
            <text:p/>
          </table:table-cell>
          <table:table-cell table:formula="of:=IF(ISBLANK([.V2]);&quot;&quot;;CONCATENATE([.V$1];cEqual;cLBrace;[.V2];cRBrace;cComma))">
            <text:p/>
          </table:table-cell>
          <table:table-cell table:formula="of:=IF(ISBLANK([.W2]);&quot;&quot;;CONCATENATE([.W$1];cEqual;cLBrace;[.W2];cRBrace;cComma))">
            <text:p/>
          </table:table-cell>
          <table:table-cell table:formula="of:=IF(ISBLANK([.X2]);&quot;&quot;;CONCATENATE([.X$1];cEqual;cLBrace;[.X2];cRBrace;cComma))">
            <text:p/>
          </table:table-cell>
          <table:table-cell table:formula="of:=IF(ISBLANK([.Y2]);&quot;&quot;;CONCATENATE([.Y$1];cEqual;cLBrace;[.Y2];cRBrace;cComma))">
            <text:p/>
          </table:table-cell>
          <table:table-cell table:formula="of:=IF(ISBLANK([.Z2]);&quot;&quot;;CONCATENATE([.Z$1];cEqual;cLBrace;[.Z2];cRBrace;cComma))">
            <text:p/>
          </table:table-cell>
          <table:table-cell table:formula="of:=IF(ISBLANK([.AA2]);&quot;&quot;;CONCATENATE([.AA$1];cEqual;cLBrace;[.AA2];cRBrace;cComma))">
            <text:p/>
          </table:table-cell>
          <table:table-cell table:formula="of:=IF(ISBLANK([.AB2]);&quot;&quot;;CONCATENATE([.AB$1];cEqual;cLBrace;[.AB2];cRBrace;cComma))">
            <text:p/>
          </table:table-cell>
          <table:table-cell table:formula="of:=IF(ISBLANK([.AC2]);&quot;&quot;;CONCATENATE([.AC$1];cEqual;cLBrace;[.AC2];cRBrace;cComma))">
            <text:p/>
          </table:table-cell>
          <table:table-cell table:formula="of:=IF(ISBLANK([.AD2]);&quot;&quot;;CONCATENATE([.AD$1];cEqual;cLBrace;[.AD2];cRBrace;cComma))">
            <text:p/>
          </table:table-cell>
          <table:table-cell table:formula="of:=IF(ISBLANK([.AE2]);&quot;&quot;;CONCATENATE([.AE$1];cEqual;cLBrace;[.AE2];cRBrace;cComma))">
            <text:p/>
          </table:table-cell>
          <table:table-cell table:formula="of:=IF(ISBLANK([.AF2]);&quot;&quot;;CONCATENATE([.AF$1];cEqual;cLBrace;[.AF2];cRBrace;cComma))">
            <text:p/>
          </table:table-cell>
          <table:table-cell table:formula="of:=IF(ISBLANK([.AG2]);&quot;&quot;;CONCATENATE([.AG$1];cEqual;cLBrace;[.AG2];cRBrace;cComma))">
            <text:p/>
          </table:table-cell>
          <table:table-cell table:formula="of:=IF(ISBLANK([.AH2]);&quot;&quot;;CONCATENATE([.AH$1];cEqual;cLBrace;[.AH2];cRBrace;cComma))">
            <text:p/>
          </table:table-cell>
          <table:table-cell table:formula="of:=IF(ISBLANK([.AI2]);&quot;&quot;;CONCATENATE([.AI$1];cEqual;cLBrace;[.AI2];cRBrace;cComma))" office:value-type="string" office:string-value="linkname = {CanLII}," calcext:value-type="string">
            <text:p>linkname = {CanLII},</text:p>
          </table:table-cell>
          <table:table-cell table:formula="of:=IF(ISBLANK([.AJ2]);&quot;&quot;;CONCATENATE([.AJ$1];cEqual;cLBrace;[.AJ2];cRBrace;cComma))" office:value-type="string" office:string-value="url = {https://www.canlii.org/en/ca/scc/doc/2021/2021scc44/2021scc44.html}," calcext:value-type="string">
            <text:p>url = {https://www.canlii.org/en/ca/scc/doc/2021/2021scc44/2021scc44.html},</text:p>
          </table:table-cell>
          <table:table-cell table:formula="of:=IF(ISBLANK([.AK2]);&quot;&quot;;CONCATENATE([.AK$1];cEqual;cLBrace;[.AK2];cRBrace;cComma))">
            <text:p/>
          </table:table-cell>
          <table:table-cell table:formula="of:=IF(ISBLANK([.AL2]);&quot;&quot;;CONCATENATE([.AL$1];cEqual;cLBrace;[.AL2];cRBrace;cComma))" office:value-type="string" office:string-value="pagination = {atparagraph}," calcext:value-type="string">
            <text:p>pagination = {atparagraph},</text:p>
          </table:table-cell>
        </table:table-row>
        <table:table-row table:style-name="ro1">
          <table:table-cell/>
          <table:table-cell table:formula="of:=CONCATENATE([.AM3];[.AN3];[.AO3];[.AP3];[.AQ3];[.AR3];[.AS3];[.AT3];[.AU3];[.AV3];[.AW3];[.AX3];[.AY3];[.AZ3];[.BA3];[.BB3];[.BC3];[.BD3];[.BE3];[.BF3];[.BG3];[.BH3];[.BI3];[.BJ3];[.BK3];[.BL3];[.BM3];[.BN3];[.BO3];[.BP3];[.BQ3];[.BR3];[.BS3];[.BT3];[.BU3];[.BV3];cRBrace)" office:value-type="string" office:string-value="@case{chevron,partya = {Chevron Corp },partyb = {Yaiguaje },caseyear = {2015},courtname = {SCC},casenumber = {42},reportyear = {2015},reportvolume = {3},volyearneeded = {true},reportseries = {SCR},reportpage = {69},mncurl = {https://www.canlii.org/en/ca/scc/doc/2015/2015scc42/2015scc42.html},pagination = {atparagraph},}" calcext:value-type="string">
            <text:p>@case{chevron,partya = {Chevron Corp },partyb = {Yaiguaje },caseyear = {2015},courtname = {SCC},casenumber = {42},reportyear = {2015},reportvolume = {3},volyearneeded = {true},reportseries = {SCR},reportpage = {69},mncurl = {https://www.canlii.org/en/ca/scc/doc/2015/2015scc42/2015scc42.html},pagination = {atparagraph},}</text:p>
          </table:table-cell>
          <table:table-cell office:value-type="string" calcext:value-type="string">
            <text:p>chevron</text:p>
          </table:table-cell>
          <table:table-cell table:style-name="ce6" office:value-type="string" calcext:value-type="string">
            <text:p>Chevron Corp </text:p>
          </table:table-cell>
          <table:table-cell table:style-name="ce6" office:value-type="string" calcext:value-type="string">
            <text:p>Yaiguaje 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CC</text:p>
          </table:table-cell>
          <table:table-cell office:value-type="float" office:value="42" calcext:value-type="float">
            <text:p>4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CR</text:p>
          </table:table-cell>
          <table:table-cell office:value-type="float" office:value="69" calcext:value-type="float">
            <text:p>69</text:p>
          </table:table-cell>
          <table:table-cell table:number-columns-repeated="21"/>
          <table:table-cell office:value-type="string" calcext:value-type="string">
            <text:p><text:a xlink:href="https://www.canlii.org/en/ca/scc/doc/2015/2015scc42/2015scc42.html" xlink:type="simple">https://www.canlii.org/en/ca/scc/doc/2015/2015scc42/2015scc42.html</text:a></text:p>
          </table:table-cell>
          <table:table-cell table:formula="of:=cAtPara" office:value-type="string" office:string-value="atparagraph" calcext:value-type="string">
            <text:p>atparagraph</text:p>
          </table:table-cell>
          <table:table-cell table:formula="of:=CONCATENATE([.C$1];cLBrace;[.C3];cComma)" office:value-type="string" office:string-value="@case{chevron," calcext:value-type="string">
            <text:p>@case{chevron,</text:p>
          </table:table-cell>
          <table:table-cell table:formula="of:=IF(ISBLANK([.D3]);&quot;&quot;;CONCATENATE([.D$1];cEqual;cLBrace;[.D3];cRBrace;cComma))" office:value-type="string" office:string-value="partya = {Chevron Corp }," calcext:value-type="string">
            <text:p>partya = {Chevron Corp },</text:p>
          </table:table-cell>
          <table:table-cell table:formula="of:=IF(ISBLANK([.E3]);&quot;&quot;;CONCATENATE([.E$1];cEqual;cLBrace;[.E3];cRBrace;cComma))" office:value-type="string" office:string-value="partyb = {Yaiguaje }," calcext:value-type="string">
            <text:p>partyb = {Yaiguaje },</text:p>
          </table:table-cell>
          <table:table-cell table:formula="of:=IF(ISBLANK([.F3]);&quot;&quot;;CONCATENATE([.F$1];cEqual;cLBrace;[.F3];cRBrace;cComma))">
            <text:p/>
          </table:table-cell>
          <table:table-cell table:formula="of:=IF(ISBLANK([.G3]);&quot;&quot;;CONCATENATE([.G$1];cEqual;cLBrace;[.G3];cRBrace;cComma))">
            <text:p/>
          </table:table-cell>
          <table:table-cell table:formula="of:=IF(ISBLANK([.H3]);&quot;&quot;;CONCATENATE([.H$1];cEqual;cLBrace;[.H3];cRBrace;cComma))" office:value-type="string" office:string-value="caseyear = {2015}," calcext:value-type="string">
            <text:p>caseyear = {2015},</text:p>
          </table:table-cell>
          <table:table-cell table:formula="of:=IF(ISBLANK([.I3]);&quot;&quot;;CONCATENATE([.I$1];cEqual;cLBrace;[.I3];cRBrace;cComma))" office:value-type="string" office:string-value="courtname = {SCC}," calcext:value-type="string">
            <text:p>courtname = {SCC},</text:p>
          </table:table-cell>
          <table:table-cell table:formula="of:=IF(ISBLANK([.J3]);&quot;&quot;;CONCATENATE([.J$1];cEqual;cLBrace;[.J3];cRBrace;cComma))" office:value-type="string" office:string-value="casenumber = {42}," calcext:value-type="string">
            <text:p>casenumber = {42},</text:p>
          </table:table-cell>
          <table:table-cell table:formula="of:=IF(ISBLANK([.K3]);&quot;&quot;;CONCATENATE([.K$1];cEqual;cLBrace;[.K3];cRBrace;cComma))" office:value-type="string" office:string-value="reportyear = {2015}," calcext:value-type="string">
            <text:p>reportyear = {2015},</text:p>
          </table:table-cell>
          <table:table-cell table:formula="of:=IF(ISBLANK([.L3]);&quot;&quot;;CONCATENATE([.L$1];cEqual;cLBrace;[.L3];cRBrace;cComma))" office:value-type="string" office:string-value="reportvolume = {3}," calcext:value-type="string">
            <text:p>reportvolume = {3},</text:p>
          </table:table-cell>
          <table:table-cell table:formula="of:=IF(ISBLANK([.M3]);&quot;&quot;;CONCATENATE([.M$1];cEqual;cLBrace;[.M3];cRBrace;cComma))" office:value-type="string" office:string-value="volyearneeded = {true}," calcext:value-type="string">
            <text:p>volyearneeded = {true},</text:p>
          </table:table-cell>
          <table:table-cell table:formula="of:=IF(ISBLANK([.N3]);&quot;&quot;;CONCATENATE([.N$1];cEqual;cLBrace;[.N3];cRBrace;cComma))" office:value-type="string" office:string-value="reportseries = {SCR}," calcext:value-type="string">
            <text:p>reportseries = {SCR},</text:p>
          </table:table-cell>
          <table:table-cell table:formula="of:=IF(ISBLANK([.O3]);&quot;&quot;;CONCATENATE([.O$1];cEqual;cLBrace;[.O3];cRBrace;cComma))" office:value-type="string" office:string-value="reportpage = {69}," calcext:value-type="string">
            <text:p>reportpage = {69},</text:p>
          </table:table-cell>
          <table:table-cell table:formula="of:=IF(ISBLANK([.P3]);&quot;&quot;;CONCATENATE([.P$1];cEqual;cLBrace;[.P3];cRBrace;cComma))">
            <text:p/>
          </table:table-cell>
          <table:table-cell table:formula="of:=IF(ISBLANK([.Q3]);&quot;&quot;;CONCATENATE([.Q$1];cEqual;cLBrace;[.Q3];cRBrace;cComma))">
            <text:p/>
          </table:table-cell>
          <table:table-cell table:formula="of:=IF(ISBLANK([.R3]);&quot;&quot;;CONCATENATE([.R$1];cEqual;cLBrace;[.R3];cRBrace;cComma))">
            <text:p/>
          </table:table-cell>
          <table:table-cell table:formula="of:=IF(ISBLANK([.S3]);&quot;&quot;;CONCATENATE([.S$1];cEqual;cLBrace;[.S3];cRBrace;cComma))">
            <text:p/>
          </table:table-cell>
          <table:table-cell table:formula="of:=IF(ISBLANK([.T3]);&quot;&quot;;CONCATENATE([.T$1];cEqual;cLBrace;[.T3];cRBrace;cComma))">
            <text:p/>
          </table:table-cell>
          <table:table-cell table:formula="of:=IF(ISBLANK([.U3]);&quot;&quot;;CONCATENATE([.U$1];cEqual;cLBrace;[.U3];cRBrace;cComma))">
            <text:p/>
          </table:table-cell>
          <table:table-cell table:formula="of:=IF(ISBLANK([.V3]);&quot;&quot;;CONCATENATE([.V$1];cEqual;cLBrace;[.V3];cRBrace;cComma))">
            <text:p/>
          </table:table-cell>
          <table:table-cell table:formula="of:=IF(ISBLANK([.W3]);&quot;&quot;;CONCATENATE([.W$1];cEqual;cLBrace;[.W3];cRBrace;cComma))">
            <text:p/>
          </table:table-cell>
          <table:table-cell table:formula="of:=IF(ISBLANK([.X3]);&quot;&quot;;CONCATENATE([.X$1];cEqual;cLBrace;[.X3];cRBrace;cComma))">
            <text:p/>
          </table:table-cell>
          <table:table-cell table:formula="of:=IF(ISBLANK([.Y3]);&quot;&quot;;CONCATENATE([.Y$1];cEqual;cLBrace;[.Y3];cRBrace;cComma))">
            <text:p/>
          </table:table-cell>
          <table:table-cell table:formula="of:=IF(ISBLANK([.Z3]);&quot;&quot;;CONCATENATE([.Z$1];cEqual;cLBrace;[.Z3];cRBrace;cComma))">
            <text:p/>
          </table:table-cell>
          <table:table-cell table:formula="of:=IF(ISBLANK([.AA3]);&quot;&quot;;CONCATENATE([.AA$1];cEqual;cLBrace;[.AA3];cRBrace;cComma))">
            <text:p/>
          </table:table-cell>
          <table:table-cell table:formula="of:=IF(ISBLANK([.AB3]);&quot;&quot;;CONCATENATE([.AB$1];cEqual;cLBrace;[.AB3];cRBrace;cComma))">
            <text:p/>
          </table:table-cell>
          <table:table-cell table:formula="of:=IF(ISBLANK([.AC3]);&quot;&quot;;CONCATENATE([.AC$1];cEqual;cLBrace;[.AC3];cRBrace;cComma))">
            <text:p/>
          </table:table-cell>
          <table:table-cell table:formula="of:=IF(ISBLANK([.AD3]);&quot;&quot;;CONCATENATE([.AD$1];cEqual;cLBrace;[.AD3];cRBrace;cComma))">
            <text:p/>
          </table:table-cell>
          <table:table-cell table:formula="of:=IF(ISBLANK([.AE3]);&quot;&quot;;CONCATENATE([.AE$1];cEqual;cLBrace;[.AE3];cRBrace;cComma))">
            <text:p/>
          </table:table-cell>
          <table:table-cell table:formula="of:=IF(ISBLANK([.AF3]);&quot;&quot;;CONCATENATE([.AF$1];cEqual;cLBrace;[.AF3];cRBrace;cComma))">
            <text:p/>
          </table:table-cell>
          <table:table-cell table:formula="of:=IF(ISBLANK([.AG3]);&quot;&quot;;CONCATENATE([.AG$1];cEqual;cLBrace;[.AG3];cRBrace;cComma))">
            <text:p/>
          </table:table-cell>
          <table:table-cell table:formula="of:=IF(ISBLANK([.AH3]);&quot;&quot;;CONCATENATE([.AH$1];cEqual;cLBrace;[.AH3];cRBrace;cComma))">
            <text:p/>
          </table:table-cell>
          <table:table-cell table:formula="of:=IF(ISBLANK([.AI3]);&quot;&quot;;CONCATENATE([.AI$1];cEqual;cLBrace;[.AI3];cRBrace;cComma))">
            <text:p/>
          </table:table-cell>
          <table:table-cell table:formula="of:=IF(ISBLANK([.AJ3]);&quot;&quot;;CONCATENATE([.AJ$1];cEqual;cLBrace;[.AJ3];cRBrace;cComma))">
            <text:p/>
          </table:table-cell>
          <table:table-cell table:formula="of:=IF(ISBLANK([.AK3]);&quot;&quot;;CONCATENATE([.AK$1];cEqual;cLBrace;[.AK3];cRBrace;cComma))" office:value-type="string" office:string-value="mncurl = {https://www.canlii.org/en/ca/scc/doc/2015/2015scc42/2015scc42.html}," calcext:value-type="string">
            <text:p>mncurl = {https://www.canlii.org/en/ca/scc/doc/2015/2015scc42/2015scc42.html},</text:p>
          </table:table-cell>
          <table:table-cell table:formula="of:=IF(ISBLANK([.AL3]);&quot;&quot;;CONCATENATE([.AL$1];cEqual;cLBrace;[.AL3];cRBrace;cComma))" office:value-type="string" office:string-value="pagination = {atparagraph}," calcext:value-type="string">
            <text:p>pagination = {atparagraph},</text:p>
          </table:table-cell>
        </table:table-row>
        <table:table-row table:style-name="ro1">
          <table:table-cell/>
          <table:table-cell table:formula="of:=CONCATENATE([.AM4];[.AN4];[.AO4];[.AP4];[.AQ4];[.AR4];[.AS4];[.AT4];[.AU4];[.AV4];[.AW4];[.AX4];[.AY4];[.AZ4];[.BA4];[.BB4];[.BC4];[.BD4];[.BE4];[.BF4];[.BG4];[.BH4];[.BI4];[.BJ4];[.BK4];[.BL4];[.BM4];[.BN4];[.BO4];[.BP4];[.BQ4];[.BR4];[.BS4];[.BT4];[.BU4];[.BV4];cRBrace)" office:value-type="string" office:string-value="@case{wilson,partya = {Wilson},partyb = {Hull},caseyear = {1995},courtname = {ABCA},casenumber = {374 (CanLII)},reportvolume = {128},reportseries = {DLR (4th)},reportpage = {403},note = {Alta, CA},decisionyear = {1995},mncurl = {https://www.canlii.org/en/ab/abca/doc/1995/1995abca374/1995abca374.html},pagination = {atparagraph},}" calcext:value-type="string">
            <text:p>@case{wilson,partya = {Wilson},partyb = {Hull},caseyear = {1995},courtname = {ABCA},casenumber = {374 (CanLII)},reportvolume = {128},reportseries = {DLR (4th)},reportpage = {403},note = {Alta, CA},decisionyear = {1995},mncurl = {https://www.canlii.org/en/ab/abca/doc/1995/1995abca374/1995abca374.html},pagination = {atparagraph},}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ull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ABCA</text:p>
          </table:table-cell>
          <table:table-cell office:value-type="string" calcext:value-type="string">
            <text:p>374 (CanLII)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DLR (4<text:span text:style-name="T1">th</text:span>)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lta, CA</text:p>
          </table:table-cell>
          <table:table-cell table:number-columns-repeated="4"/>
          <table:table-cell office:value-type="float" office:value="1995" calcext:value-type="float">
            <text:p>1995</text:p>
          </table:table-cell>
          <table:table-cell table:number-columns-repeated="15"/>
          <table:table-cell office:value-type="string" calcext:value-type="string">
            <text:p><text:a xlink:href="https://www.canlii.org/en/ab/abca/doc/1995/1995abca374/1995abca374.html" xlink:type="simple">https://www.canlii.org/en/ab/abca/doc/1995/1995abca374/1995abca374.html</text:a></text:p>
          </table:table-cell>
          <table:table-cell table:formula="of:=cAtPara" office:value-type="string" office:string-value="atparagraph" calcext:value-type="string">
            <text:p>atparagraph</text:p>
          </table:table-cell>
          <table:table-cell table:formula="of:=CONCATENATE([.C$1];cLBrace;[.C4];cComma)" office:value-type="string" office:string-value="@case{wilson," calcext:value-type="string">
            <text:p>@case{wilson,</text:p>
          </table:table-cell>
          <table:table-cell table:formula="of:=IF(ISBLANK([.D4]);&quot;&quot;;CONCATENATE([.D$1];cEqual;cLBrace;[.D4];cRBrace;cComma))" office:value-type="string" office:string-value="partya = {Wilson}," calcext:value-type="string">
            <text:p>partya = {Wilson},</text:p>
          </table:table-cell>
          <table:table-cell table:formula="of:=IF(ISBLANK([.E4]);&quot;&quot;;CONCATENATE([.E$1];cEqual;cLBrace;[.E4];cRBrace;cComma))" office:value-type="string" office:string-value="partyb = {Hull}," calcext:value-type="string">
            <text:p>partyb = {Hull},</text:p>
          </table:table-cell>
          <table:table-cell table:formula="of:=IF(ISBLANK([.F4]);&quot;&quot;;CONCATENATE([.F$1];cEqual;cLBrace;[.F4];cRBrace;cComma))">
            <text:p/>
          </table:table-cell>
          <table:table-cell table:formula="of:=IF(ISBLANK([.G4]);&quot;&quot;;CONCATENATE([.G$1];cEqual;cLBrace;[.G4];cRBrace;cComma))">
            <text:p/>
          </table:table-cell>
          <table:table-cell table:formula="of:=IF(ISBLANK([.H4]);&quot;&quot;;CONCATENATE([.H$1];cEqual;cLBrace;[.H4];cRBrace;cComma))" office:value-type="string" office:string-value="caseyear = {1995}," calcext:value-type="string">
            <text:p>caseyear = {1995},</text:p>
          </table:table-cell>
          <table:table-cell table:formula="of:=IF(ISBLANK([.I4]);&quot;&quot;;CONCATENATE([.I$1];cEqual;cLBrace;[.I4];cRBrace;cComma))" office:value-type="string" office:string-value="courtname = {ABCA}," calcext:value-type="string">
            <text:p>courtname = {ABCA},</text:p>
          </table:table-cell>
          <table:table-cell table:formula="of:=IF(ISBLANK([.J4]);&quot;&quot;;CONCATENATE([.J$1];cEqual;cLBrace;[.J4];cRBrace;cComma))" office:value-type="string" office:string-value="casenumber = {374 (CanLII)}," calcext:value-type="string">
            <text:p>casenumber = {374 (CanLII)},</text:p>
          </table:table-cell>
          <table:table-cell table:formula="of:=IF(ISBLANK([.K4]);&quot;&quot;;CONCATENATE([.K$1];cEqual;cLBrace;[.K4];cRBrace;cComma))">
            <text:p/>
          </table:table-cell>
          <table:table-cell table:formula="of:=IF(ISBLANK([.L4]);&quot;&quot;;CONCATENATE([.L$1];cEqual;cLBrace;[.L4];cRBrace;cComma))" office:value-type="string" office:string-value="reportvolume = {128}," calcext:value-type="string">
            <text:p>reportvolume = {128},</text:p>
          </table:table-cell>
          <table:table-cell table:formula="of:=IF(ISBLANK([.M4]);&quot;&quot;;CONCATENATE([.M$1];cEqual;cLBrace;[.M4];cRBrace;cComma))">
            <text:p/>
          </table:table-cell>
          <table:table-cell table:formula="of:=IF(ISBLANK([.N4]);&quot;&quot;;CONCATENATE([.N$1];cEqual;cLBrace;[.N4];cRBrace;cComma))" office:value-type="string" office:string-value="reportseries = {DLR (4th)}," calcext:value-type="string">
            <text:p>reportseries = {DLR (4th)},</text:p>
          </table:table-cell>
          <table:table-cell table:formula="of:=IF(ISBLANK([.O4]);&quot;&quot;;CONCATENATE([.O$1];cEqual;cLBrace;[.O4];cRBrace;cComma))" office:value-type="string" office:string-value="reportpage = {403}," calcext:value-type="string">
            <text:p>reportpage = {403},</text:p>
          </table:table-cell>
          <table:table-cell table:formula="of:=IF(ISBLANK([.P4]);&quot;&quot;;CONCATENATE([.P$1];cEqual;cLBrace;[.P4];cRBrace;cComma))" office:value-type="string" office:string-value="note = {Alta, CA}," calcext:value-type="string">
            <text:p>note = {Alta, CA},</text:p>
          </table:table-cell>
          <table:table-cell table:formula="of:=IF(ISBLANK([.Q4]);&quot;&quot;;CONCATENATE([.Q$1];cEqual;cLBrace;[.Q4];cRBrace;cComma))">
            <text:p/>
          </table:table-cell>
          <table:table-cell table:formula="of:=IF(ISBLANK([.R4]);&quot;&quot;;CONCATENATE([.R$1];cEqual;cLBrace;[.R4];cRBrace;cComma))">
            <text:p/>
          </table:table-cell>
          <table:table-cell table:formula="of:=IF(ISBLANK([.S4]);&quot;&quot;;CONCATENATE([.S$1];cEqual;cLBrace;[.S4];cRBrace;cComma))">
            <text:p/>
          </table:table-cell>
          <table:table-cell table:formula="of:=IF(ISBLANK([.T4]);&quot;&quot;;CONCATENATE([.T$1];cEqual;cLBrace;[.T4];cRBrace;cComma))">
            <text:p/>
          </table:table-cell>
          <table:table-cell table:formula="of:=IF(ISBLANK([.U4]);&quot;&quot;;CONCATENATE([.U$1];cEqual;cLBrace;[.U4];cRBrace;cComma))" office:value-type="string" office:string-value="decisionyear = {1995}," calcext:value-type="string">
            <text:p>decisionyear = {1995},</text:p>
          </table:table-cell>
          <table:table-cell table:formula="of:=IF(ISBLANK([.V4]);&quot;&quot;;CONCATENATE([.V$1];cEqual;cLBrace;[.V4];cRBrace;cComma))">
            <text:p/>
          </table:table-cell>
          <table:table-cell table:formula="of:=IF(ISBLANK([.W4]);&quot;&quot;;CONCATENATE([.W$1];cEqual;cLBrace;[.W4];cRBrace;cComma))">
            <text:p/>
          </table:table-cell>
          <table:table-cell table:formula="of:=IF(ISBLANK([.X4]);&quot;&quot;;CONCATENATE([.X$1];cEqual;cLBrace;[.X4];cRBrace;cComma))">
            <text:p/>
          </table:table-cell>
          <table:table-cell table:formula="of:=IF(ISBLANK([.Y4]);&quot;&quot;;CONCATENATE([.Y$1];cEqual;cLBrace;[.Y4];cRBrace;cComma))">
            <text:p/>
          </table:table-cell>
          <table:table-cell table:formula="of:=IF(ISBLANK([.Z4]);&quot;&quot;;CONCATENATE([.Z$1];cEqual;cLBrace;[.Z4];cRBrace;cComma))">
            <text:p/>
          </table:table-cell>
          <table:table-cell table:formula="of:=IF(ISBLANK([.AA4]);&quot;&quot;;CONCATENATE([.AA$1];cEqual;cLBrace;[.AA4];cRBrace;cComma))">
            <text:p/>
          </table:table-cell>
          <table:table-cell table:formula="of:=IF(ISBLANK([.AB4]);&quot;&quot;;CONCATENATE([.AB$1];cEqual;cLBrace;[.AB4];cRBrace;cComma))">
            <text:p/>
          </table:table-cell>
          <table:table-cell table:formula="of:=IF(ISBLANK([.AC4]);&quot;&quot;;CONCATENATE([.AC$1];cEqual;cLBrace;[.AC4];cRBrace;cComma))">
            <text:p/>
          </table:table-cell>
          <table:table-cell table:formula="of:=IF(ISBLANK([.AD4]);&quot;&quot;;CONCATENATE([.AD$1];cEqual;cLBrace;[.AD4];cRBrace;cComma))">
            <text:p/>
          </table:table-cell>
          <table:table-cell table:formula="of:=IF(ISBLANK([.AE4]);&quot;&quot;;CONCATENATE([.AE$1];cEqual;cLBrace;[.AE4];cRBrace;cComma))">
            <text:p/>
          </table:table-cell>
          <table:table-cell table:formula="of:=IF(ISBLANK([.AF4]);&quot;&quot;;CONCATENATE([.AF$1];cEqual;cLBrace;[.AF4];cRBrace;cComma))">
            <text:p/>
          </table:table-cell>
          <table:table-cell table:formula="of:=IF(ISBLANK([.AG4]);&quot;&quot;;CONCATENATE([.AG$1];cEqual;cLBrace;[.AG4];cRBrace;cComma))">
            <text:p/>
          </table:table-cell>
          <table:table-cell table:formula="of:=IF(ISBLANK([.AH4]);&quot;&quot;;CONCATENATE([.AH$1];cEqual;cLBrace;[.AH4];cRBrace;cComma))">
            <text:p/>
          </table:table-cell>
          <table:table-cell table:formula="of:=IF(ISBLANK([.AI4]);&quot;&quot;;CONCATENATE([.AI$1];cEqual;cLBrace;[.AI4];cRBrace;cComma))">
            <text:p/>
          </table:table-cell>
          <table:table-cell table:formula="of:=IF(ISBLANK([.AJ4]);&quot;&quot;;CONCATENATE([.AJ$1];cEqual;cLBrace;[.AJ4];cRBrace;cComma))">
            <text:p/>
          </table:table-cell>
          <table:table-cell table:formula="of:=IF(ISBLANK([.AK4]);&quot;&quot;;CONCATENATE([.AK$1];cEqual;cLBrace;[.AK4];cRBrace;cComma))" office:value-type="string" office:string-value="mncurl = {https://www.canlii.org/en/ab/abca/doc/1995/1995abca374/1995abca374.html}," calcext:value-type="string">
            <text:p>mncurl = {https://www.canlii.org/en/ab/abca/doc/1995/1995abca374/1995abca374.html},</text:p>
          </table:table-cell>
          <table:table-cell table:formula="of:=IF(ISBLANK([.AL4]);&quot;&quot;;CONCATENATE([.AL$1];cEqual;cLBrace;[.AL4];cRBrace;cComma))" office:value-type="string" office:string-value="pagination = {atparagraph}," calcext:value-type="string">
            <text:p>pagination = {atparagraph},</text:p>
          </table:table-cell>
        </table:table-row>
        <table:table-row table:style-name="ro1">
          <table:table-cell/>
          <table:table-cell table:formula="of:=CONCATENATE([.AM5];[.AN5];[.AO5];[.AP5];[.AQ5];[.AR5];[.AS5];[.AT5];[.AU5];[.AV5];[.AW5];[.AX5];[.AY5];[.AZ5];[.BA5];[.BB5];[.BC5];[.BD5];[.BE5];[.BF5];[.BG5];[.BH5];[.BI5];[.BJ5];[.BK5];[.BL5];[.BM5];[.BN5];[.BO5];[.BP5];[.BQ5];[.BR5];[.BS5];[.BT5];[.BU5];[.BV5];cRBrace)" office:value-type="string" office:string-value="@case{acme,partya = {Acme Video Inc },partyb = {Hedges and Retail Technologies (Video) Inc},caseyear = {1992},courtname = {CanLII},casenumber = {7653 (ON SC)},reportvolume = {10},reportseries = {OR (3rd)},reportpage = {503},decisionyear = {1992},mncurl = {https://www.canlii.org/en/on/onsc/doc/1992/1992canlii7653/1992canlii7653.html},}" calcext:value-type="string">
            <text:p>@case{acme,partya = {Acme Video Inc },partyb = {Hedges and Retail Technologies (Video) Inc},caseyear = {1992},courtname = {CanLII},casenumber = {7653 (ON SC)},reportvolume = {10},reportseries = {OR (3rd)},reportpage = {503},decisionyear = {1992},mncurl = {https://www.canlii.org/en/on/onsc/doc/1992/1992canlii7653/1992canlii7653.html},}</text:p>
          </table:table-cell>
          <table:table-cell office:value-type="string" calcext:value-type="string">
            <text:p>acme</text:p>
          </table:table-cell>
          <table:table-cell table:style-name="ce6" office:value-type="string" calcext:value-type="string">
            <text:p>Acme Video Inc </text:p>
          </table:table-cell>
          <table:table-cell office:value-type="string" calcext:value-type="string">
            <text:p>Hedges and Retail Technologies (Video) Inc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7653 (ON SC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R (3<text:span text:style-name="T1">rd</text:span>)</text:p>
          </table:table-cell>
          <table:table-cell office:value-type="float" office:value="503" calcext:value-type="float">
            <text:p>503</text:p>
          </table:table-cell>
          <table:table-cell table:number-columns-repeated="5"/>
          <table:table-cell office:value-type="float" office:value="1992" calcext:value-type="float">
            <text:p>1992</text:p>
          </table:table-cell>
          <table:table-cell table:number-columns-repeated="15"/>
          <table:table-cell office:value-type="string" calcext:value-type="string">
            <text:p><text:a xlink:href="https://www.canlii.org/en/on/onsc/doc/1992/1992canlii7653/1992canlii7653.html" xlink:type="simple">https://www.canlii.org/en/on/onsc/doc/1992/1992canlii7653/1992canlii7653.html</text:a></text:p>
          </table:table-cell>
          <table:table-cell/>
          <table:table-cell table:formula="of:=CONCATENATE([.C$1];cLBrace;[.C5];cComma)" office:value-type="string" office:string-value="@case{acme," calcext:value-type="string">
            <text:p>@case{acme,</text:p>
          </table:table-cell>
          <table:table-cell table:formula="of:=IF(ISBLANK([.D5]);&quot;&quot;;CONCATENATE([.D$1];cEqual;cLBrace;[.D5];cRBrace;cComma))" office:value-type="string" office:string-value="partya = {Acme Video Inc }," calcext:value-type="string">
            <text:p>partya = {Acme Video Inc },</text:p>
          </table:table-cell>
          <table:table-cell table:formula="of:=IF(ISBLANK([.E5]);&quot;&quot;;CONCATENATE([.E$1];cEqual;cLBrace;[.E5];cRBrace;cComma))" office:value-type="string" office:string-value="partyb = {Hedges and Retail Technologies (Video) Inc}," calcext:value-type="string">
            <text:p>partyb = {Hedges and Retail Technologies (Video) Inc},</text:p>
          </table:table-cell>
          <table:table-cell table:formula="of:=IF(ISBLANK([.F5]);&quot;&quot;;CONCATENATE([.F$1];cEqual;cLBrace;[.F5];cRBrace;cComma))">
            <text:p/>
          </table:table-cell>
          <table:table-cell table:formula="of:=IF(ISBLANK([.G5]);&quot;&quot;;CONCATENATE([.G$1];cEqual;cLBrace;[.G5];cRBrace;cComma))">
            <text:p/>
          </table:table-cell>
          <table:table-cell table:formula="of:=IF(ISBLANK([.H5]);&quot;&quot;;CONCATENATE([.H$1];cEqual;cLBrace;[.H5];cRBrace;cComma))" office:value-type="string" office:string-value="caseyear = {1992}," calcext:value-type="string">
            <text:p>caseyear = {1992},</text:p>
          </table:table-cell>
          <table:table-cell table:formula="of:=IF(ISBLANK([.I5]);&quot;&quot;;CONCATENATE([.I$1];cEqual;cLBrace;[.I5];cRBrace;cComma))" office:value-type="string" office:string-value="courtname = {CanLII}," calcext:value-type="string">
            <text:p>courtname = {CanLII},</text:p>
          </table:table-cell>
          <table:table-cell table:formula="of:=IF(ISBLANK([.J5]);&quot;&quot;;CONCATENATE([.J$1];cEqual;cLBrace;[.J5];cRBrace;cComma))" office:value-type="string" office:string-value="casenumber = {7653 (ON SC)}," calcext:value-type="string">
            <text:p>casenumber = {7653 (ON SC)},</text:p>
          </table:table-cell>
          <table:table-cell table:formula="of:=IF(ISBLANK([.K5]);&quot;&quot;;CONCATENATE([.K$1];cEqual;cLBrace;[.K5];cRBrace;cComma))">
            <text:p/>
          </table:table-cell>
          <table:table-cell table:formula="of:=IF(ISBLANK([.L5]);&quot;&quot;;CONCATENATE([.L$1];cEqual;cLBrace;[.L5];cRBrace;cComma))" office:value-type="string" office:string-value="reportvolume = {10}," calcext:value-type="string">
            <text:p>reportvolume = {10},</text:p>
          </table:table-cell>
          <table:table-cell table:formula="of:=IF(ISBLANK([.M5]);&quot;&quot;;CONCATENATE([.M$1];cEqual;cLBrace;[.M5];cRBrace;cComma))">
            <text:p/>
          </table:table-cell>
          <table:table-cell table:formula="of:=IF(ISBLANK([.N5]);&quot;&quot;;CONCATENATE([.N$1];cEqual;cLBrace;[.N5];cRBrace;cComma))" office:value-type="string" office:string-value="reportseries = {OR (3rd)}," calcext:value-type="string">
            <text:p>reportseries = {OR (3rd)},</text:p>
          </table:table-cell>
          <table:table-cell table:formula="of:=IF(ISBLANK([.O5]);&quot;&quot;;CONCATENATE([.O$1];cEqual;cLBrace;[.O5];cRBrace;cComma))" office:value-type="string" office:string-value="reportpage = {503}," calcext:value-type="string">
            <text:p>reportpage = {503},</text:p>
          </table:table-cell>
          <table:table-cell table:formula="of:=IF(ISBLANK([.P5]);&quot;&quot;;CONCATENATE([.P$1];cEqual;cLBrace;[.P5];cRBrace;cComma))">
            <text:p/>
          </table:table-cell>
          <table:table-cell table:formula="of:=IF(ISBLANK([.Q5]);&quot;&quot;;CONCATENATE([.Q$1];cEqual;cLBrace;[.Q5];cRBrace;cComma))">
            <text:p/>
          </table:table-cell>
          <table:table-cell table:formula="of:=IF(ISBLANK([.R5]);&quot;&quot;;CONCATENATE([.R$1];cEqual;cLBrace;[.R5];cRBrace;cComma))">
            <text:p/>
          </table:table-cell>
          <table:table-cell table:formula="of:=IF(ISBLANK([.S5]);&quot;&quot;;CONCATENATE([.S$1];cEqual;cLBrace;[.S5];cRBrace;cComma))">
            <text:p/>
          </table:table-cell>
          <table:table-cell table:formula="of:=IF(ISBLANK([.T5]);&quot;&quot;;CONCATENATE([.T$1];cEqual;cLBrace;[.T5];cRBrace;cComma))">
            <text:p/>
          </table:table-cell>
          <table:table-cell table:formula="of:=IF(ISBLANK([.U5]);&quot;&quot;;CONCATENATE([.U$1];cEqual;cLBrace;[.U5];cRBrace;cComma))" office:value-type="string" office:string-value="decisionyear = {1992}," calcext:value-type="string">
            <text:p>decisionyear = {1992},</text:p>
          </table:table-cell>
          <table:table-cell table:formula="of:=IF(ISBLANK([.V5]);&quot;&quot;;CONCATENATE([.V$1];cEqual;cLBrace;[.V5];cRBrace;cComma))">
            <text:p/>
          </table:table-cell>
          <table:table-cell table:formula="of:=IF(ISBLANK([.W5]);&quot;&quot;;CONCATENATE([.W$1];cEqual;cLBrace;[.W5];cRBrace;cComma))">
            <text:p/>
          </table:table-cell>
          <table:table-cell table:formula="of:=IF(ISBLANK([.X5]);&quot;&quot;;CONCATENATE([.X$1];cEqual;cLBrace;[.X5];cRBrace;cComma))">
            <text:p/>
          </table:table-cell>
          <table:table-cell table:formula="of:=IF(ISBLANK([.Y5]);&quot;&quot;;CONCATENATE([.Y$1];cEqual;cLBrace;[.Y5];cRBrace;cComma))">
            <text:p/>
          </table:table-cell>
          <table:table-cell table:formula="of:=IF(ISBLANK([.Z5]);&quot;&quot;;CONCATENATE([.Z$1];cEqual;cLBrace;[.Z5];cRBrace;cComma))">
            <text:p/>
          </table:table-cell>
          <table:table-cell table:formula="of:=IF(ISBLANK([.AA5]);&quot;&quot;;CONCATENATE([.AA$1];cEqual;cLBrace;[.AA5];cRBrace;cComma))">
            <text:p/>
          </table:table-cell>
          <table:table-cell table:formula="of:=IF(ISBLANK([.AB5]);&quot;&quot;;CONCATENATE([.AB$1];cEqual;cLBrace;[.AB5];cRBrace;cComma))">
            <text:p/>
          </table:table-cell>
          <table:table-cell table:formula="of:=IF(ISBLANK([.AC5]);&quot;&quot;;CONCATENATE([.AC$1];cEqual;cLBrace;[.AC5];cRBrace;cComma))">
            <text:p/>
          </table:table-cell>
          <table:table-cell table:formula="of:=IF(ISBLANK([.AD5]);&quot;&quot;;CONCATENATE([.AD$1];cEqual;cLBrace;[.AD5];cRBrace;cComma))">
            <text:p/>
          </table:table-cell>
          <table:table-cell table:formula="of:=IF(ISBLANK([.AE5]);&quot;&quot;;CONCATENATE([.AE$1];cEqual;cLBrace;[.AE5];cRBrace;cComma))">
            <text:p/>
          </table:table-cell>
          <table:table-cell table:formula="of:=IF(ISBLANK([.AF5]);&quot;&quot;;CONCATENATE([.AF$1];cEqual;cLBrace;[.AF5];cRBrace;cComma))">
            <text:p/>
          </table:table-cell>
          <table:table-cell table:formula="of:=IF(ISBLANK([.AG5]);&quot;&quot;;CONCATENATE([.AG$1];cEqual;cLBrace;[.AG5];cRBrace;cComma))">
            <text:p/>
          </table:table-cell>
          <table:table-cell table:formula="of:=IF(ISBLANK([.AH5]);&quot;&quot;;CONCATENATE([.AH$1];cEqual;cLBrace;[.AH5];cRBrace;cComma))">
            <text:p/>
          </table:table-cell>
          <table:table-cell table:formula="of:=IF(ISBLANK([.AI5]);&quot;&quot;;CONCATENATE([.AI$1];cEqual;cLBrace;[.AI5];cRBrace;cComma))">
            <text:p/>
          </table:table-cell>
          <table:table-cell table:formula="of:=IF(ISBLANK([.AJ5]);&quot;&quot;;CONCATENATE([.AJ$1];cEqual;cLBrace;[.AJ5];cRBrace;cComma))">
            <text:p/>
          </table:table-cell>
          <table:table-cell table:formula="of:=IF(ISBLANK([.AK5]);&quot;&quot;;CONCATENATE([.AK$1];cEqual;cLBrace;[.AK5];cRBrace;cComma))" office:value-type="string" office:string-value="mncurl = {https://www.canlii.org/en/on/onsc/doc/1992/1992canlii7653/1992canlii7653.html}," calcext:value-type="string">
            <text:p>mncurl = {https://www.canlii.org/en/on/onsc/doc/1992/1992canlii7653/1992canlii7653.html},</text:p>
          </table:table-cell>
          <table:table-cell table:formula="of:=IF(ISBLANK([.AL5]);&quot;&quot;;CONCATENATE([.AL$1];cEqual;cLBrace;[.AL5];cRBrace;cComma))">
            <text:p/>
          </table:table-cell>
        </table:table-row>
        <table:table-row table:style-name="ro1">
          <table:table-cell/>
          <table:table-cell table:formula="of:=CONCATENATE([.AM6];[.AN6];[.AO6];[.AP6];[.AQ6];[.AR6];[.AS6];[.AT6];[.AU6];[.AV6];[.AW6];[.AX6];[.AY6];[.AZ6];[.BA6];[.BB6];[.BC6];[.BD6];[.BE6];[.BF6];[.BG6];[.BH6];[.BI6];[.BJ6];[.BK6];[.BL6];[.BM6];[.BN6];[.BO6];[.BP6];[.BQ6];[.BR6];[.BS6];[.BT6];[.BU6];[.BV6];cRBrace)" office:value-type="string" office:string-value="@case{acmeca,partya = {Acme Video Inc },partyb = {Hedges and Retail Technologies (Video) Inc},caseyear = {1993},courtname = {CanLII},casenumber = {8553 (ON CA)},reportvolume = {12},reportseries = {OR (3rd)},reportpage = {16},note = {Ont CA},mncurl = {https://www.canlii.org/en/on/onca/doc/1993/1993canlii8553/1993canlii8553.html},}" calcext:value-type="string">
            <text:p>@case{acmeca,partya = {Acme Video Inc },partyb = {Hedges and Retail Technologies (Video) Inc},caseyear = {1993},courtname = {CanLII},casenumber = {8553 (ON CA)},reportvolume = {12},reportseries = {OR (3rd)},reportpage = {16},note = {Ont CA},mncurl = {https://www.canlii.org/en/on/onca/doc/1993/1993canlii8553/1993canlii8553.html},}</text:p>
          </table:table-cell>
          <table:table-cell office:value-type="string" calcext:value-type="string">
            <text:p>acmeca</text:p>
          </table:table-cell>
          <table:table-cell table:style-name="ce6" office:value-type="string" calcext:value-type="string">
            <text:p>Acme Video Inc </text:p>
          </table:table-cell>
          <table:table-cell office:value-type="string" calcext:value-type="string">
            <text:p>Hedges and Retail Technologies (Video) Inc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8553 (ON CA)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R (3<text:span text:style-name="T1">rd</text:span>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t CA</text:p>
          </table:table-cell>
          <table:table-cell table:number-columns-repeated="20"/>
          <table:table-cell office:value-type="string" calcext:value-type="string">
            <text:p><text:a xlink:href="https://www.canlii.org/en/on/onca/doc/1993/1993canlii8553/1993canlii8553.html" xlink:type="simple">https://www.canlii.org/en/on/onca/doc/1993/1993canlii8553/1993canlii8553.html</text:a></text:p>
          </table:table-cell>
          <table:table-cell/>
          <table:table-cell table:formula="of:=CONCATENATE([.C$1];cLBrace;[.C6];cComma)" office:value-type="string" office:string-value="@case{acmeca," calcext:value-type="string">
            <text:p>@case{acmeca,</text:p>
          </table:table-cell>
          <table:table-cell table:formula="of:=IF(ISBLANK([.D6]);&quot;&quot;;CONCATENATE([.D$1];cEqual;cLBrace;[.D6];cRBrace;cComma))" office:value-type="string" office:string-value="partya = {Acme Video Inc }," calcext:value-type="string">
            <text:p>partya = {Acme Video Inc },</text:p>
          </table:table-cell>
          <table:table-cell table:formula="of:=IF(ISBLANK([.E6]);&quot;&quot;;CONCATENATE([.E$1];cEqual;cLBrace;[.E6];cRBrace;cComma))" office:value-type="string" office:string-value="partyb = {Hedges and Retail Technologies (Video) Inc}," calcext:value-type="string">
            <text:p>partyb = {Hedges and Retail Technologies (Video) Inc},</text:p>
          </table:table-cell>
          <table:table-cell table:formula="of:=IF(ISBLANK([.F6]);&quot;&quot;;CONCATENATE([.F$1];cEqual;cLBrace;[.F6];cRBrace;cComma))">
            <text:p/>
          </table:table-cell>
          <table:table-cell table:formula="of:=IF(ISBLANK([.G6]);&quot;&quot;;CONCATENATE([.G$1];cEqual;cLBrace;[.G6];cRBrace;cComma))">
            <text:p/>
          </table:table-cell>
          <table:table-cell table:formula="of:=IF(ISBLANK([.H6]);&quot;&quot;;CONCATENATE([.H$1];cEqual;cLBrace;[.H6];cRBrace;cComma))" office:value-type="string" office:string-value="caseyear = {1993}," calcext:value-type="string">
            <text:p>caseyear = {1993},</text:p>
          </table:table-cell>
          <table:table-cell table:formula="of:=IF(ISBLANK([.I6]);&quot;&quot;;CONCATENATE([.I$1];cEqual;cLBrace;[.I6];cRBrace;cComma))" office:value-type="string" office:string-value="courtname = {CanLII}," calcext:value-type="string">
            <text:p>courtname = {CanLII},</text:p>
          </table:table-cell>
          <table:table-cell table:formula="of:=IF(ISBLANK([.J6]);&quot;&quot;;CONCATENATE([.J$1];cEqual;cLBrace;[.J6];cRBrace;cComma))" office:value-type="string" office:string-value="casenumber = {8553 (ON CA)}," calcext:value-type="string">
            <text:p>casenumber = {8553 (ON CA)},</text:p>
          </table:table-cell>
          <table:table-cell table:formula="of:=IF(ISBLANK([.K6]);&quot;&quot;;CONCATENATE([.K$1];cEqual;cLBrace;[.K6];cRBrace;cComma))">
            <text:p/>
          </table:table-cell>
          <table:table-cell table:formula="of:=IF(ISBLANK([.L6]);&quot;&quot;;CONCATENATE([.L$1];cEqual;cLBrace;[.L6];cRBrace;cComma))" office:value-type="string" office:string-value="reportvolume = {12}," calcext:value-type="string">
            <text:p>reportvolume = {12},</text:p>
          </table:table-cell>
          <table:table-cell table:formula="of:=IF(ISBLANK([.M6]);&quot;&quot;;CONCATENATE([.M$1];cEqual;cLBrace;[.M6];cRBrace;cComma))">
            <text:p/>
          </table:table-cell>
          <table:table-cell table:formula="of:=IF(ISBLANK([.N6]);&quot;&quot;;CONCATENATE([.N$1];cEqual;cLBrace;[.N6];cRBrace;cComma))" office:value-type="string" office:string-value="reportseries = {OR (3rd)}," calcext:value-type="string">
            <text:p>reportseries = {OR (3rd)},</text:p>
          </table:table-cell>
          <table:table-cell table:formula="of:=IF(ISBLANK([.O6]);&quot;&quot;;CONCATENATE([.O$1];cEqual;cLBrace;[.O6];cRBrace;cComma))" office:value-type="string" office:string-value="reportpage = {16}," calcext:value-type="string">
            <text:p>reportpage = {16},</text:p>
          </table:table-cell>
          <table:table-cell table:formula="of:=IF(ISBLANK([.P6]);&quot;&quot;;CONCATENATE([.P$1];cEqual;cLBrace;[.P6];cRBrace;cComma))" office:value-type="string" office:string-value="note = {Ont CA}," calcext:value-type="string">
            <text:p>note = {Ont CA},</text:p>
          </table:table-cell>
          <table:table-cell table:formula="of:=IF(ISBLANK([.Q6]);&quot;&quot;;CONCATENATE([.Q$1];cEqual;cLBrace;[.Q6];cRBrace;cComma))">
            <text:p/>
          </table:table-cell>
          <table:table-cell table:formula="of:=IF(ISBLANK([.R6]);&quot;&quot;;CONCATENATE([.R$1];cEqual;cLBrace;[.R6];cRBrace;cComma))">
            <text:p/>
          </table:table-cell>
          <table:table-cell table:formula="of:=IF(ISBLANK([.S6]);&quot;&quot;;CONCATENATE([.S$1];cEqual;cLBrace;[.S6];cRBrace;cComma))">
            <text:p/>
          </table:table-cell>
          <table:table-cell table:formula="of:=IF(ISBLANK([.T6]);&quot;&quot;;CONCATENATE([.T$1];cEqual;cLBrace;[.T6];cRBrace;cComma))">
            <text:p/>
          </table:table-cell>
          <table:table-cell table:formula="of:=IF(ISBLANK([.U6]);&quot;&quot;;CONCATENATE([.U$1];cEqual;cLBrace;[.U6];cRBrace;cComma))">
            <text:p/>
          </table:table-cell>
          <table:table-cell table:formula="of:=IF(ISBLANK([.V6]);&quot;&quot;;CONCATENATE([.V$1];cEqual;cLBrace;[.V6];cRBrace;cComma))">
            <text:p/>
          </table:table-cell>
          <table:table-cell table:formula="of:=IF(ISBLANK([.W6]);&quot;&quot;;CONCATENATE([.W$1];cEqual;cLBrace;[.W6];cRBrace;cComma))">
            <text:p/>
          </table:table-cell>
          <table:table-cell table:formula="of:=IF(ISBLANK([.X6]);&quot;&quot;;CONCATENATE([.X$1];cEqual;cLBrace;[.X6];cRBrace;cComma))">
            <text:p/>
          </table:table-cell>
          <table:table-cell table:formula="of:=IF(ISBLANK([.Y6]);&quot;&quot;;CONCATENATE([.Y$1];cEqual;cLBrace;[.Y6];cRBrace;cComma))">
            <text:p/>
          </table:table-cell>
          <table:table-cell table:formula="of:=IF(ISBLANK([.Z6]);&quot;&quot;;CONCATENATE([.Z$1];cEqual;cLBrace;[.Z6];cRBrace;cComma))">
            <text:p/>
          </table:table-cell>
          <table:table-cell table:formula="of:=IF(ISBLANK([.AA6]);&quot;&quot;;CONCATENATE([.AA$1];cEqual;cLBrace;[.AA6];cRBrace;cComma))">
            <text:p/>
          </table:table-cell>
          <table:table-cell table:formula="of:=IF(ISBLANK([.AB6]);&quot;&quot;;CONCATENATE([.AB$1];cEqual;cLBrace;[.AB6];cRBrace;cComma))">
            <text:p/>
          </table:table-cell>
          <table:table-cell table:formula="of:=IF(ISBLANK([.AC6]);&quot;&quot;;CONCATENATE([.AC$1];cEqual;cLBrace;[.AC6];cRBrace;cComma))">
            <text:p/>
          </table:table-cell>
          <table:table-cell table:formula="of:=IF(ISBLANK([.AD6]);&quot;&quot;;CONCATENATE([.AD$1];cEqual;cLBrace;[.AD6];cRBrace;cComma))">
            <text:p/>
          </table:table-cell>
          <table:table-cell table:formula="of:=IF(ISBLANK([.AE6]);&quot;&quot;;CONCATENATE([.AE$1];cEqual;cLBrace;[.AE6];cRBrace;cComma))">
            <text:p/>
          </table:table-cell>
          <table:table-cell table:formula="of:=IF(ISBLANK([.AF6]);&quot;&quot;;CONCATENATE([.AF$1];cEqual;cLBrace;[.AF6];cRBrace;cComma))">
            <text:p/>
          </table:table-cell>
          <table:table-cell table:formula="of:=IF(ISBLANK([.AG6]);&quot;&quot;;CONCATENATE([.AG$1];cEqual;cLBrace;[.AG6];cRBrace;cComma))">
            <text:p/>
          </table:table-cell>
          <table:table-cell table:formula="of:=IF(ISBLANK([.AH6]);&quot;&quot;;CONCATENATE([.AH$1];cEqual;cLBrace;[.AH6];cRBrace;cComma))">
            <text:p/>
          </table:table-cell>
          <table:table-cell table:formula="of:=IF(ISBLANK([.AI6]);&quot;&quot;;CONCATENATE([.AI$1];cEqual;cLBrace;[.AI6];cRBrace;cComma))">
            <text:p/>
          </table:table-cell>
          <table:table-cell table:formula="of:=IF(ISBLANK([.AJ6]);&quot;&quot;;CONCATENATE([.AJ$1];cEqual;cLBrace;[.AJ6];cRBrace;cComma))">
            <text:p/>
          </table:table-cell>
          <table:table-cell table:formula="of:=IF(ISBLANK([.AK6]);&quot;&quot;;CONCATENATE([.AK$1];cEqual;cLBrace;[.AK6];cRBrace;cComma))" office:value-type="string" office:string-value="mncurl = {https://www.canlii.org/en/on/onca/doc/1993/1993canlii8553/1993canlii8553.html}," calcext:value-type="string">
            <text:p>mncurl = {https://www.canlii.org/en/on/onca/doc/1993/1993canlii8553/1993canlii8553.html},</text:p>
          </table:table-cell>
          <table:table-cell table:formula="of:=IF(ISBLANK([.AL6]);&quot;&quot;;CONCATENATE([.AL$1];cEqual;cLBrace;[.AL6];cRBrace;cComma))">
            <text:p/>
          </table:table-cell>
        </table:table-row>
        <table:table-row table:style-name="ro1">
          <table:table-cell/>
          <table:table-cell table:formula="of:=CONCATENATE([.AM7];[.AN7];[.AO7];[.AP7];[.AQ7];[.AR7];[.AS7];[.AT7];[.AU7];[.AV7];[.AW7];[.AX7];[.AY7];[.AZ7];[.BA7];[.BB7];[.BC7];[.BD7];[.BE7];[.BF7];[.BG7];[.BH7];[.BI7];[.BJ7];[.BK7];[.BL7];[.BM7];[.BN7];[.BO7];[.BP7];[.BQ7];[.BR7];[.BS7];[.BT7];[.BU7];[.BV7];cRBrace)" office:value-type="string" office:string-value="@case{moore,partya = {Moore},partyb = {Mercator Enterprises Ltd},caseyear = {1978},courtname = {CanLII},casenumber = {2139 (NS SC)},reportvolume = {90},reportseries = {DLR (3rd)},reportpage = {590},note = {NSTD},decisionyear = {1978},parallel = {31 NSR (2d) 327 and 7 CPC 150},mncurl = {https://www.canlii.org/en/ns/nssc/doc/1978/1978canlii2139/1978canlii2139.html},}" calcext:value-type="string">
            <text:p>@case{moore,partya = {Moore},partyb = {Mercator Enterprises Ltd},caseyear = {1978},courtname = {CanLII},casenumber = {2139 (NS SC)},reportvolume = {90},reportseries = {DLR (3rd)},reportpage = {590},note = {NSTD},decisionyear = {1978},parallel = {31 NSR (2d) 327 and 7 CPC 150},mncurl = {https://www.canlii.org/en/ns/nssc/doc/1978/1978canlii2139/1978canlii2139.html},}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Mercator Enterprises Ltd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2139 (NS SC)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DLR (3<text:span text:style-name="T1">rd</text:span>)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NSTD</text:p>
          </table:table-cell>
          <table:table-cell table:number-columns-repeated="4"/>
          <table:table-cell office:value-type="float" office:value="1978" calcext:value-type="float">
            <text:p>1978</text:p>
          </table:table-cell>
          <table:table-cell office:value-type="string" calcext:value-type="string">
            <text:p>31 NSR (2d) 327 and 7 CPC 150</text:p>
          </table:table-cell>
          <table:table-cell table:number-columns-repeated="14"/>
          <table:table-cell office:value-type="string" calcext:value-type="string">
            <text:p><text:a xlink:href="https://www.canlii.org/en/ns/nssc/doc/1978/1978canlii2139/1978canlii2139.html" xlink:type="simple">https://www.canlii.org/en/ns/nssc/doc/1978/1978canlii2139/1978canlii2139.html</text:a></text:p>
          </table:table-cell>
          <table:table-cell/>
          <table:table-cell table:formula="of:=CONCATENATE([.C$1];cLBrace;[.C7];cComma)" office:value-type="string" office:string-value="@case{moore," calcext:value-type="string">
            <text:p>@case{moore,</text:p>
          </table:table-cell>
          <table:table-cell table:formula="of:=IF(ISBLANK([.D7]);&quot;&quot;;CONCATENATE([.D$1];cEqual;cLBrace;[.D7];cRBrace;cComma))" office:value-type="string" office:string-value="partya = {Moore}," calcext:value-type="string">
            <text:p>partya = {Moore},</text:p>
          </table:table-cell>
          <table:table-cell table:formula="of:=IF(ISBLANK([.E7]);&quot;&quot;;CONCATENATE([.E$1];cEqual;cLBrace;[.E7];cRBrace;cComma))" office:value-type="string" office:string-value="partyb = {Mercator Enterprises Ltd}," calcext:value-type="string">
            <text:p>partyb = {Mercator Enterprises Ltd},</text:p>
          </table:table-cell>
          <table:table-cell table:formula="of:=IF(ISBLANK([.F7]);&quot;&quot;;CONCATENATE([.F$1];cEqual;cLBrace;[.F7];cRBrace;cComma))">
            <text:p/>
          </table:table-cell>
          <table:table-cell table:formula="of:=IF(ISBLANK([.G7]);&quot;&quot;;CONCATENATE([.G$1];cEqual;cLBrace;[.G7];cRBrace;cComma))">
            <text:p/>
          </table:table-cell>
          <table:table-cell table:formula="of:=IF(ISBLANK([.H7]);&quot;&quot;;CONCATENATE([.H$1];cEqual;cLBrace;[.H7];cRBrace;cComma))" office:value-type="string" office:string-value="caseyear = {1978}," calcext:value-type="string">
            <text:p>caseyear = {1978},</text:p>
          </table:table-cell>
          <table:table-cell table:formula="of:=IF(ISBLANK([.I7]);&quot;&quot;;CONCATENATE([.I$1];cEqual;cLBrace;[.I7];cRBrace;cComma))" office:value-type="string" office:string-value="courtname = {CanLII}," calcext:value-type="string">
            <text:p>courtname = {CanLII},</text:p>
          </table:table-cell>
          <table:table-cell table:formula="of:=IF(ISBLANK([.J7]);&quot;&quot;;CONCATENATE([.J$1];cEqual;cLBrace;[.J7];cRBrace;cComma))" office:value-type="string" office:string-value="casenumber = {2139 (NS SC)}," calcext:value-type="string">
            <text:p>casenumber = {2139 (NS SC)},</text:p>
          </table:table-cell>
          <table:table-cell table:formula="of:=IF(ISBLANK([.K7]);&quot;&quot;;CONCATENATE([.K$1];cEqual;cLBrace;[.K7];cRBrace;cComma))">
            <text:p/>
          </table:table-cell>
          <table:table-cell table:formula="of:=IF(ISBLANK([.L7]);&quot;&quot;;CONCATENATE([.L$1];cEqual;cLBrace;[.L7];cRBrace;cComma))" office:value-type="string" office:string-value="reportvolume = {90}," calcext:value-type="string">
            <text:p>reportvolume = {90},</text:p>
          </table:table-cell>
          <table:table-cell table:formula="of:=IF(ISBLANK([.M7]);&quot;&quot;;CONCATENATE([.M$1];cEqual;cLBrace;[.M7];cRBrace;cComma))">
            <text:p/>
          </table:table-cell>
          <table:table-cell table:formula="of:=IF(ISBLANK([.N7]);&quot;&quot;;CONCATENATE([.N$1];cEqual;cLBrace;[.N7];cRBrace;cComma))" office:value-type="string" office:string-value="reportseries = {DLR (3rd)}," calcext:value-type="string">
            <text:p>reportseries = {DLR (3rd)},</text:p>
          </table:table-cell>
          <table:table-cell table:formula="of:=IF(ISBLANK([.O7]);&quot;&quot;;CONCATENATE([.O$1];cEqual;cLBrace;[.O7];cRBrace;cComma))" office:value-type="string" office:string-value="reportpage = {590}," calcext:value-type="string">
            <text:p>reportpage = {590},</text:p>
          </table:table-cell>
          <table:table-cell table:formula="of:=IF(ISBLANK([.P7]);&quot;&quot;;CONCATENATE([.P$1];cEqual;cLBrace;[.P7];cRBrace;cComma))" office:value-type="string" office:string-value="note = {NSTD}," calcext:value-type="string">
            <text:p>note = {NSTD},</text:p>
          </table:table-cell>
          <table:table-cell table:formula="of:=IF(ISBLANK([.Q7]);&quot;&quot;;CONCATENATE([.Q$1];cEqual;cLBrace;[.Q7];cRBrace;cComma))">
            <text:p/>
          </table:table-cell>
          <table:table-cell table:formula="of:=IF(ISBLANK([.R7]);&quot;&quot;;CONCATENATE([.R$1];cEqual;cLBrace;[.R7];cRBrace;cComma))">
            <text:p/>
          </table:table-cell>
          <table:table-cell table:formula="of:=IF(ISBLANK([.S7]);&quot;&quot;;CONCATENATE([.S$1];cEqual;cLBrace;[.S7];cRBrace;cComma))">
            <text:p/>
          </table:table-cell>
          <table:table-cell table:formula="of:=IF(ISBLANK([.T7]);&quot;&quot;;CONCATENATE([.T$1];cEqual;cLBrace;[.T7];cRBrace;cComma))">
            <text:p/>
          </table:table-cell>
          <table:table-cell table:formula="of:=IF(ISBLANK([.U7]);&quot;&quot;;CONCATENATE([.U$1];cEqual;cLBrace;[.U7];cRBrace;cComma))" office:value-type="string" office:string-value="decisionyear = {1978}," calcext:value-type="string">
            <text:p>decisionyear = {1978},</text:p>
          </table:table-cell>
          <table:table-cell table:formula="of:=IF(ISBLANK([.V7]);&quot;&quot;;CONCATENATE([.V$1];cEqual;cLBrace;[.V7];cRBrace;cComma))" office:value-type="string" office:string-value="parallel = {31 NSR (2d) 327 and 7 CPC 150}," calcext:value-type="string">
            <text:p>parallel = {31 NSR (2d) 327 and 7 CPC 150},</text:p>
          </table:table-cell>
          <table:table-cell table:formula="of:=IF(ISBLANK([.W7]);&quot;&quot;;CONCATENATE([.W$1];cEqual;cLBrace;[.W7];cRBrace;cComma))">
            <text:p/>
          </table:table-cell>
          <table:table-cell table:formula="of:=IF(ISBLANK([.X7]);&quot;&quot;;CONCATENATE([.X$1];cEqual;cLBrace;[.X7];cRBrace;cComma))">
            <text:p/>
          </table:table-cell>
          <table:table-cell table:formula="of:=IF(ISBLANK([.Y7]);&quot;&quot;;CONCATENATE([.Y$1];cEqual;cLBrace;[.Y7];cRBrace;cComma))">
            <text:p/>
          </table:table-cell>
          <table:table-cell table:formula="of:=IF(ISBLANK([.Z7]);&quot;&quot;;CONCATENATE([.Z$1];cEqual;cLBrace;[.Z7];cRBrace;cComma))">
            <text:p/>
          </table:table-cell>
          <table:table-cell table:formula="of:=IF(ISBLANK([.AA7]);&quot;&quot;;CONCATENATE([.AA$1];cEqual;cLBrace;[.AA7];cRBrace;cComma))">
            <text:p/>
          </table:table-cell>
          <table:table-cell table:formula="of:=IF(ISBLANK([.AB7]);&quot;&quot;;CONCATENATE([.AB$1];cEqual;cLBrace;[.AB7];cRBrace;cComma))">
            <text:p/>
          </table:table-cell>
          <table:table-cell table:formula="of:=IF(ISBLANK([.AC7]);&quot;&quot;;CONCATENATE([.AC$1];cEqual;cLBrace;[.AC7];cRBrace;cComma))">
            <text:p/>
          </table:table-cell>
          <table:table-cell table:formula="of:=IF(ISBLANK([.AD7]);&quot;&quot;;CONCATENATE([.AD$1];cEqual;cLBrace;[.AD7];cRBrace;cComma))">
            <text:p/>
          </table:table-cell>
          <table:table-cell table:formula="of:=IF(ISBLANK([.AE7]);&quot;&quot;;CONCATENATE([.AE$1];cEqual;cLBrace;[.AE7];cRBrace;cComma))">
            <text:p/>
          </table:table-cell>
          <table:table-cell table:formula="of:=IF(ISBLANK([.AF7]);&quot;&quot;;CONCATENATE([.AF$1];cEqual;cLBrace;[.AF7];cRBrace;cComma))">
            <text:p/>
          </table:table-cell>
          <table:table-cell table:formula="of:=IF(ISBLANK([.AG7]);&quot;&quot;;CONCATENATE([.AG$1];cEqual;cLBrace;[.AG7];cRBrace;cComma))">
            <text:p/>
          </table:table-cell>
          <table:table-cell table:formula="of:=IF(ISBLANK([.AH7]);&quot;&quot;;CONCATENATE([.AH$1];cEqual;cLBrace;[.AH7];cRBrace;cComma))">
            <text:p/>
          </table:table-cell>
          <table:table-cell table:formula="of:=IF(ISBLANK([.AI7]);&quot;&quot;;CONCATENATE([.AI$1];cEqual;cLBrace;[.AI7];cRBrace;cComma))">
            <text:p/>
          </table:table-cell>
          <table:table-cell table:formula="of:=IF(ISBLANK([.AJ7]);&quot;&quot;;CONCATENATE([.AJ$1];cEqual;cLBrace;[.AJ7];cRBrace;cComma))">
            <text:p/>
          </table:table-cell>
          <table:table-cell table:formula="of:=IF(ISBLANK([.AK7]);&quot;&quot;;CONCATENATE([.AK$1];cEqual;cLBrace;[.AK7];cRBrace;cComma))" office:value-type="string" office:string-value="mncurl = {https://www.canlii.org/en/ns/nssc/doc/1978/1978canlii2139/1978canlii2139.html}," calcext:value-type="string">
            <text:p>mncurl = {https://www.canlii.org/en/ns/nssc/doc/1978/1978canlii2139/1978canlii2139.html},</text:p>
          </table:table-cell>
          <table:table-cell table:formula="of:=IF(ISBLANK([.AL7]);&quot;&quot;;CONCATENATE([.AL$1];cEqual;cLBrace;[.AL7];cRBrace;cComma))">
            <text:p/>
          </table:table-cell>
        </table:table-row>
        <table:table-row table:style-name="ro1">
          <table:table-cell/>
          <table:table-cell table:formula="of:=CONCATENATE([.AM8];[.AN8];[.AO8];[.AP8];[.AQ8];[.AR8];[.AS8];[.AT8];[.AU8];[.AV8];[.AW8];[.AX8];[.AY8];[.AZ8];[.BA8];[.BB8];[.BC8];[.BD8];[.BE8];[.BF8];[.BG8];[.BH8];[.BI8];[.BJ8];[.BK8];[.BL8];[.BM8];[.BN8];[.BO8];[.BP8];[.BQ8];[.BR8];[.BS8];[.BT8];[.BU8];[.BV8];cRBrace)" office:value-type="string" office:string-value="@case{aero,partya = {Re Aero Trades Western Ltd and Ben Hochum \&amp; Son Ltd},reportvolume = {51},reportseries = {DLR (3rd)},reportpage = {617},decisionyear = {1974},parallel = {[1975] 4 WWR 412},}" calcext:value-type="string">
            <text:p>@case{aero,partya = {Re Aero Trades Western Ltd and Ben Hochum \&amp; Son Ltd},reportvolume = {51},reportseries = {DLR (3rd)},reportpage = {617},decisionyear = {1974},parallel = {[1975] 4 WWR 412},}</text:p>
          </table:table-cell>
          <table:table-cell office:value-type="string" calcext:value-type="string">
            <text:p>aero</text:p>
          </table:table-cell>
          <table:table-cell office:value-type="string" calcext:value-type="string">
            <text:p>Re Aero Trades Western Ltd and Ben Hochum \&amp; Son Ltd</text:p>
          </table:table-cell>
          <table:table-cell table:number-columns-repeated="7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DLR (3<text:span text:style-name="T1">rd</text:span>)</text:p>
          </table:table-cell>
          <table:table-cell office:value-type="float" office:value="617" calcext:value-type="float">
            <text:p>617</text:p>
          </table:table-cell>
          <table:table-cell table:number-columns-repeated="5"/>
          <table:table-cell office:value-type="float" office:value="1974" calcext:value-type="float">
            <text:p>1974</text:p>
          </table:table-cell>
          <table:table-cell office:value-type="string" calcext:value-type="string">
            <text:p>[1975] 4 WWR 412</text:p>
          </table:table-cell>
          <table:table-cell table:number-columns-repeated="16"/>
          <table:table-cell table:formula="of:=CONCATENATE([.C$1];cLBrace;[.C8];cComma)" office:value-type="string" office:string-value="@case{aero," calcext:value-type="string">
            <text:p>@case{aero,</text:p>
          </table:table-cell>
          <table:table-cell table:formula="of:=IF(ISBLANK([.D8]);&quot;&quot;;CONCATENATE([.D$1];cEqual;cLBrace;[.D8];cRBrace;cComma))" office:value-type="string" office:string-value="partya = {Re Aero Trades Western Ltd and Ben Hochum \&amp; Son Ltd}," calcext:value-type="string">
            <text:p>partya = {Re Aero Trades Western Ltd and Ben Hochum \&amp; Son Ltd},</text:p>
          </table:table-cell>
          <table:table-cell table:formula="of:=IF(ISBLANK([.E8]);&quot;&quot;;CONCATENATE([.E$1];cEqual;cLBrace;[.E8];cRBrace;cComma))">
            <text:p/>
          </table:table-cell>
          <table:table-cell table:formula="of:=IF(ISBLANK([.F8]);&quot;&quot;;CONCATENATE([.F$1];cEqual;cLBrace;[.F8];cRBrace;cComma))">
            <text:p/>
          </table:table-cell>
          <table:table-cell table:formula="of:=IF(ISBLANK([.G8]);&quot;&quot;;CONCATENATE([.G$1];cEqual;cLBrace;[.G8];cRBrace;cComma))">
            <text:p/>
          </table:table-cell>
          <table:table-cell table:formula="of:=IF(ISBLANK([.H8]);&quot;&quot;;CONCATENATE([.H$1];cEqual;cLBrace;[.H8];cRBrace;cComma))">
            <text:p/>
          </table:table-cell>
          <table:table-cell table:formula="of:=IF(ISBLANK([.I8]);&quot;&quot;;CONCATENATE([.I$1];cEqual;cLBrace;[.I8];cRBrace;cComma))">
            <text:p/>
          </table:table-cell>
          <table:table-cell table:formula="of:=IF(ISBLANK([.J8]);&quot;&quot;;CONCATENATE([.J$1];cEqual;cLBrace;[.J8];cRBrace;cComma))">
            <text:p/>
          </table:table-cell>
          <table:table-cell table:formula="of:=IF(ISBLANK([.K8]);&quot;&quot;;CONCATENATE([.K$1];cEqual;cLBrace;[.K8];cRBrace;cComma))">
            <text:p/>
          </table:table-cell>
          <table:table-cell table:formula="of:=IF(ISBLANK([.L8]);&quot;&quot;;CONCATENATE([.L$1];cEqual;cLBrace;[.L8];cRBrace;cComma))" office:value-type="string" office:string-value="reportvolume = {51}," calcext:value-type="string">
            <text:p>reportvolume = {51},</text:p>
          </table:table-cell>
          <table:table-cell table:formula="of:=IF(ISBLANK([.M8]);&quot;&quot;;CONCATENATE([.M$1];cEqual;cLBrace;[.M8];cRBrace;cComma))">
            <text:p/>
          </table:table-cell>
          <table:table-cell table:formula="of:=IF(ISBLANK([.N8]);&quot;&quot;;CONCATENATE([.N$1];cEqual;cLBrace;[.N8];cRBrace;cComma))" office:value-type="string" office:string-value="reportseries = {DLR (3rd)}," calcext:value-type="string">
            <text:p>reportseries = {DLR (3rd)},</text:p>
          </table:table-cell>
          <table:table-cell table:formula="of:=IF(ISBLANK([.O8]);&quot;&quot;;CONCATENATE([.O$1];cEqual;cLBrace;[.O8];cRBrace;cComma))" office:value-type="string" office:string-value="reportpage = {617}," calcext:value-type="string">
            <text:p>reportpage = {617},</text:p>
          </table:table-cell>
          <table:table-cell table:formula="of:=IF(ISBLANK([.P8]);&quot;&quot;;CONCATENATE([.P$1];cEqual;cLBrace;[.P8];cRBrace;cComma))">
            <text:p/>
          </table:table-cell>
          <table:table-cell table:formula="of:=IF(ISBLANK([.Q8]);&quot;&quot;;CONCATENATE([.Q$1];cEqual;cLBrace;[.Q8];cRBrace;cComma))">
            <text:p/>
          </table:table-cell>
          <table:table-cell table:formula="of:=IF(ISBLANK([.R8]);&quot;&quot;;CONCATENATE([.R$1];cEqual;cLBrace;[.R8];cRBrace;cComma))">
            <text:p/>
          </table:table-cell>
          <table:table-cell table:formula="of:=IF(ISBLANK([.S8]);&quot;&quot;;CONCATENATE([.S$1];cEqual;cLBrace;[.S8];cRBrace;cComma))">
            <text:p/>
          </table:table-cell>
          <table:table-cell table:formula="of:=IF(ISBLANK([.T8]);&quot;&quot;;CONCATENATE([.T$1];cEqual;cLBrace;[.T8];cRBrace;cComma))">
            <text:p/>
          </table:table-cell>
          <table:table-cell table:formula="of:=IF(ISBLANK([.U8]);&quot;&quot;;CONCATENATE([.U$1];cEqual;cLBrace;[.U8];cRBrace;cComma))" office:value-type="string" office:string-value="decisionyear = {1974}," calcext:value-type="string">
            <text:p>decisionyear = {1974},</text:p>
          </table:table-cell>
          <table:table-cell table:formula="of:=IF(ISBLANK([.V8]);&quot;&quot;;CONCATENATE([.V$1];cEqual;cLBrace;[.V8];cRBrace;cComma))" office:value-type="string" office:string-value="parallel = {[1975] 4 WWR 412}," calcext:value-type="string">
            <text:p>parallel = {[1975] 4 WWR 412},</text:p>
          </table:table-cell>
          <table:table-cell table:formula="of:=IF(ISBLANK([.W8]);&quot;&quot;;CONCATENATE([.W$1];cEqual;cLBrace;[.W8];cRBrace;cComma))">
            <text:p/>
          </table:table-cell>
          <table:table-cell table:formula="of:=IF(ISBLANK([.X8]);&quot;&quot;;CONCATENATE([.X$1];cEqual;cLBrace;[.X8];cRBrace;cComma))">
            <text:p/>
          </table:table-cell>
          <table:table-cell table:formula="of:=IF(ISBLANK([.Y8]);&quot;&quot;;CONCATENATE([.Y$1];cEqual;cLBrace;[.Y8];cRBrace;cComma))">
            <text:p/>
          </table:table-cell>
          <table:table-cell table:formula="of:=IF(ISBLANK([.Z8]);&quot;&quot;;CONCATENATE([.Z$1];cEqual;cLBrace;[.Z8];cRBrace;cComma))">
            <text:p/>
          </table:table-cell>
          <table:table-cell table:formula="of:=IF(ISBLANK([.AA8]);&quot;&quot;;CONCATENATE([.AA$1];cEqual;cLBrace;[.AA8];cRBrace;cComma))">
            <text:p/>
          </table:table-cell>
          <table:table-cell table:formula="of:=IF(ISBLANK([.AB8]);&quot;&quot;;CONCATENATE([.AB$1];cEqual;cLBrace;[.AB8];cRBrace;cComma))">
            <text:p/>
          </table:table-cell>
          <table:table-cell table:formula="of:=IF(ISBLANK([.AC8]);&quot;&quot;;CONCATENATE([.AC$1];cEqual;cLBrace;[.AC8];cRBrace;cComma))">
            <text:p/>
          </table:table-cell>
          <table:table-cell table:formula="of:=IF(ISBLANK([.AD8]);&quot;&quot;;CONCATENATE([.AD$1];cEqual;cLBrace;[.AD8];cRBrace;cComma))">
            <text:p/>
          </table:table-cell>
          <table:table-cell table:formula="of:=IF(ISBLANK([.AE8]);&quot;&quot;;CONCATENATE([.AE$1];cEqual;cLBrace;[.AE8];cRBrace;cComma))">
            <text:p/>
          </table:table-cell>
          <table:table-cell table:formula="of:=IF(ISBLANK([.AF8]);&quot;&quot;;CONCATENATE([.AF$1];cEqual;cLBrace;[.AF8];cRBrace;cComma))">
            <text:p/>
          </table:table-cell>
          <table:table-cell table:formula="of:=IF(ISBLANK([.AG8]);&quot;&quot;;CONCATENATE([.AG$1];cEqual;cLBrace;[.AG8];cRBrace;cComma))">
            <text:p/>
          </table:table-cell>
          <table:table-cell table:formula="of:=IF(ISBLANK([.AH8]);&quot;&quot;;CONCATENATE([.AH$1];cEqual;cLBrace;[.AH8];cRBrace;cComma))">
            <text:p/>
          </table:table-cell>
          <table:table-cell table:formula="of:=IF(ISBLANK([.AI8]);&quot;&quot;;CONCATENATE([.AI$1];cEqual;cLBrace;[.AI8];cRBrace;cComma))">
            <text:p/>
          </table:table-cell>
          <table:table-cell table:formula="of:=IF(ISBLANK([.AJ8]);&quot;&quot;;CONCATENATE([.AJ$1];cEqual;cLBrace;[.AJ8];cRBrace;cComma))">
            <text:p/>
          </table:table-cell>
          <table:table-cell table:formula="of:=IF(ISBLANK([.AK8]);&quot;&quot;;CONCATENATE([.AK$1];cEqual;cLBrace;[.AK8];cRBrace;cComma))">
            <text:p/>
          </table:table-cell>
          <table:table-cell table:formula="of:=IF(ISBLANK([.AL8]);&quot;&quot;;CONCATENATE([.AL$1];cEqual;cLBrace;[.AL8];cRBrace;cComma))">
            <text:p/>
          </table:table-cell>
        </table:table-row>
        <table:table-row table:style-name="ro1">
          <table:table-cell/>
          <table:table-cell table:formula="of:=CONCATENATE([.AM9];[.AN9];[.AO9];[.AP9];[.AQ9];[.AR9];[.AS9];[.AT9];[.AU9];[.AV9];[.AW9];[.AX9];[.AY9];[.AZ9];[.BA9];[.BB9];[.BC9];[.BD9];[.BE9];[.BF9];[.BG9];[.BH9];[.BI9];[.BJ9];[.BK9];[.BL9];[.BM9];[.BN9];[.BO9];[.BP9];[.BQ9];[.BR9];[.BS9];[.BT9];[.BU9];[.BV9];cRBrace)" office:value-type="string" office:string-value="@case{tdi,partya = {TDI Hospitality Management Consultants Inc},partyb = {Browne},caseyear = {1994},courtname = {CanLII},casenumber = {10958 (MB CA)},reportvolume = {117},reportseries = {DLR (4th)},reportpage = {289},note = {Man CA},parallel = {[1994] 9 WWR 153 and 70 WAC 302 and 95 Man R (2d) 302 and 28 CPC (3d) 232 and [1994] MJ No 448 (QL) and 50 ACWS (3d) 206},mncurl = {https://www.canlii.org/en/mb/mbca/doc/1994/1994canlii10958/1994canlii10958.html},pagination = {atparagraph},}" calcext:value-type="string">
            <text:p>@case{tdi,partya = {TDI Hospitality Management Consultants Inc},partyb = {Browne},caseyear = {1994},courtname = {CanLII},casenumber = {10958 (MB CA)},reportvolume = {117},reportseries = {DLR (4th)},reportpage = {289},note = {Man CA},parallel = {[1994] 9 WWR 153 and 70 WAC 302 and 95 Man R (2d) 302 and 28 CPC (3d) 232 and [1994] MJ No 448 (QL) and 50 ACWS (3d) 206},mncurl = {https://www.canlii.org/en/mb/mbca/doc/1994/1994canlii10958/1994canlii10958.html},pagination = {atparagraph},}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TDI Hospitality Management Consultants Inc</text:p>
          </table:table-cell>
          <table:table-cell office:value-type="string" calcext:value-type="string">
            <text:p>Browne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10958 (MB CA)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DLR (4<text:span text:style-name="T1">th</text:span>)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Man CA</text:p>
          </table:table-cell>
          <table:table-cell table:number-columns-repeated="5"/>
          <table:table-cell office:value-type="string" calcext:value-type="string">
            <text:p>[1994] 9 WWR 153 and 70 WAC 302 and 95 Man R (2d) 302 and 28 CPC (3d) 232 and [1994] MJ No 448 (QL) and 50 ACWS (3d) 206</text:p>
          </table:table-cell>
          <table:table-cell table:number-columns-repeated="14"/>
          <table:table-cell office:value-type="string" calcext:value-type="string">
            <text:p><text:a xlink:href="https://www.canlii.org/en/mb/mbca/doc/1994/1994canlii10958/1994canlii10958.html" xlink:type="simple">https://www.canlii.org/en/mb/mbca/doc/1994/1994canlii10958/1994canlii10958.html</text:a></text:p>
          </table:table-cell>
          <table:table-cell table:formula="of:=cAtPara" office:value-type="string" office:string-value="atparagraph" calcext:value-type="string">
            <text:p>atparagraph</text:p>
          </table:table-cell>
          <table:table-cell table:formula="of:=CONCATENATE([.C$1];cLBrace;[.C9];cComma)" office:value-type="string" office:string-value="@case{tdi," calcext:value-type="string">
            <text:p>@case{tdi,</text:p>
          </table:table-cell>
          <table:table-cell table:formula="of:=IF(ISBLANK([.D9]);&quot;&quot;;CONCATENATE([.D$1];cEqual;cLBrace;[.D9];cRBrace;cComma))" office:value-type="string" office:string-value="partya = {TDI Hospitality Management Consultants Inc}," calcext:value-type="string">
            <text:p>partya = {TDI Hospitality Management Consultants Inc},</text:p>
          </table:table-cell>
          <table:table-cell table:formula="of:=IF(ISBLANK([.E9]);&quot;&quot;;CONCATENATE([.E$1];cEqual;cLBrace;[.E9];cRBrace;cComma))" office:value-type="string" office:string-value="partyb = {Browne}," calcext:value-type="string">
            <text:p>partyb = {Browne},</text:p>
          </table:table-cell>
          <table:table-cell table:formula="of:=IF(ISBLANK([.F9]);&quot;&quot;;CONCATENATE([.F$1];cEqual;cLBrace;[.F9];cRBrace;cComma))">
            <text:p/>
          </table:table-cell>
          <table:table-cell table:formula="of:=IF(ISBLANK([.G9]);&quot;&quot;;CONCATENATE([.G$1];cEqual;cLBrace;[.G9];cRBrace;cComma))">
            <text:p/>
          </table:table-cell>
          <table:table-cell table:formula="of:=IF(ISBLANK([.H9]);&quot;&quot;;CONCATENATE([.H$1];cEqual;cLBrace;[.H9];cRBrace;cComma))" office:value-type="string" office:string-value="caseyear = {1994}," calcext:value-type="string">
            <text:p>caseyear = {1994},</text:p>
          </table:table-cell>
          <table:table-cell table:formula="of:=IF(ISBLANK([.I9]);&quot;&quot;;CONCATENATE([.I$1];cEqual;cLBrace;[.I9];cRBrace;cComma))" office:value-type="string" office:string-value="courtname = {CanLII}," calcext:value-type="string">
            <text:p>courtname = {CanLII},</text:p>
          </table:table-cell>
          <table:table-cell table:formula="of:=IF(ISBLANK([.J9]);&quot;&quot;;CONCATENATE([.J$1];cEqual;cLBrace;[.J9];cRBrace;cComma))" office:value-type="string" office:string-value="casenumber = {10958 (MB CA)}," calcext:value-type="string">
            <text:p>casenumber = {10958 (MB CA)},</text:p>
          </table:table-cell>
          <table:table-cell table:formula="of:=IF(ISBLANK([.K9]);&quot;&quot;;CONCATENATE([.K$1];cEqual;cLBrace;[.K9];cRBrace;cComma))">
            <text:p/>
          </table:table-cell>
          <table:table-cell table:formula="of:=IF(ISBLANK([.L9]);&quot;&quot;;CONCATENATE([.L$1];cEqual;cLBrace;[.L9];cRBrace;cComma))" office:value-type="string" office:string-value="reportvolume = {117}," calcext:value-type="string">
            <text:p>reportvolume = {117},</text:p>
          </table:table-cell>
          <table:table-cell table:formula="of:=IF(ISBLANK([.M9]);&quot;&quot;;CONCATENATE([.M$1];cEqual;cLBrace;[.M9];cRBrace;cComma))">
            <text:p/>
          </table:table-cell>
          <table:table-cell table:formula="of:=IF(ISBLANK([.N9]);&quot;&quot;;CONCATENATE([.N$1];cEqual;cLBrace;[.N9];cRBrace;cComma))" office:value-type="string" office:string-value="reportseries = {DLR (4th)}," calcext:value-type="string">
            <text:p>reportseries = {DLR (4th)},</text:p>
          </table:table-cell>
          <table:table-cell table:formula="of:=IF(ISBLANK([.O9]);&quot;&quot;;CONCATENATE([.O$1];cEqual;cLBrace;[.O9];cRBrace;cComma))" office:value-type="string" office:string-value="reportpage = {289}," calcext:value-type="string">
            <text:p>reportpage = {289},</text:p>
          </table:table-cell>
          <table:table-cell table:formula="of:=IF(ISBLANK([.P9]);&quot;&quot;;CONCATENATE([.P$1];cEqual;cLBrace;[.P9];cRBrace;cComma))" office:value-type="string" office:string-value="note = {Man CA}," calcext:value-type="string">
            <text:p>note = {Man CA},</text:p>
          </table:table-cell>
          <table:table-cell table:formula="of:=IF(ISBLANK([.Q9]);&quot;&quot;;CONCATENATE([.Q$1];cEqual;cLBrace;[.Q9];cRBrace;cComma))">
            <text:p/>
          </table:table-cell>
          <table:table-cell table:formula="of:=IF(ISBLANK([.R9]);&quot;&quot;;CONCATENATE([.R$1];cEqual;cLBrace;[.R9];cRBrace;cComma))">
            <text:p/>
          </table:table-cell>
          <table:table-cell table:formula="of:=IF(ISBLANK([.S9]);&quot;&quot;;CONCATENATE([.S$1];cEqual;cLBrace;[.S9];cRBrace;cComma))">
            <text:p/>
          </table:table-cell>
          <table:table-cell table:formula="of:=IF(ISBLANK([.T9]);&quot;&quot;;CONCATENATE([.T$1];cEqual;cLBrace;[.T9];cRBrace;cComma))">
            <text:p/>
          </table:table-cell>
          <table:table-cell table:formula="of:=IF(ISBLANK([.U9]);&quot;&quot;;CONCATENATE([.U$1];cEqual;cLBrace;[.U9];cRBrace;cComma))">
            <text:p/>
          </table:table-cell>
          <table:table-cell table:formula="of:=IF(ISBLANK([.V9]);&quot;&quot;;CONCATENATE([.V$1];cEqual;cLBrace;[.V9];cRBrace;cComma))" office:value-type="string" office:string-value="parallel = {[1994] 9 WWR 153 and 70 WAC 302 and 95 Man R (2d) 302 and 28 CPC (3d) 232 and [1994] MJ No 448 (QL) and 50 ACWS (3d) 206}," calcext:value-type="string">
            <text:p>parallel = {[1994] 9 WWR 153 and 70 WAC 302 and 95 Man R (2d) 302 and 28 CPC (3d) 232 and [1994] MJ No 448 (QL) and 50 ACWS (3d) 206},</text:p>
          </table:table-cell>
          <table:table-cell table:formula="of:=IF(ISBLANK([.W9]);&quot;&quot;;CONCATENATE([.W$1];cEqual;cLBrace;[.W9];cRBrace;cComma))">
            <text:p/>
          </table:table-cell>
          <table:table-cell table:formula="of:=IF(ISBLANK([.X9]);&quot;&quot;;CONCATENATE([.X$1];cEqual;cLBrace;[.X9];cRBrace;cComma))">
            <text:p/>
          </table:table-cell>
          <table:table-cell table:formula="of:=IF(ISBLANK([.Y9]);&quot;&quot;;CONCATENATE([.Y$1];cEqual;cLBrace;[.Y9];cRBrace;cComma))">
            <text:p/>
          </table:table-cell>
          <table:table-cell table:formula="of:=IF(ISBLANK([.Z9]);&quot;&quot;;CONCATENATE([.Z$1];cEqual;cLBrace;[.Z9];cRBrace;cComma))">
            <text:p/>
          </table:table-cell>
          <table:table-cell table:formula="of:=IF(ISBLANK([.AA9]);&quot;&quot;;CONCATENATE([.AA$1];cEqual;cLBrace;[.AA9];cRBrace;cComma))">
            <text:p/>
          </table:table-cell>
          <table:table-cell table:formula="of:=IF(ISBLANK([.AB9]);&quot;&quot;;CONCATENATE([.AB$1];cEqual;cLBrace;[.AB9];cRBrace;cComma))">
            <text:p/>
          </table:table-cell>
          <table:table-cell table:formula="of:=IF(ISBLANK([.AC9]);&quot;&quot;;CONCATENATE([.AC$1];cEqual;cLBrace;[.AC9];cRBrace;cComma))">
            <text:p/>
          </table:table-cell>
          <table:table-cell table:formula="of:=IF(ISBLANK([.AD9]);&quot;&quot;;CONCATENATE([.AD$1];cEqual;cLBrace;[.AD9];cRBrace;cComma))">
            <text:p/>
          </table:table-cell>
          <table:table-cell table:formula="of:=IF(ISBLANK([.AE9]);&quot;&quot;;CONCATENATE([.AE$1];cEqual;cLBrace;[.AE9];cRBrace;cComma))">
            <text:p/>
          </table:table-cell>
          <table:table-cell table:formula="of:=IF(ISBLANK([.AF9]);&quot;&quot;;CONCATENATE([.AF$1];cEqual;cLBrace;[.AF9];cRBrace;cComma))">
            <text:p/>
          </table:table-cell>
          <table:table-cell table:formula="of:=IF(ISBLANK([.AG9]);&quot;&quot;;CONCATENATE([.AG$1];cEqual;cLBrace;[.AG9];cRBrace;cComma))">
            <text:p/>
          </table:table-cell>
          <table:table-cell table:formula="of:=IF(ISBLANK([.AH9]);&quot;&quot;;CONCATENATE([.AH$1];cEqual;cLBrace;[.AH9];cRBrace;cComma))">
            <text:p/>
          </table:table-cell>
          <table:table-cell table:formula="of:=IF(ISBLANK([.AI9]);&quot;&quot;;CONCATENATE([.AI$1];cEqual;cLBrace;[.AI9];cRBrace;cComma))">
            <text:p/>
          </table:table-cell>
          <table:table-cell table:formula="of:=IF(ISBLANK([.AJ9]);&quot;&quot;;CONCATENATE([.AJ$1];cEqual;cLBrace;[.AJ9];cRBrace;cComma))">
            <text:p/>
          </table:table-cell>
          <table:table-cell table:formula="of:=IF(ISBLANK([.AK9]);&quot;&quot;;CONCATENATE([.AK$1];cEqual;cLBrace;[.AK9];cRBrace;cComma))" office:value-type="string" office:string-value="mncurl = {https://www.canlii.org/en/mb/mbca/doc/1994/1994canlii10958/1994canlii10958.html}," calcext:value-type="string">
            <text:p>mncurl = {https://www.canlii.org/en/mb/mbca/doc/1994/1994canlii10958/1994canlii10958.html},</text:p>
          </table:table-cell>
          <table:table-cell table:formula="of:=IF(ISBLANK([.AL9]);&quot;&quot;;CONCATENATE([.AL$1];cEqual;cLBrace;[.AL9];cRBrace;cComma))" office:value-type="string" office:string-value="pagination = {atparagraph}," calcext:value-type="string">
            <text:p>pagination = {atparagraph},</text:p>
          </table:table-cell>
        </table:table-row>
        <table:table-row table:style-name="ro1">
          <table:table-cell/>
          <table:table-cell table:formula="of:=CONCATENATE([.AM10];[.AN10];[.AO10];[.AP10];[.AQ10];[.AR10];[.AS10];[.AT10];[.AU10];[.AV10];[.AW10];[.AX10];[.AY10];[.AZ10];[.BA10];[.BB10];[.BC10];[.BD10];[.BE10];[.BF10];[.BG10];[.BH10];[.BI10];[.BJ10];[.BK10];[.BL10];[.BM10];[.BN10];[.BO10];[.BP10];[.BQ10];[.BR10];[.BS10];[.BT10];[.BU10];[.BV10];cRBrace)" office:value-type="string" office:string-value="@case{morguard,partya = {Morguard Investments Ltd},partyb = {Be Savoye},caseyear = {1990},courtname = {CanLII},casenumber = {29 (SCC)},reportyear = {1990},reportvolume = {3},volyearneeded = {true},reportseries = {SCR},reportpage = {1077},decisionyear = {1990},parallel = {76 DLR (4th) 256 and 46 CPC (2d) 1},mncurl = {https://www.canlii.org/en/ca/scc/doc/1990/1990canlii29/1990canlii29.html},}" calcext:value-type="string">
            <text:p>@case{morguard,partya = {Morguard Investments Ltd},partyb = {Be Savoye},caseyear = {1990},courtname = {CanLII},casenumber = {29 (SCC)},reportyear = {1990},reportvolume = {3},volyearneeded = {true},reportseries = {SCR},reportpage = {1077},decisionyear = {1990},parallel = {76 DLR (4th) 256 and 46 CPC (2d) 1},mncurl = {https://www.canlii.org/en/ca/scc/doc/1990/1990canlii29/1990canlii29.html},}</text:p>
          </table:table-cell>
          <table:table-cell office:value-type="string" calcext:value-type="string">
            <text:p>morguard</text:p>
          </table:table-cell>
          <table:table-cell office:value-type="string" calcext:value-type="string">
            <text:p>Morguard Investments Ltd</text:p>
          </table:table-cell>
          <table:table-cell office:value-type="string" calcext:value-type="string">
            <text:p>Be Savoye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29 (SCC)</text:p>
          </table:table-cell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R</text:p>
          </table:table-cell>
          <table:table-cell office:value-type="float" office:value="1077" calcext:value-type="float">
            <text:p>1077</text:p>
          </table:table-cell>
          <table:table-cell table:number-columns-repeated="5"/>
          <table:table-cell office:value-type="float" office:value="1990" calcext:value-type="float">
            <text:p>1990</text:p>
          </table:table-cell>
          <table:table-cell office:value-type="string" calcext:value-type="string">
            <text:p>76 DLR (4th) 256 and 46 CPC (2d) 1</text:p>
          </table:table-cell>
          <table:table-cell table:number-columns-repeated="14"/>
          <table:table-cell office:value-type="string" calcext:value-type="string">
            <text:p><text:a xlink:href="https://www.canlii.org/en/ca/scc/doc/1990/1990canlii29/1990canlii29.html" xlink:type="simple">https://www.canlii.org/en/ca/scc/doc/1990/1990canlii29/1990canlii29.html</text:a></text:p>
          </table:table-cell>
          <table:table-cell/>
          <table:table-cell table:formula="of:=CONCATENATE([.C$1];cLBrace;[.C10];cComma)" office:value-type="string" office:string-value="@case{morguard," calcext:value-type="string">
            <text:p>@case{morguard,</text:p>
          </table:table-cell>
          <table:table-cell table:formula="of:=IF(ISBLANK([.D10]);&quot;&quot;;CONCATENATE([.D$1];cEqual;cLBrace;[.D10];cRBrace;cComma))" office:value-type="string" office:string-value="partya = {Morguard Investments Ltd}," calcext:value-type="string">
            <text:p>partya = {Morguard Investments Ltd},</text:p>
          </table:table-cell>
          <table:table-cell table:formula="of:=IF(ISBLANK([.E10]);&quot;&quot;;CONCATENATE([.E$1];cEqual;cLBrace;[.E10];cRBrace;cComma))" office:value-type="string" office:string-value="partyb = {Be Savoye}," calcext:value-type="string">
            <text:p>partyb = {Be Savoye},</text:p>
          </table:table-cell>
          <table:table-cell table:formula="of:=IF(ISBLANK([.F10]);&quot;&quot;;CONCATENATE([.F$1];cEqual;cLBrace;[.F10];cRBrace;cComma))">
            <text:p/>
          </table:table-cell>
          <table:table-cell table:formula="of:=IF(ISBLANK([.G10]);&quot;&quot;;CONCATENATE([.G$1];cEqual;cLBrace;[.G10];cRBrace;cComma))">
            <text:p/>
          </table:table-cell>
          <table:table-cell table:formula="of:=IF(ISBLANK([.H10]);&quot;&quot;;CONCATENATE([.H$1];cEqual;cLBrace;[.H10];cRBrace;cComma))" office:value-type="string" office:string-value="caseyear = {1990}," calcext:value-type="string">
            <text:p>caseyear = {1990},</text:p>
          </table:table-cell>
          <table:table-cell table:formula="of:=IF(ISBLANK([.I10]);&quot;&quot;;CONCATENATE([.I$1];cEqual;cLBrace;[.I10];cRBrace;cComma))" office:value-type="string" office:string-value="courtname = {CanLII}," calcext:value-type="string">
            <text:p>courtname = {CanLII},</text:p>
          </table:table-cell>
          <table:table-cell table:formula="of:=IF(ISBLANK([.J10]);&quot;&quot;;CONCATENATE([.J$1];cEqual;cLBrace;[.J10];cRBrace;cComma))" office:value-type="string" office:string-value="casenumber = {29 (SCC)}," calcext:value-type="string">
            <text:p>casenumber = {29 (SCC)},</text:p>
          </table:table-cell>
          <table:table-cell table:formula="of:=IF(ISBLANK([.K10]);&quot;&quot;;CONCATENATE([.K$1];cEqual;cLBrace;[.K10];cRBrace;cComma))" office:value-type="string" office:string-value="reportyear = {1990}," calcext:value-type="string">
            <text:p>reportyear = {1990},</text:p>
          </table:table-cell>
          <table:table-cell table:formula="of:=IF(ISBLANK([.L10]);&quot;&quot;;CONCATENATE([.L$1];cEqual;cLBrace;[.L10];cRBrace;cComma))" office:value-type="string" office:string-value="reportvolume = {3}," calcext:value-type="string">
            <text:p>reportvolume = {3},</text:p>
          </table:table-cell>
          <table:table-cell table:formula="of:=IF(ISBLANK([.M10]);&quot;&quot;;CONCATENATE([.M$1];cEqual;cLBrace;[.M10];cRBrace;cComma))" office:value-type="string" office:string-value="volyearneeded = {true}," calcext:value-type="string">
            <text:p>volyearneeded = {true},</text:p>
          </table:table-cell>
          <table:table-cell table:formula="of:=IF(ISBLANK([.N10]);&quot;&quot;;CONCATENATE([.N$1];cEqual;cLBrace;[.N10];cRBrace;cComma))" office:value-type="string" office:string-value="reportseries = {SCR}," calcext:value-type="string">
            <text:p>reportseries = {SCR},</text:p>
          </table:table-cell>
          <table:table-cell table:formula="of:=IF(ISBLANK([.O10]);&quot;&quot;;CONCATENATE([.O$1];cEqual;cLBrace;[.O10];cRBrace;cComma))" office:value-type="string" office:string-value="reportpage = {1077}," calcext:value-type="string">
            <text:p>reportpage = {1077},</text:p>
          </table:table-cell>
          <table:table-cell table:formula="of:=IF(ISBLANK([.P10]);&quot;&quot;;CONCATENATE([.P$1];cEqual;cLBrace;[.P10];cRBrace;cComma))">
            <text:p/>
          </table:table-cell>
          <table:table-cell table:formula="of:=IF(ISBLANK([.Q10]);&quot;&quot;;CONCATENATE([.Q$1];cEqual;cLBrace;[.Q10];cRBrace;cComma))">
            <text:p/>
          </table:table-cell>
          <table:table-cell table:formula="of:=IF(ISBLANK([.R10]);&quot;&quot;;CONCATENATE([.R$1];cEqual;cLBrace;[.R10];cRBrace;cComma))">
            <text:p/>
          </table:table-cell>
          <table:table-cell table:formula="of:=IF(ISBLANK([.S10]);&quot;&quot;;CONCATENATE([.S$1];cEqual;cLBrace;[.S10];cRBrace;cComma))">
            <text:p/>
          </table:table-cell>
          <table:table-cell table:formula="of:=IF(ISBLANK([.T10]);&quot;&quot;;CONCATENATE([.T$1];cEqual;cLBrace;[.T10];cRBrace;cComma))">
            <text:p/>
          </table:table-cell>
          <table:table-cell table:formula="of:=IF(ISBLANK([.U10]);&quot;&quot;;CONCATENATE([.U$1];cEqual;cLBrace;[.U10];cRBrace;cComma))" office:value-type="string" office:string-value="decisionyear = {1990}," calcext:value-type="string">
            <text:p>decisionyear = {1990},</text:p>
          </table:table-cell>
          <table:table-cell table:formula="of:=IF(ISBLANK([.V10]);&quot;&quot;;CONCATENATE([.V$1];cEqual;cLBrace;[.V10];cRBrace;cComma))" office:value-type="string" office:string-value="parallel = {76 DLR (4th) 256 and 46 CPC (2d) 1}," calcext:value-type="string">
            <text:p>parallel = {76 DLR (4th) 256 and 46 CPC (2d) 1},</text:p>
          </table:table-cell>
          <table:table-cell table:formula="of:=IF(ISBLANK([.W10]);&quot;&quot;;CONCATENATE([.W$1];cEqual;cLBrace;[.W10];cRBrace;cComma))">
            <text:p/>
          </table:table-cell>
          <table:table-cell table:formula="of:=IF(ISBLANK([.X10]);&quot;&quot;;CONCATENATE([.X$1];cEqual;cLBrace;[.X10];cRBrace;cComma))">
            <text:p/>
          </table:table-cell>
          <table:table-cell table:formula="of:=IF(ISBLANK([.Y10]);&quot;&quot;;CONCATENATE([.Y$1];cEqual;cLBrace;[.Y10];cRBrace;cComma))">
            <text:p/>
          </table:table-cell>
          <table:table-cell table:formula="of:=IF(ISBLANK([.Z10]);&quot;&quot;;CONCATENATE([.Z$1];cEqual;cLBrace;[.Z10];cRBrace;cComma))">
            <text:p/>
          </table:table-cell>
          <table:table-cell table:formula="of:=IF(ISBLANK([.AA10]);&quot;&quot;;CONCATENATE([.AA$1];cEqual;cLBrace;[.AA10];cRBrace;cComma))">
            <text:p/>
          </table:table-cell>
          <table:table-cell table:formula="of:=IF(ISBLANK([.AB10]);&quot;&quot;;CONCATENATE([.AB$1];cEqual;cLBrace;[.AB10];cRBrace;cComma))">
            <text:p/>
          </table:table-cell>
          <table:table-cell table:formula="of:=IF(ISBLANK([.AC10]);&quot;&quot;;CONCATENATE([.AC$1];cEqual;cLBrace;[.AC10];cRBrace;cComma))">
            <text:p/>
          </table:table-cell>
          <table:table-cell table:formula="of:=IF(ISBLANK([.AD10]);&quot;&quot;;CONCATENATE([.AD$1];cEqual;cLBrace;[.AD10];cRBrace;cComma))">
            <text:p/>
          </table:table-cell>
          <table:table-cell table:formula="of:=IF(ISBLANK([.AE10]);&quot;&quot;;CONCATENATE([.AE$1];cEqual;cLBrace;[.AE10];cRBrace;cComma))">
            <text:p/>
          </table:table-cell>
          <table:table-cell table:formula="of:=IF(ISBLANK([.AF10]);&quot;&quot;;CONCATENATE([.AF$1];cEqual;cLBrace;[.AF10];cRBrace;cComma))">
            <text:p/>
          </table:table-cell>
          <table:table-cell table:formula="of:=IF(ISBLANK([.AG10]);&quot;&quot;;CONCATENATE([.AG$1];cEqual;cLBrace;[.AG10];cRBrace;cComma))">
            <text:p/>
          </table:table-cell>
          <table:table-cell table:formula="of:=IF(ISBLANK([.AH10]);&quot;&quot;;CONCATENATE([.AH$1];cEqual;cLBrace;[.AH10];cRBrace;cComma))">
            <text:p/>
          </table:table-cell>
          <table:table-cell table:formula="of:=IF(ISBLANK([.AI10]);&quot;&quot;;CONCATENATE([.AI$1];cEqual;cLBrace;[.AI10];cRBrace;cComma))">
            <text:p/>
          </table:table-cell>
          <table:table-cell table:formula="of:=IF(ISBLANK([.AJ10]);&quot;&quot;;CONCATENATE([.AJ$1];cEqual;cLBrace;[.AJ10];cRBrace;cComma))">
            <text:p/>
          </table:table-cell>
          <table:table-cell table:formula="of:=IF(ISBLANK([.AK10]);&quot;&quot;;CONCATENATE([.AK$1];cEqual;cLBrace;[.AK10];cRBrace;cComma))" office:value-type="string" office:string-value="mncurl = {https://www.canlii.org/en/ca/scc/doc/1990/1990canlii29/1990canlii29.html}," calcext:value-type="string">
            <text:p>mncurl = {https://www.canlii.org/en/ca/scc/doc/1990/1990canlii29/1990canlii29.html},</text:p>
          </table:table-cell>
          <table:table-cell table:formula="of:=IF(ISBLANK([.AL10]);&quot;&quot;;CONCATENATE([.AL$1];cEqual;cLBrace;[.AL10];cRBrace;cComma))">
            <text:p/>
          </table:table-cell>
        </table:table-row>
        <table:table-row table:style-name="ro1">
          <table:table-cell/>
          <table:table-cell table:formula="of:=CONCATENATE([.AM11];[.AN11];[.AO11];[.AP11];[.AQ11];[.AR11];[.AS11];[.AT11];[.AU11];[.AV11];[.AW11];[.AX11];[.AY11];[.AZ11];[.BA11];[.BB11];[.BC11];[.BD11];[.BE11];[.BF11];[.BG11];[.BH11];[.BI11];[.BJ11];[.BK11];[.BL11];[.BM11];[.BN11];[.BO11];[.BP11];[.BQ11];[.BR11];[.BS11];[.BT11];[.BU11];[.BV1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];cComma)" office:value-type="string" office:string-value="@case{," calcext:value-type="string">
            <text:p>@case{,</text:p>
          </table:table-cell>
          <table:table-cell table:formula="of:=IF(ISBLANK([.D11]);&quot;&quot;;CONCATENATE([.D$1];cEqual;cLBrace;[.D11];cRBrace;cComma))">
            <text:p/>
          </table:table-cell>
          <table:table-cell table:formula="of:=IF(ISBLANK([.E11]);&quot;&quot;;CONCATENATE([.E$1];cEqual;cLBrace;[.E11];cRBrace;cComma))">
            <text:p/>
          </table:table-cell>
          <table:table-cell table:formula="of:=IF(ISBLANK([.F11]);&quot;&quot;;CONCATENATE([.F$1];cEqual;cLBrace;[.F11];cRBrace;cComma))">
            <text:p/>
          </table:table-cell>
          <table:table-cell table:formula="of:=IF(ISBLANK([.G11]);&quot;&quot;;CONCATENATE([.G$1];cEqual;cLBrace;[.G11];cRBrace;cComma))">
            <text:p/>
          </table:table-cell>
          <table:table-cell table:formula="of:=IF(ISBLANK([.H11]);&quot;&quot;;CONCATENATE([.H$1];cEqual;cLBrace;[.H11];cRBrace;cComma))">
            <text:p/>
          </table:table-cell>
          <table:table-cell table:formula="of:=IF(ISBLANK([.I11]);&quot;&quot;;CONCATENATE([.I$1];cEqual;cLBrace;[.I11];cRBrace;cComma))">
            <text:p/>
          </table:table-cell>
          <table:table-cell table:formula="of:=IF(ISBLANK([.J11]);&quot;&quot;;CONCATENATE([.J$1];cEqual;cLBrace;[.J11];cRBrace;cComma))">
            <text:p/>
          </table:table-cell>
          <table:table-cell table:formula="of:=IF(ISBLANK([.K11]);&quot;&quot;;CONCATENATE([.K$1];cEqual;cLBrace;[.K11];cRBrace;cComma))">
            <text:p/>
          </table:table-cell>
          <table:table-cell table:formula="of:=IF(ISBLANK([.L11]);&quot;&quot;;CONCATENATE([.L$1];cEqual;cLBrace;[.L11];cRBrace;cComma))">
            <text:p/>
          </table:table-cell>
          <table:table-cell table:formula="of:=IF(ISBLANK([.M11]);&quot;&quot;;CONCATENATE([.M$1];cEqual;cLBrace;[.M11];cRBrace;cComma))">
            <text:p/>
          </table:table-cell>
          <table:table-cell table:formula="of:=IF(ISBLANK([.N11]);&quot;&quot;;CONCATENATE([.N$1];cEqual;cLBrace;[.N11];cRBrace;cComma))">
            <text:p/>
          </table:table-cell>
          <table:table-cell table:formula="of:=IF(ISBLANK([.O11]);&quot;&quot;;CONCATENATE([.O$1];cEqual;cLBrace;[.O11];cRBrace;cComma))">
            <text:p/>
          </table:table-cell>
          <table:table-cell table:formula="of:=IF(ISBLANK([.P11]);&quot;&quot;;CONCATENATE([.P$1];cEqual;cLBrace;[.P11];cRBrace;cComma))">
            <text:p/>
          </table:table-cell>
          <table:table-cell table:formula="of:=IF(ISBLANK([.Q11]);&quot;&quot;;CONCATENATE([.Q$1];cEqual;cLBrace;[.Q11];cRBrace;cComma))">
            <text:p/>
          </table:table-cell>
          <table:table-cell table:formula="of:=IF(ISBLANK([.R11]);&quot;&quot;;CONCATENATE([.R$1];cEqual;cLBrace;[.R11];cRBrace;cComma))">
            <text:p/>
          </table:table-cell>
          <table:table-cell table:formula="of:=IF(ISBLANK([.S11]);&quot;&quot;;CONCATENATE([.S$1];cEqual;cLBrace;[.S11];cRBrace;cComma))">
            <text:p/>
          </table:table-cell>
          <table:table-cell table:formula="of:=IF(ISBLANK([.T11]);&quot;&quot;;CONCATENATE([.T$1];cEqual;cLBrace;[.T11];cRBrace;cComma))">
            <text:p/>
          </table:table-cell>
          <table:table-cell table:formula="of:=IF(ISBLANK([.U11]);&quot;&quot;;CONCATENATE([.U$1];cEqual;cLBrace;[.U11];cRBrace;cComma))">
            <text:p/>
          </table:table-cell>
          <table:table-cell table:formula="of:=IF(ISBLANK([.V11]);&quot;&quot;;CONCATENATE([.V$1];cEqual;cLBrace;[.V11];cRBrace;cComma))">
            <text:p/>
          </table:table-cell>
          <table:table-cell table:formula="of:=IF(ISBLANK([.W11]);&quot;&quot;;CONCATENATE([.W$1];cEqual;cLBrace;[.W11];cRBrace;cComma))">
            <text:p/>
          </table:table-cell>
          <table:table-cell table:formula="of:=IF(ISBLANK([.X11]);&quot;&quot;;CONCATENATE([.X$1];cEqual;cLBrace;[.X11];cRBrace;cComma))">
            <text:p/>
          </table:table-cell>
          <table:table-cell table:formula="of:=IF(ISBLANK([.Y11]);&quot;&quot;;CONCATENATE([.Y$1];cEqual;cLBrace;[.Y11];cRBrace;cComma))">
            <text:p/>
          </table:table-cell>
          <table:table-cell table:formula="of:=IF(ISBLANK([.Z11]);&quot;&quot;;CONCATENATE([.Z$1];cEqual;cLBrace;[.Z11];cRBrace;cComma))">
            <text:p/>
          </table:table-cell>
          <table:table-cell table:formula="of:=IF(ISBLANK([.AA11]);&quot;&quot;;CONCATENATE([.AA$1];cEqual;cLBrace;[.AA11];cRBrace;cComma))">
            <text:p/>
          </table:table-cell>
          <table:table-cell table:formula="of:=IF(ISBLANK([.AB11]);&quot;&quot;;CONCATENATE([.AB$1];cEqual;cLBrace;[.AB11];cRBrace;cComma))">
            <text:p/>
          </table:table-cell>
          <table:table-cell table:formula="of:=IF(ISBLANK([.AC11]);&quot;&quot;;CONCATENATE([.AC$1];cEqual;cLBrace;[.AC11];cRBrace;cComma))">
            <text:p/>
          </table:table-cell>
          <table:table-cell table:formula="of:=IF(ISBLANK([.AD11]);&quot;&quot;;CONCATENATE([.AD$1];cEqual;cLBrace;[.AD11];cRBrace;cComma))">
            <text:p/>
          </table:table-cell>
          <table:table-cell table:formula="of:=IF(ISBLANK([.AE11]);&quot;&quot;;CONCATENATE([.AE$1];cEqual;cLBrace;[.AE11];cRBrace;cComma))">
            <text:p/>
          </table:table-cell>
          <table:table-cell table:formula="of:=IF(ISBLANK([.AF11]);&quot;&quot;;CONCATENATE([.AF$1];cEqual;cLBrace;[.AF11];cRBrace;cComma))">
            <text:p/>
          </table:table-cell>
          <table:table-cell table:formula="of:=IF(ISBLANK([.AG11]);&quot;&quot;;CONCATENATE([.AG$1];cEqual;cLBrace;[.AG11];cRBrace;cComma))">
            <text:p/>
          </table:table-cell>
          <table:table-cell table:formula="of:=IF(ISBLANK([.AH11]);&quot;&quot;;CONCATENATE([.AH$1];cEqual;cLBrace;[.AH11];cRBrace;cComma))">
            <text:p/>
          </table:table-cell>
          <table:table-cell table:formula="of:=IF(ISBLANK([.AI11]);&quot;&quot;;CONCATENATE([.AI$1];cEqual;cLBrace;[.AI11];cRBrace;cComma))">
            <text:p/>
          </table:table-cell>
          <table:table-cell table:formula="of:=IF(ISBLANK([.AJ11]);&quot;&quot;;CONCATENATE([.AJ$1];cEqual;cLBrace;[.AJ11];cRBrace;cComma))">
            <text:p/>
          </table:table-cell>
          <table:table-cell table:formula="of:=IF(ISBLANK([.AK11]);&quot;&quot;;CONCATENATE([.AK$1];cEqual;cLBrace;[.AK11];cRBrace;cComma))">
            <text:p/>
          </table:table-cell>
          <table:table-cell table:formula="of:=IF(ISBLANK([.AL11]);&quot;&quot;;CONCATENATE([.AL$1];cEqual;cLBrace;[.AL11];cRBrace;cComma))">
            <text:p/>
          </table:table-cell>
        </table:table-row>
        <table:table-row table:style-name="ro1">
          <table:table-cell/>
          <table:table-cell table:formula="of:=CONCATENATE([.AM12];[.AN12];[.AO12];[.AP12];[.AQ12];[.AR12];[.AS12];[.AT12];[.AU12];[.AV12];[.AW12];[.AX12];[.AY12];[.AZ12];[.BA12];[.BB12];[.BC12];[.BD12];[.BE12];[.BF12];[.BG12];[.BH12];[.BI12];[.BJ12];[.BK12];[.BL12];[.BM12];[.BN12];[.BO12];[.BP12];[.BQ12];[.BR12];[.BS12];[.BT12];[.BU12];[.BV1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];cComma)" office:value-type="string" office:string-value="@case{," calcext:value-type="string">
            <text:p>@case{,</text:p>
          </table:table-cell>
          <table:table-cell table:formula="of:=IF(ISBLANK([.D12]);&quot;&quot;;CONCATENATE([.D$1];cEqual;cLBrace;[.D12];cRBrace;cComma))">
            <text:p/>
          </table:table-cell>
          <table:table-cell table:formula="of:=IF(ISBLANK([.E12]);&quot;&quot;;CONCATENATE([.E$1];cEqual;cLBrace;[.E12];cRBrace;cComma))">
            <text:p/>
          </table:table-cell>
          <table:table-cell table:formula="of:=IF(ISBLANK([.F12]);&quot;&quot;;CONCATENATE([.F$1];cEqual;cLBrace;[.F12];cRBrace;cComma))">
            <text:p/>
          </table:table-cell>
          <table:table-cell table:formula="of:=IF(ISBLANK([.G12]);&quot;&quot;;CONCATENATE([.G$1];cEqual;cLBrace;[.G12];cRBrace;cComma))">
            <text:p/>
          </table:table-cell>
          <table:table-cell table:formula="of:=IF(ISBLANK([.H12]);&quot;&quot;;CONCATENATE([.H$1];cEqual;cLBrace;[.H12];cRBrace;cComma))">
            <text:p/>
          </table:table-cell>
          <table:table-cell table:formula="of:=IF(ISBLANK([.I12]);&quot;&quot;;CONCATENATE([.I$1];cEqual;cLBrace;[.I12];cRBrace;cComma))">
            <text:p/>
          </table:table-cell>
          <table:table-cell table:formula="of:=IF(ISBLANK([.J12]);&quot;&quot;;CONCATENATE([.J$1];cEqual;cLBrace;[.J12];cRBrace;cComma))">
            <text:p/>
          </table:table-cell>
          <table:table-cell table:formula="of:=IF(ISBLANK([.K12]);&quot;&quot;;CONCATENATE([.K$1];cEqual;cLBrace;[.K12];cRBrace;cComma))">
            <text:p/>
          </table:table-cell>
          <table:table-cell table:formula="of:=IF(ISBLANK([.L12]);&quot;&quot;;CONCATENATE([.L$1];cEqual;cLBrace;[.L12];cRBrace;cComma))">
            <text:p/>
          </table:table-cell>
          <table:table-cell table:formula="of:=IF(ISBLANK([.M12]);&quot;&quot;;CONCATENATE([.M$1];cEqual;cLBrace;[.M12];cRBrace;cComma))">
            <text:p/>
          </table:table-cell>
          <table:table-cell table:formula="of:=IF(ISBLANK([.N12]);&quot;&quot;;CONCATENATE([.N$1];cEqual;cLBrace;[.N12];cRBrace;cComma))">
            <text:p/>
          </table:table-cell>
          <table:table-cell table:formula="of:=IF(ISBLANK([.O12]);&quot;&quot;;CONCATENATE([.O$1];cEqual;cLBrace;[.O12];cRBrace;cComma))">
            <text:p/>
          </table:table-cell>
          <table:table-cell table:formula="of:=IF(ISBLANK([.P12]);&quot;&quot;;CONCATENATE([.P$1];cEqual;cLBrace;[.P12];cRBrace;cComma))">
            <text:p/>
          </table:table-cell>
          <table:table-cell table:formula="of:=IF(ISBLANK([.Q12]);&quot;&quot;;CONCATENATE([.Q$1];cEqual;cLBrace;[.Q12];cRBrace;cComma))">
            <text:p/>
          </table:table-cell>
          <table:table-cell table:formula="of:=IF(ISBLANK([.R12]);&quot;&quot;;CONCATENATE([.R$1];cEqual;cLBrace;[.R12];cRBrace;cComma))">
            <text:p/>
          </table:table-cell>
          <table:table-cell table:formula="of:=IF(ISBLANK([.S12]);&quot;&quot;;CONCATENATE([.S$1];cEqual;cLBrace;[.S12];cRBrace;cComma))">
            <text:p/>
          </table:table-cell>
          <table:table-cell table:formula="of:=IF(ISBLANK([.T12]);&quot;&quot;;CONCATENATE([.T$1];cEqual;cLBrace;[.T12];cRBrace;cComma))">
            <text:p/>
          </table:table-cell>
          <table:table-cell table:formula="of:=IF(ISBLANK([.U12]);&quot;&quot;;CONCATENATE([.U$1];cEqual;cLBrace;[.U12];cRBrace;cComma))">
            <text:p/>
          </table:table-cell>
          <table:table-cell table:formula="of:=IF(ISBLANK([.V12]);&quot;&quot;;CONCATENATE([.V$1];cEqual;cLBrace;[.V12];cRBrace;cComma))">
            <text:p/>
          </table:table-cell>
          <table:table-cell table:formula="of:=IF(ISBLANK([.W12]);&quot;&quot;;CONCATENATE([.W$1];cEqual;cLBrace;[.W12];cRBrace;cComma))">
            <text:p/>
          </table:table-cell>
          <table:table-cell table:formula="of:=IF(ISBLANK([.X12]);&quot;&quot;;CONCATENATE([.X$1];cEqual;cLBrace;[.X12];cRBrace;cComma))">
            <text:p/>
          </table:table-cell>
          <table:table-cell table:formula="of:=IF(ISBLANK([.Y12]);&quot;&quot;;CONCATENATE([.Y$1];cEqual;cLBrace;[.Y12];cRBrace;cComma))">
            <text:p/>
          </table:table-cell>
          <table:table-cell table:formula="of:=IF(ISBLANK([.Z12]);&quot;&quot;;CONCATENATE([.Z$1];cEqual;cLBrace;[.Z12];cRBrace;cComma))">
            <text:p/>
          </table:table-cell>
          <table:table-cell table:formula="of:=IF(ISBLANK([.AA12]);&quot;&quot;;CONCATENATE([.AA$1];cEqual;cLBrace;[.AA12];cRBrace;cComma))">
            <text:p/>
          </table:table-cell>
          <table:table-cell table:formula="of:=IF(ISBLANK([.AB12]);&quot;&quot;;CONCATENATE([.AB$1];cEqual;cLBrace;[.AB12];cRBrace;cComma))">
            <text:p/>
          </table:table-cell>
          <table:table-cell table:formula="of:=IF(ISBLANK([.AC12]);&quot;&quot;;CONCATENATE([.AC$1];cEqual;cLBrace;[.AC12];cRBrace;cComma))">
            <text:p/>
          </table:table-cell>
          <table:table-cell table:formula="of:=IF(ISBLANK([.AD12]);&quot;&quot;;CONCATENATE([.AD$1];cEqual;cLBrace;[.AD12];cRBrace;cComma))">
            <text:p/>
          </table:table-cell>
          <table:table-cell table:formula="of:=IF(ISBLANK([.AE12]);&quot;&quot;;CONCATENATE([.AE$1];cEqual;cLBrace;[.AE12];cRBrace;cComma))">
            <text:p/>
          </table:table-cell>
          <table:table-cell table:formula="of:=IF(ISBLANK([.AF12]);&quot;&quot;;CONCATENATE([.AF$1];cEqual;cLBrace;[.AF12];cRBrace;cComma))">
            <text:p/>
          </table:table-cell>
          <table:table-cell table:formula="of:=IF(ISBLANK([.AG12]);&quot;&quot;;CONCATENATE([.AG$1];cEqual;cLBrace;[.AG12];cRBrace;cComma))">
            <text:p/>
          </table:table-cell>
          <table:table-cell table:formula="of:=IF(ISBLANK([.AH12]);&quot;&quot;;CONCATENATE([.AH$1];cEqual;cLBrace;[.AH12];cRBrace;cComma))">
            <text:p/>
          </table:table-cell>
          <table:table-cell table:formula="of:=IF(ISBLANK([.AI12]);&quot;&quot;;CONCATENATE([.AI$1];cEqual;cLBrace;[.AI12];cRBrace;cComma))">
            <text:p/>
          </table:table-cell>
          <table:table-cell table:formula="of:=IF(ISBLANK([.AJ12]);&quot;&quot;;CONCATENATE([.AJ$1];cEqual;cLBrace;[.AJ12];cRBrace;cComma))">
            <text:p/>
          </table:table-cell>
          <table:table-cell table:formula="of:=IF(ISBLANK([.AK12]);&quot;&quot;;CONCATENATE([.AK$1];cEqual;cLBrace;[.AK12];cRBrace;cComma))">
            <text:p/>
          </table:table-cell>
          <table:table-cell table:formula="of:=IF(ISBLANK([.AL12]);&quot;&quot;;CONCATENATE([.AL$1];cEqual;cLBrace;[.AL12];cRBrace;cComma))">
            <text:p/>
          </table:table-cell>
        </table:table-row>
        <table:table-row table:style-name="ro1">
          <table:table-cell/>
          <table:table-cell table:formula="of:=CONCATENATE([.AM13];[.AN13];[.AO13];[.AP13];[.AQ13];[.AR13];[.AS13];[.AT13];[.AU13];[.AV13];[.AW13];[.AX13];[.AY13];[.AZ13];[.BA13];[.BB13];[.BC13];[.BD13];[.BE13];[.BF13];[.BG13];[.BH13];[.BI13];[.BJ13];[.BK13];[.BL13];[.BM13];[.BN13];[.BO13];[.BP13];[.BQ13];[.BR13];[.BS13];[.BT13];[.BU13];[.BV1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3];cComma)" office:value-type="string" office:string-value="@case{," calcext:value-type="string">
            <text:p>@case{,</text:p>
          </table:table-cell>
          <table:table-cell table:formula="of:=IF(ISBLANK([.D13]);&quot;&quot;;CONCATENATE([.D$1];cEqual;cLBrace;[.D13];cRBrace;cComma))">
            <text:p/>
          </table:table-cell>
          <table:table-cell table:formula="of:=IF(ISBLANK([.E13]);&quot;&quot;;CONCATENATE([.E$1];cEqual;cLBrace;[.E13];cRBrace;cComma))">
            <text:p/>
          </table:table-cell>
          <table:table-cell table:formula="of:=IF(ISBLANK([.F13]);&quot;&quot;;CONCATENATE([.F$1];cEqual;cLBrace;[.F13];cRBrace;cComma))">
            <text:p/>
          </table:table-cell>
          <table:table-cell table:formula="of:=IF(ISBLANK([.G13]);&quot;&quot;;CONCATENATE([.G$1];cEqual;cLBrace;[.G13];cRBrace;cComma))">
            <text:p/>
          </table:table-cell>
          <table:table-cell table:formula="of:=IF(ISBLANK([.H13]);&quot;&quot;;CONCATENATE([.H$1];cEqual;cLBrace;[.H13];cRBrace;cComma))">
            <text:p/>
          </table:table-cell>
          <table:table-cell table:formula="of:=IF(ISBLANK([.I13]);&quot;&quot;;CONCATENATE([.I$1];cEqual;cLBrace;[.I13];cRBrace;cComma))">
            <text:p/>
          </table:table-cell>
          <table:table-cell table:formula="of:=IF(ISBLANK([.J13]);&quot;&quot;;CONCATENATE([.J$1];cEqual;cLBrace;[.J13];cRBrace;cComma))">
            <text:p/>
          </table:table-cell>
          <table:table-cell table:formula="of:=IF(ISBLANK([.K13]);&quot;&quot;;CONCATENATE([.K$1];cEqual;cLBrace;[.K13];cRBrace;cComma))">
            <text:p/>
          </table:table-cell>
          <table:table-cell table:formula="of:=IF(ISBLANK([.L13]);&quot;&quot;;CONCATENATE([.L$1];cEqual;cLBrace;[.L13];cRBrace;cComma))">
            <text:p/>
          </table:table-cell>
          <table:table-cell table:formula="of:=IF(ISBLANK([.M13]);&quot;&quot;;CONCATENATE([.M$1];cEqual;cLBrace;[.M13];cRBrace;cComma))">
            <text:p/>
          </table:table-cell>
          <table:table-cell table:formula="of:=IF(ISBLANK([.N13]);&quot;&quot;;CONCATENATE([.N$1];cEqual;cLBrace;[.N13];cRBrace;cComma))">
            <text:p/>
          </table:table-cell>
          <table:table-cell table:formula="of:=IF(ISBLANK([.O13]);&quot;&quot;;CONCATENATE([.O$1];cEqual;cLBrace;[.O13];cRBrace;cComma))">
            <text:p/>
          </table:table-cell>
          <table:table-cell table:formula="of:=IF(ISBLANK([.P13]);&quot;&quot;;CONCATENATE([.P$1];cEqual;cLBrace;[.P13];cRBrace;cComma))">
            <text:p/>
          </table:table-cell>
          <table:table-cell table:formula="of:=IF(ISBLANK([.Q13]);&quot;&quot;;CONCATENATE([.Q$1];cEqual;cLBrace;[.Q13];cRBrace;cComma))">
            <text:p/>
          </table:table-cell>
          <table:table-cell table:formula="of:=IF(ISBLANK([.R13]);&quot;&quot;;CONCATENATE([.R$1];cEqual;cLBrace;[.R13];cRBrace;cComma))">
            <text:p/>
          </table:table-cell>
          <table:table-cell table:formula="of:=IF(ISBLANK([.S13]);&quot;&quot;;CONCATENATE([.S$1];cEqual;cLBrace;[.S13];cRBrace;cComma))">
            <text:p/>
          </table:table-cell>
          <table:table-cell table:formula="of:=IF(ISBLANK([.T13]);&quot;&quot;;CONCATENATE([.T$1];cEqual;cLBrace;[.T13];cRBrace;cComma))">
            <text:p/>
          </table:table-cell>
          <table:table-cell table:formula="of:=IF(ISBLANK([.U13]);&quot;&quot;;CONCATENATE([.U$1];cEqual;cLBrace;[.U13];cRBrace;cComma))">
            <text:p/>
          </table:table-cell>
          <table:table-cell table:formula="of:=IF(ISBLANK([.V13]);&quot;&quot;;CONCATENATE([.V$1];cEqual;cLBrace;[.V13];cRBrace;cComma))">
            <text:p/>
          </table:table-cell>
          <table:table-cell table:formula="of:=IF(ISBLANK([.W13]);&quot;&quot;;CONCATENATE([.W$1];cEqual;cLBrace;[.W13];cRBrace;cComma))">
            <text:p/>
          </table:table-cell>
          <table:table-cell table:formula="of:=IF(ISBLANK([.X13]);&quot;&quot;;CONCATENATE([.X$1];cEqual;cLBrace;[.X13];cRBrace;cComma))">
            <text:p/>
          </table:table-cell>
          <table:table-cell table:formula="of:=IF(ISBLANK([.Y13]);&quot;&quot;;CONCATENATE([.Y$1];cEqual;cLBrace;[.Y13];cRBrace;cComma))">
            <text:p/>
          </table:table-cell>
          <table:table-cell table:formula="of:=IF(ISBLANK([.Z13]);&quot;&quot;;CONCATENATE([.Z$1];cEqual;cLBrace;[.Z13];cRBrace;cComma))">
            <text:p/>
          </table:table-cell>
          <table:table-cell table:formula="of:=IF(ISBLANK([.AA13]);&quot;&quot;;CONCATENATE([.AA$1];cEqual;cLBrace;[.AA13];cRBrace;cComma))">
            <text:p/>
          </table:table-cell>
          <table:table-cell table:formula="of:=IF(ISBLANK([.AB13]);&quot;&quot;;CONCATENATE([.AB$1];cEqual;cLBrace;[.AB13];cRBrace;cComma))">
            <text:p/>
          </table:table-cell>
          <table:table-cell table:formula="of:=IF(ISBLANK([.AC13]);&quot;&quot;;CONCATENATE([.AC$1];cEqual;cLBrace;[.AC13];cRBrace;cComma))">
            <text:p/>
          </table:table-cell>
          <table:table-cell table:formula="of:=IF(ISBLANK([.AD13]);&quot;&quot;;CONCATENATE([.AD$1];cEqual;cLBrace;[.AD13];cRBrace;cComma))">
            <text:p/>
          </table:table-cell>
          <table:table-cell table:formula="of:=IF(ISBLANK([.AE13]);&quot;&quot;;CONCATENATE([.AE$1];cEqual;cLBrace;[.AE13];cRBrace;cComma))">
            <text:p/>
          </table:table-cell>
          <table:table-cell table:formula="of:=IF(ISBLANK([.AF13]);&quot;&quot;;CONCATENATE([.AF$1];cEqual;cLBrace;[.AF13];cRBrace;cComma))">
            <text:p/>
          </table:table-cell>
          <table:table-cell table:formula="of:=IF(ISBLANK([.AG13]);&quot;&quot;;CONCATENATE([.AG$1];cEqual;cLBrace;[.AG13];cRBrace;cComma))">
            <text:p/>
          </table:table-cell>
          <table:table-cell table:formula="of:=IF(ISBLANK([.AH13]);&quot;&quot;;CONCATENATE([.AH$1];cEqual;cLBrace;[.AH13];cRBrace;cComma))">
            <text:p/>
          </table:table-cell>
          <table:table-cell table:formula="of:=IF(ISBLANK([.AI13]);&quot;&quot;;CONCATENATE([.AI$1];cEqual;cLBrace;[.AI13];cRBrace;cComma))">
            <text:p/>
          </table:table-cell>
          <table:table-cell table:formula="of:=IF(ISBLANK([.AJ13]);&quot;&quot;;CONCATENATE([.AJ$1];cEqual;cLBrace;[.AJ13];cRBrace;cComma))">
            <text:p/>
          </table:table-cell>
          <table:table-cell table:formula="of:=IF(ISBLANK([.AK13]);&quot;&quot;;CONCATENATE([.AK$1];cEqual;cLBrace;[.AK13];cRBrace;cComma))">
            <text:p/>
          </table:table-cell>
          <table:table-cell table:formula="of:=IF(ISBLANK([.AL13]);&quot;&quot;;CONCATENATE([.AL$1];cEqual;cLBrace;[.AL13];cRBrace;cComma))">
            <text:p/>
          </table:table-cell>
        </table:table-row>
        <table:table-row table:style-name="ro1">
          <table:table-cell/>
          <table:table-cell table:formula="of:=CONCATENATE([.AM14];[.AN14];[.AO14];[.AP14];[.AQ14];[.AR14];[.AS14];[.AT14];[.AU14];[.AV14];[.AW14];[.AX14];[.AY14];[.AZ14];[.BA14];[.BB14];[.BC14];[.BD14];[.BE14];[.BF14];[.BG14];[.BH14];[.BI14];[.BJ14];[.BK14];[.BL14];[.BM14];[.BN14];[.BO14];[.BP14];[.BQ14];[.BR14];[.BS14];[.BT14];[.BU14];[.BV1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4];cComma)" office:value-type="string" office:string-value="@case{," calcext:value-type="string">
            <text:p>@case{,</text:p>
          </table:table-cell>
          <table:table-cell table:formula="of:=IF(ISBLANK([.D14]);&quot;&quot;;CONCATENATE([.D$1];cEqual;cLBrace;[.D14];cRBrace;cComma))">
            <text:p/>
          </table:table-cell>
          <table:table-cell table:formula="of:=IF(ISBLANK([.E14]);&quot;&quot;;CONCATENATE([.E$1];cEqual;cLBrace;[.E14];cRBrace;cComma))">
            <text:p/>
          </table:table-cell>
          <table:table-cell table:formula="of:=IF(ISBLANK([.F14]);&quot;&quot;;CONCATENATE([.F$1];cEqual;cLBrace;[.F14];cRBrace;cComma))">
            <text:p/>
          </table:table-cell>
          <table:table-cell table:formula="of:=IF(ISBLANK([.G14]);&quot;&quot;;CONCATENATE([.G$1];cEqual;cLBrace;[.G14];cRBrace;cComma))">
            <text:p/>
          </table:table-cell>
          <table:table-cell table:formula="of:=IF(ISBLANK([.H14]);&quot;&quot;;CONCATENATE([.H$1];cEqual;cLBrace;[.H14];cRBrace;cComma))">
            <text:p/>
          </table:table-cell>
          <table:table-cell table:formula="of:=IF(ISBLANK([.I14]);&quot;&quot;;CONCATENATE([.I$1];cEqual;cLBrace;[.I14];cRBrace;cComma))">
            <text:p/>
          </table:table-cell>
          <table:table-cell table:formula="of:=IF(ISBLANK([.J14]);&quot;&quot;;CONCATENATE([.J$1];cEqual;cLBrace;[.J14];cRBrace;cComma))">
            <text:p/>
          </table:table-cell>
          <table:table-cell table:formula="of:=IF(ISBLANK([.K14]);&quot;&quot;;CONCATENATE([.K$1];cEqual;cLBrace;[.K14];cRBrace;cComma))">
            <text:p/>
          </table:table-cell>
          <table:table-cell table:formula="of:=IF(ISBLANK([.L14]);&quot;&quot;;CONCATENATE([.L$1];cEqual;cLBrace;[.L14];cRBrace;cComma))">
            <text:p/>
          </table:table-cell>
          <table:table-cell table:formula="of:=IF(ISBLANK([.M14]);&quot;&quot;;CONCATENATE([.M$1];cEqual;cLBrace;[.M14];cRBrace;cComma))">
            <text:p/>
          </table:table-cell>
          <table:table-cell table:formula="of:=IF(ISBLANK([.N14]);&quot;&quot;;CONCATENATE([.N$1];cEqual;cLBrace;[.N14];cRBrace;cComma))">
            <text:p/>
          </table:table-cell>
          <table:table-cell table:formula="of:=IF(ISBLANK([.O14]);&quot;&quot;;CONCATENATE([.O$1];cEqual;cLBrace;[.O14];cRBrace;cComma))">
            <text:p/>
          </table:table-cell>
          <table:table-cell table:formula="of:=IF(ISBLANK([.P14]);&quot;&quot;;CONCATENATE([.P$1];cEqual;cLBrace;[.P14];cRBrace;cComma))">
            <text:p/>
          </table:table-cell>
          <table:table-cell table:formula="of:=IF(ISBLANK([.Q14]);&quot;&quot;;CONCATENATE([.Q$1];cEqual;cLBrace;[.Q14];cRBrace;cComma))">
            <text:p/>
          </table:table-cell>
          <table:table-cell table:formula="of:=IF(ISBLANK([.R14]);&quot;&quot;;CONCATENATE([.R$1];cEqual;cLBrace;[.R14];cRBrace;cComma))">
            <text:p/>
          </table:table-cell>
          <table:table-cell table:formula="of:=IF(ISBLANK([.S14]);&quot;&quot;;CONCATENATE([.S$1];cEqual;cLBrace;[.S14];cRBrace;cComma))">
            <text:p/>
          </table:table-cell>
          <table:table-cell table:formula="of:=IF(ISBLANK([.T14]);&quot;&quot;;CONCATENATE([.T$1];cEqual;cLBrace;[.T14];cRBrace;cComma))">
            <text:p/>
          </table:table-cell>
          <table:table-cell table:formula="of:=IF(ISBLANK([.U14]);&quot;&quot;;CONCATENATE([.U$1];cEqual;cLBrace;[.U14];cRBrace;cComma))">
            <text:p/>
          </table:table-cell>
          <table:table-cell table:formula="of:=IF(ISBLANK([.V14]);&quot;&quot;;CONCATENATE([.V$1];cEqual;cLBrace;[.V14];cRBrace;cComma))">
            <text:p/>
          </table:table-cell>
          <table:table-cell table:formula="of:=IF(ISBLANK([.W14]);&quot;&quot;;CONCATENATE([.W$1];cEqual;cLBrace;[.W14];cRBrace;cComma))">
            <text:p/>
          </table:table-cell>
          <table:table-cell table:formula="of:=IF(ISBLANK([.X14]);&quot;&quot;;CONCATENATE([.X$1];cEqual;cLBrace;[.X14];cRBrace;cComma))">
            <text:p/>
          </table:table-cell>
          <table:table-cell table:formula="of:=IF(ISBLANK([.Y14]);&quot;&quot;;CONCATENATE([.Y$1];cEqual;cLBrace;[.Y14];cRBrace;cComma))">
            <text:p/>
          </table:table-cell>
          <table:table-cell table:formula="of:=IF(ISBLANK([.Z14]);&quot;&quot;;CONCATENATE([.Z$1];cEqual;cLBrace;[.Z14];cRBrace;cComma))">
            <text:p/>
          </table:table-cell>
          <table:table-cell table:formula="of:=IF(ISBLANK([.AA14]);&quot;&quot;;CONCATENATE([.AA$1];cEqual;cLBrace;[.AA14];cRBrace;cComma))">
            <text:p/>
          </table:table-cell>
          <table:table-cell table:formula="of:=IF(ISBLANK([.AB14]);&quot;&quot;;CONCATENATE([.AB$1];cEqual;cLBrace;[.AB14];cRBrace;cComma))">
            <text:p/>
          </table:table-cell>
          <table:table-cell table:formula="of:=IF(ISBLANK([.AC14]);&quot;&quot;;CONCATENATE([.AC$1];cEqual;cLBrace;[.AC14];cRBrace;cComma))">
            <text:p/>
          </table:table-cell>
          <table:table-cell table:formula="of:=IF(ISBLANK([.AD14]);&quot;&quot;;CONCATENATE([.AD$1];cEqual;cLBrace;[.AD14];cRBrace;cComma))">
            <text:p/>
          </table:table-cell>
          <table:table-cell table:formula="of:=IF(ISBLANK([.AE14]);&quot;&quot;;CONCATENATE([.AE$1];cEqual;cLBrace;[.AE14];cRBrace;cComma))">
            <text:p/>
          </table:table-cell>
          <table:table-cell table:formula="of:=IF(ISBLANK([.AF14]);&quot;&quot;;CONCATENATE([.AF$1];cEqual;cLBrace;[.AF14];cRBrace;cComma))">
            <text:p/>
          </table:table-cell>
          <table:table-cell table:formula="of:=IF(ISBLANK([.AG14]);&quot;&quot;;CONCATENATE([.AG$1];cEqual;cLBrace;[.AG14];cRBrace;cComma))">
            <text:p/>
          </table:table-cell>
          <table:table-cell table:formula="of:=IF(ISBLANK([.AH14]);&quot;&quot;;CONCATENATE([.AH$1];cEqual;cLBrace;[.AH14];cRBrace;cComma))">
            <text:p/>
          </table:table-cell>
          <table:table-cell table:formula="of:=IF(ISBLANK([.AI14]);&quot;&quot;;CONCATENATE([.AI$1];cEqual;cLBrace;[.AI14];cRBrace;cComma))">
            <text:p/>
          </table:table-cell>
          <table:table-cell table:formula="of:=IF(ISBLANK([.AJ14]);&quot;&quot;;CONCATENATE([.AJ$1];cEqual;cLBrace;[.AJ14];cRBrace;cComma))">
            <text:p/>
          </table:table-cell>
          <table:table-cell table:formula="of:=IF(ISBLANK([.AK14]);&quot;&quot;;CONCATENATE([.AK$1];cEqual;cLBrace;[.AK14];cRBrace;cComma))">
            <text:p/>
          </table:table-cell>
          <table:table-cell table:formula="of:=IF(ISBLANK([.AL14]);&quot;&quot;;CONCATENATE([.AL$1];cEqual;cLBrace;[.AL14];cRBrace;cComma))">
            <text:p/>
          </table:table-cell>
        </table:table-row>
        <table:table-row table:style-name="ro1">
          <table:table-cell/>
          <table:table-cell table:formula="of:=CONCATENATE([.AM15];[.AN15];[.AO15];[.AP15];[.AQ15];[.AR15];[.AS15];[.AT15];[.AU15];[.AV15];[.AW15];[.AX15];[.AY15];[.AZ15];[.BA15];[.BB15];[.BC15];[.BD15];[.BE15];[.BF15];[.BG15];[.BH15];[.BI15];[.BJ15];[.BK15];[.BL15];[.BM15];[.BN15];[.BO15];[.BP15];[.BQ15];[.BR15];[.BS15];[.BT15];[.BU15];[.BV1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5];cComma)" office:value-type="string" office:string-value="@case{," calcext:value-type="string">
            <text:p>@case{,</text:p>
          </table:table-cell>
          <table:table-cell table:formula="of:=IF(ISBLANK([.D15]);&quot;&quot;;CONCATENATE([.D$1];cEqual;cLBrace;[.D15];cRBrace;cComma))">
            <text:p/>
          </table:table-cell>
          <table:table-cell table:formula="of:=IF(ISBLANK([.E15]);&quot;&quot;;CONCATENATE([.E$1];cEqual;cLBrace;[.E15];cRBrace;cComma))">
            <text:p/>
          </table:table-cell>
          <table:table-cell table:formula="of:=IF(ISBLANK([.F15]);&quot;&quot;;CONCATENATE([.F$1];cEqual;cLBrace;[.F15];cRBrace;cComma))">
            <text:p/>
          </table:table-cell>
          <table:table-cell table:formula="of:=IF(ISBLANK([.G15]);&quot;&quot;;CONCATENATE([.G$1];cEqual;cLBrace;[.G15];cRBrace;cComma))">
            <text:p/>
          </table:table-cell>
          <table:table-cell table:formula="of:=IF(ISBLANK([.H15]);&quot;&quot;;CONCATENATE([.H$1];cEqual;cLBrace;[.H15];cRBrace;cComma))">
            <text:p/>
          </table:table-cell>
          <table:table-cell table:formula="of:=IF(ISBLANK([.I15]);&quot;&quot;;CONCATENATE([.I$1];cEqual;cLBrace;[.I15];cRBrace;cComma))">
            <text:p/>
          </table:table-cell>
          <table:table-cell table:formula="of:=IF(ISBLANK([.J15]);&quot;&quot;;CONCATENATE([.J$1];cEqual;cLBrace;[.J15];cRBrace;cComma))">
            <text:p/>
          </table:table-cell>
          <table:table-cell table:formula="of:=IF(ISBLANK([.K15]);&quot;&quot;;CONCATENATE([.K$1];cEqual;cLBrace;[.K15];cRBrace;cComma))">
            <text:p/>
          </table:table-cell>
          <table:table-cell table:formula="of:=IF(ISBLANK([.L15]);&quot;&quot;;CONCATENATE([.L$1];cEqual;cLBrace;[.L15];cRBrace;cComma))">
            <text:p/>
          </table:table-cell>
          <table:table-cell table:formula="of:=IF(ISBLANK([.M15]);&quot;&quot;;CONCATENATE([.M$1];cEqual;cLBrace;[.M15];cRBrace;cComma))">
            <text:p/>
          </table:table-cell>
          <table:table-cell table:formula="of:=IF(ISBLANK([.N15]);&quot;&quot;;CONCATENATE([.N$1];cEqual;cLBrace;[.N15];cRBrace;cComma))">
            <text:p/>
          </table:table-cell>
          <table:table-cell table:formula="of:=IF(ISBLANK([.O15]);&quot;&quot;;CONCATENATE([.O$1];cEqual;cLBrace;[.O15];cRBrace;cComma))">
            <text:p/>
          </table:table-cell>
          <table:table-cell table:formula="of:=IF(ISBLANK([.P15]);&quot;&quot;;CONCATENATE([.P$1];cEqual;cLBrace;[.P15];cRBrace;cComma))">
            <text:p/>
          </table:table-cell>
          <table:table-cell table:formula="of:=IF(ISBLANK([.Q15]);&quot;&quot;;CONCATENATE([.Q$1];cEqual;cLBrace;[.Q15];cRBrace;cComma))">
            <text:p/>
          </table:table-cell>
          <table:table-cell table:formula="of:=IF(ISBLANK([.R15]);&quot;&quot;;CONCATENATE([.R$1];cEqual;cLBrace;[.R15];cRBrace;cComma))">
            <text:p/>
          </table:table-cell>
          <table:table-cell table:formula="of:=IF(ISBLANK([.S15]);&quot;&quot;;CONCATENATE([.S$1];cEqual;cLBrace;[.S15];cRBrace;cComma))">
            <text:p/>
          </table:table-cell>
          <table:table-cell table:formula="of:=IF(ISBLANK([.T15]);&quot;&quot;;CONCATENATE([.T$1];cEqual;cLBrace;[.T15];cRBrace;cComma))">
            <text:p/>
          </table:table-cell>
          <table:table-cell table:formula="of:=IF(ISBLANK([.U15]);&quot;&quot;;CONCATENATE([.U$1];cEqual;cLBrace;[.U15];cRBrace;cComma))">
            <text:p/>
          </table:table-cell>
          <table:table-cell table:formula="of:=IF(ISBLANK([.V15]);&quot;&quot;;CONCATENATE([.V$1];cEqual;cLBrace;[.V15];cRBrace;cComma))">
            <text:p/>
          </table:table-cell>
          <table:table-cell table:formula="of:=IF(ISBLANK([.W15]);&quot;&quot;;CONCATENATE([.W$1];cEqual;cLBrace;[.W15];cRBrace;cComma))">
            <text:p/>
          </table:table-cell>
          <table:table-cell table:formula="of:=IF(ISBLANK([.X15]);&quot;&quot;;CONCATENATE([.X$1];cEqual;cLBrace;[.X15];cRBrace;cComma))">
            <text:p/>
          </table:table-cell>
          <table:table-cell table:formula="of:=IF(ISBLANK([.Y15]);&quot;&quot;;CONCATENATE([.Y$1];cEqual;cLBrace;[.Y15];cRBrace;cComma))">
            <text:p/>
          </table:table-cell>
          <table:table-cell table:formula="of:=IF(ISBLANK([.Z15]);&quot;&quot;;CONCATENATE([.Z$1];cEqual;cLBrace;[.Z15];cRBrace;cComma))">
            <text:p/>
          </table:table-cell>
          <table:table-cell table:formula="of:=IF(ISBLANK([.AA15]);&quot;&quot;;CONCATENATE([.AA$1];cEqual;cLBrace;[.AA15];cRBrace;cComma))">
            <text:p/>
          </table:table-cell>
          <table:table-cell table:formula="of:=IF(ISBLANK([.AB15]);&quot;&quot;;CONCATENATE([.AB$1];cEqual;cLBrace;[.AB15];cRBrace;cComma))">
            <text:p/>
          </table:table-cell>
          <table:table-cell table:formula="of:=IF(ISBLANK([.AC15]);&quot;&quot;;CONCATENATE([.AC$1];cEqual;cLBrace;[.AC15];cRBrace;cComma))">
            <text:p/>
          </table:table-cell>
          <table:table-cell table:formula="of:=IF(ISBLANK([.AD15]);&quot;&quot;;CONCATENATE([.AD$1];cEqual;cLBrace;[.AD15];cRBrace;cComma))">
            <text:p/>
          </table:table-cell>
          <table:table-cell table:formula="of:=IF(ISBLANK([.AE15]);&quot;&quot;;CONCATENATE([.AE$1];cEqual;cLBrace;[.AE15];cRBrace;cComma))">
            <text:p/>
          </table:table-cell>
          <table:table-cell table:formula="of:=IF(ISBLANK([.AF15]);&quot;&quot;;CONCATENATE([.AF$1];cEqual;cLBrace;[.AF15];cRBrace;cComma))">
            <text:p/>
          </table:table-cell>
          <table:table-cell table:formula="of:=IF(ISBLANK([.AG15]);&quot;&quot;;CONCATENATE([.AG$1];cEqual;cLBrace;[.AG15];cRBrace;cComma))">
            <text:p/>
          </table:table-cell>
          <table:table-cell table:formula="of:=IF(ISBLANK([.AH15]);&quot;&quot;;CONCATENATE([.AH$1];cEqual;cLBrace;[.AH15];cRBrace;cComma))">
            <text:p/>
          </table:table-cell>
          <table:table-cell table:formula="of:=IF(ISBLANK([.AI15]);&quot;&quot;;CONCATENATE([.AI$1];cEqual;cLBrace;[.AI15];cRBrace;cComma))">
            <text:p/>
          </table:table-cell>
          <table:table-cell table:formula="of:=IF(ISBLANK([.AJ15]);&quot;&quot;;CONCATENATE([.AJ$1];cEqual;cLBrace;[.AJ15];cRBrace;cComma))">
            <text:p/>
          </table:table-cell>
          <table:table-cell table:formula="of:=IF(ISBLANK([.AK15]);&quot;&quot;;CONCATENATE([.AK$1];cEqual;cLBrace;[.AK15];cRBrace;cComma))">
            <text:p/>
          </table:table-cell>
          <table:table-cell table:formula="of:=IF(ISBLANK([.AL15]);&quot;&quot;;CONCATENATE([.AL$1];cEqual;cLBrace;[.AL15];cRBrace;cComma))">
            <text:p/>
          </table:table-cell>
        </table:table-row>
        <table:table-row table:style-name="ro1">
          <table:table-cell/>
          <table:table-cell table:formula="of:=CONCATENATE([.AM16];[.AN16];[.AO16];[.AP16];[.AQ16];[.AR16];[.AS16];[.AT16];[.AU16];[.AV16];[.AW16];[.AX16];[.AY16];[.AZ16];[.BA16];[.BB16];[.BC16];[.BD16];[.BE16];[.BF16];[.BG16];[.BH16];[.BI16];[.BJ16];[.BK16];[.BL16];[.BM16];[.BN16];[.BO16];[.BP16];[.BQ16];[.BR16];[.BS16];[.BT16];[.BU16];[.BV1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6];cComma)" office:value-type="string" office:string-value="@case{," calcext:value-type="string">
            <text:p>@case{,</text:p>
          </table:table-cell>
          <table:table-cell table:formula="of:=IF(ISBLANK([.D16]);&quot;&quot;;CONCATENATE([.D$1];cEqual;cLBrace;[.D16];cRBrace;cComma))">
            <text:p/>
          </table:table-cell>
          <table:table-cell table:formula="of:=IF(ISBLANK([.E16]);&quot;&quot;;CONCATENATE([.E$1];cEqual;cLBrace;[.E16];cRBrace;cComma))">
            <text:p/>
          </table:table-cell>
          <table:table-cell table:formula="of:=IF(ISBLANK([.F16]);&quot;&quot;;CONCATENATE([.F$1];cEqual;cLBrace;[.F16];cRBrace;cComma))">
            <text:p/>
          </table:table-cell>
          <table:table-cell table:formula="of:=IF(ISBLANK([.G16]);&quot;&quot;;CONCATENATE([.G$1];cEqual;cLBrace;[.G16];cRBrace;cComma))">
            <text:p/>
          </table:table-cell>
          <table:table-cell table:formula="of:=IF(ISBLANK([.H16]);&quot;&quot;;CONCATENATE([.H$1];cEqual;cLBrace;[.H16];cRBrace;cComma))">
            <text:p/>
          </table:table-cell>
          <table:table-cell table:formula="of:=IF(ISBLANK([.I16]);&quot;&quot;;CONCATENATE([.I$1];cEqual;cLBrace;[.I16];cRBrace;cComma))">
            <text:p/>
          </table:table-cell>
          <table:table-cell table:formula="of:=IF(ISBLANK([.J16]);&quot;&quot;;CONCATENATE([.J$1];cEqual;cLBrace;[.J16];cRBrace;cComma))">
            <text:p/>
          </table:table-cell>
          <table:table-cell table:formula="of:=IF(ISBLANK([.K16]);&quot;&quot;;CONCATENATE([.K$1];cEqual;cLBrace;[.K16];cRBrace;cComma))">
            <text:p/>
          </table:table-cell>
          <table:table-cell table:formula="of:=IF(ISBLANK([.L16]);&quot;&quot;;CONCATENATE([.L$1];cEqual;cLBrace;[.L16];cRBrace;cComma))">
            <text:p/>
          </table:table-cell>
          <table:table-cell table:formula="of:=IF(ISBLANK([.M16]);&quot;&quot;;CONCATENATE([.M$1];cEqual;cLBrace;[.M16];cRBrace;cComma))">
            <text:p/>
          </table:table-cell>
          <table:table-cell table:formula="of:=IF(ISBLANK([.N16]);&quot;&quot;;CONCATENATE([.N$1];cEqual;cLBrace;[.N16];cRBrace;cComma))">
            <text:p/>
          </table:table-cell>
          <table:table-cell table:formula="of:=IF(ISBLANK([.O16]);&quot;&quot;;CONCATENATE([.O$1];cEqual;cLBrace;[.O16];cRBrace;cComma))">
            <text:p/>
          </table:table-cell>
          <table:table-cell table:formula="of:=IF(ISBLANK([.P16]);&quot;&quot;;CONCATENATE([.P$1];cEqual;cLBrace;[.P16];cRBrace;cComma))">
            <text:p/>
          </table:table-cell>
          <table:table-cell table:formula="of:=IF(ISBLANK([.Q16]);&quot;&quot;;CONCATENATE([.Q$1];cEqual;cLBrace;[.Q16];cRBrace;cComma))">
            <text:p/>
          </table:table-cell>
          <table:table-cell table:formula="of:=IF(ISBLANK([.R16]);&quot;&quot;;CONCATENATE([.R$1];cEqual;cLBrace;[.R16];cRBrace;cComma))">
            <text:p/>
          </table:table-cell>
          <table:table-cell table:formula="of:=IF(ISBLANK([.S16]);&quot;&quot;;CONCATENATE([.S$1];cEqual;cLBrace;[.S16];cRBrace;cComma))">
            <text:p/>
          </table:table-cell>
          <table:table-cell table:formula="of:=IF(ISBLANK([.T16]);&quot;&quot;;CONCATENATE([.T$1];cEqual;cLBrace;[.T16];cRBrace;cComma))">
            <text:p/>
          </table:table-cell>
          <table:table-cell table:formula="of:=IF(ISBLANK([.U16]);&quot;&quot;;CONCATENATE([.U$1];cEqual;cLBrace;[.U16];cRBrace;cComma))">
            <text:p/>
          </table:table-cell>
          <table:table-cell table:formula="of:=IF(ISBLANK([.V16]);&quot;&quot;;CONCATENATE([.V$1];cEqual;cLBrace;[.V16];cRBrace;cComma))">
            <text:p/>
          </table:table-cell>
          <table:table-cell table:formula="of:=IF(ISBLANK([.W16]);&quot;&quot;;CONCATENATE([.W$1];cEqual;cLBrace;[.W16];cRBrace;cComma))">
            <text:p/>
          </table:table-cell>
          <table:table-cell table:formula="of:=IF(ISBLANK([.X16]);&quot;&quot;;CONCATENATE([.X$1];cEqual;cLBrace;[.X16];cRBrace;cComma))">
            <text:p/>
          </table:table-cell>
          <table:table-cell table:formula="of:=IF(ISBLANK([.Y16]);&quot;&quot;;CONCATENATE([.Y$1];cEqual;cLBrace;[.Y16];cRBrace;cComma))">
            <text:p/>
          </table:table-cell>
          <table:table-cell table:formula="of:=IF(ISBLANK([.Z16]);&quot;&quot;;CONCATENATE([.Z$1];cEqual;cLBrace;[.Z16];cRBrace;cComma))">
            <text:p/>
          </table:table-cell>
          <table:table-cell table:formula="of:=IF(ISBLANK([.AA16]);&quot;&quot;;CONCATENATE([.AA$1];cEqual;cLBrace;[.AA16];cRBrace;cComma))">
            <text:p/>
          </table:table-cell>
          <table:table-cell table:formula="of:=IF(ISBLANK([.AB16]);&quot;&quot;;CONCATENATE([.AB$1];cEqual;cLBrace;[.AB16];cRBrace;cComma))">
            <text:p/>
          </table:table-cell>
          <table:table-cell table:formula="of:=IF(ISBLANK([.AC16]);&quot;&quot;;CONCATENATE([.AC$1];cEqual;cLBrace;[.AC16];cRBrace;cComma))">
            <text:p/>
          </table:table-cell>
          <table:table-cell table:formula="of:=IF(ISBLANK([.AD16]);&quot;&quot;;CONCATENATE([.AD$1];cEqual;cLBrace;[.AD16];cRBrace;cComma))">
            <text:p/>
          </table:table-cell>
          <table:table-cell table:formula="of:=IF(ISBLANK([.AE16]);&quot;&quot;;CONCATENATE([.AE$1];cEqual;cLBrace;[.AE16];cRBrace;cComma))">
            <text:p/>
          </table:table-cell>
          <table:table-cell table:formula="of:=IF(ISBLANK([.AF16]);&quot;&quot;;CONCATENATE([.AF$1];cEqual;cLBrace;[.AF16];cRBrace;cComma))">
            <text:p/>
          </table:table-cell>
          <table:table-cell table:formula="of:=IF(ISBLANK([.AG16]);&quot;&quot;;CONCATENATE([.AG$1];cEqual;cLBrace;[.AG16];cRBrace;cComma))">
            <text:p/>
          </table:table-cell>
          <table:table-cell table:formula="of:=IF(ISBLANK([.AH16]);&quot;&quot;;CONCATENATE([.AH$1];cEqual;cLBrace;[.AH16];cRBrace;cComma))">
            <text:p/>
          </table:table-cell>
          <table:table-cell table:formula="of:=IF(ISBLANK([.AI16]);&quot;&quot;;CONCATENATE([.AI$1];cEqual;cLBrace;[.AI16];cRBrace;cComma))">
            <text:p/>
          </table:table-cell>
          <table:table-cell table:formula="of:=IF(ISBLANK([.AJ16]);&quot;&quot;;CONCATENATE([.AJ$1];cEqual;cLBrace;[.AJ16];cRBrace;cComma))">
            <text:p/>
          </table:table-cell>
          <table:table-cell table:formula="of:=IF(ISBLANK([.AK16]);&quot;&quot;;CONCATENATE([.AK$1];cEqual;cLBrace;[.AK16];cRBrace;cComma))">
            <text:p/>
          </table:table-cell>
          <table:table-cell table:formula="of:=IF(ISBLANK([.AL16]);&quot;&quot;;CONCATENATE([.AL$1];cEqual;cLBrace;[.AL16];cRBrace;cComma))">
            <text:p/>
          </table:table-cell>
        </table:table-row>
        <table:table-row table:style-name="ro1">
          <table:table-cell/>
          <table:table-cell table:formula="of:=CONCATENATE([.AM17];[.AN17];[.AO17];[.AP17];[.AQ17];[.AR17];[.AS17];[.AT17];[.AU17];[.AV17];[.AW17];[.AX17];[.AY17];[.AZ17];[.BA17];[.BB17];[.BC17];[.BD17];[.BE17];[.BF17];[.BG17];[.BH17];[.BI17];[.BJ17];[.BK17];[.BL17];[.BM17];[.BN17];[.BO17];[.BP17];[.BQ17];[.BR17];[.BS17];[.BT17];[.BU17];[.BV1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7];cComma)" office:value-type="string" office:string-value="@case{," calcext:value-type="string">
            <text:p>@case{,</text:p>
          </table:table-cell>
          <table:table-cell table:formula="of:=IF(ISBLANK([.D17]);&quot;&quot;;CONCATENATE([.D$1];cEqual;cLBrace;[.D17];cRBrace;cComma))">
            <text:p/>
          </table:table-cell>
          <table:table-cell table:formula="of:=IF(ISBLANK([.E17]);&quot;&quot;;CONCATENATE([.E$1];cEqual;cLBrace;[.E17];cRBrace;cComma))">
            <text:p/>
          </table:table-cell>
          <table:table-cell table:formula="of:=IF(ISBLANK([.F17]);&quot;&quot;;CONCATENATE([.F$1];cEqual;cLBrace;[.F17];cRBrace;cComma))">
            <text:p/>
          </table:table-cell>
          <table:table-cell table:formula="of:=IF(ISBLANK([.G17]);&quot;&quot;;CONCATENATE([.G$1];cEqual;cLBrace;[.G17];cRBrace;cComma))">
            <text:p/>
          </table:table-cell>
          <table:table-cell table:formula="of:=IF(ISBLANK([.H17]);&quot;&quot;;CONCATENATE([.H$1];cEqual;cLBrace;[.H17];cRBrace;cComma))">
            <text:p/>
          </table:table-cell>
          <table:table-cell table:formula="of:=IF(ISBLANK([.I17]);&quot;&quot;;CONCATENATE([.I$1];cEqual;cLBrace;[.I17];cRBrace;cComma))">
            <text:p/>
          </table:table-cell>
          <table:table-cell table:formula="of:=IF(ISBLANK([.J17]);&quot;&quot;;CONCATENATE([.J$1];cEqual;cLBrace;[.J17];cRBrace;cComma))">
            <text:p/>
          </table:table-cell>
          <table:table-cell table:formula="of:=IF(ISBLANK([.K17]);&quot;&quot;;CONCATENATE([.K$1];cEqual;cLBrace;[.K17];cRBrace;cComma))">
            <text:p/>
          </table:table-cell>
          <table:table-cell table:formula="of:=IF(ISBLANK([.L17]);&quot;&quot;;CONCATENATE([.L$1];cEqual;cLBrace;[.L17];cRBrace;cComma))">
            <text:p/>
          </table:table-cell>
          <table:table-cell table:formula="of:=IF(ISBLANK([.M17]);&quot;&quot;;CONCATENATE([.M$1];cEqual;cLBrace;[.M17];cRBrace;cComma))">
            <text:p/>
          </table:table-cell>
          <table:table-cell table:formula="of:=IF(ISBLANK([.N17]);&quot;&quot;;CONCATENATE([.N$1];cEqual;cLBrace;[.N17];cRBrace;cComma))">
            <text:p/>
          </table:table-cell>
          <table:table-cell table:formula="of:=IF(ISBLANK([.O17]);&quot;&quot;;CONCATENATE([.O$1];cEqual;cLBrace;[.O17];cRBrace;cComma))">
            <text:p/>
          </table:table-cell>
          <table:table-cell table:formula="of:=IF(ISBLANK([.P17]);&quot;&quot;;CONCATENATE([.P$1];cEqual;cLBrace;[.P17];cRBrace;cComma))">
            <text:p/>
          </table:table-cell>
          <table:table-cell table:formula="of:=IF(ISBLANK([.Q17]);&quot;&quot;;CONCATENATE([.Q$1];cEqual;cLBrace;[.Q17];cRBrace;cComma))">
            <text:p/>
          </table:table-cell>
          <table:table-cell table:formula="of:=IF(ISBLANK([.R17]);&quot;&quot;;CONCATENATE([.R$1];cEqual;cLBrace;[.R17];cRBrace;cComma))">
            <text:p/>
          </table:table-cell>
          <table:table-cell table:formula="of:=IF(ISBLANK([.S17]);&quot;&quot;;CONCATENATE([.S$1];cEqual;cLBrace;[.S17];cRBrace;cComma))">
            <text:p/>
          </table:table-cell>
          <table:table-cell table:formula="of:=IF(ISBLANK([.T17]);&quot;&quot;;CONCATENATE([.T$1];cEqual;cLBrace;[.T17];cRBrace;cComma))">
            <text:p/>
          </table:table-cell>
          <table:table-cell table:formula="of:=IF(ISBLANK([.U17]);&quot;&quot;;CONCATENATE([.U$1];cEqual;cLBrace;[.U17];cRBrace;cComma))">
            <text:p/>
          </table:table-cell>
          <table:table-cell table:formula="of:=IF(ISBLANK([.V17]);&quot;&quot;;CONCATENATE([.V$1];cEqual;cLBrace;[.V17];cRBrace;cComma))">
            <text:p/>
          </table:table-cell>
          <table:table-cell table:formula="of:=IF(ISBLANK([.W17]);&quot;&quot;;CONCATENATE([.W$1];cEqual;cLBrace;[.W17];cRBrace;cComma))">
            <text:p/>
          </table:table-cell>
          <table:table-cell table:formula="of:=IF(ISBLANK([.X17]);&quot;&quot;;CONCATENATE([.X$1];cEqual;cLBrace;[.X17];cRBrace;cComma))">
            <text:p/>
          </table:table-cell>
          <table:table-cell table:formula="of:=IF(ISBLANK([.Y17]);&quot;&quot;;CONCATENATE([.Y$1];cEqual;cLBrace;[.Y17];cRBrace;cComma))">
            <text:p/>
          </table:table-cell>
          <table:table-cell table:formula="of:=IF(ISBLANK([.Z17]);&quot;&quot;;CONCATENATE([.Z$1];cEqual;cLBrace;[.Z17];cRBrace;cComma))">
            <text:p/>
          </table:table-cell>
          <table:table-cell table:formula="of:=IF(ISBLANK([.AA17]);&quot;&quot;;CONCATENATE([.AA$1];cEqual;cLBrace;[.AA17];cRBrace;cComma))">
            <text:p/>
          </table:table-cell>
          <table:table-cell table:formula="of:=IF(ISBLANK([.AB17]);&quot;&quot;;CONCATENATE([.AB$1];cEqual;cLBrace;[.AB17];cRBrace;cComma))">
            <text:p/>
          </table:table-cell>
          <table:table-cell table:formula="of:=IF(ISBLANK([.AC17]);&quot;&quot;;CONCATENATE([.AC$1];cEqual;cLBrace;[.AC17];cRBrace;cComma))">
            <text:p/>
          </table:table-cell>
          <table:table-cell table:formula="of:=IF(ISBLANK([.AD17]);&quot;&quot;;CONCATENATE([.AD$1];cEqual;cLBrace;[.AD17];cRBrace;cComma))">
            <text:p/>
          </table:table-cell>
          <table:table-cell table:formula="of:=IF(ISBLANK([.AE17]);&quot;&quot;;CONCATENATE([.AE$1];cEqual;cLBrace;[.AE17];cRBrace;cComma))">
            <text:p/>
          </table:table-cell>
          <table:table-cell table:formula="of:=IF(ISBLANK([.AF17]);&quot;&quot;;CONCATENATE([.AF$1];cEqual;cLBrace;[.AF17];cRBrace;cComma))">
            <text:p/>
          </table:table-cell>
          <table:table-cell table:formula="of:=IF(ISBLANK([.AG17]);&quot;&quot;;CONCATENATE([.AG$1];cEqual;cLBrace;[.AG17];cRBrace;cComma))">
            <text:p/>
          </table:table-cell>
          <table:table-cell table:formula="of:=IF(ISBLANK([.AH17]);&quot;&quot;;CONCATENATE([.AH$1];cEqual;cLBrace;[.AH17];cRBrace;cComma))">
            <text:p/>
          </table:table-cell>
          <table:table-cell table:formula="of:=IF(ISBLANK([.AI17]);&quot;&quot;;CONCATENATE([.AI$1];cEqual;cLBrace;[.AI17];cRBrace;cComma))">
            <text:p/>
          </table:table-cell>
          <table:table-cell table:formula="of:=IF(ISBLANK([.AJ17]);&quot;&quot;;CONCATENATE([.AJ$1];cEqual;cLBrace;[.AJ17];cRBrace;cComma))">
            <text:p/>
          </table:table-cell>
          <table:table-cell table:formula="of:=IF(ISBLANK([.AK17]);&quot;&quot;;CONCATENATE([.AK$1];cEqual;cLBrace;[.AK17];cRBrace;cComma))">
            <text:p/>
          </table:table-cell>
          <table:table-cell table:formula="of:=IF(ISBLANK([.AL17]);&quot;&quot;;CONCATENATE([.AL$1];cEqual;cLBrace;[.AL17];cRBrace;cComma))">
            <text:p/>
          </table:table-cell>
        </table:table-row>
        <table:table-row table:style-name="ro1">
          <table:table-cell/>
          <table:table-cell table:formula="of:=CONCATENATE([.AM18];[.AN18];[.AO18];[.AP18];[.AQ18];[.AR18];[.AS18];[.AT18];[.AU18];[.AV18];[.AW18];[.AX18];[.AY18];[.AZ18];[.BA18];[.BB18];[.BC18];[.BD18];[.BE18];[.BF18];[.BG18];[.BH18];[.BI18];[.BJ18];[.BK18];[.BL18];[.BM18];[.BN18];[.BO18];[.BP18];[.BQ18];[.BR18];[.BS18];[.BT18];[.BU18];[.BV1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8];cComma)" office:value-type="string" office:string-value="@case{," calcext:value-type="string">
            <text:p>@case{,</text:p>
          </table:table-cell>
          <table:table-cell table:formula="of:=IF(ISBLANK([.D18]);&quot;&quot;;CONCATENATE([.D$1];cEqual;cLBrace;[.D18];cRBrace;cComma))">
            <text:p/>
          </table:table-cell>
          <table:table-cell table:formula="of:=IF(ISBLANK([.E18]);&quot;&quot;;CONCATENATE([.E$1];cEqual;cLBrace;[.E18];cRBrace;cComma))">
            <text:p/>
          </table:table-cell>
          <table:table-cell table:formula="of:=IF(ISBLANK([.F18]);&quot;&quot;;CONCATENATE([.F$1];cEqual;cLBrace;[.F18];cRBrace;cComma))">
            <text:p/>
          </table:table-cell>
          <table:table-cell table:formula="of:=IF(ISBLANK([.G18]);&quot;&quot;;CONCATENATE([.G$1];cEqual;cLBrace;[.G18];cRBrace;cComma))">
            <text:p/>
          </table:table-cell>
          <table:table-cell table:formula="of:=IF(ISBLANK([.H18]);&quot;&quot;;CONCATENATE([.H$1];cEqual;cLBrace;[.H18];cRBrace;cComma))">
            <text:p/>
          </table:table-cell>
          <table:table-cell table:formula="of:=IF(ISBLANK([.I18]);&quot;&quot;;CONCATENATE([.I$1];cEqual;cLBrace;[.I18];cRBrace;cComma))">
            <text:p/>
          </table:table-cell>
          <table:table-cell table:formula="of:=IF(ISBLANK([.J18]);&quot;&quot;;CONCATENATE([.J$1];cEqual;cLBrace;[.J18];cRBrace;cComma))">
            <text:p/>
          </table:table-cell>
          <table:table-cell table:formula="of:=IF(ISBLANK([.K18]);&quot;&quot;;CONCATENATE([.K$1];cEqual;cLBrace;[.K18];cRBrace;cComma))">
            <text:p/>
          </table:table-cell>
          <table:table-cell table:formula="of:=IF(ISBLANK([.L18]);&quot;&quot;;CONCATENATE([.L$1];cEqual;cLBrace;[.L18];cRBrace;cComma))">
            <text:p/>
          </table:table-cell>
          <table:table-cell table:formula="of:=IF(ISBLANK([.M18]);&quot;&quot;;CONCATENATE([.M$1];cEqual;cLBrace;[.M18];cRBrace;cComma))">
            <text:p/>
          </table:table-cell>
          <table:table-cell table:formula="of:=IF(ISBLANK([.N18]);&quot;&quot;;CONCATENATE([.N$1];cEqual;cLBrace;[.N18];cRBrace;cComma))">
            <text:p/>
          </table:table-cell>
          <table:table-cell table:formula="of:=IF(ISBLANK([.O18]);&quot;&quot;;CONCATENATE([.O$1];cEqual;cLBrace;[.O18];cRBrace;cComma))">
            <text:p/>
          </table:table-cell>
          <table:table-cell table:formula="of:=IF(ISBLANK([.P18]);&quot;&quot;;CONCATENATE([.P$1];cEqual;cLBrace;[.P18];cRBrace;cComma))">
            <text:p/>
          </table:table-cell>
          <table:table-cell table:formula="of:=IF(ISBLANK([.Q18]);&quot;&quot;;CONCATENATE([.Q$1];cEqual;cLBrace;[.Q18];cRBrace;cComma))">
            <text:p/>
          </table:table-cell>
          <table:table-cell table:formula="of:=IF(ISBLANK([.R18]);&quot;&quot;;CONCATENATE([.R$1];cEqual;cLBrace;[.R18];cRBrace;cComma))">
            <text:p/>
          </table:table-cell>
          <table:table-cell table:formula="of:=IF(ISBLANK([.S18]);&quot;&quot;;CONCATENATE([.S$1];cEqual;cLBrace;[.S18];cRBrace;cComma))">
            <text:p/>
          </table:table-cell>
          <table:table-cell table:formula="of:=IF(ISBLANK([.T18]);&quot;&quot;;CONCATENATE([.T$1];cEqual;cLBrace;[.T18];cRBrace;cComma))">
            <text:p/>
          </table:table-cell>
          <table:table-cell table:formula="of:=IF(ISBLANK([.U18]);&quot;&quot;;CONCATENATE([.U$1];cEqual;cLBrace;[.U18];cRBrace;cComma))">
            <text:p/>
          </table:table-cell>
          <table:table-cell table:formula="of:=IF(ISBLANK([.V18]);&quot;&quot;;CONCATENATE([.V$1];cEqual;cLBrace;[.V18];cRBrace;cComma))">
            <text:p/>
          </table:table-cell>
          <table:table-cell table:formula="of:=IF(ISBLANK([.W18]);&quot;&quot;;CONCATENATE([.W$1];cEqual;cLBrace;[.W18];cRBrace;cComma))">
            <text:p/>
          </table:table-cell>
          <table:table-cell table:formula="of:=IF(ISBLANK([.X18]);&quot;&quot;;CONCATENATE([.X$1];cEqual;cLBrace;[.X18];cRBrace;cComma))">
            <text:p/>
          </table:table-cell>
          <table:table-cell table:formula="of:=IF(ISBLANK([.Y18]);&quot;&quot;;CONCATENATE([.Y$1];cEqual;cLBrace;[.Y18];cRBrace;cComma))">
            <text:p/>
          </table:table-cell>
          <table:table-cell table:formula="of:=IF(ISBLANK([.Z18]);&quot;&quot;;CONCATENATE([.Z$1];cEqual;cLBrace;[.Z18];cRBrace;cComma))">
            <text:p/>
          </table:table-cell>
          <table:table-cell table:formula="of:=IF(ISBLANK([.AA18]);&quot;&quot;;CONCATENATE([.AA$1];cEqual;cLBrace;[.AA18];cRBrace;cComma))">
            <text:p/>
          </table:table-cell>
          <table:table-cell table:formula="of:=IF(ISBLANK([.AB18]);&quot;&quot;;CONCATENATE([.AB$1];cEqual;cLBrace;[.AB18];cRBrace;cComma))">
            <text:p/>
          </table:table-cell>
          <table:table-cell table:formula="of:=IF(ISBLANK([.AC18]);&quot;&quot;;CONCATENATE([.AC$1];cEqual;cLBrace;[.AC18];cRBrace;cComma))">
            <text:p/>
          </table:table-cell>
          <table:table-cell table:formula="of:=IF(ISBLANK([.AD18]);&quot;&quot;;CONCATENATE([.AD$1];cEqual;cLBrace;[.AD18];cRBrace;cComma))">
            <text:p/>
          </table:table-cell>
          <table:table-cell table:formula="of:=IF(ISBLANK([.AE18]);&quot;&quot;;CONCATENATE([.AE$1];cEqual;cLBrace;[.AE18];cRBrace;cComma))">
            <text:p/>
          </table:table-cell>
          <table:table-cell table:formula="of:=IF(ISBLANK([.AF18]);&quot;&quot;;CONCATENATE([.AF$1];cEqual;cLBrace;[.AF18];cRBrace;cComma))">
            <text:p/>
          </table:table-cell>
          <table:table-cell table:formula="of:=IF(ISBLANK([.AG18]);&quot;&quot;;CONCATENATE([.AG$1];cEqual;cLBrace;[.AG18];cRBrace;cComma))">
            <text:p/>
          </table:table-cell>
          <table:table-cell table:formula="of:=IF(ISBLANK([.AH18]);&quot;&quot;;CONCATENATE([.AH$1];cEqual;cLBrace;[.AH18];cRBrace;cComma))">
            <text:p/>
          </table:table-cell>
          <table:table-cell table:formula="of:=IF(ISBLANK([.AI18]);&quot;&quot;;CONCATENATE([.AI$1];cEqual;cLBrace;[.AI18];cRBrace;cComma))">
            <text:p/>
          </table:table-cell>
          <table:table-cell table:formula="of:=IF(ISBLANK([.AJ18]);&quot;&quot;;CONCATENATE([.AJ$1];cEqual;cLBrace;[.AJ18];cRBrace;cComma))">
            <text:p/>
          </table:table-cell>
          <table:table-cell table:formula="of:=IF(ISBLANK([.AK18]);&quot;&quot;;CONCATENATE([.AK$1];cEqual;cLBrace;[.AK18];cRBrace;cComma))">
            <text:p/>
          </table:table-cell>
          <table:table-cell table:formula="of:=IF(ISBLANK([.AL18]);&quot;&quot;;CONCATENATE([.AL$1];cEqual;cLBrace;[.AL18];cRBrace;cComma))">
            <text:p/>
          </table:table-cell>
        </table:table-row>
        <table:table-row table:style-name="ro1">
          <table:table-cell/>
          <table:table-cell table:formula="of:=CONCATENATE([.AM19];[.AN19];[.AO19];[.AP19];[.AQ19];[.AR19];[.AS19];[.AT19];[.AU19];[.AV19];[.AW19];[.AX19];[.AY19];[.AZ19];[.BA19];[.BB19];[.BC19];[.BD19];[.BE19];[.BF19];[.BG19];[.BH19];[.BI19];[.BJ19];[.BK19];[.BL19];[.BM19];[.BN19];[.BO19];[.BP19];[.BQ19];[.BR19];[.BS19];[.BT19];[.BU19];[.BV1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9];cComma)" office:value-type="string" office:string-value="@case{," calcext:value-type="string">
            <text:p>@case{,</text:p>
          </table:table-cell>
          <table:table-cell table:formula="of:=IF(ISBLANK([.D19]);&quot;&quot;;CONCATENATE([.D$1];cEqual;cLBrace;[.D19];cRBrace;cComma))">
            <text:p/>
          </table:table-cell>
          <table:table-cell table:formula="of:=IF(ISBLANK([.E19]);&quot;&quot;;CONCATENATE([.E$1];cEqual;cLBrace;[.E19];cRBrace;cComma))">
            <text:p/>
          </table:table-cell>
          <table:table-cell table:formula="of:=IF(ISBLANK([.F19]);&quot;&quot;;CONCATENATE([.F$1];cEqual;cLBrace;[.F19];cRBrace;cComma))">
            <text:p/>
          </table:table-cell>
          <table:table-cell table:formula="of:=IF(ISBLANK([.G19]);&quot;&quot;;CONCATENATE([.G$1];cEqual;cLBrace;[.G19];cRBrace;cComma))">
            <text:p/>
          </table:table-cell>
          <table:table-cell table:formula="of:=IF(ISBLANK([.H19]);&quot;&quot;;CONCATENATE([.H$1];cEqual;cLBrace;[.H19];cRBrace;cComma))">
            <text:p/>
          </table:table-cell>
          <table:table-cell table:formula="of:=IF(ISBLANK([.I19]);&quot;&quot;;CONCATENATE([.I$1];cEqual;cLBrace;[.I19];cRBrace;cComma))">
            <text:p/>
          </table:table-cell>
          <table:table-cell table:formula="of:=IF(ISBLANK([.J19]);&quot;&quot;;CONCATENATE([.J$1];cEqual;cLBrace;[.J19];cRBrace;cComma))">
            <text:p/>
          </table:table-cell>
          <table:table-cell table:formula="of:=IF(ISBLANK([.K19]);&quot;&quot;;CONCATENATE([.K$1];cEqual;cLBrace;[.K19];cRBrace;cComma))">
            <text:p/>
          </table:table-cell>
          <table:table-cell table:formula="of:=IF(ISBLANK([.L19]);&quot;&quot;;CONCATENATE([.L$1];cEqual;cLBrace;[.L19];cRBrace;cComma))">
            <text:p/>
          </table:table-cell>
          <table:table-cell table:formula="of:=IF(ISBLANK([.M19]);&quot;&quot;;CONCATENATE([.M$1];cEqual;cLBrace;[.M19];cRBrace;cComma))">
            <text:p/>
          </table:table-cell>
          <table:table-cell table:formula="of:=IF(ISBLANK([.N19]);&quot;&quot;;CONCATENATE([.N$1];cEqual;cLBrace;[.N19];cRBrace;cComma))">
            <text:p/>
          </table:table-cell>
          <table:table-cell table:formula="of:=IF(ISBLANK([.O19]);&quot;&quot;;CONCATENATE([.O$1];cEqual;cLBrace;[.O19];cRBrace;cComma))">
            <text:p/>
          </table:table-cell>
          <table:table-cell table:formula="of:=IF(ISBLANK([.P19]);&quot;&quot;;CONCATENATE([.P$1];cEqual;cLBrace;[.P19];cRBrace;cComma))">
            <text:p/>
          </table:table-cell>
          <table:table-cell table:formula="of:=IF(ISBLANK([.Q19]);&quot;&quot;;CONCATENATE([.Q$1];cEqual;cLBrace;[.Q19];cRBrace;cComma))">
            <text:p/>
          </table:table-cell>
          <table:table-cell table:formula="of:=IF(ISBLANK([.R19]);&quot;&quot;;CONCATENATE([.R$1];cEqual;cLBrace;[.R19];cRBrace;cComma))">
            <text:p/>
          </table:table-cell>
          <table:table-cell table:formula="of:=IF(ISBLANK([.S19]);&quot;&quot;;CONCATENATE([.S$1];cEqual;cLBrace;[.S19];cRBrace;cComma))">
            <text:p/>
          </table:table-cell>
          <table:table-cell table:formula="of:=IF(ISBLANK([.T19]);&quot;&quot;;CONCATENATE([.T$1];cEqual;cLBrace;[.T19];cRBrace;cComma))">
            <text:p/>
          </table:table-cell>
          <table:table-cell table:formula="of:=IF(ISBLANK([.U19]);&quot;&quot;;CONCATENATE([.U$1];cEqual;cLBrace;[.U19];cRBrace;cComma))">
            <text:p/>
          </table:table-cell>
          <table:table-cell table:formula="of:=IF(ISBLANK([.V19]);&quot;&quot;;CONCATENATE([.V$1];cEqual;cLBrace;[.V19];cRBrace;cComma))">
            <text:p/>
          </table:table-cell>
          <table:table-cell table:formula="of:=IF(ISBLANK([.W19]);&quot;&quot;;CONCATENATE([.W$1];cEqual;cLBrace;[.W19];cRBrace;cComma))">
            <text:p/>
          </table:table-cell>
          <table:table-cell table:formula="of:=IF(ISBLANK([.X19]);&quot;&quot;;CONCATENATE([.X$1];cEqual;cLBrace;[.X19];cRBrace;cComma))">
            <text:p/>
          </table:table-cell>
          <table:table-cell table:formula="of:=IF(ISBLANK([.Y19]);&quot;&quot;;CONCATENATE([.Y$1];cEqual;cLBrace;[.Y19];cRBrace;cComma))">
            <text:p/>
          </table:table-cell>
          <table:table-cell table:formula="of:=IF(ISBLANK([.Z19]);&quot;&quot;;CONCATENATE([.Z$1];cEqual;cLBrace;[.Z19];cRBrace;cComma))">
            <text:p/>
          </table:table-cell>
          <table:table-cell table:formula="of:=IF(ISBLANK([.AA19]);&quot;&quot;;CONCATENATE([.AA$1];cEqual;cLBrace;[.AA19];cRBrace;cComma))">
            <text:p/>
          </table:table-cell>
          <table:table-cell table:formula="of:=IF(ISBLANK([.AB19]);&quot;&quot;;CONCATENATE([.AB$1];cEqual;cLBrace;[.AB19];cRBrace;cComma))">
            <text:p/>
          </table:table-cell>
          <table:table-cell table:formula="of:=IF(ISBLANK([.AC19]);&quot;&quot;;CONCATENATE([.AC$1];cEqual;cLBrace;[.AC19];cRBrace;cComma))">
            <text:p/>
          </table:table-cell>
          <table:table-cell table:formula="of:=IF(ISBLANK([.AD19]);&quot;&quot;;CONCATENATE([.AD$1];cEqual;cLBrace;[.AD19];cRBrace;cComma))">
            <text:p/>
          </table:table-cell>
          <table:table-cell table:formula="of:=IF(ISBLANK([.AE19]);&quot;&quot;;CONCATENATE([.AE$1];cEqual;cLBrace;[.AE19];cRBrace;cComma))">
            <text:p/>
          </table:table-cell>
          <table:table-cell table:formula="of:=IF(ISBLANK([.AF19]);&quot;&quot;;CONCATENATE([.AF$1];cEqual;cLBrace;[.AF19];cRBrace;cComma))">
            <text:p/>
          </table:table-cell>
          <table:table-cell table:formula="of:=IF(ISBLANK([.AG19]);&quot;&quot;;CONCATENATE([.AG$1];cEqual;cLBrace;[.AG19];cRBrace;cComma))">
            <text:p/>
          </table:table-cell>
          <table:table-cell table:formula="of:=IF(ISBLANK([.AH19]);&quot;&quot;;CONCATENATE([.AH$1];cEqual;cLBrace;[.AH19];cRBrace;cComma))">
            <text:p/>
          </table:table-cell>
          <table:table-cell table:formula="of:=IF(ISBLANK([.AI19]);&quot;&quot;;CONCATENATE([.AI$1];cEqual;cLBrace;[.AI19];cRBrace;cComma))">
            <text:p/>
          </table:table-cell>
          <table:table-cell table:formula="of:=IF(ISBLANK([.AJ19]);&quot;&quot;;CONCATENATE([.AJ$1];cEqual;cLBrace;[.AJ19];cRBrace;cComma))">
            <text:p/>
          </table:table-cell>
          <table:table-cell table:formula="of:=IF(ISBLANK([.AK19]);&quot;&quot;;CONCATENATE([.AK$1];cEqual;cLBrace;[.AK19];cRBrace;cComma))">
            <text:p/>
          </table:table-cell>
          <table:table-cell table:formula="of:=IF(ISBLANK([.AL19]);&quot;&quot;;CONCATENATE([.AL$1];cEqual;cLBrace;[.AL19];cRBrace;cComma))">
            <text:p/>
          </table:table-cell>
        </table:table-row>
        <table:table-row table:style-name="ro1">
          <table:table-cell/>
          <table:table-cell table:formula="of:=CONCATENATE([.AM20];[.AN20];[.AO20];[.AP20];[.AQ20];[.AR20];[.AS20];[.AT20];[.AU20];[.AV20];[.AW20];[.AX20];[.AY20];[.AZ20];[.BA20];[.BB20];[.BC20];[.BD20];[.BE20];[.BF20];[.BG20];[.BH20];[.BI20];[.BJ20];[.BK20];[.BL20];[.BM20];[.BN20];[.BO20];[.BP20];[.BQ20];[.BR20];[.BS20];[.BT20];[.BU20];[.BV2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0];cComma)" office:value-type="string" office:string-value="@case{," calcext:value-type="string">
            <text:p>@case{,</text:p>
          </table:table-cell>
          <table:table-cell table:formula="of:=IF(ISBLANK([.D20]);&quot;&quot;;CONCATENATE([.D$1];cEqual;cLBrace;[.D20];cRBrace;cComma))">
            <text:p/>
          </table:table-cell>
          <table:table-cell table:formula="of:=IF(ISBLANK([.E20]);&quot;&quot;;CONCATENATE([.E$1];cEqual;cLBrace;[.E20];cRBrace;cComma))">
            <text:p/>
          </table:table-cell>
          <table:table-cell table:formula="of:=IF(ISBLANK([.F20]);&quot;&quot;;CONCATENATE([.F$1];cEqual;cLBrace;[.F20];cRBrace;cComma))">
            <text:p/>
          </table:table-cell>
          <table:table-cell table:formula="of:=IF(ISBLANK([.G20]);&quot;&quot;;CONCATENATE([.G$1];cEqual;cLBrace;[.G20];cRBrace;cComma))">
            <text:p/>
          </table:table-cell>
          <table:table-cell table:formula="of:=IF(ISBLANK([.H20]);&quot;&quot;;CONCATENATE([.H$1];cEqual;cLBrace;[.H20];cRBrace;cComma))">
            <text:p/>
          </table:table-cell>
          <table:table-cell table:formula="of:=IF(ISBLANK([.I20]);&quot;&quot;;CONCATENATE([.I$1];cEqual;cLBrace;[.I20];cRBrace;cComma))">
            <text:p/>
          </table:table-cell>
          <table:table-cell table:formula="of:=IF(ISBLANK([.J20]);&quot;&quot;;CONCATENATE([.J$1];cEqual;cLBrace;[.J20];cRBrace;cComma))">
            <text:p/>
          </table:table-cell>
          <table:table-cell table:formula="of:=IF(ISBLANK([.K20]);&quot;&quot;;CONCATENATE([.K$1];cEqual;cLBrace;[.K20];cRBrace;cComma))">
            <text:p/>
          </table:table-cell>
          <table:table-cell table:formula="of:=IF(ISBLANK([.L20]);&quot;&quot;;CONCATENATE([.L$1];cEqual;cLBrace;[.L20];cRBrace;cComma))">
            <text:p/>
          </table:table-cell>
          <table:table-cell table:formula="of:=IF(ISBLANK([.M20]);&quot;&quot;;CONCATENATE([.M$1];cEqual;cLBrace;[.M20];cRBrace;cComma))">
            <text:p/>
          </table:table-cell>
          <table:table-cell table:formula="of:=IF(ISBLANK([.N20]);&quot;&quot;;CONCATENATE([.N$1];cEqual;cLBrace;[.N20];cRBrace;cComma))">
            <text:p/>
          </table:table-cell>
          <table:table-cell table:formula="of:=IF(ISBLANK([.O20]);&quot;&quot;;CONCATENATE([.O$1];cEqual;cLBrace;[.O20];cRBrace;cComma))">
            <text:p/>
          </table:table-cell>
          <table:table-cell table:formula="of:=IF(ISBLANK([.P20]);&quot;&quot;;CONCATENATE([.P$1];cEqual;cLBrace;[.P20];cRBrace;cComma))">
            <text:p/>
          </table:table-cell>
          <table:table-cell table:formula="of:=IF(ISBLANK([.Q20]);&quot;&quot;;CONCATENATE([.Q$1];cEqual;cLBrace;[.Q20];cRBrace;cComma))">
            <text:p/>
          </table:table-cell>
          <table:table-cell table:formula="of:=IF(ISBLANK([.R20]);&quot;&quot;;CONCATENATE([.R$1];cEqual;cLBrace;[.R20];cRBrace;cComma))">
            <text:p/>
          </table:table-cell>
          <table:table-cell table:formula="of:=IF(ISBLANK([.S20]);&quot;&quot;;CONCATENATE([.S$1];cEqual;cLBrace;[.S20];cRBrace;cComma))">
            <text:p/>
          </table:table-cell>
          <table:table-cell table:formula="of:=IF(ISBLANK([.T20]);&quot;&quot;;CONCATENATE([.T$1];cEqual;cLBrace;[.T20];cRBrace;cComma))">
            <text:p/>
          </table:table-cell>
          <table:table-cell table:formula="of:=IF(ISBLANK([.U20]);&quot;&quot;;CONCATENATE([.U$1];cEqual;cLBrace;[.U20];cRBrace;cComma))">
            <text:p/>
          </table:table-cell>
          <table:table-cell table:formula="of:=IF(ISBLANK([.V20]);&quot;&quot;;CONCATENATE([.V$1];cEqual;cLBrace;[.V20];cRBrace;cComma))">
            <text:p/>
          </table:table-cell>
          <table:table-cell table:formula="of:=IF(ISBLANK([.W20]);&quot;&quot;;CONCATENATE([.W$1];cEqual;cLBrace;[.W20];cRBrace;cComma))">
            <text:p/>
          </table:table-cell>
          <table:table-cell table:formula="of:=IF(ISBLANK([.X20]);&quot;&quot;;CONCATENATE([.X$1];cEqual;cLBrace;[.X20];cRBrace;cComma))">
            <text:p/>
          </table:table-cell>
          <table:table-cell table:formula="of:=IF(ISBLANK([.Y20]);&quot;&quot;;CONCATENATE([.Y$1];cEqual;cLBrace;[.Y20];cRBrace;cComma))">
            <text:p/>
          </table:table-cell>
          <table:table-cell table:formula="of:=IF(ISBLANK([.Z20]);&quot;&quot;;CONCATENATE([.Z$1];cEqual;cLBrace;[.Z20];cRBrace;cComma))">
            <text:p/>
          </table:table-cell>
          <table:table-cell table:formula="of:=IF(ISBLANK([.AA20]);&quot;&quot;;CONCATENATE([.AA$1];cEqual;cLBrace;[.AA20];cRBrace;cComma))">
            <text:p/>
          </table:table-cell>
          <table:table-cell table:formula="of:=IF(ISBLANK([.AB20]);&quot;&quot;;CONCATENATE([.AB$1];cEqual;cLBrace;[.AB20];cRBrace;cComma))">
            <text:p/>
          </table:table-cell>
          <table:table-cell table:formula="of:=IF(ISBLANK([.AC20]);&quot;&quot;;CONCATENATE([.AC$1];cEqual;cLBrace;[.AC20];cRBrace;cComma))">
            <text:p/>
          </table:table-cell>
          <table:table-cell table:formula="of:=IF(ISBLANK([.AD20]);&quot;&quot;;CONCATENATE([.AD$1];cEqual;cLBrace;[.AD20];cRBrace;cComma))">
            <text:p/>
          </table:table-cell>
          <table:table-cell table:formula="of:=IF(ISBLANK([.AE20]);&quot;&quot;;CONCATENATE([.AE$1];cEqual;cLBrace;[.AE20];cRBrace;cComma))">
            <text:p/>
          </table:table-cell>
          <table:table-cell table:formula="of:=IF(ISBLANK([.AF20]);&quot;&quot;;CONCATENATE([.AF$1];cEqual;cLBrace;[.AF20];cRBrace;cComma))">
            <text:p/>
          </table:table-cell>
          <table:table-cell table:formula="of:=IF(ISBLANK([.AG20]);&quot;&quot;;CONCATENATE([.AG$1];cEqual;cLBrace;[.AG20];cRBrace;cComma))">
            <text:p/>
          </table:table-cell>
          <table:table-cell table:formula="of:=IF(ISBLANK([.AH20]);&quot;&quot;;CONCATENATE([.AH$1];cEqual;cLBrace;[.AH20];cRBrace;cComma))">
            <text:p/>
          </table:table-cell>
          <table:table-cell table:formula="of:=IF(ISBLANK([.AI20]);&quot;&quot;;CONCATENATE([.AI$1];cEqual;cLBrace;[.AI20];cRBrace;cComma))">
            <text:p/>
          </table:table-cell>
          <table:table-cell table:formula="of:=IF(ISBLANK([.AJ20]);&quot;&quot;;CONCATENATE([.AJ$1];cEqual;cLBrace;[.AJ20];cRBrace;cComma))">
            <text:p/>
          </table:table-cell>
          <table:table-cell table:formula="of:=IF(ISBLANK([.AK20]);&quot;&quot;;CONCATENATE([.AK$1];cEqual;cLBrace;[.AK20];cRBrace;cComma))">
            <text:p/>
          </table:table-cell>
          <table:table-cell table:formula="of:=IF(ISBLANK([.AL20]);&quot;&quot;;CONCATENATE([.AL$1];cEqual;cLBrace;[.AL20];cRBrace;cComma))">
            <text:p/>
          </table:table-cell>
        </table:table-row>
        <table:table-row table:style-name="ro1">
          <table:table-cell/>
          <table:table-cell table:formula="of:=CONCATENATE([.AM21];[.AN21];[.AO21];[.AP21];[.AQ21];[.AR21];[.AS21];[.AT21];[.AU21];[.AV21];[.AW21];[.AX21];[.AY21];[.AZ21];[.BA21];[.BB21];[.BC21];[.BD21];[.BE21];[.BF21];[.BG21];[.BH21];[.BI21];[.BJ21];[.BK21];[.BL21];[.BM21];[.BN21];[.BO21];[.BP21];[.BQ21];[.BR21];[.BS21];[.BT21];[.BU21];[.BV2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1];cComma)" office:value-type="string" office:string-value="@case{," calcext:value-type="string">
            <text:p>@case{,</text:p>
          </table:table-cell>
          <table:table-cell table:formula="of:=IF(ISBLANK([.D21]);&quot;&quot;;CONCATENATE([.D$1];cEqual;cLBrace;[.D21];cRBrace;cComma))">
            <text:p/>
          </table:table-cell>
          <table:table-cell table:formula="of:=IF(ISBLANK([.E21]);&quot;&quot;;CONCATENATE([.E$1];cEqual;cLBrace;[.E21];cRBrace;cComma))">
            <text:p/>
          </table:table-cell>
          <table:table-cell table:formula="of:=IF(ISBLANK([.F21]);&quot;&quot;;CONCATENATE([.F$1];cEqual;cLBrace;[.F21];cRBrace;cComma))">
            <text:p/>
          </table:table-cell>
          <table:table-cell table:formula="of:=IF(ISBLANK([.G21]);&quot;&quot;;CONCATENATE([.G$1];cEqual;cLBrace;[.G21];cRBrace;cComma))">
            <text:p/>
          </table:table-cell>
          <table:table-cell table:formula="of:=IF(ISBLANK([.H21]);&quot;&quot;;CONCATENATE([.H$1];cEqual;cLBrace;[.H21];cRBrace;cComma))">
            <text:p/>
          </table:table-cell>
          <table:table-cell table:formula="of:=IF(ISBLANK([.I21]);&quot;&quot;;CONCATENATE([.I$1];cEqual;cLBrace;[.I21];cRBrace;cComma))">
            <text:p/>
          </table:table-cell>
          <table:table-cell table:formula="of:=IF(ISBLANK([.J21]);&quot;&quot;;CONCATENATE([.J$1];cEqual;cLBrace;[.J21];cRBrace;cComma))">
            <text:p/>
          </table:table-cell>
          <table:table-cell table:formula="of:=IF(ISBLANK([.K21]);&quot;&quot;;CONCATENATE([.K$1];cEqual;cLBrace;[.K21];cRBrace;cComma))">
            <text:p/>
          </table:table-cell>
          <table:table-cell table:formula="of:=IF(ISBLANK([.L21]);&quot;&quot;;CONCATENATE([.L$1];cEqual;cLBrace;[.L21];cRBrace;cComma))">
            <text:p/>
          </table:table-cell>
          <table:table-cell table:formula="of:=IF(ISBLANK([.M21]);&quot;&quot;;CONCATENATE([.M$1];cEqual;cLBrace;[.M21];cRBrace;cComma))">
            <text:p/>
          </table:table-cell>
          <table:table-cell table:formula="of:=IF(ISBLANK([.N21]);&quot;&quot;;CONCATENATE([.N$1];cEqual;cLBrace;[.N21];cRBrace;cComma))">
            <text:p/>
          </table:table-cell>
          <table:table-cell table:formula="of:=IF(ISBLANK([.O21]);&quot;&quot;;CONCATENATE([.O$1];cEqual;cLBrace;[.O21];cRBrace;cComma))">
            <text:p/>
          </table:table-cell>
          <table:table-cell table:formula="of:=IF(ISBLANK([.P21]);&quot;&quot;;CONCATENATE([.P$1];cEqual;cLBrace;[.P21];cRBrace;cComma))">
            <text:p/>
          </table:table-cell>
          <table:table-cell table:formula="of:=IF(ISBLANK([.Q21]);&quot;&quot;;CONCATENATE([.Q$1];cEqual;cLBrace;[.Q21];cRBrace;cComma))">
            <text:p/>
          </table:table-cell>
          <table:table-cell table:formula="of:=IF(ISBLANK([.R21]);&quot;&quot;;CONCATENATE([.R$1];cEqual;cLBrace;[.R21];cRBrace;cComma))">
            <text:p/>
          </table:table-cell>
          <table:table-cell table:formula="of:=IF(ISBLANK([.S21]);&quot;&quot;;CONCATENATE([.S$1];cEqual;cLBrace;[.S21];cRBrace;cComma))">
            <text:p/>
          </table:table-cell>
          <table:table-cell table:formula="of:=IF(ISBLANK([.T21]);&quot;&quot;;CONCATENATE([.T$1];cEqual;cLBrace;[.T21];cRBrace;cComma))">
            <text:p/>
          </table:table-cell>
          <table:table-cell table:formula="of:=IF(ISBLANK([.U21]);&quot;&quot;;CONCATENATE([.U$1];cEqual;cLBrace;[.U21];cRBrace;cComma))">
            <text:p/>
          </table:table-cell>
          <table:table-cell table:formula="of:=IF(ISBLANK([.V21]);&quot;&quot;;CONCATENATE([.V$1];cEqual;cLBrace;[.V21];cRBrace;cComma))">
            <text:p/>
          </table:table-cell>
          <table:table-cell table:formula="of:=IF(ISBLANK([.W21]);&quot;&quot;;CONCATENATE([.W$1];cEqual;cLBrace;[.W21];cRBrace;cComma))">
            <text:p/>
          </table:table-cell>
          <table:table-cell table:formula="of:=IF(ISBLANK([.X21]);&quot;&quot;;CONCATENATE([.X$1];cEqual;cLBrace;[.X21];cRBrace;cComma))">
            <text:p/>
          </table:table-cell>
          <table:table-cell table:formula="of:=IF(ISBLANK([.Y21]);&quot;&quot;;CONCATENATE([.Y$1];cEqual;cLBrace;[.Y21];cRBrace;cComma))">
            <text:p/>
          </table:table-cell>
          <table:table-cell table:formula="of:=IF(ISBLANK([.Z21]);&quot;&quot;;CONCATENATE([.Z$1];cEqual;cLBrace;[.Z21];cRBrace;cComma))">
            <text:p/>
          </table:table-cell>
          <table:table-cell table:formula="of:=IF(ISBLANK([.AA21]);&quot;&quot;;CONCATENATE([.AA$1];cEqual;cLBrace;[.AA21];cRBrace;cComma))">
            <text:p/>
          </table:table-cell>
          <table:table-cell table:formula="of:=IF(ISBLANK([.AB21]);&quot;&quot;;CONCATENATE([.AB$1];cEqual;cLBrace;[.AB21];cRBrace;cComma))">
            <text:p/>
          </table:table-cell>
          <table:table-cell table:formula="of:=IF(ISBLANK([.AC21]);&quot;&quot;;CONCATENATE([.AC$1];cEqual;cLBrace;[.AC21];cRBrace;cComma))">
            <text:p/>
          </table:table-cell>
          <table:table-cell table:formula="of:=IF(ISBLANK([.AD21]);&quot;&quot;;CONCATENATE([.AD$1];cEqual;cLBrace;[.AD21];cRBrace;cComma))">
            <text:p/>
          </table:table-cell>
          <table:table-cell table:formula="of:=IF(ISBLANK([.AE21]);&quot;&quot;;CONCATENATE([.AE$1];cEqual;cLBrace;[.AE21];cRBrace;cComma))">
            <text:p/>
          </table:table-cell>
          <table:table-cell table:formula="of:=IF(ISBLANK([.AF21]);&quot;&quot;;CONCATENATE([.AF$1];cEqual;cLBrace;[.AF21];cRBrace;cComma))">
            <text:p/>
          </table:table-cell>
          <table:table-cell table:formula="of:=IF(ISBLANK([.AG21]);&quot;&quot;;CONCATENATE([.AG$1];cEqual;cLBrace;[.AG21];cRBrace;cComma))">
            <text:p/>
          </table:table-cell>
          <table:table-cell table:formula="of:=IF(ISBLANK([.AH21]);&quot;&quot;;CONCATENATE([.AH$1];cEqual;cLBrace;[.AH21];cRBrace;cComma))">
            <text:p/>
          </table:table-cell>
          <table:table-cell table:formula="of:=IF(ISBLANK([.AI21]);&quot;&quot;;CONCATENATE([.AI$1];cEqual;cLBrace;[.AI21];cRBrace;cComma))">
            <text:p/>
          </table:table-cell>
          <table:table-cell table:formula="of:=IF(ISBLANK([.AJ21]);&quot;&quot;;CONCATENATE([.AJ$1];cEqual;cLBrace;[.AJ21];cRBrace;cComma))">
            <text:p/>
          </table:table-cell>
          <table:table-cell table:formula="of:=IF(ISBLANK([.AK21]);&quot;&quot;;CONCATENATE([.AK$1];cEqual;cLBrace;[.AK21];cRBrace;cComma))">
            <text:p/>
          </table:table-cell>
          <table:table-cell table:formula="of:=IF(ISBLANK([.AL21]);&quot;&quot;;CONCATENATE([.AL$1];cEqual;cLBrace;[.AL21];cRBrace;cComma))">
            <text:p/>
          </table:table-cell>
        </table:table-row>
        <table:table-row table:style-name="ro1">
          <table:table-cell/>
          <table:table-cell table:formula="of:=CONCATENATE([.AM22];[.AN22];[.AO22];[.AP22];[.AQ22];[.AR22];[.AS22];[.AT22];[.AU22];[.AV22];[.AW22];[.AX22];[.AY22];[.AZ22];[.BA22];[.BB22];[.BC22];[.BD22];[.BE22];[.BF22];[.BG22];[.BH22];[.BI22];[.BJ22];[.BK22];[.BL22];[.BM22];[.BN22];[.BO22];[.BP22];[.BQ22];[.BR22];[.BS22];[.BT22];[.BU22];[.BV2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2];cComma)" office:value-type="string" office:string-value="@case{," calcext:value-type="string">
            <text:p>@case{,</text:p>
          </table:table-cell>
          <table:table-cell table:formula="of:=IF(ISBLANK([.D22]);&quot;&quot;;CONCATENATE([.D$1];cEqual;cLBrace;[.D22];cRBrace;cComma))">
            <text:p/>
          </table:table-cell>
          <table:table-cell table:formula="of:=IF(ISBLANK([.E22]);&quot;&quot;;CONCATENATE([.E$1];cEqual;cLBrace;[.E22];cRBrace;cComma))">
            <text:p/>
          </table:table-cell>
          <table:table-cell table:formula="of:=IF(ISBLANK([.F22]);&quot;&quot;;CONCATENATE([.F$1];cEqual;cLBrace;[.F22];cRBrace;cComma))">
            <text:p/>
          </table:table-cell>
          <table:table-cell table:formula="of:=IF(ISBLANK([.G22]);&quot;&quot;;CONCATENATE([.G$1];cEqual;cLBrace;[.G22];cRBrace;cComma))">
            <text:p/>
          </table:table-cell>
          <table:table-cell table:formula="of:=IF(ISBLANK([.H22]);&quot;&quot;;CONCATENATE([.H$1];cEqual;cLBrace;[.H22];cRBrace;cComma))">
            <text:p/>
          </table:table-cell>
          <table:table-cell table:formula="of:=IF(ISBLANK([.I22]);&quot;&quot;;CONCATENATE([.I$1];cEqual;cLBrace;[.I22];cRBrace;cComma))">
            <text:p/>
          </table:table-cell>
          <table:table-cell table:formula="of:=IF(ISBLANK([.J22]);&quot;&quot;;CONCATENATE([.J$1];cEqual;cLBrace;[.J22];cRBrace;cComma))">
            <text:p/>
          </table:table-cell>
          <table:table-cell table:formula="of:=IF(ISBLANK([.K22]);&quot;&quot;;CONCATENATE([.K$1];cEqual;cLBrace;[.K22];cRBrace;cComma))">
            <text:p/>
          </table:table-cell>
          <table:table-cell table:formula="of:=IF(ISBLANK([.L22]);&quot;&quot;;CONCATENATE([.L$1];cEqual;cLBrace;[.L22];cRBrace;cComma))">
            <text:p/>
          </table:table-cell>
          <table:table-cell table:formula="of:=IF(ISBLANK([.M22]);&quot;&quot;;CONCATENATE([.M$1];cEqual;cLBrace;[.M22];cRBrace;cComma))">
            <text:p/>
          </table:table-cell>
          <table:table-cell table:formula="of:=IF(ISBLANK([.N22]);&quot;&quot;;CONCATENATE([.N$1];cEqual;cLBrace;[.N22];cRBrace;cComma))">
            <text:p/>
          </table:table-cell>
          <table:table-cell table:formula="of:=IF(ISBLANK([.O22]);&quot;&quot;;CONCATENATE([.O$1];cEqual;cLBrace;[.O22];cRBrace;cComma))">
            <text:p/>
          </table:table-cell>
          <table:table-cell table:formula="of:=IF(ISBLANK([.P22]);&quot;&quot;;CONCATENATE([.P$1];cEqual;cLBrace;[.P22];cRBrace;cComma))">
            <text:p/>
          </table:table-cell>
          <table:table-cell table:formula="of:=IF(ISBLANK([.Q22]);&quot;&quot;;CONCATENATE([.Q$1];cEqual;cLBrace;[.Q22];cRBrace;cComma))">
            <text:p/>
          </table:table-cell>
          <table:table-cell table:formula="of:=IF(ISBLANK([.R22]);&quot;&quot;;CONCATENATE([.R$1];cEqual;cLBrace;[.R22];cRBrace;cComma))">
            <text:p/>
          </table:table-cell>
          <table:table-cell table:formula="of:=IF(ISBLANK([.S22]);&quot;&quot;;CONCATENATE([.S$1];cEqual;cLBrace;[.S22];cRBrace;cComma))">
            <text:p/>
          </table:table-cell>
          <table:table-cell table:formula="of:=IF(ISBLANK([.T22]);&quot;&quot;;CONCATENATE([.T$1];cEqual;cLBrace;[.T22];cRBrace;cComma))">
            <text:p/>
          </table:table-cell>
          <table:table-cell table:formula="of:=IF(ISBLANK([.U22]);&quot;&quot;;CONCATENATE([.U$1];cEqual;cLBrace;[.U22];cRBrace;cComma))">
            <text:p/>
          </table:table-cell>
          <table:table-cell table:formula="of:=IF(ISBLANK([.V22]);&quot;&quot;;CONCATENATE([.V$1];cEqual;cLBrace;[.V22];cRBrace;cComma))">
            <text:p/>
          </table:table-cell>
          <table:table-cell table:formula="of:=IF(ISBLANK([.W22]);&quot;&quot;;CONCATENATE([.W$1];cEqual;cLBrace;[.W22];cRBrace;cComma))">
            <text:p/>
          </table:table-cell>
          <table:table-cell table:formula="of:=IF(ISBLANK([.X22]);&quot;&quot;;CONCATENATE([.X$1];cEqual;cLBrace;[.X22];cRBrace;cComma))">
            <text:p/>
          </table:table-cell>
          <table:table-cell table:formula="of:=IF(ISBLANK([.Y22]);&quot;&quot;;CONCATENATE([.Y$1];cEqual;cLBrace;[.Y22];cRBrace;cComma))">
            <text:p/>
          </table:table-cell>
          <table:table-cell table:formula="of:=IF(ISBLANK([.Z22]);&quot;&quot;;CONCATENATE([.Z$1];cEqual;cLBrace;[.Z22];cRBrace;cComma))">
            <text:p/>
          </table:table-cell>
          <table:table-cell table:formula="of:=IF(ISBLANK([.AA22]);&quot;&quot;;CONCATENATE([.AA$1];cEqual;cLBrace;[.AA22];cRBrace;cComma))">
            <text:p/>
          </table:table-cell>
          <table:table-cell table:formula="of:=IF(ISBLANK([.AB22]);&quot;&quot;;CONCATENATE([.AB$1];cEqual;cLBrace;[.AB22];cRBrace;cComma))">
            <text:p/>
          </table:table-cell>
          <table:table-cell table:formula="of:=IF(ISBLANK([.AC22]);&quot;&quot;;CONCATENATE([.AC$1];cEqual;cLBrace;[.AC22];cRBrace;cComma))">
            <text:p/>
          </table:table-cell>
          <table:table-cell table:formula="of:=IF(ISBLANK([.AD22]);&quot;&quot;;CONCATENATE([.AD$1];cEqual;cLBrace;[.AD22];cRBrace;cComma))">
            <text:p/>
          </table:table-cell>
          <table:table-cell table:formula="of:=IF(ISBLANK([.AE22]);&quot;&quot;;CONCATENATE([.AE$1];cEqual;cLBrace;[.AE22];cRBrace;cComma))">
            <text:p/>
          </table:table-cell>
          <table:table-cell table:formula="of:=IF(ISBLANK([.AF22]);&quot;&quot;;CONCATENATE([.AF$1];cEqual;cLBrace;[.AF22];cRBrace;cComma))">
            <text:p/>
          </table:table-cell>
          <table:table-cell table:formula="of:=IF(ISBLANK([.AG22]);&quot;&quot;;CONCATENATE([.AG$1];cEqual;cLBrace;[.AG22];cRBrace;cComma))">
            <text:p/>
          </table:table-cell>
          <table:table-cell table:formula="of:=IF(ISBLANK([.AH22]);&quot;&quot;;CONCATENATE([.AH$1];cEqual;cLBrace;[.AH22];cRBrace;cComma))">
            <text:p/>
          </table:table-cell>
          <table:table-cell table:formula="of:=IF(ISBLANK([.AI22]);&quot;&quot;;CONCATENATE([.AI$1];cEqual;cLBrace;[.AI22];cRBrace;cComma))">
            <text:p/>
          </table:table-cell>
          <table:table-cell table:formula="of:=IF(ISBLANK([.AJ22]);&quot;&quot;;CONCATENATE([.AJ$1];cEqual;cLBrace;[.AJ22];cRBrace;cComma))">
            <text:p/>
          </table:table-cell>
          <table:table-cell table:formula="of:=IF(ISBLANK([.AK22]);&quot;&quot;;CONCATENATE([.AK$1];cEqual;cLBrace;[.AK22];cRBrace;cComma))">
            <text:p/>
          </table:table-cell>
          <table:table-cell table:formula="of:=IF(ISBLANK([.AL22]);&quot;&quot;;CONCATENATE([.AL$1];cEqual;cLBrace;[.AL22];cRBrace;cComma))">
            <text:p/>
          </table:table-cell>
        </table:table-row>
        <table:table-row table:style-name="ro1">
          <table:table-cell/>
          <table:table-cell table:formula="of:=CONCATENATE([.AM23];[.AN23];[.AO23];[.AP23];[.AQ23];[.AR23];[.AS23];[.AT23];[.AU23];[.AV23];[.AW23];[.AX23];[.AY23];[.AZ23];[.BA23];[.BB23];[.BC23];[.BD23];[.BE23];[.BF23];[.BG23];[.BH23];[.BI23];[.BJ23];[.BK23];[.BL23];[.BM23];[.BN23];[.BO23];[.BP23];[.BQ23];[.BR23];[.BS23];[.BT23];[.BU23];[.BV2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3];cComma)" office:value-type="string" office:string-value="@case{," calcext:value-type="string">
            <text:p>@case{,</text:p>
          </table:table-cell>
          <table:table-cell table:formula="of:=IF(ISBLANK([.D23]);&quot;&quot;;CONCATENATE([.D$1];cEqual;cLBrace;[.D23];cRBrace;cComma))">
            <text:p/>
          </table:table-cell>
          <table:table-cell table:formula="of:=IF(ISBLANK([.E23]);&quot;&quot;;CONCATENATE([.E$1];cEqual;cLBrace;[.E23];cRBrace;cComma))">
            <text:p/>
          </table:table-cell>
          <table:table-cell table:formula="of:=IF(ISBLANK([.F23]);&quot;&quot;;CONCATENATE([.F$1];cEqual;cLBrace;[.F23];cRBrace;cComma))">
            <text:p/>
          </table:table-cell>
          <table:table-cell table:formula="of:=IF(ISBLANK([.G23]);&quot;&quot;;CONCATENATE([.G$1];cEqual;cLBrace;[.G23];cRBrace;cComma))">
            <text:p/>
          </table:table-cell>
          <table:table-cell table:formula="of:=IF(ISBLANK([.H23]);&quot;&quot;;CONCATENATE([.H$1];cEqual;cLBrace;[.H23];cRBrace;cComma))">
            <text:p/>
          </table:table-cell>
          <table:table-cell table:formula="of:=IF(ISBLANK([.I23]);&quot;&quot;;CONCATENATE([.I$1];cEqual;cLBrace;[.I23];cRBrace;cComma))">
            <text:p/>
          </table:table-cell>
          <table:table-cell table:formula="of:=IF(ISBLANK([.J23]);&quot;&quot;;CONCATENATE([.J$1];cEqual;cLBrace;[.J23];cRBrace;cComma))">
            <text:p/>
          </table:table-cell>
          <table:table-cell table:formula="of:=IF(ISBLANK([.K23]);&quot;&quot;;CONCATENATE([.K$1];cEqual;cLBrace;[.K23];cRBrace;cComma))">
            <text:p/>
          </table:table-cell>
          <table:table-cell table:formula="of:=IF(ISBLANK([.L23]);&quot;&quot;;CONCATENATE([.L$1];cEqual;cLBrace;[.L23];cRBrace;cComma))">
            <text:p/>
          </table:table-cell>
          <table:table-cell table:formula="of:=IF(ISBLANK([.M23]);&quot;&quot;;CONCATENATE([.M$1];cEqual;cLBrace;[.M23];cRBrace;cComma))">
            <text:p/>
          </table:table-cell>
          <table:table-cell table:formula="of:=IF(ISBLANK([.N23]);&quot;&quot;;CONCATENATE([.N$1];cEqual;cLBrace;[.N23];cRBrace;cComma))">
            <text:p/>
          </table:table-cell>
          <table:table-cell table:formula="of:=IF(ISBLANK([.O23]);&quot;&quot;;CONCATENATE([.O$1];cEqual;cLBrace;[.O23];cRBrace;cComma))">
            <text:p/>
          </table:table-cell>
          <table:table-cell table:formula="of:=IF(ISBLANK([.P23]);&quot;&quot;;CONCATENATE([.P$1];cEqual;cLBrace;[.P23];cRBrace;cComma))">
            <text:p/>
          </table:table-cell>
          <table:table-cell table:formula="of:=IF(ISBLANK([.Q23]);&quot;&quot;;CONCATENATE([.Q$1];cEqual;cLBrace;[.Q23];cRBrace;cComma))">
            <text:p/>
          </table:table-cell>
          <table:table-cell table:formula="of:=IF(ISBLANK([.R23]);&quot;&quot;;CONCATENATE([.R$1];cEqual;cLBrace;[.R23];cRBrace;cComma))">
            <text:p/>
          </table:table-cell>
          <table:table-cell table:formula="of:=IF(ISBLANK([.S23]);&quot;&quot;;CONCATENATE([.S$1];cEqual;cLBrace;[.S23];cRBrace;cComma))">
            <text:p/>
          </table:table-cell>
          <table:table-cell table:formula="of:=IF(ISBLANK([.T23]);&quot;&quot;;CONCATENATE([.T$1];cEqual;cLBrace;[.T23];cRBrace;cComma))">
            <text:p/>
          </table:table-cell>
          <table:table-cell table:formula="of:=IF(ISBLANK([.U23]);&quot;&quot;;CONCATENATE([.U$1];cEqual;cLBrace;[.U23];cRBrace;cComma))">
            <text:p/>
          </table:table-cell>
          <table:table-cell table:formula="of:=IF(ISBLANK([.V23]);&quot;&quot;;CONCATENATE([.V$1];cEqual;cLBrace;[.V23];cRBrace;cComma))">
            <text:p/>
          </table:table-cell>
          <table:table-cell table:formula="of:=IF(ISBLANK([.W23]);&quot;&quot;;CONCATENATE([.W$1];cEqual;cLBrace;[.W23];cRBrace;cComma))">
            <text:p/>
          </table:table-cell>
          <table:table-cell table:formula="of:=IF(ISBLANK([.X23]);&quot;&quot;;CONCATENATE([.X$1];cEqual;cLBrace;[.X23];cRBrace;cComma))">
            <text:p/>
          </table:table-cell>
          <table:table-cell table:formula="of:=IF(ISBLANK([.Y23]);&quot;&quot;;CONCATENATE([.Y$1];cEqual;cLBrace;[.Y23];cRBrace;cComma))">
            <text:p/>
          </table:table-cell>
          <table:table-cell table:formula="of:=IF(ISBLANK([.Z23]);&quot;&quot;;CONCATENATE([.Z$1];cEqual;cLBrace;[.Z23];cRBrace;cComma))">
            <text:p/>
          </table:table-cell>
          <table:table-cell table:formula="of:=IF(ISBLANK([.AA23]);&quot;&quot;;CONCATENATE([.AA$1];cEqual;cLBrace;[.AA23];cRBrace;cComma))">
            <text:p/>
          </table:table-cell>
          <table:table-cell table:formula="of:=IF(ISBLANK([.AB23]);&quot;&quot;;CONCATENATE([.AB$1];cEqual;cLBrace;[.AB23];cRBrace;cComma))">
            <text:p/>
          </table:table-cell>
          <table:table-cell table:formula="of:=IF(ISBLANK([.AC23]);&quot;&quot;;CONCATENATE([.AC$1];cEqual;cLBrace;[.AC23];cRBrace;cComma))">
            <text:p/>
          </table:table-cell>
          <table:table-cell table:formula="of:=IF(ISBLANK([.AD23]);&quot;&quot;;CONCATENATE([.AD$1];cEqual;cLBrace;[.AD23];cRBrace;cComma))">
            <text:p/>
          </table:table-cell>
          <table:table-cell table:formula="of:=IF(ISBLANK([.AE23]);&quot;&quot;;CONCATENATE([.AE$1];cEqual;cLBrace;[.AE23];cRBrace;cComma))">
            <text:p/>
          </table:table-cell>
          <table:table-cell table:formula="of:=IF(ISBLANK([.AF23]);&quot;&quot;;CONCATENATE([.AF$1];cEqual;cLBrace;[.AF23];cRBrace;cComma))">
            <text:p/>
          </table:table-cell>
          <table:table-cell table:formula="of:=IF(ISBLANK([.AG23]);&quot;&quot;;CONCATENATE([.AG$1];cEqual;cLBrace;[.AG23];cRBrace;cComma))">
            <text:p/>
          </table:table-cell>
          <table:table-cell table:formula="of:=IF(ISBLANK([.AH23]);&quot;&quot;;CONCATENATE([.AH$1];cEqual;cLBrace;[.AH23];cRBrace;cComma))">
            <text:p/>
          </table:table-cell>
          <table:table-cell table:formula="of:=IF(ISBLANK([.AI23]);&quot;&quot;;CONCATENATE([.AI$1];cEqual;cLBrace;[.AI23];cRBrace;cComma))">
            <text:p/>
          </table:table-cell>
          <table:table-cell table:formula="of:=IF(ISBLANK([.AJ23]);&quot;&quot;;CONCATENATE([.AJ$1];cEqual;cLBrace;[.AJ23];cRBrace;cComma))">
            <text:p/>
          </table:table-cell>
          <table:table-cell table:formula="of:=IF(ISBLANK([.AK23]);&quot;&quot;;CONCATENATE([.AK$1];cEqual;cLBrace;[.AK23];cRBrace;cComma))">
            <text:p/>
          </table:table-cell>
          <table:table-cell table:formula="of:=IF(ISBLANK([.AL23]);&quot;&quot;;CONCATENATE([.AL$1];cEqual;cLBrace;[.AL23];cRBrace;cComma))">
            <text:p/>
          </table:table-cell>
        </table:table-row>
        <table:table-row table:style-name="ro1">
          <table:table-cell/>
          <table:table-cell table:formula="of:=CONCATENATE([.AM24];[.AN24];[.AO24];[.AP24];[.AQ24];[.AR24];[.AS24];[.AT24];[.AU24];[.AV24];[.AW24];[.AX24];[.AY24];[.AZ24];[.BA24];[.BB24];[.BC24];[.BD24];[.BE24];[.BF24];[.BG24];[.BH24];[.BI24];[.BJ24];[.BK24];[.BL24];[.BM24];[.BN24];[.BO24];[.BP24];[.BQ24];[.BR24];[.BS24];[.BT24];[.BU24];[.BV2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4];cComma)" office:value-type="string" office:string-value="@case{," calcext:value-type="string">
            <text:p>@case{,</text:p>
          </table:table-cell>
          <table:table-cell table:formula="of:=IF(ISBLANK([.D24]);&quot;&quot;;CONCATENATE([.D$1];cEqual;cLBrace;[.D24];cRBrace;cComma))">
            <text:p/>
          </table:table-cell>
          <table:table-cell table:formula="of:=IF(ISBLANK([.E24]);&quot;&quot;;CONCATENATE([.E$1];cEqual;cLBrace;[.E24];cRBrace;cComma))">
            <text:p/>
          </table:table-cell>
          <table:table-cell table:formula="of:=IF(ISBLANK([.F24]);&quot;&quot;;CONCATENATE([.F$1];cEqual;cLBrace;[.F24];cRBrace;cComma))">
            <text:p/>
          </table:table-cell>
          <table:table-cell table:formula="of:=IF(ISBLANK([.G24]);&quot;&quot;;CONCATENATE([.G$1];cEqual;cLBrace;[.G24];cRBrace;cComma))">
            <text:p/>
          </table:table-cell>
          <table:table-cell table:formula="of:=IF(ISBLANK([.H24]);&quot;&quot;;CONCATENATE([.H$1];cEqual;cLBrace;[.H24];cRBrace;cComma))">
            <text:p/>
          </table:table-cell>
          <table:table-cell table:formula="of:=IF(ISBLANK([.I24]);&quot;&quot;;CONCATENATE([.I$1];cEqual;cLBrace;[.I24];cRBrace;cComma))">
            <text:p/>
          </table:table-cell>
          <table:table-cell table:formula="of:=IF(ISBLANK([.J24]);&quot;&quot;;CONCATENATE([.J$1];cEqual;cLBrace;[.J24];cRBrace;cComma))">
            <text:p/>
          </table:table-cell>
          <table:table-cell table:formula="of:=IF(ISBLANK([.K24]);&quot;&quot;;CONCATENATE([.K$1];cEqual;cLBrace;[.K24];cRBrace;cComma))">
            <text:p/>
          </table:table-cell>
          <table:table-cell table:formula="of:=IF(ISBLANK([.L24]);&quot;&quot;;CONCATENATE([.L$1];cEqual;cLBrace;[.L24];cRBrace;cComma))">
            <text:p/>
          </table:table-cell>
          <table:table-cell table:formula="of:=IF(ISBLANK([.M24]);&quot;&quot;;CONCATENATE([.M$1];cEqual;cLBrace;[.M24];cRBrace;cComma))">
            <text:p/>
          </table:table-cell>
          <table:table-cell table:formula="of:=IF(ISBLANK([.N24]);&quot;&quot;;CONCATENATE([.N$1];cEqual;cLBrace;[.N24];cRBrace;cComma))">
            <text:p/>
          </table:table-cell>
          <table:table-cell table:formula="of:=IF(ISBLANK([.O24]);&quot;&quot;;CONCATENATE([.O$1];cEqual;cLBrace;[.O24];cRBrace;cComma))">
            <text:p/>
          </table:table-cell>
          <table:table-cell table:formula="of:=IF(ISBLANK([.P24]);&quot;&quot;;CONCATENATE([.P$1];cEqual;cLBrace;[.P24];cRBrace;cComma))">
            <text:p/>
          </table:table-cell>
          <table:table-cell table:formula="of:=IF(ISBLANK([.Q24]);&quot;&quot;;CONCATENATE([.Q$1];cEqual;cLBrace;[.Q24];cRBrace;cComma))">
            <text:p/>
          </table:table-cell>
          <table:table-cell table:formula="of:=IF(ISBLANK([.R24]);&quot;&quot;;CONCATENATE([.R$1];cEqual;cLBrace;[.R24];cRBrace;cComma))">
            <text:p/>
          </table:table-cell>
          <table:table-cell table:formula="of:=IF(ISBLANK([.S24]);&quot;&quot;;CONCATENATE([.S$1];cEqual;cLBrace;[.S24];cRBrace;cComma))">
            <text:p/>
          </table:table-cell>
          <table:table-cell table:formula="of:=IF(ISBLANK([.T24]);&quot;&quot;;CONCATENATE([.T$1];cEqual;cLBrace;[.T24];cRBrace;cComma))">
            <text:p/>
          </table:table-cell>
          <table:table-cell table:formula="of:=IF(ISBLANK([.U24]);&quot;&quot;;CONCATENATE([.U$1];cEqual;cLBrace;[.U24];cRBrace;cComma))">
            <text:p/>
          </table:table-cell>
          <table:table-cell table:formula="of:=IF(ISBLANK([.V24]);&quot;&quot;;CONCATENATE([.V$1];cEqual;cLBrace;[.V24];cRBrace;cComma))">
            <text:p/>
          </table:table-cell>
          <table:table-cell table:formula="of:=IF(ISBLANK([.W24]);&quot;&quot;;CONCATENATE([.W$1];cEqual;cLBrace;[.W24];cRBrace;cComma))">
            <text:p/>
          </table:table-cell>
          <table:table-cell table:formula="of:=IF(ISBLANK([.X24]);&quot;&quot;;CONCATENATE([.X$1];cEqual;cLBrace;[.X24];cRBrace;cComma))">
            <text:p/>
          </table:table-cell>
          <table:table-cell table:formula="of:=IF(ISBLANK([.Y24]);&quot;&quot;;CONCATENATE([.Y$1];cEqual;cLBrace;[.Y24];cRBrace;cComma))">
            <text:p/>
          </table:table-cell>
          <table:table-cell table:formula="of:=IF(ISBLANK([.Z24]);&quot;&quot;;CONCATENATE([.Z$1];cEqual;cLBrace;[.Z24];cRBrace;cComma))">
            <text:p/>
          </table:table-cell>
          <table:table-cell table:formula="of:=IF(ISBLANK([.AA24]);&quot;&quot;;CONCATENATE([.AA$1];cEqual;cLBrace;[.AA24];cRBrace;cComma))">
            <text:p/>
          </table:table-cell>
          <table:table-cell table:formula="of:=IF(ISBLANK([.AB24]);&quot;&quot;;CONCATENATE([.AB$1];cEqual;cLBrace;[.AB24];cRBrace;cComma))">
            <text:p/>
          </table:table-cell>
          <table:table-cell table:formula="of:=IF(ISBLANK([.AC24]);&quot;&quot;;CONCATENATE([.AC$1];cEqual;cLBrace;[.AC24];cRBrace;cComma))">
            <text:p/>
          </table:table-cell>
          <table:table-cell table:formula="of:=IF(ISBLANK([.AD24]);&quot;&quot;;CONCATENATE([.AD$1];cEqual;cLBrace;[.AD24];cRBrace;cComma))">
            <text:p/>
          </table:table-cell>
          <table:table-cell table:formula="of:=IF(ISBLANK([.AE24]);&quot;&quot;;CONCATENATE([.AE$1];cEqual;cLBrace;[.AE24];cRBrace;cComma))">
            <text:p/>
          </table:table-cell>
          <table:table-cell table:formula="of:=IF(ISBLANK([.AF24]);&quot;&quot;;CONCATENATE([.AF$1];cEqual;cLBrace;[.AF24];cRBrace;cComma))">
            <text:p/>
          </table:table-cell>
          <table:table-cell table:formula="of:=IF(ISBLANK([.AG24]);&quot;&quot;;CONCATENATE([.AG$1];cEqual;cLBrace;[.AG24];cRBrace;cComma))">
            <text:p/>
          </table:table-cell>
          <table:table-cell table:formula="of:=IF(ISBLANK([.AH24]);&quot;&quot;;CONCATENATE([.AH$1];cEqual;cLBrace;[.AH24];cRBrace;cComma))">
            <text:p/>
          </table:table-cell>
          <table:table-cell table:formula="of:=IF(ISBLANK([.AI24]);&quot;&quot;;CONCATENATE([.AI$1];cEqual;cLBrace;[.AI24];cRBrace;cComma))">
            <text:p/>
          </table:table-cell>
          <table:table-cell table:formula="of:=IF(ISBLANK([.AJ24]);&quot;&quot;;CONCATENATE([.AJ$1];cEqual;cLBrace;[.AJ24];cRBrace;cComma))">
            <text:p/>
          </table:table-cell>
          <table:table-cell table:formula="of:=IF(ISBLANK([.AK24]);&quot;&quot;;CONCATENATE([.AK$1];cEqual;cLBrace;[.AK24];cRBrace;cComma))">
            <text:p/>
          </table:table-cell>
          <table:table-cell table:formula="of:=IF(ISBLANK([.AL24]);&quot;&quot;;CONCATENATE([.AL$1];cEqual;cLBrace;[.AL24];cRBrace;cComma))">
            <text:p/>
          </table:table-cell>
        </table:table-row>
        <table:table-row table:style-name="ro1">
          <table:table-cell/>
          <table:table-cell table:formula="of:=CONCATENATE([.AM25];[.AN25];[.AO25];[.AP25];[.AQ25];[.AR25];[.AS25];[.AT25];[.AU25];[.AV25];[.AW25];[.AX25];[.AY25];[.AZ25];[.BA25];[.BB25];[.BC25];[.BD25];[.BE25];[.BF25];[.BG25];[.BH25];[.BI25];[.BJ25];[.BK25];[.BL25];[.BM25];[.BN25];[.BO25];[.BP25];[.BQ25];[.BR25];[.BS25];[.BT25];[.BU25];[.BV2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5];cComma)" office:value-type="string" office:string-value="@case{," calcext:value-type="string">
            <text:p>@case{,</text:p>
          </table:table-cell>
          <table:table-cell table:formula="of:=IF(ISBLANK([.D25]);&quot;&quot;;CONCATENATE([.D$1];cEqual;cLBrace;[.D25];cRBrace;cComma))">
            <text:p/>
          </table:table-cell>
          <table:table-cell table:formula="of:=IF(ISBLANK([.E25]);&quot;&quot;;CONCATENATE([.E$1];cEqual;cLBrace;[.E25];cRBrace;cComma))">
            <text:p/>
          </table:table-cell>
          <table:table-cell table:formula="of:=IF(ISBLANK([.F25]);&quot;&quot;;CONCATENATE([.F$1];cEqual;cLBrace;[.F25];cRBrace;cComma))">
            <text:p/>
          </table:table-cell>
          <table:table-cell table:formula="of:=IF(ISBLANK([.G25]);&quot;&quot;;CONCATENATE([.G$1];cEqual;cLBrace;[.G25];cRBrace;cComma))">
            <text:p/>
          </table:table-cell>
          <table:table-cell table:formula="of:=IF(ISBLANK([.H25]);&quot;&quot;;CONCATENATE([.H$1];cEqual;cLBrace;[.H25];cRBrace;cComma))">
            <text:p/>
          </table:table-cell>
          <table:table-cell table:formula="of:=IF(ISBLANK([.I25]);&quot;&quot;;CONCATENATE([.I$1];cEqual;cLBrace;[.I25];cRBrace;cComma))">
            <text:p/>
          </table:table-cell>
          <table:table-cell table:formula="of:=IF(ISBLANK([.J25]);&quot;&quot;;CONCATENATE([.J$1];cEqual;cLBrace;[.J25];cRBrace;cComma))">
            <text:p/>
          </table:table-cell>
          <table:table-cell table:formula="of:=IF(ISBLANK([.K25]);&quot;&quot;;CONCATENATE([.K$1];cEqual;cLBrace;[.K25];cRBrace;cComma))">
            <text:p/>
          </table:table-cell>
          <table:table-cell table:formula="of:=IF(ISBLANK([.L25]);&quot;&quot;;CONCATENATE([.L$1];cEqual;cLBrace;[.L25];cRBrace;cComma))">
            <text:p/>
          </table:table-cell>
          <table:table-cell table:formula="of:=IF(ISBLANK([.M25]);&quot;&quot;;CONCATENATE([.M$1];cEqual;cLBrace;[.M25];cRBrace;cComma))">
            <text:p/>
          </table:table-cell>
          <table:table-cell table:formula="of:=IF(ISBLANK([.N25]);&quot;&quot;;CONCATENATE([.N$1];cEqual;cLBrace;[.N25];cRBrace;cComma))">
            <text:p/>
          </table:table-cell>
          <table:table-cell table:formula="of:=IF(ISBLANK([.O25]);&quot;&quot;;CONCATENATE([.O$1];cEqual;cLBrace;[.O25];cRBrace;cComma))">
            <text:p/>
          </table:table-cell>
          <table:table-cell table:formula="of:=IF(ISBLANK([.P25]);&quot;&quot;;CONCATENATE([.P$1];cEqual;cLBrace;[.P25];cRBrace;cComma))">
            <text:p/>
          </table:table-cell>
          <table:table-cell table:formula="of:=IF(ISBLANK([.Q25]);&quot;&quot;;CONCATENATE([.Q$1];cEqual;cLBrace;[.Q25];cRBrace;cComma))">
            <text:p/>
          </table:table-cell>
          <table:table-cell table:formula="of:=IF(ISBLANK([.R25]);&quot;&quot;;CONCATENATE([.R$1];cEqual;cLBrace;[.R25];cRBrace;cComma))">
            <text:p/>
          </table:table-cell>
          <table:table-cell table:formula="of:=IF(ISBLANK([.S25]);&quot;&quot;;CONCATENATE([.S$1];cEqual;cLBrace;[.S25];cRBrace;cComma))">
            <text:p/>
          </table:table-cell>
          <table:table-cell table:formula="of:=IF(ISBLANK([.T25]);&quot;&quot;;CONCATENATE([.T$1];cEqual;cLBrace;[.T25];cRBrace;cComma))">
            <text:p/>
          </table:table-cell>
          <table:table-cell table:formula="of:=IF(ISBLANK([.U25]);&quot;&quot;;CONCATENATE([.U$1];cEqual;cLBrace;[.U25];cRBrace;cComma))">
            <text:p/>
          </table:table-cell>
          <table:table-cell table:formula="of:=IF(ISBLANK([.V25]);&quot;&quot;;CONCATENATE([.V$1];cEqual;cLBrace;[.V25];cRBrace;cComma))">
            <text:p/>
          </table:table-cell>
          <table:table-cell table:formula="of:=IF(ISBLANK([.W25]);&quot;&quot;;CONCATENATE([.W$1];cEqual;cLBrace;[.W25];cRBrace;cComma))">
            <text:p/>
          </table:table-cell>
          <table:table-cell table:formula="of:=IF(ISBLANK([.X25]);&quot;&quot;;CONCATENATE([.X$1];cEqual;cLBrace;[.X25];cRBrace;cComma))">
            <text:p/>
          </table:table-cell>
          <table:table-cell table:formula="of:=IF(ISBLANK([.Y25]);&quot;&quot;;CONCATENATE([.Y$1];cEqual;cLBrace;[.Y25];cRBrace;cComma))">
            <text:p/>
          </table:table-cell>
          <table:table-cell table:formula="of:=IF(ISBLANK([.Z25]);&quot;&quot;;CONCATENATE([.Z$1];cEqual;cLBrace;[.Z25];cRBrace;cComma))">
            <text:p/>
          </table:table-cell>
          <table:table-cell table:formula="of:=IF(ISBLANK([.AA25]);&quot;&quot;;CONCATENATE([.AA$1];cEqual;cLBrace;[.AA25];cRBrace;cComma))">
            <text:p/>
          </table:table-cell>
          <table:table-cell table:formula="of:=IF(ISBLANK([.AB25]);&quot;&quot;;CONCATENATE([.AB$1];cEqual;cLBrace;[.AB25];cRBrace;cComma))">
            <text:p/>
          </table:table-cell>
          <table:table-cell table:formula="of:=IF(ISBLANK([.AC25]);&quot;&quot;;CONCATENATE([.AC$1];cEqual;cLBrace;[.AC25];cRBrace;cComma))">
            <text:p/>
          </table:table-cell>
          <table:table-cell table:formula="of:=IF(ISBLANK([.AD25]);&quot;&quot;;CONCATENATE([.AD$1];cEqual;cLBrace;[.AD25];cRBrace;cComma))">
            <text:p/>
          </table:table-cell>
          <table:table-cell table:formula="of:=IF(ISBLANK([.AE25]);&quot;&quot;;CONCATENATE([.AE$1];cEqual;cLBrace;[.AE25];cRBrace;cComma))">
            <text:p/>
          </table:table-cell>
          <table:table-cell table:formula="of:=IF(ISBLANK([.AF25]);&quot;&quot;;CONCATENATE([.AF$1];cEqual;cLBrace;[.AF25];cRBrace;cComma))">
            <text:p/>
          </table:table-cell>
          <table:table-cell table:formula="of:=IF(ISBLANK([.AG25]);&quot;&quot;;CONCATENATE([.AG$1];cEqual;cLBrace;[.AG25];cRBrace;cComma))">
            <text:p/>
          </table:table-cell>
          <table:table-cell table:formula="of:=IF(ISBLANK([.AH25]);&quot;&quot;;CONCATENATE([.AH$1];cEqual;cLBrace;[.AH25];cRBrace;cComma))">
            <text:p/>
          </table:table-cell>
          <table:table-cell table:formula="of:=IF(ISBLANK([.AI25]);&quot;&quot;;CONCATENATE([.AI$1];cEqual;cLBrace;[.AI25];cRBrace;cComma))">
            <text:p/>
          </table:table-cell>
          <table:table-cell table:formula="of:=IF(ISBLANK([.AJ25]);&quot;&quot;;CONCATENATE([.AJ$1];cEqual;cLBrace;[.AJ25];cRBrace;cComma))">
            <text:p/>
          </table:table-cell>
          <table:table-cell table:formula="of:=IF(ISBLANK([.AK25]);&quot;&quot;;CONCATENATE([.AK$1];cEqual;cLBrace;[.AK25];cRBrace;cComma))">
            <text:p/>
          </table:table-cell>
          <table:table-cell table:formula="of:=IF(ISBLANK([.AL25]);&quot;&quot;;CONCATENATE([.AL$1];cEqual;cLBrace;[.AL25];cRBrace;cComma))">
            <text:p/>
          </table:table-cell>
        </table:table-row>
        <table:table-row table:style-name="ro1">
          <table:table-cell/>
          <table:table-cell table:formula="of:=CONCATENATE([.AM26];[.AN26];[.AO26];[.AP26];[.AQ26];[.AR26];[.AS26];[.AT26];[.AU26];[.AV26];[.AW26];[.AX26];[.AY26];[.AZ26];[.BA26];[.BB26];[.BC26];[.BD26];[.BE26];[.BF26];[.BG26];[.BH26];[.BI26];[.BJ26];[.BK26];[.BL26];[.BM26];[.BN26];[.BO26];[.BP26];[.BQ26];[.BR26];[.BS26];[.BT26];[.BU26];[.BV2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6];cComma)" office:value-type="string" office:string-value="@case{," calcext:value-type="string">
            <text:p>@case{,</text:p>
          </table:table-cell>
          <table:table-cell table:formula="of:=IF(ISBLANK([.D26]);&quot;&quot;;CONCATENATE([.D$1];cEqual;cLBrace;[.D26];cRBrace;cComma))">
            <text:p/>
          </table:table-cell>
          <table:table-cell table:formula="of:=IF(ISBLANK([.E26]);&quot;&quot;;CONCATENATE([.E$1];cEqual;cLBrace;[.E26];cRBrace;cComma))">
            <text:p/>
          </table:table-cell>
          <table:table-cell table:formula="of:=IF(ISBLANK([.F26]);&quot;&quot;;CONCATENATE([.F$1];cEqual;cLBrace;[.F26];cRBrace;cComma))">
            <text:p/>
          </table:table-cell>
          <table:table-cell table:formula="of:=IF(ISBLANK([.G26]);&quot;&quot;;CONCATENATE([.G$1];cEqual;cLBrace;[.G26];cRBrace;cComma))">
            <text:p/>
          </table:table-cell>
          <table:table-cell table:formula="of:=IF(ISBLANK([.H26]);&quot;&quot;;CONCATENATE([.H$1];cEqual;cLBrace;[.H26];cRBrace;cComma))">
            <text:p/>
          </table:table-cell>
          <table:table-cell table:formula="of:=IF(ISBLANK([.I26]);&quot;&quot;;CONCATENATE([.I$1];cEqual;cLBrace;[.I26];cRBrace;cComma))">
            <text:p/>
          </table:table-cell>
          <table:table-cell table:formula="of:=IF(ISBLANK([.J26]);&quot;&quot;;CONCATENATE([.J$1];cEqual;cLBrace;[.J26];cRBrace;cComma))">
            <text:p/>
          </table:table-cell>
          <table:table-cell table:formula="of:=IF(ISBLANK([.K26]);&quot;&quot;;CONCATENATE([.K$1];cEqual;cLBrace;[.K26];cRBrace;cComma))">
            <text:p/>
          </table:table-cell>
          <table:table-cell table:formula="of:=IF(ISBLANK([.L26]);&quot;&quot;;CONCATENATE([.L$1];cEqual;cLBrace;[.L26];cRBrace;cComma))">
            <text:p/>
          </table:table-cell>
          <table:table-cell table:formula="of:=IF(ISBLANK([.M26]);&quot;&quot;;CONCATENATE([.M$1];cEqual;cLBrace;[.M26];cRBrace;cComma))">
            <text:p/>
          </table:table-cell>
          <table:table-cell table:formula="of:=IF(ISBLANK([.N26]);&quot;&quot;;CONCATENATE([.N$1];cEqual;cLBrace;[.N26];cRBrace;cComma))">
            <text:p/>
          </table:table-cell>
          <table:table-cell table:formula="of:=IF(ISBLANK([.O26]);&quot;&quot;;CONCATENATE([.O$1];cEqual;cLBrace;[.O26];cRBrace;cComma))">
            <text:p/>
          </table:table-cell>
          <table:table-cell table:formula="of:=IF(ISBLANK([.P26]);&quot;&quot;;CONCATENATE([.P$1];cEqual;cLBrace;[.P26];cRBrace;cComma))">
            <text:p/>
          </table:table-cell>
          <table:table-cell table:formula="of:=IF(ISBLANK([.Q26]);&quot;&quot;;CONCATENATE([.Q$1];cEqual;cLBrace;[.Q26];cRBrace;cComma))">
            <text:p/>
          </table:table-cell>
          <table:table-cell table:formula="of:=IF(ISBLANK([.R26]);&quot;&quot;;CONCATENATE([.R$1];cEqual;cLBrace;[.R26];cRBrace;cComma))">
            <text:p/>
          </table:table-cell>
          <table:table-cell table:formula="of:=IF(ISBLANK([.S26]);&quot;&quot;;CONCATENATE([.S$1];cEqual;cLBrace;[.S26];cRBrace;cComma))">
            <text:p/>
          </table:table-cell>
          <table:table-cell table:formula="of:=IF(ISBLANK([.T26]);&quot;&quot;;CONCATENATE([.T$1];cEqual;cLBrace;[.T26];cRBrace;cComma))">
            <text:p/>
          </table:table-cell>
          <table:table-cell table:formula="of:=IF(ISBLANK([.U26]);&quot;&quot;;CONCATENATE([.U$1];cEqual;cLBrace;[.U26];cRBrace;cComma))">
            <text:p/>
          </table:table-cell>
          <table:table-cell table:formula="of:=IF(ISBLANK([.V26]);&quot;&quot;;CONCATENATE([.V$1];cEqual;cLBrace;[.V26];cRBrace;cComma))">
            <text:p/>
          </table:table-cell>
          <table:table-cell table:formula="of:=IF(ISBLANK([.W26]);&quot;&quot;;CONCATENATE([.W$1];cEqual;cLBrace;[.W26];cRBrace;cComma))">
            <text:p/>
          </table:table-cell>
          <table:table-cell table:formula="of:=IF(ISBLANK([.X26]);&quot;&quot;;CONCATENATE([.X$1];cEqual;cLBrace;[.X26];cRBrace;cComma))">
            <text:p/>
          </table:table-cell>
          <table:table-cell table:formula="of:=IF(ISBLANK([.Y26]);&quot;&quot;;CONCATENATE([.Y$1];cEqual;cLBrace;[.Y26];cRBrace;cComma))">
            <text:p/>
          </table:table-cell>
          <table:table-cell table:formula="of:=IF(ISBLANK([.Z26]);&quot;&quot;;CONCATENATE([.Z$1];cEqual;cLBrace;[.Z26];cRBrace;cComma))">
            <text:p/>
          </table:table-cell>
          <table:table-cell table:formula="of:=IF(ISBLANK([.AA26]);&quot;&quot;;CONCATENATE([.AA$1];cEqual;cLBrace;[.AA26];cRBrace;cComma))">
            <text:p/>
          </table:table-cell>
          <table:table-cell table:formula="of:=IF(ISBLANK([.AB26]);&quot;&quot;;CONCATENATE([.AB$1];cEqual;cLBrace;[.AB26];cRBrace;cComma))">
            <text:p/>
          </table:table-cell>
          <table:table-cell table:formula="of:=IF(ISBLANK([.AC26]);&quot;&quot;;CONCATENATE([.AC$1];cEqual;cLBrace;[.AC26];cRBrace;cComma))">
            <text:p/>
          </table:table-cell>
          <table:table-cell table:formula="of:=IF(ISBLANK([.AD26]);&quot;&quot;;CONCATENATE([.AD$1];cEqual;cLBrace;[.AD26];cRBrace;cComma))">
            <text:p/>
          </table:table-cell>
          <table:table-cell table:formula="of:=IF(ISBLANK([.AE26]);&quot;&quot;;CONCATENATE([.AE$1];cEqual;cLBrace;[.AE26];cRBrace;cComma))">
            <text:p/>
          </table:table-cell>
          <table:table-cell table:formula="of:=IF(ISBLANK([.AF26]);&quot;&quot;;CONCATENATE([.AF$1];cEqual;cLBrace;[.AF26];cRBrace;cComma))">
            <text:p/>
          </table:table-cell>
          <table:table-cell table:formula="of:=IF(ISBLANK([.AG26]);&quot;&quot;;CONCATENATE([.AG$1];cEqual;cLBrace;[.AG26];cRBrace;cComma))">
            <text:p/>
          </table:table-cell>
          <table:table-cell table:formula="of:=IF(ISBLANK([.AH26]);&quot;&quot;;CONCATENATE([.AH$1];cEqual;cLBrace;[.AH26];cRBrace;cComma))">
            <text:p/>
          </table:table-cell>
          <table:table-cell table:formula="of:=IF(ISBLANK([.AI26]);&quot;&quot;;CONCATENATE([.AI$1];cEqual;cLBrace;[.AI26];cRBrace;cComma))">
            <text:p/>
          </table:table-cell>
          <table:table-cell table:formula="of:=IF(ISBLANK([.AJ26]);&quot;&quot;;CONCATENATE([.AJ$1];cEqual;cLBrace;[.AJ26];cRBrace;cComma))">
            <text:p/>
          </table:table-cell>
          <table:table-cell table:formula="of:=IF(ISBLANK([.AK26]);&quot;&quot;;CONCATENATE([.AK$1];cEqual;cLBrace;[.AK26];cRBrace;cComma))">
            <text:p/>
          </table:table-cell>
          <table:table-cell table:formula="of:=IF(ISBLANK([.AL26]);&quot;&quot;;CONCATENATE([.AL$1];cEqual;cLBrace;[.AL26];cRBrace;cComma))">
            <text:p/>
          </table:table-cell>
        </table:table-row>
        <table:table-row table:style-name="ro1">
          <table:table-cell/>
          <table:table-cell table:formula="of:=CONCATENATE([.AM27];[.AN27];[.AO27];[.AP27];[.AQ27];[.AR27];[.AS27];[.AT27];[.AU27];[.AV27];[.AW27];[.AX27];[.AY27];[.AZ27];[.BA27];[.BB27];[.BC27];[.BD27];[.BE27];[.BF27];[.BG27];[.BH27];[.BI27];[.BJ27];[.BK27];[.BL27];[.BM27];[.BN27];[.BO27];[.BP27];[.BQ27];[.BR27];[.BS27];[.BT27];[.BU27];[.BV2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7];cComma)" office:value-type="string" office:string-value="@case{," calcext:value-type="string">
            <text:p>@case{,</text:p>
          </table:table-cell>
          <table:table-cell table:formula="of:=IF(ISBLANK([.D27]);&quot;&quot;;CONCATENATE([.D$1];cEqual;cLBrace;[.D27];cRBrace;cComma))">
            <text:p/>
          </table:table-cell>
          <table:table-cell table:formula="of:=IF(ISBLANK([.E27]);&quot;&quot;;CONCATENATE([.E$1];cEqual;cLBrace;[.E27];cRBrace;cComma))">
            <text:p/>
          </table:table-cell>
          <table:table-cell table:formula="of:=IF(ISBLANK([.F27]);&quot;&quot;;CONCATENATE([.F$1];cEqual;cLBrace;[.F27];cRBrace;cComma))">
            <text:p/>
          </table:table-cell>
          <table:table-cell table:formula="of:=IF(ISBLANK([.G27]);&quot;&quot;;CONCATENATE([.G$1];cEqual;cLBrace;[.G27];cRBrace;cComma))">
            <text:p/>
          </table:table-cell>
          <table:table-cell table:formula="of:=IF(ISBLANK([.H27]);&quot;&quot;;CONCATENATE([.H$1];cEqual;cLBrace;[.H27];cRBrace;cComma))">
            <text:p/>
          </table:table-cell>
          <table:table-cell table:formula="of:=IF(ISBLANK([.I27]);&quot;&quot;;CONCATENATE([.I$1];cEqual;cLBrace;[.I27];cRBrace;cComma))">
            <text:p/>
          </table:table-cell>
          <table:table-cell table:formula="of:=IF(ISBLANK([.J27]);&quot;&quot;;CONCATENATE([.J$1];cEqual;cLBrace;[.J27];cRBrace;cComma))">
            <text:p/>
          </table:table-cell>
          <table:table-cell table:formula="of:=IF(ISBLANK([.K27]);&quot;&quot;;CONCATENATE([.K$1];cEqual;cLBrace;[.K27];cRBrace;cComma))">
            <text:p/>
          </table:table-cell>
          <table:table-cell table:formula="of:=IF(ISBLANK([.L27]);&quot;&quot;;CONCATENATE([.L$1];cEqual;cLBrace;[.L27];cRBrace;cComma))">
            <text:p/>
          </table:table-cell>
          <table:table-cell table:formula="of:=IF(ISBLANK([.M27]);&quot;&quot;;CONCATENATE([.M$1];cEqual;cLBrace;[.M27];cRBrace;cComma))">
            <text:p/>
          </table:table-cell>
          <table:table-cell table:formula="of:=IF(ISBLANK([.N27]);&quot;&quot;;CONCATENATE([.N$1];cEqual;cLBrace;[.N27];cRBrace;cComma))">
            <text:p/>
          </table:table-cell>
          <table:table-cell table:formula="of:=IF(ISBLANK([.O27]);&quot;&quot;;CONCATENATE([.O$1];cEqual;cLBrace;[.O27];cRBrace;cComma))">
            <text:p/>
          </table:table-cell>
          <table:table-cell table:formula="of:=IF(ISBLANK([.P27]);&quot;&quot;;CONCATENATE([.P$1];cEqual;cLBrace;[.P27];cRBrace;cComma))">
            <text:p/>
          </table:table-cell>
          <table:table-cell table:formula="of:=IF(ISBLANK([.Q27]);&quot;&quot;;CONCATENATE([.Q$1];cEqual;cLBrace;[.Q27];cRBrace;cComma))">
            <text:p/>
          </table:table-cell>
          <table:table-cell table:formula="of:=IF(ISBLANK([.R27]);&quot;&quot;;CONCATENATE([.R$1];cEqual;cLBrace;[.R27];cRBrace;cComma))">
            <text:p/>
          </table:table-cell>
          <table:table-cell table:formula="of:=IF(ISBLANK([.S27]);&quot;&quot;;CONCATENATE([.S$1];cEqual;cLBrace;[.S27];cRBrace;cComma))">
            <text:p/>
          </table:table-cell>
          <table:table-cell table:formula="of:=IF(ISBLANK([.T27]);&quot;&quot;;CONCATENATE([.T$1];cEqual;cLBrace;[.T27];cRBrace;cComma))">
            <text:p/>
          </table:table-cell>
          <table:table-cell table:formula="of:=IF(ISBLANK([.U27]);&quot;&quot;;CONCATENATE([.U$1];cEqual;cLBrace;[.U27];cRBrace;cComma))">
            <text:p/>
          </table:table-cell>
          <table:table-cell table:formula="of:=IF(ISBLANK([.V27]);&quot;&quot;;CONCATENATE([.V$1];cEqual;cLBrace;[.V27];cRBrace;cComma))">
            <text:p/>
          </table:table-cell>
          <table:table-cell table:formula="of:=IF(ISBLANK([.W27]);&quot;&quot;;CONCATENATE([.W$1];cEqual;cLBrace;[.W27];cRBrace;cComma))">
            <text:p/>
          </table:table-cell>
          <table:table-cell table:formula="of:=IF(ISBLANK([.X27]);&quot;&quot;;CONCATENATE([.X$1];cEqual;cLBrace;[.X27];cRBrace;cComma))">
            <text:p/>
          </table:table-cell>
          <table:table-cell table:formula="of:=IF(ISBLANK([.Y27]);&quot;&quot;;CONCATENATE([.Y$1];cEqual;cLBrace;[.Y27];cRBrace;cComma))">
            <text:p/>
          </table:table-cell>
          <table:table-cell table:formula="of:=IF(ISBLANK([.Z27]);&quot;&quot;;CONCATENATE([.Z$1];cEqual;cLBrace;[.Z27];cRBrace;cComma))">
            <text:p/>
          </table:table-cell>
          <table:table-cell table:formula="of:=IF(ISBLANK([.AA27]);&quot;&quot;;CONCATENATE([.AA$1];cEqual;cLBrace;[.AA27];cRBrace;cComma))">
            <text:p/>
          </table:table-cell>
          <table:table-cell table:formula="of:=IF(ISBLANK([.AB27]);&quot;&quot;;CONCATENATE([.AB$1];cEqual;cLBrace;[.AB27];cRBrace;cComma))">
            <text:p/>
          </table:table-cell>
          <table:table-cell table:formula="of:=IF(ISBLANK([.AC27]);&quot;&quot;;CONCATENATE([.AC$1];cEqual;cLBrace;[.AC27];cRBrace;cComma))">
            <text:p/>
          </table:table-cell>
          <table:table-cell table:formula="of:=IF(ISBLANK([.AD27]);&quot;&quot;;CONCATENATE([.AD$1];cEqual;cLBrace;[.AD27];cRBrace;cComma))">
            <text:p/>
          </table:table-cell>
          <table:table-cell table:formula="of:=IF(ISBLANK([.AE27]);&quot;&quot;;CONCATENATE([.AE$1];cEqual;cLBrace;[.AE27];cRBrace;cComma))">
            <text:p/>
          </table:table-cell>
          <table:table-cell table:formula="of:=IF(ISBLANK([.AF27]);&quot;&quot;;CONCATENATE([.AF$1];cEqual;cLBrace;[.AF27];cRBrace;cComma))">
            <text:p/>
          </table:table-cell>
          <table:table-cell table:formula="of:=IF(ISBLANK([.AG27]);&quot;&quot;;CONCATENATE([.AG$1];cEqual;cLBrace;[.AG27];cRBrace;cComma))">
            <text:p/>
          </table:table-cell>
          <table:table-cell table:formula="of:=IF(ISBLANK([.AH27]);&quot;&quot;;CONCATENATE([.AH$1];cEqual;cLBrace;[.AH27];cRBrace;cComma))">
            <text:p/>
          </table:table-cell>
          <table:table-cell table:formula="of:=IF(ISBLANK([.AI27]);&quot;&quot;;CONCATENATE([.AI$1];cEqual;cLBrace;[.AI27];cRBrace;cComma))">
            <text:p/>
          </table:table-cell>
          <table:table-cell table:formula="of:=IF(ISBLANK([.AJ27]);&quot;&quot;;CONCATENATE([.AJ$1];cEqual;cLBrace;[.AJ27];cRBrace;cComma))">
            <text:p/>
          </table:table-cell>
          <table:table-cell table:formula="of:=IF(ISBLANK([.AK27]);&quot;&quot;;CONCATENATE([.AK$1];cEqual;cLBrace;[.AK27];cRBrace;cComma))">
            <text:p/>
          </table:table-cell>
          <table:table-cell table:formula="of:=IF(ISBLANK([.AL27]);&quot;&quot;;CONCATENATE([.AL$1];cEqual;cLBrace;[.AL27];cRBrace;cComma))">
            <text:p/>
          </table:table-cell>
        </table:table-row>
        <table:table-row table:style-name="ro1">
          <table:table-cell/>
          <table:table-cell table:formula="of:=CONCATENATE([.AM28];[.AN28];[.AO28];[.AP28];[.AQ28];[.AR28];[.AS28];[.AT28];[.AU28];[.AV28];[.AW28];[.AX28];[.AY28];[.AZ28];[.BA28];[.BB28];[.BC28];[.BD28];[.BE28];[.BF28];[.BG28];[.BH28];[.BI28];[.BJ28];[.BK28];[.BL28];[.BM28];[.BN28];[.BO28];[.BP28];[.BQ28];[.BR28];[.BS28];[.BT28];[.BU28];[.BV2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8];cComma)" office:value-type="string" office:string-value="@case{," calcext:value-type="string">
            <text:p>@case{,</text:p>
          </table:table-cell>
          <table:table-cell table:formula="of:=IF(ISBLANK([.D28]);&quot;&quot;;CONCATENATE([.D$1];cEqual;cLBrace;[.D28];cRBrace;cComma))">
            <text:p/>
          </table:table-cell>
          <table:table-cell table:formula="of:=IF(ISBLANK([.E28]);&quot;&quot;;CONCATENATE([.E$1];cEqual;cLBrace;[.E28];cRBrace;cComma))">
            <text:p/>
          </table:table-cell>
          <table:table-cell table:formula="of:=IF(ISBLANK([.F28]);&quot;&quot;;CONCATENATE([.F$1];cEqual;cLBrace;[.F28];cRBrace;cComma))">
            <text:p/>
          </table:table-cell>
          <table:table-cell table:formula="of:=IF(ISBLANK([.G28]);&quot;&quot;;CONCATENATE([.G$1];cEqual;cLBrace;[.G28];cRBrace;cComma))">
            <text:p/>
          </table:table-cell>
          <table:table-cell table:formula="of:=IF(ISBLANK([.H28]);&quot;&quot;;CONCATENATE([.H$1];cEqual;cLBrace;[.H28];cRBrace;cComma))">
            <text:p/>
          </table:table-cell>
          <table:table-cell table:formula="of:=IF(ISBLANK([.I28]);&quot;&quot;;CONCATENATE([.I$1];cEqual;cLBrace;[.I28];cRBrace;cComma))">
            <text:p/>
          </table:table-cell>
          <table:table-cell table:formula="of:=IF(ISBLANK([.J28]);&quot;&quot;;CONCATENATE([.J$1];cEqual;cLBrace;[.J28];cRBrace;cComma))">
            <text:p/>
          </table:table-cell>
          <table:table-cell table:formula="of:=IF(ISBLANK([.K28]);&quot;&quot;;CONCATENATE([.K$1];cEqual;cLBrace;[.K28];cRBrace;cComma))">
            <text:p/>
          </table:table-cell>
          <table:table-cell table:formula="of:=IF(ISBLANK([.L28]);&quot;&quot;;CONCATENATE([.L$1];cEqual;cLBrace;[.L28];cRBrace;cComma))">
            <text:p/>
          </table:table-cell>
          <table:table-cell table:formula="of:=IF(ISBLANK([.M28]);&quot;&quot;;CONCATENATE([.M$1];cEqual;cLBrace;[.M28];cRBrace;cComma))">
            <text:p/>
          </table:table-cell>
          <table:table-cell table:formula="of:=IF(ISBLANK([.N28]);&quot;&quot;;CONCATENATE([.N$1];cEqual;cLBrace;[.N28];cRBrace;cComma))">
            <text:p/>
          </table:table-cell>
          <table:table-cell table:formula="of:=IF(ISBLANK([.O28]);&quot;&quot;;CONCATENATE([.O$1];cEqual;cLBrace;[.O28];cRBrace;cComma))">
            <text:p/>
          </table:table-cell>
          <table:table-cell table:formula="of:=IF(ISBLANK([.P28]);&quot;&quot;;CONCATENATE([.P$1];cEqual;cLBrace;[.P28];cRBrace;cComma))">
            <text:p/>
          </table:table-cell>
          <table:table-cell table:formula="of:=IF(ISBLANK([.Q28]);&quot;&quot;;CONCATENATE([.Q$1];cEqual;cLBrace;[.Q28];cRBrace;cComma))">
            <text:p/>
          </table:table-cell>
          <table:table-cell table:formula="of:=IF(ISBLANK([.R28]);&quot;&quot;;CONCATENATE([.R$1];cEqual;cLBrace;[.R28];cRBrace;cComma))">
            <text:p/>
          </table:table-cell>
          <table:table-cell table:formula="of:=IF(ISBLANK([.S28]);&quot;&quot;;CONCATENATE([.S$1];cEqual;cLBrace;[.S28];cRBrace;cComma))">
            <text:p/>
          </table:table-cell>
          <table:table-cell table:formula="of:=IF(ISBLANK([.T28]);&quot;&quot;;CONCATENATE([.T$1];cEqual;cLBrace;[.T28];cRBrace;cComma))">
            <text:p/>
          </table:table-cell>
          <table:table-cell table:formula="of:=IF(ISBLANK([.U28]);&quot;&quot;;CONCATENATE([.U$1];cEqual;cLBrace;[.U28];cRBrace;cComma))">
            <text:p/>
          </table:table-cell>
          <table:table-cell table:formula="of:=IF(ISBLANK([.V28]);&quot;&quot;;CONCATENATE([.V$1];cEqual;cLBrace;[.V28];cRBrace;cComma))">
            <text:p/>
          </table:table-cell>
          <table:table-cell table:formula="of:=IF(ISBLANK([.W28]);&quot;&quot;;CONCATENATE([.W$1];cEqual;cLBrace;[.W28];cRBrace;cComma))">
            <text:p/>
          </table:table-cell>
          <table:table-cell table:formula="of:=IF(ISBLANK([.X28]);&quot;&quot;;CONCATENATE([.X$1];cEqual;cLBrace;[.X28];cRBrace;cComma))">
            <text:p/>
          </table:table-cell>
          <table:table-cell table:formula="of:=IF(ISBLANK([.Y28]);&quot;&quot;;CONCATENATE([.Y$1];cEqual;cLBrace;[.Y28];cRBrace;cComma))">
            <text:p/>
          </table:table-cell>
          <table:table-cell table:formula="of:=IF(ISBLANK([.Z28]);&quot;&quot;;CONCATENATE([.Z$1];cEqual;cLBrace;[.Z28];cRBrace;cComma))">
            <text:p/>
          </table:table-cell>
          <table:table-cell table:formula="of:=IF(ISBLANK([.AA28]);&quot;&quot;;CONCATENATE([.AA$1];cEqual;cLBrace;[.AA28];cRBrace;cComma))">
            <text:p/>
          </table:table-cell>
          <table:table-cell table:formula="of:=IF(ISBLANK([.AB28]);&quot;&quot;;CONCATENATE([.AB$1];cEqual;cLBrace;[.AB28];cRBrace;cComma))">
            <text:p/>
          </table:table-cell>
          <table:table-cell table:formula="of:=IF(ISBLANK([.AC28]);&quot;&quot;;CONCATENATE([.AC$1];cEqual;cLBrace;[.AC28];cRBrace;cComma))">
            <text:p/>
          </table:table-cell>
          <table:table-cell table:formula="of:=IF(ISBLANK([.AD28]);&quot;&quot;;CONCATENATE([.AD$1];cEqual;cLBrace;[.AD28];cRBrace;cComma))">
            <text:p/>
          </table:table-cell>
          <table:table-cell table:formula="of:=IF(ISBLANK([.AE28]);&quot;&quot;;CONCATENATE([.AE$1];cEqual;cLBrace;[.AE28];cRBrace;cComma))">
            <text:p/>
          </table:table-cell>
          <table:table-cell table:formula="of:=IF(ISBLANK([.AF28]);&quot;&quot;;CONCATENATE([.AF$1];cEqual;cLBrace;[.AF28];cRBrace;cComma))">
            <text:p/>
          </table:table-cell>
          <table:table-cell table:formula="of:=IF(ISBLANK([.AG28]);&quot;&quot;;CONCATENATE([.AG$1];cEqual;cLBrace;[.AG28];cRBrace;cComma))">
            <text:p/>
          </table:table-cell>
          <table:table-cell table:formula="of:=IF(ISBLANK([.AH28]);&quot;&quot;;CONCATENATE([.AH$1];cEqual;cLBrace;[.AH28];cRBrace;cComma))">
            <text:p/>
          </table:table-cell>
          <table:table-cell table:formula="of:=IF(ISBLANK([.AI28]);&quot;&quot;;CONCATENATE([.AI$1];cEqual;cLBrace;[.AI28];cRBrace;cComma))">
            <text:p/>
          </table:table-cell>
          <table:table-cell table:formula="of:=IF(ISBLANK([.AJ28]);&quot;&quot;;CONCATENATE([.AJ$1];cEqual;cLBrace;[.AJ28];cRBrace;cComma))">
            <text:p/>
          </table:table-cell>
          <table:table-cell table:formula="of:=IF(ISBLANK([.AK28]);&quot;&quot;;CONCATENATE([.AK$1];cEqual;cLBrace;[.AK28];cRBrace;cComma))">
            <text:p/>
          </table:table-cell>
          <table:table-cell table:formula="of:=IF(ISBLANK([.AL28]);&quot;&quot;;CONCATENATE([.AL$1];cEqual;cLBrace;[.AL28];cRBrace;cComma))">
            <text:p/>
          </table:table-cell>
        </table:table-row>
        <table:table-row table:style-name="ro1">
          <table:table-cell/>
          <table:table-cell table:formula="of:=CONCATENATE([.AM29];[.AN29];[.AO29];[.AP29];[.AQ29];[.AR29];[.AS29];[.AT29];[.AU29];[.AV29];[.AW29];[.AX29];[.AY29];[.AZ29];[.BA29];[.BB29];[.BC29];[.BD29];[.BE29];[.BF29];[.BG29];[.BH29];[.BI29];[.BJ29];[.BK29];[.BL29];[.BM29];[.BN29];[.BO29];[.BP29];[.BQ29];[.BR29];[.BS29];[.BT29];[.BU29];[.BV2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9];cComma)" office:value-type="string" office:string-value="@case{," calcext:value-type="string">
            <text:p>@case{,</text:p>
          </table:table-cell>
          <table:table-cell table:formula="of:=IF(ISBLANK([.D29]);&quot;&quot;;CONCATENATE([.D$1];cEqual;cLBrace;[.D29];cRBrace;cComma))">
            <text:p/>
          </table:table-cell>
          <table:table-cell table:formula="of:=IF(ISBLANK([.E29]);&quot;&quot;;CONCATENATE([.E$1];cEqual;cLBrace;[.E29];cRBrace;cComma))">
            <text:p/>
          </table:table-cell>
          <table:table-cell table:formula="of:=IF(ISBLANK([.F29]);&quot;&quot;;CONCATENATE([.F$1];cEqual;cLBrace;[.F29];cRBrace;cComma))">
            <text:p/>
          </table:table-cell>
          <table:table-cell table:formula="of:=IF(ISBLANK([.G29]);&quot;&quot;;CONCATENATE([.G$1];cEqual;cLBrace;[.G29];cRBrace;cComma))">
            <text:p/>
          </table:table-cell>
          <table:table-cell table:formula="of:=IF(ISBLANK([.H29]);&quot;&quot;;CONCATENATE([.H$1];cEqual;cLBrace;[.H29];cRBrace;cComma))">
            <text:p/>
          </table:table-cell>
          <table:table-cell table:formula="of:=IF(ISBLANK([.I29]);&quot;&quot;;CONCATENATE([.I$1];cEqual;cLBrace;[.I29];cRBrace;cComma))">
            <text:p/>
          </table:table-cell>
          <table:table-cell table:formula="of:=IF(ISBLANK([.J29]);&quot;&quot;;CONCATENATE([.J$1];cEqual;cLBrace;[.J29];cRBrace;cComma))">
            <text:p/>
          </table:table-cell>
          <table:table-cell table:formula="of:=IF(ISBLANK([.K29]);&quot;&quot;;CONCATENATE([.K$1];cEqual;cLBrace;[.K29];cRBrace;cComma))">
            <text:p/>
          </table:table-cell>
          <table:table-cell table:formula="of:=IF(ISBLANK([.L29]);&quot;&quot;;CONCATENATE([.L$1];cEqual;cLBrace;[.L29];cRBrace;cComma))">
            <text:p/>
          </table:table-cell>
          <table:table-cell table:formula="of:=IF(ISBLANK([.M29]);&quot;&quot;;CONCATENATE([.M$1];cEqual;cLBrace;[.M29];cRBrace;cComma))">
            <text:p/>
          </table:table-cell>
          <table:table-cell table:formula="of:=IF(ISBLANK([.N29]);&quot;&quot;;CONCATENATE([.N$1];cEqual;cLBrace;[.N29];cRBrace;cComma))">
            <text:p/>
          </table:table-cell>
          <table:table-cell table:formula="of:=IF(ISBLANK([.O29]);&quot;&quot;;CONCATENATE([.O$1];cEqual;cLBrace;[.O29];cRBrace;cComma))">
            <text:p/>
          </table:table-cell>
          <table:table-cell table:formula="of:=IF(ISBLANK([.P29]);&quot;&quot;;CONCATENATE([.P$1];cEqual;cLBrace;[.P29];cRBrace;cComma))">
            <text:p/>
          </table:table-cell>
          <table:table-cell table:formula="of:=IF(ISBLANK([.Q29]);&quot;&quot;;CONCATENATE([.Q$1];cEqual;cLBrace;[.Q29];cRBrace;cComma))">
            <text:p/>
          </table:table-cell>
          <table:table-cell table:formula="of:=IF(ISBLANK([.R29]);&quot;&quot;;CONCATENATE([.R$1];cEqual;cLBrace;[.R29];cRBrace;cComma))">
            <text:p/>
          </table:table-cell>
          <table:table-cell table:formula="of:=IF(ISBLANK([.S29]);&quot;&quot;;CONCATENATE([.S$1];cEqual;cLBrace;[.S29];cRBrace;cComma))">
            <text:p/>
          </table:table-cell>
          <table:table-cell table:formula="of:=IF(ISBLANK([.T29]);&quot;&quot;;CONCATENATE([.T$1];cEqual;cLBrace;[.T29];cRBrace;cComma))">
            <text:p/>
          </table:table-cell>
          <table:table-cell table:formula="of:=IF(ISBLANK([.U29]);&quot;&quot;;CONCATENATE([.U$1];cEqual;cLBrace;[.U29];cRBrace;cComma))">
            <text:p/>
          </table:table-cell>
          <table:table-cell table:formula="of:=IF(ISBLANK([.V29]);&quot;&quot;;CONCATENATE([.V$1];cEqual;cLBrace;[.V29];cRBrace;cComma))">
            <text:p/>
          </table:table-cell>
          <table:table-cell table:formula="of:=IF(ISBLANK([.W29]);&quot;&quot;;CONCATENATE([.W$1];cEqual;cLBrace;[.W29];cRBrace;cComma))">
            <text:p/>
          </table:table-cell>
          <table:table-cell table:formula="of:=IF(ISBLANK([.X29]);&quot;&quot;;CONCATENATE([.X$1];cEqual;cLBrace;[.X29];cRBrace;cComma))">
            <text:p/>
          </table:table-cell>
          <table:table-cell table:formula="of:=IF(ISBLANK([.Y29]);&quot;&quot;;CONCATENATE([.Y$1];cEqual;cLBrace;[.Y29];cRBrace;cComma))">
            <text:p/>
          </table:table-cell>
          <table:table-cell table:formula="of:=IF(ISBLANK([.Z29]);&quot;&quot;;CONCATENATE([.Z$1];cEqual;cLBrace;[.Z29];cRBrace;cComma))">
            <text:p/>
          </table:table-cell>
          <table:table-cell table:formula="of:=IF(ISBLANK([.AA29]);&quot;&quot;;CONCATENATE([.AA$1];cEqual;cLBrace;[.AA29];cRBrace;cComma))">
            <text:p/>
          </table:table-cell>
          <table:table-cell table:formula="of:=IF(ISBLANK([.AB29]);&quot;&quot;;CONCATENATE([.AB$1];cEqual;cLBrace;[.AB29];cRBrace;cComma))">
            <text:p/>
          </table:table-cell>
          <table:table-cell table:formula="of:=IF(ISBLANK([.AC29]);&quot;&quot;;CONCATENATE([.AC$1];cEqual;cLBrace;[.AC29];cRBrace;cComma))">
            <text:p/>
          </table:table-cell>
          <table:table-cell table:formula="of:=IF(ISBLANK([.AD29]);&quot;&quot;;CONCATENATE([.AD$1];cEqual;cLBrace;[.AD29];cRBrace;cComma))">
            <text:p/>
          </table:table-cell>
          <table:table-cell table:formula="of:=IF(ISBLANK([.AE29]);&quot;&quot;;CONCATENATE([.AE$1];cEqual;cLBrace;[.AE29];cRBrace;cComma))">
            <text:p/>
          </table:table-cell>
          <table:table-cell table:formula="of:=IF(ISBLANK([.AF29]);&quot;&quot;;CONCATENATE([.AF$1];cEqual;cLBrace;[.AF29];cRBrace;cComma))">
            <text:p/>
          </table:table-cell>
          <table:table-cell table:formula="of:=IF(ISBLANK([.AG29]);&quot;&quot;;CONCATENATE([.AG$1];cEqual;cLBrace;[.AG29];cRBrace;cComma))">
            <text:p/>
          </table:table-cell>
          <table:table-cell table:formula="of:=IF(ISBLANK([.AH29]);&quot;&quot;;CONCATENATE([.AH$1];cEqual;cLBrace;[.AH29];cRBrace;cComma))">
            <text:p/>
          </table:table-cell>
          <table:table-cell table:formula="of:=IF(ISBLANK([.AI29]);&quot;&quot;;CONCATENATE([.AI$1];cEqual;cLBrace;[.AI29];cRBrace;cComma))">
            <text:p/>
          </table:table-cell>
          <table:table-cell table:formula="of:=IF(ISBLANK([.AJ29]);&quot;&quot;;CONCATENATE([.AJ$1];cEqual;cLBrace;[.AJ29];cRBrace;cComma))">
            <text:p/>
          </table:table-cell>
          <table:table-cell table:formula="of:=IF(ISBLANK([.AK29]);&quot;&quot;;CONCATENATE([.AK$1];cEqual;cLBrace;[.AK29];cRBrace;cComma))">
            <text:p/>
          </table:table-cell>
          <table:table-cell table:formula="of:=IF(ISBLANK([.AL29]);&quot;&quot;;CONCATENATE([.AL$1];cEqual;cLBrace;[.AL29];cRBrace;cComma))">
            <text:p/>
          </table:table-cell>
        </table:table-row>
        <table:table-row table:style-name="ro1">
          <table:table-cell/>
          <table:table-cell table:formula="of:=CONCATENATE([.AM30];[.AN30];[.AO30];[.AP30];[.AQ30];[.AR30];[.AS30];[.AT30];[.AU30];[.AV30];[.AW30];[.AX30];[.AY30];[.AZ30];[.BA30];[.BB30];[.BC30];[.BD30];[.BE30];[.BF30];[.BG30];[.BH30];[.BI30];[.BJ30];[.BK30];[.BL30];[.BM30];[.BN30];[.BO30];[.BP30];[.BQ30];[.BR30];[.BS30];[.BT30];[.BU30];[.BV3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0];cComma)" office:value-type="string" office:string-value="@case{," calcext:value-type="string">
            <text:p>@case{,</text:p>
          </table:table-cell>
          <table:table-cell table:formula="of:=IF(ISBLANK([.D30]);&quot;&quot;;CONCATENATE([.D$1];cEqual;cLBrace;[.D30];cRBrace;cComma))">
            <text:p/>
          </table:table-cell>
          <table:table-cell table:formula="of:=IF(ISBLANK([.E30]);&quot;&quot;;CONCATENATE([.E$1];cEqual;cLBrace;[.E30];cRBrace;cComma))">
            <text:p/>
          </table:table-cell>
          <table:table-cell table:formula="of:=IF(ISBLANK([.F30]);&quot;&quot;;CONCATENATE([.F$1];cEqual;cLBrace;[.F30];cRBrace;cComma))">
            <text:p/>
          </table:table-cell>
          <table:table-cell table:formula="of:=IF(ISBLANK([.G30]);&quot;&quot;;CONCATENATE([.G$1];cEqual;cLBrace;[.G30];cRBrace;cComma))">
            <text:p/>
          </table:table-cell>
          <table:table-cell table:formula="of:=IF(ISBLANK([.H30]);&quot;&quot;;CONCATENATE([.H$1];cEqual;cLBrace;[.H30];cRBrace;cComma))">
            <text:p/>
          </table:table-cell>
          <table:table-cell table:formula="of:=IF(ISBLANK([.I30]);&quot;&quot;;CONCATENATE([.I$1];cEqual;cLBrace;[.I30];cRBrace;cComma))">
            <text:p/>
          </table:table-cell>
          <table:table-cell table:formula="of:=IF(ISBLANK([.J30]);&quot;&quot;;CONCATENATE([.J$1];cEqual;cLBrace;[.J30];cRBrace;cComma))">
            <text:p/>
          </table:table-cell>
          <table:table-cell table:formula="of:=IF(ISBLANK([.K30]);&quot;&quot;;CONCATENATE([.K$1];cEqual;cLBrace;[.K30];cRBrace;cComma))">
            <text:p/>
          </table:table-cell>
          <table:table-cell table:formula="of:=IF(ISBLANK([.L30]);&quot;&quot;;CONCATENATE([.L$1];cEqual;cLBrace;[.L30];cRBrace;cComma))">
            <text:p/>
          </table:table-cell>
          <table:table-cell table:formula="of:=IF(ISBLANK([.M30]);&quot;&quot;;CONCATENATE([.M$1];cEqual;cLBrace;[.M30];cRBrace;cComma))">
            <text:p/>
          </table:table-cell>
          <table:table-cell table:formula="of:=IF(ISBLANK([.N30]);&quot;&quot;;CONCATENATE([.N$1];cEqual;cLBrace;[.N30];cRBrace;cComma))">
            <text:p/>
          </table:table-cell>
          <table:table-cell table:formula="of:=IF(ISBLANK([.O30]);&quot;&quot;;CONCATENATE([.O$1];cEqual;cLBrace;[.O30];cRBrace;cComma))">
            <text:p/>
          </table:table-cell>
          <table:table-cell table:formula="of:=IF(ISBLANK([.P30]);&quot;&quot;;CONCATENATE([.P$1];cEqual;cLBrace;[.P30];cRBrace;cComma))">
            <text:p/>
          </table:table-cell>
          <table:table-cell table:formula="of:=IF(ISBLANK([.Q30]);&quot;&quot;;CONCATENATE([.Q$1];cEqual;cLBrace;[.Q30];cRBrace;cComma))">
            <text:p/>
          </table:table-cell>
          <table:table-cell table:formula="of:=IF(ISBLANK([.R30]);&quot;&quot;;CONCATENATE([.R$1];cEqual;cLBrace;[.R30];cRBrace;cComma))">
            <text:p/>
          </table:table-cell>
          <table:table-cell table:formula="of:=IF(ISBLANK([.S30]);&quot;&quot;;CONCATENATE([.S$1];cEqual;cLBrace;[.S30];cRBrace;cComma))">
            <text:p/>
          </table:table-cell>
          <table:table-cell table:formula="of:=IF(ISBLANK([.T30]);&quot;&quot;;CONCATENATE([.T$1];cEqual;cLBrace;[.T30];cRBrace;cComma))">
            <text:p/>
          </table:table-cell>
          <table:table-cell table:formula="of:=IF(ISBLANK([.U30]);&quot;&quot;;CONCATENATE([.U$1];cEqual;cLBrace;[.U30];cRBrace;cComma))">
            <text:p/>
          </table:table-cell>
          <table:table-cell table:formula="of:=IF(ISBLANK([.V30]);&quot;&quot;;CONCATENATE([.V$1];cEqual;cLBrace;[.V30];cRBrace;cComma))">
            <text:p/>
          </table:table-cell>
          <table:table-cell table:formula="of:=IF(ISBLANK([.W30]);&quot;&quot;;CONCATENATE([.W$1];cEqual;cLBrace;[.W30];cRBrace;cComma))">
            <text:p/>
          </table:table-cell>
          <table:table-cell table:formula="of:=IF(ISBLANK([.X30]);&quot;&quot;;CONCATENATE([.X$1];cEqual;cLBrace;[.X30];cRBrace;cComma))">
            <text:p/>
          </table:table-cell>
          <table:table-cell table:formula="of:=IF(ISBLANK([.Y30]);&quot;&quot;;CONCATENATE([.Y$1];cEqual;cLBrace;[.Y30];cRBrace;cComma))">
            <text:p/>
          </table:table-cell>
          <table:table-cell table:formula="of:=IF(ISBLANK([.Z30]);&quot;&quot;;CONCATENATE([.Z$1];cEqual;cLBrace;[.Z30];cRBrace;cComma))">
            <text:p/>
          </table:table-cell>
          <table:table-cell table:formula="of:=IF(ISBLANK([.AA30]);&quot;&quot;;CONCATENATE([.AA$1];cEqual;cLBrace;[.AA30];cRBrace;cComma))">
            <text:p/>
          </table:table-cell>
          <table:table-cell table:formula="of:=IF(ISBLANK([.AB30]);&quot;&quot;;CONCATENATE([.AB$1];cEqual;cLBrace;[.AB30];cRBrace;cComma))">
            <text:p/>
          </table:table-cell>
          <table:table-cell table:formula="of:=IF(ISBLANK([.AC30]);&quot;&quot;;CONCATENATE([.AC$1];cEqual;cLBrace;[.AC30];cRBrace;cComma))">
            <text:p/>
          </table:table-cell>
          <table:table-cell table:formula="of:=IF(ISBLANK([.AD30]);&quot;&quot;;CONCATENATE([.AD$1];cEqual;cLBrace;[.AD30];cRBrace;cComma))">
            <text:p/>
          </table:table-cell>
          <table:table-cell table:formula="of:=IF(ISBLANK([.AE30]);&quot;&quot;;CONCATENATE([.AE$1];cEqual;cLBrace;[.AE30];cRBrace;cComma))">
            <text:p/>
          </table:table-cell>
          <table:table-cell table:formula="of:=IF(ISBLANK([.AF30]);&quot;&quot;;CONCATENATE([.AF$1];cEqual;cLBrace;[.AF30];cRBrace;cComma))">
            <text:p/>
          </table:table-cell>
          <table:table-cell table:formula="of:=IF(ISBLANK([.AG30]);&quot;&quot;;CONCATENATE([.AG$1];cEqual;cLBrace;[.AG30];cRBrace;cComma))">
            <text:p/>
          </table:table-cell>
          <table:table-cell table:formula="of:=IF(ISBLANK([.AH30]);&quot;&quot;;CONCATENATE([.AH$1];cEqual;cLBrace;[.AH30];cRBrace;cComma))">
            <text:p/>
          </table:table-cell>
          <table:table-cell table:formula="of:=IF(ISBLANK([.AI30]);&quot;&quot;;CONCATENATE([.AI$1];cEqual;cLBrace;[.AI30];cRBrace;cComma))">
            <text:p/>
          </table:table-cell>
          <table:table-cell table:formula="of:=IF(ISBLANK([.AJ30]);&quot;&quot;;CONCATENATE([.AJ$1];cEqual;cLBrace;[.AJ30];cRBrace;cComma))">
            <text:p/>
          </table:table-cell>
          <table:table-cell table:formula="of:=IF(ISBLANK([.AK30]);&quot;&quot;;CONCATENATE([.AK$1];cEqual;cLBrace;[.AK30];cRBrace;cComma))">
            <text:p/>
          </table:table-cell>
          <table:table-cell table:formula="of:=IF(ISBLANK([.AL30]);&quot;&quot;;CONCATENATE([.AL$1];cEqual;cLBrace;[.AL30];cRBrace;cComma))">
            <text:p/>
          </table:table-cell>
        </table:table-row>
        <table:table-row table:style-name="ro1">
          <table:table-cell/>
          <table:table-cell table:formula="of:=CONCATENATE([.AM31];[.AN31];[.AO31];[.AP31];[.AQ31];[.AR31];[.AS31];[.AT31];[.AU31];[.AV31];[.AW31];[.AX31];[.AY31];[.AZ31];[.BA31];[.BB31];[.BC31];[.BD31];[.BE31];[.BF31];[.BG31];[.BH31];[.BI31];[.BJ31];[.BK31];[.BL31];[.BM31];[.BN31];[.BO31];[.BP31];[.BQ31];[.BR31];[.BS31];[.BT31];[.BU31];[.BV3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1];cComma)" office:value-type="string" office:string-value="@case{," calcext:value-type="string">
            <text:p>@case{,</text:p>
          </table:table-cell>
          <table:table-cell table:formula="of:=IF(ISBLANK([.D31]);&quot;&quot;;CONCATENATE([.D$1];cEqual;cLBrace;[.D31];cRBrace;cComma))">
            <text:p/>
          </table:table-cell>
          <table:table-cell table:formula="of:=IF(ISBLANK([.E31]);&quot;&quot;;CONCATENATE([.E$1];cEqual;cLBrace;[.E31];cRBrace;cComma))">
            <text:p/>
          </table:table-cell>
          <table:table-cell table:formula="of:=IF(ISBLANK([.F31]);&quot;&quot;;CONCATENATE([.F$1];cEqual;cLBrace;[.F31];cRBrace;cComma))">
            <text:p/>
          </table:table-cell>
          <table:table-cell table:formula="of:=IF(ISBLANK([.G31]);&quot;&quot;;CONCATENATE([.G$1];cEqual;cLBrace;[.G31];cRBrace;cComma))">
            <text:p/>
          </table:table-cell>
          <table:table-cell table:formula="of:=IF(ISBLANK([.H31]);&quot;&quot;;CONCATENATE([.H$1];cEqual;cLBrace;[.H31];cRBrace;cComma))">
            <text:p/>
          </table:table-cell>
          <table:table-cell table:formula="of:=IF(ISBLANK([.I31]);&quot;&quot;;CONCATENATE([.I$1];cEqual;cLBrace;[.I31];cRBrace;cComma))">
            <text:p/>
          </table:table-cell>
          <table:table-cell table:formula="of:=IF(ISBLANK([.J31]);&quot;&quot;;CONCATENATE([.J$1];cEqual;cLBrace;[.J31];cRBrace;cComma))">
            <text:p/>
          </table:table-cell>
          <table:table-cell table:formula="of:=IF(ISBLANK([.K31]);&quot;&quot;;CONCATENATE([.K$1];cEqual;cLBrace;[.K31];cRBrace;cComma))">
            <text:p/>
          </table:table-cell>
          <table:table-cell table:formula="of:=IF(ISBLANK([.L31]);&quot;&quot;;CONCATENATE([.L$1];cEqual;cLBrace;[.L31];cRBrace;cComma))">
            <text:p/>
          </table:table-cell>
          <table:table-cell table:formula="of:=IF(ISBLANK([.M31]);&quot;&quot;;CONCATENATE([.M$1];cEqual;cLBrace;[.M31];cRBrace;cComma))">
            <text:p/>
          </table:table-cell>
          <table:table-cell table:formula="of:=IF(ISBLANK([.N31]);&quot;&quot;;CONCATENATE([.N$1];cEqual;cLBrace;[.N31];cRBrace;cComma))">
            <text:p/>
          </table:table-cell>
          <table:table-cell table:formula="of:=IF(ISBLANK([.O31]);&quot;&quot;;CONCATENATE([.O$1];cEqual;cLBrace;[.O31];cRBrace;cComma))">
            <text:p/>
          </table:table-cell>
          <table:table-cell table:formula="of:=IF(ISBLANK([.P31]);&quot;&quot;;CONCATENATE([.P$1];cEqual;cLBrace;[.P31];cRBrace;cComma))">
            <text:p/>
          </table:table-cell>
          <table:table-cell table:formula="of:=IF(ISBLANK([.Q31]);&quot;&quot;;CONCATENATE([.Q$1];cEqual;cLBrace;[.Q31];cRBrace;cComma))">
            <text:p/>
          </table:table-cell>
          <table:table-cell table:formula="of:=IF(ISBLANK([.R31]);&quot;&quot;;CONCATENATE([.R$1];cEqual;cLBrace;[.R31];cRBrace;cComma))">
            <text:p/>
          </table:table-cell>
          <table:table-cell table:formula="of:=IF(ISBLANK([.S31]);&quot;&quot;;CONCATENATE([.S$1];cEqual;cLBrace;[.S31];cRBrace;cComma))">
            <text:p/>
          </table:table-cell>
          <table:table-cell table:formula="of:=IF(ISBLANK([.T31]);&quot;&quot;;CONCATENATE([.T$1];cEqual;cLBrace;[.T31];cRBrace;cComma))">
            <text:p/>
          </table:table-cell>
          <table:table-cell table:formula="of:=IF(ISBLANK([.U31]);&quot;&quot;;CONCATENATE([.U$1];cEqual;cLBrace;[.U31];cRBrace;cComma))">
            <text:p/>
          </table:table-cell>
          <table:table-cell table:formula="of:=IF(ISBLANK([.V31]);&quot;&quot;;CONCATENATE([.V$1];cEqual;cLBrace;[.V31];cRBrace;cComma))">
            <text:p/>
          </table:table-cell>
          <table:table-cell table:formula="of:=IF(ISBLANK([.W31]);&quot;&quot;;CONCATENATE([.W$1];cEqual;cLBrace;[.W31];cRBrace;cComma))">
            <text:p/>
          </table:table-cell>
          <table:table-cell table:formula="of:=IF(ISBLANK([.X31]);&quot;&quot;;CONCATENATE([.X$1];cEqual;cLBrace;[.X31];cRBrace;cComma))">
            <text:p/>
          </table:table-cell>
          <table:table-cell table:formula="of:=IF(ISBLANK([.Y31]);&quot;&quot;;CONCATENATE([.Y$1];cEqual;cLBrace;[.Y31];cRBrace;cComma))">
            <text:p/>
          </table:table-cell>
          <table:table-cell table:formula="of:=IF(ISBLANK([.Z31]);&quot;&quot;;CONCATENATE([.Z$1];cEqual;cLBrace;[.Z31];cRBrace;cComma))">
            <text:p/>
          </table:table-cell>
          <table:table-cell table:formula="of:=IF(ISBLANK([.AA31]);&quot;&quot;;CONCATENATE([.AA$1];cEqual;cLBrace;[.AA31];cRBrace;cComma))">
            <text:p/>
          </table:table-cell>
          <table:table-cell table:formula="of:=IF(ISBLANK([.AB31]);&quot;&quot;;CONCATENATE([.AB$1];cEqual;cLBrace;[.AB31];cRBrace;cComma))">
            <text:p/>
          </table:table-cell>
          <table:table-cell table:formula="of:=IF(ISBLANK([.AC31]);&quot;&quot;;CONCATENATE([.AC$1];cEqual;cLBrace;[.AC31];cRBrace;cComma))">
            <text:p/>
          </table:table-cell>
          <table:table-cell table:formula="of:=IF(ISBLANK([.AD31]);&quot;&quot;;CONCATENATE([.AD$1];cEqual;cLBrace;[.AD31];cRBrace;cComma))">
            <text:p/>
          </table:table-cell>
          <table:table-cell table:formula="of:=IF(ISBLANK([.AE31]);&quot;&quot;;CONCATENATE([.AE$1];cEqual;cLBrace;[.AE31];cRBrace;cComma))">
            <text:p/>
          </table:table-cell>
          <table:table-cell table:formula="of:=IF(ISBLANK([.AF31]);&quot;&quot;;CONCATENATE([.AF$1];cEqual;cLBrace;[.AF31];cRBrace;cComma))">
            <text:p/>
          </table:table-cell>
          <table:table-cell table:formula="of:=IF(ISBLANK([.AG31]);&quot;&quot;;CONCATENATE([.AG$1];cEqual;cLBrace;[.AG31];cRBrace;cComma))">
            <text:p/>
          </table:table-cell>
          <table:table-cell table:formula="of:=IF(ISBLANK([.AH31]);&quot;&quot;;CONCATENATE([.AH$1];cEqual;cLBrace;[.AH31];cRBrace;cComma))">
            <text:p/>
          </table:table-cell>
          <table:table-cell table:formula="of:=IF(ISBLANK([.AI31]);&quot;&quot;;CONCATENATE([.AI$1];cEqual;cLBrace;[.AI31];cRBrace;cComma))">
            <text:p/>
          </table:table-cell>
          <table:table-cell table:formula="of:=IF(ISBLANK([.AJ31]);&quot;&quot;;CONCATENATE([.AJ$1];cEqual;cLBrace;[.AJ31];cRBrace;cComma))">
            <text:p/>
          </table:table-cell>
          <table:table-cell table:formula="of:=IF(ISBLANK([.AK31]);&quot;&quot;;CONCATENATE([.AK$1];cEqual;cLBrace;[.AK31];cRBrace;cComma))">
            <text:p/>
          </table:table-cell>
          <table:table-cell table:formula="of:=IF(ISBLANK([.AL31]);&quot;&quot;;CONCATENATE([.AL$1];cEqual;cLBrace;[.AL31];cRBrace;cComma))">
            <text:p/>
          </table:table-cell>
        </table:table-row>
        <table:table-row table:style-name="ro1">
          <table:table-cell/>
          <table:table-cell table:formula="of:=CONCATENATE([.AM32];[.AN32];[.AO32];[.AP32];[.AQ32];[.AR32];[.AS32];[.AT32];[.AU32];[.AV32];[.AW32];[.AX32];[.AY32];[.AZ32];[.BA32];[.BB32];[.BC32];[.BD32];[.BE32];[.BF32];[.BG32];[.BH32];[.BI32];[.BJ32];[.BK32];[.BL32];[.BM32];[.BN32];[.BO32];[.BP32];[.BQ32];[.BR32];[.BS32];[.BT32];[.BU32];[.BV3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2];cComma)" office:value-type="string" office:string-value="@case{," calcext:value-type="string">
            <text:p>@case{,</text:p>
          </table:table-cell>
          <table:table-cell table:formula="of:=IF(ISBLANK([.D32]);&quot;&quot;;CONCATENATE([.D$1];cEqual;cLBrace;[.D32];cRBrace;cComma))">
            <text:p/>
          </table:table-cell>
          <table:table-cell table:formula="of:=IF(ISBLANK([.E32]);&quot;&quot;;CONCATENATE([.E$1];cEqual;cLBrace;[.E32];cRBrace;cComma))">
            <text:p/>
          </table:table-cell>
          <table:table-cell table:formula="of:=IF(ISBLANK([.F32]);&quot;&quot;;CONCATENATE([.F$1];cEqual;cLBrace;[.F32];cRBrace;cComma))">
            <text:p/>
          </table:table-cell>
          <table:table-cell table:formula="of:=IF(ISBLANK([.G32]);&quot;&quot;;CONCATENATE([.G$1];cEqual;cLBrace;[.G32];cRBrace;cComma))">
            <text:p/>
          </table:table-cell>
          <table:table-cell table:formula="of:=IF(ISBLANK([.H32]);&quot;&quot;;CONCATENATE([.H$1];cEqual;cLBrace;[.H32];cRBrace;cComma))">
            <text:p/>
          </table:table-cell>
          <table:table-cell table:formula="of:=IF(ISBLANK([.I32]);&quot;&quot;;CONCATENATE([.I$1];cEqual;cLBrace;[.I32];cRBrace;cComma))">
            <text:p/>
          </table:table-cell>
          <table:table-cell table:formula="of:=IF(ISBLANK([.J32]);&quot;&quot;;CONCATENATE([.J$1];cEqual;cLBrace;[.J32];cRBrace;cComma))">
            <text:p/>
          </table:table-cell>
          <table:table-cell table:formula="of:=IF(ISBLANK([.K32]);&quot;&quot;;CONCATENATE([.K$1];cEqual;cLBrace;[.K32];cRBrace;cComma))">
            <text:p/>
          </table:table-cell>
          <table:table-cell table:formula="of:=IF(ISBLANK([.L32]);&quot;&quot;;CONCATENATE([.L$1];cEqual;cLBrace;[.L32];cRBrace;cComma))">
            <text:p/>
          </table:table-cell>
          <table:table-cell table:formula="of:=IF(ISBLANK([.M32]);&quot;&quot;;CONCATENATE([.M$1];cEqual;cLBrace;[.M32];cRBrace;cComma))">
            <text:p/>
          </table:table-cell>
          <table:table-cell table:formula="of:=IF(ISBLANK([.N32]);&quot;&quot;;CONCATENATE([.N$1];cEqual;cLBrace;[.N32];cRBrace;cComma))">
            <text:p/>
          </table:table-cell>
          <table:table-cell table:formula="of:=IF(ISBLANK([.O32]);&quot;&quot;;CONCATENATE([.O$1];cEqual;cLBrace;[.O32];cRBrace;cComma))">
            <text:p/>
          </table:table-cell>
          <table:table-cell table:formula="of:=IF(ISBLANK([.P32]);&quot;&quot;;CONCATENATE([.P$1];cEqual;cLBrace;[.P32];cRBrace;cComma))">
            <text:p/>
          </table:table-cell>
          <table:table-cell table:formula="of:=IF(ISBLANK([.Q32]);&quot;&quot;;CONCATENATE([.Q$1];cEqual;cLBrace;[.Q32];cRBrace;cComma))">
            <text:p/>
          </table:table-cell>
          <table:table-cell table:formula="of:=IF(ISBLANK([.R32]);&quot;&quot;;CONCATENATE([.R$1];cEqual;cLBrace;[.R32];cRBrace;cComma))">
            <text:p/>
          </table:table-cell>
          <table:table-cell table:formula="of:=IF(ISBLANK([.S32]);&quot;&quot;;CONCATENATE([.S$1];cEqual;cLBrace;[.S32];cRBrace;cComma))">
            <text:p/>
          </table:table-cell>
          <table:table-cell table:formula="of:=IF(ISBLANK([.T32]);&quot;&quot;;CONCATENATE([.T$1];cEqual;cLBrace;[.T32];cRBrace;cComma))">
            <text:p/>
          </table:table-cell>
          <table:table-cell table:formula="of:=IF(ISBLANK([.U32]);&quot;&quot;;CONCATENATE([.U$1];cEqual;cLBrace;[.U32];cRBrace;cComma))">
            <text:p/>
          </table:table-cell>
          <table:table-cell table:formula="of:=IF(ISBLANK([.V32]);&quot;&quot;;CONCATENATE([.V$1];cEqual;cLBrace;[.V32];cRBrace;cComma))">
            <text:p/>
          </table:table-cell>
          <table:table-cell table:formula="of:=IF(ISBLANK([.W32]);&quot;&quot;;CONCATENATE([.W$1];cEqual;cLBrace;[.W32];cRBrace;cComma))">
            <text:p/>
          </table:table-cell>
          <table:table-cell table:formula="of:=IF(ISBLANK([.X32]);&quot;&quot;;CONCATENATE([.X$1];cEqual;cLBrace;[.X32];cRBrace;cComma))">
            <text:p/>
          </table:table-cell>
          <table:table-cell table:formula="of:=IF(ISBLANK([.Y32]);&quot;&quot;;CONCATENATE([.Y$1];cEqual;cLBrace;[.Y32];cRBrace;cComma))">
            <text:p/>
          </table:table-cell>
          <table:table-cell table:formula="of:=IF(ISBLANK([.Z32]);&quot;&quot;;CONCATENATE([.Z$1];cEqual;cLBrace;[.Z32];cRBrace;cComma))">
            <text:p/>
          </table:table-cell>
          <table:table-cell table:formula="of:=IF(ISBLANK([.AA32]);&quot;&quot;;CONCATENATE([.AA$1];cEqual;cLBrace;[.AA32];cRBrace;cComma))">
            <text:p/>
          </table:table-cell>
          <table:table-cell table:formula="of:=IF(ISBLANK([.AB32]);&quot;&quot;;CONCATENATE([.AB$1];cEqual;cLBrace;[.AB32];cRBrace;cComma))">
            <text:p/>
          </table:table-cell>
          <table:table-cell table:formula="of:=IF(ISBLANK([.AC32]);&quot;&quot;;CONCATENATE([.AC$1];cEqual;cLBrace;[.AC32];cRBrace;cComma))">
            <text:p/>
          </table:table-cell>
          <table:table-cell table:formula="of:=IF(ISBLANK([.AD32]);&quot;&quot;;CONCATENATE([.AD$1];cEqual;cLBrace;[.AD32];cRBrace;cComma))">
            <text:p/>
          </table:table-cell>
          <table:table-cell table:formula="of:=IF(ISBLANK([.AE32]);&quot;&quot;;CONCATENATE([.AE$1];cEqual;cLBrace;[.AE32];cRBrace;cComma))">
            <text:p/>
          </table:table-cell>
          <table:table-cell table:formula="of:=IF(ISBLANK([.AF32]);&quot;&quot;;CONCATENATE([.AF$1];cEqual;cLBrace;[.AF32];cRBrace;cComma))">
            <text:p/>
          </table:table-cell>
          <table:table-cell table:formula="of:=IF(ISBLANK([.AG32]);&quot;&quot;;CONCATENATE([.AG$1];cEqual;cLBrace;[.AG32];cRBrace;cComma))">
            <text:p/>
          </table:table-cell>
          <table:table-cell table:formula="of:=IF(ISBLANK([.AH32]);&quot;&quot;;CONCATENATE([.AH$1];cEqual;cLBrace;[.AH32];cRBrace;cComma))">
            <text:p/>
          </table:table-cell>
          <table:table-cell table:formula="of:=IF(ISBLANK([.AI32]);&quot;&quot;;CONCATENATE([.AI$1];cEqual;cLBrace;[.AI32];cRBrace;cComma))">
            <text:p/>
          </table:table-cell>
          <table:table-cell table:formula="of:=IF(ISBLANK([.AJ32]);&quot;&quot;;CONCATENATE([.AJ$1];cEqual;cLBrace;[.AJ32];cRBrace;cComma))">
            <text:p/>
          </table:table-cell>
          <table:table-cell table:formula="of:=IF(ISBLANK([.AK32]);&quot;&quot;;CONCATENATE([.AK$1];cEqual;cLBrace;[.AK32];cRBrace;cComma))">
            <text:p/>
          </table:table-cell>
          <table:table-cell table:formula="of:=IF(ISBLANK([.AL32]);&quot;&quot;;CONCATENATE([.AL$1];cEqual;cLBrace;[.AL32];cRBrace;cComma))">
            <text:p/>
          </table:table-cell>
        </table:table-row>
        <table:table-row table:style-name="ro1">
          <table:table-cell/>
          <table:table-cell table:formula="of:=CONCATENATE([.AM33];[.AN33];[.AO33];[.AP33];[.AQ33];[.AR33];[.AS33];[.AT33];[.AU33];[.AV33];[.AW33];[.AX33];[.AY33];[.AZ33];[.BA33];[.BB33];[.BC33];[.BD33];[.BE33];[.BF33];[.BG33];[.BH33];[.BI33];[.BJ33];[.BK33];[.BL33];[.BM33];[.BN33];[.BO33];[.BP33];[.BQ33];[.BR33];[.BS33];[.BT33];[.BU33];[.BV3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3];cComma)" office:value-type="string" office:string-value="@case{," calcext:value-type="string">
            <text:p>@case{,</text:p>
          </table:table-cell>
          <table:table-cell table:formula="of:=IF(ISBLANK([.D33]);&quot;&quot;;CONCATENATE([.D$1];cEqual;cLBrace;[.D33];cRBrace;cComma))">
            <text:p/>
          </table:table-cell>
          <table:table-cell table:formula="of:=IF(ISBLANK([.E33]);&quot;&quot;;CONCATENATE([.E$1];cEqual;cLBrace;[.E33];cRBrace;cComma))">
            <text:p/>
          </table:table-cell>
          <table:table-cell table:formula="of:=IF(ISBLANK([.F33]);&quot;&quot;;CONCATENATE([.F$1];cEqual;cLBrace;[.F33];cRBrace;cComma))">
            <text:p/>
          </table:table-cell>
          <table:table-cell table:formula="of:=IF(ISBLANK([.G33]);&quot;&quot;;CONCATENATE([.G$1];cEqual;cLBrace;[.G33];cRBrace;cComma))">
            <text:p/>
          </table:table-cell>
          <table:table-cell table:formula="of:=IF(ISBLANK([.H33]);&quot;&quot;;CONCATENATE([.H$1];cEqual;cLBrace;[.H33];cRBrace;cComma))">
            <text:p/>
          </table:table-cell>
          <table:table-cell table:formula="of:=IF(ISBLANK([.I33]);&quot;&quot;;CONCATENATE([.I$1];cEqual;cLBrace;[.I33];cRBrace;cComma))">
            <text:p/>
          </table:table-cell>
          <table:table-cell table:formula="of:=IF(ISBLANK([.J33]);&quot;&quot;;CONCATENATE([.J$1];cEqual;cLBrace;[.J33];cRBrace;cComma))">
            <text:p/>
          </table:table-cell>
          <table:table-cell table:formula="of:=IF(ISBLANK([.K33]);&quot;&quot;;CONCATENATE([.K$1];cEqual;cLBrace;[.K33];cRBrace;cComma))">
            <text:p/>
          </table:table-cell>
          <table:table-cell table:formula="of:=IF(ISBLANK([.L33]);&quot;&quot;;CONCATENATE([.L$1];cEqual;cLBrace;[.L33];cRBrace;cComma))">
            <text:p/>
          </table:table-cell>
          <table:table-cell table:formula="of:=IF(ISBLANK([.M33]);&quot;&quot;;CONCATENATE([.M$1];cEqual;cLBrace;[.M33];cRBrace;cComma))">
            <text:p/>
          </table:table-cell>
          <table:table-cell table:formula="of:=IF(ISBLANK([.N33]);&quot;&quot;;CONCATENATE([.N$1];cEqual;cLBrace;[.N33];cRBrace;cComma))">
            <text:p/>
          </table:table-cell>
          <table:table-cell table:formula="of:=IF(ISBLANK([.O33]);&quot;&quot;;CONCATENATE([.O$1];cEqual;cLBrace;[.O33];cRBrace;cComma))">
            <text:p/>
          </table:table-cell>
          <table:table-cell table:formula="of:=IF(ISBLANK([.P33]);&quot;&quot;;CONCATENATE([.P$1];cEqual;cLBrace;[.P33];cRBrace;cComma))">
            <text:p/>
          </table:table-cell>
          <table:table-cell table:formula="of:=IF(ISBLANK([.Q33]);&quot;&quot;;CONCATENATE([.Q$1];cEqual;cLBrace;[.Q33];cRBrace;cComma))">
            <text:p/>
          </table:table-cell>
          <table:table-cell table:formula="of:=IF(ISBLANK([.R33]);&quot;&quot;;CONCATENATE([.R$1];cEqual;cLBrace;[.R33];cRBrace;cComma))">
            <text:p/>
          </table:table-cell>
          <table:table-cell table:formula="of:=IF(ISBLANK([.S33]);&quot;&quot;;CONCATENATE([.S$1];cEqual;cLBrace;[.S33];cRBrace;cComma))">
            <text:p/>
          </table:table-cell>
          <table:table-cell table:formula="of:=IF(ISBLANK([.T33]);&quot;&quot;;CONCATENATE([.T$1];cEqual;cLBrace;[.T33];cRBrace;cComma))">
            <text:p/>
          </table:table-cell>
          <table:table-cell table:formula="of:=IF(ISBLANK([.U33]);&quot;&quot;;CONCATENATE([.U$1];cEqual;cLBrace;[.U33];cRBrace;cComma))">
            <text:p/>
          </table:table-cell>
          <table:table-cell table:formula="of:=IF(ISBLANK([.V33]);&quot;&quot;;CONCATENATE([.V$1];cEqual;cLBrace;[.V33];cRBrace;cComma))">
            <text:p/>
          </table:table-cell>
          <table:table-cell table:formula="of:=IF(ISBLANK([.W33]);&quot;&quot;;CONCATENATE([.W$1];cEqual;cLBrace;[.W33];cRBrace;cComma))">
            <text:p/>
          </table:table-cell>
          <table:table-cell table:formula="of:=IF(ISBLANK([.X33]);&quot;&quot;;CONCATENATE([.X$1];cEqual;cLBrace;[.X33];cRBrace;cComma))">
            <text:p/>
          </table:table-cell>
          <table:table-cell table:formula="of:=IF(ISBLANK([.Y33]);&quot;&quot;;CONCATENATE([.Y$1];cEqual;cLBrace;[.Y33];cRBrace;cComma))">
            <text:p/>
          </table:table-cell>
          <table:table-cell table:formula="of:=IF(ISBLANK([.Z33]);&quot;&quot;;CONCATENATE([.Z$1];cEqual;cLBrace;[.Z33];cRBrace;cComma))">
            <text:p/>
          </table:table-cell>
          <table:table-cell table:formula="of:=IF(ISBLANK([.AA33]);&quot;&quot;;CONCATENATE([.AA$1];cEqual;cLBrace;[.AA33];cRBrace;cComma))">
            <text:p/>
          </table:table-cell>
          <table:table-cell table:formula="of:=IF(ISBLANK([.AB33]);&quot;&quot;;CONCATENATE([.AB$1];cEqual;cLBrace;[.AB33];cRBrace;cComma))">
            <text:p/>
          </table:table-cell>
          <table:table-cell table:formula="of:=IF(ISBLANK([.AC33]);&quot;&quot;;CONCATENATE([.AC$1];cEqual;cLBrace;[.AC33];cRBrace;cComma))">
            <text:p/>
          </table:table-cell>
          <table:table-cell table:formula="of:=IF(ISBLANK([.AD33]);&quot;&quot;;CONCATENATE([.AD$1];cEqual;cLBrace;[.AD33];cRBrace;cComma))">
            <text:p/>
          </table:table-cell>
          <table:table-cell table:formula="of:=IF(ISBLANK([.AE33]);&quot;&quot;;CONCATENATE([.AE$1];cEqual;cLBrace;[.AE33];cRBrace;cComma))">
            <text:p/>
          </table:table-cell>
          <table:table-cell table:formula="of:=IF(ISBLANK([.AF33]);&quot;&quot;;CONCATENATE([.AF$1];cEqual;cLBrace;[.AF33];cRBrace;cComma))">
            <text:p/>
          </table:table-cell>
          <table:table-cell table:formula="of:=IF(ISBLANK([.AG33]);&quot;&quot;;CONCATENATE([.AG$1];cEqual;cLBrace;[.AG33];cRBrace;cComma))">
            <text:p/>
          </table:table-cell>
          <table:table-cell table:formula="of:=IF(ISBLANK([.AH33]);&quot;&quot;;CONCATENATE([.AH$1];cEqual;cLBrace;[.AH33];cRBrace;cComma))">
            <text:p/>
          </table:table-cell>
          <table:table-cell table:formula="of:=IF(ISBLANK([.AI33]);&quot;&quot;;CONCATENATE([.AI$1];cEqual;cLBrace;[.AI33];cRBrace;cComma))">
            <text:p/>
          </table:table-cell>
          <table:table-cell table:formula="of:=IF(ISBLANK([.AJ33]);&quot;&quot;;CONCATENATE([.AJ$1];cEqual;cLBrace;[.AJ33];cRBrace;cComma))">
            <text:p/>
          </table:table-cell>
          <table:table-cell table:formula="of:=IF(ISBLANK([.AK33]);&quot;&quot;;CONCATENATE([.AK$1];cEqual;cLBrace;[.AK33];cRBrace;cComma))">
            <text:p/>
          </table:table-cell>
          <table:table-cell table:formula="of:=IF(ISBLANK([.AL33]);&quot;&quot;;CONCATENATE([.AL$1];cEqual;cLBrace;[.AL33];cRBrace;cComma))">
            <text:p/>
          </table:table-cell>
        </table:table-row>
        <table:table-row table:style-name="ro1">
          <table:table-cell/>
          <table:table-cell table:formula="of:=CONCATENATE([.AM34];[.AN34];[.AO34];[.AP34];[.AQ34];[.AR34];[.AS34];[.AT34];[.AU34];[.AV34];[.AW34];[.AX34];[.AY34];[.AZ34];[.BA34];[.BB34];[.BC34];[.BD34];[.BE34];[.BF34];[.BG34];[.BH34];[.BI34];[.BJ34];[.BK34];[.BL34];[.BM34];[.BN34];[.BO34];[.BP34];[.BQ34];[.BR34];[.BS34];[.BT34];[.BU34];[.BV3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4];cComma)" office:value-type="string" office:string-value="@case{," calcext:value-type="string">
            <text:p>@case{,</text:p>
          </table:table-cell>
          <table:table-cell table:formula="of:=IF(ISBLANK([.D34]);&quot;&quot;;CONCATENATE([.D$1];cEqual;cLBrace;[.D34];cRBrace;cComma))">
            <text:p/>
          </table:table-cell>
          <table:table-cell table:formula="of:=IF(ISBLANK([.E34]);&quot;&quot;;CONCATENATE([.E$1];cEqual;cLBrace;[.E34];cRBrace;cComma))">
            <text:p/>
          </table:table-cell>
          <table:table-cell table:formula="of:=IF(ISBLANK([.F34]);&quot;&quot;;CONCATENATE([.F$1];cEqual;cLBrace;[.F34];cRBrace;cComma))">
            <text:p/>
          </table:table-cell>
          <table:table-cell table:formula="of:=IF(ISBLANK([.G34]);&quot;&quot;;CONCATENATE([.G$1];cEqual;cLBrace;[.G34];cRBrace;cComma))">
            <text:p/>
          </table:table-cell>
          <table:table-cell table:formula="of:=IF(ISBLANK([.H34]);&quot;&quot;;CONCATENATE([.H$1];cEqual;cLBrace;[.H34];cRBrace;cComma))">
            <text:p/>
          </table:table-cell>
          <table:table-cell table:formula="of:=IF(ISBLANK([.I34]);&quot;&quot;;CONCATENATE([.I$1];cEqual;cLBrace;[.I34];cRBrace;cComma))">
            <text:p/>
          </table:table-cell>
          <table:table-cell table:formula="of:=IF(ISBLANK([.J34]);&quot;&quot;;CONCATENATE([.J$1];cEqual;cLBrace;[.J34];cRBrace;cComma))">
            <text:p/>
          </table:table-cell>
          <table:table-cell table:formula="of:=IF(ISBLANK([.K34]);&quot;&quot;;CONCATENATE([.K$1];cEqual;cLBrace;[.K34];cRBrace;cComma))">
            <text:p/>
          </table:table-cell>
          <table:table-cell table:formula="of:=IF(ISBLANK([.L34]);&quot;&quot;;CONCATENATE([.L$1];cEqual;cLBrace;[.L34];cRBrace;cComma))">
            <text:p/>
          </table:table-cell>
          <table:table-cell table:formula="of:=IF(ISBLANK([.M34]);&quot;&quot;;CONCATENATE([.M$1];cEqual;cLBrace;[.M34];cRBrace;cComma))">
            <text:p/>
          </table:table-cell>
          <table:table-cell table:formula="of:=IF(ISBLANK([.N34]);&quot;&quot;;CONCATENATE([.N$1];cEqual;cLBrace;[.N34];cRBrace;cComma))">
            <text:p/>
          </table:table-cell>
          <table:table-cell table:formula="of:=IF(ISBLANK([.O34]);&quot;&quot;;CONCATENATE([.O$1];cEqual;cLBrace;[.O34];cRBrace;cComma))">
            <text:p/>
          </table:table-cell>
          <table:table-cell table:formula="of:=IF(ISBLANK([.P34]);&quot;&quot;;CONCATENATE([.P$1];cEqual;cLBrace;[.P34];cRBrace;cComma))">
            <text:p/>
          </table:table-cell>
          <table:table-cell table:formula="of:=IF(ISBLANK([.Q34]);&quot;&quot;;CONCATENATE([.Q$1];cEqual;cLBrace;[.Q34];cRBrace;cComma))">
            <text:p/>
          </table:table-cell>
          <table:table-cell table:formula="of:=IF(ISBLANK([.R34]);&quot;&quot;;CONCATENATE([.R$1];cEqual;cLBrace;[.R34];cRBrace;cComma))">
            <text:p/>
          </table:table-cell>
          <table:table-cell table:formula="of:=IF(ISBLANK([.S34]);&quot;&quot;;CONCATENATE([.S$1];cEqual;cLBrace;[.S34];cRBrace;cComma))">
            <text:p/>
          </table:table-cell>
          <table:table-cell table:formula="of:=IF(ISBLANK([.T34]);&quot;&quot;;CONCATENATE([.T$1];cEqual;cLBrace;[.T34];cRBrace;cComma))">
            <text:p/>
          </table:table-cell>
          <table:table-cell table:formula="of:=IF(ISBLANK([.U34]);&quot;&quot;;CONCATENATE([.U$1];cEqual;cLBrace;[.U34];cRBrace;cComma))">
            <text:p/>
          </table:table-cell>
          <table:table-cell table:formula="of:=IF(ISBLANK([.V34]);&quot;&quot;;CONCATENATE([.V$1];cEqual;cLBrace;[.V34];cRBrace;cComma))">
            <text:p/>
          </table:table-cell>
          <table:table-cell table:formula="of:=IF(ISBLANK([.W34]);&quot;&quot;;CONCATENATE([.W$1];cEqual;cLBrace;[.W34];cRBrace;cComma))">
            <text:p/>
          </table:table-cell>
          <table:table-cell table:formula="of:=IF(ISBLANK([.X34]);&quot;&quot;;CONCATENATE([.X$1];cEqual;cLBrace;[.X34];cRBrace;cComma))">
            <text:p/>
          </table:table-cell>
          <table:table-cell table:formula="of:=IF(ISBLANK([.Y34]);&quot;&quot;;CONCATENATE([.Y$1];cEqual;cLBrace;[.Y34];cRBrace;cComma))">
            <text:p/>
          </table:table-cell>
          <table:table-cell table:formula="of:=IF(ISBLANK([.Z34]);&quot;&quot;;CONCATENATE([.Z$1];cEqual;cLBrace;[.Z34];cRBrace;cComma))">
            <text:p/>
          </table:table-cell>
          <table:table-cell table:formula="of:=IF(ISBLANK([.AA34]);&quot;&quot;;CONCATENATE([.AA$1];cEqual;cLBrace;[.AA34];cRBrace;cComma))">
            <text:p/>
          </table:table-cell>
          <table:table-cell table:formula="of:=IF(ISBLANK([.AB34]);&quot;&quot;;CONCATENATE([.AB$1];cEqual;cLBrace;[.AB34];cRBrace;cComma))">
            <text:p/>
          </table:table-cell>
          <table:table-cell table:formula="of:=IF(ISBLANK([.AC34]);&quot;&quot;;CONCATENATE([.AC$1];cEqual;cLBrace;[.AC34];cRBrace;cComma))">
            <text:p/>
          </table:table-cell>
          <table:table-cell table:formula="of:=IF(ISBLANK([.AD34]);&quot;&quot;;CONCATENATE([.AD$1];cEqual;cLBrace;[.AD34];cRBrace;cComma))">
            <text:p/>
          </table:table-cell>
          <table:table-cell table:formula="of:=IF(ISBLANK([.AE34]);&quot;&quot;;CONCATENATE([.AE$1];cEqual;cLBrace;[.AE34];cRBrace;cComma))">
            <text:p/>
          </table:table-cell>
          <table:table-cell table:formula="of:=IF(ISBLANK([.AF34]);&quot;&quot;;CONCATENATE([.AF$1];cEqual;cLBrace;[.AF34];cRBrace;cComma))">
            <text:p/>
          </table:table-cell>
          <table:table-cell table:formula="of:=IF(ISBLANK([.AG34]);&quot;&quot;;CONCATENATE([.AG$1];cEqual;cLBrace;[.AG34];cRBrace;cComma))">
            <text:p/>
          </table:table-cell>
          <table:table-cell table:formula="of:=IF(ISBLANK([.AH34]);&quot;&quot;;CONCATENATE([.AH$1];cEqual;cLBrace;[.AH34];cRBrace;cComma))">
            <text:p/>
          </table:table-cell>
          <table:table-cell table:formula="of:=IF(ISBLANK([.AI34]);&quot;&quot;;CONCATENATE([.AI$1];cEqual;cLBrace;[.AI34];cRBrace;cComma))">
            <text:p/>
          </table:table-cell>
          <table:table-cell table:formula="of:=IF(ISBLANK([.AJ34]);&quot;&quot;;CONCATENATE([.AJ$1];cEqual;cLBrace;[.AJ34];cRBrace;cComma))">
            <text:p/>
          </table:table-cell>
          <table:table-cell table:formula="of:=IF(ISBLANK([.AK34]);&quot;&quot;;CONCATENATE([.AK$1];cEqual;cLBrace;[.AK34];cRBrace;cComma))">
            <text:p/>
          </table:table-cell>
          <table:table-cell table:formula="of:=IF(ISBLANK([.AL34]);&quot;&quot;;CONCATENATE([.AL$1];cEqual;cLBrace;[.AL34];cRBrace;cComma))">
            <text:p/>
          </table:table-cell>
        </table:table-row>
        <table:table-row table:style-name="ro1">
          <table:table-cell/>
          <table:table-cell table:formula="of:=CONCATENATE([.AM35];[.AN35];[.AO35];[.AP35];[.AQ35];[.AR35];[.AS35];[.AT35];[.AU35];[.AV35];[.AW35];[.AX35];[.AY35];[.AZ35];[.BA35];[.BB35];[.BC35];[.BD35];[.BE35];[.BF35];[.BG35];[.BH35];[.BI35];[.BJ35];[.BK35];[.BL35];[.BM35];[.BN35];[.BO35];[.BP35];[.BQ35];[.BR35];[.BS35];[.BT35];[.BU35];[.BV3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5];cComma)" office:value-type="string" office:string-value="@case{," calcext:value-type="string">
            <text:p>@case{,</text:p>
          </table:table-cell>
          <table:table-cell table:formula="of:=IF(ISBLANK([.D35]);&quot;&quot;;CONCATENATE([.D$1];cEqual;cLBrace;[.D35];cRBrace;cComma))">
            <text:p/>
          </table:table-cell>
          <table:table-cell table:formula="of:=IF(ISBLANK([.E35]);&quot;&quot;;CONCATENATE([.E$1];cEqual;cLBrace;[.E35];cRBrace;cComma))">
            <text:p/>
          </table:table-cell>
          <table:table-cell table:formula="of:=IF(ISBLANK([.F35]);&quot;&quot;;CONCATENATE([.F$1];cEqual;cLBrace;[.F35];cRBrace;cComma))">
            <text:p/>
          </table:table-cell>
          <table:table-cell table:formula="of:=IF(ISBLANK([.G35]);&quot;&quot;;CONCATENATE([.G$1];cEqual;cLBrace;[.G35];cRBrace;cComma))">
            <text:p/>
          </table:table-cell>
          <table:table-cell table:formula="of:=IF(ISBLANK([.H35]);&quot;&quot;;CONCATENATE([.H$1];cEqual;cLBrace;[.H35];cRBrace;cComma))">
            <text:p/>
          </table:table-cell>
          <table:table-cell table:formula="of:=IF(ISBLANK([.I35]);&quot;&quot;;CONCATENATE([.I$1];cEqual;cLBrace;[.I35];cRBrace;cComma))">
            <text:p/>
          </table:table-cell>
          <table:table-cell table:formula="of:=IF(ISBLANK([.J35]);&quot;&quot;;CONCATENATE([.J$1];cEqual;cLBrace;[.J35];cRBrace;cComma))">
            <text:p/>
          </table:table-cell>
          <table:table-cell table:formula="of:=IF(ISBLANK([.K35]);&quot;&quot;;CONCATENATE([.K$1];cEqual;cLBrace;[.K35];cRBrace;cComma))">
            <text:p/>
          </table:table-cell>
          <table:table-cell table:formula="of:=IF(ISBLANK([.L35]);&quot;&quot;;CONCATENATE([.L$1];cEqual;cLBrace;[.L35];cRBrace;cComma))">
            <text:p/>
          </table:table-cell>
          <table:table-cell table:formula="of:=IF(ISBLANK([.M35]);&quot;&quot;;CONCATENATE([.M$1];cEqual;cLBrace;[.M35];cRBrace;cComma))">
            <text:p/>
          </table:table-cell>
          <table:table-cell table:formula="of:=IF(ISBLANK([.N35]);&quot;&quot;;CONCATENATE([.N$1];cEqual;cLBrace;[.N35];cRBrace;cComma))">
            <text:p/>
          </table:table-cell>
          <table:table-cell table:formula="of:=IF(ISBLANK([.O35]);&quot;&quot;;CONCATENATE([.O$1];cEqual;cLBrace;[.O35];cRBrace;cComma))">
            <text:p/>
          </table:table-cell>
          <table:table-cell table:formula="of:=IF(ISBLANK([.P35]);&quot;&quot;;CONCATENATE([.P$1];cEqual;cLBrace;[.P35];cRBrace;cComma))">
            <text:p/>
          </table:table-cell>
          <table:table-cell table:formula="of:=IF(ISBLANK([.Q35]);&quot;&quot;;CONCATENATE([.Q$1];cEqual;cLBrace;[.Q35];cRBrace;cComma))">
            <text:p/>
          </table:table-cell>
          <table:table-cell table:formula="of:=IF(ISBLANK([.R35]);&quot;&quot;;CONCATENATE([.R$1];cEqual;cLBrace;[.R35];cRBrace;cComma))">
            <text:p/>
          </table:table-cell>
          <table:table-cell table:formula="of:=IF(ISBLANK([.S35]);&quot;&quot;;CONCATENATE([.S$1];cEqual;cLBrace;[.S35];cRBrace;cComma))">
            <text:p/>
          </table:table-cell>
          <table:table-cell table:formula="of:=IF(ISBLANK([.T35]);&quot;&quot;;CONCATENATE([.T$1];cEqual;cLBrace;[.T35];cRBrace;cComma))">
            <text:p/>
          </table:table-cell>
          <table:table-cell table:formula="of:=IF(ISBLANK([.U35]);&quot;&quot;;CONCATENATE([.U$1];cEqual;cLBrace;[.U35];cRBrace;cComma))">
            <text:p/>
          </table:table-cell>
          <table:table-cell table:formula="of:=IF(ISBLANK([.V35]);&quot;&quot;;CONCATENATE([.V$1];cEqual;cLBrace;[.V35];cRBrace;cComma))">
            <text:p/>
          </table:table-cell>
          <table:table-cell table:formula="of:=IF(ISBLANK([.W35]);&quot;&quot;;CONCATENATE([.W$1];cEqual;cLBrace;[.W35];cRBrace;cComma))">
            <text:p/>
          </table:table-cell>
          <table:table-cell table:formula="of:=IF(ISBLANK([.X35]);&quot;&quot;;CONCATENATE([.X$1];cEqual;cLBrace;[.X35];cRBrace;cComma))">
            <text:p/>
          </table:table-cell>
          <table:table-cell table:formula="of:=IF(ISBLANK([.Y35]);&quot;&quot;;CONCATENATE([.Y$1];cEqual;cLBrace;[.Y35];cRBrace;cComma))">
            <text:p/>
          </table:table-cell>
          <table:table-cell table:formula="of:=IF(ISBLANK([.Z35]);&quot;&quot;;CONCATENATE([.Z$1];cEqual;cLBrace;[.Z35];cRBrace;cComma))">
            <text:p/>
          </table:table-cell>
          <table:table-cell table:formula="of:=IF(ISBLANK([.AA35]);&quot;&quot;;CONCATENATE([.AA$1];cEqual;cLBrace;[.AA35];cRBrace;cComma))">
            <text:p/>
          </table:table-cell>
          <table:table-cell table:formula="of:=IF(ISBLANK([.AB35]);&quot;&quot;;CONCATENATE([.AB$1];cEqual;cLBrace;[.AB35];cRBrace;cComma))">
            <text:p/>
          </table:table-cell>
          <table:table-cell table:formula="of:=IF(ISBLANK([.AC35]);&quot;&quot;;CONCATENATE([.AC$1];cEqual;cLBrace;[.AC35];cRBrace;cComma))">
            <text:p/>
          </table:table-cell>
          <table:table-cell table:formula="of:=IF(ISBLANK([.AD35]);&quot;&quot;;CONCATENATE([.AD$1];cEqual;cLBrace;[.AD35];cRBrace;cComma))">
            <text:p/>
          </table:table-cell>
          <table:table-cell table:formula="of:=IF(ISBLANK([.AE35]);&quot;&quot;;CONCATENATE([.AE$1];cEqual;cLBrace;[.AE35];cRBrace;cComma))">
            <text:p/>
          </table:table-cell>
          <table:table-cell table:formula="of:=IF(ISBLANK([.AF35]);&quot;&quot;;CONCATENATE([.AF$1];cEqual;cLBrace;[.AF35];cRBrace;cComma))">
            <text:p/>
          </table:table-cell>
          <table:table-cell table:formula="of:=IF(ISBLANK([.AG35]);&quot;&quot;;CONCATENATE([.AG$1];cEqual;cLBrace;[.AG35];cRBrace;cComma))">
            <text:p/>
          </table:table-cell>
          <table:table-cell table:formula="of:=IF(ISBLANK([.AH35]);&quot;&quot;;CONCATENATE([.AH$1];cEqual;cLBrace;[.AH35];cRBrace;cComma))">
            <text:p/>
          </table:table-cell>
          <table:table-cell table:formula="of:=IF(ISBLANK([.AI35]);&quot;&quot;;CONCATENATE([.AI$1];cEqual;cLBrace;[.AI35];cRBrace;cComma))">
            <text:p/>
          </table:table-cell>
          <table:table-cell table:formula="of:=IF(ISBLANK([.AJ35]);&quot;&quot;;CONCATENATE([.AJ$1];cEqual;cLBrace;[.AJ35];cRBrace;cComma))">
            <text:p/>
          </table:table-cell>
          <table:table-cell table:formula="of:=IF(ISBLANK([.AK35]);&quot;&quot;;CONCATENATE([.AK$1];cEqual;cLBrace;[.AK35];cRBrace;cComma))">
            <text:p/>
          </table:table-cell>
          <table:table-cell table:formula="of:=IF(ISBLANK([.AL35]);&quot;&quot;;CONCATENATE([.AL$1];cEqual;cLBrace;[.AL35];cRBrace;cComma))">
            <text:p/>
          </table:table-cell>
        </table:table-row>
        <table:table-row table:style-name="ro1">
          <table:table-cell/>
          <table:table-cell table:formula="of:=CONCATENATE([.AM36];[.AN36];[.AO36];[.AP36];[.AQ36];[.AR36];[.AS36];[.AT36];[.AU36];[.AV36];[.AW36];[.AX36];[.AY36];[.AZ36];[.BA36];[.BB36];[.BC36];[.BD36];[.BE36];[.BF36];[.BG36];[.BH36];[.BI36];[.BJ36];[.BK36];[.BL36];[.BM36];[.BN36];[.BO36];[.BP36];[.BQ36];[.BR36];[.BS36];[.BT36];[.BU36];[.BV3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6];cComma)" office:value-type="string" office:string-value="@case{," calcext:value-type="string">
            <text:p>@case{,</text:p>
          </table:table-cell>
          <table:table-cell table:formula="of:=IF(ISBLANK([.D36]);&quot;&quot;;CONCATENATE([.D$1];cEqual;cLBrace;[.D36];cRBrace;cComma))">
            <text:p/>
          </table:table-cell>
          <table:table-cell table:formula="of:=IF(ISBLANK([.E36]);&quot;&quot;;CONCATENATE([.E$1];cEqual;cLBrace;[.E36];cRBrace;cComma))">
            <text:p/>
          </table:table-cell>
          <table:table-cell table:formula="of:=IF(ISBLANK([.F36]);&quot;&quot;;CONCATENATE([.F$1];cEqual;cLBrace;[.F36];cRBrace;cComma))">
            <text:p/>
          </table:table-cell>
          <table:table-cell table:formula="of:=IF(ISBLANK([.G36]);&quot;&quot;;CONCATENATE([.G$1];cEqual;cLBrace;[.G36];cRBrace;cComma))">
            <text:p/>
          </table:table-cell>
          <table:table-cell table:formula="of:=IF(ISBLANK([.H36]);&quot;&quot;;CONCATENATE([.H$1];cEqual;cLBrace;[.H36];cRBrace;cComma))">
            <text:p/>
          </table:table-cell>
          <table:table-cell table:formula="of:=IF(ISBLANK([.I36]);&quot;&quot;;CONCATENATE([.I$1];cEqual;cLBrace;[.I36];cRBrace;cComma))">
            <text:p/>
          </table:table-cell>
          <table:table-cell table:formula="of:=IF(ISBLANK([.J36]);&quot;&quot;;CONCATENATE([.J$1];cEqual;cLBrace;[.J36];cRBrace;cComma))">
            <text:p/>
          </table:table-cell>
          <table:table-cell table:formula="of:=IF(ISBLANK([.K36]);&quot;&quot;;CONCATENATE([.K$1];cEqual;cLBrace;[.K36];cRBrace;cComma))">
            <text:p/>
          </table:table-cell>
          <table:table-cell table:formula="of:=IF(ISBLANK([.L36]);&quot;&quot;;CONCATENATE([.L$1];cEqual;cLBrace;[.L36];cRBrace;cComma))">
            <text:p/>
          </table:table-cell>
          <table:table-cell table:formula="of:=IF(ISBLANK([.M36]);&quot;&quot;;CONCATENATE([.M$1];cEqual;cLBrace;[.M36];cRBrace;cComma))">
            <text:p/>
          </table:table-cell>
          <table:table-cell table:formula="of:=IF(ISBLANK([.N36]);&quot;&quot;;CONCATENATE([.N$1];cEqual;cLBrace;[.N36];cRBrace;cComma))">
            <text:p/>
          </table:table-cell>
          <table:table-cell table:formula="of:=IF(ISBLANK([.O36]);&quot;&quot;;CONCATENATE([.O$1];cEqual;cLBrace;[.O36];cRBrace;cComma))">
            <text:p/>
          </table:table-cell>
          <table:table-cell table:formula="of:=IF(ISBLANK([.P36]);&quot;&quot;;CONCATENATE([.P$1];cEqual;cLBrace;[.P36];cRBrace;cComma))">
            <text:p/>
          </table:table-cell>
          <table:table-cell table:formula="of:=IF(ISBLANK([.Q36]);&quot;&quot;;CONCATENATE([.Q$1];cEqual;cLBrace;[.Q36];cRBrace;cComma))">
            <text:p/>
          </table:table-cell>
          <table:table-cell table:formula="of:=IF(ISBLANK([.R36]);&quot;&quot;;CONCATENATE([.R$1];cEqual;cLBrace;[.R36];cRBrace;cComma))">
            <text:p/>
          </table:table-cell>
          <table:table-cell table:formula="of:=IF(ISBLANK([.S36]);&quot;&quot;;CONCATENATE([.S$1];cEqual;cLBrace;[.S36];cRBrace;cComma))">
            <text:p/>
          </table:table-cell>
          <table:table-cell table:formula="of:=IF(ISBLANK([.T36]);&quot;&quot;;CONCATENATE([.T$1];cEqual;cLBrace;[.T36];cRBrace;cComma))">
            <text:p/>
          </table:table-cell>
          <table:table-cell table:formula="of:=IF(ISBLANK([.U36]);&quot;&quot;;CONCATENATE([.U$1];cEqual;cLBrace;[.U36];cRBrace;cComma))">
            <text:p/>
          </table:table-cell>
          <table:table-cell table:formula="of:=IF(ISBLANK([.V36]);&quot;&quot;;CONCATENATE([.V$1];cEqual;cLBrace;[.V36];cRBrace;cComma))">
            <text:p/>
          </table:table-cell>
          <table:table-cell table:formula="of:=IF(ISBLANK([.W36]);&quot;&quot;;CONCATENATE([.W$1];cEqual;cLBrace;[.W36];cRBrace;cComma))">
            <text:p/>
          </table:table-cell>
          <table:table-cell table:formula="of:=IF(ISBLANK([.X36]);&quot;&quot;;CONCATENATE([.X$1];cEqual;cLBrace;[.X36];cRBrace;cComma))">
            <text:p/>
          </table:table-cell>
          <table:table-cell table:formula="of:=IF(ISBLANK([.Y36]);&quot;&quot;;CONCATENATE([.Y$1];cEqual;cLBrace;[.Y36];cRBrace;cComma))">
            <text:p/>
          </table:table-cell>
          <table:table-cell table:formula="of:=IF(ISBLANK([.Z36]);&quot;&quot;;CONCATENATE([.Z$1];cEqual;cLBrace;[.Z36];cRBrace;cComma))">
            <text:p/>
          </table:table-cell>
          <table:table-cell table:formula="of:=IF(ISBLANK([.AA36]);&quot;&quot;;CONCATENATE([.AA$1];cEqual;cLBrace;[.AA36];cRBrace;cComma))">
            <text:p/>
          </table:table-cell>
          <table:table-cell table:formula="of:=IF(ISBLANK([.AB36]);&quot;&quot;;CONCATENATE([.AB$1];cEqual;cLBrace;[.AB36];cRBrace;cComma))">
            <text:p/>
          </table:table-cell>
          <table:table-cell table:formula="of:=IF(ISBLANK([.AC36]);&quot;&quot;;CONCATENATE([.AC$1];cEqual;cLBrace;[.AC36];cRBrace;cComma))">
            <text:p/>
          </table:table-cell>
          <table:table-cell table:formula="of:=IF(ISBLANK([.AD36]);&quot;&quot;;CONCATENATE([.AD$1];cEqual;cLBrace;[.AD36];cRBrace;cComma))">
            <text:p/>
          </table:table-cell>
          <table:table-cell table:formula="of:=IF(ISBLANK([.AE36]);&quot;&quot;;CONCATENATE([.AE$1];cEqual;cLBrace;[.AE36];cRBrace;cComma))">
            <text:p/>
          </table:table-cell>
          <table:table-cell table:formula="of:=IF(ISBLANK([.AF36]);&quot;&quot;;CONCATENATE([.AF$1];cEqual;cLBrace;[.AF36];cRBrace;cComma))">
            <text:p/>
          </table:table-cell>
          <table:table-cell table:formula="of:=IF(ISBLANK([.AG36]);&quot;&quot;;CONCATENATE([.AG$1];cEqual;cLBrace;[.AG36];cRBrace;cComma))">
            <text:p/>
          </table:table-cell>
          <table:table-cell table:formula="of:=IF(ISBLANK([.AH36]);&quot;&quot;;CONCATENATE([.AH$1];cEqual;cLBrace;[.AH36];cRBrace;cComma))">
            <text:p/>
          </table:table-cell>
          <table:table-cell table:formula="of:=IF(ISBLANK([.AI36]);&quot;&quot;;CONCATENATE([.AI$1];cEqual;cLBrace;[.AI36];cRBrace;cComma))">
            <text:p/>
          </table:table-cell>
          <table:table-cell table:formula="of:=IF(ISBLANK([.AJ36]);&quot;&quot;;CONCATENATE([.AJ$1];cEqual;cLBrace;[.AJ36];cRBrace;cComma))">
            <text:p/>
          </table:table-cell>
          <table:table-cell table:formula="of:=IF(ISBLANK([.AK36]);&quot;&quot;;CONCATENATE([.AK$1];cEqual;cLBrace;[.AK36];cRBrace;cComma))">
            <text:p/>
          </table:table-cell>
          <table:table-cell table:formula="of:=IF(ISBLANK([.AL36]);&quot;&quot;;CONCATENATE([.AL$1];cEqual;cLBrace;[.AL36];cRBrace;cComma))">
            <text:p/>
          </table:table-cell>
        </table:table-row>
        <table:table-row table:style-name="ro1">
          <table:table-cell/>
          <table:table-cell table:formula="of:=CONCATENATE([.AM37];[.AN37];[.AO37];[.AP37];[.AQ37];[.AR37];[.AS37];[.AT37];[.AU37];[.AV37];[.AW37];[.AX37];[.AY37];[.AZ37];[.BA37];[.BB37];[.BC37];[.BD37];[.BE37];[.BF37];[.BG37];[.BH37];[.BI37];[.BJ37];[.BK37];[.BL37];[.BM37];[.BN37];[.BO37];[.BP37];[.BQ37];[.BR37];[.BS37];[.BT37];[.BU37];[.BV3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7];cComma)" office:value-type="string" office:string-value="@case{," calcext:value-type="string">
            <text:p>@case{,</text:p>
          </table:table-cell>
          <table:table-cell table:formula="of:=IF(ISBLANK([.D37]);&quot;&quot;;CONCATENATE([.D$1];cEqual;cLBrace;[.D37];cRBrace;cComma))">
            <text:p/>
          </table:table-cell>
          <table:table-cell table:formula="of:=IF(ISBLANK([.E37]);&quot;&quot;;CONCATENATE([.E$1];cEqual;cLBrace;[.E37];cRBrace;cComma))">
            <text:p/>
          </table:table-cell>
          <table:table-cell table:formula="of:=IF(ISBLANK([.F37]);&quot;&quot;;CONCATENATE([.F$1];cEqual;cLBrace;[.F37];cRBrace;cComma))">
            <text:p/>
          </table:table-cell>
          <table:table-cell table:formula="of:=IF(ISBLANK([.G37]);&quot;&quot;;CONCATENATE([.G$1];cEqual;cLBrace;[.G37];cRBrace;cComma))">
            <text:p/>
          </table:table-cell>
          <table:table-cell table:formula="of:=IF(ISBLANK([.H37]);&quot;&quot;;CONCATENATE([.H$1];cEqual;cLBrace;[.H37];cRBrace;cComma))">
            <text:p/>
          </table:table-cell>
          <table:table-cell table:formula="of:=IF(ISBLANK([.I37]);&quot;&quot;;CONCATENATE([.I$1];cEqual;cLBrace;[.I37];cRBrace;cComma))">
            <text:p/>
          </table:table-cell>
          <table:table-cell table:formula="of:=IF(ISBLANK([.J37]);&quot;&quot;;CONCATENATE([.J$1];cEqual;cLBrace;[.J37];cRBrace;cComma))">
            <text:p/>
          </table:table-cell>
          <table:table-cell table:formula="of:=IF(ISBLANK([.K37]);&quot;&quot;;CONCATENATE([.K$1];cEqual;cLBrace;[.K37];cRBrace;cComma))">
            <text:p/>
          </table:table-cell>
          <table:table-cell table:formula="of:=IF(ISBLANK([.L37]);&quot;&quot;;CONCATENATE([.L$1];cEqual;cLBrace;[.L37];cRBrace;cComma))">
            <text:p/>
          </table:table-cell>
          <table:table-cell table:formula="of:=IF(ISBLANK([.M37]);&quot;&quot;;CONCATENATE([.M$1];cEqual;cLBrace;[.M37];cRBrace;cComma))">
            <text:p/>
          </table:table-cell>
          <table:table-cell table:formula="of:=IF(ISBLANK([.N37]);&quot;&quot;;CONCATENATE([.N$1];cEqual;cLBrace;[.N37];cRBrace;cComma))">
            <text:p/>
          </table:table-cell>
          <table:table-cell table:formula="of:=IF(ISBLANK([.O37]);&quot;&quot;;CONCATENATE([.O$1];cEqual;cLBrace;[.O37];cRBrace;cComma))">
            <text:p/>
          </table:table-cell>
          <table:table-cell table:formula="of:=IF(ISBLANK([.P37]);&quot;&quot;;CONCATENATE([.P$1];cEqual;cLBrace;[.P37];cRBrace;cComma))">
            <text:p/>
          </table:table-cell>
          <table:table-cell table:formula="of:=IF(ISBLANK([.Q37]);&quot;&quot;;CONCATENATE([.Q$1];cEqual;cLBrace;[.Q37];cRBrace;cComma))">
            <text:p/>
          </table:table-cell>
          <table:table-cell table:formula="of:=IF(ISBLANK([.R37]);&quot;&quot;;CONCATENATE([.R$1];cEqual;cLBrace;[.R37];cRBrace;cComma))">
            <text:p/>
          </table:table-cell>
          <table:table-cell table:formula="of:=IF(ISBLANK([.S37]);&quot;&quot;;CONCATENATE([.S$1];cEqual;cLBrace;[.S37];cRBrace;cComma))">
            <text:p/>
          </table:table-cell>
          <table:table-cell table:formula="of:=IF(ISBLANK([.T37]);&quot;&quot;;CONCATENATE([.T$1];cEqual;cLBrace;[.T37];cRBrace;cComma))">
            <text:p/>
          </table:table-cell>
          <table:table-cell table:formula="of:=IF(ISBLANK([.U37]);&quot;&quot;;CONCATENATE([.U$1];cEqual;cLBrace;[.U37];cRBrace;cComma))">
            <text:p/>
          </table:table-cell>
          <table:table-cell table:formula="of:=IF(ISBLANK([.V37]);&quot;&quot;;CONCATENATE([.V$1];cEqual;cLBrace;[.V37];cRBrace;cComma))">
            <text:p/>
          </table:table-cell>
          <table:table-cell table:formula="of:=IF(ISBLANK([.W37]);&quot;&quot;;CONCATENATE([.W$1];cEqual;cLBrace;[.W37];cRBrace;cComma))">
            <text:p/>
          </table:table-cell>
          <table:table-cell table:formula="of:=IF(ISBLANK([.X37]);&quot;&quot;;CONCATENATE([.X$1];cEqual;cLBrace;[.X37];cRBrace;cComma))">
            <text:p/>
          </table:table-cell>
          <table:table-cell table:formula="of:=IF(ISBLANK([.Y37]);&quot;&quot;;CONCATENATE([.Y$1];cEqual;cLBrace;[.Y37];cRBrace;cComma))">
            <text:p/>
          </table:table-cell>
          <table:table-cell table:formula="of:=IF(ISBLANK([.Z37]);&quot;&quot;;CONCATENATE([.Z$1];cEqual;cLBrace;[.Z37];cRBrace;cComma))">
            <text:p/>
          </table:table-cell>
          <table:table-cell table:formula="of:=IF(ISBLANK([.AA37]);&quot;&quot;;CONCATENATE([.AA$1];cEqual;cLBrace;[.AA37];cRBrace;cComma))">
            <text:p/>
          </table:table-cell>
          <table:table-cell table:formula="of:=IF(ISBLANK([.AB37]);&quot;&quot;;CONCATENATE([.AB$1];cEqual;cLBrace;[.AB37];cRBrace;cComma))">
            <text:p/>
          </table:table-cell>
          <table:table-cell table:formula="of:=IF(ISBLANK([.AC37]);&quot;&quot;;CONCATENATE([.AC$1];cEqual;cLBrace;[.AC37];cRBrace;cComma))">
            <text:p/>
          </table:table-cell>
          <table:table-cell table:formula="of:=IF(ISBLANK([.AD37]);&quot;&quot;;CONCATENATE([.AD$1];cEqual;cLBrace;[.AD37];cRBrace;cComma))">
            <text:p/>
          </table:table-cell>
          <table:table-cell table:formula="of:=IF(ISBLANK([.AE37]);&quot;&quot;;CONCATENATE([.AE$1];cEqual;cLBrace;[.AE37];cRBrace;cComma))">
            <text:p/>
          </table:table-cell>
          <table:table-cell table:formula="of:=IF(ISBLANK([.AF37]);&quot;&quot;;CONCATENATE([.AF$1];cEqual;cLBrace;[.AF37];cRBrace;cComma))">
            <text:p/>
          </table:table-cell>
          <table:table-cell table:formula="of:=IF(ISBLANK([.AG37]);&quot;&quot;;CONCATENATE([.AG$1];cEqual;cLBrace;[.AG37];cRBrace;cComma))">
            <text:p/>
          </table:table-cell>
          <table:table-cell table:formula="of:=IF(ISBLANK([.AH37]);&quot;&quot;;CONCATENATE([.AH$1];cEqual;cLBrace;[.AH37];cRBrace;cComma))">
            <text:p/>
          </table:table-cell>
          <table:table-cell table:formula="of:=IF(ISBLANK([.AI37]);&quot;&quot;;CONCATENATE([.AI$1];cEqual;cLBrace;[.AI37];cRBrace;cComma))">
            <text:p/>
          </table:table-cell>
          <table:table-cell table:formula="of:=IF(ISBLANK([.AJ37]);&quot;&quot;;CONCATENATE([.AJ$1];cEqual;cLBrace;[.AJ37];cRBrace;cComma))">
            <text:p/>
          </table:table-cell>
          <table:table-cell table:formula="of:=IF(ISBLANK([.AK37]);&quot;&quot;;CONCATENATE([.AK$1];cEqual;cLBrace;[.AK37];cRBrace;cComma))">
            <text:p/>
          </table:table-cell>
          <table:table-cell table:formula="of:=IF(ISBLANK([.AL37]);&quot;&quot;;CONCATENATE([.AL$1];cEqual;cLBrace;[.AL37];cRBrace;cComma))">
            <text:p/>
          </table:table-cell>
        </table:table-row>
        <table:table-row table:style-name="ro1">
          <table:table-cell/>
          <table:table-cell table:formula="of:=CONCATENATE([.AM38];[.AN38];[.AO38];[.AP38];[.AQ38];[.AR38];[.AS38];[.AT38];[.AU38];[.AV38];[.AW38];[.AX38];[.AY38];[.AZ38];[.BA38];[.BB38];[.BC38];[.BD38];[.BE38];[.BF38];[.BG38];[.BH38];[.BI38];[.BJ38];[.BK38];[.BL38];[.BM38];[.BN38];[.BO38];[.BP38];[.BQ38];[.BR38];[.BS38];[.BT38];[.BU38];[.BV3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8];cComma)" office:value-type="string" office:string-value="@case{," calcext:value-type="string">
            <text:p>@case{,</text:p>
          </table:table-cell>
          <table:table-cell table:formula="of:=IF(ISBLANK([.D38]);&quot;&quot;;CONCATENATE([.D$1];cEqual;cLBrace;[.D38];cRBrace;cComma))">
            <text:p/>
          </table:table-cell>
          <table:table-cell table:formula="of:=IF(ISBLANK([.E38]);&quot;&quot;;CONCATENATE([.E$1];cEqual;cLBrace;[.E38];cRBrace;cComma))">
            <text:p/>
          </table:table-cell>
          <table:table-cell table:formula="of:=IF(ISBLANK([.F38]);&quot;&quot;;CONCATENATE([.F$1];cEqual;cLBrace;[.F38];cRBrace;cComma))">
            <text:p/>
          </table:table-cell>
          <table:table-cell table:formula="of:=IF(ISBLANK([.G38]);&quot;&quot;;CONCATENATE([.G$1];cEqual;cLBrace;[.G38];cRBrace;cComma))">
            <text:p/>
          </table:table-cell>
          <table:table-cell table:formula="of:=IF(ISBLANK([.H38]);&quot;&quot;;CONCATENATE([.H$1];cEqual;cLBrace;[.H38];cRBrace;cComma))">
            <text:p/>
          </table:table-cell>
          <table:table-cell table:formula="of:=IF(ISBLANK([.I38]);&quot;&quot;;CONCATENATE([.I$1];cEqual;cLBrace;[.I38];cRBrace;cComma))">
            <text:p/>
          </table:table-cell>
          <table:table-cell table:formula="of:=IF(ISBLANK([.J38]);&quot;&quot;;CONCATENATE([.J$1];cEqual;cLBrace;[.J38];cRBrace;cComma))">
            <text:p/>
          </table:table-cell>
          <table:table-cell table:formula="of:=IF(ISBLANK([.K38]);&quot;&quot;;CONCATENATE([.K$1];cEqual;cLBrace;[.K38];cRBrace;cComma))">
            <text:p/>
          </table:table-cell>
          <table:table-cell table:formula="of:=IF(ISBLANK([.L38]);&quot;&quot;;CONCATENATE([.L$1];cEqual;cLBrace;[.L38];cRBrace;cComma))">
            <text:p/>
          </table:table-cell>
          <table:table-cell table:formula="of:=IF(ISBLANK([.M38]);&quot;&quot;;CONCATENATE([.M$1];cEqual;cLBrace;[.M38];cRBrace;cComma))">
            <text:p/>
          </table:table-cell>
          <table:table-cell table:formula="of:=IF(ISBLANK([.N38]);&quot;&quot;;CONCATENATE([.N$1];cEqual;cLBrace;[.N38];cRBrace;cComma))">
            <text:p/>
          </table:table-cell>
          <table:table-cell table:formula="of:=IF(ISBLANK([.O38]);&quot;&quot;;CONCATENATE([.O$1];cEqual;cLBrace;[.O38];cRBrace;cComma))">
            <text:p/>
          </table:table-cell>
          <table:table-cell table:formula="of:=IF(ISBLANK([.P38]);&quot;&quot;;CONCATENATE([.P$1];cEqual;cLBrace;[.P38];cRBrace;cComma))">
            <text:p/>
          </table:table-cell>
          <table:table-cell table:formula="of:=IF(ISBLANK([.Q38]);&quot;&quot;;CONCATENATE([.Q$1];cEqual;cLBrace;[.Q38];cRBrace;cComma))">
            <text:p/>
          </table:table-cell>
          <table:table-cell table:formula="of:=IF(ISBLANK([.R38]);&quot;&quot;;CONCATENATE([.R$1];cEqual;cLBrace;[.R38];cRBrace;cComma))">
            <text:p/>
          </table:table-cell>
          <table:table-cell table:formula="of:=IF(ISBLANK([.S38]);&quot;&quot;;CONCATENATE([.S$1];cEqual;cLBrace;[.S38];cRBrace;cComma))">
            <text:p/>
          </table:table-cell>
          <table:table-cell table:formula="of:=IF(ISBLANK([.T38]);&quot;&quot;;CONCATENATE([.T$1];cEqual;cLBrace;[.T38];cRBrace;cComma))">
            <text:p/>
          </table:table-cell>
          <table:table-cell table:formula="of:=IF(ISBLANK([.U38]);&quot;&quot;;CONCATENATE([.U$1];cEqual;cLBrace;[.U38];cRBrace;cComma))">
            <text:p/>
          </table:table-cell>
          <table:table-cell table:formula="of:=IF(ISBLANK([.V38]);&quot;&quot;;CONCATENATE([.V$1];cEqual;cLBrace;[.V38];cRBrace;cComma))">
            <text:p/>
          </table:table-cell>
          <table:table-cell table:formula="of:=IF(ISBLANK([.W38]);&quot;&quot;;CONCATENATE([.W$1];cEqual;cLBrace;[.W38];cRBrace;cComma))">
            <text:p/>
          </table:table-cell>
          <table:table-cell table:formula="of:=IF(ISBLANK([.X38]);&quot;&quot;;CONCATENATE([.X$1];cEqual;cLBrace;[.X38];cRBrace;cComma))">
            <text:p/>
          </table:table-cell>
          <table:table-cell table:formula="of:=IF(ISBLANK([.Y38]);&quot;&quot;;CONCATENATE([.Y$1];cEqual;cLBrace;[.Y38];cRBrace;cComma))">
            <text:p/>
          </table:table-cell>
          <table:table-cell table:formula="of:=IF(ISBLANK([.Z38]);&quot;&quot;;CONCATENATE([.Z$1];cEqual;cLBrace;[.Z38];cRBrace;cComma))">
            <text:p/>
          </table:table-cell>
          <table:table-cell table:formula="of:=IF(ISBLANK([.AA38]);&quot;&quot;;CONCATENATE([.AA$1];cEqual;cLBrace;[.AA38];cRBrace;cComma))">
            <text:p/>
          </table:table-cell>
          <table:table-cell table:formula="of:=IF(ISBLANK([.AB38]);&quot;&quot;;CONCATENATE([.AB$1];cEqual;cLBrace;[.AB38];cRBrace;cComma))">
            <text:p/>
          </table:table-cell>
          <table:table-cell table:formula="of:=IF(ISBLANK([.AC38]);&quot;&quot;;CONCATENATE([.AC$1];cEqual;cLBrace;[.AC38];cRBrace;cComma))">
            <text:p/>
          </table:table-cell>
          <table:table-cell table:formula="of:=IF(ISBLANK([.AD38]);&quot;&quot;;CONCATENATE([.AD$1];cEqual;cLBrace;[.AD38];cRBrace;cComma))">
            <text:p/>
          </table:table-cell>
          <table:table-cell table:formula="of:=IF(ISBLANK([.AE38]);&quot;&quot;;CONCATENATE([.AE$1];cEqual;cLBrace;[.AE38];cRBrace;cComma))">
            <text:p/>
          </table:table-cell>
          <table:table-cell table:formula="of:=IF(ISBLANK([.AF38]);&quot;&quot;;CONCATENATE([.AF$1];cEqual;cLBrace;[.AF38];cRBrace;cComma))">
            <text:p/>
          </table:table-cell>
          <table:table-cell table:formula="of:=IF(ISBLANK([.AG38]);&quot;&quot;;CONCATENATE([.AG$1];cEqual;cLBrace;[.AG38];cRBrace;cComma))">
            <text:p/>
          </table:table-cell>
          <table:table-cell table:formula="of:=IF(ISBLANK([.AH38]);&quot;&quot;;CONCATENATE([.AH$1];cEqual;cLBrace;[.AH38];cRBrace;cComma))">
            <text:p/>
          </table:table-cell>
          <table:table-cell table:formula="of:=IF(ISBLANK([.AI38]);&quot;&quot;;CONCATENATE([.AI$1];cEqual;cLBrace;[.AI38];cRBrace;cComma))">
            <text:p/>
          </table:table-cell>
          <table:table-cell table:formula="of:=IF(ISBLANK([.AJ38]);&quot;&quot;;CONCATENATE([.AJ$1];cEqual;cLBrace;[.AJ38];cRBrace;cComma))">
            <text:p/>
          </table:table-cell>
          <table:table-cell table:formula="of:=IF(ISBLANK([.AK38]);&quot;&quot;;CONCATENATE([.AK$1];cEqual;cLBrace;[.AK38];cRBrace;cComma))">
            <text:p/>
          </table:table-cell>
          <table:table-cell table:formula="of:=IF(ISBLANK([.AL38]);&quot;&quot;;CONCATENATE([.AL$1];cEqual;cLBrace;[.AL38];cRBrace;cComma))">
            <text:p/>
          </table:table-cell>
        </table:table-row>
        <table:table-row table:style-name="ro1">
          <table:table-cell/>
          <table:table-cell table:formula="of:=CONCATENATE([.AM39];[.AN39];[.AO39];[.AP39];[.AQ39];[.AR39];[.AS39];[.AT39];[.AU39];[.AV39];[.AW39];[.AX39];[.AY39];[.AZ39];[.BA39];[.BB39];[.BC39];[.BD39];[.BE39];[.BF39];[.BG39];[.BH39];[.BI39];[.BJ39];[.BK39];[.BL39];[.BM39];[.BN39];[.BO39];[.BP39];[.BQ39];[.BR39];[.BS39];[.BT39];[.BU39];[.BV3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9];cComma)" office:value-type="string" office:string-value="@case{," calcext:value-type="string">
            <text:p>@case{,</text:p>
          </table:table-cell>
          <table:table-cell table:formula="of:=IF(ISBLANK([.D39]);&quot;&quot;;CONCATENATE([.D$1];cEqual;cLBrace;[.D39];cRBrace;cComma))">
            <text:p/>
          </table:table-cell>
          <table:table-cell table:formula="of:=IF(ISBLANK([.E39]);&quot;&quot;;CONCATENATE([.E$1];cEqual;cLBrace;[.E39];cRBrace;cComma))">
            <text:p/>
          </table:table-cell>
          <table:table-cell table:formula="of:=IF(ISBLANK([.F39]);&quot;&quot;;CONCATENATE([.F$1];cEqual;cLBrace;[.F39];cRBrace;cComma))">
            <text:p/>
          </table:table-cell>
          <table:table-cell table:formula="of:=IF(ISBLANK([.G39]);&quot;&quot;;CONCATENATE([.G$1];cEqual;cLBrace;[.G39];cRBrace;cComma))">
            <text:p/>
          </table:table-cell>
          <table:table-cell table:formula="of:=IF(ISBLANK([.H39]);&quot;&quot;;CONCATENATE([.H$1];cEqual;cLBrace;[.H39];cRBrace;cComma))">
            <text:p/>
          </table:table-cell>
          <table:table-cell table:formula="of:=IF(ISBLANK([.I39]);&quot;&quot;;CONCATENATE([.I$1];cEqual;cLBrace;[.I39];cRBrace;cComma))">
            <text:p/>
          </table:table-cell>
          <table:table-cell table:formula="of:=IF(ISBLANK([.J39]);&quot;&quot;;CONCATENATE([.J$1];cEqual;cLBrace;[.J39];cRBrace;cComma))">
            <text:p/>
          </table:table-cell>
          <table:table-cell table:formula="of:=IF(ISBLANK([.K39]);&quot;&quot;;CONCATENATE([.K$1];cEqual;cLBrace;[.K39];cRBrace;cComma))">
            <text:p/>
          </table:table-cell>
          <table:table-cell table:formula="of:=IF(ISBLANK([.L39]);&quot;&quot;;CONCATENATE([.L$1];cEqual;cLBrace;[.L39];cRBrace;cComma))">
            <text:p/>
          </table:table-cell>
          <table:table-cell table:formula="of:=IF(ISBLANK([.M39]);&quot;&quot;;CONCATENATE([.M$1];cEqual;cLBrace;[.M39];cRBrace;cComma))">
            <text:p/>
          </table:table-cell>
          <table:table-cell table:formula="of:=IF(ISBLANK([.N39]);&quot;&quot;;CONCATENATE([.N$1];cEqual;cLBrace;[.N39];cRBrace;cComma))">
            <text:p/>
          </table:table-cell>
          <table:table-cell table:formula="of:=IF(ISBLANK([.O39]);&quot;&quot;;CONCATENATE([.O$1];cEqual;cLBrace;[.O39];cRBrace;cComma))">
            <text:p/>
          </table:table-cell>
          <table:table-cell table:formula="of:=IF(ISBLANK([.P39]);&quot;&quot;;CONCATENATE([.P$1];cEqual;cLBrace;[.P39];cRBrace;cComma))">
            <text:p/>
          </table:table-cell>
          <table:table-cell table:formula="of:=IF(ISBLANK([.Q39]);&quot;&quot;;CONCATENATE([.Q$1];cEqual;cLBrace;[.Q39];cRBrace;cComma))">
            <text:p/>
          </table:table-cell>
          <table:table-cell table:formula="of:=IF(ISBLANK([.R39]);&quot;&quot;;CONCATENATE([.R$1];cEqual;cLBrace;[.R39];cRBrace;cComma))">
            <text:p/>
          </table:table-cell>
          <table:table-cell table:formula="of:=IF(ISBLANK([.S39]);&quot;&quot;;CONCATENATE([.S$1];cEqual;cLBrace;[.S39];cRBrace;cComma))">
            <text:p/>
          </table:table-cell>
          <table:table-cell table:formula="of:=IF(ISBLANK([.T39]);&quot;&quot;;CONCATENATE([.T$1];cEqual;cLBrace;[.T39];cRBrace;cComma))">
            <text:p/>
          </table:table-cell>
          <table:table-cell table:formula="of:=IF(ISBLANK([.U39]);&quot;&quot;;CONCATENATE([.U$1];cEqual;cLBrace;[.U39];cRBrace;cComma))">
            <text:p/>
          </table:table-cell>
          <table:table-cell table:formula="of:=IF(ISBLANK([.V39]);&quot;&quot;;CONCATENATE([.V$1];cEqual;cLBrace;[.V39];cRBrace;cComma))">
            <text:p/>
          </table:table-cell>
          <table:table-cell table:formula="of:=IF(ISBLANK([.W39]);&quot;&quot;;CONCATENATE([.W$1];cEqual;cLBrace;[.W39];cRBrace;cComma))">
            <text:p/>
          </table:table-cell>
          <table:table-cell table:formula="of:=IF(ISBLANK([.X39]);&quot;&quot;;CONCATENATE([.X$1];cEqual;cLBrace;[.X39];cRBrace;cComma))">
            <text:p/>
          </table:table-cell>
          <table:table-cell table:formula="of:=IF(ISBLANK([.Y39]);&quot;&quot;;CONCATENATE([.Y$1];cEqual;cLBrace;[.Y39];cRBrace;cComma))">
            <text:p/>
          </table:table-cell>
          <table:table-cell table:formula="of:=IF(ISBLANK([.Z39]);&quot;&quot;;CONCATENATE([.Z$1];cEqual;cLBrace;[.Z39];cRBrace;cComma))">
            <text:p/>
          </table:table-cell>
          <table:table-cell table:formula="of:=IF(ISBLANK([.AA39]);&quot;&quot;;CONCATENATE([.AA$1];cEqual;cLBrace;[.AA39];cRBrace;cComma))">
            <text:p/>
          </table:table-cell>
          <table:table-cell table:formula="of:=IF(ISBLANK([.AB39]);&quot;&quot;;CONCATENATE([.AB$1];cEqual;cLBrace;[.AB39];cRBrace;cComma))">
            <text:p/>
          </table:table-cell>
          <table:table-cell table:formula="of:=IF(ISBLANK([.AC39]);&quot;&quot;;CONCATENATE([.AC$1];cEqual;cLBrace;[.AC39];cRBrace;cComma))">
            <text:p/>
          </table:table-cell>
          <table:table-cell table:formula="of:=IF(ISBLANK([.AD39]);&quot;&quot;;CONCATENATE([.AD$1];cEqual;cLBrace;[.AD39];cRBrace;cComma))">
            <text:p/>
          </table:table-cell>
          <table:table-cell table:formula="of:=IF(ISBLANK([.AE39]);&quot;&quot;;CONCATENATE([.AE$1];cEqual;cLBrace;[.AE39];cRBrace;cComma))">
            <text:p/>
          </table:table-cell>
          <table:table-cell table:formula="of:=IF(ISBLANK([.AF39]);&quot;&quot;;CONCATENATE([.AF$1];cEqual;cLBrace;[.AF39];cRBrace;cComma))">
            <text:p/>
          </table:table-cell>
          <table:table-cell table:formula="of:=IF(ISBLANK([.AG39]);&quot;&quot;;CONCATENATE([.AG$1];cEqual;cLBrace;[.AG39];cRBrace;cComma))">
            <text:p/>
          </table:table-cell>
          <table:table-cell table:formula="of:=IF(ISBLANK([.AH39]);&quot;&quot;;CONCATENATE([.AH$1];cEqual;cLBrace;[.AH39];cRBrace;cComma))">
            <text:p/>
          </table:table-cell>
          <table:table-cell table:formula="of:=IF(ISBLANK([.AI39]);&quot;&quot;;CONCATENATE([.AI$1];cEqual;cLBrace;[.AI39];cRBrace;cComma))">
            <text:p/>
          </table:table-cell>
          <table:table-cell table:formula="of:=IF(ISBLANK([.AJ39]);&quot;&quot;;CONCATENATE([.AJ$1];cEqual;cLBrace;[.AJ39];cRBrace;cComma))">
            <text:p/>
          </table:table-cell>
          <table:table-cell table:formula="of:=IF(ISBLANK([.AK39]);&quot;&quot;;CONCATENATE([.AK$1];cEqual;cLBrace;[.AK39];cRBrace;cComma))">
            <text:p/>
          </table:table-cell>
          <table:table-cell table:formula="of:=IF(ISBLANK([.AL39]);&quot;&quot;;CONCATENATE([.AL$1];cEqual;cLBrace;[.AL39];cRBrace;cComma))">
            <text:p/>
          </table:table-cell>
        </table:table-row>
        <table:table-row table:style-name="ro1">
          <table:table-cell/>
          <table:table-cell table:formula="of:=CONCATENATE([.AM40];[.AN40];[.AO40];[.AP40];[.AQ40];[.AR40];[.AS40];[.AT40];[.AU40];[.AV40];[.AW40];[.AX40];[.AY40];[.AZ40];[.BA40];[.BB40];[.BC40];[.BD40];[.BE40];[.BF40];[.BG40];[.BH40];[.BI40];[.BJ40];[.BK40];[.BL40];[.BM40];[.BN40];[.BO40];[.BP40];[.BQ40];[.BR40];[.BS40];[.BT40];[.BU40];[.BV4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0];cComma)" office:value-type="string" office:string-value="@case{," calcext:value-type="string">
            <text:p>@case{,</text:p>
          </table:table-cell>
          <table:table-cell table:formula="of:=IF(ISBLANK([.D40]);&quot;&quot;;CONCATENATE([.D$1];cEqual;cLBrace;[.D40];cRBrace;cComma))">
            <text:p/>
          </table:table-cell>
          <table:table-cell table:formula="of:=IF(ISBLANK([.E40]);&quot;&quot;;CONCATENATE([.E$1];cEqual;cLBrace;[.E40];cRBrace;cComma))">
            <text:p/>
          </table:table-cell>
          <table:table-cell table:formula="of:=IF(ISBLANK([.F40]);&quot;&quot;;CONCATENATE([.F$1];cEqual;cLBrace;[.F40];cRBrace;cComma))">
            <text:p/>
          </table:table-cell>
          <table:table-cell table:formula="of:=IF(ISBLANK([.G40]);&quot;&quot;;CONCATENATE([.G$1];cEqual;cLBrace;[.G40];cRBrace;cComma))">
            <text:p/>
          </table:table-cell>
          <table:table-cell table:formula="of:=IF(ISBLANK([.H40]);&quot;&quot;;CONCATENATE([.H$1];cEqual;cLBrace;[.H40];cRBrace;cComma))">
            <text:p/>
          </table:table-cell>
          <table:table-cell table:formula="of:=IF(ISBLANK([.I40]);&quot;&quot;;CONCATENATE([.I$1];cEqual;cLBrace;[.I40];cRBrace;cComma))">
            <text:p/>
          </table:table-cell>
          <table:table-cell table:formula="of:=IF(ISBLANK([.J40]);&quot;&quot;;CONCATENATE([.J$1];cEqual;cLBrace;[.J40];cRBrace;cComma))">
            <text:p/>
          </table:table-cell>
          <table:table-cell table:formula="of:=IF(ISBLANK([.K40]);&quot;&quot;;CONCATENATE([.K$1];cEqual;cLBrace;[.K40];cRBrace;cComma))">
            <text:p/>
          </table:table-cell>
          <table:table-cell table:formula="of:=IF(ISBLANK([.L40]);&quot;&quot;;CONCATENATE([.L$1];cEqual;cLBrace;[.L40];cRBrace;cComma))">
            <text:p/>
          </table:table-cell>
          <table:table-cell table:formula="of:=IF(ISBLANK([.M40]);&quot;&quot;;CONCATENATE([.M$1];cEqual;cLBrace;[.M40];cRBrace;cComma))">
            <text:p/>
          </table:table-cell>
          <table:table-cell table:formula="of:=IF(ISBLANK([.N40]);&quot;&quot;;CONCATENATE([.N$1];cEqual;cLBrace;[.N40];cRBrace;cComma))">
            <text:p/>
          </table:table-cell>
          <table:table-cell table:formula="of:=IF(ISBLANK([.O40]);&quot;&quot;;CONCATENATE([.O$1];cEqual;cLBrace;[.O40];cRBrace;cComma))">
            <text:p/>
          </table:table-cell>
          <table:table-cell table:formula="of:=IF(ISBLANK([.P40]);&quot;&quot;;CONCATENATE([.P$1];cEqual;cLBrace;[.P40];cRBrace;cComma))">
            <text:p/>
          </table:table-cell>
          <table:table-cell table:formula="of:=IF(ISBLANK([.Q40]);&quot;&quot;;CONCATENATE([.Q$1];cEqual;cLBrace;[.Q40];cRBrace;cComma))">
            <text:p/>
          </table:table-cell>
          <table:table-cell table:formula="of:=IF(ISBLANK([.R40]);&quot;&quot;;CONCATENATE([.R$1];cEqual;cLBrace;[.R40];cRBrace;cComma))">
            <text:p/>
          </table:table-cell>
          <table:table-cell table:formula="of:=IF(ISBLANK([.S40]);&quot;&quot;;CONCATENATE([.S$1];cEqual;cLBrace;[.S40];cRBrace;cComma))">
            <text:p/>
          </table:table-cell>
          <table:table-cell table:formula="of:=IF(ISBLANK([.T40]);&quot;&quot;;CONCATENATE([.T$1];cEqual;cLBrace;[.T40];cRBrace;cComma))">
            <text:p/>
          </table:table-cell>
          <table:table-cell table:formula="of:=IF(ISBLANK([.U40]);&quot;&quot;;CONCATENATE([.U$1];cEqual;cLBrace;[.U40];cRBrace;cComma))">
            <text:p/>
          </table:table-cell>
          <table:table-cell table:formula="of:=IF(ISBLANK([.V40]);&quot;&quot;;CONCATENATE([.V$1];cEqual;cLBrace;[.V40];cRBrace;cComma))">
            <text:p/>
          </table:table-cell>
          <table:table-cell table:formula="of:=IF(ISBLANK([.W40]);&quot;&quot;;CONCATENATE([.W$1];cEqual;cLBrace;[.W40];cRBrace;cComma))">
            <text:p/>
          </table:table-cell>
          <table:table-cell table:formula="of:=IF(ISBLANK([.X40]);&quot;&quot;;CONCATENATE([.X$1];cEqual;cLBrace;[.X40];cRBrace;cComma))">
            <text:p/>
          </table:table-cell>
          <table:table-cell table:formula="of:=IF(ISBLANK([.Y40]);&quot;&quot;;CONCATENATE([.Y$1];cEqual;cLBrace;[.Y40];cRBrace;cComma))">
            <text:p/>
          </table:table-cell>
          <table:table-cell table:formula="of:=IF(ISBLANK([.Z40]);&quot;&quot;;CONCATENATE([.Z$1];cEqual;cLBrace;[.Z40];cRBrace;cComma))">
            <text:p/>
          </table:table-cell>
          <table:table-cell table:formula="of:=IF(ISBLANK([.AA40]);&quot;&quot;;CONCATENATE([.AA$1];cEqual;cLBrace;[.AA40];cRBrace;cComma))">
            <text:p/>
          </table:table-cell>
          <table:table-cell table:formula="of:=IF(ISBLANK([.AB40]);&quot;&quot;;CONCATENATE([.AB$1];cEqual;cLBrace;[.AB40];cRBrace;cComma))">
            <text:p/>
          </table:table-cell>
          <table:table-cell table:formula="of:=IF(ISBLANK([.AC40]);&quot;&quot;;CONCATENATE([.AC$1];cEqual;cLBrace;[.AC40];cRBrace;cComma))">
            <text:p/>
          </table:table-cell>
          <table:table-cell table:formula="of:=IF(ISBLANK([.AD40]);&quot;&quot;;CONCATENATE([.AD$1];cEqual;cLBrace;[.AD40];cRBrace;cComma))">
            <text:p/>
          </table:table-cell>
          <table:table-cell table:formula="of:=IF(ISBLANK([.AE40]);&quot;&quot;;CONCATENATE([.AE$1];cEqual;cLBrace;[.AE40];cRBrace;cComma))">
            <text:p/>
          </table:table-cell>
          <table:table-cell table:formula="of:=IF(ISBLANK([.AF40]);&quot;&quot;;CONCATENATE([.AF$1];cEqual;cLBrace;[.AF40];cRBrace;cComma))">
            <text:p/>
          </table:table-cell>
          <table:table-cell table:formula="of:=IF(ISBLANK([.AG40]);&quot;&quot;;CONCATENATE([.AG$1];cEqual;cLBrace;[.AG40];cRBrace;cComma))">
            <text:p/>
          </table:table-cell>
          <table:table-cell table:formula="of:=IF(ISBLANK([.AH40]);&quot;&quot;;CONCATENATE([.AH$1];cEqual;cLBrace;[.AH40];cRBrace;cComma))">
            <text:p/>
          </table:table-cell>
          <table:table-cell table:formula="of:=IF(ISBLANK([.AI40]);&quot;&quot;;CONCATENATE([.AI$1];cEqual;cLBrace;[.AI40];cRBrace;cComma))">
            <text:p/>
          </table:table-cell>
          <table:table-cell table:formula="of:=IF(ISBLANK([.AJ40]);&quot;&quot;;CONCATENATE([.AJ$1];cEqual;cLBrace;[.AJ40];cRBrace;cComma))">
            <text:p/>
          </table:table-cell>
          <table:table-cell table:formula="of:=IF(ISBLANK([.AK40]);&quot;&quot;;CONCATENATE([.AK$1];cEqual;cLBrace;[.AK40];cRBrace;cComma))">
            <text:p/>
          </table:table-cell>
          <table:table-cell table:formula="of:=IF(ISBLANK([.AL40]);&quot;&quot;;CONCATENATE([.AL$1];cEqual;cLBrace;[.AL40];cRBrace;cComma))">
            <text:p/>
          </table:table-cell>
        </table:table-row>
        <table:table-row table:style-name="ro1">
          <table:table-cell/>
          <table:table-cell table:formula="of:=CONCATENATE([.AM41];[.AN41];[.AO41];[.AP41];[.AQ41];[.AR41];[.AS41];[.AT41];[.AU41];[.AV41];[.AW41];[.AX41];[.AY41];[.AZ41];[.BA41];[.BB41];[.BC41];[.BD41];[.BE41];[.BF41];[.BG41];[.BH41];[.BI41];[.BJ41];[.BK41];[.BL41];[.BM41];[.BN41];[.BO41];[.BP41];[.BQ41];[.BR41];[.BS41];[.BT41];[.BU41];[.BV4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1];cComma)" office:value-type="string" office:string-value="@case{," calcext:value-type="string">
            <text:p>@case{,</text:p>
          </table:table-cell>
          <table:table-cell table:formula="of:=IF(ISBLANK([.D41]);&quot;&quot;;CONCATENATE([.D$1];cEqual;cLBrace;[.D41];cRBrace;cComma))">
            <text:p/>
          </table:table-cell>
          <table:table-cell table:formula="of:=IF(ISBLANK([.E41]);&quot;&quot;;CONCATENATE([.E$1];cEqual;cLBrace;[.E41];cRBrace;cComma))">
            <text:p/>
          </table:table-cell>
          <table:table-cell table:formula="of:=IF(ISBLANK([.F41]);&quot;&quot;;CONCATENATE([.F$1];cEqual;cLBrace;[.F41];cRBrace;cComma))">
            <text:p/>
          </table:table-cell>
          <table:table-cell table:formula="of:=IF(ISBLANK([.G41]);&quot;&quot;;CONCATENATE([.G$1];cEqual;cLBrace;[.G41];cRBrace;cComma))">
            <text:p/>
          </table:table-cell>
          <table:table-cell table:formula="of:=IF(ISBLANK([.H41]);&quot;&quot;;CONCATENATE([.H$1];cEqual;cLBrace;[.H41];cRBrace;cComma))">
            <text:p/>
          </table:table-cell>
          <table:table-cell table:formula="of:=IF(ISBLANK([.I41]);&quot;&quot;;CONCATENATE([.I$1];cEqual;cLBrace;[.I41];cRBrace;cComma))">
            <text:p/>
          </table:table-cell>
          <table:table-cell table:formula="of:=IF(ISBLANK([.J41]);&quot;&quot;;CONCATENATE([.J$1];cEqual;cLBrace;[.J41];cRBrace;cComma))">
            <text:p/>
          </table:table-cell>
          <table:table-cell table:formula="of:=IF(ISBLANK([.K41]);&quot;&quot;;CONCATENATE([.K$1];cEqual;cLBrace;[.K41];cRBrace;cComma))">
            <text:p/>
          </table:table-cell>
          <table:table-cell table:formula="of:=IF(ISBLANK([.L41]);&quot;&quot;;CONCATENATE([.L$1];cEqual;cLBrace;[.L41];cRBrace;cComma))">
            <text:p/>
          </table:table-cell>
          <table:table-cell table:formula="of:=IF(ISBLANK([.M41]);&quot;&quot;;CONCATENATE([.M$1];cEqual;cLBrace;[.M41];cRBrace;cComma))">
            <text:p/>
          </table:table-cell>
          <table:table-cell table:formula="of:=IF(ISBLANK([.N41]);&quot;&quot;;CONCATENATE([.N$1];cEqual;cLBrace;[.N41];cRBrace;cComma))">
            <text:p/>
          </table:table-cell>
          <table:table-cell table:formula="of:=IF(ISBLANK([.O41]);&quot;&quot;;CONCATENATE([.O$1];cEqual;cLBrace;[.O41];cRBrace;cComma))">
            <text:p/>
          </table:table-cell>
          <table:table-cell table:formula="of:=IF(ISBLANK([.P41]);&quot;&quot;;CONCATENATE([.P$1];cEqual;cLBrace;[.P41];cRBrace;cComma))">
            <text:p/>
          </table:table-cell>
          <table:table-cell table:formula="of:=IF(ISBLANK([.Q41]);&quot;&quot;;CONCATENATE([.Q$1];cEqual;cLBrace;[.Q41];cRBrace;cComma))">
            <text:p/>
          </table:table-cell>
          <table:table-cell table:formula="of:=IF(ISBLANK([.R41]);&quot;&quot;;CONCATENATE([.R$1];cEqual;cLBrace;[.R41];cRBrace;cComma))">
            <text:p/>
          </table:table-cell>
          <table:table-cell table:formula="of:=IF(ISBLANK([.S41]);&quot;&quot;;CONCATENATE([.S$1];cEqual;cLBrace;[.S41];cRBrace;cComma))">
            <text:p/>
          </table:table-cell>
          <table:table-cell table:formula="of:=IF(ISBLANK([.T41]);&quot;&quot;;CONCATENATE([.T$1];cEqual;cLBrace;[.T41];cRBrace;cComma))">
            <text:p/>
          </table:table-cell>
          <table:table-cell table:formula="of:=IF(ISBLANK([.U41]);&quot;&quot;;CONCATENATE([.U$1];cEqual;cLBrace;[.U41];cRBrace;cComma))">
            <text:p/>
          </table:table-cell>
          <table:table-cell table:formula="of:=IF(ISBLANK([.V41]);&quot;&quot;;CONCATENATE([.V$1];cEqual;cLBrace;[.V41];cRBrace;cComma))">
            <text:p/>
          </table:table-cell>
          <table:table-cell table:formula="of:=IF(ISBLANK([.W41]);&quot;&quot;;CONCATENATE([.W$1];cEqual;cLBrace;[.W41];cRBrace;cComma))">
            <text:p/>
          </table:table-cell>
          <table:table-cell table:formula="of:=IF(ISBLANK([.X41]);&quot;&quot;;CONCATENATE([.X$1];cEqual;cLBrace;[.X41];cRBrace;cComma))">
            <text:p/>
          </table:table-cell>
          <table:table-cell table:formula="of:=IF(ISBLANK([.Y41]);&quot;&quot;;CONCATENATE([.Y$1];cEqual;cLBrace;[.Y41];cRBrace;cComma))">
            <text:p/>
          </table:table-cell>
          <table:table-cell table:formula="of:=IF(ISBLANK([.Z41]);&quot;&quot;;CONCATENATE([.Z$1];cEqual;cLBrace;[.Z41];cRBrace;cComma))">
            <text:p/>
          </table:table-cell>
          <table:table-cell table:formula="of:=IF(ISBLANK([.AA41]);&quot;&quot;;CONCATENATE([.AA$1];cEqual;cLBrace;[.AA41];cRBrace;cComma))">
            <text:p/>
          </table:table-cell>
          <table:table-cell table:formula="of:=IF(ISBLANK([.AB41]);&quot;&quot;;CONCATENATE([.AB$1];cEqual;cLBrace;[.AB41];cRBrace;cComma))">
            <text:p/>
          </table:table-cell>
          <table:table-cell table:formula="of:=IF(ISBLANK([.AC41]);&quot;&quot;;CONCATENATE([.AC$1];cEqual;cLBrace;[.AC41];cRBrace;cComma))">
            <text:p/>
          </table:table-cell>
          <table:table-cell table:formula="of:=IF(ISBLANK([.AD41]);&quot;&quot;;CONCATENATE([.AD$1];cEqual;cLBrace;[.AD41];cRBrace;cComma))">
            <text:p/>
          </table:table-cell>
          <table:table-cell table:formula="of:=IF(ISBLANK([.AE41]);&quot;&quot;;CONCATENATE([.AE$1];cEqual;cLBrace;[.AE41];cRBrace;cComma))">
            <text:p/>
          </table:table-cell>
          <table:table-cell table:formula="of:=IF(ISBLANK([.AF41]);&quot;&quot;;CONCATENATE([.AF$1];cEqual;cLBrace;[.AF41];cRBrace;cComma))">
            <text:p/>
          </table:table-cell>
          <table:table-cell table:formula="of:=IF(ISBLANK([.AG41]);&quot;&quot;;CONCATENATE([.AG$1];cEqual;cLBrace;[.AG41];cRBrace;cComma))">
            <text:p/>
          </table:table-cell>
          <table:table-cell table:formula="of:=IF(ISBLANK([.AH41]);&quot;&quot;;CONCATENATE([.AH$1];cEqual;cLBrace;[.AH41];cRBrace;cComma))">
            <text:p/>
          </table:table-cell>
          <table:table-cell table:formula="of:=IF(ISBLANK([.AI41]);&quot;&quot;;CONCATENATE([.AI$1];cEqual;cLBrace;[.AI41];cRBrace;cComma))">
            <text:p/>
          </table:table-cell>
          <table:table-cell table:formula="of:=IF(ISBLANK([.AJ41]);&quot;&quot;;CONCATENATE([.AJ$1];cEqual;cLBrace;[.AJ41];cRBrace;cComma))">
            <text:p/>
          </table:table-cell>
          <table:table-cell table:formula="of:=IF(ISBLANK([.AK41]);&quot;&quot;;CONCATENATE([.AK$1];cEqual;cLBrace;[.AK41];cRBrace;cComma))">
            <text:p/>
          </table:table-cell>
          <table:table-cell table:formula="of:=IF(ISBLANK([.AL41]);&quot;&quot;;CONCATENATE([.AL$1];cEqual;cLBrace;[.AL41];cRBrace;cComma))">
            <text:p/>
          </table:table-cell>
        </table:table-row>
        <table:table-row table:style-name="ro1">
          <table:table-cell/>
          <table:table-cell table:formula="of:=CONCATENATE([.AM42];[.AN42];[.AO42];[.AP42];[.AQ42];[.AR42];[.AS42];[.AT42];[.AU42];[.AV42];[.AW42];[.AX42];[.AY42];[.AZ42];[.BA42];[.BB42];[.BC42];[.BD42];[.BE42];[.BF42];[.BG42];[.BH42];[.BI42];[.BJ42];[.BK42];[.BL42];[.BM42];[.BN42];[.BO42];[.BP42];[.BQ42];[.BR42];[.BS42];[.BT42];[.BU42];[.BV4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2];cComma)" office:value-type="string" office:string-value="@case{," calcext:value-type="string">
            <text:p>@case{,</text:p>
          </table:table-cell>
          <table:table-cell table:formula="of:=IF(ISBLANK([.D42]);&quot;&quot;;CONCATENATE([.D$1];cEqual;cLBrace;[.D42];cRBrace;cComma))">
            <text:p/>
          </table:table-cell>
          <table:table-cell table:formula="of:=IF(ISBLANK([.E42]);&quot;&quot;;CONCATENATE([.E$1];cEqual;cLBrace;[.E42];cRBrace;cComma))">
            <text:p/>
          </table:table-cell>
          <table:table-cell table:formula="of:=IF(ISBLANK([.F42]);&quot;&quot;;CONCATENATE([.F$1];cEqual;cLBrace;[.F42];cRBrace;cComma))">
            <text:p/>
          </table:table-cell>
          <table:table-cell table:formula="of:=IF(ISBLANK([.G42]);&quot;&quot;;CONCATENATE([.G$1];cEqual;cLBrace;[.G42];cRBrace;cComma))">
            <text:p/>
          </table:table-cell>
          <table:table-cell table:formula="of:=IF(ISBLANK([.H42]);&quot;&quot;;CONCATENATE([.H$1];cEqual;cLBrace;[.H42];cRBrace;cComma))">
            <text:p/>
          </table:table-cell>
          <table:table-cell table:formula="of:=IF(ISBLANK([.I42]);&quot;&quot;;CONCATENATE([.I$1];cEqual;cLBrace;[.I42];cRBrace;cComma))">
            <text:p/>
          </table:table-cell>
          <table:table-cell table:formula="of:=IF(ISBLANK([.J42]);&quot;&quot;;CONCATENATE([.J$1];cEqual;cLBrace;[.J42];cRBrace;cComma))">
            <text:p/>
          </table:table-cell>
          <table:table-cell table:formula="of:=IF(ISBLANK([.K42]);&quot;&quot;;CONCATENATE([.K$1];cEqual;cLBrace;[.K42];cRBrace;cComma))">
            <text:p/>
          </table:table-cell>
          <table:table-cell table:formula="of:=IF(ISBLANK([.L42]);&quot;&quot;;CONCATENATE([.L$1];cEqual;cLBrace;[.L42];cRBrace;cComma))">
            <text:p/>
          </table:table-cell>
          <table:table-cell table:formula="of:=IF(ISBLANK([.M42]);&quot;&quot;;CONCATENATE([.M$1];cEqual;cLBrace;[.M42];cRBrace;cComma))">
            <text:p/>
          </table:table-cell>
          <table:table-cell table:formula="of:=IF(ISBLANK([.N42]);&quot;&quot;;CONCATENATE([.N$1];cEqual;cLBrace;[.N42];cRBrace;cComma))">
            <text:p/>
          </table:table-cell>
          <table:table-cell table:formula="of:=IF(ISBLANK([.O42]);&quot;&quot;;CONCATENATE([.O$1];cEqual;cLBrace;[.O42];cRBrace;cComma))">
            <text:p/>
          </table:table-cell>
          <table:table-cell table:formula="of:=IF(ISBLANK([.P42]);&quot;&quot;;CONCATENATE([.P$1];cEqual;cLBrace;[.P42];cRBrace;cComma))">
            <text:p/>
          </table:table-cell>
          <table:table-cell table:formula="of:=IF(ISBLANK([.Q42]);&quot;&quot;;CONCATENATE([.Q$1];cEqual;cLBrace;[.Q42];cRBrace;cComma))">
            <text:p/>
          </table:table-cell>
          <table:table-cell table:formula="of:=IF(ISBLANK([.R42]);&quot;&quot;;CONCATENATE([.R$1];cEqual;cLBrace;[.R42];cRBrace;cComma))">
            <text:p/>
          </table:table-cell>
          <table:table-cell table:formula="of:=IF(ISBLANK([.S42]);&quot;&quot;;CONCATENATE([.S$1];cEqual;cLBrace;[.S42];cRBrace;cComma))">
            <text:p/>
          </table:table-cell>
          <table:table-cell table:formula="of:=IF(ISBLANK([.T42]);&quot;&quot;;CONCATENATE([.T$1];cEqual;cLBrace;[.T42];cRBrace;cComma))">
            <text:p/>
          </table:table-cell>
          <table:table-cell table:formula="of:=IF(ISBLANK([.U42]);&quot;&quot;;CONCATENATE([.U$1];cEqual;cLBrace;[.U42];cRBrace;cComma))">
            <text:p/>
          </table:table-cell>
          <table:table-cell table:formula="of:=IF(ISBLANK([.V42]);&quot;&quot;;CONCATENATE([.V$1];cEqual;cLBrace;[.V42];cRBrace;cComma))">
            <text:p/>
          </table:table-cell>
          <table:table-cell table:formula="of:=IF(ISBLANK([.W42]);&quot;&quot;;CONCATENATE([.W$1];cEqual;cLBrace;[.W42];cRBrace;cComma))">
            <text:p/>
          </table:table-cell>
          <table:table-cell table:formula="of:=IF(ISBLANK([.X42]);&quot;&quot;;CONCATENATE([.X$1];cEqual;cLBrace;[.X42];cRBrace;cComma))">
            <text:p/>
          </table:table-cell>
          <table:table-cell table:formula="of:=IF(ISBLANK([.Y42]);&quot;&quot;;CONCATENATE([.Y$1];cEqual;cLBrace;[.Y42];cRBrace;cComma))">
            <text:p/>
          </table:table-cell>
          <table:table-cell table:formula="of:=IF(ISBLANK([.Z42]);&quot;&quot;;CONCATENATE([.Z$1];cEqual;cLBrace;[.Z42];cRBrace;cComma))">
            <text:p/>
          </table:table-cell>
          <table:table-cell table:formula="of:=IF(ISBLANK([.AA42]);&quot;&quot;;CONCATENATE([.AA$1];cEqual;cLBrace;[.AA42];cRBrace;cComma))">
            <text:p/>
          </table:table-cell>
          <table:table-cell table:formula="of:=IF(ISBLANK([.AB42]);&quot;&quot;;CONCATENATE([.AB$1];cEqual;cLBrace;[.AB42];cRBrace;cComma))">
            <text:p/>
          </table:table-cell>
          <table:table-cell table:formula="of:=IF(ISBLANK([.AC42]);&quot;&quot;;CONCATENATE([.AC$1];cEqual;cLBrace;[.AC42];cRBrace;cComma))">
            <text:p/>
          </table:table-cell>
          <table:table-cell table:formula="of:=IF(ISBLANK([.AD42]);&quot;&quot;;CONCATENATE([.AD$1];cEqual;cLBrace;[.AD42];cRBrace;cComma))">
            <text:p/>
          </table:table-cell>
          <table:table-cell table:formula="of:=IF(ISBLANK([.AE42]);&quot;&quot;;CONCATENATE([.AE$1];cEqual;cLBrace;[.AE42];cRBrace;cComma))">
            <text:p/>
          </table:table-cell>
          <table:table-cell table:formula="of:=IF(ISBLANK([.AF42]);&quot;&quot;;CONCATENATE([.AF$1];cEqual;cLBrace;[.AF42];cRBrace;cComma))">
            <text:p/>
          </table:table-cell>
          <table:table-cell table:formula="of:=IF(ISBLANK([.AG42]);&quot;&quot;;CONCATENATE([.AG$1];cEqual;cLBrace;[.AG42];cRBrace;cComma))">
            <text:p/>
          </table:table-cell>
          <table:table-cell table:formula="of:=IF(ISBLANK([.AH42]);&quot;&quot;;CONCATENATE([.AH$1];cEqual;cLBrace;[.AH42];cRBrace;cComma))">
            <text:p/>
          </table:table-cell>
          <table:table-cell table:formula="of:=IF(ISBLANK([.AI42]);&quot;&quot;;CONCATENATE([.AI$1];cEqual;cLBrace;[.AI42];cRBrace;cComma))">
            <text:p/>
          </table:table-cell>
          <table:table-cell table:formula="of:=IF(ISBLANK([.AJ42]);&quot;&quot;;CONCATENATE([.AJ$1];cEqual;cLBrace;[.AJ42];cRBrace;cComma))">
            <text:p/>
          </table:table-cell>
          <table:table-cell table:formula="of:=IF(ISBLANK([.AK42]);&quot;&quot;;CONCATENATE([.AK$1];cEqual;cLBrace;[.AK42];cRBrace;cComma))">
            <text:p/>
          </table:table-cell>
          <table:table-cell table:formula="of:=IF(ISBLANK([.AL42]);&quot;&quot;;CONCATENATE([.AL$1];cEqual;cLBrace;[.AL42];cRBrace;cComma))">
            <text:p/>
          </table:table-cell>
        </table:table-row>
        <table:table-row table:style-name="ro1">
          <table:table-cell/>
          <table:table-cell table:formula="of:=CONCATENATE([.AM43];[.AN43];[.AO43];[.AP43];[.AQ43];[.AR43];[.AS43];[.AT43];[.AU43];[.AV43];[.AW43];[.AX43];[.AY43];[.AZ43];[.BA43];[.BB43];[.BC43];[.BD43];[.BE43];[.BF43];[.BG43];[.BH43];[.BI43];[.BJ43];[.BK43];[.BL43];[.BM43];[.BN43];[.BO43];[.BP43];[.BQ43];[.BR43];[.BS43];[.BT43];[.BU43];[.BV4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3];cComma)" office:value-type="string" office:string-value="@case{," calcext:value-type="string">
            <text:p>@case{,</text:p>
          </table:table-cell>
          <table:table-cell table:formula="of:=IF(ISBLANK([.D43]);&quot;&quot;;CONCATENATE([.D$1];cEqual;cLBrace;[.D43];cRBrace;cComma))">
            <text:p/>
          </table:table-cell>
          <table:table-cell table:formula="of:=IF(ISBLANK([.E43]);&quot;&quot;;CONCATENATE([.E$1];cEqual;cLBrace;[.E43];cRBrace;cComma))">
            <text:p/>
          </table:table-cell>
          <table:table-cell table:formula="of:=IF(ISBLANK([.F43]);&quot;&quot;;CONCATENATE([.F$1];cEqual;cLBrace;[.F43];cRBrace;cComma))">
            <text:p/>
          </table:table-cell>
          <table:table-cell table:formula="of:=IF(ISBLANK([.G43]);&quot;&quot;;CONCATENATE([.G$1];cEqual;cLBrace;[.G43];cRBrace;cComma))">
            <text:p/>
          </table:table-cell>
          <table:table-cell table:formula="of:=IF(ISBLANK([.H43]);&quot;&quot;;CONCATENATE([.H$1];cEqual;cLBrace;[.H43];cRBrace;cComma))">
            <text:p/>
          </table:table-cell>
          <table:table-cell table:formula="of:=IF(ISBLANK([.I43]);&quot;&quot;;CONCATENATE([.I$1];cEqual;cLBrace;[.I43];cRBrace;cComma))">
            <text:p/>
          </table:table-cell>
          <table:table-cell table:formula="of:=IF(ISBLANK([.J43]);&quot;&quot;;CONCATENATE([.J$1];cEqual;cLBrace;[.J43];cRBrace;cComma))">
            <text:p/>
          </table:table-cell>
          <table:table-cell table:formula="of:=IF(ISBLANK([.K43]);&quot;&quot;;CONCATENATE([.K$1];cEqual;cLBrace;[.K43];cRBrace;cComma))">
            <text:p/>
          </table:table-cell>
          <table:table-cell table:formula="of:=IF(ISBLANK([.L43]);&quot;&quot;;CONCATENATE([.L$1];cEqual;cLBrace;[.L43];cRBrace;cComma))">
            <text:p/>
          </table:table-cell>
          <table:table-cell table:formula="of:=IF(ISBLANK([.M43]);&quot;&quot;;CONCATENATE([.M$1];cEqual;cLBrace;[.M43];cRBrace;cComma))">
            <text:p/>
          </table:table-cell>
          <table:table-cell table:formula="of:=IF(ISBLANK([.N43]);&quot;&quot;;CONCATENATE([.N$1];cEqual;cLBrace;[.N43];cRBrace;cComma))">
            <text:p/>
          </table:table-cell>
          <table:table-cell table:formula="of:=IF(ISBLANK([.O43]);&quot;&quot;;CONCATENATE([.O$1];cEqual;cLBrace;[.O43];cRBrace;cComma))">
            <text:p/>
          </table:table-cell>
          <table:table-cell table:formula="of:=IF(ISBLANK([.P43]);&quot;&quot;;CONCATENATE([.P$1];cEqual;cLBrace;[.P43];cRBrace;cComma))">
            <text:p/>
          </table:table-cell>
          <table:table-cell table:formula="of:=IF(ISBLANK([.Q43]);&quot;&quot;;CONCATENATE([.Q$1];cEqual;cLBrace;[.Q43];cRBrace;cComma))">
            <text:p/>
          </table:table-cell>
          <table:table-cell table:formula="of:=IF(ISBLANK([.R43]);&quot;&quot;;CONCATENATE([.R$1];cEqual;cLBrace;[.R43];cRBrace;cComma))">
            <text:p/>
          </table:table-cell>
          <table:table-cell table:formula="of:=IF(ISBLANK([.S43]);&quot;&quot;;CONCATENATE([.S$1];cEqual;cLBrace;[.S43];cRBrace;cComma))">
            <text:p/>
          </table:table-cell>
          <table:table-cell table:formula="of:=IF(ISBLANK([.T43]);&quot;&quot;;CONCATENATE([.T$1];cEqual;cLBrace;[.T43];cRBrace;cComma))">
            <text:p/>
          </table:table-cell>
          <table:table-cell table:formula="of:=IF(ISBLANK([.U43]);&quot;&quot;;CONCATENATE([.U$1];cEqual;cLBrace;[.U43];cRBrace;cComma))">
            <text:p/>
          </table:table-cell>
          <table:table-cell table:formula="of:=IF(ISBLANK([.V43]);&quot;&quot;;CONCATENATE([.V$1];cEqual;cLBrace;[.V43];cRBrace;cComma))">
            <text:p/>
          </table:table-cell>
          <table:table-cell table:formula="of:=IF(ISBLANK([.W43]);&quot;&quot;;CONCATENATE([.W$1];cEqual;cLBrace;[.W43];cRBrace;cComma))">
            <text:p/>
          </table:table-cell>
          <table:table-cell table:formula="of:=IF(ISBLANK([.X43]);&quot;&quot;;CONCATENATE([.X$1];cEqual;cLBrace;[.X43];cRBrace;cComma))">
            <text:p/>
          </table:table-cell>
          <table:table-cell table:formula="of:=IF(ISBLANK([.Y43]);&quot;&quot;;CONCATENATE([.Y$1];cEqual;cLBrace;[.Y43];cRBrace;cComma))">
            <text:p/>
          </table:table-cell>
          <table:table-cell table:formula="of:=IF(ISBLANK([.Z43]);&quot;&quot;;CONCATENATE([.Z$1];cEqual;cLBrace;[.Z43];cRBrace;cComma))">
            <text:p/>
          </table:table-cell>
          <table:table-cell table:formula="of:=IF(ISBLANK([.AA43]);&quot;&quot;;CONCATENATE([.AA$1];cEqual;cLBrace;[.AA43];cRBrace;cComma))">
            <text:p/>
          </table:table-cell>
          <table:table-cell table:formula="of:=IF(ISBLANK([.AB43]);&quot;&quot;;CONCATENATE([.AB$1];cEqual;cLBrace;[.AB43];cRBrace;cComma))">
            <text:p/>
          </table:table-cell>
          <table:table-cell table:formula="of:=IF(ISBLANK([.AC43]);&quot;&quot;;CONCATENATE([.AC$1];cEqual;cLBrace;[.AC43];cRBrace;cComma))">
            <text:p/>
          </table:table-cell>
          <table:table-cell table:formula="of:=IF(ISBLANK([.AD43]);&quot;&quot;;CONCATENATE([.AD$1];cEqual;cLBrace;[.AD43];cRBrace;cComma))">
            <text:p/>
          </table:table-cell>
          <table:table-cell table:formula="of:=IF(ISBLANK([.AE43]);&quot;&quot;;CONCATENATE([.AE$1];cEqual;cLBrace;[.AE43];cRBrace;cComma))">
            <text:p/>
          </table:table-cell>
          <table:table-cell table:formula="of:=IF(ISBLANK([.AF43]);&quot;&quot;;CONCATENATE([.AF$1];cEqual;cLBrace;[.AF43];cRBrace;cComma))">
            <text:p/>
          </table:table-cell>
          <table:table-cell table:formula="of:=IF(ISBLANK([.AG43]);&quot;&quot;;CONCATENATE([.AG$1];cEqual;cLBrace;[.AG43];cRBrace;cComma))">
            <text:p/>
          </table:table-cell>
          <table:table-cell table:formula="of:=IF(ISBLANK([.AH43]);&quot;&quot;;CONCATENATE([.AH$1];cEqual;cLBrace;[.AH43];cRBrace;cComma))">
            <text:p/>
          </table:table-cell>
          <table:table-cell table:formula="of:=IF(ISBLANK([.AI43]);&quot;&quot;;CONCATENATE([.AI$1];cEqual;cLBrace;[.AI43];cRBrace;cComma))">
            <text:p/>
          </table:table-cell>
          <table:table-cell table:formula="of:=IF(ISBLANK([.AJ43]);&quot;&quot;;CONCATENATE([.AJ$1];cEqual;cLBrace;[.AJ43];cRBrace;cComma))">
            <text:p/>
          </table:table-cell>
          <table:table-cell table:formula="of:=IF(ISBLANK([.AK43]);&quot;&quot;;CONCATENATE([.AK$1];cEqual;cLBrace;[.AK43];cRBrace;cComma))">
            <text:p/>
          </table:table-cell>
          <table:table-cell table:formula="of:=IF(ISBLANK([.AL43]);&quot;&quot;;CONCATENATE([.AL$1];cEqual;cLBrace;[.AL43];cRBrace;cComma))">
            <text:p/>
          </table:table-cell>
        </table:table-row>
        <table:table-row table:style-name="ro1">
          <table:table-cell/>
          <table:table-cell table:formula="of:=CONCATENATE([.AM44];[.AN44];[.AO44];[.AP44];[.AQ44];[.AR44];[.AS44];[.AT44];[.AU44];[.AV44];[.AW44];[.AX44];[.AY44];[.AZ44];[.BA44];[.BB44];[.BC44];[.BD44];[.BE44];[.BF44];[.BG44];[.BH44];[.BI44];[.BJ44];[.BK44];[.BL44];[.BM44];[.BN44];[.BO44];[.BP44];[.BQ44];[.BR44];[.BS44];[.BT44];[.BU44];[.BV4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4];cComma)" office:value-type="string" office:string-value="@case{," calcext:value-type="string">
            <text:p>@case{,</text:p>
          </table:table-cell>
          <table:table-cell table:formula="of:=IF(ISBLANK([.D44]);&quot;&quot;;CONCATENATE([.D$1];cEqual;cLBrace;[.D44];cRBrace;cComma))">
            <text:p/>
          </table:table-cell>
          <table:table-cell table:formula="of:=IF(ISBLANK([.E44]);&quot;&quot;;CONCATENATE([.E$1];cEqual;cLBrace;[.E44];cRBrace;cComma))">
            <text:p/>
          </table:table-cell>
          <table:table-cell table:formula="of:=IF(ISBLANK([.F44]);&quot;&quot;;CONCATENATE([.F$1];cEqual;cLBrace;[.F44];cRBrace;cComma))">
            <text:p/>
          </table:table-cell>
          <table:table-cell table:formula="of:=IF(ISBLANK([.G44]);&quot;&quot;;CONCATENATE([.G$1];cEqual;cLBrace;[.G44];cRBrace;cComma))">
            <text:p/>
          </table:table-cell>
          <table:table-cell table:formula="of:=IF(ISBLANK([.H44]);&quot;&quot;;CONCATENATE([.H$1];cEqual;cLBrace;[.H44];cRBrace;cComma))">
            <text:p/>
          </table:table-cell>
          <table:table-cell table:formula="of:=IF(ISBLANK([.I44]);&quot;&quot;;CONCATENATE([.I$1];cEqual;cLBrace;[.I44];cRBrace;cComma))">
            <text:p/>
          </table:table-cell>
          <table:table-cell table:formula="of:=IF(ISBLANK([.J44]);&quot;&quot;;CONCATENATE([.J$1];cEqual;cLBrace;[.J44];cRBrace;cComma))">
            <text:p/>
          </table:table-cell>
          <table:table-cell table:formula="of:=IF(ISBLANK([.K44]);&quot;&quot;;CONCATENATE([.K$1];cEqual;cLBrace;[.K44];cRBrace;cComma))">
            <text:p/>
          </table:table-cell>
          <table:table-cell table:formula="of:=IF(ISBLANK([.L44]);&quot;&quot;;CONCATENATE([.L$1];cEqual;cLBrace;[.L44];cRBrace;cComma))">
            <text:p/>
          </table:table-cell>
          <table:table-cell table:formula="of:=IF(ISBLANK([.M44]);&quot;&quot;;CONCATENATE([.M$1];cEqual;cLBrace;[.M44];cRBrace;cComma))">
            <text:p/>
          </table:table-cell>
          <table:table-cell table:formula="of:=IF(ISBLANK([.N44]);&quot;&quot;;CONCATENATE([.N$1];cEqual;cLBrace;[.N44];cRBrace;cComma))">
            <text:p/>
          </table:table-cell>
          <table:table-cell table:formula="of:=IF(ISBLANK([.O44]);&quot;&quot;;CONCATENATE([.O$1];cEqual;cLBrace;[.O44];cRBrace;cComma))">
            <text:p/>
          </table:table-cell>
          <table:table-cell table:formula="of:=IF(ISBLANK([.P44]);&quot;&quot;;CONCATENATE([.P$1];cEqual;cLBrace;[.P44];cRBrace;cComma))">
            <text:p/>
          </table:table-cell>
          <table:table-cell table:formula="of:=IF(ISBLANK([.Q44]);&quot;&quot;;CONCATENATE([.Q$1];cEqual;cLBrace;[.Q44];cRBrace;cComma))">
            <text:p/>
          </table:table-cell>
          <table:table-cell table:formula="of:=IF(ISBLANK([.R44]);&quot;&quot;;CONCATENATE([.R$1];cEqual;cLBrace;[.R44];cRBrace;cComma))">
            <text:p/>
          </table:table-cell>
          <table:table-cell table:formula="of:=IF(ISBLANK([.S44]);&quot;&quot;;CONCATENATE([.S$1];cEqual;cLBrace;[.S44];cRBrace;cComma))">
            <text:p/>
          </table:table-cell>
          <table:table-cell table:formula="of:=IF(ISBLANK([.T44]);&quot;&quot;;CONCATENATE([.T$1];cEqual;cLBrace;[.T44];cRBrace;cComma))">
            <text:p/>
          </table:table-cell>
          <table:table-cell table:formula="of:=IF(ISBLANK([.U44]);&quot;&quot;;CONCATENATE([.U$1];cEqual;cLBrace;[.U44];cRBrace;cComma))">
            <text:p/>
          </table:table-cell>
          <table:table-cell table:formula="of:=IF(ISBLANK([.V44]);&quot;&quot;;CONCATENATE([.V$1];cEqual;cLBrace;[.V44];cRBrace;cComma))">
            <text:p/>
          </table:table-cell>
          <table:table-cell table:formula="of:=IF(ISBLANK([.W44]);&quot;&quot;;CONCATENATE([.W$1];cEqual;cLBrace;[.W44];cRBrace;cComma))">
            <text:p/>
          </table:table-cell>
          <table:table-cell table:formula="of:=IF(ISBLANK([.X44]);&quot;&quot;;CONCATENATE([.X$1];cEqual;cLBrace;[.X44];cRBrace;cComma))">
            <text:p/>
          </table:table-cell>
          <table:table-cell table:formula="of:=IF(ISBLANK([.Y44]);&quot;&quot;;CONCATENATE([.Y$1];cEqual;cLBrace;[.Y44];cRBrace;cComma))">
            <text:p/>
          </table:table-cell>
          <table:table-cell table:formula="of:=IF(ISBLANK([.Z44]);&quot;&quot;;CONCATENATE([.Z$1];cEqual;cLBrace;[.Z44];cRBrace;cComma))">
            <text:p/>
          </table:table-cell>
          <table:table-cell table:formula="of:=IF(ISBLANK([.AA44]);&quot;&quot;;CONCATENATE([.AA$1];cEqual;cLBrace;[.AA44];cRBrace;cComma))">
            <text:p/>
          </table:table-cell>
          <table:table-cell table:formula="of:=IF(ISBLANK([.AB44]);&quot;&quot;;CONCATENATE([.AB$1];cEqual;cLBrace;[.AB44];cRBrace;cComma))">
            <text:p/>
          </table:table-cell>
          <table:table-cell table:formula="of:=IF(ISBLANK([.AC44]);&quot;&quot;;CONCATENATE([.AC$1];cEqual;cLBrace;[.AC44];cRBrace;cComma))">
            <text:p/>
          </table:table-cell>
          <table:table-cell table:formula="of:=IF(ISBLANK([.AD44]);&quot;&quot;;CONCATENATE([.AD$1];cEqual;cLBrace;[.AD44];cRBrace;cComma))">
            <text:p/>
          </table:table-cell>
          <table:table-cell table:formula="of:=IF(ISBLANK([.AE44]);&quot;&quot;;CONCATENATE([.AE$1];cEqual;cLBrace;[.AE44];cRBrace;cComma))">
            <text:p/>
          </table:table-cell>
          <table:table-cell table:formula="of:=IF(ISBLANK([.AF44]);&quot;&quot;;CONCATENATE([.AF$1];cEqual;cLBrace;[.AF44];cRBrace;cComma))">
            <text:p/>
          </table:table-cell>
          <table:table-cell table:formula="of:=IF(ISBLANK([.AG44]);&quot;&quot;;CONCATENATE([.AG$1];cEqual;cLBrace;[.AG44];cRBrace;cComma))">
            <text:p/>
          </table:table-cell>
          <table:table-cell table:formula="of:=IF(ISBLANK([.AH44]);&quot;&quot;;CONCATENATE([.AH$1];cEqual;cLBrace;[.AH44];cRBrace;cComma))">
            <text:p/>
          </table:table-cell>
          <table:table-cell table:formula="of:=IF(ISBLANK([.AI44]);&quot;&quot;;CONCATENATE([.AI$1];cEqual;cLBrace;[.AI44];cRBrace;cComma))">
            <text:p/>
          </table:table-cell>
          <table:table-cell table:formula="of:=IF(ISBLANK([.AJ44]);&quot;&quot;;CONCATENATE([.AJ$1];cEqual;cLBrace;[.AJ44];cRBrace;cComma))">
            <text:p/>
          </table:table-cell>
          <table:table-cell table:formula="of:=IF(ISBLANK([.AK44]);&quot;&quot;;CONCATENATE([.AK$1];cEqual;cLBrace;[.AK44];cRBrace;cComma))">
            <text:p/>
          </table:table-cell>
          <table:table-cell table:formula="of:=IF(ISBLANK([.AL44]);&quot;&quot;;CONCATENATE([.AL$1];cEqual;cLBrace;[.AL44];cRBrace;cComma))">
            <text:p/>
          </table:table-cell>
        </table:table-row>
        <table:table-row table:style-name="ro1">
          <table:table-cell/>
          <table:table-cell table:formula="of:=CONCATENATE([.AM45];[.AN45];[.AO45];[.AP45];[.AQ45];[.AR45];[.AS45];[.AT45];[.AU45];[.AV45];[.AW45];[.AX45];[.AY45];[.AZ45];[.BA45];[.BB45];[.BC45];[.BD45];[.BE45];[.BF45];[.BG45];[.BH45];[.BI45];[.BJ45];[.BK45];[.BL45];[.BM45];[.BN45];[.BO45];[.BP45];[.BQ45];[.BR45];[.BS45];[.BT45];[.BU45];[.BV4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5];cComma)" office:value-type="string" office:string-value="@case{," calcext:value-type="string">
            <text:p>@case{,</text:p>
          </table:table-cell>
          <table:table-cell table:formula="of:=IF(ISBLANK([.D45]);&quot;&quot;;CONCATENATE([.D$1];cEqual;cLBrace;[.D45];cRBrace;cComma))">
            <text:p/>
          </table:table-cell>
          <table:table-cell table:formula="of:=IF(ISBLANK([.E45]);&quot;&quot;;CONCATENATE([.E$1];cEqual;cLBrace;[.E45];cRBrace;cComma))">
            <text:p/>
          </table:table-cell>
          <table:table-cell table:formula="of:=IF(ISBLANK([.F45]);&quot;&quot;;CONCATENATE([.F$1];cEqual;cLBrace;[.F45];cRBrace;cComma))">
            <text:p/>
          </table:table-cell>
          <table:table-cell table:formula="of:=IF(ISBLANK([.G45]);&quot;&quot;;CONCATENATE([.G$1];cEqual;cLBrace;[.G45];cRBrace;cComma))">
            <text:p/>
          </table:table-cell>
          <table:table-cell table:formula="of:=IF(ISBLANK([.H45]);&quot;&quot;;CONCATENATE([.H$1];cEqual;cLBrace;[.H45];cRBrace;cComma))">
            <text:p/>
          </table:table-cell>
          <table:table-cell table:formula="of:=IF(ISBLANK([.I45]);&quot;&quot;;CONCATENATE([.I$1];cEqual;cLBrace;[.I45];cRBrace;cComma))">
            <text:p/>
          </table:table-cell>
          <table:table-cell table:formula="of:=IF(ISBLANK([.J45]);&quot;&quot;;CONCATENATE([.J$1];cEqual;cLBrace;[.J45];cRBrace;cComma))">
            <text:p/>
          </table:table-cell>
          <table:table-cell table:formula="of:=IF(ISBLANK([.K45]);&quot;&quot;;CONCATENATE([.K$1];cEqual;cLBrace;[.K45];cRBrace;cComma))">
            <text:p/>
          </table:table-cell>
          <table:table-cell table:formula="of:=IF(ISBLANK([.L45]);&quot;&quot;;CONCATENATE([.L$1];cEqual;cLBrace;[.L45];cRBrace;cComma))">
            <text:p/>
          </table:table-cell>
          <table:table-cell table:formula="of:=IF(ISBLANK([.M45]);&quot;&quot;;CONCATENATE([.M$1];cEqual;cLBrace;[.M45];cRBrace;cComma))">
            <text:p/>
          </table:table-cell>
          <table:table-cell table:formula="of:=IF(ISBLANK([.N45]);&quot;&quot;;CONCATENATE([.N$1];cEqual;cLBrace;[.N45];cRBrace;cComma))">
            <text:p/>
          </table:table-cell>
          <table:table-cell table:formula="of:=IF(ISBLANK([.O45]);&quot;&quot;;CONCATENATE([.O$1];cEqual;cLBrace;[.O45];cRBrace;cComma))">
            <text:p/>
          </table:table-cell>
          <table:table-cell table:formula="of:=IF(ISBLANK([.P45]);&quot;&quot;;CONCATENATE([.P$1];cEqual;cLBrace;[.P45];cRBrace;cComma))">
            <text:p/>
          </table:table-cell>
          <table:table-cell table:formula="of:=IF(ISBLANK([.Q45]);&quot;&quot;;CONCATENATE([.Q$1];cEqual;cLBrace;[.Q45];cRBrace;cComma))">
            <text:p/>
          </table:table-cell>
          <table:table-cell table:formula="of:=IF(ISBLANK([.R45]);&quot;&quot;;CONCATENATE([.R$1];cEqual;cLBrace;[.R45];cRBrace;cComma))">
            <text:p/>
          </table:table-cell>
          <table:table-cell table:formula="of:=IF(ISBLANK([.S45]);&quot;&quot;;CONCATENATE([.S$1];cEqual;cLBrace;[.S45];cRBrace;cComma))">
            <text:p/>
          </table:table-cell>
          <table:table-cell table:formula="of:=IF(ISBLANK([.T45]);&quot;&quot;;CONCATENATE([.T$1];cEqual;cLBrace;[.T45];cRBrace;cComma))">
            <text:p/>
          </table:table-cell>
          <table:table-cell table:formula="of:=IF(ISBLANK([.U45]);&quot;&quot;;CONCATENATE([.U$1];cEqual;cLBrace;[.U45];cRBrace;cComma))">
            <text:p/>
          </table:table-cell>
          <table:table-cell table:formula="of:=IF(ISBLANK([.V45]);&quot;&quot;;CONCATENATE([.V$1];cEqual;cLBrace;[.V45];cRBrace;cComma))">
            <text:p/>
          </table:table-cell>
          <table:table-cell table:formula="of:=IF(ISBLANK([.W45]);&quot;&quot;;CONCATENATE([.W$1];cEqual;cLBrace;[.W45];cRBrace;cComma))">
            <text:p/>
          </table:table-cell>
          <table:table-cell table:formula="of:=IF(ISBLANK([.X45]);&quot;&quot;;CONCATENATE([.X$1];cEqual;cLBrace;[.X45];cRBrace;cComma))">
            <text:p/>
          </table:table-cell>
          <table:table-cell table:formula="of:=IF(ISBLANK([.Y45]);&quot;&quot;;CONCATENATE([.Y$1];cEqual;cLBrace;[.Y45];cRBrace;cComma))">
            <text:p/>
          </table:table-cell>
          <table:table-cell table:formula="of:=IF(ISBLANK([.Z45]);&quot;&quot;;CONCATENATE([.Z$1];cEqual;cLBrace;[.Z45];cRBrace;cComma))">
            <text:p/>
          </table:table-cell>
          <table:table-cell table:formula="of:=IF(ISBLANK([.AA45]);&quot;&quot;;CONCATENATE([.AA$1];cEqual;cLBrace;[.AA45];cRBrace;cComma))">
            <text:p/>
          </table:table-cell>
          <table:table-cell table:formula="of:=IF(ISBLANK([.AB45]);&quot;&quot;;CONCATENATE([.AB$1];cEqual;cLBrace;[.AB45];cRBrace;cComma))">
            <text:p/>
          </table:table-cell>
          <table:table-cell table:formula="of:=IF(ISBLANK([.AC45]);&quot;&quot;;CONCATENATE([.AC$1];cEqual;cLBrace;[.AC45];cRBrace;cComma))">
            <text:p/>
          </table:table-cell>
          <table:table-cell table:formula="of:=IF(ISBLANK([.AD45]);&quot;&quot;;CONCATENATE([.AD$1];cEqual;cLBrace;[.AD45];cRBrace;cComma))">
            <text:p/>
          </table:table-cell>
          <table:table-cell table:formula="of:=IF(ISBLANK([.AE45]);&quot;&quot;;CONCATENATE([.AE$1];cEqual;cLBrace;[.AE45];cRBrace;cComma))">
            <text:p/>
          </table:table-cell>
          <table:table-cell table:formula="of:=IF(ISBLANK([.AF45]);&quot;&quot;;CONCATENATE([.AF$1];cEqual;cLBrace;[.AF45];cRBrace;cComma))">
            <text:p/>
          </table:table-cell>
          <table:table-cell table:formula="of:=IF(ISBLANK([.AG45]);&quot;&quot;;CONCATENATE([.AG$1];cEqual;cLBrace;[.AG45];cRBrace;cComma))">
            <text:p/>
          </table:table-cell>
          <table:table-cell table:formula="of:=IF(ISBLANK([.AH45]);&quot;&quot;;CONCATENATE([.AH$1];cEqual;cLBrace;[.AH45];cRBrace;cComma))">
            <text:p/>
          </table:table-cell>
          <table:table-cell table:formula="of:=IF(ISBLANK([.AI45]);&quot;&quot;;CONCATENATE([.AI$1];cEqual;cLBrace;[.AI45];cRBrace;cComma))">
            <text:p/>
          </table:table-cell>
          <table:table-cell table:formula="of:=IF(ISBLANK([.AJ45]);&quot;&quot;;CONCATENATE([.AJ$1];cEqual;cLBrace;[.AJ45];cRBrace;cComma))">
            <text:p/>
          </table:table-cell>
          <table:table-cell table:formula="of:=IF(ISBLANK([.AK45]);&quot;&quot;;CONCATENATE([.AK$1];cEqual;cLBrace;[.AK45];cRBrace;cComma))">
            <text:p/>
          </table:table-cell>
          <table:table-cell table:formula="of:=IF(ISBLANK([.AL45]);&quot;&quot;;CONCATENATE([.AL$1];cEqual;cLBrace;[.AL45];cRBrace;cComma))">
            <text:p/>
          </table:table-cell>
        </table:table-row>
        <table:table-row table:style-name="ro1">
          <table:table-cell/>
          <table:table-cell table:formula="of:=CONCATENATE([.AM46];[.AN46];[.AO46];[.AP46];[.AQ46];[.AR46];[.AS46];[.AT46];[.AU46];[.AV46];[.AW46];[.AX46];[.AY46];[.AZ46];[.BA46];[.BB46];[.BC46];[.BD46];[.BE46];[.BF46];[.BG46];[.BH46];[.BI46];[.BJ46];[.BK46];[.BL46];[.BM46];[.BN46];[.BO46];[.BP46];[.BQ46];[.BR46];[.BS46];[.BT46];[.BU46];[.BV4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6];cComma)" office:value-type="string" office:string-value="@case{," calcext:value-type="string">
            <text:p>@case{,</text:p>
          </table:table-cell>
          <table:table-cell table:formula="of:=IF(ISBLANK([.D46]);&quot;&quot;;CONCATENATE([.D$1];cEqual;cLBrace;[.D46];cRBrace;cComma))">
            <text:p/>
          </table:table-cell>
          <table:table-cell table:formula="of:=IF(ISBLANK([.E46]);&quot;&quot;;CONCATENATE([.E$1];cEqual;cLBrace;[.E46];cRBrace;cComma))">
            <text:p/>
          </table:table-cell>
          <table:table-cell table:formula="of:=IF(ISBLANK([.F46]);&quot;&quot;;CONCATENATE([.F$1];cEqual;cLBrace;[.F46];cRBrace;cComma))">
            <text:p/>
          </table:table-cell>
          <table:table-cell table:formula="of:=IF(ISBLANK([.G46]);&quot;&quot;;CONCATENATE([.G$1];cEqual;cLBrace;[.G46];cRBrace;cComma))">
            <text:p/>
          </table:table-cell>
          <table:table-cell table:formula="of:=IF(ISBLANK([.H46]);&quot;&quot;;CONCATENATE([.H$1];cEqual;cLBrace;[.H46];cRBrace;cComma))">
            <text:p/>
          </table:table-cell>
          <table:table-cell table:formula="of:=IF(ISBLANK([.I46]);&quot;&quot;;CONCATENATE([.I$1];cEqual;cLBrace;[.I46];cRBrace;cComma))">
            <text:p/>
          </table:table-cell>
          <table:table-cell table:formula="of:=IF(ISBLANK([.J46]);&quot;&quot;;CONCATENATE([.J$1];cEqual;cLBrace;[.J46];cRBrace;cComma))">
            <text:p/>
          </table:table-cell>
          <table:table-cell table:formula="of:=IF(ISBLANK([.K46]);&quot;&quot;;CONCATENATE([.K$1];cEqual;cLBrace;[.K46];cRBrace;cComma))">
            <text:p/>
          </table:table-cell>
          <table:table-cell table:formula="of:=IF(ISBLANK([.L46]);&quot;&quot;;CONCATENATE([.L$1];cEqual;cLBrace;[.L46];cRBrace;cComma))">
            <text:p/>
          </table:table-cell>
          <table:table-cell table:formula="of:=IF(ISBLANK([.M46]);&quot;&quot;;CONCATENATE([.M$1];cEqual;cLBrace;[.M46];cRBrace;cComma))">
            <text:p/>
          </table:table-cell>
          <table:table-cell table:formula="of:=IF(ISBLANK([.N46]);&quot;&quot;;CONCATENATE([.N$1];cEqual;cLBrace;[.N46];cRBrace;cComma))">
            <text:p/>
          </table:table-cell>
          <table:table-cell table:formula="of:=IF(ISBLANK([.O46]);&quot;&quot;;CONCATENATE([.O$1];cEqual;cLBrace;[.O46];cRBrace;cComma))">
            <text:p/>
          </table:table-cell>
          <table:table-cell table:formula="of:=IF(ISBLANK([.P46]);&quot;&quot;;CONCATENATE([.P$1];cEqual;cLBrace;[.P46];cRBrace;cComma))">
            <text:p/>
          </table:table-cell>
          <table:table-cell table:formula="of:=IF(ISBLANK([.Q46]);&quot;&quot;;CONCATENATE([.Q$1];cEqual;cLBrace;[.Q46];cRBrace;cComma))">
            <text:p/>
          </table:table-cell>
          <table:table-cell table:formula="of:=IF(ISBLANK([.R46]);&quot;&quot;;CONCATENATE([.R$1];cEqual;cLBrace;[.R46];cRBrace;cComma))">
            <text:p/>
          </table:table-cell>
          <table:table-cell table:formula="of:=IF(ISBLANK([.S46]);&quot;&quot;;CONCATENATE([.S$1];cEqual;cLBrace;[.S46];cRBrace;cComma))">
            <text:p/>
          </table:table-cell>
          <table:table-cell table:formula="of:=IF(ISBLANK([.T46]);&quot;&quot;;CONCATENATE([.T$1];cEqual;cLBrace;[.T46];cRBrace;cComma))">
            <text:p/>
          </table:table-cell>
          <table:table-cell table:formula="of:=IF(ISBLANK([.U46]);&quot;&quot;;CONCATENATE([.U$1];cEqual;cLBrace;[.U46];cRBrace;cComma))">
            <text:p/>
          </table:table-cell>
          <table:table-cell table:formula="of:=IF(ISBLANK([.V46]);&quot;&quot;;CONCATENATE([.V$1];cEqual;cLBrace;[.V46];cRBrace;cComma))">
            <text:p/>
          </table:table-cell>
          <table:table-cell table:formula="of:=IF(ISBLANK([.W46]);&quot;&quot;;CONCATENATE([.W$1];cEqual;cLBrace;[.W46];cRBrace;cComma))">
            <text:p/>
          </table:table-cell>
          <table:table-cell table:formula="of:=IF(ISBLANK([.X46]);&quot;&quot;;CONCATENATE([.X$1];cEqual;cLBrace;[.X46];cRBrace;cComma))">
            <text:p/>
          </table:table-cell>
          <table:table-cell table:formula="of:=IF(ISBLANK([.Y46]);&quot;&quot;;CONCATENATE([.Y$1];cEqual;cLBrace;[.Y46];cRBrace;cComma))">
            <text:p/>
          </table:table-cell>
          <table:table-cell table:formula="of:=IF(ISBLANK([.Z46]);&quot;&quot;;CONCATENATE([.Z$1];cEqual;cLBrace;[.Z46];cRBrace;cComma))">
            <text:p/>
          </table:table-cell>
          <table:table-cell table:formula="of:=IF(ISBLANK([.AA46]);&quot;&quot;;CONCATENATE([.AA$1];cEqual;cLBrace;[.AA46];cRBrace;cComma))">
            <text:p/>
          </table:table-cell>
          <table:table-cell table:formula="of:=IF(ISBLANK([.AB46]);&quot;&quot;;CONCATENATE([.AB$1];cEqual;cLBrace;[.AB46];cRBrace;cComma))">
            <text:p/>
          </table:table-cell>
          <table:table-cell table:formula="of:=IF(ISBLANK([.AC46]);&quot;&quot;;CONCATENATE([.AC$1];cEqual;cLBrace;[.AC46];cRBrace;cComma))">
            <text:p/>
          </table:table-cell>
          <table:table-cell table:formula="of:=IF(ISBLANK([.AD46]);&quot;&quot;;CONCATENATE([.AD$1];cEqual;cLBrace;[.AD46];cRBrace;cComma))">
            <text:p/>
          </table:table-cell>
          <table:table-cell table:formula="of:=IF(ISBLANK([.AE46]);&quot;&quot;;CONCATENATE([.AE$1];cEqual;cLBrace;[.AE46];cRBrace;cComma))">
            <text:p/>
          </table:table-cell>
          <table:table-cell table:formula="of:=IF(ISBLANK([.AF46]);&quot;&quot;;CONCATENATE([.AF$1];cEqual;cLBrace;[.AF46];cRBrace;cComma))">
            <text:p/>
          </table:table-cell>
          <table:table-cell table:formula="of:=IF(ISBLANK([.AG46]);&quot;&quot;;CONCATENATE([.AG$1];cEqual;cLBrace;[.AG46];cRBrace;cComma))">
            <text:p/>
          </table:table-cell>
          <table:table-cell table:formula="of:=IF(ISBLANK([.AH46]);&quot;&quot;;CONCATENATE([.AH$1];cEqual;cLBrace;[.AH46];cRBrace;cComma))">
            <text:p/>
          </table:table-cell>
          <table:table-cell table:formula="of:=IF(ISBLANK([.AI46]);&quot;&quot;;CONCATENATE([.AI$1];cEqual;cLBrace;[.AI46];cRBrace;cComma))">
            <text:p/>
          </table:table-cell>
          <table:table-cell table:formula="of:=IF(ISBLANK([.AJ46]);&quot;&quot;;CONCATENATE([.AJ$1];cEqual;cLBrace;[.AJ46];cRBrace;cComma))">
            <text:p/>
          </table:table-cell>
          <table:table-cell table:formula="of:=IF(ISBLANK([.AK46]);&quot;&quot;;CONCATENATE([.AK$1];cEqual;cLBrace;[.AK46];cRBrace;cComma))">
            <text:p/>
          </table:table-cell>
          <table:table-cell table:formula="of:=IF(ISBLANK([.AL46]);&quot;&quot;;CONCATENATE([.AL$1];cEqual;cLBrace;[.AL46];cRBrace;cComma))">
            <text:p/>
          </table:table-cell>
        </table:table-row>
        <table:table-row table:style-name="ro1">
          <table:table-cell/>
          <table:table-cell table:formula="of:=CONCATENATE([.AM47];[.AN47];[.AO47];[.AP47];[.AQ47];[.AR47];[.AS47];[.AT47];[.AU47];[.AV47];[.AW47];[.AX47];[.AY47];[.AZ47];[.BA47];[.BB47];[.BC47];[.BD47];[.BE47];[.BF47];[.BG47];[.BH47];[.BI47];[.BJ47];[.BK47];[.BL47];[.BM47];[.BN47];[.BO47];[.BP47];[.BQ47];[.BR47];[.BS47];[.BT47];[.BU47];[.BV4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7];cComma)" office:value-type="string" office:string-value="@case{," calcext:value-type="string">
            <text:p>@case{,</text:p>
          </table:table-cell>
          <table:table-cell table:formula="of:=IF(ISBLANK([.D47]);&quot;&quot;;CONCATENATE([.D$1];cEqual;cLBrace;[.D47];cRBrace;cComma))">
            <text:p/>
          </table:table-cell>
          <table:table-cell table:formula="of:=IF(ISBLANK([.E47]);&quot;&quot;;CONCATENATE([.E$1];cEqual;cLBrace;[.E47];cRBrace;cComma))">
            <text:p/>
          </table:table-cell>
          <table:table-cell table:formula="of:=IF(ISBLANK([.F47]);&quot;&quot;;CONCATENATE([.F$1];cEqual;cLBrace;[.F47];cRBrace;cComma))">
            <text:p/>
          </table:table-cell>
          <table:table-cell table:formula="of:=IF(ISBLANK([.G47]);&quot;&quot;;CONCATENATE([.G$1];cEqual;cLBrace;[.G47];cRBrace;cComma))">
            <text:p/>
          </table:table-cell>
          <table:table-cell table:formula="of:=IF(ISBLANK([.H47]);&quot;&quot;;CONCATENATE([.H$1];cEqual;cLBrace;[.H47];cRBrace;cComma))">
            <text:p/>
          </table:table-cell>
          <table:table-cell table:formula="of:=IF(ISBLANK([.I47]);&quot;&quot;;CONCATENATE([.I$1];cEqual;cLBrace;[.I47];cRBrace;cComma))">
            <text:p/>
          </table:table-cell>
          <table:table-cell table:formula="of:=IF(ISBLANK([.J47]);&quot;&quot;;CONCATENATE([.J$1];cEqual;cLBrace;[.J47];cRBrace;cComma))">
            <text:p/>
          </table:table-cell>
          <table:table-cell table:formula="of:=IF(ISBLANK([.K47]);&quot;&quot;;CONCATENATE([.K$1];cEqual;cLBrace;[.K47];cRBrace;cComma))">
            <text:p/>
          </table:table-cell>
          <table:table-cell table:formula="of:=IF(ISBLANK([.L47]);&quot;&quot;;CONCATENATE([.L$1];cEqual;cLBrace;[.L47];cRBrace;cComma))">
            <text:p/>
          </table:table-cell>
          <table:table-cell table:formula="of:=IF(ISBLANK([.M47]);&quot;&quot;;CONCATENATE([.M$1];cEqual;cLBrace;[.M47];cRBrace;cComma))">
            <text:p/>
          </table:table-cell>
          <table:table-cell table:formula="of:=IF(ISBLANK([.N47]);&quot;&quot;;CONCATENATE([.N$1];cEqual;cLBrace;[.N47];cRBrace;cComma))">
            <text:p/>
          </table:table-cell>
          <table:table-cell table:formula="of:=IF(ISBLANK([.O47]);&quot;&quot;;CONCATENATE([.O$1];cEqual;cLBrace;[.O47];cRBrace;cComma))">
            <text:p/>
          </table:table-cell>
          <table:table-cell table:formula="of:=IF(ISBLANK([.P47]);&quot;&quot;;CONCATENATE([.P$1];cEqual;cLBrace;[.P47];cRBrace;cComma))">
            <text:p/>
          </table:table-cell>
          <table:table-cell table:formula="of:=IF(ISBLANK([.Q47]);&quot;&quot;;CONCATENATE([.Q$1];cEqual;cLBrace;[.Q47];cRBrace;cComma))">
            <text:p/>
          </table:table-cell>
          <table:table-cell table:formula="of:=IF(ISBLANK([.R47]);&quot;&quot;;CONCATENATE([.R$1];cEqual;cLBrace;[.R47];cRBrace;cComma))">
            <text:p/>
          </table:table-cell>
          <table:table-cell table:formula="of:=IF(ISBLANK([.S47]);&quot;&quot;;CONCATENATE([.S$1];cEqual;cLBrace;[.S47];cRBrace;cComma))">
            <text:p/>
          </table:table-cell>
          <table:table-cell table:formula="of:=IF(ISBLANK([.T47]);&quot;&quot;;CONCATENATE([.T$1];cEqual;cLBrace;[.T47];cRBrace;cComma))">
            <text:p/>
          </table:table-cell>
          <table:table-cell table:formula="of:=IF(ISBLANK([.U47]);&quot;&quot;;CONCATENATE([.U$1];cEqual;cLBrace;[.U47];cRBrace;cComma))">
            <text:p/>
          </table:table-cell>
          <table:table-cell table:formula="of:=IF(ISBLANK([.V47]);&quot;&quot;;CONCATENATE([.V$1];cEqual;cLBrace;[.V47];cRBrace;cComma))">
            <text:p/>
          </table:table-cell>
          <table:table-cell table:formula="of:=IF(ISBLANK([.W47]);&quot;&quot;;CONCATENATE([.W$1];cEqual;cLBrace;[.W47];cRBrace;cComma))">
            <text:p/>
          </table:table-cell>
          <table:table-cell table:formula="of:=IF(ISBLANK([.X47]);&quot;&quot;;CONCATENATE([.X$1];cEqual;cLBrace;[.X47];cRBrace;cComma))">
            <text:p/>
          </table:table-cell>
          <table:table-cell table:formula="of:=IF(ISBLANK([.Y47]);&quot;&quot;;CONCATENATE([.Y$1];cEqual;cLBrace;[.Y47];cRBrace;cComma))">
            <text:p/>
          </table:table-cell>
          <table:table-cell table:formula="of:=IF(ISBLANK([.Z47]);&quot;&quot;;CONCATENATE([.Z$1];cEqual;cLBrace;[.Z47];cRBrace;cComma))">
            <text:p/>
          </table:table-cell>
          <table:table-cell table:formula="of:=IF(ISBLANK([.AA47]);&quot;&quot;;CONCATENATE([.AA$1];cEqual;cLBrace;[.AA47];cRBrace;cComma))">
            <text:p/>
          </table:table-cell>
          <table:table-cell table:formula="of:=IF(ISBLANK([.AB47]);&quot;&quot;;CONCATENATE([.AB$1];cEqual;cLBrace;[.AB47];cRBrace;cComma))">
            <text:p/>
          </table:table-cell>
          <table:table-cell table:formula="of:=IF(ISBLANK([.AC47]);&quot;&quot;;CONCATENATE([.AC$1];cEqual;cLBrace;[.AC47];cRBrace;cComma))">
            <text:p/>
          </table:table-cell>
          <table:table-cell table:formula="of:=IF(ISBLANK([.AD47]);&quot;&quot;;CONCATENATE([.AD$1];cEqual;cLBrace;[.AD47];cRBrace;cComma))">
            <text:p/>
          </table:table-cell>
          <table:table-cell table:formula="of:=IF(ISBLANK([.AE47]);&quot;&quot;;CONCATENATE([.AE$1];cEqual;cLBrace;[.AE47];cRBrace;cComma))">
            <text:p/>
          </table:table-cell>
          <table:table-cell table:formula="of:=IF(ISBLANK([.AF47]);&quot;&quot;;CONCATENATE([.AF$1];cEqual;cLBrace;[.AF47];cRBrace;cComma))">
            <text:p/>
          </table:table-cell>
          <table:table-cell table:formula="of:=IF(ISBLANK([.AG47]);&quot;&quot;;CONCATENATE([.AG$1];cEqual;cLBrace;[.AG47];cRBrace;cComma))">
            <text:p/>
          </table:table-cell>
          <table:table-cell table:formula="of:=IF(ISBLANK([.AH47]);&quot;&quot;;CONCATENATE([.AH$1];cEqual;cLBrace;[.AH47];cRBrace;cComma))">
            <text:p/>
          </table:table-cell>
          <table:table-cell table:formula="of:=IF(ISBLANK([.AI47]);&quot;&quot;;CONCATENATE([.AI$1];cEqual;cLBrace;[.AI47];cRBrace;cComma))">
            <text:p/>
          </table:table-cell>
          <table:table-cell table:formula="of:=IF(ISBLANK([.AJ47]);&quot;&quot;;CONCATENATE([.AJ$1];cEqual;cLBrace;[.AJ47];cRBrace;cComma))">
            <text:p/>
          </table:table-cell>
          <table:table-cell table:formula="of:=IF(ISBLANK([.AK47]);&quot;&quot;;CONCATENATE([.AK$1];cEqual;cLBrace;[.AK47];cRBrace;cComma))">
            <text:p/>
          </table:table-cell>
          <table:table-cell table:formula="of:=IF(ISBLANK([.AL47]);&quot;&quot;;CONCATENATE([.AL$1];cEqual;cLBrace;[.AL47];cRBrace;cComma))">
            <text:p/>
          </table:table-cell>
        </table:table-row>
        <table:table-row table:style-name="ro1">
          <table:table-cell/>
          <table:table-cell table:formula="of:=CONCATENATE([.AM48];[.AN48];[.AO48];[.AP48];[.AQ48];[.AR48];[.AS48];[.AT48];[.AU48];[.AV48];[.AW48];[.AX48];[.AY48];[.AZ48];[.BA48];[.BB48];[.BC48];[.BD48];[.BE48];[.BF48];[.BG48];[.BH48];[.BI48];[.BJ48];[.BK48];[.BL48];[.BM48];[.BN48];[.BO48];[.BP48];[.BQ48];[.BR48];[.BS48];[.BT48];[.BU48];[.BV4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8];cComma)" office:value-type="string" office:string-value="@case{," calcext:value-type="string">
            <text:p>@case{,</text:p>
          </table:table-cell>
          <table:table-cell table:formula="of:=IF(ISBLANK([.D48]);&quot;&quot;;CONCATENATE([.D$1];cEqual;cLBrace;[.D48];cRBrace;cComma))">
            <text:p/>
          </table:table-cell>
          <table:table-cell table:formula="of:=IF(ISBLANK([.E48]);&quot;&quot;;CONCATENATE([.E$1];cEqual;cLBrace;[.E48];cRBrace;cComma))">
            <text:p/>
          </table:table-cell>
          <table:table-cell table:formula="of:=IF(ISBLANK([.F48]);&quot;&quot;;CONCATENATE([.F$1];cEqual;cLBrace;[.F48];cRBrace;cComma))">
            <text:p/>
          </table:table-cell>
          <table:table-cell table:formula="of:=IF(ISBLANK([.G48]);&quot;&quot;;CONCATENATE([.G$1];cEqual;cLBrace;[.G48];cRBrace;cComma))">
            <text:p/>
          </table:table-cell>
          <table:table-cell table:formula="of:=IF(ISBLANK([.H48]);&quot;&quot;;CONCATENATE([.H$1];cEqual;cLBrace;[.H48];cRBrace;cComma))">
            <text:p/>
          </table:table-cell>
          <table:table-cell table:formula="of:=IF(ISBLANK([.I48]);&quot;&quot;;CONCATENATE([.I$1];cEqual;cLBrace;[.I48];cRBrace;cComma))">
            <text:p/>
          </table:table-cell>
          <table:table-cell table:formula="of:=IF(ISBLANK([.J48]);&quot;&quot;;CONCATENATE([.J$1];cEqual;cLBrace;[.J48];cRBrace;cComma))">
            <text:p/>
          </table:table-cell>
          <table:table-cell table:formula="of:=IF(ISBLANK([.K48]);&quot;&quot;;CONCATENATE([.K$1];cEqual;cLBrace;[.K48];cRBrace;cComma))">
            <text:p/>
          </table:table-cell>
          <table:table-cell table:formula="of:=IF(ISBLANK([.L48]);&quot;&quot;;CONCATENATE([.L$1];cEqual;cLBrace;[.L48];cRBrace;cComma))">
            <text:p/>
          </table:table-cell>
          <table:table-cell table:formula="of:=IF(ISBLANK([.M48]);&quot;&quot;;CONCATENATE([.M$1];cEqual;cLBrace;[.M48];cRBrace;cComma))">
            <text:p/>
          </table:table-cell>
          <table:table-cell table:formula="of:=IF(ISBLANK([.N48]);&quot;&quot;;CONCATENATE([.N$1];cEqual;cLBrace;[.N48];cRBrace;cComma))">
            <text:p/>
          </table:table-cell>
          <table:table-cell table:formula="of:=IF(ISBLANK([.O48]);&quot;&quot;;CONCATENATE([.O$1];cEqual;cLBrace;[.O48];cRBrace;cComma))">
            <text:p/>
          </table:table-cell>
          <table:table-cell table:formula="of:=IF(ISBLANK([.P48]);&quot;&quot;;CONCATENATE([.P$1];cEqual;cLBrace;[.P48];cRBrace;cComma))">
            <text:p/>
          </table:table-cell>
          <table:table-cell table:formula="of:=IF(ISBLANK([.Q48]);&quot;&quot;;CONCATENATE([.Q$1];cEqual;cLBrace;[.Q48];cRBrace;cComma))">
            <text:p/>
          </table:table-cell>
          <table:table-cell table:formula="of:=IF(ISBLANK([.R48]);&quot;&quot;;CONCATENATE([.R$1];cEqual;cLBrace;[.R48];cRBrace;cComma))">
            <text:p/>
          </table:table-cell>
          <table:table-cell table:formula="of:=IF(ISBLANK([.S48]);&quot;&quot;;CONCATENATE([.S$1];cEqual;cLBrace;[.S48];cRBrace;cComma))">
            <text:p/>
          </table:table-cell>
          <table:table-cell table:formula="of:=IF(ISBLANK([.T48]);&quot;&quot;;CONCATENATE([.T$1];cEqual;cLBrace;[.T48];cRBrace;cComma))">
            <text:p/>
          </table:table-cell>
          <table:table-cell table:formula="of:=IF(ISBLANK([.U48]);&quot;&quot;;CONCATENATE([.U$1];cEqual;cLBrace;[.U48];cRBrace;cComma))">
            <text:p/>
          </table:table-cell>
          <table:table-cell table:formula="of:=IF(ISBLANK([.V48]);&quot;&quot;;CONCATENATE([.V$1];cEqual;cLBrace;[.V48];cRBrace;cComma))">
            <text:p/>
          </table:table-cell>
          <table:table-cell table:formula="of:=IF(ISBLANK([.W48]);&quot;&quot;;CONCATENATE([.W$1];cEqual;cLBrace;[.W48];cRBrace;cComma))">
            <text:p/>
          </table:table-cell>
          <table:table-cell table:formula="of:=IF(ISBLANK([.X48]);&quot;&quot;;CONCATENATE([.X$1];cEqual;cLBrace;[.X48];cRBrace;cComma))">
            <text:p/>
          </table:table-cell>
          <table:table-cell table:formula="of:=IF(ISBLANK([.Y48]);&quot;&quot;;CONCATENATE([.Y$1];cEqual;cLBrace;[.Y48];cRBrace;cComma))">
            <text:p/>
          </table:table-cell>
          <table:table-cell table:formula="of:=IF(ISBLANK([.Z48]);&quot;&quot;;CONCATENATE([.Z$1];cEqual;cLBrace;[.Z48];cRBrace;cComma))">
            <text:p/>
          </table:table-cell>
          <table:table-cell table:formula="of:=IF(ISBLANK([.AA48]);&quot;&quot;;CONCATENATE([.AA$1];cEqual;cLBrace;[.AA48];cRBrace;cComma))">
            <text:p/>
          </table:table-cell>
          <table:table-cell table:formula="of:=IF(ISBLANK([.AB48]);&quot;&quot;;CONCATENATE([.AB$1];cEqual;cLBrace;[.AB48];cRBrace;cComma))">
            <text:p/>
          </table:table-cell>
          <table:table-cell table:formula="of:=IF(ISBLANK([.AC48]);&quot;&quot;;CONCATENATE([.AC$1];cEqual;cLBrace;[.AC48];cRBrace;cComma))">
            <text:p/>
          </table:table-cell>
          <table:table-cell table:formula="of:=IF(ISBLANK([.AD48]);&quot;&quot;;CONCATENATE([.AD$1];cEqual;cLBrace;[.AD48];cRBrace;cComma))">
            <text:p/>
          </table:table-cell>
          <table:table-cell table:formula="of:=IF(ISBLANK([.AE48]);&quot;&quot;;CONCATENATE([.AE$1];cEqual;cLBrace;[.AE48];cRBrace;cComma))">
            <text:p/>
          </table:table-cell>
          <table:table-cell table:formula="of:=IF(ISBLANK([.AF48]);&quot;&quot;;CONCATENATE([.AF$1];cEqual;cLBrace;[.AF48];cRBrace;cComma))">
            <text:p/>
          </table:table-cell>
          <table:table-cell table:formula="of:=IF(ISBLANK([.AG48]);&quot;&quot;;CONCATENATE([.AG$1];cEqual;cLBrace;[.AG48];cRBrace;cComma))">
            <text:p/>
          </table:table-cell>
          <table:table-cell table:formula="of:=IF(ISBLANK([.AH48]);&quot;&quot;;CONCATENATE([.AH$1];cEqual;cLBrace;[.AH48];cRBrace;cComma))">
            <text:p/>
          </table:table-cell>
          <table:table-cell table:formula="of:=IF(ISBLANK([.AI48]);&quot;&quot;;CONCATENATE([.AI$1];cEqual;cLBrace;[.AI48];cRBrace;cComma))">
            <text:p/>
          </table:table-cell>
          <table:table-cell table:formula="of:=IF(ISBLANK([.AJ48]);&quot;&quot;;CONCATENATE([.AJ$1];cEqual;cLBrace;[.AJ48];cRBrace;cComma))">
            <text:p/>
          </table:table-cell>
          <table:table-cell table:formula="of:=IF(ISBLANK([.AK48]);&quot;&quot;;CONCATENATE([.AK$1];cEqual;cLBrace;[.AK48];cRBrace;cComma))">
            <text:p/>
          </table:table-cell>
          <table:table-cell table:formula="of:=IF(ISBLANK([.AL48]);&quot;&quot;;CONCATENATE([.AL$1];cEqual;cLBrace;[.AL48];cRBrace;cComma))">
            <text:p/>
          </table:table-cell>
        </table:table-row>
        <table:table-row table:style-name="ro1">
          <table:table-cell/>
          <table:table-cell table:formula="of:=CONCATENATE([.AM49];[.AN49];[.AO49];[.AP49];[.AQ49];[.AR49];[.AS49];[.AT49];[.AU49];[.AV49];[.AW49];[.AX49];[.AY49];[.AZ49];[.BA49];[.BB49];[.BC49];[.BD49];[.BE49];[.BF49];[.BG49];[.BH49];[.BI49];[.BJ49];[.BK49];[.BL49];[.BM49];[.BN49];[.BO49];[.BP49];[.BQ49];[.BR49];[.BS49];[.BT49];[.BU49];[.BV4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9];cComma)" office:value-type="string" office:string-value="@case{," calcext:value-type="string">
            <text:p>@case{,</text:p>
          </table:table-cell>
          <table:table-cell table:formula="of:=IF(ISBLANK([.D49]);&quot;&quot;;CONCATENATE([.D$1];cEqual;cLBrace;[.D49];cRBrace;cComma))">
            <text:p/>
          </table:table-cell>
          <table:table-cell table:formula="of:=IF(ISBLANK([.E49]);&quot;&quot;;CONCATENATE([.E$1];cEqual;cLBrace;[.E49];cRBrace;cComma))">
            <text:p/>
          </table:table-cell>
          <table:table-cell table:formula="of:=IF(ISBLANK([.F49]);&quot;&quot;;CONCATENATE([.F$1];cEqual;cLBrace;[.F49];cRBrace;cComma))">
            <text:p/>
          </table:table-cell>
          <table:table-cell table:formula="of:=IF(ISBLANK([.G49]);&quot;&quot;;CONCATENATE([.G$1];cEqual;cLBrace;[.G49];cRBrace;cComma))">
            <text:p/>
          </table:table-cell>
          <table:table-cell table:formula="of:=IF(ISBLANK([.H49]);&quot;&quot;;CONCATENATE([.H$1];cEqual;cLBrace;[.H49];cRBrace;cComma))">
            <text:p/>
          </table:table-cell>
          <table:table-cell table:formula="of:=IF(ISBLANK([.I49]);&quot;&quot;;CONCATENATE([.I$1];cEqual;cLBrace;[.I49];cRBrace;cComma))">
            <text:p/>
          </table:table-cell>
          <table:table-cell table:formula="of:=IF(ISBLANK([.J49]);&quot;&quot;;CONCATENATE([.J$1];cEqual;cLBrace;[.J49];cRBrace;cComma))">
            <text:p/>
          </table:table-cell>
          <table:table-cell table:formula="of:=IF(ISBLANK([.K49]);&quot;&quot;;CONCATENATE([.K$1];cEqual;cLBrace;[.K49];cRBrace;cComma))">
            <text:p/>
          </table:table-cell>
          <table:table-cell table:formula="of:=IF(ISBLANK([.L49]);&quot;&quot;;CONCATENATE([.L$1];cEqual;cLBrace;[.L49];cRBrace;cComma))">
            <text:p/>
          </table:table-cell>
          <table:table-cell table:formula="of:=IF(ISBLANK([.M49]);&quot;&quot;;CONCATENATE([.M$1];cEqual;cLBrace;[.M49];cRBrace;cComma))">
            <text:p/>
          </table:table-cell>
          <table:table-cell table:formula="of:=IF(ISBLANK([.N49]);&quot;&quot;;CONCATENATE([.N$1];cEqual;cLBrace;[.N49];cRBrace;cComma))">
            <text:p/>
          </table:table-cell>
          <table:table-cell table:formula="of:=IF(ISBLANK([.O49]);&quot;&quot;;CONCATENATE([.O$1];cEqual;cLBrace;[.O49];cRBrace;cComma))">
            <text:p/>
          </table:table-cell>
          <table:table-cell table:formula="of:=IF(ISBLANK([.P49]);&quot;&quot;;CONCATENATE([.P$1];cEqual;cLBrace;[.P49];cRBrace;cComma))">
            <text:p/>
          </table:table-cell>
          <table:table-cell table:formula="of:=IF(ISBLANK([.Q49]);&quot;&quot;;CONCATENATE([.Q$1];cEqual;cLBrace;[.Q49];cRBrace;cComma))">
            <text:p/>
          </table:table-cell>
          <table:table-cell table:formula="of:=IF(ISBLANK([.R49]);&quot;&quot;;CONCATENATE([.R$1];cEqual;cLBrace;[.R49];cRBrace;cComma))">
            <text:p/>
          </table:table-cell>
          <table:table-cell table:formula="of:=IF(ISBLANK([.S49]);&quot;&quot;;CONCATENATE([.S$1];cEqual;cLBrace;[.S49];cRBrace;cComma))">
            <text:p/>
          </table:table-cell>
          <table:table-cell table:formula="of:=IF(ISBLANK([.T49]);&quot;&quot;;CONCATENATE([.T$1];cEqual;cLBrace;[.T49];cRBrace;cComma))">
            <text:p/>
          </table:table-cell>
          <table:table-cell table:formula="of:=IF(ISBLANK([.U49]);&quot;&quot;;CONCATENATE([.U$1];cEqual;cLBrace;[.U49];cRBrace;cComma))">
            <text:p/>
          </table:table-cell>
          <table:table-cell table:formula="of:=IF(ISBLANK([.V49]);&quot;&quot;;CONCATENATE([.V$1];cEqual;cLBrace;[.V49];cRBrace;cComma))">
            <text:p/>
          </table:table-cell>
          <table:table-cell table:formula="of:=IF(ISBLANK([.W49]);&quot;&quot;;CONCATENATE([.W$1];cEqual;cLBrace;[.W49];cRBrace;cComma))">
            <text:p/>
          </table:table-cell>
          <table:table-cell table:formula="of:=IF(ISBLANK([.X49]);&quot;&quot;;CONCATENATE([.X$1];cEqual;cLBrace;[.X49];cRBrace;cComma))">
            <text:p/>
          </table:table-cell>
          <table:table-cell table:formula="of:=IF(ISBLANK([.Y49]);&quot;&quot;;CONCATENATE([.Y$1];cEqual;cLBrace;[.Y49];cRBrace;cComma))">
            <text:p/>
          </table:table-cell>
          <table:table-cell table:formula="of:=IF(ISBLANK([.Z49]);&quot;&quot;;CONCATENATE([.Z$1];cEqual;cLBrace;[.Z49];cRBrace;cComma))">
            <text:p/>
          </table:table-cell>
          <table:table-cell table:formula="of:=IF(ISBLANK([.AA49]);&quot;&quot;;CONCATENATE([.AA$1];cEqual;cLBrace;[.AA49];cRBrace;cComma))">
            <text:p/>
          </table:table-cell>
          <table:table-cell table:formula="of:=IF(ISBLANK([.AB49]);&quot;&quot;;CONCATENATE([.AB$1];cEqual;cLBrace;[.AB49];cRBrace;cComma))">
            <text:p/>
          </table:table-cell>
          <table:table-cell table:formula="of:=IF(ISBLANK([.AC49]);&quot;&quot;;CONCATENATE([.AC$1];cEqual;cLBrace;[.AC49];cRBrace;cComma))">
            <text:p/>
          </table:table-cell>
          <table:table-cell table:formula="of:=IF(ISBLANK([.AD49]);&quot;&quot;;CONCATENATE([.AD$1];cEqual;cLBrace;[.AD49];cRBrace;cComma))">
            <text:p/>
          </table:table-cell>
          <table:table-cell table:formula="of:=IF(ISBLANK([.AE49]);&quot;&quot;;CONCATENATE([.AE$1];cEqual;cLBrace;[.AE49];cRBrace;cComma))">
            <text:p/>
          </table:table-cell>
          <table:table-cell table:formula="of:=IF(ISBLANK([.AF49]);&quot;&quot;;CONCATENATE([.AF$1];cEqual;cLBrace;[.AF49];cRBrace;cComma))">
            <text:p/>
          </table:table-cell>
          <table:table-cell table:formula="of:=IF(ISBLANK([.AG49]);&quot;&quot;;CONCATENATE([.AG$1];cEqual;cLBrace;[.AG49];cRBrace;cComma))">
            <text:p/>
          </table:table-cell>
          <table:table-cell table:formula="of:=IF(ISBLANK([.AH49]);&quot;&quot;;CONCATENATE([.AH$1];cEqual;cLBrace;[.AH49];cRBrace;cComma))">
            <text:p/>
          </table:table-cell>
          <table:table-cell table:formula="of:=IF(ISBLANK([.AI49]);&quot;&quot;;CONCATENATE([.AI$1];cEqual;cLBrace;[.AI49];cRBrace;cComma))">
            <text:p/>
          </table:table-cell>
          <table:table-cell table:formula="of:=IF(ISBLANK([.AJ49]);&quot;&quot;;CONCATENATE([.AJ$1];cEqual;cLBrace;[.AJ49];cRBrace;cComma))">
            <text:p/>
          </table:table-cell>
          <table:table-cell table:formula="of:=IF(ISBLANK([.AK49]);&quot;&quot;;CONCATENATE([.AK$1];cEqual;cLBrace;[.AK49];cRBrace;cComma))">
            <text:p/>
          </table:table-cell>
          <table:table-cell table:formula="of:=IF(ISBLANK([.AL49]);&quot;&quot;;CONCATENATE([.AL$1];cEqual;cLBrace;[.AL49];cRBrace;cComma))">
            <text:p/>
          </table:table-cell>
        </table:table-row>
        <table:table-row table:style-name="ro1">
          <table:table-cell/>
          <table:table-cell table:formula="of:=CONCATENATE([.AM50];[.AN50];[.AO50];[.AP50];[.AQ50];[.AR50];[.AS50];[.AT50];[.AU50];[.AV50];[.AW50];[.AX50];[.AY50];[.AZ50];[.BA50];[.BB50];[.BC50];[.BD50];[.BE50];[.BF50];[.BG50];[.BH50];[.BI50];[.BJ50];[.BK50];[.BL50];[.BM50];[.BN50];[.BO50];[.BP50];[.BQ50];[.BR50];[.BS50];[.BT50];[.BU50];[.BV5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0];cComma)" office:value-type="string" office:string-value="@case{," calcext:value-type="string">
            <text:p>@case{,</text:p>
          </table:table-cell>
          <table:table-cell table:formula="of:=IF(ISBLANK([.D50]);&quot;&quot;;CONCATENATE([.D$1];cEqual;cLBrace;[.D50];cRBrace;cComma))">
            <text:p/>
          </table:table-cell>
          <table:table-cell table:formula="of:=IF(ISBLANK([.E50]);&quot;&quot;;CONCATENATE([.E$1];cEqual;cLBrace;[.E50];cRBrace;cComma))">
            <text:p/>
          </table:table-cell>
          <table:table-cell table:formula="of:=IF(ISBLANK([.F50]);&quot;&quot;;CONCATENATE([.F$1];cEqual;cLBrace;[.F50];cRBrace;cComma))">
            <text:p/>
          </table:table-cell>
          <table:table-cell table:formula="of:=IF(ISBLANK([.G50]);&quot;&quot;;CONCATENATE([.G$1];cEqual;cLBrace;[.G50];cRBrace;cComma))">
            <text:p/>
          </table:table-cell>
          <table:table-cell table:formula="of:=IF(ISBLANK([.H50]);&quot;&quot;;CONCATENATE([.H$1];cEqual;cLBrace;[.H50];cRBrace;cComma))">
            <text:p/>
          </table:table-cell>
          <table:table-cell table:formula="of:=IF(ISBLANK([.I50]);&quot;&quot;;CONCATENATE([.I$1];cEqual;cLBrace;[.I50];cRBrace;cComma))">
            <text:p/>
          </table:table-cell>
          <table:table-cell table:formula="of:=IF(ISBLANK([.J50]);&quot;&quot;;CONCATENATE([.J$1];cEqual;cLBrace;[.J50];cRBrace;cComma))">
            <text:p/>
          </table:table-cell>
          <table:table-cell table:formula="of:=IF(ISBLANK([.K50]);&quot;&quot;;CONCATENATE([.K$1];cEqual;cLBrace;[.K50];cRBrace;cComma))">
            <text:p/>
          </table:table-cell>
          <table:table-cell table:formula="of:=IF(ISBLANK([.L50]);&quot;&quot;;CONCATENATE([.L$1];cEqual;cLBrace;[.L50];cRBrace;cComma))">
            <text:p/>
          </table:table-cell>
          <table:table-cell table:formula="of:=IF(ISBLANK([.M50]);&quot;&quot;;CONCATENATE([.M$1];cEqual;cLBrace;[.M50];cRBrace;cComma))">
            <text:p/>
          </table:table-cell>
          <table:table-cell table:formula="of:=IF(ISBLANK([.N50]);&quot;&quot;;CONCATENATE([.N$1];cEqual;cLBrace;[.N50];cRBrace;cComma))">
            <text:p/>
          </table:table-cell>
          <table:table-cell table:formula="of:=IF(ISBLANK([.O50]);&quot;&quot;;CONCATENATE([.O$1];cEqual;cLBrace;[.O50];cRBrace;cComma))">
            <text:p/>
          </table:table-cell>
          <table:table-cell table:formula="of:=IF(ISBLANK([.P50]);&quot;&quot;;CONCATENATE([.P$1];cEqual;cLBrace;[.P50];cRBrace;cComma))">
            <text:p/>
          </table:table-cell>
          <table:table-cell table:formula="of:=IF(ISBLANK([.Q50]);&quot;&quot;;CONCATENATE([.Q$1];cEqual;cLBrace;[.Q50];cRBrace;cComma))">
            <text:p/>
          </table:table-cell>
          <table:table-cell table:formula="of:=IF(ISBLANK([.R50]);&quot;&quot;;CONCATENATE([.R$1];cEqual;cLBrace;[.R50];cRBrace;cComma))">
            <text:p/>
          </table:table-cell>
          <table:table-cell table:formula="of:=IF(ISBLANK([.S50]);&quot;&quot;;CONCATENATE([.S$1];cEqual;cLBrace;[.S50];cRBrace;cComma))">
            <text:p/>
          </table:table-cell>
          <table:table-cell table:formula="of:=IF(ISBLANK([.T50]);&quot;&quot;;CONCATENATE([.T$1];cEqual;cLBrace;[.T50];cRBrace;cComma))">
            <text:p/>
          </table:table-cell>
          <table:table-cell table:formula="of:=IF(ISBLANK([.U50]);&quot;&quot;;CONCATENATE([.U$1];cEqual;cLBrace;[.U50];cRBrace;cComma))">
            <text:p/>
          </table:table-cell>
          <table:table-cell table:formula="of:=IF(ISBLANK([.V50]);&quot;&quot;;CONCATENATE([.V$1];cEqual;cLBrace;[.V50];cRBrace;cComma))">
            <text:p/>
          </table:table-cell>
          <table:table-cell table:formula="of:=IF(ISBLANK([.W50]);&quot;&quot;;CONCATENATE([.W$1];cEqual;cLBrace;[.W50];cRBrace;cComma))">
            <text:p/>
          </table:table-cell>
          <table:table-cell table:formula="of:=IF(ISBLANK([.X50]);&quot;&quot;;CONCATENATE([.X$1];cEqual;cLBrace;[.X50];cRBrace;cComma))">
            <text:p/>
          </table:table-cell>
          <table:table-cell table:formula="of:=IF(ISBLANK([.Y50]);&quot;&quot;;CONCATENATE([.Y$1];cEqual;cLBrace;[.Y50];cRBrace;cComma))">
            <text:p/>
          </table:table-cell>
          <table:table-cell table:formula="of:=IF(ISBLANK([.Z50]);&quot;&quot;;CONCATENATE([.Z$1];cEqual;cLBrace;[.Z50];cRBrace;cComma))">
            <text:p/>
          </table:table-cell>
          <table:table-cell table:formula="of:=IF(ISBLANK([.AA50]);&quot;&quot;;CONCATENATE([.AA$1];cEqual;cLBrace;[.AA50];cRBrace;cComma))">
            <text:p/>
          </table:table-cell>
          <table:table-cell table:formula="of:=IF(ISBLANK([.AB50]);&quot;&quot;;CONCATENATE([.AB$1];cEqual;cLBrace;[.AB50];cRBrace;cComma))">
            <text:p/>
          </table:table-cell>
          <table:table-cell table:formula="of:=IF(ISBLANK([.AC50]);&quot;&quot;;CONCATENATE([.AC$1];cEqual;cLBrace;[.AC50];cRBrace;cComma))">
            <text:p/>
          </table:table-cell>
          <table:table-cell table:formula="of:=IF(ISBLANK([.AD50]);&quot;&quot;;CONCATENATE([.AD$1];cEqual;cLBrace;[.AD50];cRBrace;cComma))">
            <text:p/>
          </table:table-cell>
          <table:table-cell table:formula="of:=IF(ISBLANK([.AE50]);&quot;&quot;;CONCATENATE([.AE$1];cEqual;cLBrace;[.AE50];cRBrace;cComma))">
            <text:p/>
          </table:table-cell>
          <table:table-cell table:formula="of:=IF(ISBLANK([.AF50]);&quot;&quot;;CONCATENATE([.AF$1];cEqual;cLBrace;[.AF50];cRBrace;cComma))">
            <text:p/>
          </table:table-cell>
          <table:table-cell table:formula="of:=IF(ISBLANK([.AG50]);&quot;&quot;;CONCATENATE([.AG$1];cEqual;cLBrace;[.AG50];cRBrace;cComma))">
            <text:p/>
          </table:table-cell>
          <table:table-cell table:formula="of:=IF(ISBLANK([.AH50]);&quot;&quot;;CONCATENATE([.AH$1];cEqual;cLBrace;[.AH50];cRBrace;cComma))">
            <text:p/>
          </table:table-cell>
          <table:table-cell table:formula="of:=IF(ISBLANK([.AI50]);&quot;&quot;;CONCATENATE([.AI$1];cEqual;cLBrace;[.AI50];cRBrace;cComma))">
            <text:p/>
          </table:table-cell>
          <table:table-cell table:formula="of:=IF(ISBLANK([.AJ50]);&quot;&quot;;CONCATENATE([.AJ$1];cEqual;cLBrace;[.AJ50];cRBrace;cComma))">
            <text:p/>
          </table:table-cell>
          <table:table-cell table:formula="of:=IF(ISBLANK([.AK50]);&quot;&quot;;CONCATENATE([.AK$1];cEqual;cLBrace;[.AK50];cRBrace;cComma))">
            <text:p/>
          </table:table-cell>
          <table:table-cell table:formula="of:=IF(ISBLANK([.AL50]);&quot;&quot;;CONCATENATE([.AL$1];cEqual;cLBrace;[.AL50];cRBrace;cComma))">
            <text:p/>
          </table:table-cell>
        </table:table-row>
        <table:table-row table:style-name="ro1">
          <table:table-cell/>
          <table:table-cell table:formula="of:=CONCATENATE([.AM51];[.AN51];[.AO51];[.AP51];[.AQ51];[.AR51];[.AS51];[.AT51];[.AU51];[.AV51];[.AW51];[.AX51];[.AY51];[.AZ51];[.BA51];[.BB51];[.BC51];[.BD51];[.BE51];[.BF51];[.BG51];[.BH51];[.BI51];[.BJ51];[.BK51];[.BL51];[.BM51];[.BN51];[.BO51];[.BP51];[.BQ51];[.BR51];[.BS51];[.BT51];[.BU51];[.BV5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1];cComma)" office:value-type="string" office:string-value="@case{," calcext:value-type="string">
            <text:p>@case{,</text:p>
          </table:table-cell>
          <table:table-cell table:formula="of:=IF(ISBLANK([.D51]);&quot;&quot;;CONCATENATE([.D$1];cEqual;cLBrace;[.D51];cRBrace;cComma))">
            <text:p/>
          </table:table-cell>
          <table:table-cell table:formula="of:=IF(ISBLANK([.E51]);&quot;&quot;;CONCATENATE([.E$1];cEqual;cLBrace;[.E51];cRBrace;cComma))">
            <text:p/>
          </table:table-cell>
          <table:table-cell table:formula="of:=IF(ISBLANK([.F51]);&quot;&quot;;CONCATENATE([.F$1];cEqual;cLBrace;[.F51];cRBrace;cComma))">
            <text:p/>
          </table:table-cell>
          <table:table-cell table:formula="of:=IF(ISBLANK([.G51]);&quot;&quot;;CONCATENATE([.G$1];cEqual;cLBrace;[.G51];cRBrace;cComma))">
            <text:p/>
          </table:table-cell>
          <table:table-cell table:formula="of:=IF(ISBLANK([.H51]);&quot;&quot;;CONCATENATE([.H$1];cEqual;cLBrace;[.H51];cRBrace;cComma))">
            <text:p/>
          </table:table-cell>
          <table:table-cell table:formula="of:=IF(ISBLANK([.I51]);&quot;&quot;;CONCATENATE([.I$1];cEqual;cLBrace;[.I51];cRBrace;cComma))">
            <text:p/>
          </table:table-cell>
          <table:table-cell table:formula="of:=IF(ISBLANK([.J51]);&quot;&quot;;CONCATENATE([.J$1];cEqual;cLBrace;[.J51];cRBrace;cComma))">
            <text:p/>
          </table:table-cell>
          <table:table-cell table:formula="of:=IF(ISBLANK([.K51]);&quot;&quot;;CONCATENATE([.K$1];cEqual;cLBrace;[.K51];cRBrace;cComma))">
            <text:p/>
          </table:table-cell>
          <table:table-cell table:formula="of:=IF(ISBLANK([.L51]);&quot;&quot;;CONCATENATE([.L$1];cEqual;cLBrace;[.L51];cRBrace;cComma))">
            <text:p/>
          </table:table-cell>
          <table:table-cell table:formula="of:=IF(ISBLANK([.M51]);&quot;&quot;;CONCATENATE([.M$1];cEqual;cLBrace;[.M51];cRBrace;cComma))">
            <text:p/>
          </table:table-cell>
          <table:table-cell table:formula="of:=IF(ISBLANK([.N51]);&quot;&quot;;CONCATENATE([.N$1];cEqual;cLBrace;[.N51];cRBrace;cComma))">
            <text:p/>
          </table:table-cell>
          <table:table-cell table:formula="of:=IF(ISBLANK([.O51]);&quot;&quot;;CONCATENATE([.O$1];cEqual;cLBrace;[.O51];cRBrace;cComma))">
            <text:p/>
          </table:table-cell>
          <table:table-cell table:formula="of:=IF(ISBLANK([.P51]);&quot;&quot;;CONCATENATE([.P$1];cEqual;cLBrace;[.P51];cRBrace;cComma))">
            <text:p/>
          </table:table-cell>
          <table:table-cell table:formula="of:=IF(ISBLANK([.Q51]);&quot;&quot;;CONCATENATE([.Q$1];cEqual;cLBrace;[.Q51];cRBrace;cComma))">
            <text:p/>
          </table:table-cell>
          <table:table-cell table:formula="of:=IF(ISBLANK([.R51]);&quot;&quot;;CONCATENATE([.R$1];cEqual;cLBrace;[.R51];cRBrace;cComma))">
            <text:p/>
          </table:table-cell>
          <table:table-cell table:formula="of:=IF(ISBLANK([.S51]);&quot;&quot;;CONCATENATE([.S$1];cEqual;cLBrace;[.S51];cRBrace;cComma))">
            <text:p/>
          </table:table-cell>
          <table:table-cell table:formula="of:=IF(ISBLANK([.T51]);&quot;&quot;;CONCATENATE([.T$1];cEqual;cLBrace;[.T51];cRBrace;cComma))">
            <text:p/>
          </table:table-cell>
          <table:table-cell table:formula="of:=IF(ISBLANK([.U51]);&quot;&quot;;CONCATENATE([.U$1];cEqual;cLBrace;[.U51];cRBrace;cComma))">
            <text:p/>
          </table:table-cell>
          <table:table-cell table:formula="of:=IF(ISBLANK([.V51]);&quot;&quot;;CONCATENATE([.V$1];cEqual;cLBrace;[.V51];cRBrace;cComma))">
            <text:p/>
          </table:table-cell>
          <table:table-cell table:formula="of:=IF(ISBLANK([.W51]);&quot;&quot;;CONCATENATE([.W$1];cEqual;cLBrace;[.W51];cRBrace;cComma))">
            <text:p/>
          </table:table-cell>
          <table:table-cell table:formula="of:=IF(ISBLANK([.X51]);&quot;&quot;;CONCATENATE([.X$1];cEqual;cLBrace;[.X51];cRBrace;cComma))">
            <text:p/>
          </table:table-cell>
          <table:table-cell table:formula="of:=IF(ISBLANK([.Y51]);&quot;&quot;;CONCATENATE([.Y$1];cEqual;cLBrace;[.Y51];cRBrace;cComma))">
            <text:p/>
          </table:table-cell>
          <table:table-cell table:formula="of:=IF(ISBLANK([.Z51]);&quot;&quot;;CONCATENATE([.Z$1];cEqual;cLBrace;[.Z51];cRBrace;cComma))">
            <text:p/>
          </table:table-cell>
          <table:table-cell table:formula="of:=IF(ISBLANK([.AA51]);&quot;&quot;;CONCATENATE([.AA$1];cEqual;cLBrace;[.AA51];cRBrace;cComma))">
            <text:p/>
          </table:table-cell>
          <table:table-cell table:formula="of:=IF(ISBLANK([.AB51]);&quot;&quot;;CONCATENATE([.AB$1];cEqual;cLBrace;[.AB51];cRBrace;cComma))">
            <text:p/>
          </table:table-cell>
          <table:table-cell table:formula="of:=IF(ISBLANK([.AC51]);&quot;&quot;;CONCATENATE([.AC$1];cEqual;cLBrace;[.AC51];cRBrace;cComma))">
            <text:p/>
          </table:table-cell>
          <table:table-cell table:formula="of:=IF(ISBLANK([.AD51]);&quot;&quot;;CONCATENATE([.AD$1];cEqual;cLBrace;[.AD51];cRBrace;cComma))">
            <text:p/>
          </table:table-cell>
          <table:table-cell table:formula="of:=IF(ISBLANK([.AE51]);&quot;&quot;;CONCATENATE([.AE$1];cEqual;cLBrace;[.AE51];cRBrace;cComma))">
            <text:p/>
          </table:table-cell>
          <table:table-cell table:formula="of:=IF(ISBLANK([.AF51]);&quot;&quot;;CONCATENATE([.AF$1];cEqual;cLBrace;[.AF51];cRBrace;cComma))">
            <text:p/>
          </table:table-cell>
          <table:table-cell table:formula="of:=IF(ISBLANK([.AG51]);&quot;&quot;;CONCATENATE([.AG$1];cEqual;cLBrace;[.AG51];cRBrace;cComma))">
            <text:p/>
          </table:table-cell>
          <table:table-cell table:formula="of:=IF(ISBLANK([.AH51]);&quot;&quot;;CONCATENATE([.AH$1];cEqual;cLBrace;[.AH51];cRBrace;cComma))">
            <text:p/>
          </table:table-cell>
          <table:table-cell table:formula="of:=IF(ISBLANK([.AI51]);&quot;&quot;;CONCATENATE([.AI$1];cEqual;cLBrace;[.AI51];cRBrace;cComma))">
            <text:p/>
          </table:table-cell>
          <table:table-cell table:formula="of:=IF(ISBLANK([.AJ51]);&quot;&quot;;CONCATENATE([.AJ$1];cEqual;cLBrace;[.AJ51];cRBrace;cComma))">
            <text:p/>
          </table:table-cell>
          <table:table-cell table:formula="of:=IF(ISBLANK([.AK51]);&quot;&quot;;CONCATENATE([.AK$1];cEqual;cLBrace;[.AK51];cRBrace;cComma))">
            <text:p/>
          </table:table-cell>
          <table:table-cell table:formula="of:=IF(ISBLANK([.AL51]);&quot;&quot;;CONCATENATE([.AL$1];cEqual;cLBrace;[.AL51];cRBrace;cComma))">
            <text:p/>
          </table:table-cell>
        </table:table-row>
        <table:table-row table:style-name="ro1">
          <table:table-cell/>
          <table:table-cell table:formula="of:=CONCATENATE([.AM52];[.AN52];[.AO52];[.AP52];[.AQ52];[.AR52];[.AS52];[.AT52];[.AU52];[.AV52];[.AW52];[.AX52];[.AY52];[.AZ52];[.BA52];[.BB52];[.BC52];[.BD52];[.BE52];[.BF52];[.BG52];[.BH52];[.BI52];[.BJ52];[.BK52];[.BL52];[.BM52];[.BN52];[.BO52];[.BP52];[.BQ52];[.BR52];[.BS52];[.BT52];[.BU52];[.BV5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2];cComma)" office:value-type="string" office:string-value="@case{," calcext:value-type="string">
            <text:p>@case{,</text:p>
          </table:table-cell>
          <table:table-cell table:formula="of:=IF(ISBLANK([.D52]);&quot;&quot;;CONCATENATE([.D$1];cEqual;cLBrace;[.D52];cRBrace;cComma))">
            <text:p/>
          </table:table-cell>
          <table:table-cell table:formula="of:=IF(ISBLANK([.E52]);&quot;&quot;;CONCATENATE([.E$1];cEqual;cLBrace;[.E52];cRBrace;cComma))">
            <text:p/>
          </table:table-cell>
          <table:table-cell table:formula="of:=IF(ISBLANK([.F52]);&quot;&quot;;CONCATENATE([.F$1];cEqual;cLBrace;[.F52];cRBrace;cComma))">
            <text:p/>
          </table:table-cell>
          <table:table-cell table:formula="of:=IF(ISBLANK([.G52]);&quot;&quot;;CONCATENATE([.G$1];cEqual;cLBrace;[.G52];cRBrace;cComma))">
            <text:p/>
          </table:table-cell>
          <table:table-cell table:formula="of:=IF(ISBLANK([.H52]);&quot;&quot;;CONCATENATE([.H$1];cEqual;cLBrace;[.H52];cRBrace;cComma))">
            <text:p/>
          </table:table-cell>
          <table:table-cell table:formula="of:=IF(ISBLANK([.I52]);&quot;&quot;;CONCATENATE([.I$1];cEqual;cLBrace;[.I52];cRBrace;cComma))">
            <text:p/>
          </table:table-cell>
          <table:table-cell table:formula="of:=IF(ISBLANK([.J52]);&quot;&quot;;CONCATENATE([.J$1];cEqual;cLBrace;[.J52];cRBrace;cComma))">
            <text:p/>
          </table:table-cell>
          <table:table-cell table:formula="of:=IF(ISBLANK([.K52]);&quot;&quot;;CONCATENATE([.K$1];cEqual;cLBrace;[.K52];cRBrace;cComma))">
            <text:p/>
          </table:table-cell>
          <table:table-cell table:formula="of:=IF(ISBLANK([.L52]);&quot;&quot;;CONCATENATE([.L$1];cEqual;cLBrace;[.L52];cRBrace;cComma))">
            <text:p/>
          </table:table-cell>
          <table:table-cell table:formula="of:=IF(ISBLANK([.M52]);&quot;&quot;;CONCATENATE([.M$1];cEqual;cLBrace;[.M52];cRBrace;cComma))">
            <text:p/>
          </table:table-cell>
          <table:table-cell table:formula="of:=IF(ISBLANK([.N52]);&quot;&quot;;CONCATENATE([.N$1];cEqual;cLBrace;[.N52];cRBrace;cComma))">
            <text:p/>
          </table:table-cell>
          <table:table-cell table:formula="of:=IF(ISBLANK([.O52]);&quot;&quot;;CONCATENATE([.O$1];cEqual;cLBrace;[.O52];cRBrace;cComma))">
            <text:p/>
          </table:table-cell>
          <table:table-cell table:formula="of:=IF(ISBLANK([.P52]);&quot;&quot;;CONCATENATE([.P$1];cEqual;cLBrace;[.P52];cRBrace;cComma))">
            <text:p/>
          </table:table-cell>
          <table:table-cell table:formula="of:=IF(ISBLANK([.Q52]);&quot;&quot;;CONCATENATE([.Q$1];cEqual;cLBrace;[.Q52];cRBrace;cComma))">
            <text:p/>
          </table:table-cell>
          <table:table-cell table:formula="of:=IF(ISBLANK([.R52]);&quot;&quot;;CONCATENATE([.R$1];cEqual;cLBrace;[.R52];cRBrace;cComma))">
            <text:p/>
          </table:table-cell>
          <table:table-cell table:formula="of:=IF(ISBLANK([.S52]);&quot;&quot;;CONCATENATE([.S$1];cEqual;cLBrace;[.S52];cRBrace;cComma))">
            <text:p/>
          </table:table-cell>
          <table:table-cell table:formula="of:=IF(ISBLANK([.T52]);&quot;&quot;;CONCATENATE([.T$1];cEqual;cLBrace;[.T52];cRBrace;cComma))">
            <text:p/>
          </table:table-cell>
          <table:table-cell table:formula="of:=IF(ISBLANK([.U52]);&quot;&quot;;CONCATENATE([.U$1];cEqual;cLBrace;[.U52];cRBrace;cComma))">
            <text:p/>
          </table:table-cell>
          <table:table-cell table:formula="of:=IF(ISBLANK([.V52]);&quot;&quot;;CONCATENATE([.V$1];cEqual;cLBrace;[.V52];cRBrace;cComma))">
            <text:p/>
          </table:table-cell>
          <table:table-cell table:formula="of:=IF(ISBLANK([.W52]);&quot;&quot;;CONCATENATE([.W$1];cEqual;cLBrace;[.W52];cRBrace;cComma))">
            <text:p/>
          </table:table-cell>
          <table:table-cell table:formula="of:=IF(ISBLANK([.X52]);&quot;&quot;;CONCATENATE([.X$1];cEqual;cLBrace;[.X52];cRBrace;cComma))">
            <text:p/>
          </table:table-cell>
          <table:table-cell table:formula="of:=IF(ISBLANK([.Y52]);&quot;&quot;;CONCATENATE([.Y$1];cEqual;cLBrace;[.Y52];cRBrace;cComma))">
            <text:p/>
          </table:table-cell>
          <table:table-cell table:formula="of:=IF(ISBLANK([.Z52]);&quot;&quot;;CONCATENATE([.Z$1];cEqual;cLBrace;[.Z52];cRBrace;cComma))">
            <text:p/>
          </table:table-cell>
          <table:table-cell table:formula="of:=IF(ISBLANK([.AA52]);&quot;&quot;;CONCATENATE([.AA$1];cEqual;cLBrace;[.AA52];cRBrace;cComma))">
            <text:p/>
          </table:table-cell>
          <table:table-cell table:formula="of:=IF(ISBLANK([.AB52]);&quot;&quot;;CONCATENATE([.AB$1];cEqual;cLBrace;[.AB52];cRBrace;cComma))">
            <text:p/>
          </table:table-cell>
          <table:table-cell table:formula="of:=IF(ISBLANK([.AC52]);&quot;&quot;;CONCATENATE([.AC$1];cEqual;cLBrace;[.AC52];cRBrace;cComma))">
            <text:p/>
          </table:table-cell>
          <table:table-cell table:formula="of:=IF(ISBLANK([.AD52]);&quot;&quot;;CONCATENATE([.AD$1];cEqual;cLBrace;[.AD52];cRBrace;cComma))">
            <text:p/>
          </table:table-cell>
          <table:table-cell table:formula="of:=IF(ISBLANK([.AE52]);&quot;&quot;;CONCATENATE([.AE$1];cEqual;cLBrace;[.AE52];cRBrace;cComma))">
            <text:p/>
          </table:table-cell>
          <table:table-cell table:formula="of:=IF(ISBLANK([.AF52]);&quot;&quot;;CONCATENATE([.AF$1];cEqual;cLBrace;[.AF52];cRBrace;cComma))">
            <text:p/>
          </table:table-cell>
          <table:table-cell table:formula="of:=IF(ISBLANK([.AG52]);&quot;&quot;;CONCATENATE([.AG$1];cEqual;cLBrace;[.AG52];cRBrace;cComma))">
            <text:p/>
          </table:table-cell>
          <table:table-cell table:formula="of:=IF(ISBLANK([.AH52]);&quot;&quot;;CONCATENATE([.AH$1];cEqual;cLBrace;[.AH52];cRBrace;cComma))">
            <text:p/>
          </table:table-cell>
          <table:table-cell table:formula="of:=IF(ISBLANK([.AI52]);&quot;&quot;;CONCATENATE([.AI$1];cEqual;cLBrace;[.AI52];cRBrace;cComma))">
            <text:p/>
          </table:table-cell>
          <table:table-cell table:formula="of:=IF(ISBLANK([.AJ52]);&quot;&quot;;CONCATENATE([.AJ$1];cEqual;cLBrace;[.AJ52];cRBrace;cComma))">
            <text:p/>
          </table:table-cell>
          <table:table-cell table:formula="of:=IF(ISBLANK([.AK52]);&quot;&quot;;CONCATENATE([.AK$1];cEqual;cLBrace;[.AK52];cRBrace;cComma))">
            <text:p/>
          </table:table-cell>
          <table:table-cell table:formula="of:=IF(ISBLANK([.AL52]);&quot;&quot;;CONCATENATE([.AL$1];cEqual;cLBrace;[.AL52];cRBrace;cComma))">
            <text:p/>
          </table:table-cell>
        </table:table-row>
        <table:table-row table:style-name="ro1">
          <table:table-cell/>
          <table:table-cell table:formula="of:=CONCATENATE([.AM53];[.AN53];[.AO53];[.AP53];[.AQ53];[.AR53];[.AS53];[.AT53];[.AU53];[.AV53];[.AW53];[.AX53];[.AY53];[.AZ53];[.BA53];[.BB53];[.BC53];[.BD53];[.BE53];[.BF53];[.BG53];[.BH53];[.BI53];[.BJ53];[.BK53];[.BL53];[.BM53];[.BN53];[.BO53];[.BP53];[.BQ53];[.BR53];[.BS53];[.BT53];[.BU53];[.BV5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3];cComma)" office:value-type="string" office:string-value="@case{," calcext:value-type="string">
            <text:p>@case{,</text:p>
          </table:table-cell>
          <table:table-cell table:formula="of:=IF(ISBLANK([.D53]);&quot;&quot;;CONCATENATE([.D$1];cEqual;cLBrace;[.D53];cRBrace;cComma))">
            <text:p/>
          </table:table-cell>
          <table:table-cell table:formula="of:=IF(ISBLANK([.E53]);&quot;&quot;;CONCATENATE([.E$1];cEqual;cLBrace;[.E53];cRBrace;cComma))">
            <text:p/>
          </table:table-cell>
          <table:table-cell table:formula="of:=IF(ISBLANK([.F53]);&quot;&quot;;CONCATENATE([.F$1];cEqual;cLBrace;[.F53];cRBrace;cComma))">
            <text:p/>
          </table:table-cell>
          <table:table-cell table:formula="of:=IF(ISBLANK([.G53]);&quot;&quot;;CONCATENATE([.G$1];cEqual;cLBrace;[.G53];cRBrace;cComma))">
            <text:p/>
          </table:table-cell>
          <table:table-cell table:formula="of:=IF(ISBLANK([.H53]);&quot;&quot;;CONCATENATE([.H$1];cEqual;cLBrace;[.H53];cRBrace;cComma))">
            <text:p/>
          </table:table-cell>
          <table:table-cell table:formula="of:=IF(ISBLANK([.I53]);&quot;&quot;;CONCATENATE([.I$1];cEqual;cLBrace;[.I53];cRBrace;cComma))">
            <text:p/>
          </table:table-cell>
          <table:table-cell table:formula="of:=IF(ISBLANK([.J53]);&quot;&quot;;CONCATENATE([.J$1];cEqual;cLBrace;[.J53];cRBrace;cComma))">
            <text:p/>
          </table:table-cell>
          <table:table-cell table:formula="of:=IF(ISBLANK([.K53]);&quot;&quot;;CONCATENATE([.K$1];cEqual;cLBrace;[.K53];cRBrace;cComma))">
            <text:p/>
          </table:table-cell>
          <table:table-cell table:formula="of:=IF(ISBLANK([.L53]);&quot;&quot;;CONCATENATE([.L$1];cEqual;cLBrace;[.L53];cRBrace;cComma))">
            <text:p/>
          </table:table-cell>
          <table:table-cell table:formula="of:=IF(ISBLANK([.M53]);&quot;&quot;;CONCATENATE([.M$1];cEqual;cLBrace;[.M53];cRBrace;cComma))">
            <text:p/>
          </table:table-cell>
          <table:table-cell table:formula="of:=IF(ISBLANK([.N53]);&quot;&quot;;CONCATENATE([.N$1];cEqual;cLBrace;[.N53];cRBrace;cComma))">
            <text:p/>
          </table:table-cell>
          <table:table-cell table:formula="of:=IF(ISBLANK([.O53]);&quot;&quot;;CONCATENATE([.O$1];cEqual;cLBrace;[.O53];cRBrace;cComma))">
            <text:p/>
          </table:table-cell>
          <table:table-cell table:formula="of:=IF(ISBLANK([.P53]);&quot;&quot;;CONCATENATE([.P$1];cEqual;cLBrace;[.P53];cRBrace;cComma))">
            <text:p/>
          </table:table-cell>
          <table:table-cell table:formula="of:=IF(ISBLANK([.Q53]);&quot;&quot;;CONCATENATE([.Q$1];cEqual;cLBrace;[.Q53];cRBrace;cComma))">
            <text:p/>
          </table:table-cell>
          <table:table-cell table:formula="of:=IF(ISBLANK([.R53]);&quot;&quot;;CONCATENATE([.R$1];cEqual;cLBrace;[.R53];cRBrace;cComma))">
            <text:p/>
          </table:table-cell>
          <table:table-cell table:formula="of:=IF(ISBLANK([.S53]);&quot;&quot;;CONCATENATE([.S$1];cEqual;cLBrace;[.S53];cRBrace;cComma))">
            <text:p/>
          </table:table-cell>
          <table:table-cell table:formula="of:=IF(ISBLANK([.T53]);&quot;&quot;;CONCATENATE([.T$1];cEqual;cLBrace;[.T53];cRBrace;cComma))">
            <text:p/>
          </table:table-cell>
          <table:table-cell table:formula="of:=IF(ISBLANK([.U53]);&quot;&quot;;CONCATENATE([.U$1];cEqual;cLBrace;[.U53];cRBrace;cComma))">
            <text:p/>
          </table:table-cell>
          <table:table-cell table:formula="of:=IF(ISBLANK([.V53]);&quot;&quot;;CONCATENATE([.V$1];cEqual;cLBrace;[.V53];cRBrace;cComma))">
            <text:p/>
          </table:table-cell>
          <table:table-cell table:formula="of:=IF(ISBLANK([.W53]);&quot;&quot;;CONCATENATE([.W$1];cEqual;cLBrace;[.W53];cRBrace;cComma))">
            <text:p/>
          </table:table-cell>
          <table:table-cell table:formula="of:=IF(ISBLANK([.X53]);&quot;&quot;;CONCATENATE([.X$1];cEqual;cLBrace;[.X53];cRBrace;cComma))">
            <text:p/>
          </table:table-cell>
          <table:table-cell table:formula="of:=IF(ISBLANK([.Y53]);&quot;&quot;;CONCATENATE([.Y$1];cEqual;cLBrace;[.Y53];cRBrace;cComma))">
            <text:p/>
          </table:table-cell>
          <table:table-cell table:formula="of:=IF(ISBLANK([.Z53]);&quot;&quot;;CONCATENATE([.Z$1];cEqual;cLBrace;[.Z53];cRBrace;cComma))">
            <text:p/>
          </table:table-cell>
          <table:table-cell table:formula="of:=IF(ISBLANK([.AA53]);&quot;&quot;;CONCATENATE([.AA$1];cEqual;cLBrace;[.AA53];cRBrace;cComma))">
            <text:p/>
          </table:table-cell>
          <table:table-cell table:formula="of:=IF(ISBLANK([.AB53]);&quot;&quot;;CONCATENATE([.AB$1];cEqual;cLBrace;[.AB53];cRBrace;cComma))">
            <text:p/>
          </table:table-cell>
          <table:table-cell table:formula="of:=IF(ISBLANK([.AC53]);&quot;&quot;;CONCATENATE([.AC$1];cEqual;cLBrace;[.AC53];cRBrace;cComma))">
            <text:p/>
          </table:table-cell>
          <table:table-cell table:formula="of:=IF(ISBLANK([.AD53]);&quot;&quot;;CONCATENATE([.AD$1];cEqual;cLBrace;[.AD53];cRBrace;cComma))">
            <text:p/>
          </table:table-cell>
          <table:table-cell table:formula="of:=IF(ISBLANK([.AE53]);&quot;&quot;;CONCATENATE([.AE$1];cEqual;cLBrace;[.AE53];cRBrace;cComma))">
            <text:p/>
          </table:table-cell>
          <table:table-cell table:formula="of:=IF(ISBLANK([.AF53]);&quot;&quot;;CONCATENATE([.AF$1];cEqual;cLBrace;[.AF53];cRBrace;cComma))">
            <text:p/>
          </table:table-cell>
          <table:table-cell table:formula="of:=IF(ISBLANK([.AG53]);&quot;&quot;;CONCATENATE([.AG$1];cEqual;cLBrace;[.AG53];cRBrace;cComma))">
            <text:p/>
          </table:table-cell>
          <table:table-cell table:formula="of:=IF(ISBLANK([.AH53]);&quot;&quot;;CONCATENATE([.AH$1];cEqual;cLBrace;[.AH53];cRBrace;cComma))">
            <text:p/>
          </table:table-cell>
          <table:table-cell table:formula="of:=IF(ISBLANK([.AI53]);&quot;&quot;;CONCATENATE([.AI$1];cEqual;cLBrace;[.AI53];cRBrace;cComma))">
            <text:p/>
          </table:table-cell>
          <table:table-cell table:formula="of:=IF(ISBLANK([.AJ53]);&quot;&quot;;CONCATENATE([.AJ$1];cEqual;cLBrace;[.AJ53];cRBrace;cComma))">
            <text:p/>
          </table:table-cell>
          <table:table-cell table:formula="of:=IF(ISBLANK([.AK53]);&quot;&quot;;CONCATENATE([.AK$1];cEqual;cLBrace;[.AK53];cRBrace;cComma))">
            <text:p/>
          </table:table-cell>
          <table:table-cell table:formula="of:=IF(ISBLANK([.AL53]);&quot;&quot;;CONCATENATE([.AL$1];cEqual;cLBrace;[.AL53];cRBrace;cComma))">
            <text:p/>
          </table:table-cell>
        </table:table-row>
        <table:table-row table:style-name="ro1">
          <table:table-cell/>
          <table:table-cell table:formula="of:=CONCATENATE([.AM54];[.AN54];[.AO54];[.AP54];[.AQ54];[.AR54];[.AS54];[.AT54];[.AU54];[.AV54];[.AW54];[.AX54];[.AY54];[.AZ54];[.BA54];[.BB54];[.BC54];[.BD54];[.BE54];[.BF54];[.BG54];[.BH54];[.BI54];[.BJ54];[.BK54];[.BL54];[.BM54];[.BN54];[.BO54];[.BP54];[.BQ54];[.BR54];[.BS54];[.BT54];[.BU54];[.BV5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4];cComma)" office:value-type="string" office:string-value="@case{," calcext:value-type="string">
            <text:p>@case{,</text:p>
          </table:table-cell>
          <table:table-cell table:formula="of:=IF(ISBLANK([.D54]);&quot;&quot;;CONCATENATE([.D$1];cEqual;cLBrace;[.D54];cRBrace;cComma))">
            <text:p/>
          </table:table-cell>
          <table:table-cell table:formula="of:=IF(ISBLANK([.E54]);&quot;&quot;;CONCATENATE([.E$1];cEqual;cLBrace;[.E54];cRBrace;cComma))">
            <text:p/>
          </table:table-cell>
          <table:table-cell table:formula="of:=IF(ISBLANK([.F54]);&quot;&quot;;CONCATENATE([.F$1];cEqual;cLBrace;[.F54];cRBrace;cComma))">
            <text:p/>
          </table:table-cell>
          <table:table-cell table:formula="of:=IF(ISBLANK([.G54]);&quot;&quot;;CONCATENATE([.G$1];cEqual;cLBrace;[.G54];cRBrace;cComma))">
            <text:p/>
          </table:table-cell>
          <table:table-cell table:formula="of:=IF(ISBLANK([.H54]);&quot;&quot;;CONCATENATE([.H$1];cEqual;cLBrace;[.H54];cRBrace;cComma))">
            <text:p/>
          </table:table-cell>
          <table:table-cell table:formula="of:=IF(ISBLANK([.I54]);&quot;&quot;;CONCATENATE([.I$1];cEqual;cLBrace;[.I54];cRBrace;cComma))">
            <text:p/>
          </table:table-cell>
          <table:table-cell table:formula="of:=IF(ISBLANK([.J54]);&quot;&quot;;CONCATENATE([.J$1];cEqual;cLBrace;[.J54];cRBrace;cComma))">
            <text:p/>
          </table:table-cell>
          <table:table-cell table:formula="of:=IF(ISBLANK([.K54]);&quot;&quot;;CONCATENATE([.K$1];cEqual;cLBrace;[.K54];cRBrace;cComma))">
            <text:p/>
          </table:table-cell>
          <table:table-cell table:formula="of:=IF(ISBLANK([.L54]);&quot;&quot;;CONCATENATE([.L$1];cEqual;cLBrace;[.L54];cRBrace;cComma))">
            <text:p/>
          </table:table-cell>
          <table:table-cell table:formula="of:=IF(ISBLANK([.M54]);&quot;&quot;;CONCATENATE([.M$1];cEqual;cLBrace;[.M54];cRBrace;cComma))">
            <text:p/>
          </table:table-cell>
          <table:table-cell table:formula="of:=IF(ISBLANK([.N54]);&quot;&quot;;CONCATENATE([.N$1];cEqual;cLBrace;[.N54];cRBrace;cComma))">
            <text:p/>
          </table:table-cell>
          <table:table-cell table:formula="of:=IF(ISBLANK([.O54]);&quot;&quot;;CONCATENATE([.O$1];cEqual;cLBrace;[.O54];cRBrace;cComma))">
            <text:p/>
          </table:table-cell>
          <table:table-cell table:formula="of:=IF(ISBLANK([.P54]);&quot;&quot;;CONCATENATE([.P$1];cEqual;cLBrace;[.P54];cRBrace;cComma))">
            <text:p/>
          </table:table-cell>
          <table:table-cell table:formula="of:=IF(ISBLANK([.Q54]);&quot;&quot;;CONCATENATE([.Q$1];cEqual;cLBrace;[.Q54];cRBrace;cComma))">
            <text:p/>
          </table:table-cell>
          <table:table-cell table:formula="of:=IF(ISBLANK([.R54]);&quot;&quot;;CONCATENATE([.R$1];cEqual;cLBrace;[.R54];cRBrace;cComma))">
            <text:p/>
          </table:table-cell>
          <table:table-cell table:formula="of:=IF(ISBLANK([.S54]);&quot;&quot;;CONCATENATE([.S$1];cEqual;cLBrace;[.S54];cRBrace;cComma))">
            <text:p/>
          </table:table-cell>
          <table:table-cell table:formula="of:=IF(ISBLANK([.T54]);&quot;&quot;;CONCATENATE([.T$1];cEqual;cLBrace;[.T54];cRBrace;cComma))">
            <text:p/>
          </table:table-cell>
          <table:table-cell table:formula="of:=IF(ISBLANK([.U54]);&quot;&quot;;CONCATENATE([.U$1];cEqual;cLBrace;[.U54];cRBrace;cComma))">
            <text:p/>
          </table:table-cell>
          <table:table-cell table:formula="of:=IF(ISBLANK([.V54]);&quot;&quot;;CONCATENATE([.V$1];cEqual;cLBrace;[.V54];cRBrace;cComma))">
            <text:p/>
          </table:table-cell>
          <table:table-cell table:formula="of:=IF(ISBLANK([.W54]);&quot;&quot;;CONCATENATE([.W$1];cEqual;cLBrace;[.W54];cRBrace;cComma))">
            <text:p/>
          </table:table-cell>
          <table:table-cell table:formula="of:=IF(ISBLANK([.X54]);&quot;&quot;;CONCATENATE([.X$1];cEqual;cLBrace;[.X54];cRBrace;cComma))">
            <text:p/>
          </table:table-cell>
          <table:table-cell table:formula="of:=IF(ISBLANK([.Y54]);&quot;&quot;;CONCATENATE([.Y$1];cEqual;cLBrace;[.Y54];cRBrace;cComma))">
            <text:p/>
          </table:table-cell>
          <table:table-cell table:formula="of:=IF(ISBLANK([.Z54]);&quot;&quot;;CONCATENATE([.Z$1];cEqual;cLBrace;[.Z54];cRBrace;cComma))">
            <text:p/>
          </table:table-cell>
          <table:table-cell table:formula="of:=IF(ISBLANK([.AA54]);&quot;&quot;;CONCATENATE([.AA$1];cEqual;cLBrace;[.AA54];cRBrace;cComma))">
            <text:p/>
          </table:table-cell>
          <table:table-cell table:formula="of:=IF(ISBLANK([.AB54]);&quot;&quot;;CONCATENATE([.AB$1];cEqual;cLBrace;[.AB54];cRBrace;cComma))">
            <text:p/>
          </table:table-cell>
          <table:table-cell table:formula="of:=IF(ISBLANK([.AC54]);&quot;&quot;;CONCATENATE([.AC$1];cEqual;cLBrace;[.AC54];cRBrace;cComma))">
            <text:p/>
          </table:table-cell>
          <table:table-cell table:formula="of:=IF(ISBLANK([.AD54]);&quot;&quot;;CONCATENATE([.AD$1];cEqual;cLBrace;[.AD54];cRBrace;cComma))">
            <text:p/>
          </table:table-cell>
          <table:table-cell table:formula="of:=IF(ISBLANK([.AE54]);&quot;&quot;;CONCATENATE([.AE$1];cEqual;cLBrace;[.AE54];cRBrace;cComma))">
            <text:p/>
          </table:table-cell>
          <table:table-cell table:formula="of:=IF(ISBLANK([.AF54]);&quot;&quot;;CONCATENATE([.AF$1];cEqual;cLBrace;[.AF54];cRBrace;cComma))">
            <text:p/>
          </table:table-cell>
          <table:table-cell table:formula="of:=IF(ISBLANK([.AG54]);&quot;&quot;;CONCATENATE([.AG$1];cEqual;cLBrace;[.AG54];cRBrace;cComma))">
            <text:p/>
          </table:table-cell>
          <table:table-cell table:formula="of:=IF(ISBLANK([.AH54]);&quot;&quot;;CONCATENATE([.AH$1];cEqual;cLBrace;[.AH54];cRBrace;cComma))">
            <text:p/>
          </table:table-cell>
          <table:table-cell table:formula="of:=IF(ISBLANK([.AI54]);&quot;&quot;;CONCATENATE([.AI$1];cEqual;cLBrace;[.AI54];cRBrace;cComma))">
            <text:p/>
          </table:table-cell>
          <table:table-cell table:formula="of:=IF(ISBLANK([.AJ54]);&quot;&quot;;CONCATENATE([.AJ$1];cEqual;cLBrace;[.AJ54];cRBrace;cComma))">
            <text:p/>
          </table:table-cell>
          <table:table-cell table:formula="of:=IF(ISBLANK([.AK54]);&quot;&quot;;CONCATENATE([.AK$1];cEqual;cLBrace;[.AK54];cRBrace;cComma))">
            <text:p/>
          </table:table-cell>
          <table:table-cell table:formula="of:=IF(ISBLANK([.AL54]);&quot;&quot;;CONCATENATE([.AL$1];cEqual;cLBrace;[.AL54];cRBrace;cComma))">
            <text:p/>
          </table:table-cell>
        </table:table-row>
        <table:table-row table:style-name="ro1">
          <table:table-cell/>
          <table:table-cell table:formula="of:=CONCATENATE([.AM55];[.AN55];[.AO55];[.AP55];[.AQ55];[.AR55];[.AS55];[.AT55];[.AU55];[.AV55];[.AW55];[.AX55];[.AY55];[.AZ55];[.BA55];[.BB55];[.BC55];[.BD55];[.BE55];[.BF55];[.BG55];[.BH55];[.BI55];[.BJ55];[.BK55];[.BL55];[.BM55];[.BN55];[.BO55];[.BP55];[.BQ55];[.BR55];[.BS55];[.BT55];[.BU55];[.BV5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5];cComma)" office:value-type="string" office:string-value="@case{," calcext:value-type="string">
            <text:p>@case{,</text:p>
          </table:table-cell>
          <table:table-cell table:formula="of:=IF(ISBLANK([.D55]);&quot;&quot;;CONCATENATE([.D$1];cEqual;cLBrace;[.D55];cRBrace;cComma))">
            <text:p/>
          </table:table-cell>
          <table:table-cell table:formula="of:=IF(ISBLANK([.E55]);&quot;&quot;;CONCATENATE([.E$1];cEqual;cLBrace;[.E55];cRBrace;cComma))">
            <text:p/>
          </table:table-cell>
          <table:table-cell table:formula="of:=IF(ISBLANK([.F55]);&quot;&quot;;CONCATENATE([.F$1];cEqual;cLBrace;[.F55];cRBrace;cComma))">
            <text:p/>
          </table:table-cell>
          <table:table-cell table:formula="of:=IF(ISBLANK([.G55]);&quot;&quot;;CONCATENATE([.G$1];cEqual;cLBrace;[.G55];cRBrace;cComma))">
            <text:p/>
          </table:table-cell>
          <table:table-cell table:formula="of:=IF(ISBLANK([.H55]);&quot;&quot;;CONCATENATE([.H$1];cEqual;cLBrace;[.H55];cRBrace;cComma))">
            <text:p/>
          </table:table-cell>
          <table:table-cell table:formula="of:=IF(ISBLANK([.I55]);&quot;&quot;;CONCATENATE([.I$1];cEqual;cLBrace;[.I55];cRBrace;cComma))">
            <text:p/>
          </table:table-cell>
          <table:table-cell table:formula="of:=IF(ISBLANK([.J55]);&quot;&quot;;CONCATENATE([.J$1];cEqual;cLBrace;[.J55];cRBrace;cComma))">
            <text:p/>
          </table:table-cell>
          <table:table-cell table:formula="of:=IF(ISBLANK([.K55]);&quot;&quot;;CONCATENATE([.K$1];cEqual;cLBrace;[.K55];cRBrace;cComma))">
            <text:p/>
          </table:table-cell>
          <table:table-cell table:formula="of:=IF(ISBLANK([.L55]);&quot;&quot;;CONCATENATE([.L$1];cEqual;cLBrace;[.L55];cRBrace;cComma))">
            <text:p/>
          </table:table-cell>
          <table:table-cell table:formula="of:=IF(ISBLANK([.M55]);&quot;&quot;;CONCATENATE([.M$1];cEqual;cLBrace;[.M55];cRBrace;cComma))">
            <text:p/>
          </table:table-cell>
          <table:table-cell table:formula="of:=IF(ISBLANK([.N55]);&quot;&quot;;CONCATENATE([.N$1];cEqual;cLBrace;[.N55];cRBrace;cComma))">
            <text:p/>
          </table:table-cell>
          <table:table-cell table:formula="of:=IF(ISBLANK([.O55]);&quot;&quot;;CONCATENATE([.O$1];cEqual;cLBrace;[.O55];cRBrace;cComma))">
            <text:p/>
          </table:table-cell>
          <table:table-cell table:formula="of:=IF(ISBLANK([.P55]);&quot;&quot;;CONCATENATE([.P$1];cEqual;cLBrace;[.P55];cRBrace;cComma))">
            <text:p/>
          </table:table-cell>
          <table:table-cell table:formula="of:=IF(ISBLANK([.Q55]);&quot;&quot;;CONCATENATE([.Q$1];cEqual;cLBrace;[.Q55];cRBrace;cComma))">
            <text:p/>
          </table:table-cell>
          <table:table-cell table:formula="of:=IF(ISBLANK([.R55]);&quot;&quot;;CONCATENATE([.R$1];cEqual;cLBrace;[.R55];cRBrace;cComma))">
            <text:p/>
          </table:table-cell>
          <table:table-cell table:formula="of:=IF(ISBLANK([.S55]);&quot;&quot;;CONCATENATE([.S$1];cEqual;cLBrace;[.S55];cRBrace;cComma))">
            <text:p/>
          </table:table-cell>
          <table:table-cell table:formula="of:=IF(ISBLANK([.T55]);&quot;&quot;;CONCATENATE([.T$1];cEqual;cLBrace;[.T55];cRBrace;cComma))">
            <text:p/>
          </table:table-cell>
          <table:table-cell table:formula="of:=IF(ISBLANK([.U55]);&quot;&quot;;CONCATENATE([.U$1];cEqual;cLBrace;[.U55];cRBrace;cComma))">
            <text:p/>
          </table:table-cell>
          <table:table-cell table:formula="of:=IF(ISBLANK([.V55]);&quot;&quot;;CONCATENATE([.V$1];cEqual;cLBrace;[.V55];cRBrace;cComma))">
            <text:p/>
          </table:table-cell>
          <table:table-cell table:formula="of:=IF(ISBLANK([.W55]);&quot;&quot;;CONCATENATE([.W$1];cEqual;cLBrace;[.W55];cRBrace;cComma))">
            <text:p/>
          </table:table-cell>
          <table:table-cell table:formula="of:=IF(ISBLANK([.X55]);&quot;&quot;;CONCATENATE([.X$1];cEqual;cLBrace;[.X55];cRBrace;cComma))">
            <text:p/>
          </table:table-cell>
          <table:table-cell table:formula="of:=IF(ISBLANK([.Y55]);&quot;&quot;;CONCATENATE([.Y$1];cEqual;cLBrace;[.Y55];cRBrace;cComma))">
            <text:p/>
          </table:table-cell>
          <table:table-cell table:formula="of:=IF(ISBLANK([.Z55]);&quot;&quot;;CONCATENATE([.Z$1];cEqual;cLBrace;[.Z55];cRBrace;cComma))">
            <text:p/>
          </table:table-cell>
          <table:table-cell table:formula="of:=IF(ISBLANK([.AA55]);&quot;&quot;;CONCATENATE([.AA$1];cEqual;cLBrace;[.AA55];cRBrace;cComma))">
            <text:p/>
          </table:table-cell>
          <table:table-cell table:formula="of:=IF(ISBLANK([.AB55]);&quot;&quot;;CONCATENATE([.AB$1];cEqual;cLBrace;[.AB55];cRBrace;cComma))">
            <text:p/>
          </table:table-cell>
          <table:table-cell table:formula="of:=IF(ISBLANK([.AC55]);&quot;&quot;;CONCATENATE([.AC$1];cEqual;cLBrace;[.AC55];cRBrace;cComma))">
            <text:p/>
          </table:table-cell>
          <table:table-cell table:formula="of:=IF(ISBLANK([.AD55]);&quot;&quot;;CONCATENATE([.AD$1];cEqual;cLBrace;[.AD55];cRBrace;cComma))">
            <text:p/>
          </table:table-cell>
          <table:table-cell table:formula="of:=IF(ISBLANK([.AE55]);&quot;&quot;;CONCATENATE([.AE$1];cEqual;cLBrace;[.AE55];cRBrace;cComma))">
            <text:p/>
          </table:table-cell>
          <table:table-cell table:formula="of:=IF(ISBLANK([.AF55]);&quot;&quot;;CONCATENATE([.AF$1];cEqual;cLBrace;[.AF55];cRBrace;cComma))">
            <text:p/>
          </table:table-cell>
          <table:table-cell table:formula="of:=IF(ISBLANK([.AG55]);&quot;&quot;;CONCATENATE([.AG$1];cEqual;cLBrace;[.AG55];cRBrace;cComma))">
            <text:p/>
          </table:table-cell>
          <table:table-cell table:formula="of:=IF(ISBLANK([.AH55]);&quot;&quot;;CONCATENATE([.AH$1];cEqual;cLBrace;[.AH55];cRBrace;cComma))">
            <text:p/>
          </table:table-cell>
          <table:table-cell table:formula="of:=IF(ISBLANK([.AI55]);&quot;&quot;;CONCATENATE([.AI$1];cEqual;cLBrace;[.AI55];cRBrace;cComma))">
            <text:p/>
          </table:table-cell>
          <table:table-cell table:formula="of:=IF(ISBLANK([.AJ55]);&quot;&quot;;CONCATENATE([.AJ$1];cEqual;cLBrace;[.AJ55];cRBrace;cComma))">
            <text:p/>
          </table:table-cell>
          <table:table-cell table:formula="of:=IF(ISBLANK([.AK55]);&quot;&quot;;CONCATENATE([.AK$1];cEqual;cLBrace;[.AK55];cRBrace;cComma))">
            <text:p/>
          </table:table-cell>
          <table:table-cell table:formula="of:=IF(ISBLANK([.AL55]);&quot;&quot;;CONCATENATE([.AL$1];cEqual;cLBrace;[.AL55];cRBrace;cComma))">
            <text:p/>
          </table:table-cell>
        </table:table-row>
        <table:table-row table:style-name="ro1">
          <table:table-cell/>
          <table:table-cell table:formula="of:=CONCATENATE([.AM56];[.AN56];[.AO56];[.AP56];[.AQ56];[.AR56];[.AS56];[.AT56];[.AU56];[.AV56];[.AW56];[.AX56];[.AY56];[.AZ56];[.BA56];[.BB56];[.BC56];[.BD56];[.BE56];[.BF56];[.BG56];[.BH56];[.BI56];[.BJ56];[.BK56];[.BL56];[.BM56];[.BN56];[.BO56];[.BP56];[.BQ56];[.BR56];[.BS56];[.BT56];[.BU56];[.BV5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6];cComma)" office:value-type="string" office:string-value="@case{," calcext:value-type="string">
            <text:p>@case{,</text:p>
          </table:table-cell>
          <table:table-cell table:formula="of:=IF(ISBLANK([.D56]);&quot;&quot;;CONCATENATE([.D$1];cEqual;cLBrace;[.D56];cRBrace;cComma))">
            <text:p/>
          </table:table-cell>
          <table:table-cell table:formula="of:=IF(ISBLANK([.E56]);&quot;&quot;;CONCATENATE([.E$1];cEqual;cLBrace;[.E56];cRBrace;cComma))">
            <text:p/>
          </table:table-cell>
          <table:table-cell table:formula="of:=IF(ISBLANK([.F56]);&quot;&quot;;CONCATENATE([.F$1];cEqual;cLBrace;[.F56];cRBrace;cComma))">
            <text:p/>
          </table:table-cell>
          <table:table-cell table:formula="of:=IF(ISBLANK([.G56]);&quot;&quot;;CONCATENATE([.G$1];cEqual;cLBrace;[.G56];cRBrace;cComma))">
            <text:p/>
          </table:table-cell>
          <table:table-cell table:formula="of:=IF(ISBLANK([.H56]);&quot;&quot;;CONCATENATE([.H$1];cEqual;cLBrace;[.H56];cRBrace;cComma))">
            <text:p/>
          </table:table-cell>
          <table:table-cell table:formula="of:=IF(ISBLANK([.I56]);&quot;&quot;;CONCATENATE([.I$1];cEqual;cLBrace;[.I56];cRBrace;cComma))">
            <text:p/>
          </table:table-cell>
          <table:table-cell table:formula="of:=IF(ISBLANK([.J56]);&quot;&quot;;CONCATENATE([.J$1];cEqual;cLBrace;[.J56];cRBrace;cComma))">
            <text:p/>
          </table:table-cell>
          <table:table-cell table:formula="of:=IF(ISBLANK([.K56]);&quot;&quot;;CONCATENATE([.K$1];cEqual;cLBrace;[.K56];cRBrace;cComma))">
            <text:p/>
          </table:table-cell>
          <table:table-cell table:formula="of:=IF(ISBLANK([.L56]);&quot;&quot;;CONCATENATE([.L$1];cEqual;cLBrace;[.L56];cRBrace;cComma))">
            <text:p/>
          </table:table-cell>
          <table:table-cell table:formula="of:=IF(ISBLANK([.M56]);&quot;&quot;;CONCATENATE([.M$1];cEqual;cLBrace;[.M56];cRBrace;cComma))">
            <text:p/>
          </table:table-cell>
          <table:table-cell table:formula="of:=IF(ISBLANK([.N56]);&quot;&quot;;CONCATENATE([.N$1];cEqual;cLBrace;[.N56];cRBrace;cComma))">
            <text:p/>
          </table:table-cell>
          <table:table-cell table:formula="of:=IF(ISBLANK([.O56]);&quot;&quot;;CONCATENATE([.O$1];cEqual;cLBrace;[.O56];cRBrace;cComma))">
            <text:p/>
          </table:table-cell>
          <table:table-cell table:formula="of:=IF(ISBLANK([.P56]);&quot;&quot;;CONCATENATE([.P$1];cEqual;cLBrace;[.P56];cRBrace;cComma))">
            <text:p/>
          </table:table-cell>
          <table:table-cell table:formula="of:=IF(ISBLANK([.Q56]);&quot;&quot;;CONCATENATE([.Q$1];cEqual;cLBrace;[.Q56];cRBrace;cComma))">
            <text:p/>
          </table:table-cell>
          <table:table-cell table:formula="of:=IF(ISBLANK([.R56]);&quot;&quot;;CONCATENATE([.R$1];cEqual;cLBrace;[.R56];cRBrace;cComma))">
            <text:p/>
          </table:table-cell>
          <table:table-cell table:formula="of:=IF(ISBLANK([.S56]);&quot;&quot;;CONCATENATE([.S$1];cEqual;cLBrace;[.S56];cRBrace;cComma))">
            <text:p/>
          </table:table-cell>
          <table:table-cell table:formula="of:=IF(ISBLANK([.T56]);&quot;&quot;;CONCATENATE([.T$1];cEqual;cLBrace;[.T56];cRBrace;cComma))">
            <text:p/>
          </table:table-cell>
          <table:table-cell table:formula="of:=IF(ISBLANK([.U56]);&quot;&quot;;CONCATENATE([.U$1];cEqual;cLBrace;[.U56];cRBrace;cComma))">
            <text:p/>
          </table:table-cell>
          <table:table-cell table:formula="of:=IF(ISBLANK([.V56]);&quot;&quot;;CONCATENATE([.V$1];cEqual;cLBrace;[.V56];cRBrace;cComma))">
            <text:p/>
          </table:table-cell>
          <table:table-cell table:formula="of:=IF(ISBLANK([.W56]);&quot;&quot;;CONCATENATE([.W$1];cEqual;cLBrace;[.W56];cRBrace;cComma))">
            <text:p/>
          </table:table-cell>
          <table:table-cell table:formula="of:=IF(ISBLANK([.X56]);&quot;&quot;;CONCATENATE([.X$1];cEqual;cLBrace;[.X56];cRBrace;cComma))">
            <text:p/>
          </table:table-cell>
          <table:table-cell table:formula="of:=IF(ISBLANK([.Y56]);&quot;&quot;;CONCATENATE([.Y$1];cEqual;cLBrace;[.Y56];cRBrace;cComma))">
            <text:p/>
          </table:table-cell>
          <table:table-cell table:formula="of:=IF(ISBLANK([.Z56]);&quot;&quot;;CONCATENATE([.Z$1];cEqual;cLBrace;[.Z56];cRBrace;cComma))">
            <text:p/>
          </table:table-cell>
          <table:table-cell table:formula="of:=IF(ISBLANK([.AA56]);&quot;&quot;;CONCATENATE([.AA$1];cEqual;cLBrace;[.AA56];cRBrace;cComma))">
            <text:p/>
          </table:table-cell>
          <table:table-cell table:formula="of:=IF(ISBLANK([.AB56]);&quot;&quot;;CONCATENATE([.AB$1];cEqual;cLBrace;[.AB56];cRBrace;cComma))">
            <text:p/>
          </table:table-cell>
          <table:table-cell table:formula="of:=IF(ISBLANK([.AC56]);&quot;&quot;;CONCATENATE([.AC$1];cEqual;cLBrace;[.AC56];cRBrace;cComma))">
            <text:p/>
          </table:table-cell>
          <table:table-cell table:formula="of:=IF(ISBLANK([.AD56]);&quot;&quot;;CONCATENATE([.AD$1];cEqual;cLBrace;[.AD56];cRBrace;cComma))">
            <text:p/>
          </table:table-cell>
          <table:table-cell table:formula="of:=IF(ISBLANK([.AE56]);&quot;&quot;;CONCATENATE([.AE$1];cEqual;cLBrace;[.AE56];cRBrace;cComma))">
            <text:p/>
          </table:table-cell>
          <table:table-cell table:formula="of:=IF(ISBLANK([.AF56]);&quot;&quot;;CONCATENATE([.AF$1];cEqual;cLBrace;[.AF56];cRBrace;cComma))">
            <text:p/>
          </table:table-cell>
          <table:table-cell table:formula="of:=IF(ISBLANK([.AG56]);&quot;&quot;;CONCATENATE([.AG$1];cEqual;cLBrace;[.AG56];cRBrace;cComma))">
            <text:p/>
          </table:table-cell>
          <table:table-cell table:formula="of:=IF(ISBLANK([.AH56]);&quot;&quot;;CONCATENATE([.AH$1];cEqual;cLBrace;[.AH56];cRBrace;cComma))">
            <text:p/>
          </table:table-cell>
          <table:table-cell table:formula="of:=IF(ISBLANK([.AI56]);&quot;&quot;;CONCATENATE([.AI$1];cEqual;cLBrace;[.AI56];cRBrace;cComma))">
            <text:p/>
          </table:table-cell>
          <table:table-cell table:formula="of:=IF(ISBLANK([.AJ56]);&quot;&quot;;CONCATENATE([.AJ$1];cEqual;cLBrace;[.AJ56];cRBrace;cComma))">
            <text:p/>
          </table:table-cell>
          <table:table-cell table:formula="of:=IF(ISBLANK([.AK56]);&quot;&quot;;CONCATENATE([.AK$1];cEqual;cLBrace;[.AK56];cRBrace;cComma))">
            <text:p/>
          </table:table-cell>
          <table:table-cell table:formula="of:=IF(ISBLANK([.AL56]);&quot;&quot;;CONCATENATE([.AL$1];cEqual;cLBrace;[.AL56];cRBrace;cComma))">
            <text:p/>
          </table:table-cell>
        </table:table-row>
        <table:table-row table:style-name="ro1">
          <table:table-cell/>
          <table:table-cell table:formula="of:=CONCATENATE([.AM57];[.AN57];[.AO57];[.AP57];[.AQ57];[.AR57];[.AS57];[.AT57];[.AU57];[.AV57];[.AW57];[.AX57];[.AY57];[.AZ57];[.BA57];[.BB57];[.BC57];[.BD57];[.BE57];[.BF57];[.BG57];[.BH57];[.BI57];[.BJ57];[.BK57];[.BL57];[.BM57];[.BN57];[.BO57];[.BP57];[.BQ57];[.BR57];[.BS57];[.BT57];[.BU57];[.BV5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7];cComma)" office:value-type="string" office:string-value="@case{," calcext:value-type="string">
            <text:p>@case{,</text:p>
          </table:table-cell>
          <table:table-cell table:formula="of:=IF(ISBLANK([.D57]);&quot;&quot;;CONCATENATE([.D$1];cEqual;cLBrace;[.D57];cRBrace;cComma))">
            <text:p/>
          </table:table-cell>
          <table:table-cell table:formula="of:=IF(ISBLANK([.E57]);&quot;&quot;;CONCATENATE([.E$1];cEqual;cLBrace;[.E57];cRBrace;cComma))">
            <text:p/>
          </table:table-cell>
          <table:table-cell table:formula="of:=IF(ISBLANK([.F57]);&quot;&quot;;CONCATENATE([.F$1];cEqual;cLBrace;[.F57];cRBrace;cComma))">
            <text:p/>
          </table:table-cell>
          <table:table-cell table:formula="of:=IF(ISBLANK([.G57]);&quot;&quot;;CONCATENATE([.G$1];cEqual;cLBrace;[.G57];cRBrace;cComma))">
            <text:p/>
          </table:table-cell>
          <table:table-cell table:formula="of:=IF(ISBLANK([.H57]);&quot;&quot;;CONCATENATE([.H$1];cEqual;cLBrace;[.H57];cRBrace;cComma))">
            <text:p/>
          </table:table-cell>
          <table:table-cell table:formula="of:=IF(ISBLANK([.I57]);&quot;&quot;;CONCATENATE([.I$1];cEqual;cLBrace;[.I57];cRBrace;cComma))">
            <text:p/>
          </table:table-cell>
          <table:table-cell table:formula="of:=IF(ISBLANK([.J57]);&quot;&quot;;CONCATENATE([.J$1];cEqual;cLBrace;[.J57];cRBrace;cComma))">
            <text:p/>
          </table:table-cell>
          <table:table-cell table:formula="of:=IF(ISBLANK([.K57]);&quot;&quot;;CONCATENATE([.K$1];cEqual;cLBrace;[.K57];cRBrace;cComma))">
            <text:p/>
          </table:table-cell>
          <table:table-cell table:formula="of:=IF(ISBLANK([.L57]);&quot;&quot;;CONCATENATE([.L$1];cEqual;cLBrace;[.L57];cRBrace;cComma))">
            <text:p/>
          </table:table-cell>
          <table:table-cell table:formula="of:=IF(ISBLANK([.M57]);&quot;&quot;;CONCATENATE([.M$1];cEqual;cLBrace;[.M57];cRBrace;cComma))">
            <text:p/>
          </table:table-cell>
          <table:table-cell table:formula="of:=IF(ISBLANK([.N57]);&quot;&quot;;CONCATENATE([.N$1];cEqual;cLBrace;[.N57];cRBrace;cComma))">
            <text:p/>
          </table:table-cell>
          <table:table-cell table:formula="of:=IF(ISBLANK([.O57]);&quot;&quot;;CONCATENATE([.O$1];cEqual;cLBrace;[.O57];cRBrace;cComma))">
            <text:p/>
          </table:table-cell>
          <table:table-cell table:formula="of:=IF(ISBLANK([.P57]);&quot;&quot;;CONCATENATE([.P$1];cEqual;cLBrace;[.P57];cRBrace;cComma))">
            <text:p/>
          </table:table-cell>
          <table:table-cell table:formula="of:=IF(ISBLANK([.Q57]);&quot;&quot;;CONCATENATE([.Q$1];cEqual;cLBrace;[.Q57];cRBrace;cComma))">
            <text:p/>
          </table:table-cell>
          <table:table-cell table:formula="of:=IF(ISBLANK([.R57]);&quot;&quot;;CONCATENATE([.R$1];cEqual;cLBrace;[.R57];cRBrace;cComma))">
            <text:p/>
          </table:table-cell>
          <table:table-cell table:formula="of:=IF(ISBLANK([.S57]);&quot;&quot;;CONCATENATE([.S$1];cEqual;cLBrace;[.S57];cRBrace;cComma))">
            <text:p/>
          </table:table-cell>
          <table:table-cell table:formula="of:=IF(ISBLANK([.T57]);&quot;&quot;;CONCATENATE([.T$1];cEqual;cLBrace;[.T57];cRBrace;cComma))">
            <text:p/>
          </table:table-cell>
          <table:table-cell table:formula="of:=IF(ISBLANK([.U57]);&quot;&quot;;CONCATENATE([.U$1];cEqual;cLBrace;[.U57];cRBrace;cComma))">
            <text:p/>
          </table:table-cell>
          <table:table-cell table:formula="of:=IF(ISBLANK([.V57]);&quot;&quot;;CONCATENATE([.V$1];cEqual;cLBrace;[.V57];cRBrace;cComma))">
            <text:p/>
          </table:table-cell>
          <table:table-cell table:formula="of:=IF(ISBLANK([.W57]);&quot;&quot;;CONCATENATE([.W$1];cEqual;cLBrace;[.W57];cRBrace;cComma))">
            <text:p/>
          </table:table-cell>
          <table:table-cell table:formula="of:=IF(ISBLANK([.X57]);&quot;&quot;;CONCATENATE([.X$1];cEqual;cLBrace;[.X57];cRBrace;cComma))">
            <text:p/>
          </table:table-cell>
          <table:table-cell table:formula="of:=IF(ISBLANK([.Y57]);&quot;&quot;;CONCATENATE([.Y$1];cEqual;cLBrace;[.Y57];cRBrace;cComma))">
            <text:p/>
          </table:table-cell>
          <table:table-cell table:formula="of:=IF(ISBLANK([.Z57]);&quot;&quot;;CONCATENATE([.Z$1];cEqual;cLBrace;[.Z57];cRBrace;cComma))">
            <text:p/>
          </table:table-cell>
          <table:table-cell table:formula="of:=IF(ISBLANK([.AA57]);&quot;&quot;;CONCATENATE([.AA$1];cEqual;cLBrace;[.AA57];cRBrace;cComma))">
            <text:p/>
          </table:table-cell>
          <table:table-cell table:formula="of:=IF(ISBLANK([.AB57]);&quot;&quot;;CONCATENATE([.AB$1];cEqual;cLBrace;[.AB57];cRBrace;cComma))">
            <text:p/>
          </table:table-cell>
          <table:table-cell table:formula="of:=IF(ISBLANK([.AC57]);&quot;&quot;;CONCATENATE([.AC$1];cEqual;cLBrace;[.AC57];cRBrace;cComma))">
            <text:p/>
          </table:table-cell>
          <table:table-cell table:formula="of:=IF(ISBLANK([.AD57]);&quot;&quot;;CONCATENATE([.AD$1];cEqual;cLBrace;[.AD57];cRBrace;cComma))">
            <text:p/>
          </table:table-cell>
          <table:table-cell table:formula="of:=IF(ISBLANK([.AE57]);&quot;&quot;;CONCATENATE([.AE$1];cEqual;cLBrace;[.AE57];cRBrace;cComma))">
            <text:p/>
          </table:table-cell>
          <table:table-cell table:formula="of:=IF(ISBLANK([.AF57]);&quot;&quot;;CONCATENATE([.AF$1];cEqual;cLBrace;[.AF57];cRBrace;cComma))">
            <text:p/>
          </table:table-cell>
          <table:table-cell table:formula="of:=IF(ISBLANK([.AG57]);&quot;&quot;;CONCATENATE([.AG$1];cEqual;cLBrace;[.AG57];cRBrace;cComma))">
            <text:p/>
          </table:table-cell>
          <table:table-cell table:formula="of:=IF(ISBLANK([.AH57]);&quot;&quot;;CONCATENATE([.AH$1];cEqual;cLBrace;[.AH57];cRBrace;cComma))">
            <text:p/>
          </table:table-cell>
          <table:table-cell table:formula="of:=IF(ISBLANK([.AI57]);&quot;&quot;;CONCATENATE([.AI$1];cEqual;cLBrace;[.AI57];cRBrace;cComma))">
            <text:p/>
          </table:table-cell>
          <table:table-cell table:formula="of:=IF(ISBLANK([.AJ57]);&quot;&quot;;CONCATENATE([.AJ$1];cEqual;cLBrace;[.AJ57];cRBrace;cComma))">
            <text:p/>
          </table:table-cell>
          <table:table-cell table:formula="of:=IF(ISBLANK([.AK57]);&quot;&quot;;CONCATENATE([.AK$1];cEqual;cLBrace;[.AK57];cRBrace;cComma))">
            <text:p/>
          </table:table-cell>
          <table:table-cell table:formula="of:=IF(ISBLANK([.AL57]);&quot;&quot;;CONCATENATE([.AL$1];cEqual;cLBrace;[.AL57];cRBrace;cComma))">
            <text:p/>
          </table:table-cell>
        </table:table-row>
        <table:table-row table:style-name="ro1">
          <table:table-cell/>
          <table:table-cell table:formula="of:=CONCATENATE([.AM58];[.AN58];[.AO58];[.AP58];[.AQ58];[.AR58];[.AS58];[.AT58];[.AU58];[.AV58];[.AW58];[.AX58];[.AY58];[.AZ58];[.BA58];[.BB58];[.BC58];[.BD58];[.BE58];[.BF58];[.BG58];[.BH58];[.BI58];[.BJ58];[.BK58];[.BL58];[.BM58];[.BN58];[.BO58];[.BP58];[.BQ58];[.BR58];[.BS58];[.BT58];[.BU58];[.BV5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8];cComma)" office:value-type="string" office:string-value="@case{," calcext:value-type="string">
            <text:p>@case{,</text:p>
          </table:table-cell>
          <table:table-cell table:formula="of:=IF(ISBLANK([.D58]);&quot;&quot;;CONCATENATE([.D$1];cEqual;cLBrace;[.D58];cRBrace;cComma))">
            <text:p/>
          </table:table-cell>
          <table:table-cell table:formula="of:=IF(ISBLANK([.E58]);&quot;&quot;;CONCATENATE([.E$1];cEqual;cLBrace;[.E58];cRBrace;cComma))">
            <text:p/>
          </table:table-cell>
          <table:table-cell table:formula="of:=IF(ISBLANK([.F58]);&quot;&quot;;CONCATENATE([.F$1];cEqual;cLBrace;[.F58];cRBrace;cComma))">
            <text:p/>
          </table:table-cell>
          <table:table-cell table:formula="of:=IF(ISBLANK([.G58]);&quot;&quot;;CONCATENATE([.G$1];cEqual;cLBrace;[.G58];cRBrace;cComma))">
            <text:p/>
          </table:table-cell>
          <table:table-cell table:formula="of:=IF(ISBLANK([.H58]);&quot;&quot;;CONCATENATE([.H$1];cEqual;cLBrace;[.H58];cRBrace;cComma))">
            <text:p/>
          </table:table-cell>
          <table:table-cell table:formula="of:=IF(ISBLANK([.I58]);&quot;&quot;;CONCATENATE([.I$1];cEqual;cLBrace;[.I58];cRBrace;cComma))">
            <text:p/>
          </table:table-cell>
          <table:table-cell table:formula="of:=IF(ISBLANK([.J58]);&quot;&quot;;CONCATENATE([.J$1];cEqual;cLBrace;[.J58];cRBrace;cComma))">
            <text:p/>
          </table:table-cell>
          <table:table-cell table:formula="of:=IF(ISBLANK([.K58]);&quot;&quot;;CONCATENATE([.K$1];cEqual;cLBrace;[.K58];cRBrace;cComma))">
            <text:p/>
          </table:table-cell>
          <table:table-cell table:formula="of:=IF(ISBLANK([.L58]);&quot;&quot;;CONCATENATE([.L$1];cEqual;cLBrace;[.L58];cRBrace;cComma))">
            <text:p/>
          </table:table-cell>
          <table:table-cell table:formula="of:=IF(ISBLANK([.M58]);&quot;&quot;;CONCATENATE([.M$1];cEqual;cLBrace;[.M58];cRBrace;cComma))">
            <text:p/>
          </table:table-cell>
          <table:table-cell table:formula="of:=IF(ISBLANK([.N58]);&quot;&quot;;CONCATENATE([.N$1];cEqual;cLBrace;[.N58];cRBrace;cComma))">
            <text:p/>
          </table:table-cell>
          <table:table-cell table:formula="of:=IF(ISBLANK([.O58]);&quot;&quot;;CONCATENATE([.O$1];cEqual;cLBrace;[.O58];cRBrace;cComma))">
            <text:p/>
          </table:table-cell>
          <table:table-cell table:formula="of:=IF(ISBLANK([.P58]);&quot;&quot;;CONCATENATE([.P$1];cEqual;cLBrace;[.P58];cRBrace;cComma))">
            <text:p/>
          </table:table-cell>
          <table:table-cell table:formula="of:=IF(ISBLANK([.Q58]);&quot;&quot;;CONCATENATE([.Q$1];cEqual;cLBrace;[.Q58];cRBrace;cComma))">
            <text:p/>
          </table:table-cell>
          <table:table-cell table:formula="of:=IF(ISBLANK([.R58]);&quot;&quot;;CONCATENATE([.R$1];cEqual;cLBrace;[.R58];cRBrace;cComma))">
            <text:p/>
          </table:table-cell>
          <table:table-cell table:formula="of:=IF(ISBLANK([.S58]);&quot;&quot;;CONCATENATE([.S$1];cEqual;cLBrace;[.S58];cRBrace;cComma))">
            <text:p/>
          </table:table-cell>
          <table:table-cell table:formula="of:=IF(ISBLANK([.T58]);&quot;&quot;;CONCATENATE([.T$1];cEqual;cLBrace;[.T58];cRBrace;cComma))">
            <text:p/>
          </table:table-cell>
          <table:table-cell table:formula="of:=IF(ISBLANK([.U58]);&quot;&quot;;CONCATENATE([.U$1];cEqual;cLBrace;[.U58];cRBrace;cComma))">
            <text:p/>
          </table:table-cell>
          <table:table-cell table:formula="of:=IF(ISBLANK([.V58]);&quot;&quot;;CONCATENATE([.V$1];cEqual;cLBrace;[.V58];cRBrace;cComma))">
            <text:p/>
          </table:table-cell>
          <table:table-cell table:formula="of:=IF(ISBLANK([.W58]);&quot;&quot;;CONCATENATE([.W$1];cEqual;cLBrace;[.W58];cRBrace;cComma))">
            <text:p/>
          </table:table-cell>
          <table:table-cell table:formula="of:=IF(ISBLANK([.X58]);&quot;&quot;;CONCATENATE([.X$1];cEqual;cLBrace;[.X58];cRBrace;cComma))">
            <text:p/>
          </table:table-cell>
          <table:table-cell table:formula="of:=IF(ISBLANK([.Y58]);&quot;&quot;;CONCATENATE([.Y$1];cEqual;cLBrace;[.Y58];cRBrace;cComma))">
            <text:p/>
          </table:table-cell>
          <table:table-cell table:formula="of:=IF(ISBLANK([.Z58]);&quot;&quot;;CONCATENATE([.Z$1];cEqual;cLBrace;[.Z58];cRBrace;cComma))">
            <text:p/>
          </table:table-cell>
          <table:table-cell table:formula="of:=IF(ISBLANK([.AA58]);&quot;&quot;;CONCATENATE([.AA$1];cEqual;cLBrace;[.AA58];cRBrace;cComma))">
            <text:p/>
          </table:table-cell>
          <table:table-cell table:formula="of:=IF(ISBLANK([.AB58]);&quot;&quot;;CONCATENATE([.AB$1];cEqual;cLBrace;[.AB58];cRBrace;cComma))">
            <text:p/>
          </table:table-cell>
          <table:table-cell table:formula="of:=IF(ISBLANK([.AC58]);&quot;&quot;;CONCATENATE([.AC$1];cEqual;cLBrace;[.AC58];cRBrace;cComma))">
            <text:p/>
          </table:table-cell>
          <table:table-cell table:formula="of:=IF(ISBLANK([.AD58]);&quot;&quot;;CONCATENATE([.AD$1];cEqual;cLBrace;[.AD58];cRBrace;cComma))">
            <text:p/>
          </table:table-cell>
          <table:table-cell table:formula="of:=IF(ISBLANK([.AE58]);&quot;&quot;;CONCATENATE([.AE$1];cEqual;cLBrace;[.AE58];cRBrace;cComma))">
            <text:p/>
          </table:table-cell>
          <table:table-cell table:formula="of:=IF(ISBLANK([.AF58]);&quot;&quot;;CONCATENATE([.AF$1];cEqual;cLBrace;[.AF58];cRBrace;cComma))">
            <text:p/>
          </table:table-cell>
          <table:table-cell table:formula="of:=IF(ISBLANK([.AG58]);&quot;&quot;;CONCATENATE([.AG$1];cEqual;cLBrace;[.AG58];cRBrace;cComma))">
            <text:p/>
          </table:table-cell>
          <table:table-cell table:formula="of:=IF(ISBLANK([.AH58]);&quot;&quot;;CONCATENATE([.AH$1];cEqual;cLBrace;[.AH58];cRBrace;cComma))">
            <text:p/>
          </table:table-cell>
          <table:table-cell table:formula="of:=IF(ISBLANK([.AI58]);&quot;&quot;;CONCATENATE([.AI$1];cEqual;cLBrace;[.AI58];cRBrace;cComma))">
            <text:p/>
          </table:table-cell>
          <table:table-cell table:formula="of:=IF(ISBLANK([.AJ58]);&quot;&quot;;CONCATENATE([.AJ$1];cEqual;cLBrace;[.AJ58];cRBrace;cComma))">
            <text:p/>
          </table:table-cell>
          <table:table-cell table:formula="of:=IF(ISBLANK([.AK58]);&quot;&quot;;CONCATENATE([.AK$1];cEqual;cLBrace;[.AK58];cRBrace;cComma))">
            <text:p/>
          </table:table-cell>
          <table:table-cell table:formula="of:=IF(ISBLANK([.AL58]);&quot;&quot;;CONCATENATE([.AL$1];cEqual;cLBrace;[.AL58];cRBrace;cComma))">
            <text:p/>
          </table:table-cell>
        </table:table-row>
        <table:table-row table:style-name="ro1">
          <table:table-cell/>
          <table:table-cell table:formula="of:=CONCATENATE([.AM59];[.AN59];[.AO59];[.AP59];[.AQ59];[.AR59];[.AS59];[.AT59];[.AU59];[.AV59];[.AW59];[.AX59];[.AY59];[.AZ59];[.BA59];[.BB59];[.BC59];[.BD59];[.BE59];[.BF59];[.BG59];[.BH59];[.BI59];[.BJ59];[.BK59];[.BL59];[.BM59];[.BN59];[.BO59];[.BP59];[.BQ59];[.BR59];[.BS59];[.BT59];[.BU59];[.BV5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9];cComma)" office:value-type="string" office:string-value="@case{," calcext:value-type="string">
            <text:p>@case{,</text:p>
          </table:table-cell>
          <table:table-cell table:formula="of:=IF(ISBLANK([.D59]);&quot;&quot;;CONCATENATE([.D$1];cEqual;cLBrace;[.D59];cRBrace;cComma))">
            <text:p/>
          </table:table-cell>
          <table:table-cell table:formula="of:=IF(ISBLANK([.E59]);&quot;&quot;;CONCATENATE([.E$1];cEqual;cLBrace;[.E59];cRBrace;cComma))">
            <text:p/>
          </table:table-cell>
          <table:table-cell table:formula="of:=IF(ISBLANK([.F59]);&quot;&quot;;CONCATENATE([.F$1];cEqual;cLBrace;[.F59];cRBrace;cComma))">
            <text:p/>
          </table:table-cell>
          <table:table-cell table:formula="of:=IF(ISBLANK([.G59]);&quot;&quot;;CONCATENATE([.G$1];cEqual;cLBrace;[.G59];cRBrace;cComma))">
            <text:p/>
          </table:table-cell>
          <table:table-cell table:formula="of:=IF(ISBLANK([.H59]);&quot;&quot;;CONCATENATE([.H$1];cEqual;cLBrace;[.H59];cRBrace;cComma))">
            <text:p/>
          </table:table-cell>
          <table:table-cell table:formula="of:=IF(ISBLANK([.I59]);&quot;&quot;;CONCATENATE([.I$1];cEqual;cLBrace;[.I59];cRBrace;cComma))">
            <text:p/>
          </table:table-cell>
          <table:table-cell table:formula="of:=IF(ISBLANK([.J59]);&quot;&quot;;CONCATENATE([.J$1];cEqual;cLBrace;[.J59];cRBrace;cComma))">
            <text:p/>
          </table:table-cell>
          <table:table-cell table:formula="of:=IF(ISBLANK([.K59]);&quot;&quot;;CONCATENATE([.K$1];cEqual;cLBrace;[.K59];cRBrace;cComma))">
            <text:p/>
          </table:table-cell>
          <table:table-cell table:formula="of:=IF(ISBLANK([.L59]);&quot;&quot;;CONCATENATE([.L$1];cEqual;cLBrace;[.L59];cRBrace;cComma))">
            <text:p/>
          </table:table-cell>
          <table:table-cell table:formula="of:=IF(ISBLANK([.M59]);&quot;&quot;;CONCATENATE([.M$1];cEqual;cLBrace;[.M59];cRBrace;cComma))">
            <text:p/>
          </table:table-cell>
          <table:table-cell table:formula="of:=IF(ISBLANK([.N59]);&quot;&quot;;CONCATENATE([.N$1];cEqual;cLBrace;[.N59];cRBrace;cComma))">
            <text:p/>
          </table:table-cell>
          <table:table-cell table:formula="of:=IF(ISBLANK([.O59]);&quot;&quot;;CONCATENATE([.O$1];cEqual;cLBrace;[.O59];cRBrace;cComma))">
            <text:p/>
          </table:table-cell>
          <table:table-cell table:formula="of:=IF(ISBLANK([.P59]);&quot;&quot;;CONCATENATE([.P$1];cEqual;cLBrace;[.P59];cRBrace;cComma))">
            <text:p/>
          </table:table-cell>
          <table:table-cell table:formula="of:=IF(ISBLANK([.Q59]);&quot;&quot;;CONCATENATE([.Q$1];cEqual;cLBrace;[.Q59];cRBrace;cComma))">
            <text:p/>
          </table:table-cell>
          <table:table-cell table:formula="of:=IF(ISBLANK([.R59]);&quot;&quot;;CONCATENATE([.R$1];cEqual;cLBrace;[.R59];cRBrace;cComma))">
            <text:p/>
          </table:table-cell>
          <table:table-cell table:formula="of:=IF(ISBLANK([.S59]);&quot;&quot;;CONCATENATE([.S$1];cEqual;cLBrace;[.S59];cRBrace;cComma))">
            <text:p/>
          </table:table-cell>
          <table:table-cell table:formula="of:=IF(ISBLANK([.T59]);&quot;&quot;;CONCATENATE([.T$1];cEqual;cLBrace;[.T59];cRBrace;cComma))">
            <text:p/>
          </table:table-cell>
          <table:table-cell table:formula="of:=IF(ISBLANK([.U59]);&quot;&quot;;CONCATENATE([.U$1];cEqual;cLBrace;[.U59];cRBrace;cComma))">
            <text:p/>
          </table:table-cell>
          <table:table-cell table:formula="of:=IF(ISBLANK([.V59]);&quot;&quot;;CONCATENATE([.V$1];cEqual;cLBrace;[.V59];cRBrace;cComma))">
            <text:p/>
          </table:table-cell>
          <table:table-cell table:formula="of:=IF(ISBLANK([.W59]);&quot;&quot;;CONCATENATE([.W$1];cEqual;cLBrace;[.W59];cRBrace;cComma))">
            <text:p/>
          </table:table-cell>
          <table:table-cell table:formula="of:=IF(ISBLANK([.X59]);&quot;&quot;;CONCATENATE([.X$1];cEqual;cLBrace;[.X59];cRBrace;cComma))">
            <text:p/>
          </table:table-cell>
          <table:table-cell table:formula="of:=IF(ISBLANK([.Y59]);&quot;&quot;;CONCATENATE([.Y$1];cEqual;cLBrace;[.Y59];cRBrace;cComma))">
            <text:p/>
          </table:table-cell>
          <table:table-cell table:formula="of:=IF(ISBLANK([.Z59]);&quot;&quot;;CONCATENATE([.Z$1];cEqual;cLBrace;[.Z59];cRBrace;cComma))">
            <text:p/>
          </table:table-cell>
          <table:table-cell table:formula="of:=IF(ISBLANK([.AA59]);&quot;&quot;;CONCATENATE([.AA$1];cEqual;cLBrace;[.AA59];cRBrace;cComma))">
            <text:p/>
          </table:table-cell>
          <table:table-cell table:formula="of:=IF(ISBLANK([.AB59]);&quot;&quot;;CONCATENATE([.AB$1];cEqual;cLBrace;[.AB59];cRBrace;cComma))">
            <text:p/>
          </table:table-cell>
          <table:table-cell table:formula="of:=IF(ISBLANK([.AC59]);&quot;&quot;;CONCATENATE([.AC$1];cEqual;cLBrace;[.AC59];cRBrace;cComma))">
            <text:p/>
          </table:table-cell>
          <table:table-cell table:formula="of:=IF(ISBLANK([.AD59]);&quot;&quot;;CONCATENATE([.AD$1];cEqual;cLBrace;[.AD59];cRBrace;cComma))">
            <text:p/>
          </table:table-cell>
          <table:table-cell table:formula="of:=IF(ISBLANK([.AE59]);&quot;&quot;;CONCATENATE([.AE$1];cEqual;cLBrace;[.AE59];cRBrace;cComma))">
            <text:p/>
          </table:table-cell>
          <table:table-cell table:formula="of:=IF(ISBLANK([.AF59]);&quot;&quot;;CONCATENATE([.AF$1];cEqual;cLBrace;[.AF59];cRBrace;cComma))">
            <text:p/>
          </table:table-cell>
          <table:table-cell table:formula="of:=IF(ISBLANK([.AG59]);&quot;&quot;;CONCATENATE([.AG$1];cEqual;cLBrace;[.AG59];cRBrace;cComma))">
            <text:p/>
          </table:table-cell>
          <table:table-cell table:formula="of:=IF(ISBLANK([.AH59]);&quot;&quot;;CONCATENATE([.AH$1];cEqual;cLBrace;[.AH59];cRBrace;cComma))">
            <text:p/>
          </table:table-cell>
          <table:table-cell table:formula="of:=IF(ISBLANK([.AI59]);&quot;&quot;;CONCATENATE([.AI$1];cEqual;cLBrace;[.AI59];cRBrace;cComma))">
            <text:p/>
          </table:table-cell>
          <table:table-cell table:formula="of:=IF(ISBLANK([.AJ59]);&quot;&quot;;CONCATENATE([.AJ$1];cEqual;cLBrace;[.AJ59];cRBrace;cComma))">
            <text:p/>
          </table:table-cell>
          <table:table-cell table:formula="of:=IF(ISBLANK([.AK59]);&quot;&quot;;CONCATENATE([.AK$1];cEqual;cLBrace;[.AK59];cRBrace;cComma))">
            <text:p/>
          </table:table-cell>
          <table:table-cell table:formula="of:=IF(ISBLANK([.AL59]);&quot;&quot;;CONCATENATE([.AL$1];cEqual;cLBrace;[.AL59];cRBrace;cComma))">
            <text:p/>
          </table:table-cell>
        </table:table-row>
        <table:table-row table:style-name="ro1">
          <table:table-cell/>
          <table:table-cell table:formula="of:=CONCATENATE([.AM60];[.AN60];[.AO60];[.AP60];[.AQ60];[.AR60];[.AS60];[.AT60];[.AU60];[.AV60];[.AW60];[.AX60];[.AY60];[.AZ60];[.BA60];[.BB60];[.BC60];[.BD60];[.BE60];[.BF60];[.BG60];[.BH60];[.BI60];[.BJ60];[.BK60];[.BL60];[.BM60];[.BN60];[.BO60];[.BP60];[.BQ60];[.BR60];[.BS60];[.BT60];[.BU60];[.BV6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0];cComma)" office:value-type="string" office:string-value="@case{," calcext:value-type="string">
            <text:p>@case{,</text:p>
          </table:table-cell>
          <table:table-cell table:formula="of:=IF(ISBLANK([.D60]);&quot;&quot;;CONCATENATE([.D$1];cEqual;cLBrace;[.D60];cRBrace;cComma))">
            <text:p/>
          </table:table-cell>
          <table:table-cell table:formula="of:=IF(ISBLANK([.E60]);&quot;&quot;;CONCATENATE([.E$1];cEqual;cLBrace;[.E60];cRBrace;cComma))">
            <text:p/>
          </table:table-cell>
          <table:table-cell table:formula="of:=IF(ISBLANK([.F60]);&quot;&quot;;CONCATENATE([.F$1];cEqual;cLBrace;[.F60];cRBrace;cComma))">
            <text:p/>
          </table:table-cell>
          <table:table-cell table:formula="of:=IF(ISBLANK([.G60]);&quot;&quot;;CONCATENATE([.G$1];cEqual;cLBrace;[.G60];cRBrace;cComma))">
            <text:p/>
          </table:table-cell>
          <table:table-cell table:formula="of:=IF(ISBLANK([.H60]);&quot;&quot;;CONCATENATE([.H$1];cEqual;cLBrace;[.H60];cRBrace;cComma))">
            <text:p/>
          </table:table-cell>
          <table:table-cell table:formula="of:=IF(ISBLANK([.I60]);&quot;&quot;;CONCATENATE([.I$1];cEqual;cLBrace;[.I60];cRBrace;cComma))">
            <text:p/>
          </table:table-cell>
          <table:table-cell table:formula="of:=IF(ISBLANK([.J60]);&quot;&quot;;CONCATENATE([.J$1];cEqual;cLBrace;[.J60];cRBrace;cComma))">
            <text:p/>
          </table:table-cell>
          <table:table-cell table:formula="of:=IF(ISBLANK([.K60]);&quot;&quot;;CONCATENATE([.K$1];cEqual;cLBrace;[.K60];cRBrace;cComma))">
            <text:p/>
          </table:table-cell>
          <table:table-cell table:formula="of:=IF(ISBLANK([.L60]);&quot;&quot;;CONCATENATE([.L$1];cEqual;cLBrace;[.L60];cRBrace;cComma))">
            <text:p/>
          </table:table-cell>
          <table:table-cell table:formula="of:=IF(ISBLANK([.M60]);&quot;&quot;;CONCATENATE([.M$1];cEqual;cLBrace;[.M60];cRBrace;cComma))">
            <text:p/>
          </table:table-cell>
          <table:table-cell table:formula="of:=IF(ISBLANK([.N60]);&quot;&quot;;CONCATENATE([.N$1];cEqual;cLBrace;[.N60];cRBrace;cComma))">
            <text:p/>
          </table:table-cell>
          <table:table-cell table:formula="of:=IF(ISBLANK([.O60]);&quot;&quot;;CONCATENATE([.O$1];cEqual;cLBrace;[.O60];cRBrace;cComma))">
            <text:p/>
          </table:table-cell>
          <table:table-cell table:formula="of:=IF(ISBLANK([.P60]);&quot;&quot;;CONCATENATE([.P$1];cEqual;cLBrace;[.P60];cRBrace;cComma))">
            <text:p/>
          </table:table-cell>
          <table:table-cell table:formula="of:=IF(ISBLANK([.Q60]);&quot;&quot;;CONCATENATE([.Q$1];cEqual;cLBrace;[.Q60];cRBrace;cComma))">
            <text:p/>
          </table:table-cell>
          <table:table-cell table:formula="of:=IF(ISBLANK([.R60]);&quot;&quot;;CONCATENATE([.R$1];cEqual;cLBrace;[.R60];cRBrace;cComma))">
            <text:p/>
          </table:table-cell>
          <table:table-cell table:formula="of:=IF(ISBLANK([.S60]);&quot;&quot;;CONCATENATE([.S$1];cEqual;cLBrace;[.S60];cRBrace;cComma))">
            <text:p/>
          </table:table-cell>
          <table:table-cell table:formula="of:=IF(ISBLANK([.T60]);&quot;&quot;;CONCATENATE([.T$1];cEqual;cLBrace;[.T60];cRBrace;cComma))">
            <text:p/>
          </table:table-cell>
          <table:table-cell table:formula="of:=IF(ISBLANK([.U60]);&quot;&quot;;CONCATENATE([.U$1];cEqual;cLBrace;[.U60];cRBrace;cComma))">
            <text:p/>
          </table:table-cell>
          <table:table-cell table:formula="of:=IF(ISBLANK([.V60]);&quot;&quot;;CONCATENATE([.V$1];cEqual;cLBrace;[.V60];cRBrace;cComma))">
            <text:p/>
          </table:table-cell>
          <table:table-cell table:formula="of:=IF(ISBLANK([.W60]);&quot;&quot;;CONCATENATE([.W$1];cEqual;cLBrace;[.W60];cRBrace;cComma))">
            <text:p/>
          </table:table-cell>
          <table:table-cell table:formula="of:=IF(ISBLANK([.X60]);&quot;&quot;;CONCATENATE([.X$1];cEqual;cLBrace;[.X60];cRBrace;cComma))">
            <text:p/>
          </table:table-cell>
          <table:table-cell table:formula="of:=IF(ISBLANK([.Y60]);&quot;&quot;;CONCATENATE([.Y$1];cEqual;cLBrace;[.Y60];cRBrace;cComma))">
            <text:p/>
          </table:table-cell>
          <table:table-cell table:formula="of:=IF(ISBLANK([.Z60]);&quot;&quot;;CONCATENATE([.Z$1];cEqual;cLBrace;[.Z60];cRBrace;cComma))">
            <text:p/>
          </table:table-cell>
          <table:table-cell table:formula="of:=IF(ISBLANK([.AA60]);&quot;&quot;;CONCATENATE([.AA$1];cEqual;cLBrace;[.AA60];cRBrace;cComma))">
            <text:p/>
          </table:table-cell>
          <table:table-cell table:formula="of:=IF(ISBLANK([.AB60]);&quot;&quot;;CONCATENATE([.AB$1];cEqual;cLBrace;[.AB60];cRBrace;cComma))">
            <text:p/>
          </table:table-cell>
          <table:table-cell table:formula="of:=IF(ISBLANK([.AC60]);&quot;&quot;;CONCATENATE([.AC$1];cEqual;cLBrace;[.AC60];cRBrace;cComma))">
            <text:p/>
          </table:table-cell>
          <table:table-cell table:formula="of:=IF(ISBLANK([.AD60]);&quot;&quot;;CONCATENATE([.AD$1];cEqual;cLBrace;[.AD60];cRBrace;cComma))">
            <text:p/>
          </table:table-cell>
          <table:table-cell table:formula="of:=IF(ISBLANK([.AE60]);&quot;&quot;;CONCATENATE([.AE$1];cEqual;cLBrace;[.AE60];cRBrace;cComma))">
            <text:p/>
          </table:table-cell>
          <table:table-cell table:formula="of:=IF(ISBLANK([.AF60]);&quot;&quot;;CONCATENATE([.AF$1];cEqual;cLBrace;[.AF60];cRBrace;cComma))">
            <text:p/>
          </table:table-cell>
          <table:table-cell table:formula="of:=IF(ISBLANK([.AG60]);&quot;&quot;;CONCATENATE([.AG$1];cEqual;cLBrace;[.AG60];cRBrace;cComma))">
            <text:p/>
          </table:table-cell>
          <table:table-cell table:formula="of:=IF(ISBLANK([.AH60]);&quot;&quot;;CONCATENATE([.AH$1];cEqual;cLBrace;[.AH60];cRBrace;cComma))">
            <text:p/>
          </table:table-cell>
          <table:table-cell table:formula="of:=IF(ISBLANK([.AI60]);&quot;&quot;;CONCATENATE([.AI$1];cEqual;cLBrace;[.AI60];cRBrace;cComma))">
            <text:p/>
          </table:table-cell>
          <table:table-cell table:formula="of:=IF(ISBLANK([.AJ60]);&quot;&quot;;CONCATENATE([.AJ$1];cEqual;cLBrace;[.AJ60];cRBrace;cComma))">
            <text:p/>
          </table:table-cell>
          <table:table-cell table:formula="of:=IF(ISBLANK([.AK60]);&quot;&quot;;CONCATENATE([.AK$1];cEqual;cLBrace;[.AK60];cRBrace;cComma))">
            <text:p/>
          </table:table-cell>
          <table:table-cell table:formula="of:=IF(ISBLANK([.AL60]);&quot;&quot;;CONCATENATE([.AL$1];cEqual;cLBrace;[.AL60];cRBrace;cComma))">
            <text:p/>
          </table:table-cell>
        </table:table-row>
        <table:table-row table:style-name="ro1">
          <table:table-cell/>
          <table:table-cell table:formula="of:=CONCATENATE([.AM61];[.AN61];[.AO61];[.AP61];[.AQ61];[.AR61];[.AS61];[.AT61];[.AU61];[.AV61];[.AW61];[.AX61];[.AY61];[.AZ61];[.BA61];[.BB61];[.BC61];[.BD61];[.BE61];[.BF61];[.BG61];[.BH61];[.BI61];[.BJ61];[.BK61];[.BL61];[.BM61];[.BN61];[.BO61];[.BP61];[.BQ61];[.BR61];[.BS61];[.BT61];[.BU61];[.BV6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1];cComma)" office:value-type="string" office:string-value="@case{," calcext:value-type="string">
            <text:p>@case{,</text:p>
          </table:table-cell>
          <table:table-cell table:formula="of:=IF(ISBLANK([.D61]);&quot;&quot;;CONCATENATE([.D$1];cEqual;cLBrace;[.D61];cRBrace;cComma))">
            <text:p/>
          </table:table-cell>
          <table:table-cell table:formula="of:=IF(ISBLANK([.E61]);&quot;&quot;;CONCATENATE([.E$1];cEqual;cLBrace;[.E61];cRBrace;cComma))">
            <text:p/>
          </table:table-cell>
          <table:table-cell table:formula="of:=IF(ISBLANK([.F61]);&quot;&quot;;CONCATENATE([.F$1];cEqual;cLBrace;[.F61];cRBrace;cComma))">
            <text:p/>
          </table:table-cell>
          <table:table-cell table:formula="of:=IF(ISBLANK([.G61]);&quot;&quot;;CONCATENATE([.G$1];cEqual;cLBrace;[.G61];cRBrace;cComma))">
            <text:p/>
          </table:table-cell>
          <table:table-cell table:formula="of:=IF(ISBLANK([.H61]);&quot;&quot;;CONCATENATE([.H$1];cEqual;cLBrace;[.H61];cRBrace;cComma))">
            <text:p/>
          </table:table-cell>
          <table:table-cell table:formula="of:=IF(ISBLANK([.I61]);&quot;&quot;;CONCATENATE([.I$1];cEqual;cLBrace;[.I61];cRBrace;cComma))">
            <text:p/>
          </table:table-cell>
          <table:table-cell table:formula="of:=IF(ISBLANK([.J61]);&quot;&quot;;CONCATENATE([.J$1];cEqual;cLBrace;[.J61];cRBrace;cComma))">
            <text:p/>
          </table:table-cell>
          <table:table-cell table:formula="of:=IF(ISBLANK([.K61]);&quot;&quot;;CONCATENATE([.K$1];cEqual;cLBrace;[.K61];cRBrace;cComma))">
            <text:p/>
          </table:table-cell>
          <table:table-cell table:formula="of:=IF(ISBLANK([.L61]);&quot;&quot;;CONCATENATE([.L$1];cEqual;cLBrace;[.L61];cRBrace;cComma))">
            <text:p/>
          </table:table-cell>
          <table:table-cell table:formula="of:=IF(ISBLANK([.M61]);&quot;&quot;;CONCATENATE([.M$1];cEqual;cLBrace;[.M61];cRBrace;cComma))">
            <text:p/>
          </table:table-cell>
          <table:table-cell table:formula="of:=IF(ISBLANK([.N61]);&quot;&quot;;CONCATENATE([.N$1];cEqual;cLBrace;[.N61];cRBrace;cComma))">
            <text:p/>
          </table:table-cell>
          <table:table-cell table:formula="of:=IF(ISBLANK([.O61]);&quot;&quot;;CONCATENATE([.O$1];cEqual;cLBrace;[.O61];cRBrace;cComma))">
            <text:p/>
          </table:table-cell>
          <table:table-cell table:formula="of:=IF(ISBLANK([.P61]);&quot;&quot;;CONCATENATE([.P$1];cEqual;cLBrace;[.P61];cRBrace;cComma))">
            <text:p/>
          </table:table-cell>
          <table:table-cell table:formula="of:=IF(ISBLANK([.Q61]);&quot;&quot;;CONCATENATE([.Q$1];cEqual;cLBrace;[.Q61];cRBrace;cComma))">
            <text:p/>
          </table:table-cell>
          <table:table-cell table:formula="of:=IF(ISBLANK([.R61]);&quot;&quot;;CONCATENATE([.R$1];cEqual;cLBrace;[.R61];cRBrace;cComma))">
            <text:p/>
          </table:table-cell>
          <table:table-cell table:formula="of:=IF(ISBLANK([.S61]);&quot;&quot;;CONCATENATE([.S$1];cEqual;cLBrace;[.S61];cRBrace;cComma))">
            <text:p/>
          </table:table-cell>
          <table:table-cell table:formula="of:=IF(ISBLANK([.T61]);&quot;&quot;;CONCATENATE([.T$1];cEqual;cLBrace;[.T61];cRBrace;cComma))">
            <text:p/>
          </table:table-cell>
          <table:table-cell table:formula="of:=IF(ISBLANK([.U61]);&quot;&quot;;CONCATENATE([.U$1];cEqual;cLBrace;[.U61];cRBrace;cComma))">
            <text:p/>
          </table:table-cell>
          <table:table-cell table:formula="of:=IF(ISBLANK([.V61]);&quot;&quot;;CONCATENATE([.V$1];cEqual;cLBrace;[.V61];cRBrace;cComma))">
            <text:p/>
          </table:table-cell>
          <table:table-cell table:formula="of:=IF(ISBLANK([.W61]);&quot;&quot;;CONCATENATE([.W$1];cEqual;cLBrace;[.W61];cRBrace;cComma))">
            <text:p/>
          </table:table-cell>
          <table:table-cell table:formula="of:=IF(ISBLANK([.X61]);&quot;&quot;;CONCATENATE([.X$1];cEqual;cLBrace;[.X61];cRBrace;cComma))">
            <text:p/>
          </table:table-cell>
          <table:table-cell table:formula="of:=IF(ISBLANK([.Y61]);&quot;&quot;;CONCATENATE([.Y$1];cEqual;cLBrace;[.Y61];cRBrace;cComma))">
            <text:p/>
          </table:table-cell>
          <table:table-cell table:formula="of:=IF(ISBLANK([.Z61]);&quot;&quot;;CONCATENATE([.Z$1];cEqual;cLBrace;[.Z61];cRBrace;cComma))">
            <text:p/>
          </table:table-cell>
          <table:table-cell table:formula="of:=IF(ISBLANK([.AA61]);&quot;&quot;;CONCATENATE([.AA$1];cEqual;cLBrace;[.AA61];cRBrace;cComma))">
            <text:p/>
          </table:table-cell>
          <table:table-cell table:formula="of:=IF(ISBLANK([.AB61]);&quot;&quot;;CONCATENATE([.AB$1];cEqual;cLBrace;[.AB61];cRBrace;cComma))">
            <text:p/>
          </table:table-cell>
          <table:table-cell table:formula="of:=IF(ISBLANK([.AC61]);&quot;&quot;;CONCATENATE([.AC$1];cEqual;cLBrace;[.AC61];cRBrace;cComma))">
            <text:p/>
          </table:table-cell>
          <table:table-cell table:formula="of:=IF(ISBLANK([.AD61]);&quot;&quot;;CONCATENATE([.AD$1];cEqual;cLBrace;[.AD61];cRBrace;cComma))">
            <text:p/>
          </table:table-cell>
          <table:table-cell table:formula="of:=IF(ISBLANK([.AE61]);&quot;&quot;;CONCATENATE([.AE$1];cEqual;cLBrace;[.AE61];cRBrace;cComma))">
            <text:p/>
          </table:table-cell>
          <table:table-cell table:formula="of:=IF(ISBLANK([.AF61]);&quot;&quot;;CONCATENATE([.AF$1];cEqual;cLBrace;[.AF61];cRBrace;cComma))">
            <text:p/>
          </table:table-cell>
          <table:table-cell table:formula="of:=IF(ISBLANK([.AG61]);&quot;&quot;;CONCATENATE([.AG$1];cEqual;cLBrace;[.AG61];cRBrace;cComma))">
            <text:p/>
          </table:table-cell>
          <table:table-cell table:formula="of:=IF(ISBLANK([.AH61]);&quot;&quot;;CONCATENATE([.AH$1];cEqual;cLBrace;[.AH61];cRBrace;cComma))">
            <text:p/>
          </table:table-cell>
          <table:table-cell table:formula="of:=IF(ISBLANK([.AI61]);&quot;&quot;;CONCATENATE([.AI$1];cEqual;cLBrace;[.AI61];cRBrace;cComma))">
            <text:p/>
          </table:table-cell>
          <table:table-cell table:formula="of:=IF(ISBLANK([.AJ61]);&quot;&quot;;CONCATENATE([.AJ$1];cEqual;cLBrace;[.AJ61];cRBrace;cComma))">
            <text:p/>
          </table:table-cell>
          <table:table-cell table:formula="of:=IF(ISBLANK([.AK61]);&quot;&quot;;CONCATENATE([.AK$1];cEqual;cLBrace;[.AK61];cRBrace;cComma))">
            <text:p/>
          </table:table-cell>
          <table:table-cell table:formula="of:=IF(ISBLANK([.AL61]);&quot;&quot;;CONCATENATE([.AL$1];cEqual;cLBrace;[.AL61];cRBrace;cComma))">
            <text:p/>
          </table:table-cell>
        </table:table-row>
        <table:table-row table:style-name="ro1">
          <table:table-cell/>
          <table:table-cell table:formula="of:=CONCATENATE([.AM62];[.AN62];[.AO62];[.AP62];[.AQ62];[.AR62];[.AS62];[.AT62];[.AU62];[.AV62];[.AW62];[.AX62];[.AY62];[.AZ62];[.BA62];[.BB62];[.BC62];[.BD62];[.BE62];[.BF62];[.BG62];[.BH62];[.BI62];[.BJ62];[.BK62];[.BL62];[.BM62];[.BN62];[.BO62];[.BP62];[.BQ62];[.BR62];[.BS62];[.BT62];[.BU62];[.BV6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2];cComma)" office:value-type="string" office:string-value="@case{," calcext:value-type="string">
            <text:p>@case{,</text:p>
          </table:table-cell>
          <table:table-cell table:formula="of:=IF(ISBLANK([.D62]);&quot;&quot;;CONCATENATE([.D$1];cEqual;cLBrace;[.D62];cRBrace;cComma))">
            <text:p/>
          </table:table-cell>
          <table:table-cell table:formula="of:=IF(ISBLANK([.E62]);&quot;&quot;;CONCATENATE([.E$1];cEqual;cLBrace;[.E62];cRBrace;cComma))">
            <text:p/>
          </table:table-cell>
          <table:table-cell table:formula="of:=IF(ISBLANK([.F62]);&quot;&quot;;CONCATENATE([.F$1];cEqual;cLBrace;[.F62];cRBrace;cComma))">
            <text:p/>
          </table:table-cell>
          <table:table-cell table:formula="of:=IF(ISBLANK([.G62]);&quot;&quot;;CONCATENATE([.G$1];cEqual;cLBrace;[.G62];cRBrace;cComma))">
            <text:p/>
          </table:table-cell>
          <table:table-cell table:formula="of:=IF(ISBLANK([.H62]);&quot;&quot;;CONCATENATE([.H$1];cEqual;cLBrace;[.H62];cRBrace;cComma))">
            <text:p/>
          </table:table-cell>
          <table:table-cell table:formula="of:=IF(ISBLANK([.I62]);&quot;&quot;;CONCATENATE([.I$1];cEqual;cLBrace;[.I62];cRBrace;cComma))">
            <text:p/>
          </table:table-cell>
          <table:table-cell table:formula="of:=IF(ISBLANK([.J62]);&quot;&quot;;CONCATENATE([.J$1];cEqual;cLBrace;[.J62];cRBrace;cComma))">
            <text:p/>
          </table:table-cell>
          <table:table-cell table:formula="of:=IF(ISBLANK([.K62]);&quot;&quot;;CONCATENATE([.K$1];cEqual;cLBrace;[.K62];cRBrace;cComma))">
            <text:p/>
          </table:table-cell>
          <table:table-cell table:formula="of:=IF(ISBLANK([.L62]);&quot;&quot;;CONCATENATE([.L$1];cEqual;cLBrace;[.L62];cRBrace;cComma))">
            <text:p/>
          </table:table-cell>
          <table:table-cell table:formula="of:=IF(ISBLANK([.M62]);&quot;&quot;;CONCATENATE([.M$1];cEqual;cLBrace;[.M62];cRBrace;cComma))">
            <text:p/>
          </table:table-cell>
          <table:table-cell table:formula="of:=IF(ISBLANK([.N62]);&quot;&quot;;CONCATENATE([.N$1];cEqual;cLBrace;[.N62];cRBrace;cComma))">
            <text:p/>
          </table:table-cell>
          <table:table-cell table:formula="of:=IF(ISBLANK([.O62]);&quot;&quot;;CONCATENATE([.O$1];cEqual;cLBrace;[.O62];cRBrace;cComma))">
            <text:p/>
          </table:table-cell>
          <table:table-cell table:formula="of:=IF(ISBLANK([.P62]);&quot;&quot;;CONCATENATE([.P$1];cEqual;cLBrace;[.P62];cRBrace;cComma))">
            <text:p/>
          </table:table-cell>
          <table:table-cell table:formula="of:=IF(ISBLANK([.Q62]);&quot;&quot;;CONCATENATE([.Q$1];cEqual;cLBrace;[.Q62];cRBrace;cComma))">
            <text:p/>
          </table:table-cell>
          <table:table-cell table:formula="of:=IF(ISBLANK([.R62]);&quot;&quot;;CONCATENATE([.R$1];cEqual;cLBrace;[.R62];cRBrace;cComma))">
            <text:p/>
          </table:table-cell>
          <table:table-cell table:formula="of:=IF(ISBLANK([.S62]);&quot;&quot;;CONCATENATE([.S$1];cEqual;cLBrace;[.S62];cRBrace;cComma))">
            <text:p/>
          </table:table-cell>
          <table:table-cell table:formula="of:=IF(ISBLANK([.T62]);&quot;&quot;;CONCATENATE([.T$1];cEqual;cLBrace;[.T62];cRBrace;cComma))">
            <text:p/>
          </table:table-cell>
          <table:table-cell table:formula="of:=IF(ISBLANK([.U62]);&quot;&quot;;CONCATENATE([.U$1];cEqual;cLBrace;[.U62];cRBrace;cComma))">
            <text:p/>
          </table:table-cell>
          <table:table-cell table:formula="of:=IF(ISBLANK([.V62]);&quot;&quot;;CONCATENATE([.V$1];cEqual;cLBrace;[.V62];cRBrace;cComma))">
            <text:p/>
          </table:table-cell>
          <table:table-cell table:formula="of:=IF(ISBLANK([.W62]);&quot;&quot;;CONCATENATE([.W$1];cEqual;cLBrace;[.W62];cRBrace;cComma))">
            <text:p/>
          </table:table-cell>
          <table:table-cell table:formula="of:=IF(ISBLANK([.X62]);&quot;&quot;;CONCATENATE([.X$1];cEqual;cLBrace;[.X62];cRBrace;cComma))">
            <text:p/>
          </table:table-cell>
          <table:table-cell table:formula="of:=IF(ISBLANK([.Y62]);&quot;&quot;;CONCATENATE([.Y$1];cEqual;cLBrace;[.Y62];cRBrace;cComma))">
            <text:p/>
          </table:table-cell>
          <table:table-cell table:formula="of:=IF(ISBLANK([.Z62]);&quot;&quot;;CONCATENATE([.Z$1];cEqual;cLBrace;[.Z62];cRBrace;cComma))">
            <text:p/>
          </table:table-cell>
          <table:table-cell table:formula="of:=IF(ISBLANK([.AA62]);&quot;&quot;;CONCATENATE([.AA$1];cEqual;cLBrace;[.AA62];cRBrace;cComma))">
            <text:p/>
          </table:table-cell>
          <table:table-cell table:formula="of:=IF(ISBLANK([.AB62]);&quot;&quot;;CONCATENATE([.AB$1];cEqual;cLBrace;[.AB62];cRBrace;cComma))">
            <text:p/>
          </table:table-cell>
          <table:table-cell table:formula="of:=IF(ISBLANK([.AC62]);&quot;&quot;;CONCATENATE([.AC$1];cEqual;cLBrace;[.AC62];cRBrace;cComma))">
            <text:p/>
          </table:table-cell>
          <table:table-cell table:formula="of:=IF(ISBLANK([.AD62]);&quot;&quot;;CONCATENATE([.AD$1];cEqual;cLBrace;[.AD62];cRBrace;cComma))">
            <text:p/>
          </table:table-cell>
          <table:table-cell table:formula="of:=IF(ISBLANK([.AE62]);&quot;&quot;;CONCATENATE([.AE$1];cEqual;cLBrace;[.AE62];cRBrace;cComma))">
            <text:p/>
          </table:table-cell>
          <table:table-cell table:formula="of:=IF(ISBLANK([.AF62]);&quot;&quot;;CONCATENATE([.AF$1];cEqual;cLBrace;[.AF62];cRBrace;cComma))">
            <text:p/>
          </table:table-cell>
          <table:table-cell table:formula="of:=IF(ISBLANK([.AG62]);&quot;&quot;;CONCATENATE([.AG$1];cEqual;cLBrace;[.AG62];cRBrace;cComma))">
            <text:p/>
          </table:table-cell>
          <table:table-cell table:formula="of:=IF(ISBLANK([.AH62]);&quot;&quot;;CONCATENATE([.AH$1];cEqual;cLBrace;[.AH62];cRBrace;cComma))">
            <text:p/>
          </table:table-cell>
          <table:table-cell table:formula="of:=IF(ISBLANK([.AI62]);&quot;&quot;;CONCATENATE([.AI$1];cEqual;cLBrace;[.AI62];cRBrace;cComma))">
            <text:p/>
          </table:table-cell>
          <table:table-cell table:formula="of:=IF(ISBLANK([.AJ62]);&quot;&quot;;CONCATENATE([.AJ$1];cEqual;cLBrace;[.AJ62];cRBrace;cComma))">
            <text:p/>
          </table:table-cell>
          <table:table-cell table:formula="of:=IF(ISBLANK([.AK62]);&quot;&quot;;CONCATENATE([.AK$1];cEqual;cLBrace;[.AK62];cRBrace;cComma))">
            <text:p/>
          </table:table-cell>
          <table:table-cell table:formula="of:=IF(ISBLANK([.AL62]);&quot;&quot;;CONCATENATE([.AL$1];cEqual;cLBrace;[.AL62];cRBrace;cComma))">
            <text:p/>
          </table:table-cell>
        </table:table-row>
        <table:table-row table:style-name="ro1">
          <table:table-cell/>
          <table:table-cell table:formula="of:=CONCATENATE([.AM63];[.AN63];[.AO63];[.AP63];[.AQ63];[.AR63];[.AS63];[.AT63];[.AU63];[.AV63];[.AW63];[.AX63];[.AY63];[.AZ63];[.BA63];[.BB63];[.BC63];[.BD63];[.BE63];[.BF63];[.BG63];[.BH63];[.BI63];[.BJ63];[.BK63];[.BL63];[.BM63];[.BN63];[.BO63];[.BP63];[.BQ63];[.BR63];[.BS63];[.BT63];[.BU63];[.BV6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3];cComma)" office:value-type="string" office:string-value="@case{," calcext:value-type="string">
            <text:p>@case{,</text:p>
          </table:table-cell>
          <table:table-cell table:formula="of:=IF(ISBLANK([.D63]);&quot;&quot;;CONCATENATE([.D$1];cEqual;cLBrace;[.D63];cRBrace;cComma))">
            <text:p/>
          </table:table-cell>
          <table:table-cell table:formula="of:=IF(ISBLANK([.E63]);&quot;&quot;;CONCATENATE([.E$1];cEqual;cLBrace;[.E63];cRBrace;cComma))">
            <text:p/>
          </table:table-cell>
          <table:table-cell table:formula="of:=IF(ISBLANK([.F63]);&quot;&quot;;CONCATENATE([.F$1];cEqual;cLBrace;[.F63];cRBrace;cComma))">
            <text:p/>
          </table:table-cell>
          <table:table-cell table:formula="of:=IF(ISBLANK([.G63]);&quot;&quot;;CONCATENATE([.G$1];cEqual;cLBrace;[.G63];cRBrace;cComma))">
            <text:p/>
          </table:table-cell>
          <table:table-cell table:formula="of:=IF(ISBLANK([.H63]);&quot;&quot;;CONCATENATE([.H$1];cEqual;cLBrace;[.H63];cRBrace;cComma))">
            <text:p/>
          </table:table-cell>
          <table:table-cell table:formula="of:=IF(ISBLANK([.I63]);&quot;&quot;;CONCATENATE([.I$1];cEqual;cLBrace;[.I63];cRBrace;cComma))">
            <text:p/>
          </table:table-cell>
          <table:table-cell table:formula="of:=IF(ISBLANK([.J63]);&quot;&quot;;CONCATENATE([.J$1];cEqual;cLBrace;[.J63];cRBrace;cComma))">
            <text:p/>
          </table:table-cell>
          <table:table-cell table:formula="of:=IF(ISBLANK([.K63]);&quot;&quot;;CONCATENATE([.K$1];cEqual;cLBrace;[.K63];cRBrace;cComma))">
            <text:p/>
          </table:table-cell>
          <table:table-cell table:formula="of:=IF(ISBLANK([.L63]);&quot;&quot;;CONCATENATE([.L$1];cEqual;cLBrace;[.L63];cRBrace;cComma))">
            <text:p/>
          </table:table-cell>
          <table:table-cell table:formula="of:=IF(ISBLANK([.M63]);&quot;&quot;;CONCATENATE([.M$1];cEqual;cLBrace;[.M63];cRBrace;cComma))">
            <text:p/>
          </table:table-cell>
          <table:table-cell table:formula="of:=IF(ISBLANK([.N63]);&quot;&quot;;CONCATENATE([.N$1];cEqual;cLBrace;[.N63];cRBrace;cComma))">
            <text:p/>
          </table:table-cell>
          <table:table-cell table:formula="of:=IF(ISBLANK([.O63]);&quot;&quot;;CONCATENATE([.O$1];cEqual;cLBrace;[.O63];cRBrace;cComma))">
            <text:p/>
          </table:table-cell>
          <table:table-cell table:formula="of:=IF(ISBLANK([.P63]);&quot;&quot;;CONCATENATE([.P$1];cEqual;cLBrace;[.P63];cRBrace;cComma))">
            <text:p/>
          </table:table-cell>
          <table:table-cell table:formula="of:=IF(ISBLANK([.Q63]);&quot;&quot;;CONCATENATE([.Q$1];cEqual;cLBrace;[.Q63];cRBrace;cComma))">
            <text:p/>
          </table:table-cell>
          <table:table-cell table:formula="of:=IF(ISBLANK([.R63]);&quot;&quot;;CONCATENATE([.R$1];cEqual;cLBrace;[.R63];cRBrace;cComma))">
            <text:p/>
          </table:table-cell>
          <table:table-cell table:formula="of:=IF(ISBLANK([.S63]);&quot;&quot;;CONCATENATE([.S$1];cEqual;cLBrace;[.S63];cRBrace;cComma))">
            <text:p/>
          </table:table-cell>
          <table:table-cell table:formula="of:=IF(ISBLANK([.T63]);&quot;&quot;;CONCATENATE([.T$1];cEqual;cLBrace;[.T63];cRBrace;cComma))">
            <text:p/>
          </table:table-cell>
          <table:table-cell table:formula="of:=IF(ISBLANK([.U63]);&quot;&quot;;CONCATENATE([.U$1];cEqual;cLBrace;[.U63];cRBrace;cComma))">
            <text:p/>
          </table:table-cell>
          <table:table-cell table:formula="of:=IF(ISBLANK([.V63]);&quot;&quot;;CONCATENATE([.V$1];cEqual;cLBrace;[.V63];cRBrace;cComma))">
            <text:p/>
          </table:table-cell>
          <table:table-cell table:formula="of:=IF(ISBLANK([.W63]);&quot;&quot;;CONCATENATE([.W$1];cEqual;cLBrace;[.W63];cRBrace;cComma))">
            <text:p/>
          </table:table-cell>
          <table:table-cell table:formula="of:=IF(ISBLANK([.X63]);&quot;&quot;;CONCATENATE([.X$1];cEqual;cLBrace;[.X63];cRBrace;cComma))">
            <text:p/>
          </table:table-cell>
          <table:table-cell table:formula="of:=IF(ISBLANK([.Y63]);&quot;&quot;;CONCATENATE([.Y$1];cEqual;cLBrace;[.Y63];cRBrace;cComma))">
            <text:p/>
          </table:table-cell>
          <table:table-cell table:formula="of:=IF(ISBLANK([.Z63]);&quot;&quot;;CONCATENATE([.Z$1];cEqual;cLBrace;[.Z63];cRBrace;cComma))">
            <text:p/>
          </table:table-cell>
          <table:table-cell table:formula="of:=IF(ISBLANK([.AA63]);&quot;&quot;;CONCATENATE([.AA$1];cEqual;cLBrace;[.AA63];cRBrace;cComma))">
            <text:p/>
          </table:table-cell>
          <table:table-cell table:formula="of:=IF(ISBLANK([.AB63]);&quot;&quot;;CONCATENATE([.AB$1];cEqual;cLBrace;[.AB63];cRBrace;cComma))">
            <text:p/>
          </table:table-cell>
          <table:table-cell table:formula="of:=IF(ISBLANK([.AC63]);&quot;&quot;;CONCATENATE([.AC$1];cEqual;cLBrace;[.AC63];cRBrace;cComma))">
            <text:p/>
          </table:table-cell>
          <table:table-cell table:formula="of:=IF(ISBLANK([.AD63]);&quot;&quot;;CONCATENATE([.AD$1];cEqual;cLBrace;[.AD63];cRBrace;cComma))">
            <text:p/>
          </table:table-cell>
          <table:table-cell table:formula="of:=IF(ISBLANK([.AE63]);&quot;&quot;;CONCATENATE([.AE$1];cEqual;cLBrace;[.AE63];cRBrace;cComma))">
            <text:p/>
          </table:table-cell>
          <table:table-cell table:formula="of:=IF(ISBLANK([.AF63]);&quot;&quot;;CONCATENATE([.AF$1];cEqual;cLBrace;[.AF63];cRBrace;cComma))">
            <text:p/>
          </table:table-cell>
          <table:table-cell table:formula="of:=IF(ISBLANK([.AG63]);&quot;&quot;;CONCATENATE([.AG$1];cEqual;cLBrace;[.AG63];cRBrace;cComma))">
            <text:p/>
          </table:table-cell>
          <table:table-cell table:formula="of:=IF(ISBLANK([.AH63]);&quot;&quot;;CONCATENATE([.AH$1];cEqual;cLBrace;[.AH63];cRBrace;cComma))">
            <text:p/>
          </table:table-cell>
          <table:table-cell table:formula="of:=IF(ISBLANK([.AI63]);&quot;&quot;;CONCATENATE([.AI$1];cEqual;cLBrace;[.AI63];cRBrace;cComma))">
            <text:p/>
          </table:table-cell>
          <table:table-cell table:formula="of:=IF(ISBLANK([.AJ63]);&quot;&quot;;CONCATENATE([.AJ$1];cEqual;cLBrace;[.AJ63];cRBrace;cComma))">
            <text:p/>
          </table:table-cell>
          <table:table-cell table:formula="of:=IF(ISBLANK([.AK63]);&quot;&quot;;CONCATENATE([.AK$1];cEqual;cLBrace;[.AK63];cRBrace;cComma))">
            <text:p/>
          </table:table-cell>
          <table:table-cell table:formula="of:=IF(ISBLANK([.AL63]);&quot;&quot;;CONCATENATE([.AL$1];cEqual;cLBrace;[.AL63];cRBrace;cComma))">
            <text:p/>
          </table:table-cell>
        </table:table-row>
        <table:table-row table:style-name="ro1">
          <table:table-cell/>
          <table:table-cell table:formula="of:=CONCATENATE([.AM64];[.AN64];[.AO64];[.AP64];[.AQ64];[.AR64];[.AS64];[.AT64];[.AU64];[.AV64];[.AW64];[.AX64];[.AY64];[.AZ64];[.BA64];[.BB64];[.BC64];[.BD64];[.BE64];[.BF64];[.BG64];[.BH64];[.BI64];[.BJ64];[.BK64];[.BL64];[.BM64];[.BN64];[.BO64];[.BP64];[.BQ64];[.BR64];[.BS64];[.BT64];[.BU64];[.BV6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4];cComma)" office:value-type="string" office:string-value="@case{," calcext:value-type="string">
            <text:p>@case{,</text:p>
          </table:table-cell>
          <table:table-cell table:formula="of:=IF(ISBLANK([.D64]);&quot;&quot;;CONCATENATE([.D$1];cEqual;cLBrace;[.D64];cRBrace;cComma))">
            <text:p/>
          </table:table-cell>
          <table:table-cell table:formula="of:=IF(ISBLANK([.E64]);&quot;&quot;;CONCATENATE([.E$1];cEqual;cLBrace;[.E64];cRBrace;cComma))">
            <text:p/>
          </table:table-cell>
          <table:table-cell table:formula="of:=IF(ISBLANK([.F64]);&quot;&quot;;CONCATENATE([.F$1];cEqual;cLBrace;[.F64];cRBrace;cComma))">
            <text:p/>
          </table:table-cell>
          <table:table-cell table:formula="of:=IF(ISBLANK([.G64]);&quot;&quot;;CONCATENATE([.G$1];cEqual;cLBrace;[.G64];cRBrace;cComma))">
            <text:p/>
          </table:table-cell>
          <table:table-cell table:formula="of:=IF(ISBLANK([.H64]);&quot;&quot;;CONCATENATE([.H$1];cEqual;cLBrace;[.H64];cRBrace;cComma))">
            <text:p/>
          </table:table-cell>
          <table:table-cell table:formula="of:=IF(ISBLANK([.I64]);&quot;&quot;;CONCATENATE([.I$1];cEqual;cLBrace;[.I64];cRBrace;cComma))">
            <text:p/>
          </table:table-cell>
          <table:table-cell table:formula="of:=IF(ISBLANK([.J64]);&quot;&quot;;CONCATENATE([.J$1];cEqual;cLBrace;[.J64];cRBrace;cComma))">
            <text:p/>
          </table:table-cell>
          <table:table-cell table:formula="of:=IF(ISBLANK([.K64]);&quot;&quot;;CONCATENATE([.K$1];cEqual;cLBrace;[.K64];cRBrace;cComma))">
            <text:p/>
          </table:table-cell>
          <table:table-cell table:formula="of:=IF(ISBLANK([.L64]);&quot;&quot;;CONCATENATE([.L$1];cEqual;cLBrace;[.L64];cRBrace;cComma))">
            <text:p/>
          </table:table-cell>
          <table:table-cell table:formula="of:=IF(ISBLANK([.M64]);&quot;&quot;;CONCATENATE([.M$1];cEqual;cLBrace;[.M64];cRBrace;cComma))">
            <text:p/>
          </table:table-cell>
          <table:table-cell table:formula="of:=IF(ISBLANK([.N64]);&quot;&quot;;CONCATENATE([.N$1];cEqual;cLBrace;[.N64];cRBrace;cComma))">
            <text:p/>
          </table:table-cell>
          <table:table-cell table:formula="of:=IF(ISBLANK([.O64]);&quot;&quot;;CONCATENATE([.O$1];cEqual;cLBrace;[.O64];cRBrace;cComma))">
            <text:p/>
          </table:table-cell>
          <table:table-cell table:formula="of:=IF(ISBLANK([.P64]);&quot;&quot;;CONCATENATE([.P$1];cEqual;cLBrace;[.P64];cRBrace;cComma))">
            <text:p/>
          </table:table-cell>
          <table:table-cell table:formula="of:=IF(ISBLANK([.Q64]);&quot;&quot;;CONCATENATE([.Q$1];cEqual;cLBrace;[.Q64];cRBrace;cComma))">
            <text:p/>
          </table:table-cell>
          <table:table-cell table:formula="of:=IF(ISBLANK([.R64]);&quot;&quot;;CONCATENATE([.R$1];cEqual;cLBrace;[.R64];cRBrace;cComma))">
            <text:p/>
          </table:table-cell>
          <table:table-cell table:formula="of:=IF(ISBLANK([.S64]);&quot;&quot;;CONCATENATE([.S$1];cEqual;cLBrace;[.S64];cRBrace;cComma))">
            <text:p/>
          </table:table-cell>
          <table:table-cell table:formula="of:=IF(ISBLANK([.T64]);&quot;&quot;;CONCATENATE([.T$1];cEqual;cLBrace;[.T64];cRBrace;cComma))">
            <text:p/>
          </table:table-cell>
          <table:table-cell table:formula="of:=IF(ISBLANK([.U64]);&quot;&quot;;CONCATENATE([.U$1];cEqual;cLBrace;[.U64];cRBrace;cComma))">
            <text:p/>
          </table:table-cell>
          <table:table-cell table:formula="of:=IF(ISBLANK([.V64]);&quot;&quot;;CONCATENATE([.V$1];cEqual;cLBrace;[.V64];cRBrace;cComma))">
            <text:p/>
          </table:table-cell>
          <table:table-cell table:formula="of:=IF(ISBLANK([.W64]);&quot;&quot;;CONCATENATE([.W$1];cEqual;cLBrace;[.W64];cRBrace;cComma))">
            <text:p/>
          </table:table-cell>
          <table:table-cell table:formula="of:=IF(ISBLANK([.X64]);&quot;&quot;;CONCATENATE([.X$1];cEqual;cLBrace;[.X64];cRBrace;cComma))">
            <text:p/>
          </table:table-cell>
          <table:table-cell table:formula="of:=IF(ISBLANK([.Y64]);&quot;&quot;;CONCATENATE([.Y$1];cEqual;cLBrace;[.Y64];cRBrace;cComma))">
            <text:p/>
          </table:table-cell>
          <table:table-cell table:formula="of:=IF(ISBLANK([.Z64]);&quot;&quot;;CONCATENATE([.Z$1];cEqual;cLBrace;[.Z64];cRBrace;cComma))">
            <text:p/>
          </table:table-cell>
          <table:table-cell table:formula="of:=IF(ISBLANK([.AA64]);&quot;&quot;;CONCATENATE([.AA$1];cEqual;cLBrace;[.AA64];cRBrace;cComma))">
            <text:p/>
          </table:table-cell>
          <table:table-cell table:formula="of:=IF(ISBLANK([.AB64]);&quot;&quot;;CONCATENATE([.AB$1];cEqual;cLBrace;[.AB64];cRBrace;cComma))">
            <text:p/>
          </table:table-cell>
          <table:table-cell table:formula="of:=IF(ISBLANK([.AC64]);&quot;&quot;;CONCATENATE([.AC$1];cEqual;cLBrace;[.AC64];cRBrace;cComma))">
            <text:p/>
          </table:table-cell>
          <table:table-cell table:formula="of:=IF(ISBLANK([.AD64]);&quot;&quot;;CONCATENATE([.AD$1];cEqual;cLBrace;[.AD64];cRBrace;cComma))">
            <text:p/>
          </table:table-cell>
          <table:table-cell table:formula="of:=IF(ISBLANK([.AE64]);&quot;&quot;;CONCATENATE([.AE$1];cEqual;cLBrace;[.AE64];cRBrace;cComma))">
            <text:p/>
          </table:table-cell>
          <table:table-cell table:formula="of:=IF(ISBLANK([.AF64]);&quot;&quot;;CONCATENATE([.AF$1];cEqual;cLBrace;[.AF64];cRBrace;cComma))">
            <text:p/>
          </table:table-cell>
          <table:table-cell table:formula="of:=IF(ISBLANK([.AG64]);&quot;&quot;;CONCATENATE([.AG$1];cEqual;cLBrace;[.AG64];cRBrace;cComma))">
            <text:p/>
          </table:table-cell>
          <table:table-cell table:formula="of:=IF(ISBLANK([.AH64]);&quot;&quot;;CONCATENATE([.AH$1];cEqual;cLBrace;[.AH64];cRBrace;cComma))">
            <text:p/>
          </table:table-cell>
          <table:table-cell table:formula="of:=IF(ISBLANK([.AI64]);&quot;&quot;;CONCATENATE([.AI$1];cEqual;cLBrace;[.AI64];cRBrace;cComma))">
            <text:p/>
          </table:table-cell>
          <table:table-cell table:formula="of:=IF(ISBLANK([.AJ64]);&quot;&quot;;CONCATENATE([.AJ$1];cEqual;cLBrace;[.AJ64];cRBrace;cComma))">
            <text:p/>
          </table:table-cell>
          <table:table-cell table:formula="of:=IF(ISBLANK([.AK64]);&quot;&quot;;CONCATENATE([.AK$1];cEqual;cLBrace;[.AK64];cRBrace;cComma))">
            <text:p/>
          </table:table-cell>
          <table:table-cell table:formula="of:=IF(ISBLANK([.AL64]);&quot;&quot;;CONCATENATE([.AL$1];cEqual;cLBrace;[.AL64];cRBrace;cComma))">
            <text:p/>
          </table:table-cell>
        </table:table-row>
        <table:table-row table:style-name="ro1">
          <table:table-cell/>
          <table:table-cell table:formula="of:=CONCATENATE([.AM65];[.AN65];[.AO65];[.AP65];[.AQ65];[.AR65];[.AS65];[.AT65];[.AU65];[.AV65];[.AW65];[.AX65];[.AY65];[.AZ65];[.BA65];[.BB65];[.BC65];[.BD65];[.BE65];[.BF65];[.BG65];[.BH65];[.BI65];[.BJ65];[.BK65];[.BL65];[.BM65];[.BN65];[.BO65];[.BP65];[.BQ65];[.BR65];[.BS65];[.BT65];[.BU65];[.BV6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5];cComma)" office:value-type="string" office:string-value="@case{," calcext:value-type="string">
            <text:p>@case{,</text:p>
          </table:table-cell>
          <table:table-cell table:formula="of:=IF(ISBLANK([.D65]);&quot;&quot;;CONCATENATE([.D$1];cEqual;cLBrace;[.D65];cRBrace;cComma))">
            <text:p/>
          </table:table-cell>
          <table:table-cell table:formula="of:=IF(ISBLANK([.E65]);&quot;&quot;;CONCATENATE([.E$1];cEqual;cLBrace;[.E65];cRBrace;cComma))">
            <text:p/>
          </table:table-cell>
          <table:table-cell table:formula="of:=IF(ISBLANK([.F65]);&quot;&quot;;CONCATENATE([.F$1];cEqual;cLBrace;[.F65];cRBrace;cComma))">
            <text:p/>
          </table:table-cell>
          <table:table-cell table:formula="of:=IF(ISBLANK([.G65]);&quot;&quot;;CONCATENATE([.G$1];cEqual;cLBrace;[.G65];cRBrace;cComma))">
            <text:p/>
          </table:table-cell>
          <table:table-cell table:formula="of:=IF(ISBLANK([.H65]);&quot;&quot;;CONCATENATE([.H$1];cEqual;cLBrace;[.H65];cRBrace;cComma))">
            <text:p/>
          </table:table-cell>
          <table:table-cell table:formula="of:=IF(ISBLANK([.I65]);&quot;&quot;;CONCATENATE([.I$1];cEqual;cLBrace;[.I65];cRBrace;cComma))">
            <text:p/>
          </table:table-cell>
          <table:table-cell table:formula="of:=IF(ISBLANK([.J65]);&quot;&quot;;CONCATENATE([.J$1];cEqual;cLBrace;[.J65];cRBrace;cComma))">
            <text:p/>
          </table:table-cell>
          <table:table-cell table:formula="of:=IF(ISBLANK([.K65]);&quot;&quot;;CONCATENATE([.K$1];cEqual;cLBrace;[.K65];cRBrace;cComma))">
            <text:p/>
          </table:table-cell>
          <table:table-cell table:formula="of:=IF(ISBLANK([.L65]);&quot;&quot;;CONCATENATE([.L$1];cEqual;cLBrace;[.L65];cRBrace;cComma))">
            <text:p/>
          </table:table-cell>
          <table:table-cell table:formula="of:=IF(ISBLANK([.M65]);&quot;&quot;;CONCATENATE([.M$1];cEqual;cLBrace;[.M65];cRBrace;cComma))">
            <text:p/>
          </table:table-cell>
          <table:table-cell table:formula="of:=IF(ISBLANK([.N65]);&quot;&quot;;CONCATENATE([.N$1];cEqual;cLBrace;[.N65];cRBrace;cComma))">
            <text:p/>
          </table:table-cell>
          <table:table-cell table:formula="of:=IF(ISBLANK([.O65]);&quot;&quot;;CONCATENATE([.O$1];cEqual;cLBrace;[.O65];cRBrace;cComma))">
            <text:p/>
          </table:table-cell>
          <table:table-cell table:formula="of:=IF(ISBLANK([.P65]);&quot;&quot;;CONCATENATE([.P$1];cEqual;cLBrace;[.P65];cRBrace;cComma))">
            <text:p/>
          </table:table-cell>
          <table:table-cell table:formula="of:=IF(ISBLANK([.Q65]);&quot;&quot;;CONCATENATE([.Q$1];cEqual;cLBrace;[.Q65];cRBrace;cComma))">
            <text:p/>
          </table:table-cell>
          <table:table-cell table:formula="of:=IF(ISBLANK([.R65]);&quot;&quot;;CONCATENATE([.R$1];cEqual;cLBrace;[.R65];cRBrace;cComma))">
            <text:p/>
          </table:table-cell>
          <table:table-cell table:formula="of:=IF(ISBLANK([.S65]);&quot;&quot;;CONCATENATE([.S$1];cEqual;cLBrace;[.S65];cRBrace;cComma))">
            <text:p/>
          </table:table-cell>
          <table:table-cell table:formula="of:=IF(ISBLANK([.T65]);&quot;&quot;;CONCATENATE([.T$1];cEqual;cLBrace;[.T65];cRBrace;cComma))">
            <text:p/>
          </table:table-cell>
          <table:table-cell table:formula="of:=IF(ISBLANK([.U65]);&quot;&quot;;CONCATENATE([.U$1];cEqual;cLBrace;[.U65];cRBrace;cComma))">
            <text:p/>
          </table:table-cell>
          <table:table-cell table:formula="of:=IF(ISBLANK([.V65]);&quot;&quot;;CONCATENATE([.V$1];cEqual;cLBrace;[.V65];cRBrace;cComma))">
            <text:p/>
          </table:table-cell>
          <table:table-cell table:formula="of:=IF(ISBLANK([.W65]);&quot;&quot;;CONCATENATE([.W$1];cEqual;cLBrace;[.W65];cRBrace;cComma))">
            <text:p/>
          </table:table-cell>
          <table:table-cell table:formula="of:=IF(ISBLANK([.X65]);&quot;&quot;;CONCATENATE([.X$1];cEqual;cLBrace;[.X65];cRBrace;cComma))">
            <text:p/>
          </table:table-cell>
          <table:table-cell table:formula="of:=IF(ISBLANK([.Y65]);&quot;&quot;;CONCATENATE([.Y$1];cEqual;cLBrace;[.Y65];cRBrace;cComma))">
            <text:p/>
          </table:table-cell>
          <table:table-cell table:formula="of:=IF(ISBLANK([.Z65]);&quot;&quot;;CONCATENATE([.Z$1];cEqual;cLBrace;[.Z65];cRBrace;cComma))">
            <text:p/>
          </table:table-cell>
          <table:table-cell table:formula="of:=IF(ISBLANK([.AA65]);&quot;&quot;;CONCATENATE([.AA$1];cEqual;cLBrace;[.AA65];cRBrace;cComma))">
            <text:p/>
          </table:table-cell>
          <table:table-cell table:formula="of:=IF(ISBLANK([.AB65]);&quot;&quot;;CONCATENATE([.AB$1];cEqual;cLBrace;[.AB65];cRBrace;cComma))">
            <text:p/>
          </table:table-cell>
          <table:table-cell table:formula="of:=IF(ISBLANK([.AC65]);&quot;&quot;;CONCATENATE([.AC$1];cEqual;cLBrace;[.AC65];cRBrace;cComma))">
            <text:p/>
          </table:table-cell>
          <table:table-cell table:formula="of:=IF(ISBLANK([.AD65]);&quot;&quot;;CONCATENATE([.AD$1];cEqual;cLBrace;[.AD65];cRBrace;cComma))">
            <text:p/>
          </table:table-cell>
          <table:table-cell table:formula="of:=IF(ISBLANK([.AE65]);&quot;&quot;;CONCATENATE([.AE$1];cEqual;cLBrace;[.AE65];cRBrace;cComma))">
            <text:p/>
          </table:table-cell>
          <table:table-cell table:formula="of:=IF(ISBLANK([.AF65]);&quot;&quot;;CONCATENATE([.AF$1];cEqual;cLBrace;[.AF65];cRBrace;cComma))">
            <text:p/>
          </table:table-cell>
          <table:table-cell table:formula="of:=IF(ISBLANK([.AG65]);&quot;&quot;;CONCATENATE([.AG$1];cEqual;cLBrace;[.AG65];cRBrace;cComma))">
            <text:p/>
          </table:table-cell>
          <table:table-cell table:formula="of:=IF(ISBLANK([.AH65]);&quot;&quot;;CONCATENATE([.AH$1];cEqual;cLBrace;[.AH65];cRBrace;cComma))">
            <text:p/>
          </table:table-cell>
          <table:table-cell table:formula="of:=IF(ISBLANK([.AI65]);&quot;&quot;;CONCATENATE([.AI$1];cEqual;cLBrace;[.AI65];cRBrace;cComma))">
            <text:p/>
          </table:table-cell>
          <table:table-cell table:formula="of:=IF(ISBLANK([.AJ65]);&quot;&quot;;CONCATENATE([.AJ$1];cEqual;cLBrace;[.AJ65];cRBrace;cComma))">
            <text:p/>
          </table:table-cell>
          <table:table-cell table:formula="of:=IF(ISBLANK([.AK65]);&quot;&quot;;CONCATENATE([.AK$1];cEqual;cLBrace;[.AK65];cRBrace;cComma))">
            <text:p/>
          </table:table-cell>
          <table:table-cell table:formula="of:=IF(ISBLANK([.AL65]);&quot;&quot;;CONCATENATE([.AL$1];cEqual;cLBrace;[.AL65];cRBrace;cComma))">
            <text:p/>
          </table:table-cell>
        </table:table-row>
        <table:table-row table:style-name="ro1">
          <table:table-cell/>
          <table:table-cell table:formula="of:=CONCATENATE([.AM66];[.AN66];[.AO66];[.AP66];[.AQ66];[.AR66];[.AS66];[.AT66];[.AU66];[.AV66];[.AW66];[.AX66];[.AY66];[.AZ66];[.BA66];[.BB66];[.BC66];[.BD66];[.BE66];[.BF66];[.BG66];[.BH66];[.BI66];[.BJ66];[.BK66];[.BL66];[.BM66];[.BN66];[.BO66];[.BP66];[.BQ66];[.BR66];[.BS66];[.BT66];[.BU66];[.BV6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6];cComma)" office:value-type="string" office:string-value="@case{," calcext:value-type="string">
            <text:p>@case{,</text:p>
          </table:table-cell>
          <table:table-cell table:formula="of:=IF(ISBLANK([.D66]);&quot;&quot;;CONCATENATE([.D$1];cEqual;cLBrace;[.D66];cRBrace;cComma))">
            <text:p/>
          </table:table-cell>
          <table:table-cell table:formula="of:=IF(ISBLANK([.E66]);&quot;&quot;;CONCATENATE([.E$1];cEqual;cLBrace;[.E66];cRBrace;cComma))">
            <text:p/>
          </table:table-cell>
          <table:table-cell table:formula="of:=IF(ISBLANK([.F66]);&quot;&quot;;CONCATENATE([.F$1];cEqual;cLBrace;[.F66];cRBrace;cComma))">
            <text:p/>
          </table:table-cell>
          <table:table-cell table:formula="of:=IF(ISBLANK([.G66]);&quot;&quot;;CONCATENATE([.G$1];cEqual;cLBrace;[.G66];cRBrace;cComma))">
            <text:p/>
          </table:table-cell>
          <table:table-cell table:formula="of:=IF(ISBLANK([.H66]);&quot;&quot;;CONCATENATE([.H$1];cEqual;cLBrace;[.H66];cRBrace;cComma))">
            <text:p/>
          </table:table-cell>
          <table:table-cell table:formula="of:=IF(ISBLANK([.I66]);&quot;&quot;;CONCATENATE([.I$1];cEqual;cLBrace;[.I66];cRBrace;cComma))">
            <text:p/>
          </table:table-cell>
          <table:table-cell table:formula="of:=IF(ISBLANK([.J66]);&quot;&quot;;CONCATENATE([.J$1];cEqual;cLBrace;[.J66];cRBrace;cComma))">
            <text:p/>
          </table:table-cell>
          <table:table-cell table:formula="of:=IF(ISBLANK([.K66]);&quot;&quot;;CONCATENATE([.K$1];cEqual;cLBrace;[.K66];cRBrace;cComma))">
            <text:p/>
          </table:table-cell>
          <table:table-cell table:formula="of:=IF(ISBLANK([.L66]);&quot;&quot;;CONCATENATE([.L$1];cEqual;cLBrace;[.L66];cRBrace;cComma))">
            <text:p/>
          </table:table-cell>
          <table:table-cell table:formula="of:=IF(ISBLANK([.M66]);&quot;&quot;;CONCATENATE([.M$1];cEqual;cLBrace;[.M66];cRBrace;cComma))">
            <text:p/>
          </table:table-cell>
          <table:table-cell table:formula="of:=IF(ISBLANK([.N66]);&quot;&quot;;CONCATENATE([.N$1];cEqual;cLBrace;[.N66];cRBrace;cComma))">
            <text:p/>
          </table:table-cell>
          <table:table-cell table:formula="of:=IF(ISBLANK([.O66]);&quot;&quot;;CONCATENATE([.O$1];cEqual;cLBrace;[.O66];cRBrace;cComma))">
            <text:p/>
          </table:table-cell>
          <table:table-cell table:formula="of:=IF(ISBLANK([.P66]);&quot;&quot;;CONCATENATE([.P$1];cEqual;cLBrace;[.P66];cRBrace;cComma))">
            <text:p/>
          </table:table-cell>
          <table:table-cell table:formula="of:=IF(ISBLANK([.Q66]);&quot;&quot;;CONCATENATE([.Q$1];cEqual;cLBrace;[.Q66];cRBrace;cComma))">
            <text:p/>
          </table:table-cell>
          <table:table-cell table:formula="of:=IF(ISBLANK([.R66]);&quot;&quot;;CONCATENATE([.R$1];cEqual;cLBrace;[.R66];cRBrace;cComma))">
            <text:p/>
          </table:table-cell>
          <table:table-cell table:formula="of:=IF(ISBLANK([.S66]);&quot;&quot;;CONCATENATE([.S$1];cEqual;cLBrace;[.S66];cRBrace;cComma))">
            <text:p/>
          </table:table-cell>
          <table:table-cell table:formula="of:=IF(ISBLANK([.T66]);&quot;&quot;;CONCATENATE([.T$1];cEqual;cLBrace;[.T66];cRBrace;cComma))">
            <text:p/>
          </table:table-cell>
          <table:table-cell table:formula="of:=IF(ISBLANK([.U66]);&quot;&quot;;CONCATENATE([.U$1];cEqual;cLBrace;[.U66];cRBrace;cComma))">
            <text:p/>
          </table:table-cell>
          <table:table-cell table:formula="of:=IF(ISBLANK([.V66]);&quot;&quot;;CONCATENATE([.V$1];cEqual;cLBrace;[.V66];cRBrace;cComma))">
            <text:p/>
          </table:table-cell>
          <table:table-cell table:formula="of:=IF(ISBLANK([.W66]);&quot;&quot;;CONCATENATE([.W$1];cEqual;cLBrace;[.W66];cRBrace;cComma))">
            <text:p/>
          </table:table-cell>
          <table:table-cell table:formula="of:=IF(ISBLANK([.X66]);&quot;&quot;;CONCATENATE([.X$1];cEqual;cLBrace;[.X66];cRBrace;cComma))">
            <text:p/>
          </table:table-cell>
          <table:table-cell table:formula="of:=IF(ISBLANK([.Y66]);&quot;&quot;;CONCATENATE([.Y$1];cEqual;cLBrace;[.Y66];cRBrace;cComma))">
            <text:p/>
          </table:table-cell>
          <table:table-cell table:formula="of:=IF(ISBLANK([.Z66]);&quot;&quot;;CONCATENATE([.Z$1];cEqual;cLBrace;[.Z66];cRBrace;cComma))">
            <text:p/>
          </table:table-cell>
          <table:table-cell table:formula="of:=IF(ISBLANK([.AA66]);&quot;&quot;;CONCATENATE([.AA$1];cEqual;cLBrace;[.AA66];cRBrace;cComma))">
            <text:p/>
          </table:table-cell>
          <table:table-cell table:formula="of:=IF(ISBLANK([.AB66]);&quot;&quot;;CONCATENATE([.AB$1];cEqual;cLBrace;[.AB66];cRBrace;cComma))">
            <text:p/>
          </table:table-cell>
          <table:table-cell table:formula="of:=IF(ISBLANK([.AC66]);&quot;&quot;;CONCATENATE([.AC$1];cEqual;cLBrace;[.AC66];cRBrace;cComma))">
            <text:p/>
          </table:table-cell>
          <table:table-cell table:formula="of:=IF(ISBLANK([.AD66]);&quot;&quot;;CONCATENATE([.AD$1];cEqual;cLBrace;[.AD66];cRBrace;cComma))">
            <text:p/>
          </table:table-cell>
          <table:table-cell table:formula="of:=IF(ISBLANK([.AE66]);&quot;&quot;;CONCATENATE([.AE$1];cEqual;cLBrace;[.AE66];cRBrace;cComma))">
            <text:p/>
          </table:table-cell>
          <table:table-cell table:formula="of:=IF(ISBLANK([.AF66]);&quot;&quot;;CONCATENATE([.AF$1];cEqual;cLBrace;[.AF66];cRBrace;cComma))">
            <text:p/>
          </table:table-cell>
          <table:table-cell table:formula="of:=IF(ISBLANK([.AG66]);&quot;&quot;;CONCATENATE([.AG$1];cEqual;cLBrace;[.AG66];cRBrace;cComma))">
            <text:p/>
          </table:table-cell>
          <table:table-cell table:formula="of:=IF(ISBLANK([.AH66]);&quot;&quot;;CONCATENATE([.AH$1];cEqual;cLBrace;[.AH66];cRBrace;cComma))">
            <text:p/>
          </table:table-cell>
          <table:table-cell table:formula="of:=IF(ISBLANK([.AI66]);&quot;&quot;;CONCATENATE([.AI$1];cEqual;cLBrace;[.AI66];cRBrace;cComma))">
            <text:p/>
          </table:table-cell>
          <table:table-cell table:formula="of:=IF(ISBLANK([.AJ66]);&quot;&quot;;CONCATENATE([.AJ$1];cEqual;cLBrace;[.AJ66];cRBrace;cComma))">
            <text:p/>
          </table:table-cell>
          <table:table-cell table:formula="of:=IF(ISBLANK([.AK66]);&quot;&quot;;CONCATENATE([.AK$1];cEqual;cLBrace;[.AK66];cRBrace;cComma))">
            <text:p/>
          </table:table-cell>
          <table:table-cell table:formula="of:=IF(ISBLANK([.AL66]);&quot;&quot;;CONCATENATE([.AL$1];cEqual;cLBrace;[.AL66];cRBrace;cComma))">
            <text:p/>
          </table:table-cell>
        </table:table-row>
        <table:table-row table:style-name="ro1">
          <table:table-cell/>
          <table:table-cell table:formula="of:=CONCATENATE([.AM67];[.AN67];[.AO67];[.AP67];[.AQ67];[.AR67];[.AS67];[.AT67];[.AU67];[.AV67];[.AW67];[.AX67];[.AY67];[.AZ67];[.BA67];[.BB67];[.BC67];[.BD67];[.BE67];[.BF67];[.BG67];[.BH67];[.BI67];[.BJ67];[.BK67];[.BL67];[.BM67];[.BN67];[.BO67];[.BP67];[.BQ67];[.BR67];[.BS67];[.BT67];[.BU67];[.BV6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7];cComma)" office:value-type="string" office:string-value="@case{," calcext:value-type="string">
            <text:p>@case{,</text:p>
          </table:table-cell>
          <table:table-cell table:formula="of:=IF(ISBLANK([.D67]);&quot;&quot;;CONCATENATE([.D$1];cEqual;cLBrace;[.D67];cRBrace;cComma))">
            <text:p/>
          </table:table-cell>
          <table:table-cell table:formula="of:=IF(ISBLANK([.E67]);&quot;&quot;;CONCATENATE([.E$1];cEqual;cLBrace;[.E67];cRBrace;cComma))">
            <text:p/>
          </table:table-cell>
          <table:table-cell table:formula="of:=IF(ISBLANK([.F67]);&quot;&quot;;CONCATENATE([.F$1];cEqual;cLBrace;[.F67];cRBrace;cComma))">
            <text:p/>
          </table:table-cell>
          <table:table-cell table:formula="of:=IF(ISBLANK([.G67]);&quot;&quot;;CONCATENATE([.G$1];cEqual;cLBrace;[.G67];cRBrace;cComma))">
            <text:p/>
          </table:table-cell>
          <table:table-cell table:formula="of:=IF(ISBLANK([.H67]);&quot;&quot;;CONCATENATE([.H$1];cEqual;cLBrace;[.H67];cRBrace;cComma))">
            <text:p/>
          </table:table-cell>
          <table:table-cell table:formula="of:=IF(ISBLANK([.I67]);&quot;&quot;;CONCATENATE([.I$1];cEqual;cLBrace;[.I67];cRBrace;cComma))">
            <text:p/>
          </table:table-cell>
          <table:table-cell table:formula="of:=IF(ISBLANK([.J67]);&quot;&quot;;CONCATENATE([.J$1];cEqual;cLBrace;[.J67];cRBrace;cComma))">
            <text:p/>
          </table:table-cell>
          <table:table-cell table:formula="of:=IF(ISBLANK([.K67]);&quot;&quot;;CONCATENATE([.K$1];cEqual;cLBrace;[.K67];cRBrace;cComma))">
            <text:p/>
          </table:table-cell>
          <table:table-cell table:formula="of:=IF(ISBLANK([.L67]);&quot;&quot;;CONCATENATE([.L$1];cEqual;cLBrace;[.L67];cRBrace;cComma))">
            <text:p/>
          </table:table-cell>
          <table:table-cell table:formula="of:=IF(ISBLANK([.M67]);&quot;&quot;;CONCATENATE([.M$1];cEqual;cLBrace;[.M67];cRBrace;cComma))">
            <text:p/>
          </table:table-cell>
          <table:table-cell table:formula="of:=IF(ISBLANK([.N67]);&quot;&quot;;CONCATENATE([.N$1];cEqual;cLBrace;[.N67];cRBrace;cComma))">
            <text:p/>
          </table:table-cell>
          <table:table-cell table:formula="of:=IF(ISBLANK([.O67]);&quot;&quot;;CONCATENATE([.O$1];cEqual;cLBrace;[.O67];cRBrace;cComma))">
            <text:p/>
          </table:table-cell>
          <table:table-cell table:formula="of:=IF(ISBLANK([.P67]);&quot;&quot;;CONCATENATE([.P$1];cEqual;cLBrace;[.P67];cRBrace;cComma))">
            <text:p/>
          </table:table-cell>
          <table:table-cell table:formula="of:=IF(ISBLANK([.Q67]);&quot;&quot;;CONCATENATE([.Q$1];cEqual;cLBrace;[.Q67];cRBrace;cComma))">
            <text:p/>
          </table:table-cell>
          <table:table-cell table:formula="of:=IF(ISBLANK([.R67]);&quot;&quot;;CONCATENATE([.R$1];cEqual;cLBrace;[.R67];cRBrace;cComma))">
            <text:p/>
          </table:table-cell>
          <table:table-cell table:formula="of:=IF(ISBLANK([.S67]);&quot;&quot;;CONCATENATE([.S$1];cEqual;cLBrace;[.S67];cRBrace;cComma))">
            <text:p/>
          </table:table-cell>
          <table:table-cell table:formula="of:=IF(ISBLANK([.T67]);&quot;&quot;;CONCATENATE([.T$1];cEqual;cLBrace;[.T67];cRBrace;cComma))">
            <text:p/>
          </table:table-cell>
          <table:table-cell table:formula="of:=IF(ISBLANK([.U67]);&quot;&quot;;CONCATENATE([.U$1];cEqual;cLBrace;[.U67];cRBrace;cComma))">
            <text:p/>
          </table:table-cell>
          <table:table-cell table:formula="of:=IF(ISBLANK([.V67]);&quot;&quot;;CONCATENATE([.V$1];cEqual;cLBrace;[.V67];cRBrace;cComma))">
            <text:p/>
          </table:table-cell>
          <table:table-cell table:formula="of:=IF(ISBLANK([.W67]);&quot;&quot;;CONCATENATE([.W$1];cEqual;cLBrace;[.W67];cRBrace;cComma))">
            <text:p/>
          </table:table-cell>
          <table:table-cell table:formula="of:=IF(ISBLANK([.X67]);&quot;&quot;;CONCATENATE([.X$1];cEqual;cLBrace;[.X67];cRBrace;cComma))">
            <text:p/>
          </table:table-cell>
          <table:table-cell table:formula="of:=IF(ISBLANK([.Y67]);&quot;&quot;;CONCATENATE([.Y$1];cEqual;cLBrace;[.Y67];cRBrace;cComma))">
            <text:p/>
          </table:table-cell>
          <table:table-cell table:formula="of:=IF(ISBLANK([.Z67]);&quot;&quot;;CONCATENATE([.Z$1];cEqual;cLBrace;[.Z67];cRBrace;cComma))">
            <text:p/>
          </table:table-cell>
          <table:table-cell table:formula="of:=IF(ISBLANK([.AA67]);&quot;&quot;;CONCATENATE([.AA$1];cEqual;cLBrace;[.AA67];cRBrace;cComma))">
            <text:p/>
          </table:table-cell>
          <table:table-cell table:formula="of:=IF(ISBLANK([.AB67]);&quot;&quot;;CONCATENATE([.AB$1];cEqual;cLBrace;[.AB67];cRBrace;cComma))">
            <text:p/>
          </table:table-cell>
          <table:table-cell table:formula="of:=IF(ISBLANK([.AC67]);&quot;&quot;;CONCATENATE([.AC$1];cEqual;cLBrace;[.AC67];cRBrace;cComma))">
            <text:p/>
          </table:table-cell>
          <table:table-cell table:formula="of:=IF(ISBLANK([.AD67]);&quot;&quot;;CONCATENATE([.AD$1];cEqual;cLBrace;[.AD67];cRBrace;cComma))">
            <text:p/>
          </table:table-cell>
          <table:table-cell table:formula="of:=IF(ISBLANK([.AE67]);&quot;&quot;;CONCATENATE([.AE$1];cEqual;cLBrace;[.AE67];cRBrace;cComma))">
            <text:p/>
          </table:table-cell>
          <table:table-cell table:formula="of:=IF(ISBLANK([.AF67]);&quot;&quot;;CONCATENATE([.AF$1];cEqual;cLBrace;[.AF67];cRBrace;cComma))">
            <text:p/>
          </table:table-cell>
          <table:table-cell table:formula="of:=IF(ISBLANK([.AG67]);&quot;&quot;;CONCATENATE([.AG$1];cEqual;cLBrace;[.AG67];cRBrace;cComma))">
            <text:p/>
          </table:table-cell>
          <table:table-cell table:formula="of:=IF(ISBLANK([.AH67]);&quot;&quot;;CONCATENATE([.AH$1];cEqual;cLBrace;[.AH67];cRBrace;cComma))">
            <text:p/>
          </table:table-cell>
          <table:table-cell table:formula="of:=IF(ISBLANK([.AI67]);&quot;&quot;;CONCATENATE([.AI$1];cEqual;cLBrace;[.AI67];cRBrace;cComma))">
            <text:p/>
          </table:table-cell>
          <table:table-cell table:formula="of:=IF(ISBLANK([.AJ67]);&quot;&quot;;CONCATENATE([.AJ$1];cEqual;cLBrace;[.AJ67];cRBrace;cComma))">
            <text:p/>
          </table:table-cell>
          <table:table-cell table:formula="of:=IF(ISBLANK([.AK67]);&quot;&quot;;CONCATENATE([.AK$1];cEqual;cLBrace;[.AK67];cRBrace;cComma))">
            <text:p/>
          </table:table-cell>
          <table:table-cell table:formula="of:=IF(ISBLANK([.AL67]);&quot;&quot;;CONCATENATE([.AL$1];cEqual;cLBrace;[.AL67];cRBrace;cComma))">
            <text:p/>
          </table:table-cell>
        </table:table-row>
        <table:table-row table:style-name="ro1">
          <table:table-cell/>
          <table:table-cell table:formula="of:=CONCATENATE([.AM68];[.AN68];[.AO68];[.AP68];[.AQ68];[.AR68];[.AS68];[.AT68];[.AU68];[.AV68];[.AW68];[.AX68];[.AY68];[.AZ68];[.BA68];[.BB68];[.BC68];[.BD68];[.BE68];[.BF68];[.BG68];[.BH68];[.BI68];[.BJ68];[.BK68];[.BL68];[.BM68];[.BN68];[.BO68];[.BP68];[.BQ68];[.BR68];[.BS68];[.BT68];[.BU68];[.BV6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8];cComma)" office:value-type="string" office:string-value="@case{," calcext:value-type="string">
            <text:p>@case{,</text:p>
          </table:table-cell>
          <table:table-cell table:formula="of:=IF(ISBLANK([.D68]);&quot;&quot;;CONCATENATE([.D$1];cEqual;cLBrace;[.D68];cRBrace;cComma))">
            <text:p/>
          </table:table-cell>
          <table:table-cell table:formula="of:=IF(ISBLANK([.E68]);&quot;&quot;;CONCATENATE([.E$1];cEqual;cLBrace;[.E68];cRBrace;cComma))">
            <text:p/>
          </table:table-cell>
          <table:table-cell table:formula="of:=IF(ISBLANK([.F68]);&quot;&quot;;CONCATENATE([.F$1];cEqual;cLBrace;[.F68];cRBrace;cComma))">
            <text:p/>
          </table:table-cell>
          <table:table-cell table:formula="of:=IF(ISBLANK([.G68]);&quot;&quot;;CONCATENATE([.G$1];cEqual;cLBrace;[.G68];cRBrace;cComma))">
            <text:p/>
          </table:table-cell>
          <table:table-cell table:formula="of:=IF(ISBLANK([.H68]);&quot;&quot;;CONCATENATE([.H$1];cEqual;cLBrace;[.H68];cRBrace;cComma))">
            <text:p/>
          </table:table-cell>
          <table:table-cell table:formula="of:=IF(ISBLANK([.I68]);&quot;&quot;;CONCATENATE([.I$1];cEqual;cLBrace;[.I68];cRBrace;cComma))">
            <text:p/>
          </table:table-cell>
          <table:table-cell table:formula="of:=IF(ISBLANK([.J68]);&quot;&quot;;CONCATENATE([.J$1];cEqual;cLBrace;[.J68];cRBrace;cComma))">
            <text:p/>
          </table:table-cell>
          <table:table-cell table:formula="of:=IF(ISBLANK([.K68]);&quot;&quot;;CONCATENATE([.K$1];cEqual;cLBrace;[.K68];cRBrace;cComma))">
            <text:p/>
          </table:table-cell>
          <table:table-cell table:formula="of:=IF(ISBLANK([.L68]);&quot;&quot;;CONCATENATE([.L$1];cEqual;cLBrace;[.L68];cRBrace;cComma))">
            <text:p/>
          </table:table-cell>
          <table:table-cell table:formula="of:=IF(ISBLANK([.M68]);&quot;&quot;;CONCATENATE([.M$1];cEqual;cLBrace;[.M68];cRBrace;cComma))">
            <text:p/>
          </table:table-cell>
          <table:table-cell table:formula="of:=IF(ISBLANK([.N68]);&quot;&quot;;CONCATENATE([.N$1];cEqual;cLBrace;[.N68];cRBrace;cComma))">
            <text:p/>
          </table:table-cell>
          <table:table-cell table:formula="of:=IF(ISBLANK([.O68]);&quot;&quot;;CONCATENATE([.O$1];cEqual;cLBrace;[.O68];cRBrace;cComma))">
            <text:p/>
          </table:table-cell>
          <table:table-cell table:formula="of:=IF(ISBLANK([.P68]);&quot;&quot;;CONCATENATE([.P$1];cEqual;cLBrace;[.P68];cRBrace;cComma))">
            <text:p/>
          </table:table-cell>
          <table:table-cell table:formula="of:=IF(ISBLANK([.Q68]);&quot;&quot;;CONCATENATE([.Q$1];cEqual;cLBrace;[.Q68];cRBrace;cComma))">
            <text:p/>
          </table:table-cell>
          <table:table-cell table:formula="of:=IF(ISBLANK([.R68]);&quot;&quot;;CONCATENATE([.R$1];cEqual;cLBrace;[.R68];cRBrace;cComma))">
            <text:p/>
          </table:table-cell>
          <table:table-cell table:formula="of:=IF(ISBLANK([.S68]);&quot;&quot;;CONCATENATE([.S$1];cEqual;cLBrace;[.S68];cRBrace;cComma))">
            <text:p/>
          </table:table-cell>
          <table:table-cell table:formula="of:=IF(ISBLANK([.T68]);&quot;&quot;;CONCATENATE([.T$1];cEqual;cLBrace;[.T68];cRBrace;cComma))">
            <text:p/>
          </table:table-cell>
          <table:table-cell table:formula="of:=IF(ISBLANK([.U68]);&quot;&quot;;CONCATENATE([.U$1];cEqual;cLBrace;[.U68];cRBrace;cComma))">
            <text:p/>
          </table:table-cell>
          <table:table-cell table:formula="of:=IF(ISBLANK([.V68]);&quot;&quot;;CONCATENATE([.V$1];cEqual;cLBrace;[.V68];cRBrace;cComma))">
            <text:p/>
          </table:table-cell>
          <table:table-cell table:formula="of:=IF(ISBLANK([.W68]);&quot;&quot;;CONCATENATE([.W$1];cEqual;cLBrace;[.W68];cRBrace;cComma))">
            <text:p/>
          </table:table-cell>
          <table:table-cell table:formula="of:=IF(ISBLANK([.X68]);&quot;&quot;;CONCATENATE([.X$1];cEqual;cLBrace;[.X68];cRBrace;cComma))">
            <text:p/>
          </table:table-cell>
          <table:table-cell table:formula="of:=IF(ISBLANK([.Y68]);&quot;&quot;;CONCATENATE([.Y$1];cEqual;cLBrace;[.Y68];cRBrace;cComma))">
            <text:p/>
          </table:table-cell>
          <table:table-cell table:formula="of:=IF(ISBLANK([.Z68]);&quot;&quot;;CONCATENATE([.Z$1];cEqual;cLBrace;[.Z68];cRBrace;cComma))">
            <text:p/>
          </table:table-cell>
          <table:table-cell table:formula="of:=IF(ISBLANK([.AA68]);&quot;&quot;;CONCATENATE([.AA$1];cEqual;cLBrace;[.AA68];cRBrace;cComma))">
            <text:p/>
          </table:table-cell>
          <table:table-cell table:formula="of:=IF(ISBLANK([.AB68]);&quot;&quot;;CONCATENATE([.AB$1];cEqual;cLBrace;[.AB68];cRBrace;cComma))">
            <text:p/>
          </table:table-cell>
          <table:table-cell table:formula="of:=IF(ISBLANK([.AC68]);&quot;&quot;;CONCATENATE([.AC$1];cEqual;cLBrace;[.AC68];cRBrace;cComma))">
            <text:p/>
          </table:table-cell>
          <table:table-cell table:formula="of:=IF(ISBLANK([.AD68]);&quot;&quot;;CONCATENATE([.AD$1];cEqual;cLBrace;[.AD68];cRBrace;cComma))">
            <text:p/>
          </table:table-cell>
          <table:table-cell table:formula="of:=IF(ISBLANK([.AE68]);&quot;&quot;;CONCATENATE([.AE$1];cEqual;cLBrace;[.AE68];cRBrace;cComma))">
            <text:p/>
          </table:table-cell>
          <table:table-cell table:formula="of:=IF(ISBLANK([.AF68]);&quot;&quot;;CONCATENATE([.AF$1];cEqual;cLBrace;[.AF68];cRBrace;cComma))">
            <text:p/>
          </table:table-cell>
          <table:table-cell table:formula="of:=IF(ISBLANK([.AG68]);&quot;&quot;;CONCATENATE([.AG$1];cEqual;cLBrace;[.AG68];cRBrace;cComma))">
            <text:p/>
          </table:table-cell>
          <table:table-cell table:formula="of:=IF(ISBLANK([.AH68]);&quot;&quot;;CONCATENATE([.AH$1];cEqual;cLBrace;[.AH68];cRBrace;cComma))">
            <text:p/>
          </table:table-cell>
          <table:table-cell table:formula="of:=IF(ISBLANK([.AI68]);&quot;&quot;;CONCATENATE([.AI$1];cEqual;cLBrace;[.AI68];cRBrace;cComma))">
            <text:p/>
          </table:table-cell>
          <table:table-cell table:formula="of:=IF(ISBLANK([.AJ68]);&quot;&quot;;CONCATENATE([.AJ$1];cEqual;cLBrace;[.AJ68];cRBrace;cComma))">
            <text:p/>
          </table:table-cell>
          <table:table-cell table:formula="of:=IF(ISBLANK([.AK68]);&quot;&quot;;CONCATENATE([.AK$1];cEqual;cLBrace;[.AK68];cRBrace;cComma))">
            <text:p/>
          </table:table-cell>
          <table:table-cell table:formula="of:=IF(ISBLANK([.AL68]);&quot;&quot;;CONCATENATE([.AL$1];cEqual;cLBrace;[.AL68];cRBrace;cComma))">
            <text:p/>
          </table:table-cell>
        </table:table-row>
        <table:table-row table:style-name="ro1">
          <table:table-cell/>
          <table:table-cell table:formula="of:=CONCATENATE([.AM69];[.AN69];[.AO69];[.AP69];[.AQ69];[.AR69];[.AS69];[.AT69];[.AU69];[.AV69];[.AW69];[.AX69];[.AY69];[.AZ69];[.BA69];[.BB69];[.BC69];[.BD69];[.BE69];[.BF69];[.BG69];[.BH69];[.BI69];[.BJ69];[.BK69];[.BL69];[.BM69];[.BN69];[.BO69];[.BP69];[.BQ69];[.BR69];[.BS69];[.BT69];[.BU69];[.BV6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9];cComma)" office:value-type="string" office:string-value="@case{," calcext:value-type="string">
            <text:p>@case{,</text:p>
          </table:table-cell>
          <table:table-cell table:formula="of:=IF(ISBLANK([.D69]);&quot;&quot;;CONCATENATE([.D$1];cEqual;cLBrace;[.D69];cRBrace;cComma))">
            <text:p/>
          </table:table-cell>
          <table:table-cell table:formula="of:=IF(ISBLANK([.E69]);&quot;&quot;;CONCATENATE([.E$1];cEqual;cLBrace;[.E69];cRBrace;cComma))">
            <text:p/>
          </table:table-cell>
          <table:table-cell table:formula="of:=IF(ISBLANK([.F69]);&quot;&quot;;CONCATENATE([.F$1];cEqual;cLBrace;[.F69];cRBrace;cComma))">
            <text:p/>
          </table:table-cell>
          <table:table-cell table:formula="of:=IF(ISBLANK([.G69]);&quot;&quot;;CONCATENATE([.G$1];cEqual;cLBrace;[.G69];cRBrace;cComma))">
            <text:p/>
          </table:table-cell>
          <table:table-cell table:formula="of:=IF(ISBLANK([.H69]);&quot;&quot;;CONCATENATE([.H$1];cEqual;cLBrace;[.H69];cRBrace;cComma))">
            <text:p/>
          </table:table-cell>
          <table:table-cell table:formula="of:=IF(ISBLANK([.I69]);&quot;&quot;;CONCATENATE([.I$1];cEqual;cLBrace;[.I69];cRBrace;cComma))">
            <text:p/>
          </table:table-cell>
          <table:table-cell table:formula="of:=IF(ISBLANK([.J69]);&quot;&quot;;CONCATENATE([.J$1];cEqual;cLBrace;[.J69];cRBrace;cComma))">
            <text:p/>
          </table:table-cell>
          <table:table-cell table:formula="of:=IF(ISBLANK([.K69]);&quot;&quot;;CONCATENATE([.K$1];cEqual;cLBrace;[.K69];cRBrace;cComma))">
            <text:p/>
          </table:table-cell>
          <table:table-cell table:formula="of:=IF(ISBLANK([.L69]);&quot;&quot;;CONCATENATE([.L$1];cEqual;cLBrace;[.L69];cRBrace;cComma))">
            <text:p/>
          </table:table-cell>
          <table:table-cell table:formula="of:=IF(ISBLANK([.M69]);&quot;&quot;;CONCATENATE([.M$1];cEqual;cLBrace;[.M69];cRBrace;cComma))">
            <text:p/>
          </table:table-cell>
          <table:table-cell table:formula="of:=IF(ISBLANK([.N69]);&quot;&quot;;CONCATENATE([.N$1];cEqual;cLBrace;[.N69];cRBrace;cComma))">
            <text:p/>
          </table:table-cell>
          <table:table-cell table:formula="of:=IF(ISBLANK([.O69]);&quot;&quot;;CONCATENATE([.O$1];cEqual;cLBrace;[.O69];cRBrace;cComma))">
            <text:p/>
          </table:table-cell>
          <table:table-cell table:formula="of:=IF(ISBLANK([.P69]);&quot;&quot;;CONCATENATE([.P$1];cEqual;cLBrace;[.P69];cRBrace;cComma))">
            <text:p/>
          </table:table-cell>
          <table:table-cell table:formula="of:=IF(ISBLANK([.Q69]);&quot;&quot;;CONCATENATE([.Q$1];cEqual;cLBrace;[.Q69];cRBrace;cComma))">
            <text:p/>
          </table:table-cell>
          <table:table-cell table:formula="of:=IF(ISBLANK([.R69]);&quot;&quot;;CONCATENATE([.R$1];cEqual;cLBrace;[.R69];cRBrace;cComma))">
            <text:p/>
          </table:table-cell>
          <table:table-cell table:formula="of:=IF(ISBLANK([.S69]);&quot;&quot;;CONCATENATE([.S$1];cEqual;cLBrace;[.S69];cRBrace;cComma))">
            <text:p/>
          </table:table-cell>
          <table:table-cell table:formula="of:=IF(ISBLANK([.T69]);&quot;&quot;;CONCATENATE([.T$1];cEqual;cLBrace;[.T69];cRBrace;cComma))">
            <text:p/>
          </table:table-cell>
          <table:table-cell table:formula="of:=IF(ISBLANK([.U69]);&quot;&quot;;CONCATENATE([.U$1];cEqual;cLBrace;[.U69];cRBrace;cComma))">
            <text:p/>
          </table:table-cell>
          <table:table-cell table:formula="of:=IF(ISBLANK([.V69]);&quot;&quot;;CONCATENATE([.V$1];cEqual;cLBrace;[.V69];cRBrace;cComma))">
            <text:p/>
          </table:table-cell>
          <table:table-cell table:formula="of:=IF(ISBLANK([.W69]);&quot;&quot;;CONCATENATE([.W$1];cEqual;cLBrace;[.W69];cRBrace;cComma))">
            <text:p/>
          </table:table-cell>
          <table:table-cell table:formula="of:=IF(ISBLANK([.X69]);&quot;&quot;;CONCATENATE([.X$1];cEqual;cLBrace;[.X69];cRBrace;cComma))">
            <text:p/>
          </table:table-cell>
          <table:table-cell table:formula="of:=IF(ISBLANK([.Y69]);&quot;&quot;;CONCATENATE([.Y$1];cEqual;cLBrace;[.Y69];cRBrace;cComma))">
            <text:p/>
          </table:table-cell>
          <table:table-cell table:formula="of:=IF(ISBLANK([.Z69]);&quot;&quot;;CONCATENATE([.Z$1];cEqual;cLBrace;[.Z69];cRBrace;cComma))">
            <text:p/>
          </table:table-cell>
          <table:table-cell table:formula="of:=IF(ISBLANK([.AA69]);&quot;&quot;;CONCATENATE([.AA$1];cEqual;cLBrace;[.AA69];cRBrace;cComma))">
            <text:p/>
          </table:table-cell>
          <table:table-cell table:formula="of:=IF(ISBLANK([.AB69]);&quot;&quot;;CONCATENATE([.AB$1];cEqual;cLBrace;[.AB69];cRBrace;cComma))">
            <text:p/>
          </table:table-cell>
          <table:table-cell table:formula="of:=IF(ISBLANK([.AC69]);&quot;&quot;;CONCATENATE([.AC$1];cEqual;cLBrace;[.AC69];cRBrace;cComma))">
            <text:p/>
          </table:table-cell>
          <table:table-cell table:formula="of:=IF(ISBLANK([.AD69]);&quot;&quot;;CONCATENATE([.AD$1];cEqual;cLBrace;[.AD69];cRBrace;cComma))">
            <text:p/>
          </table:table-cell>
          <table:table-cell table:formula="of:=IF(ISBLANK([.AE69]);&quot;&quot;;CONCATENATE([.AE$1];cEqual;cLBrace;[.AE69];cRBrace;cComma))">
            <text:p/>
          </table:table-cell>
          <table:table-cell table:formula="of:=IF(ISBLANK([.AF69]);&quot;&quot;;CONCATENATE([.AF$1];cEqual;cLBrace;[.AF69];cRBrace;cComma))">
            <text:p/>
          </table:table-cell>
          <table:table-cell table:formula="of:=IF(ISBLANK([.AG69]);&quot;&quot;;CONCATENATE([.AG$1];cEqual;cLBrace;[.AG69];cRBrace;cComma))">
            <text:p/>
          </table:table-cell>
          <table:table-cell table:formula="of:=IF(ISBLANK([.AH69]);&quot;&quot;;CONCATENATE([.AH$1];cEqual;cLBrace;[.AH69];cRBrace;cComma))">
            <text:p/>
          </table:table-cell>
          <table:table-cell table:formula="of:=IF(ISBLANK([.AI69]);&quot;&quot;;CONCATENATE([.AI$1];cEqual;cLBrace;[.AI69];cRBrace;cComma))">
            <text:p/>
          </table:table-cell>
          <table:table-cell table:formula="of:=IF(ISBLANK([.AJ69]);&quot;&quot;;CONCATENATE([.AJ$1];cEqual;cLBrace;[.AJ69];cRBrace;cComma))">
            <text:p/>
          </table:table-cell>
          <table:table-cell table:formula="of:=IF(ISBLANK([.AK69]);&quot;&quot;;CONCATENATE([.AK$1];cEqual;cLBrace;[.AK69];cRBrace;cComma))">
            <text:p/>
          </table:table-cell>
          <table:table-cell table:formula="of:=IF(ISBLANK([.AL69]);&quot;&quot;;CONCATENATE([.AL$1];cEqual;cLBrace;[.AL69];cRBrace;cComma))">
            <text:p/>
          </table:table-cell>
        </table:table-row>
        <table:table-row table:style-name="ro1">
          <table:table-cell/>
          <table:table-cell table:formula="of:=CONCATENATE([.AM70];[.AN70];[.AO70];[.AP70];[.AQ70];[.AR70];[.AS70];[.AT70];[.AU70];[.AV70];[.AW70];[.AX70];[.AY70];[.AZ70];[.BA70];[.BB70];[.BC70];[.BD70];[.BE70];[.BF70];[.BG70];[.BH70];[.BI70];[.BJ70];[.BK70];[.BL70];[.BM70];[.BN70];[.BO70];[.BP70];[.BQ70];[.BR70];[.BS70];[.BT70];[.BU70];[.BV7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0];cComma)" office:value-type="string" office:string-value="@case{," calcext:value-type="string">
            <text:p>@case{,</text:p>
          </table:table-cell>
          <table:table-cell table:formula="of:=IF(ISBLANK([.D70]);&quot;&quot;;CONCATENATE([.D$1];cEqual;cLBrace;[.D70];cRBrace;cComma))">
            <text:p/>
          </table:table-cell>
          <table:table-cell table:formula="of:=IF(ISBLANK([.E70]);&quot;&quot;;CONCATENATE([.E$1];cEqual;cLBrace;[.E70];cRBrace;cComma))">
            <text:p/>
          </table:table-cell>
          <table:table-cell table:formula="of:=IF(ISBLANK([.F70]);&quot;&quot;;CONCATENATE([.F$1];cEqual;cLBrace;[.F70];cRBrace;cComma))">
            <text:p/>
          </table:table-cell>
          <table:table-cell table:formula="of:=IF(ISBLANK([.G70]);&quot;&quot;;CONCATENATE([.G$1];cEqual;cLBrace;[.G70];cRBrace;cComma))">
            <text:p/>
          </table:table-cell>
          <table:table-cell table:formula="of:=IF(ISBLANK([.H70]);&quot;&quot;;CONCATENATE([.H$1];cEqual;cLBrace;[.H70];cRBrace;cComma))">
            <text:p/>
          </table:table-cell>
          <table:table-cell table:formula="of:=IF(ISBLANK([.I70]);&quot;&quot;;CONCATENATE([.I$1];cEqual;cLBrace;[.I70];cRBrace;cComma))">
            <text:p/>
          </table:table-cell>
          <table:table-cell table:formula="of:=IF(ISBLANK([.J70]);&quot;&quot;;CONCATENATE([.J$1];cEqual;cLBrace;[.J70];cRBrace;cComma))">
            <text:p/>
          </table:table-cell>
          <table:table-cell table:formula="of:=IF(ISBLANK([.K70]);&quot;&quot;;CONCATENATE([.K$1];cEqual;cLBrace;[.K70];cRBrace;cComma))">
            <text:p/>
          </table:table-cell>
          <table:table-cell table:formula="of:=IF(ISBLANK([.L70]);&quot;&quot;;CONCATENATE([.L$1];cEqual;cLBrace;[.L70];cRBrace;cComma))">
            <text:p/>
          </table:table-cell>
          <table:table-cell table:formula="of:=IF(ISBLANK([.M70]);&quot;&quot;;CONCATENATE([.M$1];cEqual;cLBrace;[.M70];cRBrace;cComma))">
            <text:p/>
          </table:table-cell>
          <table:table-cell table:formula="of:=IF(ISBLANK([.N70]);&quot;&quot;;CONCATENATE([.N$1];cEqual;cLBrace;[.N70];cRBrace;cComma))">
            <text:p/>
          </table:table-cell>
          <table:table-cell table:formula="of:=IF(ISBLANK([.O70]);&quot;&quot;;CONCATENATE([.O$1];cEqual;cLBrace;[.O70];cRBrace;cComma))">
            <text:p/>
          </table:table-cell>
          <table:table-cell table:formula="of:=IF(ISBLANK([.P70]);&quot;&quot;;CONCATENATE([.P$1];cEqual;cLBrace;[.P70];cRBrace;cComma))">
            <text:p/>
          </table:table-cell>
          <table:table-cell table:formula="of:=IF(ISBLANK([.Q70]);&quot;&quot;;CONCATENATE([.Q$1];cEqual;cLBrace;[.Q70];cRBrace;cComma))">
            <text:p/>
          </table:table-cell>
          <table:table-cell table:formula="of:=IF(ISBLANK([.R70]);&quot;&quot;;CONCATENATE([.R$1];cEqual;cLBrace;[.R70];cRBrace;cComma))">
            <text:p/>
          </table:table-cell>
          <table:table-cell table:formula="of:=IF(ISBLANK([.S70]);&quot;&quot;;CONCATENATE([.S$1];cEqual;cLBrace;[.S70];cRBrace;cComma))">
            <text:p/>
          </table:table-cell>
          <table:table-cell table:formula="of:=IF(ISBLANK([.T70]);&quot;&quot;;CONCATENATE([.T$1];cEqual;cLBrace;[.T70];cRBrace;cComma))">
            <text:p/>
          </table:table-cell>
          <table:table-cell table:formula="of:=IF(ISBLANK([.U70]);&quot;&quot;;CONCATENATE([.U$1];cEqual;cLBrace;[.U70];cRBrace;cComma))">
            <text:p/>
          </table:table-cell>
          <table:table-cell table:formula="of:=IF(ISBLANK([.V70]);&quot;&quot;;CONCATENATE([.V$1];cEqual;cLBrace;[.V70];cRBrace;cComma))">
            <text:p/>
          </table:table-cell>
          <table:table-cell table:formula="of:=IF(ISBLANK([.W70]);&quot;&quot;;CONCATENATE([.W$1];cEqual;cLBrace;[.W70];cRBrace;cComma))">
            <text:p/>
          </table:table-cell>
          <table:table-cell table:formula="of:=IF(ISBLANK([.X70]);&quot;&quot;;CONCATENATE([.X$1];cEqual;cLBrace;[.X70];cRBrace;cComma))">
            <text:p/>
          </table:table-cell>
          <table:table-cell table:formula="of:=IF(ISBLANK([.Y70]);&quot;&quot;;CONCATENATE([.Y$1];cEqual;cLBrace;[.Y70];cRBrace;cComma))">
            <text:p/>
          </table:table-cell>
          <table:table-cell table:formula="of:=IF(ISBLANK([.Z70]);&quot;&quot;;CONCATENATE([.Z$1];cEqual;cLBrace;[.Z70];cRBrace;cComma))">
            <text:p/>
          </table:table-cell>
          <table:table-cell table:formula="of:=IF(ISBLANK([.AA70]);&quot;&quot;;CONCATENATE([.AA$1];cEqual;cLBrace;[.AA70];cRBrace;cComma))">
            <text:p/>
          </table:table-cell>
          <table:table-cell table:formula="of:=IF(ISBLANK([.AB70]);&quot;&quot;;CONCATENATE([.AB$1];cEqual;cLBrace;[.AB70];cRBrace;cComma))">
            <text:p/>
          </table:table-cell>
          <table:table-cell table:formula="of:=IF(ISBLANK([.AC70]);&quot;&quot;;CONCATENATE([.AC$1];cEqual;cLBrace;[.AC70];cRBrace;cComma))">
            <text:p/>
          </table:table-cell>
          <table:table-cell table:formula="of:=IF(ISBLANK([.AD70]);&quot;&quot;;CONCATENATE([.AD$1];cEqual;cLBrace;[.AD70];cRBrace;cComma))">
            <text:p/>
          </table:table-cell>
          <table:table-cell table:formula="of:=IF(ISBLANK([.AE70]);&quot;&quot;;CONCATENATE([.AE$1];cEqual;cLBrace;[.AE70];cRBrace;cComma))">
            <text:p/>
          </table:table-cell>
          <table:table-cell table:formula="of:=IF(ISBLANK([.AF70]);&quot;&quot;;CONCATENATE([.AF$1];cEqual;cLBrace;[.AF70];cRBrace;cComma))">
            <text:p/>
          </table:table-cell>
          <table:table-cell table:formula="of:=IF(ISBLANK([.AG70]);&quot;&quot;;CONCATENATE([.AG$1];cEqual;cLBrace;[.AG70];cRBrace;cComma))">
            <text:p/>
          </table:table-cell>
          <table:table-cell table:formula="of:=IF(ISBLANK([.AH70]);&quot;&quot;;CONCATENATE([.AH$1];cEqual;cLBrace;[.AH70];cRBrace;cComma))">
            <text:p/>
          </table:table-cell>
          <table:table-cell table:formula="of:=IF(ISBLANK([.AI70]);&quot;&quot;;CONCATENATE([.AI$1];cEqual;cLBrace;[.AI70];cRBrace;cComma))">
            <text:p/>
          </table:table-cell>
          <table:table-cell table:formula="of:=IF(ISBLANK([.AJ70]);&quot;&quot;;CONCATENATE([.AJ$1];cEqual;cLBrace;[.AJ70];cRBrace;cComma))">
            <text:p/>
          </table:table-cell>
          <table:table-cell table:formula="of:=IF(ISBLANK([.AK70]);&quot;&quot;;CONCATENATE([.AK$1];cEqual;cLBrace;[.AK70];cRBrace;cComma))">
            <text:p/>
          </table:table-cell>
          <table:table-cell table:formula="of:=IF(ISBLANK([.AL70]);&quot;&quot;;CONCATENATE([.AL$1];cEqual;cLBrace;[.AL70];cRBrace;cComma))">
            <text:p/>
          </table:table-cell>
        </table:table-row>
        <table:table-row table:style-name="ro1">
          <table:table-cell/>
          <table:table-cell table:formula="of:=CONCATENATE([.AM71];[.AN71];[.AO71];[.AP71];[.AQ71];[.AR71];[.AS71];[.AT71];[.AU71];[.AV71];[.AW71];[.AX71];[.AY71];[.AZ71];[.BA71];[.BB71];[.BC71];[.BD71];[.BE71];[.BF71];[.BG71];[.BH71];[.BI71];[.BJ71];[.BK71];[.BL71];[.BM71];[.BN71];[.BO71];[.BP71];[.BQ71];[.BR71];[.BS71];[.BT71];[.BU71];[.BV7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1];cComma)" office:value-type="string" office:string-value="@case{," calcext:value-type="string">
            <text:p>@case{,</text:p>
          </table:table-cell>
          <table:table-cell table:formula="of:=IF(ISBLANK([.D71]);&quot;&quot;;CONCATENATE([.D$1];cEqual;cLBrace;[.D71];cRBrace;cComma))">
            <text:p/>
          </table:table-cell>
          <table:table-cell table:formula="of:=IF(ISBLANK([.E71]);&quot;&quot;;CONCATENATE([.E$1];cEqual;cLBrace;[.E71];cRBrace;cComma))">
            <text:p/>
          </table:table-cell>
          <table:table-cell table:formula="of:=IF(ISBLANK([.F71]);&quot;&quot;;CONCATENATE([.F$1];cEqual;cLBrace;[.F71];cRBrace;cComma))">
            <text:p/>
          </table:table-cell>
          <table:table-cell table:formula="of:=IF(ISBLANK([.G71]);&quot;&quot;;CONCATENATE([.G$1];cEqual;cLBrace;[.G71];cRBrace;cComma))">
            <text:p/>
          </table:table-cell>
          <table:table-cell table:formula="of:=IF(ISBLANK([.H71]);&quot;&quot;;CONCATENATE([.H$1];cEqual;cLBrace;[.H71];cRBrace;cComma))">
            <text:p/>
          </table:table-cell>
          <table:table-cell table:formula="of:=IF(ISBLANK([.I71]);&quot;&quot;;CONCATENATE([.I$1];cEqual;cLBrace;[.I71];cRBrace;cComma))">
            <text:p/>
          </table:table-cell>
          <table:table-cell table:formula="of:=IF(ISBLANK([.J71]);&quot;&quot;;CONCATENATE([.J$1];cEqual;cLBrace;[.J71];cRBrace;cComma))">
            <text:p/>
          </table:table-cell>
          <table:table-cell table:formula="of:=IF(ISBLANK([.K71]);&quot;&quot;;CONCATENATE([.K$1];cEqual;cLBrace;[.K71];cRBrace;cComma))">
            <text:p/>
          </table:table-cell>
          <table:table-cell table:formula="of:=IF(ISBLANK([.L71]);&quot;&quot;;CONCATENATE([.L$1];cEqual;cLBrace;[.L71];cRBrace;cComma))">
            <text:p/>
          </table:table-cell>
          <table:table-cell table:formula="of:=IF(ISBLANK([.M71]);&quot;&quot;;CONCATENATE([.M$1];cEqual;cLBrace;[.M71];cRBrace;cComma))">
            <text:p/>
          </table:table-cell>
          <table:table-cell table:formula="of:=IF(ISBLANK([.N71]);&quot;&quot;;CONCATENATE([.N$1];cEqual;cLBrace;[.N71];cRBrace;cComma))">
            <text:p/>
          </table:table-cell>
          <table:table-cell table:formula="of:=IF(ISBLANK([.O71]);&quot;&quot;;CONCATENATE([.O$1];cEqual;cLBrace;[.O71];cRBrace;cComma))">
            <text:p/>
          </table:table-cell>
          <table:table-cell table:formula="of:=IF(ISBLANK([.P71]);&quot;&quot;;CONCATENATE([.P$1];cEqual;cLBrace;[.P71];cRBrace;cComma))">
            <text:p/>
          </table:table-cell>
          <table:table-cell table:formula="of:=IF(ISBLANK([.Q71]);&quot;&quot;;CONCATENATE([.Q$1];cEqual;cLBrace;[.Q71];cRBrace;cComma))">
            <text:p/>
          </table:table-cell>
          <table:table-cell table:formula="of:=IF(ISBLANK([.R71]);&quot;&quot;;CONCATENATE([.R$1];cEqual;cLBrace;[.R71];cRBrace;cComma))">
            <text:p/>
          </table:table-cell>
          <table:table-cell table:formula="of:=IF(ISBLANK([.S71]);&quot;&quot;;CONCATENATE([.S$1];cEqual;cLBrace;[.S71];cRBrace;cComma))">
            <text:p/>
          </table:table-cell>
          <table:table-cell table:formula="of:=IF(ISBLANK([.T71]);&quot;&quot;;CONCATENATE([.T$1];cEqual;cLBrace;[.T71];cRBrace;cComma))">
            <text:p/>
          </table:table-cell>
          <table:table-cell table:formula="of:=IF(ISBLANK([.U71]);&quot;&quot;;CONCATENATE([.U$1];cEqual;cLBrace;[.U71];cRBrace;cComma))">
            <text:p/>
          </table:table-cell>
          <table:table-cell table:formula="of:=IF(ISBLANK([.V71]);&quot;&quot;;CONCATENATE([.V$1];cEqual;cLBrace;[.V71];cRBrace;cComma))">
            <text:p/>
          </table:table-cell>
          <table:table-cell table:formula="of:=IF(ISBLANK([.W71]);&quot;&quot;;CONCATENATE([.W$1];cEqual;cLBrace;[.W71];cRBrace;cComma))">
            <text:p/>
          </table:table-cell>
          <table:table-cell table:formula="of:=IF(ISBLANK([.X71]);&quot;&quot;;CONCATENATE([.X$1];cEqual;cLBrace;[.X71];cRBrace;cComma))">
            <text:p/>
          </table:table-cell>
          <table:table-cell table:formula="of:=IF(ISBLANK([.Y71]);&quot;&quot;;CONCATENATE([.Y$1];cEqual;cLBrace;[.Y71];cRBrace;cComma))">
            <text:p/>
          </table:table-cell>
          <table:table-cell table:formula="of:=IF(ISBLANK([.Z71]);&quot;&quot;;CONCATENATE([.Z$1];cEqual;cLBrace;[.Z71];cRBrace;cComma))">
            <text:p/>
          </table:table-cell>
          <table:table-cell table:formula="of:=IF(ISBLANK([.AA71]);&quot;&quot;;CONCATENATE([.AA$1];cEqual;cLBrace;[.AA71];cRBrace;cComma))">
            <text:p/>
          </table:table-cell>
          <table:table-cell table:formula="of:=IF(ISBLANK([.AB71]);&quot;&quot;;CONCATENATE([.AB$1];cEqual;cLBrace;[.AB71];cRBrace;cComma))">
            <text:p/>
          </table:table-cell>
          <table:table-cell table:formula="of:=IF(ISBLANK([.AC71]);&quot;&quot;;CONCATENATE([.AC$1];cEqual;cLBrace;[.AC71];cRBrace;cComma))">
            <text:p/>
          </table:table-cell>
          <table:table-cell table:formula="of:=IF(ISBLANK([.AD71]);&quot;&quot;;CONCATENATE([.AD$1];cEqual;cLBrace;[.AD71];cRBrace;cComma))">
            <text:p/>
          </table:table-cell>
          <table:table-cell table:formula="of:=IF(ISBLANK([.AE71]);&quot;&quot;;CONCATENATE([.AE$1];cEqual;cLBrace;[.AE71];cRBrace;cComma))">
            <text:p/>
          </table:table-cell>
          <table:table-cell table:formula="of:=IF(ISBLANK([.AF71]);&quot;&quot;;CONCATENATE([.AF$1];cEqual;cLBrace;[.AF71];cRBrace;cComma))">
            <text:p/>
          </table:table-cell>
          <table:table-cell table:formula="of:=IF(ISBLANK([.AG71]);&quot;&quot;;CONCATENATE([.AG$1];cEqual;cLBrace;[.AG71];cRBrace;cComma))">
            <text:p/>
          </table:table-cell>
          <table:table-cell table:formula="of:=IF(ISBLANK([.AH71]);&quot;&quot;;CONCATENATE([.AH$1];cEqual;cLBrace;[.AH71];cRBrace;cComma))">
            <text:p/>
          </table:table-cell>
          <table:table-cell table:formula="of:=IF(ISBLANK([.AI71]);&quot;&quot;;CONCATENATE([.AI$1];cEqual;cLBrace;[.AI71];cRBrace;cComma))">
            <text:p/>
          </table:table-cell>
          <table:table-cell table:formula="of:=IF(ISBLANK([.AJ71]);&quot;&quot;;CONCATENATE([.AJ$1];cEqual;cLBrace;[.AJ71];cRBrace;cComma))">
            <text:p/>
          </table:table-cell>
          <table:table-cell table:formula="of:=IF(ISBLANK([.AK71]);&quot;&quot;;CONCATENATE([.AK$1];cEqual;cLBrace;[.AK71];cRBrace;cComma))">
            <text:p/>
          </table:table-cell>
          <table:table-cell table:formula="of:=IF(ISBLANK([.AL71]);&quot;&quot;;CONCATENATE([.AL$1];cEqual;cLBrace;[.AL71];cRBrace;cComma))">
            <text:p/>
          </table:table-cell>
        </table:table-row>
        <table:table-row table:style-name="ro1">
          <table:table-cell/>
          <table:table-cell table:formula="of:=CONCATENATE([.AM72];[.AN72];[.AO72];[.AP72];[.AQ72];[.AR72];[.AS72];[.AT72];[.AU72];[.AV72];[.AW72];[.AX72];[.AY72];[.AZ72];[.BA72];[.BB72];[.BC72];[.BD72];[.BE72];[.BF72];[.BG72];[.BH72];[.BI72];[.BJ72];[.BK72];[.BL72];[.BM72];[.BN72];[.BO72];[.BP72];[.BQ72];[.BR72];[.BS72];[.BT72];[.BU72];[.BV7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2];cComma)" office:value-type="string" office:string-value="@case{," calcext:value-type="string">
            <text:p>@case{,</text:p>
          </table:table-cell>
          <table:table-cell table:formula="of:=IF(ISBLANK([.D72]);&quot;&quot;;CONCATENATE([.D$1];cEqual;cLBrace;[.D72];cRBrace;cComma))">
            <text:p/>
          </table:table-cell>
          <table:table-cell table:formula="of:=IF(ISBLANK([.E72]);&quot;&quot;;CONCATENATE([.E$1];cEqual;cLBrace;[.E72];cRBrace;cComma))">
            <text:p/>
          </table:table-cell>
          <table:table-cell table:formula="of:=IF(ISBLANK([.F72]);&quot;&quot;;CONCATENATE([.F$1];cEqual;cLBrace;[.F72];cRBrace;cComma))">
            <text:p/>
          </table:table-cell>
          <table:table-cell table:formula="of:=IF(ISBLANK([.G72]);&quot;&quot;;CONCATENATE([.G$1];cEqual;cLBrace;[.G72];cRBrace;cComma))">
            <text:p/>
          </table:table-cell>
          <table:table-cell table:formula="of:=IF(ISBLANK([.H72]);&quot;&quot;;CONCATENATE([.H$1];cEqual;cLBrace;[.H72];cRBrace;cComma))">
            <text:p/>
          </table:table-cell>
          <table:table-cell table:formula="of:=IF(ISBLANK([.I72]);&quot;&quot;;CONCATENATE([.I$1];cEqual;cLBrace;[.I72];cRBrace;cComma))">
            <text:p/>
          </table:table-cell>
          <table:table-cell table:formula="of:=IF(ISBLANK([.J72]);&quot;&quot;;CONCATENATE([.J$1];cEqual;cLBrace;[.J72];cRBrace;cComma))">
            <text:p/>
          </table:table-cell>
          <table:table-cell table:formula="of:=IF(ISBLANK([.K72]);&quot;&quot;;CONCATENATE([.K$1];cEqual;cLBrace;[.K72];cRBrace;cComma))">
            <text:p/>
          </table:table-cell>
          <table:table-cell table:formula="of:=IF(ISBLANK([.L72]);&quot;&quot;;CONCATENATE([.L$1];cEqual;cLBrace;[.L72];cRBrace;cComma))">
            <text:p/>
          </table:table-cell>
          <table:table-cell table:formula="of:=IF(ISBLANK([.M72]);&quot;&quot;;CONCATENATE([.M$1];cEqual;cLBrace;[.M72];cRBrace;cComma))">
            <text:p/>
          </table:table-cell>
          <table:table-cell table:formula="of:=IF(ISBLANK([.N72]);&quot;&quot;;CONCATENATE([.N$1];cEqual;cLBrace;[.N72];cRBrace;cComma))">
            <text:p/>
          </table:table-cell>
          <table:table-cell table:formula="of:=IF(ISBLANK([.O72]);&quot;&quot;;CONCATENATE([.O$1];cEqual;cLBrace;[.O72];cRBrace;cComma))">
            <text:p/>
          </table:table-cell>
          <table:table-cell table:formula="of:=IF(ISBLANK([.P72]);&quot;&quot;;CONCATENATE([.P$1];cEqual;cLBrace;[.P72];cRBrace;cComma))">
            <text:p/>
          </table:table-cell>
          <table:table-cell table:formula="of:=IF(ISBLANK([.Q72]);&quot;&quot;;CONCATENATE([.Q$1];cEqual;cLBrace;[.Q72];cRBrace;cComma))">
            <text:p/>
          </table:table-cell>
          <table:table-cell table:formula="of:=IF(ISBLANK([.R72]);&quot;&quot;;CONCATENATE([.R$1];cEqual;cLBrace;[.R72];cRBrace;cComma))">
            <text:p/>
          </table:table-cell>
          <table:table-cell table:formula="of:=IF(ISBLANK([.S72]);&quot;&quot;;CONCATENATE([.S$1];cEqual;cLBrace;[.S72];cRBrace;cComma))">
            <text:p/>
          </table:table-cell>
          <table:table-cell table:formula="of:=IF(ISBLANK([.T72]);&quot;&quot;;CONCATENATE([.T$1];cEqual;cLBrace;[.T72];cRBrace;cComma))">
            <text:p/>
          </table:table-cell>
          <table:table-cell table:formula="of:=IF(ISBLANK([.U72]);&quot;&quot;;CONCATENATE([.U$1];cEqual;cLBrace;[.U72];cRBrace;cComma))">
            <text:p/>
          </table:table-cell>
          <table:table-cell table:formula="of:=IF(ISBLANK([.V72]);&quot;&quot;;CONCATENATE([.V$1];cEqual;cLBrace;[.V72];cRBrace;cComma))">
            <text:p/>
          </table:table-cell>
          <table:table-cell table:formula="of:=IF(ISBLANK([.W72]);&quot;&quot;;CONCATENATE([.W$1];cEqual;cLBrace;[.W72];cRBrace;cComma))">
            <text:p/>
          </table:table-cell>
          <table:table-cell table:formula="of:=IF(ISBLANK([.X72]);&quot;&quot;;CONCATENATE([.X$1];cEqual;cLBrace;[.X72];cRBrace;cComma))">
            <text:p/>
          </table:table-cell>
          <table:table-cell table:formula="of:=IF(ISBLANK([.Y72]);&quot;&quot;;CONCATENATE([.Y$1];cEqual;cLBrace;[.Y72];cRBrace;cComma))">
            <text:p/>
          </table:table-cell>
          <table:table-cell table:formula="of:=IF(ISBLANK([.Z72]);&quot;&quot;;CONCATENATE([.Z$1];cEqual;cLBrace;[.Z72];cRBrace;cComma))">
            <text:p/>
          </table:table-cell>
          <table:table-cell table:formula="of:=IF(ISBLANK([.AA72]);&quot;&quot;;CONCATENATE([.AA$1];cEqual;cLBrace;[.AA72];cRBrace;cComma))">
            <text:p/>
          </table:table-cell>
          <table:table-cell table:formula="of:=IF(ISBLANK([.AB72]);&quot;&quot;;CONCATENATE([.AB$1];cEqual;cLBrace;[.AB72];cRBrace;cComma))">
            <text:p/>
          </table:table-cell>
          <table:table-cell table:formula="of:=IF(ISBLANK([.AC72]);&quot;&quot;;CONCATENATE([.AC$1];cEqual;cLBrace;[.AC72];cRBrace;cComma))">
            <text:p/>
          </table:table-cell>
          <table:table-cell table:formula="of:=IF(ISBLANK([.AD72]);&quot;&quot;;CONCATENATE([.AD$1];cEqual;cLBrace;[.AD72];cRBrace;cComma))">
            <text:p/>
          </table:table-cell>
          <table:table-cell table:formula="of:=IF(ISBLANK([.AE72]);&quot;&quot;;CONCATENATE([.AE$1];cEqual;cLBrace;[.AE72];cRBrace;cComma))">
            <text:p/>
          </table:table-cell>
          <table:table-cell table:formula="of:=IF(ISBLANK([.AF72]);&quot;&quot;;CONCATENATE([.AF$1];cEqual;cLBrace;[.AF72];cRBrace;cComma))">
            <text:p/>
          </table:table-cell>
          <table:table-cell table:formula="of:=IF(ISBLANK([.AG72]);&quot;&quot;;CONCATENATE([.AG$1];cEqual;cLBrace;[.AG72];cRBrace;cComma))">
            <text:p/>
          </table:table-cell>
          <table:table-cell table:formula="of:=IF(ISBLANK([.AH72]);&quot;&quot;;CONCATENATE([.AH$1];cEqual;cLBrace;[.AH72];cRBrace;cComma))">
            <text:p/>
          </table:table-cell>
          <table:table-cell table:formula="of:=IF(ISBLANK([.AI72]);&quot;&quot;;CONCATENATE([.AI$1];cEqual;cLBrace;[.AI72];cRBrace;cComma))">
            <text:p/>
          </table:table-cell>
          <table:table-cell table:formula="of:=IF(ISBLANK([.AJ72]);&quot;&quot;;CONCATENATE([.AJ$1];cEqual;cLBrace;[.AJ72];cRBrace;cComma))">
            <text:p/>
          </table:table-cell>
          <table:table-cell table:formula="of:=IF(ISBLANK([.AK72]);&quot;&quot;;CONCATENATE([.AK$1];cEqual;cLBrace;[.AK72];cRBrace;cComma))">
            <text:p/>
          </table:table-cell>
          <table:table-cell table:formula="of:=IF(ISBLANK([.AL72]);&quot;&quot;;CONCATENATE([.AL$1];cEqual;cLBrace;[.AL72];cRBrace;cComma))">
            <text:p/>
          </table:table-cell>
        </table:table-row>
        <table:table-row table:style-name="ro1">
          <table:table-cell/>
          <table:table-cell table:formula="of:=CONCATENATE([.AM73];[.AN73];[.AO73];[.AP73];[.AQ73];[.AR73];[.AS73];[.AT73];[.AU73];[.AV73];[.AW73];[.AX73];[.AY73];[.AZ73];[.BA73];[.BB73];[.BC73];[.BD73];[.BE73];[.BF73];[.BG73];[.BH73];[.BI73];[.BJ73];[.BK73];[.BL73];[.BM73];[.BN73];[.BO73];[.BP73];[.BQ73];[.BR73];[.BS73];[.BT73];[.BU73];[.BV7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3];cComma)" office:value-type="string" office:string-value="@case{," calcext:value-type="string">
            <text:p>@case{,</text:p>
          </table:table-cell>
          <table:table-cell table:formula="of:=IF(ISBLANK([.D73]);&quot;&quot;;CONCATENATE([.D$1];cEqual;cLBrace;[.D73];cRBrace;cComma))">
            <text:p/>
          </table:table-cell>
          <table:table-cell table:formula="of:=IF(ISBLANK([.E73]);&quot;&quot;;CONCATENATE([.E$1];cEqual;cLBrace;[.E73];cRBrace;cComma))">
            <text:p/>
          </table:table-cell>
          <table:table-cell table:formula="of:=IF(ISBLANK([.F73]);&quot;&quot;;CONCATENATE([.F$1];cEqual;cLBrace;[.F73];cRBrace;cComma))">
            <text:p/>
          </table:table-cell>
          <table:table-cell table:formula="of:=IF(ISBLANK([.G73]);&quot;&quot;;CONCATENATE([.G$1];cEqual;cLBrace;[.G73];cRBrace;cComma))">
            <text:p/>
          </table:table-cell>
          <table:table-cell table:formula="of:=IF(ISBLANK([.H73]);&quot;&quot;;CONCATENATE([.H$1];cEqual;cLBrace;[.H73];cRBrace;cComma))">
            <text:p/>
          </table:table-cell>
          <table:table-cell table:formula="of:=IF(ISBLANK([.I73]);&quot;&quot;;CONCATENATE([.I$1];cEqual;cLBrace;[.I73];cRBrace;cComma))">
            <text:p/>
          </table:table-cell>
          <table:table-cell table:formula="of:=IF(ISBLANK([.J73]);&quot;&quot;;CONCATENATE([.J$1];cEqual;cLBrace;[.J73];cRBrace;cComma))">
            <text:p/>
          </table:table-cell>
          <table:table-cell table:formula="of:=IF(ISBLANK([.K73]);&quot;&quot;;CONCATENATE([.K$1];cEqual;cLBrace;[.K73];cRBrace;cComma))">
            <text:p/>
          </table:table-cell>
          <table:table-cell table:formula="of:=IF(ISBLANK([.L73]);&quot;&quot;;CONCATENATE([.L$1];cEqual;cLBrace;[.L73];cRBrace;cComma))">
            <text:p/>
          </table:table-cell>
          <table:table-cell table:formula="of:=IF(ISBLANK([.M73]);&quot;&quot;;CONCATENATE([.M$1];cEqual;cLBrace;[.M73];cRBrace;cComma))">
            <text:p/>
          </table:table-cell>
          <table:table-cell table:formula="of:=IF(ISBLANK([.N73]);&quot;&quot;;CONCATENATE([.N$1];cEqual;cLBrace;[.N73];cRBrace;cComma))">
            <text:p/>
          </table:table-cell>
          <table:table-cell table:formula="of:=IF(ISBLANK([.O73]);&quot;&quot;;CONCATENATE([.O$1];cEqual;cLBrace;[.O73];cRBrace;cComma))">
            <text:p/>
          </table:table-cell>
          <table:table-cell table:formula="of:=IF(ISBLANK([.P73]);&quot;&quot;;CONCATENATE([.P$1];cEqual;cLBrace;[.P73];cRBrace;cComma))">
            <text:p/>
          </table:table-cell>
          <table:table-cell table:formula="of:=IF(ISBLANK([.Q73]);&quot;&quot;;CONCATENATE([.Q$1];cEqual;cLBrace;[.Q73];cRBrace;cComma))">
            <text:p/>
          </table:table-cell>
          <table:table-cell table:formula="of:=IF(ISBLANK([.R73]);&quot;&quot;;CONCATENATE([.R$1];cEqual;cLBrace;[.R73];cRBrace;cComma))">
            <text:p/>
          </table:table-cell>
          <table:table-cell table:formula="of:=IF(ISBLANK([.S73]);&quot;&quot;;CONCATENATE([.S$1];cEqual;cLBrace;[.S73];cRBrace;cComma))">
            <text:p/>
          </table:table-cell>
          <table:table-cell table:formula="of:=IF(ISBLANK([.T73]);&quot;&quot;;CONCATENATE([.T$1];cEqual;cLBrace;[.T73];cRBrace;cComma))">
            <text:p/>
          </table:table-cell>
          <table:table-cell table:formula="of:=IF(ISBLANK([.U73]);&quot;&quot;;CONCATENATE([.U$1];cEqual;cLBrace;[.U73];cRBrace;cComma))">
            <text:p/>
          </table:table-cell>
          <table:table-cell table:formula="of:=IF(ISBLANK([.V73]);&quot;&quot;;CONCATENATE([.V$1];cEqual;cLBrace;[.V73];cRBrace;cComma))">
            <text:p/>
          </table:table-cell>
          <table:table-cell table:formula="of:=IF(ISBLANK([.W73]);&quot;&quot;;CONCATENATE([.W$1];cEqual;cLBrace;[.W73];cRBrace;cComma))">
            <text:p/>
          </table:table-cell>
          <table:table-cell table:formula="of:=IF(ISBLANK([.X73]);&quot;&quot;;CONCATENATE([.X$1];cEqual;cLBrace;[.X73];cRBrace;cComma))">
            <text:p/>
          </table:table-cell>
          <table:table-cell table:formula="of:=IF(ISBLANK([.Y73]);&quot;&quot;;CONCATENATE([.Y$1];cEqual;cLBrace;[.Y73];cRBrace;cComma))">
            <text:p/>
          </table:table-cell>
          <table:table-cell table:formula="of:=IF(ISBLANK([.Z73]);&quot;&quot;;CONCATENATE([.Z$1];cEqual;cLBrace;[.Z73];cRBrace;cComma))">
            <text:p/>
          </table:table-cell>
          <table:table-cell table:formula="of:=IF(ISBLANK([.AA73]);&quot;&quot;;CONCATENATE([.AA$1];cEqual;cLBrace;[.AA73];cRBrace;cComma))">
            <text:p/>
          </table:table-cell>
          <table:table-cell table:formula="of:=IF(ISBLANK([.AB73]);&quot;&quot;;CONCATENATE([.AB$1];cEqual;cLBrace;[.AB73];cRBrace;cComma))">
            <text:p/>
          </table:table-cell>
          <table:table-cell table:formula="of:=IF(ISBLANK([.AC73]);&quot;&quot;;CONCATENATE([.AC$1];cEqual;cLBrace;[.AC73];cRBrace;cComma))">
            <text:p/>
          </table:table-cell>
          <table:table-cell table:formula="of:=IF(ISBLANK([.AD73]);&quot;&quot;;CONCATENATE([.AD$1];cEqual;cLBrace;[.AD73];cRBrace;cComma))">
            <text:p/>
          </table:table-cell>
          <table:table-cell table:formula="of:=IF(ISBLANK([.AE73]);&quot;&quot;;CONCATENATE([.AE$1];cEqual;cLBrace;[.AE73];cRBrace;cComma))">
            <text:p/>
          </table:table-cell>
          <table:table-cell table:formula="of:=IF(ISBLANK([.AF73]);&quot;&quot;;CONCATENATE([.AF$1];cEqual;cLBrace;[.AF73];cRBrace;cComma))">
            <text:p/>
          </table:table-cell>
          <table:table-cell table:formula="of:=IF(ISBLANK([.AG73]);&quot;&quot;;CONCATENATE([.AG$1];cEqual;cLBrace;[.AG73];cRBrace;cComma))">
            <text:p/>
          </table:table-cell>
          <table:table-cell table:formula="of:=IF(ISBLANK([.AH73]);&quot;&quot;;CONCATENATE([.AH$1];cEqual;cLBrace;[.AH73];cRBrace;cComma))">
            <text:p/>
          </table:table-cell>
          <table:table-cell table:formula="of:=IF(ISBLANK([.AI73]);&quot;&quot;;CONCATENATE([.AI$1];cEqual;cLBrace;[.AI73];cRBrace;cComma))">
            <text:p/>
          </table:table-cell>
          <table:table-cell table:formula="of:=IF(ISBLANK([.AJ73]);&quot;&quot;;CONCATENATE([.AJ$1];cEqual;cLBrace;[.AJ73];cRBrace;cComma))">
            <text:p/>
          </table:table-cell>
          <table:table-cell table:formula="of:=IF(ISBLANK([.AK73]);&quot;&quot;;CONCATENATE([.AK$1];cEqual;cLBrace;[.AK73];cRBrace;cComma))">
            <text:p/>
          </table:table-cell>
          <table:table-cell table:formula="of:=IF(ISBLANK([.AL73]);&quot;&quot;;CONCATENATE([.AL$1];cEqual;cLBrace;[.AL73];cRBrace;cComma))">
            <text:p/>
          </table:table-cell>
        </table:table-row>
        <table:table-row table:style-name="ro1">
          <table:table-cell/>
          <table:table-cell table:formula="of:=CONCATENATE([.AM74];[.AN74];[.AO74];[.AP74];[.AQ74];[.AR74];[.AS74];[.AT74];[.AU74];[.AV74];[.AW74];[.AX74];[.AY74];[.AZ74];[.BA74];[.BB74];[.BC74];[.BD74];[.BE74];[.BF74];[.BG74];[.BH74];[.BI74];[.BJ74];[.BK74];[.BL74];[.BM74];[.BN74];[.BO74];[.BP74];[.BQ74];[.BR74];[.BS74];[.BT74];[.BU74];[.BV7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4];cComma)" office:value-type="string" office:string-value="@case{," calcext:value-type="string">
            <text:p>@case{,</text:p>
          </table:table-cell>
          <table:table-cell table:formula="of:=IF(ISBLANK([.D74]);&quot;&quot;;CONCATENATE([.D$1];cEqual;cLBrace;[.D74];cRBrace;cComma))">
            <text:p/>
          </table:table-cell>
          <table:table-cell table:formula="of:=IF(ISBLANK([.E74]);&quot;&quot;;CONCATENATE([.E$1];cEqual;cLBrace;[.E74];cRBrace;cComma))">
            <text:p/>
          </table:table-cell>
          <table:table-cell table:formula="of:=IF(ISBLANK([.F74]);&quot;&quot;;CONCATENATE([.F$1];cEqual;cLBrace;[.F74];cRBrace;cComma))">
            <text:p/>
          </table:table-cell>
          <table:table-cell table:formula="of:=IF(ISBLANK([.G74]);&quot;&quot;;CONCATENATE([.G$1];cEqual;cLBrace;[.G74];cRBrace;cComma))">
            <text:p/>
          </table:table-cell>
          <table:table-cell table:formula="of:=IF(ISBLANK([.H74]);&quot;&quot;;CONCATENATE([.H$1];cEqual;cLBrace;[.H74];cRBrace;cComma))">
            <text:p/>
          </table:table-cell>
          <table:table-cell table:formula="of:=IF(ISBLANK([.I74]);&quot;&quot;;CONCATENATE([.I$1];cEqual;cLBrace;[.I74];cRBrace;cComma))">
            <text:p/>
          </table:table-cell>
          <table:table-cell table:formula="of:=IF(ISBLANK([.J74]);&quot;&quot;;CONCATENATE([.J$1];cEqual;cLBrace;[.J74];cRBrace;cComma))">
            <text:p/>
          </table:table-cell>
          <table:table-cell table:formula="of:=IF(ISBLANK([.K74]);&quot;&quot;;CONCATENATE([.K$1];cEqual;cLBrace;[.K74];cRBrace;cComma))">
            <text:p/>
          </table:table-cell>
          <table:table-cell table:formula="of:=IF(ISBLANK([.L74]);&quot;&quot;;CONCATENATE([.L$1];cEqual;cLBrace;[.L74];cRBrace;cComma))">
            <text:p/>
          </table:table-cell>
          <table:table-cell table:formula="of:=IF(ISBLANK([.M74]);&quot;&quot;;CONCATENATE([.M$1];cEqual;cLBrace;[.M74];cRBrace;cComma))">
            <text:p/>
          </table:table-cell>
          <table:table-cell table:formula="of:=IF(ISBLANK([.N74]);&quot;&quot;;CONCATENATE([.N$1];cEqual;cLBrace;[.N74];cRBrace;cComma))">
            <text:p/>
          </table:table-cell>
          <table:table-cell table:formula="of:=IF(ISBLANK([.O74]);&quot;&quot;;CONCATENATE([.O$1];cEqual;cLBrace;[.O74];cRBrace;cComma))">
            <text:p/>
          </table:table-cell>
          <table:table-cell table:formula="of:=IF(ISBLANK([.P74]);&quot;&quot;;CONCATENATE([.P$1];cEqual;cLBrace;[.P74];cRBrace;cComma))">
            <text:p/>
          </table:table-cell>
          <table:table-cell table:formula="of:=IF(ISBLANK([.Q74]);&quot;&quot;;CONCATENATE([.Q$1];cEqual;cLBrace;[.Q74];cRBrace;cComma))">
            <text:p/>
          </table:table-cell>
          <table:table-cell table:formula="of:=IF(ISBLANK([.R74]);&quot;&quot;;CONCATENATE([.R$1];cEqual;cLBrace;[.R74];cRBrace;cComma))">
            <text:p/>
          </table:table-cell>
          <table:table-cell table:formula="of:=IF(ISBLANK([.S74]);&quot;&quot;;CONCATENATE([.S$1];cEqual;cLBrace;[.S74];cRBrace;cComma))">
            <text:p/>
          </table:table-cell>
          <table:table-cell table:formula="of:=IF(ISBLANK([.T74]);&quot;&quot;;CONCATENATE([.T$1];cEqual;cLBrace;[.T74];cRBrace;cComma))">
            <text:p/>
          </table:table-cell>
          <table:table-cell table:formula="of:=IF(ISBLANK([.U74]);&quot;&quot;;CONCATENATE([.U$1];cEqual;cLBrace;[.U74];cRBrace;cComma))">
            <text:p/>
          </table:table-cell>
          <table:table-cell table:formula="of:=IF(ISBLANK([.V74]);&quot;&quot;;CONCATENATE([.V$1];cEqual;cLBrace;[.V74];cRBrace;cComma))">
            <text:p/>
          </table:table-cell>
          <table:table-cell table:formula="of:=IF(ISBLANK([.W74]);&quot;&quot;;CONCATENATE([.W$1];cEqual;cLBrace;[.W74];cRBrace;cComma))">
            <text:p/>
          </table:table-cell>
          <table:table-cell table:formula="of:=IF(ISBLANK([.X74]);&quot;&quot;;CONCATENATE([.X$1];cEqual;cLBrace;[.X74];cRBrace;cComma))">
            <text:p/>
          </table:table-cell>
          <table:table-cell table:formula="of:=IF(ISBLANK([.Y74]);&quot;&quot;;CONCATENATE([.Y$1];cEqual;cLBrace;[.Y74];cRBrace;cComma))">
            <text:p/>
          </table:table-cell>
          <table:table-cell table:formula="of:=IF(ISBLANK([.Z74]);&quot;&quot;;CONCATENATE([.Z$1];cEqual;cLBrace;[.Z74];cRBrace;cComma))">
            <text:p/>
          </table:table-cell>
          <table:table-cell table:formula="of:=IF(ISBLANK([.AA74]);&quot;&quot;;CONCATENATE([.AA$1];cEqual;cLBrace;[.AA74];cRBrace;cComma))">
            <text:p/>
          </table:table-cell>
          <table:table-cell table:formula="of:=IF(ISBLANK([.AB74]);&quot;&quot;;CONCATENATE([.AB$1];cEqual;cLBrace;[.AB74];cRBrace;cComma))">
            <text:p/>
          </table:table-cell>
          <table:table-cell table:formula="of:=IF(ISBLANK([.AC74]);&quot;&quot;;CONCATENATE([.AC$1];cEqual;cLBrace;[.AC74];cRBrace;cComma))">
            <text:p/>
          </table:table-cell>
          <table:table-cell table:formula="of:=IF(ISBLANK([.AD74]);&quot;&quot;;CONCATENATE([.AD$1];cEqual;cLBrace;[.AD74];cRBrace;cComma))">
            <text:p/>
          </table:table-cell>
          <table:table-cell table:formula="of:=IF(ISBLANK([.AE74]);&quot;&quot;;CONCATENATE([.AE$1];cEqual;cLBrace;[.AE74];cRBrace;cComma))">
            <text:p/>
          </table:table-cell>
          <table:table-cell table:formula="of:=IF(ISBLANK([.AF74]);&quot;&quot;;CONCATENATE([.AF$1];cEqual;cLBrace;[.AF74];cRBrace;cComma))">
            <text:p/>
          </table:table-cell>
          <table:table-cell table:formula="of:=IF(ISBLANK([.AG74]);&quot;&quot;;CONCATENATE([.AG$1];cEqual;cLBrace;[.AG74];cRBrace;cComma))">
            <text:p/>
          </table:table-cell>
          <table:table-cell table:formula="of:=IF(ISBLANK([.AH74]);&quot;&quot;;CONCATENATE([.AH$1];cEqual;cLBrace;[.AH74];cRBrace;cComma))">
            <text:p/>
          </table:table-cell>
          <table:table-cell table:formula="of:=IF(ISBLANK([.AI74]);&quot;&quot;;CONCATENATE([.AI$1];cEqual;cLBrace;[.AI74];cRBrace;cComma))">
            <text:p/>
          </table:table-cell>
          <table:table-cell table:formula="of:=IF(ISBLANK([.AJ74]);&quot;&quot;;CONCATENATE([.AJ$1];cEqual;cLBrace;[.AJ74];cRBrace;cComma))">
            <text:p/>
          </table:table-cell>
          <table:table-cell table:formula="of:=IF(ISBLANK([.AK74]);&quot;&quot;;CONCATENATE([.AK$1];cEqual;cLBrace;[.AK74];cRBrace;cComma))">
            <text:p/>
          </table:table-cell>
          <table:table-cell table:formula="of:=IF(ISBLANK([.AL74]);&quot;&quot;;CONCATENATE([.AL$1];cEqual;cLBrace;[.AL74];cRBrace;cComma))">
            <text:p/>
          </table:table-cell>
        </table:table-row>
        <table:table-row table:style-name="ro1">
          <table:table-cell/>
          <table:table-cell table:formula="of:=CONCATENATE([.AM75];[.AN75];[.AO75];[.AP75];[.AQ75];[.AR75];[.AS75];[.AT75];[.AU75];[.AV75];[.AW75];[.AX75];[.AY75];[.AZ75];[.BA75];[.BB75];[.BC75];[.BD75];[.BE75];[.BF75];[.BG75];[.BH75];[.BI75];[.BJ75];[.BK75];[.BL75];[.BM75];[.BN75];[.BO75];[.BP75];[.BQ75];[.BR75];[.BS75];[.BT75];[.BU75];[.BV7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5];cComma)" office:value-type="string" office:string-value="@case{," calcext:value-type="string">
            <text:p>@case{,</text:p>
          </table:table-cell>
          <table:table-cell table:formula="of:=IF(ISBLANK([.D75]);&quot;&quot;;CONCATENATE([.D$1];cEqual;cLBrace;[.D75];cRBrace;cComma))">
            <text:p/>
          </table:table-cell>
          <table:table-cell table:formula="of:=IF(ISBLANK([.E75]);&quot;&quot;;CONCATENATE([.E$1];cEqual;cLBrace;[.E75];cRBrace;cComma))">
            <text:p/>
          </table:table-cell>
          <table:table-cell table:formula="of:=IF(ISBLANK([.F75]);&quot;&quot;;CONCATENATE([.F$1];cEqual;cLBrace;[.F75];cRBrace;cComma))">
            <text:p/>
          </table:table-cell>
          <table:table-cell table:formula="of:=IF(ISBLANK([.G75]);&quot;&quot;;CONCATENATE([.G$1];cEqual;cLBrace;[.G75];cRBrace;cComma))">
            <text:p/>
          </table:table-cell>
          <table:table-cell table:formula="of:=IF(ISBLANK([.H75]);&quot;&quot;;CONCATENATE([.H$1];cEqual;cLBrace;[.H75];cRBrace;cComma))">
            <text:p/>
          </table:table-cell>
          <table:table-cell table:formula="of:=IF(ISBLANK([.I75]);&quot;&quot;;CONCATENATE([.I$1];cEqual;cLBrace;[.I75];cRBrace;cComma))">
            <text:p/>
          </table:table-cell>
          <table:table-cell table:formula="of:=IF(ISBLANK([.J75]);&quot;&quot;;CONCATENATE([.J$1];cEqual;cLBrace;[.J75];cRBrace;cComma))">
            <text:p/>
          </table:table-cell>
          <table:table-cell table:formula="of:=IF(ISBLANK([.K75]);&quot;&quot;;CONCATENATE([.K$1];cEqual;cLBrace;[.K75];cRBrace;cComma))">
            <text:p/>
          </table:table-cell>
          <table:table-cell table:formula="of:=IF(ISBLANK([.L75]);&quot;&quot;;CONCATENATE([.L$1];cEqual;cLBrace;[.L75];cRBrace;cComma))">
            <text:p/>
          </table:table-cell>
          <table:table-cell table:formula="of:=IF(ISBLANK([.M75]);&quot;&quot;;CONCATENATE([.M$1];cEqual;cLBrace;[.M75];cRBrace;cComma))">
            <text:p/>
          </table:table-cell>
          <table:table-cell table:formula="of:=IF(ISBLANK([.N75]);&quot;&quot;;CONCATENATE([.N$1];cEqual;cLBrace;[.N75];cRBrace;cComma))">
            <text:p/>
          </table:table-cell>
          <table:table-cell table:formula="of:=IF(ISBLANK([.O75]);&quot;&quot;;CONCATENATE([.O$1];cEqual;cLBrace;[.O75];cRBrace;cComma))">
            <text:p/>
          </table:table-cell>
          <table:table-cell table:formula="of:=IF(ISBLANK([.P75]);&quot;&quot;;CONCATENATE([.P$1];cEqual;cLBrace;[.P75];cRBrace;cComma))">
            <text:p/>
          </table:table-cell>
          <table:table-cell table:formula="of:=IF(ISBLANK([.Q75]);&quot;&quot;;CONCATENATE([.Q$1];cEqual;cLBrace;[.Q75];cRBrace;cComma))">
            <text:p/>
          </table:table-cell>
          <table:table-cell table:formula="of:=IF(ISBLANK([.R75]);&quot;&quot;;CONCATENATE([.R$1];cEqual;cLBrace;[.R75];cRBrace;cComma))">
            <text:p/>
          </table:table-cell>
          <table:table-cell table:formula="of:=IF(ISBLANK([.S75]);&quot;&quot;;CONCATENATE([.S$1];cEqual;cLBrace;[.S75];cRBrace;cComma))">
            <text:p/>
          </table:table-cell>
          <table:table-cell table:formula="of:=IF(ISBLANK([.T75]);&quot;&quot;;CONCATENATE([.T$1];cEqual;cLBrace;[.T75];cRBrace;cComma))">
            <text:p/>
          </table:table-cell>
          <table:table-cell table:formula="of:=IF(ISBLANK([.U75]);&quot;&quot;;CONCATENATE([.U$1];cEqual;cLBrace;[.U75];cRBrace;cComma))">
            <text:p/>
          </table:table-cell>
          <table:table-cell table:formula="of:=IF(ISBLANK([.V75]);&quot;&quot;;CONCATENATE([.V$1];cEqual;cLBrace;[.V75];cRBrace;cComma))">
            <text:p/>
          </table:table-cell>
          <table:table-cell table:formula="of:=IF(ISBLANK([.W75]);&quot;&quot;;CONCATENATE([.W$1];cEqual;cLBrace;[.W75];cRBrace;cComma))">
            <text:p/>
          </table:table-cell>
          <table:table-cell table:formula="of:=IF(ISBLANK([.X75]);&quot;&quot;;CONCATENATE([.X$1];cEqual;cLBrace;[.X75];cRBrace;cComma))">
            <text:p/>
          </table:table-cell>
          <table:table-cell table:formula="of:=IF(ISBLANK([.Y75]);&quot;&quot;;CONCATENATE([.Y$1];cEqual;cLBrace;[.Y75];cRBrace;cComma))">
            <text:p/>
          </table:table-cell>
          <table:table-cell table:formula="of:=IF(ISBLANK([.Z75]);&quot;&quot;;CONCATENATE([.Z$1];cEqual;cLBrace;[.Z75];cRBrace;cComma))">
            <text:p/>
          </table:table-cell>
          <table:table-cell table:formula="of:=IF(ISBLANK([.AA75]);&quot;&quot;;CONCATENATE([.AA$1];cEqual;cLBrace;[.AA75];cRBrace;cComma))">
            <text:p/>
          </table:table-cell>
          <table:table-cell table:formula="of:=IF(ISBLANK([.AB75]);&quot;&quot;;CONCATENATE([.AB$1];cEqual;cLBrace;[.AB75];cRBrace;cComma))">
            <text:p/>
          </table:table-cell>
          <table:table-cell table:formula="of:=IF(ISBLANK([.AC75]);&quot;&quot;;CONCATENATE([.AC$1];cEqual;cLBrace;[.AC75];cRBrace;cComma))">
            <text:p/>
          </table:table-cell>
          <table:table-cell table:formula="of:=IF(ISBLANK([.AD75]);&quot;&quot;;CONCATENATE([.AD$1];cEqual;cLBrace;[.AD75];cRBrace;cComma))">
            <text:p/>
          </table:table-cell>
          <table:table-cell table:formula="of:=IF(ISBLANK([.AE75]);&quot;&quot;;CONCATENATE([.AE$1];cEqual;cLBrace;[.AE75];cRBrace;cComma))">
            <text:p/>
          </table:table-cell>
          <table:table-cell table:formula="of:=IF(ISBLANK([.AF75]);&quot;&quot;;CONCATENATE([.AF$1];cEqual;cLBrace;[.AF75];cRBrace;cComma))">
            <text:p/>
          </table:table-cell>
          <table:table-cell table:formula="of:=IF(ISBLANK([.AG75]);&quot;&quot;;CONCATENATE([.AG$1];cEqual;cLBrace;[.AG75];cRBrace;cComma))">
            <text:p/>
          </table:table-cell>
          <table:table-cell table:formula="of:=IF(ISBLANK([.AH75]);&quot;&quot;;CONCATENATE([.AH$1];cEqual;cLBrace;[.AH75];cRBrace;cComma))">
            <text:p/>
          </table:table-cell>
          <table:table-cell table:formula="of:=IF(ISBLANK([.AI75]);&quot;&quot;;CONCATENATE([.AI$1];cEqual;cLBrace;[.AI75];cRBrace;cComma))">
            <text:p/>
          </table:table-cell>
          <table:table-cell table:formula="of:=IF(ISBLANK([.AJ75]);&quot;&quot;;CONCATENATE([.AJ$1];cEqual;cLBrace;[.AJ75];cRBrace;cComma))">
            <text:p/>
          </table:table-cell>
          <table:table-cell table:formula="of:=IF(ISBLANK([.AK75]);&quot;&quot;;CONCATENATE([.AK$1];cEqual;cLBrace;[.AK75];cRBrace;cComma))">
            <text:p/>
          </table:table-cell>
          <table:table-cell table:formula="of:=IF(ISBLANK([.AL75]);&quot;&quot;;CONCATENATE([.AL$1];cEqual;cLBrace;[.AL75];cRBrace;cComma))">
            <text:p/>
          </table:table-cell>
        </table:table-row>
        <table:table-row table:style-name="ro1">
          <table:table-cell/>
          <table:table-cell table:formula="of:=CONCATENATE([.AM76];[.AN76];[.AO76];[.AP76];[.AQ76];[.AR76];[.AS76];[.AT76];[.AU76];[.AV76];[.AW76];[.AX76];[.AY76];[.AZ76];[.BA76];[.BB76];[.BC76];[.BD76];[.BE76];[.BF76];[.BG76];[.BH76];[.BI76];[.BJ76];[.BK76];[.BL76];[.BM76];[.BN76];[.BO76];[.BP76];[.BQ76];[.BR76];[.BS76];[.BT76];[.BU76];[.BV7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6];cComma)" office:value-type="string" office:string-value="@case{," calcext:value-type="string">
            <text:p>@case{,</text:p>
          </table:table-cell>
          <table:table-cell table:formula="of:=IF(ISBLANK([.D76]);&quot;&quot;;CONCATENATE([.D$1];cEqual;cLBrace;[.D76];cRBrace;cComma))">
            <text:p/>
          </table:table-cell>
          <table:table-cell table:formula="of:=IF(ISBLANK([.E76]);&quot;&quot;;CONCATENATE([.E$1];cEqual;cLBrace;[.E76];cRBrace;cComma))">
            <text:p/>
          </table:table-cell>
          <table:table-cell table:formula="of:=IF(ISBLANK([.F76]);&quot;&quot;;CONCATENATE([.F$1];cEqual;cLBrace;[.F76];cRBrace;cComma))">
            <text:p/>
          </table:table-cell>
          <table:table-cell table:formula="of:=IF(ISBLANK([.G76]);&quot;&quot;;CONCATENATE([.G$1];cEqual;cLBrace;[.G76];cRBrace;cComma))">
            <text:p/>
          </table:table-cell>
          <table:table-cell table:formula="of:=IF(ISBLANK([.H76]);&quot;&quot;;CONCATENATE([.H$1];cEqual;cLBrace;[.H76];cRBrace;cComma))">
            <text:p/>
          </table:table-cell>
          <table:table-cell table:formula="of:=IF(ISBLANK([.I76]);&quot;&quot;;CONCATENATE([.I$1];cEqual;cLBrace;[.I76];cRBrace;cComma))">
            <text:p/>
          </table:table-cell>
          <table:table-cell table:formula="of:=IF(ISBLANK([.J76]);&quot;&quot;;CONCATENATE([.J$1];cEqual;cLBrace;[.J76];cRBrace;cComma))">
            <text:p/>
          </table:table-cell>
          <table:table-cell table:formula="of:=IF(ISBLANK([.K76]);&quot;&quot;;CONCATENATE([.K$1];cEqual;cLBrace;[.K76];cRBrace;cComma))">
            <text:p/>
          </table:table-cell>
          <table:table-cell table:formula="of:=IF(ISBLANK([.L76]);&quot;&quot;;CONCATENATE([.L$1];cEqual;cLBrace;[.L76];cRBrace;cComma))">
            <text:p/>
          </table:table-cell>
          <table:table-cell table:formula="of:=IF(ISBLANK([.M76]);&quot;&quot;;CONCATENATE([.M$1];cEqual;cLBrace;[.M76];cRBrace;cComma))">
            <text:p/>
          </table:table-cell>
          <table:table-cell table:formula="of:=IF(ISBLANK([.N76]);&quot;&quot;;CONCATENATE([.N$1];cEqual;cLBrace;[.N76];cRBrace;cComma))">
            <text:p/>
          </table:table-cell>
          <table:table-cell table:formula="of:=IF(ISBLANK([.O76]);&quot;&quot;;CONCATENATE([.O$1];cEqual;cLBrace;[.O76];cRBrace;cComma))">
            <text:p/>
          </table:table-cell>
          <table:table-cell table:formula="of:=IF(ISBLANK([.P76]);&quot;&quot;;CONCATENATE([.P$1];cEqual;cLBrace;[.P76];cRBrace;cComma))">
            <text:p/>
          </table:table-cell>
          <table:table-cell table:formula="of:=IF(ISBLANK([.Q76]);&quot;&quot;;CONCATENATE([.Q$1];cEqual;cLBrace;[.Q76];cRBrace;cComma))">
            <text:p/>
          </table:table-cell>
          <table:table-cell table:formula="of:=IF(ISBLANK([.R76]);&quot;&quot;;CONCATENATE([.R$1];cEqual;cLBrace;[.R76];cRBrace;cComma))">
            <text:p/>
          </table:table-cell>
          <table:table-cell table:formula="of:=IF(ISBLANK([.S76]);&quot;&quot;;CONCATENATE([.S$1];cEqual;cLBrace;[.S76];cRBrace;cComma))">
            <text:p/>
          </table:table-cell>
          <table:table-cell table:formula="of:=IF(ISBLANK([.T76]);&quot;&quot;;CONCATENATE([.T$1];cEqual;cLBrace;[.T76];cRBrace;cComma))">
            <text:p/>
          </table:table-cell>
          <table:table-cell table:formula="of:=IF(ISBLANK([.U76]);&quot;&quot;;CONCATENATE([.U$1];cEqual;cLBrace;[.U76];cRBrace;cComma))">
            <text:p/>
          </table:table-cell>
          <table:table-cell table:formula="of:=IF(ISBLANK([.V76]);&quot;&quot;;CONCATENATE([.V$1];cEqual;cLBrace;[.V76];cRBrace;cComma))">
            <text:p/>
          </table:table-cell>
          <table:table-cell table:formula="of:=IF(ISBLANK([.W76]);&quot;&quot;;CONCATENATE([.W$1];cEqual;cLBrace;[.W76];cRBrace;cComma))">
            <text:p/>
          </table:table-cell>
          <table:table-cell table:formula="of:=IF(ISBLANK([.X76]);&quot;&quot;;CONCATENATE([.X$1];cEqual;cLBrace;[.X76];cRBrace;cComma))">
            <text:p/>
          </table:table-cell>
          <table:table-cell table:formula="of:=IF(ISBLANK([.Y76]);&quot;&quot;;CONCATENATE([.Y$1];cEqual;cLBrace;[.Y76];cRBrace;cComma))">
            <text:p/>
          </table:table-cell>
          <table:table-cell table:formula="of:=IF(ISBLANK([.Z76]);&quot;&quot;;CONCATENATE([.Z$1];cEqual;cLBrace;[.Z76];cRBrace;cComma))">
            <text:p/>
          </table:table-cell>
          <table:table-cell table:formula="of:=IF(ISBLANK([.AA76]);&quot;&quot;;CONCATENATE([.AA$1];cEqual;cLBrace;[.AA76];cRBrace;cComma))">
            <text:p/>
          </table:table-cell>
          <table:table-cell table:formula="of:=IF(ISBLANK([.AB76]);&quot;&quot;;CONCATENATE([.AB$1];cEqual;cLBrace;[.AB76];cRBrace;cComma))">
            <text:p/>
          </table:table-cell>
          <table:table-cell table:formula="of:=IF(ISBLANK([.AC76]);&quot;&quot;;CONCATENATE([.AC$1];cEqual;cLBrace;[.AC76];cRBrace;cComma))">
            <text:p/>
          </table:table-cell>
          <table:table-cell table:formula="of:=IF(ISBLANK([.AD76]);&quot;&quot;;CONCATENATE([.AD$1];cEqual;cLBrace;[.AD76];cRBrace;cComma))">
            <text:p/>
          </table:table-cell>
          <table:table-cell table:formula="of:=IF(ISBLANK([.AE76]);&quot;&quot;;CONCATENATE([.AE$1];cEqual;cLBrace;[.AE76];cRBrace;cComma))">
            <text:p/>
          </table:table-cell>
          <table:table-cell table:formula="of:=IF(ISBLANK([.AF76]);&quot;&quot;;CONCATENATE([.AF$1];cEqual;cLBrace;[.AF76];cRBrace;cComma))">
            <text:p/>
          </table:table-cell>
          <table:table-cell table:formula="of:=IF(ISBLANK([.AG76]);&quot;&quot;;CONCATENATE([.AG$1];cEqual;cLBrace;[.AG76];cRBrace;cComma))">
            <text:p/>
          </table:table-cell>
          <table:table-cell table:formula="of:=IF(ISBLANK([.AH76]);&quot;&quot;;CONCATENATE([.AH$1];cEqual;cLBrace;[.AH76];cRBrace;cComma))">
            <text:p/>
          </table:table-cell>
          <table:table-cell table:formula="of:=IF(ISBLANK([.AI76]);&quot;&quot;;CONCATENATE([.AI$1];cEqual;cLBrace;[.AI76];cRBrace;cComma))">
            <text:p/>
          </table:table-cell>
          <table:table-cell table:formula="of:=IF(ISBLANK([.AJ76]);&quot;&quot;;CONCATENATE([.AJ$1];cEqual;cLBrace;[.AJ76];cRBrace;cComma))">
            <text:p/>
          </table:table-cell>
          <table:table-cell table:formula="of:=IF(ISBLANK([.AK76]);&quot;&quot;;CONCATENATE([.AK$1];cEqual;cLBrace;[.AK76];cRBrace;cComma))">
            <text:p/>
          </table:table-cell>
          <table:table-cell table:formula="of:=IF(ISBLANK([.AL76]);&quot;&quot;;CONCATENATE([.AL$1];cEqual;cLBrace;[.AL76];cRBrace;cComma))">
            <text:p/>
          </table:table-cell>
        </table:table-row>
        <table:table-row table:style-name="ro1">
          <table:table-cell/>
          <table:table-cell table:formula="of:=CONCATENATE([.AM77];[.AN77];[.AO77];[.AP77];[.AQ77];[.AR77];[.AS77];[.AT77];[.AU77];[.AV77];[.AW77];[.AX77];[.AY77];[.AZ77];[.BA77];[.BB77];[.BC77];[.BD77];[.BE77];[.BF77];[.BG77];[.BH77];[.BI77];[.BJ77];[.BK77];[.BL77];[.BM77];[.BN77];[.BO77];[.BP77];[.BQ77];[.BR77];[.BS77];[.BT77];[.BU77];[.BV7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7];cComma)" office:value-type="string" office:string-value="@case{," calcext:value-type="string">
            <text:p>@case{,</text:p>
          </table:table-cell>
          <table:table-cell table:formula="of:=IF(ISBLANK([.D77]);&quot;&quot;;CONCATENATE([.D$1];cEqual;cLBrace;[.D77];cRBrace;cComma))">
            <text:p/>
          </table:table-cell>
          <table:table-cell table:formula="of:=IF(ISBLANK([.E77]);&quot;&quot;;CONCATENATE([.E$1];cEqual;cLBrace;[.E77];cRBrace;cComma))">
            <text:p/>
          </table:table-cell>
          <table:table-cell table:formula="of:=IF(ISBLANK([.F77]);&quot;&quot;;CONCATENATE([.F$1];cEqual;cLBrace;[.F77];cRBrace;cComma))">
            <text:p/>
          </table:table-cell>
          <table:table-cell table:formula="of:=IF(ISBLANK([.G77]);&quot;&quot;;CONCATENATE([.G$1];cEqual;cLBrace;[.G77];cRBrace;cComma))">
            <text:p/>
          </table:table-cell>
          <table:table-cell table:formula="of:=IF(ISBLANK([.H77]);&quot;&quot;;CONCATENATE([.H$1];cEqual;cLBrace;[.H77];cRBrace;cComma))">
            <text:p/>
          </table:table-cell>
          <table:table-cell table:formula="of:=IF(ISBLANK([.I77]);&quot;&quot;;CONCATENATE([.I$1];cEqual;cLBrace;[.I77];cRBrace;cComma))">
            <text:p/>
          </table:table-cell>
          <table:table-cell table:formula="of:=IF(ISBLANK([.J77]);&quot;&quot;;CONCATENATE([.J$1];cEqual;cLBrace;[.J77];cRBrace;cComma))">
            <text:p/>
          </table:table-cell>
          <table:table-cell table:formula="of:=IF(ISBLANK([.K77]);&quot;&quot;;CONCATENATE([.K$1];cEqual;cLBrace;[.K77];cRBrace;cComma))">
            <text:p/>
          </table:table-cell>
          <table:table-cell table:formula="of:=IF(ISBLANK([.L77]);&quot;&quot;;CONCATENATE([.L$1];cEqual;cLBrace;[.L77];cRBrace;cComma))">
            <text:p/>
          </table:table-cell>
          <table:table-cell table:formula="of:=IF(ISBLANK([.M77]);&quot;&quot;;CONCATENATE([.M$1];cEqual;cLBrace;[.M77];cRBrace;cComma))">
            <text:p/>
          </table:table-cell>
          <table:table-cell table:formula="of:=IF(ISBLANK([.N77]);&quot;&quot;;CONCATENATE([.N$1];cEqual;cLBrace;[.N77];cRBrace;cComma))">
            <text:p/>
          </table:table-cell>
          <table:table-cell table:formula="of:=IF(ISBLANK([.O77]);&quot;&quot;;CONCATENATE([.O$1];cEqual;cLBrace;[.O77];cRBrace;cComma))">
            <text:p/>
          </table:table-cell>
          <table:table-cell table:formula="of:=IF(ISBLANK([.P77]);&quot;&quot;;CONCATENATE([.P$1];cEqual;cLBrace;[.P77];cRBrace;cComma))">
            <text:p/>
          </table:table-cell>
          <table:table-cell table:formula="of:=IF(ISBLANK([.Q77]);&quot;&quot;;CONCATENATE([.Q$1];cEqual;cLBrace;[.Q77];cRBrace;cComma))">
            <text:p/>
          </table:table-cell>
          <table:table-cell table:formula="of:=IF(ISBLANK([.R77]);&quot;&quot;;CONCATENATE([.R$1];cEqual;cLBrace;[.R77];cRBrace;cComma))">
            <text:p/>
          </table:table-cell>
          <table:table-cell table:formula="of:=IF(ISBLANK([.S77]);&quot;&quot;;CONCATENATE([.S$1];cEqual;cLBrace;[.S77];cRBrace;cComma))">
            <text:p/>
          </table:table-cell>
          <table:table-cell table:formula="of:=IF(ISBLANK([.T77]);&quot;&quot;;CONCATENATE([.T$1];cEqual;cLBrace;[.T77];cRBrace;cComma))">
            <text:p/>
          </table:table-cell>
          <table:table-cell table:formula="of:=IF(ISBLANK([.U77]);&quot;&quot;;CONCATENATE([.U$1];cEqual;cLBrace;[.U77];cRBrace;cComma))">
            <text:p/>
          </table:table-cell>
          <table:table-cell table:formula="of:=IF(ISBLANK([.V77]);&quot;&quot;;CONCATENATE([.V$1];cEqual;cLBrace;[.V77];cRBrace;cComma))">
            <text:p/>
          </table:table-cell>
          <table:table-cell table:formula="of:=IF(ISBLANK([.W77]);&quot;&quot;;CONCATENATE([.W$1];cEqual;cLBrace;[.W77];cRBrace;cComma))">
            <text:p/>
          </table:table-cell>
          <table:table-cell table:formula="of:=IF(ISBLANK([.X77]);&quot;&quot;;CONCATENATE([.X$1];cEqual;cLBrace;[.X77];cRBrace;cComma))">
            <text:p/>
          </table:table-cell>
          <table:table-cell table:formula="of:=IF(ISBLANK([.Y77]);&quot;&quot;;CONCATENATE([.Y$1];cEqual;cLBrace;[.Y77];cRBrace;cComma))">
            <text:p/>
          </table:table-cell>
          <table:table-cell table:formula="of:=IF(ISBLANK([.Z77]);&quot;&quot;;CONCATENATE([.Z$1];cEqual;cLBrace;[.Z77];cRBrace;cComma))">
            <text:p/>
          </table:table-cell>
          <table:table-cell table:formula="of:=IF(ISBLANK([.AA77]);&quot;&quot;;CONCATENATE([.AA$1];cEqual;cLBrace;[.AA77];cRBrace;cComma))">
            <text:p/>
          </table:table-cell>
          <table:table-cell table:formula="of:=IF(ISBLANK([.AB77]);&quot;&quot;;CONCATENATE([.AB$1];cEqual;cLBrace;[.AB77];cRBrace;cComma))">
            <text:p/>
          </table:table-cell>
          <table:table-cell table:formula="of:=IF(ISBLANK([.AC77]);&quot;&quot;;CONCATENATE([.AC$1];cEqual;cLBrace;[.AC77];cRBrace;cComma))">
            <text:p/>
          </table:table-cell>
          <table:table-cell table:formula="of:=IF(ISBLANK([.AD77]);&quot;&quot;;CONCATENATE([.AD$1];cEqual;cLBrace;[.AD77];cRBrace;cComma))">
            <text:p/>
          </table:table-cell>
          <table:table-cell table:formula="of:=IF(ISBLANK([.AE77]);&quot;&quot;;CONCATENATE([.AE$1];cEqual;cLBrace;[.AE77];cRBrace;cComma))">
            <text:p/>
          </table:table-cell>
          <table:table-cell table:formula="of:=IF(ISBLANK([.AF77]);&quot;&quot;;CONCATENATE([.AF$1];cEqual;cLBrace;[.AF77];cRBrace;cComma))">
            <text:p/>
          </table:table-cell>
          <table:table-cell table:formula="of:=IF(ISBLANK([.AG77]);&quot;&quot;;CONCATENATE([.AG$1];cEqual;cLBrace;[.AG77];cRBrace;cComma))">
            <text:p/>
          </table:table-cell>
          <table:table-cell table:formula="of:=IF(ISBLANK([.AH77]);&quot;&quot;;CONCATENATE([.AH$1];cEqual;cLBrace;[.AH77];cRBrace;cComma))">
            <text:p/>
          </table:table-cell>
          <table:table-cell table:formula="of:=IF(ISBLANK([.AI77]);&quot;&quot;;CONCATENATE([.AI$1];cEqual;cLBrace;[.AI77];cRBrace;cComma))">
            <text:p/>
          </table:table-cell>
          <table:table-cell table:formula="of:=IF(ISBLANK([.AJ77]);&quot;&quot;;CONCATENATE([.AJ$1];cEqual;cLBrace;[.AJ77];cRBrace;cComma))">
            <text:p/>
          </table:table-cell>
          <table:table-cell table:formula="of:=IF(ISBLANK([.AK77]);&quot;&quot;;CONCATENATE([.AK$1];cEqual;cLBrace;[.AK77];cRBrace;cComma))">
            <text:p/>
          </table:table-cell>
          <table:table-cell table:formula="of:=IF(ISBLANK([.AL77]);&quot;&quot;;CONCATENATE([.AL$1];cEqual;cLBrace;[.AL77];cRBrace;cComma))">
            <text:p/>
          </table:table-cell>
        </table:table-row>
        <table:table-row table:style-name="ro1">
          <table:table-cell/>
          <table:table-cell table:formula="of:=CONCATENATE([.AM78];[.AN78];[.AO78];[.AP78];[.AQ78];[.AR78];[.AS78];[.AT78];[.AU78];[.AV78];[.AW78];[.AX78];[.AY78];[.AZ78];[.BA78];[.BB78];[.BC78];[.BD78];[.BE78];[.BF78];[.BG78];[.BH78];[.BI78];[.BJ78];[.BK78];[.BL78];[.BM78];[.BN78];[.BO78];[.BP78];[.BQ78];[.BR78];[.BS78];[.BT78];[.BU78];[.BV7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8];cComma)" office:value-type="string" office:string-value="@case{," calcext:value-type="string">
            <text:p>@case{,</text:p>
          </table:table-cell>
          <table:table-cell table:formula="of:=IF(ISBLANK([.D78]);&quot;&quot;;CONCATENATE([.D$1];cEqual;cLBrace;[.D78];cRBrace;cComma))">
            <text:p/>
          </table:table-cell>
          <table:table-cell table:formula="of:=IF(ISBLANK([.E78]);&quot;&quot;;CONCATENATE([.E$1];cEqual;cLBrace;[.E78];cRBrace;cComma))">
            <text:p/>
          </table:table-cell>
          <table:table-cell table:formula="of:=IF(ISBLANK([.F78]);&quot;&quot;;CONCATENATE([.F$1];cEqual;cLBrace;[.F78];cRBrace;cComma))">
            <text:p/>
          </table:table-cell>
          <table:table-cell table:formula="of:=IF(ISBLANK([.G78]);&quot;&quot;;CONCATENATE([.G$1];cEqual;cLBrace;[.G78];cRBrace;cComma))">
            <text:p/>
          </table:table-cell>
          <table:table-cell table:formula="of:=IF(ISBLANK([.H78]);&quot;&quot;;CONCATENATE([.H$1];cEqual;cLBrace;[.H78];cRBrace;cComma))">
            <text:p/>
          </table:table-cell>
          <table:table-cell table:formula="of:=IF(ISBLANK([.I78]);&quot;&quot;;CONCATENATE([.I$1];cEqual;cLBrace;[.I78];cRBrace;cComma))">
            <text:p/>
          </table:table-cell>
          <table:table-cell table:formula="of:=IF(ISBLANK([.J78]);&quot;&quot;;CONCATENATE([.J$1];cEqual;cLBrace;[.J78];cRBrace;cComma))">
            <text:p/>
          </table:table-cell>
          <table:table-cell table:formula="of:=IF(ISBLANK([.K78]);&quot;&quot;;CONCATENATE([.K$1];cEqual;cLBrace;[.K78];cRBrace;cComma))">
            <text:p/>
          </table:table-cell>
          <table:table-cell table:formula="of:=IF(ISBLANK([.L78]);&quot;&quot;;CONCATENATE([.L$1];cEqual;cLBrace;[.L78];cRBrace;cComma))">
            <text:p/>
          </table:table-cell>
          <table:table-cell table:formula="of:=IF(ISBLANK([.M78]);&quot;&quot;;CONCATENATE([.M$1];cEqual;cLBrace;[.M78];cRBrace;cComma))">
            <text:p/>
          </table:table-cell>
          <table:table-cell table:formula="of:=IF(ISBLANK([.N78]);&quot;&quot;;CONCATENATE([.N$1];cEqual;cLBrace;[.N78];cRBrace;cComma))">
            <text:p/>
          </table:table-cell>
          <table:table-cell table:formula="of:=IF(ISBLANK([.O78]);&quot;&quot;;CONCATENATE([.O$1];cEqual;cLBrace;[.O78];cRBrace;cComma))">
            <text:p/>
          </table:table-cell>
          <table:table-cell table:formula="of:=IF(ISBLANK([.P78]);&quot;&quot;;CONCATENATE([.P$1];cEqual;cLBrace;[.P78];cRBrace;cComma))">
            <text:p/>
          </table:table-cell>
          <table:table-cell table:formula="of:=IF(ISBLANK([.Q78]);&quot;&quot;;CONCATENATE([.Q$1];cEqual;cLBrace;[.Q78];cRBrace;cComma))">
            <text:p/>
          </table:table-cell>
          <table:table-cell table:formula="of:=IF(ISBLANK([.R78]);&quot;&quot;;CONCATENATE([.R$1];cEqual;cLBrace;[.R78];cRBrace;cComma))">
            <text:p/>
          </table:table-cell>
          <table:table-cell table:formula="of:=IF(ISBLANK([.S78]);&quot;&quot;;CONCATENATE([.S$1];cEqual;cLBrace;[.S78];cRBrace;cComma))">
            <text:p/>
          </table:table-cell>
          <table:table-cell table:formula="of:=IF(ISBLANK([.T78]);&quot;&quot;;CONCATENATE([.T$1];cEqual;cLBrace;[.T78];cRBrace;cComma))">
            <text:p/>
          </table:table-cell>
          <table:table-cell table:formula="of:=IF(ISBLANK([.U78]);&quot;&quot;;CONCATENATE([.U$1];cEqual;cLBrace;[.U78];cRBrace;cComma))">
            <text:p/>
          </table:table-cell>
          <table:table-cell table:formula="of:=IF(ISBLANK([.V78]);&quot;&quot;;CONCATENATE([.V$1];cEqual;cLBrace;[.V78];cRBrace;cComma))">
            <text:p/>
          </table:table-cell>
          <table:table-cell table:formula="of:=IF(ISBLANK([.W78]);&quot;&quot;;CONCATENATE([.W$1];cEqual;cLBrace;[.W78];cRBrace;cComma))">
            <text:p/>
          </table:table-cell>
          <table:table-cell table:formula="of:=IF(ISBLANK([.X78]);&quot;&quot;;CONCATENATE([.X$1];cEqual;cLBrace;[.X78];cRBrace;cComma))">
            <text:p/>
          </table:table-cell>
          <table:table-cell table:formula="of:=IF(ISBLANK([.Y78]);&quot;&quot;;CONCATENATE([.Y$1];cEqual;cLBrace;[.Y78];cRBrace;cComma))">
            <text:p/>
          </table:table-cell>
          <table:table-cell table:formula="of:=IF(ISBLANK([.Z78]);&quot;&quot;;CONCATENATE([.Z$1];cEqual;cLBrace;[.Z78];cRBrace;cComma))">
            <text:p/>
          </table:table-cell>
          <table:table-cell table:formula="of:=IF(ISBLANK([.AA78]);&quot;&quot;;CONCATENATE([.AA$1];cEqual;cLBrace;[.AA78];cRBrace;cComma))">
            <text:p/>
          </table:table-cell>
          <table:table-cell table:formula="of:=IF(ISBLANK([.AB78]);&quot;&quot;;CONCATENATE([.AB$1];cEqual;cLBrace;[.AB78];cRBrace;cComma))">
            <text:p/>
          </table:table-cell>
          <table:table-cell table:formula="of:=IF(ISBLANK([.AC78]);&quot;&quot;;CONCATENATE([.AC$1];cEqual;cLBrace;[.AC78];cRBrace;cComma))">
            <text:p/>
          </table:table-cell>
          <table:table-cell table:formula="of:=IF(ISBLANK([.AD78]);&quot;&quot;;CONCATENATE([.AD$1];cEqual;cLBrace;[.AD78];cRBrace;cComma))">
            <text:p/>
          </table:table-cell>
          <table:table-cell table:formula="of:=IF(ISBLANK([.AE78]);&quot;&quot;;CONCATENATE([.AE$1];cEqual;cLBrace;[.AE78];cRBrace;cComma))">
            <text:p/>
          </table:table-cell>
          <table:table-cell table:formula="of:=IF(ISBLANK([.AF78]);&quot;&quot;;CONCATENATE([.AF$1];cEqual;cLBrace;[.AF78];cRBrace;cComma))">
            <text:p/>
          </table:table-cell>
          <table:table-cell table:formula="of:=IF(ISBLANK([.AG78]);&quot;&quot;;CONCATENATE([.AG$1];cEqual;cLBrace;[.AG78];cRBrace;cComma))">
            <text:p/>
          </table:table-cell>
          <table:table-cell table:formula="of:=IF(ISBLANK([.AH78]);&quot;&quot;;CONCATENATE([.AH$1];cEqual;cLBrace;[.AH78];cRBrace;cComma))">
            <text:p/>
          </table:table-cell>
          <table:table-cell table:formula="of:=IF(ISBLANK([.AI78]);&quot;&quot;;CONCATENATE([.AI$1];cEqual;cLBrace;[.AI78];cRBrace;cComma))">
            <text:p/>
          </table:table-cell>
          <table:table-cell table:formula="of:=IF(ISBLANK([.AJ78]);&quot;&quot;;CONCATENATE([.AJ$1];cEqual;cLBrace;[.AJ78];cRBrace;cComma))">
            <text:p/>
          </table:table-cell>
          <table:table-cell table:formula="of:=IF(ISBLANK([.AK78]);&quot;&quot;;CONCATENATE([.AK$1];cEqual;cLBrace;[.AK78];cRBrace;cComma))">
            <text:p/>
          </table:table-cell>
          <table:table-cell table:formula="of:=IF(ISBLANK([.AL78]);&quot;&quot;;CONCATENATE([.AL$1];cEqual;cLBrace;[.AL78];cRBrace;cComma))">
            <text:p/>
          </table:table-cell>
        </table:table-row>
        <table:table-row table:style-name="ro1">
          <table:table-cell/>
          <table:table-cell table:formula="of:=CONCATENATE([.AM79];[.AN79];[.AO79];[.AP79];[.AQ79];[.AR79];[.AS79];[.AT79];[.AU79];[.AV79];[.AW79];[.AX79];[.AY79];[.AZ79];[.BA79];[.BB79];[.BC79];[.BD79];[.BE79];[.BF79];[.BG79];[.BH79];[.BI79];[.BJ79];[.BK79];[.BL79];[.BM79];[.BN79];[.BO79];[.BP79];[.BQ79];[.BR79];[.BS79];[.BT79];[.BU79];[.BV7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9];cComma)" office:value-type="string" office:string-value="@case{," calcext:value-type="string">
            <text:p>@case{,</text:p>
          </table:table-cell>
          <table:table-cell table:formula="of:=IF(ISBLANK([.D79]);&quot;&quot;;CONCATENATE([.D$1];cEqual;cLBrace;[.D79];cRBrace;cComma))">
            <text:p/>
          </table:table-cell>
          <table:table-cell table:formula="of:=IF(ISBLANK([.E79]);&quot;&quot;;CONCATENATE([.E$1];cEqual;cLBrace;[.E79];cRBrace;cComma))">
            <text:p/>
          </table:table-cell>
          <table:table-cell table:formula="of:=IF(ISBLANK([.F79]);&quot;&quot;;CONCATENATE([.F$1];cEqual;cLBrace;[.F79];cRBrace;cComma))">
            <text:p/>
          </table:table-cell>
          <table:table-cell table:formula="of:=IF(ISBLANK([.G79]);&quot;&quot;;CONCATENATE([.G$1];cEqual;cLBrace;[.G79];cRBrace;cComma))">
            <text:p/>
          </table:table-cell>
          <table:table-cell table:formula="of:=IF(ISBLANK([.H79]);&quot;&quot;;CONCATENATE([.H$1];cEqual;cLBrace;[.H79];cRBrace;cComma))">
            <text:p/>
          </table:table-cell>
          <table:table-cell table:formula="of:=IF(ISBLANK([.I79]);&quot;&quot;;CONCATENATE([.I$1];cEqual;cLBrace;[.I79];cRBrace;cComma))">
            <text:p/>
          </table:table-cell>
          <table:table-cell table:formula="of:=IF(ISBLANK([.J79]);&quot;&quot;;CONCATENATE([.J$1];cEqual;cLBrace;[.J79];cRBrace;cComma))">
            <text:p/>
          </table:table-cell>
          <table:table-cell table:formula="of:=IF(ISBLANK([.K79]);&quot;&quot;;CONCATENATE([.K$1];cEqual;cLBrace;[.K79];cRBrace;cComma))">
            <text:p/>
          </table:table-cell>
          <table:table-cell table:formula="of:=IF(ISBLANK([.L79]);&quot;&quot;;CONCATENATE([.L$1];cEqual;cLBrace;[.L79];cRBrace;cComma))">
            <text:p/>
          </table:table-cell>
          <table:table-cell table:formula="of:=IF(ISBLANK([.M79]);&quot;&quot;;CONCATENATE([.M$1];cEqual;cLBrace;[.M79];cRBrace;cComma))">
            <text:p/>
          </table:table-cell>
          <table:table-cell table:formula="of:=IF(ISBLANK([.N79]);&quot;&quot;;CONCATENATE([.N$1];cEqual;cLBrace;[.N79];cRBrace;cComma))">
            <text:p/>
          </table:table-cell>
          <table:table-cell table:formula="of:=IF(ISBLANK([.O79]);&quot;&quot;;CONCATENATE([.O$1];cEqual;cLBrace;[.O79];cRBrace;cComma))">
            <text:p/>
          </table:table-cell>
          <table:table-cell table:formula="of:=IF(ISBLANK([.P79]);&quot;&quot;;CONCATENATE([.P$1];cEqual;cLBrace;[.P79];cRBrace;cComma))">
            <text:p/>
          </table:table-cell>
          <table:table-cell table:formula="of:=IF(ISBLANK([.Q79]);&quot;&quot;;CONCATENATE([.Q$1];cEqual;cLBrace;[.Q79];cRBrace;cComma))">
            <text:p/>
          </table:table-cell>
          <table:table-cell table:formula="of:=IF(ISBLANK([.R79]);&quot;&quot;;CONCATENATE([.R$1];cEqual;cLBrace;[.R79];cRBrace;cComma))">
            <text:p/>
          </table:table-cell>
          <table:table-cell table:formula="of:=IF(ISBLANK([.S79]);&quot;&quot;;CONCATENATE([.S$1];cEqual;cLBrace;[.S79];cRBrace;cComma))">
            <text:p/>
          </table:table-cell>
          <table:table-cell table:formula="of:=IF(ISBLANK([.T79]);&quot;&quot;;CONCATENATE([.T$1];cEqual;cLBrace;[.T79];cRBrace;cComma))">
            <text:p/>
          </table:table-cell>
          <table:table-cell table:formula="of:=IF(ISBLANK([.U79]);&quot;&quot;;CONCATENATE([.U$1];cEqual;cLBrace;[.U79];cRBrace;cComma))">
            <text:p/>
          </table:table-cell>
          <table:table-cell table:formula="of:=IF(ISBLANK([.V79]);&quot;&quot;;CONCATENATE([.V$1];cEqual;cLBrace;[.V79];cRBrace;cComma))">
            <text:p/>
          </table:table-cell>
          <table:table-cell table:formula="of:=IF(ISBLANK([.W79]);&quot;&quot;;CONCATENATE([.W$1];cEqual;cLBrace;[.W79];cRBrace;cComma))">
            <text:p/>
          </table:table-cell>
          <table:table-cell table:formula="of:=IF(ISBLANK([.X79]);&quot;&quot;;CONCATENATE([.X$1];cEqual;cLBrace;[.X79];cRBrace;cComma))">
            <text:p/>
          </table:table-cell>
          <table:table-cell table:formula="of:=IF(ISBLANK([.Y79]);&quot;&quot;;CONCATENATE([.Y$1];cEqual;cLBrace;[.Y79];cRBrace;cComma))">
            <text:p/>
          </table:table-cell>
          <table:table-cell table:formula="of:=IF(ISBLANK([.Z79]);&quot;&quot;;CONCATENATE([.Z$1];cEqual;cLBrace;[.Z79];cRBrace;cComma))">
            <text:p/>
          </table:table-cell>
          <table:table-cell table:formula="of:=IF(ISBLANK([.AA79]);&quot;&quot;;CONCATENATE([.AA$1];cEqual;cLBrace;[.AA79];cRBrace;cComma))">
            <text:p/>
          </table:table-cell>
          <table:table-cell table:formula="of:=IF(ISBLANK([.AB79]);&quot;&quot;;CONCATENATE([.AB$1];cEqual;cLBrace;[.AB79];cRBrace;cComma))">
            <text:p/>
          </table:table-cell>
          <table:table-cell table:formula="of:=IF(ISBLANK([.AC79]);&quot;&quot;;CONCATENATE([.AC$1];cEqual;cLBrace;[.AC79];cRBrace;cComma))">
            <text:p/>
          </table:table-cell>
          <table:table-cell table:formula="of:=IF(ISBLANK([.AD79]);&quot;&quot;;CONCATENATE([.AD$1];cEqual;cLBrace;[.AD79];cRBrace;cComma))">
            <text:p/>
          </table:table-cell>
          <table:table-cell table:formula="of:=IF(ISBLANK([.AE79]);&quot;&quot;;CONCATENATE([.AE$1];cEqual;cLBrace;[.AE79];cRBrace;cComma))">
            <text:p/>
          </table:table-cell>
          <table:table-cell table:formula="of:=IF(ISBLANK([.AF79]);&quot;&quot;;CONCATENATE([.AF$1];cEqual;cLBrace;[.AF79];cRBrace;cComma))">
            <text:p/>
          </table:table-cell>
          <table:table-cell table:formula="of:=IF(ISBLANK([.AG79]);&quot;&quot;;CONCATENATE([.AG$1];cEqual;cLBrace;[.AG79];cRBrace;cComma))">
            <text:p/>
          </table:table-cell>
          <table:table-cell table:formula="of:=IF(ISBLANK([.AH79]);&quot;&quot;;CONCATENATE([.AH$1];cEqual;cLBrace;[.AH79];cRBrace;cComma))">
            <text:p/>
          </table:table-cell>
          <table:table-cell table:formula="of:=IF(ISBLANK([.AI79]);&quot;&quot;;CONCATENATE([.AI$1];cEqual;cLBrace;[.AI79];cRBrace;cComma))">
            <text:p/>
          </table:table-cell>
          <table:table-cell table:formula="of:=IF(ISBLANK([.AJ79]);&quot;&quot;;CONCATENATE([.AJ$1];cEqual;cLBrace;[.AJ79];cRBrace;cComma))">
            <text:p/>
          </table:table-cell>
          <table:table-cell table:formula="of:=IF(ISBLANK([.AK79]);&quot;&quot;;CONCATENATE([.AK$1];cEqual;cLBrace;[.AK79];cRBrace;cComma))">
            <text:p/>
          </table:table-cell>
          <table:table-cell table:formula="of:=IF(ISBLANK([.AL79]);&quot;&quot;;CONCATENATE([.AL$1];cEqual;cLBrace;[.AL79];cRBrace;cComma))">
            <text:p/>
          </table:table-cell>
        </table:table-row>
        <table:table-row table:style-name="ro1">
          <table:table-cell/>
          <table:table-cell table:formula="of:=CONCATENATE([.AM80];[.AN80];[.AO80];[.AP80];[.AQ80];[.AR80];[.AS80];[.AT80];[.AU80];[.AV80];[.AW80];[.AX80];[.AY80];[.AZ80];[.BA80];[.BB80];[.BC80];[.BD80];[.BE80];[.BF80];[.BG80];[.BH80];[.BI80];[.BJ80];[.BK80];[.BL80];[.BM80];[.BN80];[.BO80];[.BP80];[.BQ80];[.BR80];[.BS80];[.BT80];[.BU80];[.BV8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0];cComma)" office:value-type="string" office:string-value="@case{," calcext:value-type="string">
            <text:p>@case{,</text:p>
          </table:table-cell>
          <table:table-cell table:formula="of:=IF(ISBLANK([.D80]);&quot;&quot;;CONCATENATE([.D$1];cEqual;cLBrace;[.D80];cRBrace;cComma))">
            <text:p/>
          </table:table-cell>
          <table:table-cell table:formula="of:=IF(ISBLANK([.E80]);&quot;&quot;;CONCATENATE([.E$1];cEqual;cLBrace;[.E80];cRBrace;cComma))">
            <text:p/>
          </table:table-cell>
          <table:table-cell table:formula="of:=IF(ISBLANK([.F80]);&quot;&quot;;CONCATENATE([.F$1];cEqual;cLBrace;[.F80];cRBrace;cComma))">
            <text:p/>
          </table:table-cell>
          <table:table-cell table:formula="of:=IF(ISBLANK([.G80]);&quot;&quot;;CONCATENATE([.G$1];cEqual;cLBrace;[.G80];cRBrace;cComma))">
            <text:p/>
          </table:table-cell>
          <table:table-cell table:formula="of:=IF(ISBLANK([.H80]);&quot;&quot;;CONCATENATE([.H$1];cEqual;cLBrace;[.H80];cRBrace;cComma))">
            <text:p/>
          </table:table-cell>
          <table:table-cell table:formula="of:=IF(ISBLANK([.I80]);&quot;&quot;;CONCATENATE([.I$1];cEqual;cLBrace;[.I80];cRBrace;cComma))">
            <text:p/>
          </table:table-cell>
          <table:table-cell table:formula="of:=IF(ISBLANK([.J80]);&quot;&quot;;CONCATENATE([.J$1];cEqual;cLBrace;[.J80];cRBrace;cComma))">
            <text:p/>
          </table:table-cell>
          <table:table-cell table:formula="of:=IF(ISBLANK([.K80]);&quot;&quot;;CONCATENATE([.K$1];cEqual;cLBrace;[.K80];cRBrace;cComma))">
            <text:p/>
          </table:table-cell>
          <table:table-cell table:formula="of:=IF(ISBLANK([.L80]);&quot;&quot;;CONCATENATE([.L$1];cEqual;cLBrace;[.L80];cRBrace;cComma))">
            <text:p/>
          </table:table-cell>
          <table:table-cell table:formula="of:=IF(ISBLANK([.M80]);&quot;&quot;;CONCATENATE([.M$1];cEqual;cLBrace;[.M80];cRBrace;cComma))">
            <text:p/>
          </table:table-cell>
          <table:table-cell table:formula="of:=IF(ISBLANK([.N80]);&quot;&quot;;CONCATENATE([.N$1];cEqual;cLBrace;[.N80];cRBrace;cComma))">
            <text:p/>
          </table:table-cell>
          <table:table-cell table:formula="of:=IF(ISBLANK([.O80]);&quot;&quot;;CONCATENATE([.O$1];cEqual;cLBrace;[.O80];cRBrace;cComma))">
            <text:p/>
          </table:table-cell>
          <table:table-cell table:formula="of:=IF(ISBLANK([.P80]);&quot;&quot;;CONCATENATE([.P$1];cEqual;cLBrace;[.P80];cRBrace;cComma))">
            <text:p/>
          </table:table-cell>
          <table:table-cell table:formula="of:=IF(ISBLANK([.Q80]);&quot;&quot;;CONCATENATE([.Q$1];cEqual;cLBrace;[.Q80];cRBrace;cComma))">
            <text:p/>
          </table:table-cell>
          <table:table-cell table:formula="of:=IF(ISBLANK([.R80]);&quot;&quot;;CONCATENATE([.R$1];cEqual;cLBrace;[.R80];cRBrace;cComma))">
            <text:p/>
          </table:table-cell>
          <table:table-cell table:formula="of:=IF(ISBLANK([.S80]);&quot;&quot;;CONCATENATE([.S$1];cEqual;cLBrace;[.S80];cRBrace;cComma))">
            <text:p/>
          </table:table-cell>
          <table:table-cell table:formula="of:=IF(ISBLANK([.T80]);&quot;&quot;;CONCATENATE([.T$1];cEqual;cLBrace;[.T80];cRBrace;cComma))">
            <text:p/>
          </table:table-cell>
          <table:table-cell table:formula="of:=IF(ISBLANK([.U80]);&quot;&quot;;CONCATENATE([.U$1];cEqual;cLBrace;[.U80];cRBrace;cComma))">
            <text:p/>
          </table:table-cell>
          <table:table-cell table:formula="of:=IF(ISBLANK([.V80]);&quot;&quot;;CONCATENATE([.V$1];cEqual;cLBrace;[.V80];cRBrace;cComma))">
            <text:p/>
          </table:table-cell>
          <table:table-cell table:formula="of:=IF(ISBLANK([.W80]);&quot;&quot;;CONCATENATE([.W$1];cEqual;cLBrace;[.W80];cRBrace;cComma))">
            <text:p/>
          </table:table-cell>
          <table:table-cell table:formula="of:=IF(ISBLANK([.X80]);&quot;&quot;;CONCATENATE([.X$1];cEqual;cLBrace;[.X80];cRBrace;cComma))">
            <text:p/>
          </table:table-cell>
          <table:table-cell table:formula="of:=IF(ISBLANK([.Y80]);&quot;&quot;;CONCATENATE([.Y$1];cEqual;cLBrace;[.Y80];cRBrace;cComma))">
            <text:p/>
          </table:table-cell>
          <table:table-cell table:formula="of:=IF(ISBLANK([.Z80]);&quot;&quot;;CONCATENATE([.Z$1];cEqual;cLBrace;[.Z80];cRBrace;cComma))">
            <text:p/>
          </table:table-cell>
          <table:table-cell table:formula="of:=IF(ISBLANK([.AA80]);&quot;&quot;;CONCATENATE([.AA$1];cEqual;cLBrace;[.AA80];cRBrace;cComma))">
            <text:p/>
          </table:table-cell>
          <table:table-cell table:formula="of:=IF(ISBLANK([.AB80]);&quot;&quot;;CONCATENATE([.AB$1];cEqual;cLBrace;[.AB80];cRBrace;cComma))">
            <text:p/>
          </table:table-cell>
          <table:table-cell table:formula="of:=IF(ISBLANK([.AC80]);&quot;&quot;;CONCATENATE([.AC$1];cEqual;cLBrace;[.AC80];cRBrace;cComma))">
            <text:p/>
          </table:table-cell>
          <table:table-cell table:formula="of:=IF(ISBLANK([.AD80]);&quot;&quot;;CONCATENATE([.AD$1];cEqual;cLBrace;[.AD80];cRBrace;cComma))">
            <text:p/>
          </table:table-cell>
          <table:table-cell table:formula="of:=IF(ISBLANK([.AE80]);&quot;&quot;;CONCATENATE([.AE$1];cEqual;cLBrace;[.AE80];cRBrace;cComma))">
            <text:p/>
          </table:table-cell>
          <table:table-cell table:formula="of:=IF(ISBLANK([.AF80]);&quot;&quot;;CONCATENATE([.AF$1];cEqual;cLBrace;[.AF80];cRBrace;cComma))">
            <text:p/>
          </table:table-cell>
          <table:table-cell table:formula="of:=IF(ISBLANK([.AG80]);&quot;&quot;;CONCATENATE([.AG$1];cEqual;cLBrace;[.AG80];cRBrace;cComma))">
            <text:p/>
          </table:table-cell>
          <table:table-cell table:formula="of:=IF(ISBLANK([.AH80]);&quot;&quot;;CONCATENATE([.AH$1];cEqual;cLBrace;[.AH80];cRBrace;cComma))">
            <text:p/>
          </table:table-cell>
          <table:table-cell table:formula="of:=IF(ISBLANK([.AI80]);&quot;&quot;;CONCATENATE([.AI$1];cEqual;cLBrace;[.AI80];cRBrace;cComma))">
            <text:p/>
          </table:table-cell>
          <table:table-cell table:formula="of:=IF(ISBLANK([.AJ80]);&quot;&quot;;CONCATENATE([.AJ$1];cEqual;cLBrace;[.AJ80];cRBrace;cComma))">
            <text:p/>
          </table:table-cell>
          <table:table-cell table:formula="of:=IF(ISBLANK([.AK80]);&quot;&quot;;CONCATENATE([.AK$1];cEqual;cLBrace;[.AK80];cRBrace;cComma))">
            <text:p/>
          </table:table-cell>
          <table:table-cell table:formula="of:=IF(ISBLANK([.AL80]);&quot;&quot;;CONCATENATE([.AL$1];cEqual;cLBrace;[.AL80];cRBrace;cComma))">
            <text:p/>
          </table:table-cell>
        </table:table-row>
        <table:table-row table:style-name="ro1">
          <table:table-cell/>
          <table:table-cell table:formula="of:=CONCATENATE([.AM81];[.AN81];[.AO81];[.AP81];[.AQ81];[.AR81];[.AS81];[.AT81];[.AU81];[.AV81];[.AW81];[.AX81];[.AY81];[.AZ81];[.BA81];[.BB81];[.BC81];[.BD81];[.BE81];[.BF81];[.BG81];[.BH81];[.BI81];[.BJ81];[.BK81];[.BL81];[.BM81];[.BN81];[.BO81];[.BP81];[.BQ81];[.BR81];[.BS81];[.BT81];[.BU81];[.BV8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1];cComma)" office:value-type="string" office:string-value="@case{," calcext:value-type="string">
            <text:p>@case{,</text:p>
          </table:table-cell>
          <table:table-cell table:formula="of:=IF(ISBLANK([.D81]);&quot;&quot;;CONCATENATE([.D$1];cEqual;cLBrace;[.D81];cRBrace;cComma))">
            <text:p/>
          </table:table-cell>
          <table:table-cell table:formula="of:=IF(ISBLANK([.E81]);&quot;&quot;;CONCATENATE([.E$1];cEqual;cLBrace;[.E81];cRBrace;cComma))">
            <text:p/>
          </table:table-cell>
          <table:table-cell table:formula="of:=IF(ISBLANK([.F81]);&quot;&quot;;CONCATENATE([.F$1];cEqual;cLBrace;[.F81];cRBrace;cComma))">
            <text:p/>
          </table:table-cell>
          <table:table-cell table:formula="of:=IF(ISBLANK([.G81]);&quot;&quot;;CONCATENATE([.G$1];cEqual;cLBrace;[.G81];cRBrace;cComma))">
            <text:p/>
          </table:table-cell>
          <table:table-cell table:formula="of:=IF(ISBLANK([.H81]);&quot;&quot;;CONCATENATE([.H$1];cEqual;cLBrace;[.H81];cRBrace;cComma))">
            <text:p/>
          </table:table-cell>
          <table:table-cell table:formula="of:=IF(ISBLANK([.I81]);&quot;&quot;;CONCATENATE([.I$1];cEqual;cLBrace;[.I81];cRBrace;cComma))">
            <text:p/>
          </table:table-cell>
          <table:table-cell table:formula="of:=IF(ISBLANK([.J81]);&quot;&quot;;CONCATENATE([.J$1];cEqual;cLBrace;[.J81];cRBrace;cComma))">
            <text:p/>
          </table:table-cell>
          <table:table-cell table:formula="of:=IF(ISBLANK([.K81]);&quot;&quot;;CONCATENATE([.K$1];cEqual;cLBrace;[.K81];cRBrace;cComma))">
            <text:p/>
          </table:table-cell>
          <table:table-cell table:formula="of:=IF(ISBLANK([.L81]);&quot;&quot;;CONCATENATE([.L$1];cEqual;cLBrace;[.L81];cRBrace;cComma))">
            <text:p/>
          </table:table-cell>
          <table:table-cell table:formula="of:=IF(ISBLANK([.M81]);&quot;&quot;;CONCATENATE([.M$1];cEqual;cLBrace;[.M81];cRBrace;cComma))">
            <text:p/>
          </table:table-cell>
          <table:table-cell table:formula="of:=IF(ISBLANK([.N81]);&quot;&quot;;CONCATENATE([.N$1];cEqual;cLBrace;[.N81];cRBrace;cComma))">
            <text:p/>
          </table:table-cell>
          <table:table-cell table:formula="of:=IF(ISBLANK([.O81]);&quot;&quot;;CONCATENATE([.O$1];cEqual;cLBrace;[.O81];cRBrace;cComma))">
            <text:p/>
          </table:table-cell>
          <table:table-cell table:formula="of:=IF(ISBLANK([.P81]);&quot;&quot;;CONCATENATE([.P$1];cEqual;cLBrace;[.P81];cRBrace;cComma))">
            <text:p/>
          </table:table-cell>
          <table:table-cell table:formula="of:=IF(ISBLANK([.Q81]);&quot;&quot;;CONCATENATE([.Q$1];cEqual;cLBrace;[.Q81];cRBrace;cComma))">
            <text:p/>
          </table:table-cell>
          <table:table-cell table:formula="of:=IF(ISBLANK([.R81]);&quot;&quot;;CONCATENATE([.R$1];cEqual;cLBrace;[.R81];cRBrace;cComma))">
            <text:p/>
          </table:table-cell>
          <table:table-cell table:formula="of:=IF(ISBLANK([.S81]);&quot;&quot;;CONCATENATE([.S$1];cEqual;cLBrace;[.S81];cRBrace;cComma))">
            <text:p/>
          </table:table-cell>
          <table:table-cell table:formula="of:=IF(ISBLANK([.T81]);&quot;&quot;;CONCATENATE([.T$1];cEqual;cLBrace;[.T81];cRBrace;cComma))">
            <text:p/>
          </table:table-cell>
          <table:table-cell table:formula="of:=IF(ISBLANK([.U81]);&quot;&quot;;CONCATENATE([.U$1];cEqual;cLBrace;[.U81];cRBrace;cComma))">
            <text:p/>
          </table:table-cell>
          <table:table-cell table:formula="of:=IF(ISBLANK([.V81]);&quot;&quot;;CONCATENATE([.V$1];cEqual;cLBrace;[.V81];cRBrace;cComma))">
            <text:p/>
          </table:table-cell>
          <table:table-cell table:formula="of:=IF(ISBLANK([.W81]);&quot;&quot;;CONCATENATE([.W$1];cEqual;cLBrace;[.W81];cRBrace;cComma))">
            <text:p/>
          </table:table-cell>
          <table:table-cell table:formula="of:=IF(ISBLANK([.X81]);&quot;&quot;;CONCATENATE([.X$1];cEqual;cLBrace;[.X81];cRBrace;cComma))">
            <text:p/>
          </table:table-cell>
          <table:table-cell table:formula="of:=IF(ISBLANK([.Y81]);&quot;&quot;;CONCATENATE([.Y$1];cEqual;cLBrace;[.Y81];cRBrace;cComma))">
            <text:p/>
          </table:table-cell>
          <table:table-cell table:formula="of:=IF(ISBLANK([.Z81]);&quot;&quot;;CONCATENATE([.Z$1];cEqual;cLBrace;[.Z81];cRBrace;cComma))">
            <text:p/>
          </table:table-cell>
          <table:table-cell table:formula="of:=IF(ISBLANK([.AA81]);&quot;&quot;;CONCATENATE([.AA$1];cEqual;cLBrace;[.AA81];cRBrace;cComma))">
            <text:p/>
          </table:table-cell>
          <table:table-cell table:formula="of:=IF(ISBLANK([.AB81]);&quot;&quot;;CONCATENATE([.AB$1];cEqual;cLBrace;[.AB81];cRBrace;cComma))">
            <text:p/>
          </table:table-cell>
          <table:table-cell table:formula="of:=IF(ISBLANK([.AC81]);&quot;&quot;;CONCATENATE([.AC$1];cEqual;cLBrace;[.AC81];cRBrace;cComma))">
            <text:p/>
          </table:table-cell>
          <table:table-cell table:formula="of:=IF(ISBLANK([.AD81]);&quot;&quot;;CONCATENATE([.AD$1];cEqual;cLBrace;[.AD81];cRBrace;cComma))">
            <text:p/>
          </table:table-cell>
          <table:table-cell table:formula="of:=IF(ISBLANK([.AE81]);&quot;&quot;;CONCATENATE([.AE$1];cEqual;cLBrace;[.AE81];cRBrace;cComma))">
            <text:p/>
          </table:table-cell>
          <table:table-cell table:formula="of:=IF(ISBLANK([.AF81]);&quot;&quot;;CONCATENATE([.AF$1];cEqual;cLBrace;[.AF81];cRBrace;cComma))">
            <text:p/>
          </table:table-cell>
          <table:table-cell table:formula="of:=IF(ISBLANK([.AG81]);&quot;&quot;;CONCATENATE([.AG$1];cEqual;cLBrace;[.AG81];cRBrace;cComma))">
            <text:p/>
          </table:table-cell>
          <table:table-cell table:formula="of:=IF(ISBLANK([.AH81]);&quot;&quot;;CONCATENATE([.AH$1];cEqual;cLBrace;[.AH81];cRBrace;cComma))">
            <text:p/>
          </table:table-cell>
          <table:table-cell table:formula="of:=IF(ISBLANK([.AI81]);&quot;&quot;;CONCATENATE([.AI$1];cEqual;cLBrace;[.AI81];cRBrace;cComma))">
            <text:p/>
          </table:table-cell>
          <table:table-cell table:formula="of:=IF(ISBLANK([.AJ81]);&quot;&quot;;CONCATENATE([.AJ$1];cEqual;cLBrace;[.AJ81];cRBrace;cComma))">
            <text:p/>
          </table:table-cell>
          <table:table-cell table:formula="of:=IF(ISBLANK([.AK81]);&quot;&quot;;CONCATENATE([.AK$1];cEqual;cLBrace;[.AK81];cRBrace;cComma))">
            <text:p/>
          </table:table-cell>
          <table:table-cell table:formula="of:=IF(ISBLANK([.AL81]);&quot;&quot;;CONCATENATE([.AL$1];cEqual;cLBrace;[.AL81];cRBrace;cComma))">
            <text:p/>
          </table:table-cell>
        </table:table-row>
        <table:table-row table:style-name="ro1">
          <table:table-cell/>
          <table:table-cell table:formula="of:=CONCATENATE([.AM82];[.AN82];[.AO82];[.AP82];[.AQ82];[.AR82];[.AS82];[.AT82];[.AU82];[.AV82];[.AW82];[.AX82];[.AY82];[.AZ82];[.BA82];[.BB82];[.BC82];[.BD82];[.BE82];[.BF82];[.BG82];[.BH82];[.BI82];[.BJ82];[.BK82];[.BL82];[.BM82];[.BN82];[.BO82];[.BP82];[.BQ82];[.BR82];[.BS82];[.BT82];[.BU82];[.BV8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2];cComma)" office:value-type="string" office:string-value="@case{," calcext:value-type="string">
            <text:p>@case{,</text:p>
          </table:table-cell>
          <table:table-cell table:formula="of:=IF(ISBLANK([.D82]);&quot;&quot;;CONCATENATE([.D$1];cEqual;cLBrace;[.D82];cRBrace;cComma))">
            <text:p/>
          </table:table-cell>
          <table:table-cell table:formula="of:=IF(ISBLANK([.E82]);&quot;&quot;;CONCATENATE([.E$1];cEqual;cLBrace;[.E82];cRBrace;cComma))">
            <text:p/>
          </table:table-cell>
          <table:table-cell table:formula="of:=IF(ISBLANK([.F82]);&quot;&quot;;CONCATENATE([.F$1];cEqual;cLBrace;[.F82];cRBrace;cComma))">
            <text:p/>
          </table:table-cell>
          <table:table-cell table:formula="of:=IF(ISBLANK([.G82]);&quot;&quot;;CONCATENATE([.G$1];cEqual;cLBrace;[.G82];cRBrace;cComma))">
            <text:p/>
          </table:table-cell>
          <table:table-cell table:formula="of:=IF(ISBLANK([.H82]);&quot;&quot;;CONCATENATE([.H$1];cEqual;cLBrace;[.H82];cRBrace;cComma))">
            <text:p/>
          </table:table-cell>
          <table:table-cell table:formula="of:=IF(ISBLANK([.I82]);&quot;&quot;;CONCATENATE([.I$1];cEqual;cLBrace;[.I82];cRBrace;cComma))">
            <text:p/>
          </table:table-cell>
          <table:table-cell table:formula="of:=IF(ISBLANK([.J82]);&quot;&quot;;CONCATENATE([.J$1];cEqual;cLBrace;[.J82];cRBrace;cComma))">
            <text:p/>
          </table:table-cell>
          <table:table-cell table:formula="of:=IF(ISBLANK([.K82]);&quot;&quot;;CONCATENATE([.K$1];cEqual;cLBrace;[.K82];cRBrace;cComma))">
            <text:p/>
          </table:table-cell>
          <table:table-cell table:formula="of:=IF(ISBLANK([.L82]);&quot;&quot;;CONCATENATE([.L$1];cEqual;cLBrace;[.L82];cRBrace;cComma))">
            <text:p/>
          </table:table-cell>
          <table:table-cell table:formula="of:=IF(ISBLANK([.M82]);&quot;&quot;;CONCATENATE([.M$1];cEqual;cLBrace;[.M82];cRBrace;cComma))">
            <text:p/>
          </table:table-cell>
          <table:table-cell table:formula="of:=IF(ISBLANK([.N82]);&quot;&quot;;CONCATENATE([.N$1];cEqual;cLBrace;[.N82];cRBrace;cComma))">
            <text:p/>
          </table:table-cell>
          <table:table-cell table:formula="of:=IF(ISBLANK([.O82]);&quot;&quot;;CONCATENATE([.O$1];cEqual;cLBrace;[.O82];cRBrace;cComma))">
            <text:p/>
          </table:table-cell>
          <table:table-cell table:formula="of:=IF(ISBLANK([.P82]);&quot;&quot;;CONCATENATE([.P$1];cEqual;cLBrace;[.P82];cRBrace;cComma))">
            <text:p/>
          </table:table-cell>
          <table:table-cell table:formula="of:=IF(ISBLANK([.Q82]);&quot;&quot;;CONCATENATE([.Q$1];cEqual;cLBrace;[.Q82];cRBrace;cComma))">
            <text:p/>
          </table:table-cell>
          <table:table-cell table:formula="of:=IF(ISBLANK([.R82]);&quot;&quot;;CONCATENATE([.R$1];cEqual;cLBrace;[.R82];cRBrace;cComma))">
            <text:p/>
          </table:table-cell>
          <table:table-cell table:formula="of:=IF(ISBLANK([.S82]);&quot;&quot;;CONCATENATE([.S$1];cEqual;cLBrace;[.S82];cRBrace;cComma))">
            <text:p/>
          </table:table-cell>
          <table:table-cell table:formula="of:=IF(ISBLANK([.T82]);&quot;&quot;;CONCATENATE([.T$1];cEqual;cLBrace;[.T82];cRBrace;cComma))">
            <text:p/>
          </table:table-cell>
          <table:table-cell table:formula="of:=IF(ISBLANK([.U82]);&quot;&quot;;CONCATENATE([.U$1];cEqual;cLBrace;[.U82];cRBrace;cComma))">
            <text:p/>
          </table:table-cell>
          <table:table-cell table:formula="of:=IF(ISBLANK([.V82]);&quot;&quot;;CONCATENATE([.V$1];cEqual;cLBrace;[.V82];cRBrace;cComma))">
            <text:p/>
          </table:table-cell>
          <table:table-cell table:formula="of:=IF(ISBLANK([.W82]);&quot;&quot;;CONCATENATE([.W$1];cEqual;cLBrace;[.W82];cRBrace;cComma))">
            <text:p/>
          </table:table-cell>
          <table:table-cell table:formula="of:=IF(ISBLANK([.X82]);&quot;&quot;;CONCATENATE([.X$1];cEqual;cLBrace;[.X82];cRBrace;cComma))">
            <text:p/>
          </table:table-cell>
          <table:table-cell table:formula="of:=IF(ISBLANK([.Y82]);&quot;&quot;;CONCATENATE([.Y$1];cEqual;cLBrace;[.Y82];cRBrace;cComma))">
            <text:p/>
          </table:table-cell>
          <table:table-cell table:formula="of:=IF(ISBLANK([.Z82]);&quot;&quot;;CONCATENATE([.Z$1];cEqual;cLBrace;[.Z82];cRBrace;cComma))">
            <text:p/>
          </table:table-cell>
          <table:table-cell table:formula="of:=IF(ISBLANK([.AA82]);&quot;&quot;;CONCATENATE([.AA$1];cEqual;cLBrace;[.AA82];cRBrace;cComma))">
            <text:p/>
          </table:table-cell>
          <table:table-cell table:formula="of:=IF(ISBLANK([.AB82]);&quot;&quot;;CONCATENATE([.AB$1];cEqual;cLBrace;[.AB82];cRBrace;cComma))">
            <text:p/>
          </table:table-cell>
          <table:table-cell table:formula="of:=IF(ISBLANK([.AC82]);&quot;&quot;;CONCATENATE([.AC$1];cEqual;cLBrace;[.AC82];cRBrace;cComma))">
            <text:p/>
          </table:table-cell>
          <table:table-cell table:formula="of:=IF(ISBLANK([.AD82]);&quot;&quot;;CONCATENATE([.AD$1];cEqual;cLBrace;[.AD82];cRBrace;cComma))">
            <text:p/>
          </table:table-cell>
          <table:table-cell table:formula="of:=IF(ISBLANK([.AE82]);&quot;&quot;;CONCATENATE([.AE$1];cEqual;cLBrace;[.AE82];cRBrace;cComma))">
            <text:p/>
          </table:table-cell>
          <table:table-cell table:formula="of:=IF(ISBLANK([.AF82]);&quot;&quot;;CONCATENATE([.AF$1];cEqual;cLBrace;[.AF82];cRBrace;cComma))">
            <text:p/>
          </table:table-cell>
          <table:table-cell table:formula="of:=IF(ISBLANK([.AG82]);&quot;&quot;;CONCATENATE([.AG$1];cEqual;cLBrace;[.AG82];cRBrace;cComma))">
            <text:p/>
          </table:table-cell>
          <table:table-cell table:formula="of:=IF(ISBLANK([.AH82]);&quot;&quot;;CONCATENATE([.AH$1];cEqual;cLBrace;[.AH82];cRBrace;cComma))">
            <text:p/>
          </table:table-cell>
          <table:table-cell table:formula="of:=IF(ISBLANK([.AI82]);&quot;&quot;;CONCATENATE([.AI$1];cEqual;cLBrace;[.AI82];cRBrace;cComma))">
            <text:p/>
          </table:table-cell>
          <table:table-cell table:formula="of:=IF(ISBLANK([.AJ82]);&quot;&quot;;CONCATENATE([.AJ$1];cEqual;cLBrace;[.AJ82];cRBrace;cComma))">
            <text:p/>
          </table:table-cell>
          <table:table-cell table:formula="of:=IF(ISBLANK([.AK82]);&quot;&quot;;CONCATENATE([.AK$1];cEqual;cLBrace;[.AK82];cRBrace;cComma))">
            <text:p/>
          </table:table-cell>
          <table:table-cell table:formula="of:=IF(ISBLANK([.AL82]);&quot;&quot;;CONCATENATE([.AL$1];cEqual;cLBrace;[.AL82];cRBrace;cComma))">
            <text:p/>
          </table:table-cell>
        </table:table-row>
        <table:table-row table:style-name="ro1">
          <table:table-cell/>
          <table:table-cell table:formula="of:=CONCATENATE([.AM83];[.AN83];[.AO83];[.AP83];[.AQ83];[.AR83];[.AS83];[.AT83];[.AU83];[.AV83];[.AW83];[.AX83];[.AY83];[.AZ83];[.BA83];[.BB83];[.BC83];[.BD83];[.BE83];[.BF83];[.BG83];[.BH83];[.BI83];[.BJ83];[.BK83];[.BL83];[.BM83];[.BN83];[.BO83];[.BP83];[.BQ83];[.BR83];[.BS83];[.BT83];[.BU83];[.BV8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3];cComma)" office:value-type="string" office:string-value="@case{," calcext:value-type="string">
            <text:p>@case{,</text:p>
          </table:table-cell>
          <table:table-cell table:formula="of:=IF(ISBLANK([.D83]);&quot;&quot;;CONCATENATE([.D$1];cEqual;cLBrace;[.D83];cRBrace;cComma))">
            <text:p/>
          </table:table-cell>
          <table:table-cell table:formula="of:=IF(ISBLANK([.E83]);&quot;&quot;;CONCATENATE([.E$1];cEqual;cLBrace;[.E83];cRBrace;cComma))">
            <text:p/>
          </table:table-cell>
          <table:table-cell table:formula="of:=IF(ISBLANK([.F83]);&quot;&quot;;CONCATENATE([.F$1];cEqual;cLBrace;[.F83];cRBrace;cComma))">
            <text:p/>
          </table:table-cell>
          <table:table-cell table:formula="of:=IF(ISBLANK([.G83]);&quot;&quot;;CONCATENATE([.G$1];cEqual;cLBrace;[.G83];cRBrace;cComma))">
            <text:p/>
          </table:table-cell>
          <table:table-cell table:formula="of:=IF(ISBLANK([.H83]);&quot;&quot;;CONCATENATE([.H$1];cEqual;cLBrace;[.H83];cRBrace;cComma))">
            <text:p/>
          </table:table-cell>
          <table:table-cell table:formula="of:=IF(ISBLANK([.I83]);&quot;&quot;;CONCATENATE([.I$1];cEqual;cLBrace;[.I83];cRBrace;cComma))">
            <text:p/>
          </table:table-cell>
          <table:table-cell table:formula="of:=IF(ISBLANK([.J83]);&quot;&quot;;CONCATENATE([.J$1];cEqual;cLBrace;[.J83];cRBrace;cComma))">
            <text:p/>
          </table:table-cell>
          <table:table-cell table:formula="of:=IF(ISBLANK([.K83]);&quot;&quot;;CONCATENATE([.K$1];cEqual;cLBrace;[.K83];cRBrace;cComma))">
            <text:p/>
          </table:table-cell>
          <table:table-cell table:formula="of:=IF(ISBLANK([.L83]);&quot;&quot;;CONCATENATE([.L$1];cEqual;cLBrace;[.L83];cRBrace;cComma))">
            <text:p/>
          </table:table-cell>
          <table:table-cell table:formula="of:=IF(ISBLANK([.M83]);&quot;&quot;;CONCATENATE([.M$1];cEqual;cLBrace;[.M83];cRBrace;cComma))">
            <text:p/>
          </table:table-cell>
          <table:table-cell table:formula="of:=IF(ISBLANK([.N83]);&quot;&quot;;CONCATENATE([.N$1];cEqual;cLBrace;[.N83];cRBrace;cComma))">
            <text:p/>
          </table:table-cell>
          <table:table-cell table:formula="of:=IF(ISBLANK([.O83]);&quot;&quot;;CONCATENATE([.O$1];cEqual;cLBrace;[.O83];cRBrace;cComma))">
            <text:p/>
          </table:table-cell>
          <table:table-cell table:formula="of:=IF(ISBLANK([.P83]);&quot;&quot;;CONCATENATE([.P$1];cEqual;cLBrace;[.P83];cRBrace;cComma))">
            <text:p/>
          </table:table-cell>
          <table:table-cell table:formula="of:=IF(ISBLANK([.Q83]);&quot;&quot;;CONCATENATE([.Q$1];cEqual;cLBrace;[.Q83];cRBrace;cComma))">
            <text:p/>
          </table:table-cell>
          <table:table-cell table:formula="of:=IF(ISBLANK([.R83]);&quot;&quot;;CONCATENATE([.R$1];cEqual;cLBrace;[.R83];cRBrace;cComma))">
            <text:p/>
          </table:table-cell>
          <table:table-cell table:formula="of:=IF(ISBLANK([.S83]);&quot;&quot;;CONCATENATE([.S$1];cEqual;cLBrace;[.S83];cRBrace;cComma))">
            <text:p/>
          </table:table-cell>
          <table:table-cell table:formula="of:=IF(ISBLANK([.T83]);&quot;&quot;;CONCATENATE([.T$1];cEqual;cLBrace;[.T83];cRBrace;cComma))">
            <text:p/>
          </table:table-cell>
          <table:table-cell table:formula="of:=IF(ISBLANK([.U83]);&quot;&quot;;CONCATENATE([.U$1];cEqual;cLBrace;[.U83];cRBrace;cComma))">
            <text:p/>
          </table:table-cell>
          <table:table-cell table:formula="of:=IF(ISBLANK([.V83]);&quot;&quot;;CONCATENATE([.V$1];cEqual;cLBrace;[.V83];cRBrace;cComma))">
            <text:p/>
          </table:table-cell>
          <table:table-cell table:formula="of:=IF(ISBLANK([.W83]);&quot;&quot;;CONCATENATE([.W$1];cEqual;cLBrace;[.W83];cRBrace;cComma))">
            <text:p/>
          </table:table-cell>
          <table:table-cell table:formula="of:=IF(ISBLANK([.X83]);&quot;&quot;;CONCATENATE([.X$1];cEqual;cLBrace;[.X83];cRBrace;cComma))">
            <text:p/>
          </table:table-cell>
          <table:table-cell table:formula="of:=IF(ISBLANK([.Y83]);&quot;&quot;;CONCATENATE([.Y$1];cEqual;cLBrace;[.Y83];cRBrace;cComma))">
            <text:p/>
          </table:table-cell>
          <table:table-cell table:formula="of:=IF(ISBLANK([.Z83]);&quot;&quot;;CONCATENATE([.Z$1];cEqual;cLBrace;[.Z83];cRBrace;cComma))">
            <text:p/>
          </table:table-cell>
          <table:table-cell table:formula="of:=IF(ISBLANK([.AA83]);&quot;&quot;;CONCATENATE([.AA$1];cEqual;cLBrace;[.AA83];cRBrace;cComma))">
            <text:p/>
          </table:table-cell>
          <table:table-cell table:formula="of:=IF(ISBLANK([.AB83]);&quot;&quot;;CONCATENATE([.AB$1];cEqual;cLBrace;[.AB83];cRBrace;cComma))">
            <text:p/>
          </table:table-cell>
          <table:table-cell table:formula="of:=IF(ISBLANK([.AC83]);&quot;&quot;;CONCATENATE([.AC$1];cEqual;cLBrace;[.AC83];cRBrace;cComma))">
            <text:p/>
          </table:table-cell>
          <table:table-cell table:formula="of:=IF(ISBLANK([.AD83]);&quot;&quot;;CONCATENATE([.AD$1];cEqual;cLBrace;[.AD83];cRBrace;cComma))">
            <text:p/>
          </table:table-cell>
          <table:table-cell table:formula="of:=IF(ISBLANK([.AE83]);&quot;&quot;;CONCATENATE([.AE$1];cEqual;cLBrace;[.AE83];cRBrace;cComma))">
            <text:p/>
          </table:table-cell>
          <table:table-cell table:formula="of:=IF(ISBLANK([.AF83]);&quot;&quot;;CONCATENATE([.AF$1];cEqual;cLBrace;[.AF83];cRBrace;cComma))">
            <text:p/>
          </table:table-cell>
          <table:table-cell table:formula="of:=IF(ISBLANK([.AG83]);&quot;&quot;;CONCATENATE([.AG$1];cEqual;cLBrace;[.AG83];cRBrace;cComma))">
            <text:p/>
          </table:table-cell>
          <table:table-cell table:formula="of:=IF(ISBLANK([.AH83]);&quot;&quot;;CONCATENATE([.AH$1];cEqual;cLBrace;[.AH83];cRBrace;cComma))">
            <text:p/>
          </table:table-cell>
          <table:table-cell table:formula="of:=IF(ISBLANK([.AI83]);&quot;&quot;;CONCATENATE([.AI$1];cEqual;cLBrace;[.AI83];cRBrace;cComma))">
            <text:p/>
          </table:table-cell>
          <table:table-cell table:formula="of:=IF(ISBLANK([.AJ83]);&quot;&quot;;CONCATENATE([.AJ$1];cEqual;cLBrace;[.AJ83];cRBrace;cComma))">
            <text:p/>
          </table:table-cell>
          <table:table-cell table:formula="of:=IF(ISBLANK([.AK83]);&quot;&quot;;CONCATENATE([.AK$1];cEqual;cLBrace;[.AK83];cRBrace;cComma))">
            <text:p/>
          </table:table-cell>
          <table:table-cell table:formula="of:=IF(ISBLANK([.AL83]);&quot;&quot;;CONCATENATE([.AL$1];cEqual;cLBrace;[.AL83];cRBrace;cComma))">
            <text:p/>
          </table:table-cell>
        </table:table-row>
        <table:table-row table:style-name="ro1">
          <table:table-cell/>
          <table:table-cell table:formula="of:=CONCATENATE([.AM84];[.AN84];[.AO84];[.AP84];[.AQ84];[.AR84];[.AS84];[.AT84];[.AU84];[.AV84];[.AW84];[.AX84];[.AY84];[.AZ84];[.BA84];[.BB84];[.BC84];[.BD84];[.BE84];[.BF84];[.BG84];[.BH84];[.BI84];[.BJ84];[.BK84];[.BL84];[.BM84];[.BN84];[.BO84];[.BP84];[.BQ84];[.BR84];[.BS84];[.BT84];[.BU84];[.BV8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4];cComma)" office:value-type="string" office:string-value="@case{," calcext:value-type="string">
            <text:p>@case{,</text:p>
          </table:table-cell>
          <table:table-cell table:formula="of:=IF(ISBLANK([.D84]);&quot;&quot;;CONCATENATE([.D$1];cEqual;cLBrace;[.D84];cRBrace;cComma))">
            <text:p/>
          </table:table-cell>
          <table:table-cell table:formula="of:=IF(ISBLANK([.E84]);&quot;&quot;;CONCATENATE([.E$1];cEqual;cLBrace;[.E84];cRBrace;cComma))">
            <text:p/>
          </table:table-cell>
          <table:table-cell table:formula="of:=IF(ISBLANK([.F84]);&quot;&quot;;CONCATENATE([.F$1];cEqual;cLBrace;[.F84];cRBrace;cComma))">
            <text:p/>
          </table:table-cell>
          <table:table-cell table:formula="of:=IF(ISBLANK([.G84]);&quot;&quot;;CONCATENATE([.G$1];cEqual;cLBrace;[.G84];cRBrace;cComma))">
            <text:p/>
          </table:table-cell>
          <table:table-cell table:formula="of:=IF(ISBLANK([.H84]);&quot;&quot;;CONCATENATE([.H$1];cEqual;cLBrace;[.H84];cRBrace;cComma))">
            <text:p/>
          </table:table-cell>
          <table:table-cell table:formula="of:=IF(ISBLANK([.I84]);&quot;&quot;;CONCATENATE([.I$1];cEqual;cLBrace;[.I84];cRBrace;cComma))">
            <text:p/>
          </table:table-cell>
          <table:table-cell table:formula="of:=IF(ISBLANK([.J84]);&quot;&quot;;CONCATENATE([.J$1];cEqual;cLBrace;[.J84];cRBrace;cComma))">
            <text:p/>
          </table:table-cell>
          <table:table-cell table:formula="of:=IF(ISBLANK([.K84]);&quot;&quot;;CONCATENATE([.K$1];cEqual;cLBrace;[.K84];cRBrace;cComma))">
            <text:p/>
          </table:table-cell>
          <table:table-cell table:formula="of:=IF(ISBLANK([.L84]);&quot;&quot;;CONCATENATE([.L$1];cEqual;cLBrace;[.L84];cRBrace;cComma))">
            <text:p/>
          </table:table-cell>
          <table:table-cell table:formula="of:=IF(ISBLANK([.M84]);&quot;&quot;;CONCATENATE([.M$1];cEqual;cLBrace;[.M84];cRBrace;cComma))">
            <text:p/>
          </table:table-cell>
          <table:table-cell table:formula="of:=IF(ISBLANK([.N84]);&quot;&quot;;CONCATENATE([.N$1];cEqual;cLBrace;[.N84];cRBrace;cComma))">
            <text:p/>
          </table:table-cell>
          <table:table-cell table:formula="of:=IF(ISBLANK([.O84]);&quot;&quot;;CONCATENATE([.O$1];cEqual;cLBrace;[.O84];cRBrace;cComma))">
            <text:p/>
          </table:table-cell>
          <table:table-cell table:formula="of:=IF(ISBLANK([.P84]);&quot;&quot;;CONCATENATE([.P$1];cEqual;cLBrace;[.P84];cRBrace;cComma))">
            <text:p/>
          </table:table-cell>
          <table:table-cell table:formula="of:=IF(ISBLANK([.Q84]);&quot;&quot;;CONCATENATE([.Q$1];cEqual;cLBrace;[.Q84];cRBrace;cComma))">
            <text:p/>
          </table:table-cell>
          <table:table-cell table:formula="of:=IF(ISBLANK([.R84]);&quot;&quot;;CONCATENATE([.R$1];cEqual;cLBrace;[.R84];cRBrace;cComma))">
            <text:p/>
          </table:table-cell>
          <table:table-cell table:formula="of:=IF(ISBLANK([.S84]);&quot;&quot;;CONCATENATE([.S$1];cEqual;cLBrace;[.S84];cRBrace;cComma))">
            <text:p/>
          </table:table-cell>
          <table:table-cell table:formula="of:=IF(ISBLANK([.T84]);&quot;&quot;;CONCATENATE([.T$1];cEqual;cLBrace;[.T84];cRBrace;cComma))">
            <text:p/>
          </table:table-cell>
          <table:table-cell table:formula="of:=IF(ISBLANK([.U84]);&quot;&quot;;CONCATENATE([.U$1];cEqual;cLBrace;[.U84];cRBrace;cComma))">
            <text:p/>
          </table:table-cell>
          <table:table-cell table:formula="of:=IF(ISBLANK([.V84]);&quot;&quot;;CONCATENATE([.V$1];cEqual;cLBrace;[.V84];cRBrace;cComma))">
            <text:p/>
          </table:table-cell>
          <table:table-cell table:formula="of:=IF(ISBLANK([.W84]);&quot;&quot;;CONCATENATE([.W$1];cEqual;cLBrace;[.W84];cRBrace;cComma))">
            <text:p/>
          </table:table-cell>
          <table:table-cell table:formula="of:=IF(ISBLANK([.X84]);&quot;&quot;;CONCATENATE([.X$1];cEqual;cLBrace;[.X84];cRBrace;cComma))">
            <text:p/>
          </table:table-cell>
          <table:table-cell table:formula="of:=IF(ISBLANK([.Y84]);&quot;&quot;;CONCATENATE([.Y$1];cEqual;cLBrace;[.Y84];cRBrace;cComma))">
            <text:p/>
          </table:table-cell>
          <table:table-cell table:formula="of:=IF(ISBLANK([.Z84]);&quot;&quot;;CONCATENATE([.Z$1];cEqual;cLBrace;[.Z84];cRBrace;cComma))">
            <text:p/>
          </table:table-cell>
          <table:table-cell table:formula="of:=IF(ISBLANK([.AA84]);&quot;&quot;;CONCATENATE([.AA$1];cEqual;cLBrace;[.AA84];cRBrace;cComma))">
            <text:p/>
          </table:table-cell>
          <table:table-cell table:formula="of:=IF(ISBLANK([.AB84]);&quot;&quot;;CONCATENATE([.AB$1];cEqual;cLBrace;[.AB84];cRBrace;cComma))">
            <text:p/>
          </table:table-cell>
          <table:table-cell table:formula="of:=IF(ISBLANK([.AC84]);&quot;&quot;;CONCATENATE([.AC$1];cEqual;cLBrace;[.AC84];cRBrace;cComma))">
            <text:p/>
          </table:table-cell>
          <table:table-cell table:formula="of:=IF(ISBLANK([.AD84]);&quot;&quot;;CONCATENATE([.AD$1];cEqual;cLBrace;[.AD84];cRBrace;cComma))">
            <text:p/>
          </table:table-cell>
          <table:table-cell table:formula="of:=IF(ISBLANK([.AE84]);&quot;&quot;;CONCATENATE([.AE$1];cEqual;cLBrace;[.AE84];cRBrace;cComma))">
            <text:p/>
          </table:table-cell>
          <table:table-cell table:formula="of:=IF(ISBLANK([.AF84]);&quot;&quot;;CONCATENATE([.AF$1];cEqual;cLBrace;[.AF84];cRBrace;cComma))">
            <text:p/>
          </table:table-cell>
          <table:table-cell table:formula="of:=IF(ISBLANK([.AG84]);&quot;&quot;;CONCATENATE([.AG$1];cEqual;cLBrace;[.AG84];cRBrace;cComma))">
            <text:p/>
          </table:table-cell>
          <table:table-cell table:formula="of:=IF(ISBLANK([.AH84]);&quot;&quot;;CONCATENATE([.AH$1];cEqual;cLBrace;[.AH84];cRBrace;cComma))">
            <text:p/>
          </table:table-cell>
          <table:table-cell table:formula="of:=IF(ISBLANK([.AI84]);&quot;&quot;;CONCATENATE([.AI$1];cEqual;cLBrace;[.AI84];cRBrace;cComma))">
            <text:p/>
          </table:table-cell>
          <table:table-cell table:formula="of:=IF(ISBLANK([.AJ84]);&quot;&quot;;CONCATENATE([.AJ$1];cEqual;cLBrace;[.AJ84];cRBrace;cComma))">
            <text:p/>
          </table:table-cell>
          <table:table-cell table:formula="of:=IF(ISBLANK([.AK84]);&quot;&quot;;CONCATENATE([.AK$1];cEqual;cLBrace;[.AK84];cRBrace;cComma))">
            <text:p/>
          </table:table-cell>
          <table:table-cell table:formula="of:=IF(ISBLANK([.AL84]);&quot;&quot;;CONCATENATE([.AL$1];cEqual;cLBrace;[.AL84];cRBrace;cComma))">
            <text:p/>
          </table:table-cell>
        </table:table-row>
        <table:table-row table:style-name="ro1">
          <table:table-cell/>
          <table:table-cell table:formula="of:=CONCATENATE([.AM85];[.AN85];[.AO85];[.AP85];[.AQ85];[.AR85];[.AS85];[.AT85];[.AU85];[.AV85];[.AW85];[.AX85];[.AY85];[.AZ85];[.BA85];[.BB85];[.BC85];[.BD85];[.BE85];[.BF85];[.BG85];[.BH85];[.BI85];[.BJ85];[.BK85];[.BL85];[.BM85];[.BN85];[.BO85];[.BP85];[.BQ85];[.BR85];[.BS85];[.BT85];[.BU85];[.BV8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5];cComma)" office:value-type="string" office:string-value="@case{," calcext:value-type="string">
            <text:p>@case{,</text:p>
          </table:table-cell>
          <table:table-cell table:formula="of:=IF(ISBLANK([.D85]);&quot;&quot;;CONCATENATE([.D$1];cEqual;cLBrace;[.D85];cRBrace;cComma))">
            <text:p/>
          </table:table-cell>
          <table:table-cell table:formula="of:=IF(ISBLANK([.E85]);&quot;&quot;;CONCATENATE([.E$1];cEqual;cLBrace;[.E85];cRBrace;cComma))">
            <text:p/>
          </table:table-cell>
          <table:table-cell table:formula="of:=IF(ISBLANK([.F85]);&quot;&quot;;CONCATENATE([.F$1];cEqual;cLBrace;[.F85];cRBrace;cComma))">
            <text:p/>
          </table:table-cell>
          <table:table-cell table:formula="of:=IF(ISBLANK([.G85]);&quot;&quot;;CONCATENATE([.G$1];cEqual;cLBrace;[.G85];cRBrace;cComma))">
            <text:p/>
          </table:table-cell>
          <table:table-cell table:formula="of:=IF(ISBLANK([.H85]);&quot;&quot;;CONCATENATE([.H$1];cEqual;cLBrace;[.H85];cRBrace;cComma))">
            <text:p/>
          </table:table-cell>
          <table:table-cell table:formula="of:=IF(ISBLANK([.I85]);&quot;&quot;;CONCATENATE([.I$1];cEqual;cLBrace;[.I85];cRBrace;cComma))">
            <text:p/>
          </table:table-cell>
          <table:table-cell table:formula="of:=IF(ISBLANK([.J85]);&quot;&quot;;CONCATENATE([.J$1];cEqual;cLBrace;[.J85];cRBrace;cComma))">
            <text:p/>
          </table:table-cell>
          <table:table-cell table:formula="of:=IF(ISBLANK([.K85]);&quot;&quot;;CONCATENATE([.K$1];cEqual;cLBrace;[.K85];cRBrace;cComma))">
            <text:p/>
          </table:table-cell>
          <table:table-cell table:formula="of:=IF(ISBLANK([.L85]);&quot;&quot;;CONCATENATE([.L$1];cEqual;cLBrace;[.L85];cRBrace;cComma))">
            <text:p/>
          </table:table-cell>
          <table:table-cell table:formula="of:=IF(ISBLANK([.M85]);&quot;&quot;;CONCATENATE([.M$1];cEqual;cLBrace;[.M85];cRBrace;cComma))">
            <text:p/>
          </table:table-cell>
          <table:table-cell table:formula="of:=IF(ISBLANK([.N85]);&quot;&quot;;CONCATENATE([.N$1];cEqual;cLBrace;[.N85];cRBrace;cComma))">
            <text:p/>
          </table:table-cell>
          <table:table-cell table:formula="of:=IF(ISBLANK([.O85]);&quot;&quot;;CONCATENATE([.O$1];cEqual;cLBrace;[.O85];cRBrace;cComma))">
            <text:p/>
          </table:table-cell>
          <table:table-cell table:formula="of:=IF(ISBLANK([.P85]);&quot;&quot;;CONCATENATE([.P$1];cEqual;cLBrace;[.P85];cRBrace;cComma))">
            <text:p/>
          </table:table-cell>
          <table:table-cell table:formula="of:=IF(ISBLANK([.Q85]);&quot;&quot;;CONCATENATE([.Q$1];cEqual;cLBrace;[.Q85];cRBrace;cComma))">
            <text:p/>
          </table:table-cell>
          <table:table-cell table:formula="of:=IF(ISBLANK([.R85]);&quot;&quot;;CONCATENATE([.R$1];cEqual;cLBrace;[.R85];cRBrace;cComma))">
            <text:p/>
          </table:table-cell>
          <table:table-cell table:formula="of:=IF(ISBLANK([.S85]);&quot;&quot;;CONCATENATE([.S$1];cEqual;cLBrace;[.S85];cRBrace;cComma))">
            <text:p/>
          </table:table-cell>
          <table:table-cell table:formula="of:=IF(ISBLANK([.T85]);&quot;&quot;;CONCATENATE([.T$1];cEqual;cLBrace;[.T85];cRBrace;cComma))">
            <text:p/>
          </table:table-cell>
          <table:table-cell table:formula="of:=IF(ISBLANK([.U85]);&quot;&quot;;CONCATENATE([.U$1];cEqual;cLBrace;[.U85];cRBrace;cComma))">
            <text:p/>
          </table:table-cell>
          <table:table-cell table:formula="of:=IF(ISBLANK([.V85]);&quot;&quot;;CONCATENATE([.V$1];cEqual;cLBrace;[.V85];cRBrace;cComma))">
            <text:p/>
          </table:table-cell>
          <table:table-cell table:formula="of:=IF(ISBLANK([.W85]);&quot;&quot;;CONCATENATE([.W$1];cEqual;cLBrace;[.W85];cRBrace;cComma))">
            <text:p/>
          </table:table-cell>
          <table:table-cell table:formula="of:=IF(ISBLANK([.X85]);&quot;&quot;;CONCATENATE([.X$1];cEqual;cLBrace;[.X85];cRBrace;cComma))">
            <text:p/>
          </table:table-cell>
          <table:table-cell table:formula="of:=IF(ISBLANK([.Y85]);&quot;&quot;;CONCATENATE([.Y$1];cEqual;cLBrace;[.Y85];cRBrace;cComma))">
            <text:p/>
          </table:table-cell>
          <table:table-cell table:formula="of:=IF(ISBLANK([.Z85]);&quot;&quot;;CONCATENATE([.Z$1];cEqual;cLBrace;[.Z85];cRBrace;cComma))">
            <text:p/>
          </table:table-cell>
          <table:table-cell table:formula="of:=IF(ISBLANK([.AA85]);&quot;&quot;;CONCATENATE([.AA$1];cEqual;cLBrace;[.AA85];cRBrace;cComma))">
            <text:p/>
          </table:table-cell>
          <table:table-cell table:formula="of:=IF(ISBLANK([.AB85]);&quot;&quot;;CONCATENATE([.AB$1];cEqual;cLBrace;[.AB85];cRBrace;cComma))">
            <text:p/>
          </table:table-cell>
          <table:table-cell table:formula="of:=IF(ISBLANK([.AC85]);&quot;&quot;;CONCATENATE([.AC$1];cEqual;cLBrace;[.AC85];cRBrace;cComma))">
            <text:p/>
          </table:table-cell>
          <table:table-cell table:formula="of:=IF(ISBLANK([.AD85]);&quot;&quot;;CONCATENATE([.AD$1];cEqual;cLBrace;[.AD85];cRBrace;cComma))">
            <text:p/>
          </table:table-cell>
          <table:table-cell table:formula="of:=IF(ISBLANK([.AE85]);&quot;&quot;;CONCATENATE([.AE$1];cEqual;cLBrace;[.AE85];cRBrace;cComma))">
            <text:p/>
          </table:table-cell>
          <table:table-cell table:formula="of:=IF(ISBLANK([.AF85]);&quot;&quot;;CONCATENATE([.AF$1];cEqual;cLBrace;[.AF85];cRBrace;cComma))">
            <text:p/>
          </table:table-cell>
          <table:table-cell table:formula="of:=IF(ISBLANK([.AG85]);&quot;&quot;;CONCATENATE([.AG$1];cEqual;cLBrace;[.AG85];cRBrace;cComma))">
            <text:p/>
          </table:table-cell>
          <table:table-cell table:formula="of:=IF(ISBLANK([.AH85]);&quot;&quot;;CONCATENATE([.AH$1];cEqual;cLBrace;[.AH85];cRBrace;cComma))">
            <text:p/>
          </table:table-cell>
          <table:table-cell table:formula="of:=IF(ISBLANK([.AI85]);&quot;&quot;;CONCATENATE([.AI$1];cEqual;cLBrace;[.AI85];cRBrace;cComma))">
            <text:p/>
          </table:table-cell>
          <table:table-cell table:formula="of:=IF(ISBLANK([.AJ85]);&quot;&quot;;CONCATENATE([.AJ$1];cEqual;cLBrace;[.AJ85];cRBrace;cComma))">
            <text:p/>
          </table:table-cell>
          <table:table-cell table:formula="of:=IF(ISBLANK([.AK85]);&quot;&quot;;CONCATENATE([.AK$1];cEqual;cLBrace;[.AK85];cRBrace;cComma))">
            <text:p/>
          </table:table-cell>
          <table:table-cell table:formula="of:=IF(ISBLANK([.AL85]);&quot;&quot;;CONCATENATE([.AL$1];cEqual;cLBrace;[.AL85];cRBrace;cComma))">
            <text:p/>
          </table:table-cell>
        </table:table-row>
        <table:table-row table:style-name="ro1">
          <table:table-cell/>
          <table:table-cell table:formula="of:=CONCATENATE([.AM86];[.AN86];[.AO86];[.AP86];[.AQ86];[.AR86];[.AS86];[.AT86];[.AU86];[.AV86];[.AW86];[.AX86];[.AY86];[.AZ86];[.BA86];[.BB86];[.BC86];[.BD86];[.BE86];[.BF86];[.BG86];[.BH86];[.BI86];[.BJ86];[.BK86];[.BL86];[.BM86];[.BN86];[.BO86];[.BP86];[.BQ86];[.BR86];[.BS86];[.BT86];[.BU86];[.BV8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6];cComma)" office:value-type="string" office:string-value="@case{," calcext:value-type="string">
            <text:p>@case{,</text:p>
          </table:table-cell>
          <table:table-cell table:formula="of:=IF(ISBLANK([.D86]);&quot;&quot;;CONCATENATE([.D$1];cEqual;cLBrace;[.D86];cRBrace;cComma))">
            <text:p/>
          </table:table-cell>
          <table:table-cell table:formula="of:=IF(ISBLANK([.E86]);&quot;&quot;;CONCATENATE([.E$1];cEqual;cLBrace;[.E86];cRBrace;cComma))">
            <text:p/>
          </table:table-cell>
          <table:table-cell table:formula="of:=IF(ISBLANK([.F86]);&quot;&quot;;CONCATENATE([.F$1];cEqual;cLBrace;[.F86];cRBrace;cComma))">
            <text:p/>
          </table:table-cell>
          <table:table-cell table:formula="of:=IF(ISBLANK([.G86]);&quot;&quot;;CONCATENATE([.G$1];cEqual;cLBrace;[.G86];cRBrace;cComma))">
            <text:p/>
          </table:table-cell>
          <table:table-cell table:formula="of:=IF(ISBLANK([.H86]);&quot;&quot;;CONCATENATE([.H$1];cEqual;cLBrace;[.H86];cRBrace;cComma))">
            <text:p/>
          </table:table-cell>
          <table:table-cell table:formula="of:=IF(ISBLANK([.I86]);&quot;&quot;;CONCATENATE([.I$1];cEqual;cLBrace;[.I86];cRBrace;cComma))">
            <text:p/>
          </table:table-cell>
          <table:table-cell table:formula="of:=IF(ISBLANK([.J86]);&quot;&quot;;CONCATENATE([.J$1];cEqual;cLBrace;[.J86];cRBrace;cComma))">
            <text:p/>
          </table:table-cell>
          <table:table-cell table:formula="of:=IF(ISBLANK([.K86]);&quot;&quot;;CONCATENATE([.K$1];cEqual;cLBrace;[.K86];cRBrace;cComma))">
            <text:p/>
          </table:table-cell>
          <table:table-cell table:formula="of:=IF(ISBLANK([.L86]);&quot;&quot;;CONCATENATE([.L$1];cEqual;cLBrace;[.L86];cRBrace;cComma))">
            <text:p/>
          </table:table-cell>
          <table:table-cell table:formula="of:=IF(ISBLANK([.M86]);&quot;&quot;;CONCATENATE([.M$1];cEqual;cLBrace;[.M86];cRBrace;cComma))">
            <text:p/>
          </table:table-cell>
          <table:table-cell table:formula="of:=IF(ISBLANK([.N86]);&quot;&quot;;CONCATENATE([.N$1];cEqual;cLBrace;[.N86];cRBrace;cComma))">
            <text:p/>
          </table:table-cell>
          <table:table-cell table:formula="of:=IF(ISBLANK([.O86]);&quot;&quot;;CONCATENATE([.O$1];cEqual;cLBrace;[.O86];cRBrace;cComma))">
            <text:p/>
          </table:table-cell>
          <table:table-cell table:formula="of:=IF(ISBLANK([.P86]);&quot;&quot;;CONCATENATE([.P$1];cEqual;cLBrace;[.P86];cRBrace;cComma))">
            <text:p/>
          </table:table-cell>
          <table:table-cell table:formula="of:=IF(ISBLANK([.Q86]);&quot;&quot;;CONCATENATE([.Q$1];cEqual;cLBrace;[.Q86];cRBrace;cComma))">
            <text:p/>
          </table:table-cell>
          <table:table-cell table:formula="of:=IF(ISBLANK([.R86]);&quot;&quot;;CONCATENATE([.R$1];cEqual;cLBrace;[.R86];cRBrace;cComma))">
            <text:p/>
          </table:table-cell>
          <table:table-cell table:formula="of:=IF(ISBLANK([.S86]);&quot;&quot;;CONCATENATE([.S$1];cEqual;cLBrace;[.S86];cRBrace;cComma))">
            <text:p/>
          </table:table-cell>
          <table:table-cell table:formula="of:=IF(ISBLANK([.T86]);&quot;&quot;;CONCATENATE([.T$1];cEqual;cLBrace;[.T86];cRBrace;cComma))">
            <text:p/>
          </table:table-cell>
          <table:table-cell table:formula="of:=IF(ISBLANK([.U86]);&quot;&quot;;CONCATENATE([.U$1];cEqual;cLBrace;[.U86];cRBrace;cComma))">
            <text:p/>
          </table:table-cell>
          <table:table-cell table:formula="of:=IF(ISBLANK([.V86]);&quot;&quot;;CONCATENATE([.V$1];cEqual;cLBrace;[.V86];cRBrace;cComma))">
            <text:p/>
          </table:table-cell>
          <table:table-cell table:formula="of:=IF(ISBLANK([.W86]);&quot;&quot;;CONCATENATE([.W$1];cEqual;cLBrace;[.W86];cRBrace;cComma))">
            <text:p/>
          </table:table-cell>
          <table:table-cell table:formula="of:=IF(ISBLANK([.X86]);&quot;&quot;;CONCATENATE([.X$1];cEqual;cLBrace;[.X86];cRBrace;cComma))">
            <text:p/>
          </table:table-cell>
          <table:table-cell table:formula="of:=IF(ISBLANK([.Y86]);&quot;&quot;;CONCATENATE([.Y$1];cEqual;cLBrace;[.Y86];cRBrace;cComma))">
            <text:p/>
          </table:table-cell>
          <table:table-cell table:formula="of:=IF(ISBLANK([.Z86]);&quot;&quot;;CONCATENATE([.Z$1];cEqual;cLBrace;[.Z86];cRBrace;cComma))">
            <text:p/>
          </table:table-cell>
          <table:table-cell table:formula="of:=IF(ISBLANK([.AA86]);&quot;&quot;;CONCATENATE([.AA$1];cEqual;cLBrace;[.AA86];cRBrace;cComma))">
            <text:p/>
          </table:table-cell>
          <table:table-cell table:formula="of:=IF(ISBLANK([.AB86]);&quot;&quot;;CONCATENATE([.AB$1];cEqual;cLBrace;[.AB86];cRBrace;cComma))">
            <text:p/>
          </table:table-cell>
          <table:table-cell table:formula="of:=IF(ISBLANK([.AC86]);&quot;&quot;;CONCATENATE([.AC$1];cEqual;cLBrace;[.AC86];cRBrace;cComma))">
            <text:p/>
          </table:table-cell>
          <table:table-cell table:formula="of:=IF(ISBLANK([.AD86]);&quot;&quot;;CONCATENATE([.AD$1];cEqual;cLBrace;[.AD86];cRBrace;cComma))">
            <text:p/>
          </table:table-cell>
          <table:table-cell table:formula="of:=IF(ISBLANK([.AE86]);&quot;&quot;;CONCATENATE([.AE$1];cEqual;cLBrace;[.AE86];cRBrace;cComma))">
            <text:p/>
          </table:table-cell>
          <table:table-cell table:formula="of:=IF(ISBLANK([.AF86]);&quot;&quot;;CONCATENATE([.AF$1];cEqual;cLBrace;[.AF86];cRBrace;cComma))">
            <text:p/>
          </table:table-cell>
          <table:table-cell table:formula="of:=IF(ISBLANK([.AG86]);&quot;&quot;;CONCATENATE([.AG$1];cEqual;cLBrace;[.AG86];cRBrace;cComma))">
            <text:p/>
          </table:table-cell>
          <table:table-cell table:formula="of:=IF(ISBLANK([.AH86]);&quot;&quot;;CONCATENATE([.AH$1];cEqual;cLBrace;[.AH86];cRBrace;cComma))">
            <text:p/>
          </table:table-cell>
          <table:table-cell table:formula="of:=IF(ISBLANK([.AI86]);&quot;&quot;;CONCATENATE([.AI$1];cEqual;cLBrace;[.AI86];cRBrace;cComma))">
            <text:p/>
          </table:table-cell>
          <table:table-cell table:formula="of:=IF(ISBLANK([.AJ86]);&quot;&quot;;CONCATENATE([.AJ$1];cEqual;cLBrace;[.AJ86];cRBrace;cComma))">
            <text:p/>
          </table:table-cell>
          <table:table-cell table:formula="of:=IF(ISBLANK([.AK86]);&quot;&quot;;CONCATENATE([.AK$1];cEqual;cLBrace;[.AK86];cRBrace;cComma))">
            <text:p/>
          </table:table-cell>
          <table:table-cell table:formula="of:=IF(ISBLANK([.AL86]);&quot;&quot;;CONCATENATE([.AL$1];cEqual;cLBrace;[.AL86];cRBrace;cComma))">
            <text:p/>
          </table:table-cell>
        </table:table-row>
        <table:table-row table:style-name="ro1">
          <table:table-cell/>
          <table:table-cell table:formula="of:=CONCATENATE([.AM87];[.AN87];[.AO87];[.AP87];[.AQ87];[.AR87];[.AS87];[.AT87];[.AU87];[.AV87];[.AW87];[.AX87];[.AY87];[.AZ87];[.BA87];[.BB87];[.BC87];[.BD87];[.BE87];[.BF87];[.BG87];[.BH87];[.BI87];[.BJ87];[.BK87];[.BL87];[.BM87];[.BN87];[.BO87];[.BP87];[.BQ87];[.BR87];[.BS87];[.BT87];[.BU87];[.BV8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7];cComma)" office:value-type="string" office:string-value="@case{," calcext:value-type="string">
            <text:p>@case{,</text:p>
          </table:table-cell>
          <table:table-cell table:formula="of:=IF(ISBLANK([.D87]);&quot;&quot;;CONCATENATE([.D$1];cEqual;cLBrace;[.D87];cRBrace;cComma))">
            <text:p/>
          </table:table-cell>
          <table:table-cell table:formula="of:=IF(ISBLANK([.E87]);&quot;&quot;;CONCATENATE([.E$1];cEqual;cLBrace;[.E87];cRBrace;cComma))">
            <text:p/>
          </table:table-cell>
          <table:table-cell table:formula="of:=IF(ISBLANK([.F87]);&quot;&quot;;CONCATENATE([.F$1];cEqual;cLBrace;[.F87];cRBrace;cComma))">
            <text:p/>
          </table:table-cell>
          <table:table-cell table:formula="of:=IF(ISBLANK([.G87]);&quot;&quot;;CONCATENATE([.G$1];cEqual;cLBrace;[.G87];cRBrace;cComma))">
            <text:p/>
          </table:table-cell>
          <table:table-cell table:formula="of:=IF(ISBLANK([.H87]);&quot;&quot;;CONCATENATE([.H$1];cEqual;cLBrace;[.H87];cRBrace;cComma))">
            <text:p/>
          </table:table-cell>
          <table:table-cell table:formula="of:=IF(ISBLANK([.I87]);&quot;&quot;;CONCATENATE([.I$1];cEqual;cLBrace;[.I87];cRBrace;cComma))">
            <text:p/>
          </table:table-cell>
          <table:table-cell table:formula="of:=IF(ISBLANK([.J87]);&quot;&quot;;CONCATENATE([.J$1];cEqual;cLBrace;[.J87];cRBrace;cComma))">
            <text:p/>
          </table:table-cell>
          <table:table-cell table:formula="of:=IF(ISBLANK([.K87]);&quot;&quot;;CONCATENATE([.K$1];cEqual;cLBrace;[.K87];cRBrace;cComma))">
            <text:p/>
          </table:table-cell>
          <table:table-cell table:formula="of:=IF(ISBLANK([.L87]);&quot;&quot;;CONCATENATE([.L$1];cEqual;cLBrace;[.L87];cRBrace;cComma))">
            <text:p/>
          </table:table-cell>
          <table:table-cell table:formula="of:=IF(ISBLANK([.M87]);&quot;&quot;;CONCATENATE([.M$1];cEqual;cLBrace;[.M87];cRBrace;cComma))">
            <text:p/>
          </table:table-cell>
          <table:table-cell table:formula="of:=IF(ISBLANK([.N87]);&quot;&quot;;CONCATENATE([.N$1];cEqual;cLBrace;[.N87];cRBrace;cComma))">
            <text:p/>
          </table:table-cell>
          <table:table-cell table:formula="of:=IF(ISBLANK([.O87]);&quot;&quot;;CONCATENATE([.O$1];cEqual;cLBrace;[.O87];cRBrace;cComma))">
            <text:p/>
          </table:table-cell>
          <table:table-cell table:formula="of:=IF(ISBLANK([.P87]);&quot;&quot;;CONCATENATE([.P$1];cEqual;cLBrace;[.P87];cRBrace;cComma))">
            <text:p/>
          </table:table-cell>
          <table:table-cell table:formula="of:=IF(ISBLANK([.Q87]);&quot;&quot;;CONCATENATE([.Q$1];cEqual;cLBrace;[.Q87];cRBrace;cComma))">
            <text:p/>
          </table:table-cell>
          <table:table-cell table:formula="of:=IF(ISBLANK([.R87]);&quot;&quot;;CONCATENATE([.R$1];cEqual;cLBrace;[.R87];cRBrace;cComma))">
            <text:p/>
          </table:table-cell>
          <table:table-cell table:formula="of:=IF(ISBLANK([.S87]);&quot;&quot;;CONCATENATE([.S$1];cEqual;cLBrace;[.S87];cRBrace;cComma))">
            <text:p/>
          </table:table-cell>
          <table:table-cell table:formula="of:=IF(ISBLANK([.T87]);&quot;&quot;;CONCATENATE([.T$1];cEqual;cLBrace;[.T87];cRBrace;cComma))">
            <text:p/>
          </table:table-cell>
          <table:table-cell table:formula="of:=IF(ISBLANK([.U87]);&quot;&quot;;CONCATENATE([.U$1];cEqual;cLBrace;[.U87];cRBrace;cComma))">
            <text:p/>
          </table:table-cell>
          <table:table-cell table:formula="of:=IF(ISBLANK([.V87]);&quot;&quot;;CONCATENATE([.V$1];cEqual;cLBrace;[.V87];cRBrace;cComma))">
            <text:p/>
          </table:table-cell>
          <table:table-cell table:formula="of:=IF(ISBLANK([.W87]);&quot;&quot;;CONCATENATE([.W$1];cEqual;cLBrace;[.W87];cRBrace;cComma))">
            <text:p/>
          </table:table-cell>
          <table:table-cell table:formula="of:=IF(ISBLANK([.X87]);&quot;&quot;;CONCATENATE([.X$1];cEqual;cLBrace;[.X87];cRBrace;cComma))">
            <text:p/>
          </table:table-cell>
          <table:table-cell table:formula="of:=IF(ISBLANK([.Y87]);&quot;&quot;;CONCATENATE([.Y$1];cEqual;cLBrace;[.Y87];cRBrace;cComma))">
            <text:p/>
          </table:table-cell>
          <table:table-cell table:formula="of:=IF(ISBLANK([.Z87]);&quot;&quot;;CONCATENATE([.Z$1];cEqual;cLBrace;[.Z87];cRBrace;cComma))">
            <text:p/>
          </table:table-cell>
          <table:table-cell table:formula="of:=IF(ISBLANK([.AA87]);&quot;&quot;;CONCATENATE([.AA$1];cEqual;cLBrace;[.AA87];cRBrace;cComma))">
            <text:p/>
          </table:table-cell>
          <table:table-cell table:formula="of:=IF(ISBLANK([.AB87]);&quot;&quot;;CONCATENATE([.AB$1];cEqual;cLBrace;[.AB87];cRBrace;cComma))">
            <text:p/>
          </table:table-cell>
          <table:table-cell table:formula="of:=IF(ISBLANK([.AC87]);&quot;&quot;;CONCATENATE([.AC$1];cEqual;cLBrace;[.AC87];cRBrace;cComma))">
            <text:p/>
          </table:table-cell>
          <table:table-cell table:formula="of:=IF(ISBLANK([.AD87]);&quot;&quot;;CONCATENATE([.AD$1];cEqual;cLBrace;[.AD87];cRBrace;cComma))">
            <text:p/>
          </table:table-cell>
          <table:table-cell table:formula="of:=IF(ISBLANK([.AE87]);&quot;&quot;;CONCATENATE([.AE$1];cEqual;cLBrace;[.AE87];cRBrace;cComma))">
            <text:p/>
          </table:table-cell>
          <table:table-cell table:formula="of:=IF(ISBLANK([.AF87]);&quot;&quot;;CONCATENATE([.AF$1];cEqual;cLBrace;[.AF87];cRBrace;cComma))">
            <text:p/>
          </table:table-cell>
          <table:table-cell table:formula="of:=IF(ISBLANK([.AG87]);&quot;&quot;;CONCATENATE([.AG$1];cEqual;cLBrace;[.AG87];cRBrace;cComma))">
            <text:p/>
          </table:table-cell>
          <table:table-cell table:formula="of:=IF(ISBLANK([.AH87]);&quot;&quot;;CONCATENATE([.AH$1];cEqual;cLBrace;[.AH87];cRBrace;cComma))">
            <text:p/>
          </table:table-cell>
          <table:table-cell table:formula="of:=IF(ISBLANK([.AI87]);&quot;&quot;;CONCATENATE([.AI$1];cEqual;cLBrace;[.AI87];cRBrace;cComma))">
            <text:p/>
          </table:table-cell>
          <table:table-cell table:formula="of:=IF(ISBLANK([.AJ87]);&quot;&quot;;CONCATENATE([.AJ$1];cEqual;cLBrace;[.AJ87];cRBrace;cComma))">
            <text:p/>
          </table:table-cell>
          <table:table-cell table:formula="of:=IF(ISBLANK([.AK87]);&quot;&quot;;CONCATENATE([.AK$1];cEqual;cLBrace;[.AK87];cRBrace;cComma))">
            <text:p/>
          </table:table-cell>
          <table:table-cell table:formula="of:=IF(ISBLANK([.AL87]);&quot;&quot;;CONCATENATE([.AL$1];cEqual;cLBrace;[.AL87];cRBrace;cComma))">
            <text:p/>
          </table:table-cell>
        </table:table-row>
        <table:table-row table:style-name="ro1">
          <table:table-cell/>
          <table:table-cell table:formula="of:=CONCATENATE([.AM88];[.AN88];[.AO88];[.AP88];[.AQ88];[.AR88];[.AS88];[.AT88];[.AU88];[.AV88];[.AW88];[.AX88];[.AY88];[.AZ88];[.BA88];[.BB88];[.BC88];[.BD88];[.BE88];[.BF88];[.BG88];[.BH88];[.BI88];[.BJ88];[.BK88];[.BL88];[.BM88];[.BN88];[.BO88];[.BP88];[.BQ88];[.BR88];[.BS88];[.BT88];[.BU88];[.BV8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8];cComma)" office:value-type="string" office:string-value="@case{," calcext:value-type="string">
            <text:p>@case{,</text:p>
          </table:table-cell>
          <table:table-cell table:formula="of:=IF(ISBLANK([.D88]);&quot;&quot;;CONCATENATE([.D$1];cEqual;cLBrace;[.D88];cRBrace;cComma))">
            <text:p/>
          </table:table-cell>
          <table:table-cell table:formula="of:=IF(ISBLANK([.E88]);&quot;&quot;;CONCATENATE([.E$1];cEqual;cLBrace;[.E88];cRBrace;cComma))">
            <text:p/>
          </table:table-cell>
          <table:table-cell table:formula="of:=IF(ISBLANK([.F88]);&quot;&quot;;CONCATENATE([.F$1];cEqual;cLBrace;[.F88];cRBrace;cComma))">
            <text:p/>
          </table:table-cell>
          <table:table-cell table:formula="of:=IF(ISBLANK([.G88]);&quot;&quot;;CONCATENATE([.G$1];cEqual;cLBrace;[.G88];cRBrace;cComma))">
            <text:p/>
          </table:table-cell>
          <table:table-cell table:formula="of:=IF(ISBLANK([.H88]);&quot;&quot;;CONCATENATE([.H$1];cEqual;cLBrace;[.H88];cRBrace;cComma))">
            <text:p/>
          </table:table-cell>
          <table:table-cell table:formula="of:=IF(ISBLANK([.I88]);&quot;&quot;;CONCATENATE([.I$1];cEqual;cLBrace;[.I88];cRBrace;cComma))">
            <text:p/>
          </table:table-cell>
          <table:table-cell table:formula="of:=IF(ISBLANK([.J88]);&quot;&quot;;CONCATENATE([.J$1];cEqual;cLBrace;[.J88];cRBrace;cComma))">
            <text:p/>
          </table:table-cell>
          <table:table-cell table:formula="of:=IF(ISBLANK([.K88]);&quot;&quot;;CONCATENATE([.K$1];cEqual;cLBrace;[.K88];cRBrace;cComma))">
            <text:p/>
          </table:table-cell>
          <table:table-cell table:formula="of:=IF(ISBLANK([.L88]);&quot;&quot;;CONCATENATE([.L$1];cEqual;cLBrace;[.L88];cRBrace;cComma))">
            <text:p/>
          </table:table-cell>
          <table:table-cell table:formula="of:=IF(ISBLANK([.M88]);&quot;&quot;;CONCATENATE([.M$1];cEqual;cLBrace;[.M88];cRBrace;cComma))">
            <text:p/>
          </table:table-cell>
          <table:table-cell table:formula="of:=IF(ISBLANK([.N88]);&quot;&quot;;CONCATENATE([.N$1];cEqual;cLBrace;[.N88];cRBrace;cComma))">
            <text:p/>
          </table:table-cell>
          <table:table-cell table:formula="of:=IF(ISBLANK([.O88]);&quot;&quot;;CONCATENATE([.O$1];cEqual;cLBrace;[.O88];cRBrace;cComma))">
            <text:p/>
          </table:table-cell>
          <table:table-cell table:formula="of:=IF(ISBLANK([.P88]);&quot;&quot;;CONCATENATE([.P$1];cEqual;cLBrace;[.P88];cRBrace;cComma))">
            <text:p/>
          </table:table-cell>
          <table:table-cell table:formula="of:=IF(ISBLANK([.Q88]);&quot;&quot;;CONCATENATE([.Q$1];cEqual;cLBrace;[.Q88];cRBrace;cComma))">
            <text:p/>
          </table:table-cell>
          <table:table-cell table:formula="of:=IF(ISBLANK([.R88]);&quot;&quot;;CONCATENATE([.R$1];cEqual;cLBrace;[.R88];cRBrace;cComma))">
            <text:p/>
          </table:table-cell>
          <table:table-cell table:formula="of:=IF(ISBLANK([.S88]);&quot;&quot;;CONCATENATE([.S$1];cEqual;cLBrace;[.S88];cRBrace;cComma))">
            <text:p/>
          </table:table-cell>
          <table:table-cell table:formula="of:=IF(ISBLANK([.T88]);&quot;&quot;;CONCATENATE([.T$1];cEqual;cLBrace;[.T88];cRBrace;cComma))">
            <text:p/>
          </table:table-cell>
          <table:table-cell table:formula="of:=IF(ISBLANK([.U88]);&quot;&quot;;CONCATENATE([.U$1];cEqual;cLBrace;[.U88];cRBrace;cComma))">
            <text:p/>
          </table:table-cell>
          <table:table-cell table:formula="of:=IF(ISBLANK([.V88]);&quot;&quot;;CONCATENATE([.V$1];cEqual;cLBrace;[.V88];cRBrace;cComma))">
            <text:p/>
          </table:table-cell>
          <table:table-cell table:formula="of:=IF(ISBLANK([.W88]);&quot;&quot;;CONCATENATE([.W$1];cEqual;cLBrace;[.W88];cRBrace;cComma))">
            <text:p/>
          </table:table-cell>
          <table:table-cell table:formula="of:=IF(ISBLANK([.X88]);&quot;&quot;;CONCATENATE([.X$1];cEqual;cLBrace;[.X88];cRBrace;cComma))">
            <text:p/>
          </table:table-cell>
          <table:table-cell table:formula="of:=IF(ISBLANK([.Y88]);&quot;&quot;;CONCATENATE([.Y$1];cEqual;cLBrace;[.Y88];cRBrace;cComma))">
            <text:p/>
          </table:table-cell>
          <table:table-cell table:formula="of:=IF(ISBLANK([.Z88]);&quot;&quot;;CONCATENATE([.Z$1];cEqual;cLBrace;[.Z88];cRBrace;cComma))">
            <text:p/>
          </table:table-cell>
          <table:table-cell table:formula="of:=IF(ISBLANK([.AA88]);&quot;&quot;;CONCATENATE([.AA$1];cEqual;cLBrace;[.AA88];cRBrace;cComma))">
            <text:p/>
          </table:table-cell>
          <table:table-cell table:formula="of:=IF(ISBLANK([.AB88]);&quot;&quot;;CONCATENATE([.AB$1];cEqual;cLBrace;[.AB88];cRBrace;cComma))">
            <text:p/>
          </table:table-cell>
          <table:table-cell table:formula="of:=IF(ISBLANK([.AC88]);&quot;&quot;;CONCATENATE([.AC$1];cEqual;cLBrace;[.AC88];cRBrace;cComma))">
            <text:p/>
          </table:table-cell>
          <table:table-cell table:formula="of:=IF(ISBLANK([.AD88]);&quot;&quot;;CONCATENATE([.AD$1];cEqual;cLBrace;[.AD88];cRBrace;cComma))">
            <text:p/>
          </table:table-cell>
          <table:table-cell table:formula="of:=IF(ISBLANK([.AE88]);&quot;&quot;;CONCATENATE([.AE$1];cEqual;cLBrace;[.AE88];cRBrace;cComma))">
            <text:p/>
          </table:table-cell>
          <table:table-cell table:formula="of:=IF(ISBLANK([.AF88]);&quot;&quot;;CONCATENATE([.AF$1];cEqual;cLBrace;[.AF88];cRBrace;cComma))">
            <text:p/>
          </table:table-cell>
          <table:table-cell table:formula="of:=IF(ISBLANK([.AG88]);&quot;&quot;;CONCATENATE([.AG$1];cEqual;cLBrace;[.AG88];cRBrace;cComma))">
            <text:p/>
          </table:table-cell>
          <table:table-cell table:formula="of:=IF(ISBLANK([.AH88]);&quot;&quot;;CONCATENATE([.AH$1];cEqual;cLBrace;[.AH88];cRBrace;cComma))">
            <text:p/>
          </table:table-cell>
          <table:table-cell table:formula="of:=IF(ISBLANK([.AI88]);&quot;&quot;;CONCATENATE([.AI$1];cEqual;cLBrace;[.AI88];cRBrace;cComma))">
            <text:p/>
          </table:table-cell>
          <table:table-cell table:formula="of:=IF(ISBLANK([.AJ88]);&quot;&quot;;CONCATENATE([.AJ$1];cEqual;cLBrace;[.AJ88];cRBrace;cComma))">
            <text:p/>
          </table:table-cell>
          <table:table-cell table:formula="of:=IF(ISBLANK([.AK88]);&quot;&quot;;CONCATENATE([.AK$1];cEqual;cLBrace;[.AK88];cRBrace;cComma))">
            <text:p/>
          </table:table-cell>
          <table:table-cell table:formula="of:=IF(ISBLANK([.AL88]);&quot;&quot;;CONCATENATE([.AL$1];cEqual;cLBrace;[.AL88];cRBrace;cComma))">
            <text:p/>
          </table:table-cell>
        </table:table-row>
        <table:table-row table:style-name="ro1">
          <table:table-cell/>
          <table:table-cell table:formula="of:=CONCATENATE([.AM89];[.AN89];[.AO89];[.AP89];[.AQ89];[.AR89];[.AS89];[.AT89];[.AU89];[.AV89];[.AW89];[.AX89];[.AY89];[.AZ89];[.BA89];[.BB89];[.BC89];[.BD89];[.BE89];[.BF89];[.BG89];[.BH89];[.BI89];[.BJ89];[.BK89];[.BL89];[.BM89];[.BN89];[.BO89];[.BP89];[.BQ89];[.BR89];[.BS89];[.BT89];[.BU89];[.BV8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9];cComma)" office:value-type="string" office:string-value="@case{," calcext:value-type="string">
            <text:p>@case{,</text:p>
          </table:table-cell>
          <table:table-cell table:formula="of:=IF(ISBLANK([.D89]);&quot;&quot;;CONCATENATE([.D$1];cEqual;cLBrace;[.D89];cRBrace;cComma))">
            <text:p/>
          </table:table-cell>
          <table:table-cell table:formula="of:=IF(ISBLANK([.E89]);&quot;&quot;;CONCATENATE([.E$1];cEqual;cLBrace;[.E89];cRBrace;cComma))">
            <text:p/>
          </table:table-cell>
          <table:table-cell table:formula="of:=IF(ISBLANK([.F89]);&quot;&quot;;CONCATENATE([.F$1];cEqual;cLBrace;[.F89];cRBrace;cComma))">
            <text:p/>
          </table:table-cell>
          <table:table-cell table:formula="of:=IF(ISBLANK([.G89]);&quot;&quot;;CONCATENATE([.G$1];cEqual;cLBrace;[.G89];cRBrace;cComma))">
            <text:p/>
          </table:table-cell>
          <table:table-cell table:formula="of:=IF(ISBLANK([.H89]);&quot;&quot;;CONCATENATE([.H$1];cEqual;cLBrace;[.H89];cRBrace;cComma))">
            <text:p/>
          </table:table-cell>
          <table:table-cell table:formula="of:=IF(ISBLANK([.I89]);&quot;&quot;;CONCATENATE([.I$1];cEqual;cLBrace;[.I89];cRBrace;cComma))">
            <text:p/>
          </table:table-cell>
          <table:table-cell table:formula="of:=IF(ISBLANK([.J89]);&quot;&quot;;CONCATENATE([.J$1];cEqual;cLBrace;[.J89];cRBrace;cComma))">
            <text:p/>
          </table:table-cell>
          <table:table-cell table:formula="of:=IF(ISBLANK([.K89]);&quot;&quot;;CONCATENATE([.K$1];cEqual;cLBrace;[.K89];cRBrace;cComma))">
            <text:p/>
          </table:table-cell>
          <table:table-cell table:formula="of:=IF(ISBLANK([.L89]);&quot;&quot;;CONCATENATE([.L$1];cEqual;cLBrace;[.L89];cRBrace;cComma))">
            <text:p/>
          </table:table-cell>
          <table:table-cell table:formula="of:=IF(ISBLANK([.M89]);&quot;&quot;;CONCATENATE([.M$1];cEqual;cLBrace;[.M89];cRBrace;cComma))">
            <text:p/>
          </table:table-cell>
          <table:table-cell table:formula="of:=IF(ISBLANK([.N89]);&quot;&quot;;CONCATENATE([.N$1];cEqual;cLBrace;[.N89];cRBrace;cComma))">
            <text:p/>
          </table:table-cell>
          <table:table-cell table:formula="of:=IF(ISBLANK([.O89]);&quot;&quot;;CONCATENATE([.O$1];cEqual;cLBrace;[.O89];cRBrace;cComma))">
            <text:p/>
          </table:table-cell>
          <table:table-cell table:formula="of:=IF(ISBLANK([.P89]);&quot;&quot;;CONCATENATE([.P$1];cEqual;cLBrace;[.P89];cRBrace;cComma))">
            <text:p/>
          </table:table-cell>
          <table:table-cell table:formula="of:=IF(ISBLANK([.Q89]);&quot;&quot;;CONCATENATE([.Q$1];cEqual;cLBrace;[.Q89];cRBrace;cComma))">
            <text:p/>
          </table:table-cell>
          <table:table-cell table:formula="of:=IF(ISBLANK([.R89]);&quot;&quot;;CONCATENATE([.R$1];cEqual;cLBrace;[.R89];cRBrace;cComma))">
            <text:p/>
          </table:table-cell>
          <table:table-cell table:formula="of:=IF(ISBLANK([.S89]);&quot;&quot;;CONCATENATE([.S$1];cEqual;cLBrace;[.S89];cRBrace;cComma))">
            <text:p/>
          </table:table-cell>
          <table:table-cell table:formula="of:=IF(ISBLANK([.T89]);&quot;&quot;;CONCATENATE([.T$1];cEqual;cLBrace;[.T89];cRBrace;cComma))">
            <text:p/>
          </table:table-cell>
          <table:table-cell table:formula="of:=IF(ISBLANK([.U89]);&quot;&quot;;CONCATENATE([.U$1];cEqual;cLBrace;[.U89];cRBrace;cComma))">
            <text:p/>
          </table:table-cell>
          <table:table-cell table:formula="of:=IF(ISBLANK([.V89]);&quot;&quot;;CONCATENATE([.V$1];cEqual;cLBrace;[.V89];cRBrace;cComma))">
            <text:p/>
          </table:table-cell>
          <table:table-cell table:formula="of:=IF(ISBLANK([.W89]);&quot;&quot;;CONCATENATE([.W$1];cEqual;cLBrace;[.W89];cRBrace;cComma))">
            <text:p/>
          </table:table-cell>
          <table:table-cell table:formula="of:=IF(ISBLANK([.X89]);&quot;&quot;;CONCATENATE([.X$1];cEqual;cLBrace;[.X89];cRBrace;cComma))">
            <text:p/>
          </table:table-cell>
          <table:table-cell table:formula="of:=IF(ISBLANK([.Y89]);&quot;&quot;;CONCATENATE([.Y$1];cEqual;cLBrace;[.Y89];cRBrace;cComma))">
            <text:p/>
          </table:table-cell>
          <table:table-cell table:formula="of:=IF(ISBLANK([.Z89]);&quot;&quot;;CONCATENATE([.Z$1];cEqual;cLBrace;[.Z89];cRBrace;cComma))">
            <text:p/>
          </table:table-cell>
          <table:table-cell table:formula="of:=IF(ISBLANK([.AA89]);&quot;&quot;;CONCATENATE([.AA$1];cEqual;cLBrace;[.AA89];cRBrace;cComma))">
            <text:p/>
          </table:table-cell>
          <table:table-cell table:formula="of:=IF(ISBLANK([.AB89]);&quot;&quot;;CONCATENATE([.AB$1];cEqual;cLBrace;[.AB89];cRBrace;cComma))">
            <text:p/>
          </table:table-cell>
          <table:table-cell table:formula="of:=IF(ISBLANK([.AC89]);&quot;&quot;;CONCATENATE([.AC$1];cEqual;cLBrace;[.AC89];cRBrace;cComma))">
            <text:p/>
          </table:table-cell>
          <table:table-cell table:formula="of:=IF(ISBLANK([.AD89]);&quot;&quot;;CONCATENATE([.AD$1];cEqual;cLBrace;[.AD89];cRBrace;cComma))">
            <text:p/>
          </table:table-cell>
          <table:table-cell table:formula="of:=IF(ISBLANK([.AE89]);&quot;&quot;;CONCATENATE([.AE$1];cEqual;cLBrace;[.AE89];cRBrace;cComma))">
            <text:p/>
          </table:table-cell>
          <table:table-cell table:formula="of:=IF(ISBLANK([.AF89]);&quot;&quot;;CONCATENATE([.AF$1];cEqual;cLBrace;[.AF89];cRBrace;cComma))">
            <text:p/>
          </table:table-cell>
          <table:table-cell table:formula="of:=IF(ISBLANK([.AG89]);&quot;&quot;;CONCATENATE([.AG$1];cEqual;cLBrace;[.AG89];cRBrace;cComma))">
            <text:p/>
          </table:table-cell>
          <table:table-cell table:formula="of:=IF(ISBLANK([.AH89]);&quot;&quot;;CONCATENATE([.AH$1];cEqual;cLBrace;[.AH89];cRBrace;cComma))">
            <text:p/>
          </table:table-cell>
          <table:table-cell table:formula="of:=IF(ISBLANK([.AI89]);&quot;&quot;;CONCATENATE([.AI$1];cEqual;cLBrace;[.AI89];cRBrace;cComma))">
            <text:p/>
          </table:table-cell>
          <table:table-cell table:formula="of:=IF(ISBLANK([.AJ89]);&quot;&quot;;CONCATENATE([.AJ$1];cEqual;cLBrace;[.AJ89];cRBrace;cComma))">
            <text:p/>
          </table:table-cell>
          <table:table-cell table:formula="of:=IF(ISBLANK([.AK89]);&quot;&quot;;CONCATENATE([.AK$1];cEqual;cLBrace;[.AK89];cRBrace;cComma))">
            <text:p/>
          </table:table-cell>
          <table:table-cell table:formula="of:=IF(ISBLANK([.AL89]);&quot;&quot;;CONCATENATE([.AL$1];cEqual;cLBrace;[.AL89];cRBrace;cComma))">
            <text:p/>
          </table:table-cell>
        </table:table-row>
        <table:table-row table:style-name="ro1">
          <table:table-cell/>
          <table:table-cell table:formula="of:=CONCATENATE([.AM90];[.AN90];[.AO90];[.AP90];[.AQ90];[.AR90];[.AS90];[.AT90];[.AU90];[.AV90];[.AW90];[.AX90];[.AY90];[.AZ90];[.BA90];[.BB90];[.BC90];[.BD90];[.BE90];[.BF90];[.BG90];[.BH90];[.BI90];[.BJ90];[.BK90];[.BL90];[.BM90];[.BN90];[.BO90];[.BP90];[.BQ90];[.BR90];[.BS90];[.BT90];[.BU90];[.BV9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0];cComma)" office:value-type="string" office:string-value="@case{," calcext:value-type="string">
            <text:p>@case{,</text:p>
          </table:table-cell>
          <table:table-cell table:formula="of:=IF(ISBLANK([.D90]);&quot;&quot;;CONCATENATE([.D$1];cEqual;cLBrace;[.D90];cRBrace;cComma))">
            <text:p/>
          </table:table-cell>
          <table:table-cell table:formula="of:=IF(ISBLANK([.E90]);&quot;&quot;;CONCATENATE([.E$1];cEqual;cLBrace;[.E90];cRBrace;cComma))">
            <text:p/>
          </table:table-cell>
          <table:table-cell table:formula="of:=IF(ISBLANK([.F90]);&quot;&quot;;CONCATENATE([.F$1];cEqual;cLBrace;[.F90];cRBrace;cComma))">
            <text:p/>
          </table:table-cell>
          <table:table-cell table:formula="of:=IF(ISBLANK([.G90]);&quot;&quot;;CONCATENATE([.G$1];cEqual;cLBrace;[.G90];cRBrace;cComma))">
            <text:p/>
          </table:table-cell>
          <table:table-cell table:formula="of:=IF(ISBLANK([.H90]);&quot;&quot;;CONCATENATE([.H$1];cEqual;cLBrace;[.H90];cRBrace;cComma))">
            <text:p/>
          </table:table-cell>
          <table:table-cell table:formula="of:=IF(ISBLANK([.I90]);&quot;&quot;;CONCATENATE([.I$1];cEqual;cLBrace;[.I90];cRBrace;cComma))">
            <text:p/>
          </table:table-cell>
          <table:table-cell table:formula="of:=IF(ISBLANK([.J90]);&quot;&quot;;CONCATENATE([.J$1];cEqual;cLBrace;[.J90];cRBrace;cComma))">
            <text:p/>
          </table:table-cell>
          <table:table-cell table:formula="of:=IF(ISBLANK([.K90]);&quot;&quot;;CONCATENATE([.K$1];cEqual;cLBrace;[.K90];cRBrace;cComma))">
            <text:p/>
          </table:table-cell>
          <table:table-cell table:formula="of:=IF(ISBLANK([.L90]);&quot;&quot;;CONCATENATE([.L$1];cEqual;cLBrace;[.L90];cRBrace;cComma))">
            <text:p/>
          </table:table-cell>
          <table:table-cell table:formula="of:=IF(ISBLANK([.M90]);&quot;&quot;;CONCATENATE([.M$1];cEqual;cLBrace;[.M90];cRBrace;cComma))">
            <text:p/>
          </table:table-cell>
          <table:table-cell table:formula="of:=IF(ISBLANK([.N90]);&quot;&quot;;CONCATENATE([.N$1];cEqual;cLBrace;[.N90];cRBrace;cComma))">
            <text:p/>
          </table:table-cell>
          <table:table-cell table:formula="of:=IF(ISBLANK([.O90]);&quot;&quot;;CONCATENATE([.O$1];cEqual;cLBrace;[.O90];cRBrace;cComma))">
            <text:p/>
          </table:table-cell>
          <table:table-cell table:formula="of:=IF(ISBLANK([.P90]);&quot;&quot;;CONCATENATE([.P$1];cEqual;cLBrace;[.P90];cRBrace;cComma))">
            <text:p/>
          </table:table-cell>
          <table:table-cell table:formula="of:=IF(ISBLANK([.Q90]);&quot;&quot;;CONCATENATE([.Q$1];cEqual;cLBrace;[.Q90];cRBrace;cComma))">
            <text:p/>
          </table:table-cell>
          <table:table-cell table:formula="of:=IF(ISBLANK([.R90]);&quot;&quot;;CONCATENATE([.R$1];cEqual;cLBrace;[.R90];cRBrace;cComma))">
            <text:p/>
          </table:table-cell>
          <table:table-cell table:formula="of:=IF(ISBLANK([.S90]);&quot;&quot;;CONCATENATE([.S$1];cEqual;cLBrace;[.S90];cRBrace;cComma))">
            <text:p/>
          </table:table-cell>
          <table:table-cell table:formula="of:=IF(ISBLANK([.T90]);&quot;&quot;;CONCATENATE([.T$1];cEqual;cLBrace;[.T90];cRBrace;cComma))">
            <text:p/>
          </table:table-cell>
          <table:table-cell table:formula="of:=IF(ISBLANK([.U90]);&quot;&quot;;CONCATENATE([.U$1];cEqual;cLBrace;[.U90];cRBrace;cComma))">
            <text:p/>
          </table:table-cell>
          <table:table-cell table:formula="of:=IF(ISBLANK([.V90]);&quot;&quot;;CONCATENATE([.V$1];cEqual;cLBrace;[.V90];cRBrace;cComma))">
            <text:p/>
          </table:table-cell>
          <table:table-cell table:formula="of:=IF(ISBLANK([.W90]);&quot;&quot;;CONCATENATE([.W$1];cEqual;cLBrace;[.W90];cRBrace;cComma))">
            <text:p/>
          </table:table-cell>
          <table:table-cell table:formula="of:=IF(ISBLANK([.X90]);&quot;&quot;;CONCATENATE([.X$1];cEqual;cLBrace;[.X90];cRBrace;cComma))">
            <text:p/>
          </table:table-cell>
          <table:table-cell table:formula="of:=IF(ISBLANK([.Y90]);&quot;&quot;;CONCATENATE([.Y$1];cEqual;cLBrace;[.Y90];cRBrace;cComma))">
            <text:p/>
          </table:table-cell>
          <table:table-cell table:formula="of:=IF(ISBLANK([.Z90]);&quot;&quot;;CONCATENATE([.Z$1];cEqual;cLBrace;[.Z90];cRBrace;cComma))">
            <text:p/>
          </table:table-cell>
          <table:table-cell table:formula="of:=IF(ISBLANK([.AA90]);&quot;&quot;;CONCATENATE([.AA$1];cEqual;cLBrace;[.AA90];cRBrace;cComma))">
            <text:p/>
          </table:table-cell>
          <table:table-cell table:formula="of:=IF(ISBLANK([.AB90]);&quot;&quot;;CONCATENATE([.AB$1];cEqual;cLBrace;[.AB90];cRBrace;cComma))">
            <text:p/>
          </table:table-cell>
          <table:table-cell table:formula="of:=IF(ISBLANK([.AC90]);&quot;&quot;;CONCATENATE([.AC$1];cEqual;cLBrace;[.AC90];cRBrace;cComma))">
            <text:p/>
          </table:table-cell>
          <table:table-cell table:formula="of:=IF(ISBLANK([.AD90]);&quot;&quot;;CONCATENATE([.AD$1];cEqual;cLBrace;[.AD90];cRBrace;cComma))">
            <text:p/>
          </table:table-cell>
          <table:table-cell table:formula="of:=IF(ISBLANK([.AE90]);&quot;&quot;;CONCATENATE([.AE$1];cEqual;cLBrace;[.AE90];cRBrace;cComma))">
            <text:p/>
          </table:table-cell>
          <table:table-cell table:formula="of:=IF(ISBLANK([.AF90]);&quot;&quot;;CONCATENATE([.AF$1];cEqual;cLBrace;[.AF90];cRBrace;cComma))">
            <text:p/>
          </table:table-cell>
          <table:table-cell table:formula="of:=IF(ISBLANK([.AG90]);&quot;&quot;;CONCATENATE([.AG$1];cEqual;cLBrace;[.AG90];cRBrace;cComma))">
            <text:p/>
          </table:table-cell>
          <table:table-cell table:formula="of:=IF(ISBLANK([.AH90]);&quot;&quot;;CONCATENATE([.AH$1];cEqual;cLBrace;[.AH90];cRBrace;cComma))">
            <text:p/>
          </table:table-cell>
          <table:table-cell table:formula="of:=IF(ISBLANK([.AI90]);&quot;&quot;;CONCATENATE([.AI$1];cEqual;cLBrace;[.AI90];cRBrace;cComma))">
            <text:p/>
          </table:table-cell>
          <table:table-cell table:formula="of:=IF(ISBLANK([.AJ90]);&quot;&quot;;CONCATENATE([.AJ$1];cEqual;cLBrace;[.AJ90];cRBrace;cComma))">
            <text:p/>
          </table:table-cell>
          <table:table-cell table:formula="of:=IF(ISBLANK([.AK90]);&quot;&quot;;CONCATENATE([.AK$1];cEqual;cLBrace;[.AK90];cRBrace;cComma))">
            <text:p/>
          </table:table-cell>
          <table:table-cell table:formula="of:=IF(ISBLANK([.AL90]);&quot;&quot;;CONCATENATE([.AL$1];cEqual;cLBrace;[.AL90];cRBrace;cComma))">
            <text:p/>
          </table:table-cell>
        </table:table-row>
        <table:table-row table:style-name="ro1">
          <table:table-cell/>
          <table:table-cell table:formula="of:=CONCATENATE([.AM91];[.AN91];[.AO91];[.AP91];[.AQ91];[.AR91];[.AS91];[.AT91];[.AU91];[.AV91];[.AW91];[.AX91];[.AY91];[.AZ91];[.BA91];[.BB91];[.BC91];[.BD91];[.BE91];[.BF91];[.BG91];[.BH91];[.BI91];[.BJ91];[.BK91];[.BL91];[.BM91];[.BN91];[.BO91];[.BP91];[.BQ91];[.BR91];[.BS91];[.BT91];[.BU91];[.BV9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1];cComma)" office:value-type="string" office:string-value="@case{," calcext:value-type="string">
            <text:p>@case{,</text:p>
          </table:table-cell>
          <table:table-cell table:formula="of:=IF(ISBLANK([.D91]);&quot;&quot;;CONCATENATE([.D$1];cEqual;cLBrace;[.D91];cRBrace;cComma))">
            <text:p/>
          </table:table-cell>
          <table:table-cell table:formula="of:=IF(ISBLANK([.E91]);&quot;&quot;;CONCATENATE([.E$1];cEqual;cLBrace;[.E91];cRBrace;cComma))">
            <text:p/>
          </table:table-cell>
          <table:table-cell table:formula="of:=IF(ISBLANK([.F91]);&quot;&quot;;CONCATENATE([.F$1];cEqual;cLBrace;[.F91];cRBrace;cComma))">
            <text:p/>
          </table:table-cell>
          <table:table-cell table:formula="of:=IF(ISBLANK([.G91]);&quot;&quot;;CONCATENATE([.G$1];cEqual;cLBrace;[.G91];cRBrace;cComma))">
            <text:p/>
          </table:table-cell>
          <table:table-cell table:formula="of:=IF(ISBLANK([.H91]);&quot;&quot;;CONCATENATE([.H$1];cEqual;cLBrace;[.H91];cRBrace;cComma))">
            <text:p/>
          </table:table-cell>
          <table:table-cell table:formula="of:=IF(ISBLANK([.I91]);&quot;&quot;;CONCATENATE([.I$1];cEqual;cLBrace;[.I91];cRBrace;cComma))">
            <text:p/>
          </table:table-cell>
          <table:table-cell table:formula="of:=IF(ISBLANK([.J91]);&quot;&quot;;CONCATENATE([.J$1];cEqual;cLBrace;[.J91];cRBrace;cComma))">
            <text:p/>
          </table:table-cell>
          <table:table-cell table:formula="of:=IF(ISBLANK([.K91]);&quot;&quot;;CONCATENATE([.K$1];cEqual;cLBrace;[.K91];cRBrace;cComma))">
            <text:p/>
          </table:table-cell>
          <table:table-cell table:formula="of:=IF(ISBLANK([.L91]);&quot;&quot;;CONCATENATE([.L$1];cEqual;cLBrace;[.L91];cRBrace;cComma))">
            <text:p/>
          </table:table-cell>
          <table:table-cell table:formula="of:=IF(ISBLANK([.M91]);&quot;&quot;;CONCATENATE([.M$1];cEqual;cLBrace;[.M91];cRBrace;cComma))">
            <text:p/>
          </table:table-cell>
          <table:table-cell table:formula="of:=IF(ISBLANK([.N91]);&quot;&quot;;CONCATENATE([.N$1];cEqual;cLBrace;[.N91];cRBrace;cComma))">
            <text:p/>
          </table:table-cell>
          <table:table-cell table:formula="of:=IF(ISBLANK([.O91]);&quot;&quot;;CONCATENATE([.O$1];cEqual;cLBrace;[.O91];cRBrace;cComma))">
            <text:p/>
          </table:table-cell>
          <table:table-cell table:formula="of:=IF(ISBLANK([.P91]);&quot;&quot;;CONCATENATE([.P$1];cEqual;cLBrace;[.P91];cRBrace;cComma))">
            <text:p/>
          </table:table-cell>
          <table:table-cell table:formula="of:=IF(ISBLANK([.Q91]);&quot;&quot;;CONCATENATE([.Q$1];cEqual;cLBrace;[.Q91];cRBrace;cComma))">
            <text:p/>
          </table:table-cell>
          <table:table-cell table:formula="of:=IF(ISBLANK([.R91]);&quot;&quot;;CONCATENATE([.R$1];cEqual;cLBrace;[.R91];cRBrace;cComma))">
            <text:p/>
          </table:table-cell>
          <table:table-cell table:formula="of:=IF(ISBLANK([.S91]);&quot;&quot;;CONCATENATE([.S$1];cEqual;cLBrace;[.S91];cRBrace;cComma))">
            <text:p/>
          </table:table-cell>
          <table:table-cell table:formula="of:=IF(ISBLANK([.T91]);&quot;&quot;;CONCATENATE([.T$1];cEqual;cLBrace;[.T91];cRBrace;cComma))">
            <text:p/>
          </table:table-cell>
          <table:table-cell table:formula="of:=IF(ISBLANK([.U91]);&quot;&quot;;CONCATENATE([.U$1];cEqual;cLBrace;[.U91];cRBrace;cComma))">
            <text:p/>
          </table:table-cell>
          <table:table-cell table:formula="of:=IF(ISBLANK([.V91]);&quot;&quot;;CONCATENATE([.V$1];cEqual;cLBrace;[.V91];cRBrace;cComma))">
            <text:p/>
          </table:table-cell>
          <table:table-cell table:formula="of:=IF(ISBLANK([.W91]);&quot;&quot;;CONCATENATE([.W$1];cEqual;cLBrace;[.W91];cRBrace;cComma))">
            <text:p/>
          </table:table-cell>
          <table:table-cell table:formula="of:=IF(ISBLANK([.X91]);&quot;&quot;;CONCATENATE([.X$1];cEqual;cLBrace;[.X91];cRBrace;cComma))">
            <text:p/>
          </table:table-cell>
          <table:table-cell table:formula="of:=IF(ISBLANK([.Y91]);&quot;&quot;;CONCATENATE([.Y$1];cEqual;cLBrace;[.Y91];cRBrace;cComma))">
            <text:p/>
          </table:table-cell>
          <table:table-cell table:formula="of:=IF(ISBLANK([.Z91]);&quot;&quot;;CONCATENATE([.Z$1];cEqual;cLBrace;[.Z91];cRBrace;cComma))">
            <text:p/>
          </table:table-cell>
          <table:table-cell table:formula="of:=IF(ISBLANK([.AA91]);&quot;&quot;;CONCATENATE([.AA$1];cEqual;cLBrace;[.AA91];cRBrace;cComma))">
            <text:p/>
          </table:table-cell>
          <table:table-cell table:formula="of:=IF(ISBLANK([.AB91]);&quot;&quot;;CONCATENATE([.AB$1];cEqual;cLBrace;[.AB91];cRBrace;cComma))">
            <text:p/>
          </table:table-cell>
          <table:table-cell table:formula="of:=IF(ISBLANK([.AC91]);&quot;&quot;;CONCATENATE([.AC$1];cEqual;cLBrace;[.AC91];cRBrace;cComma))">
            <text:p/>
          </table:table-cell>
          <table:table-cell table:formula="of:=IF(ISBLANK([.AD91]);&quot;&quot;;CONCATENATE([.AD$1];cEqual;cLBrace;[.AD91];cRBrace;cComma))">
            <text:p/>
          </table:table-cell>
          <table:table-cell table:formula="of:=IF(ISBLANK([.AE91]);&quot;&quot;;CONCATENATE([.AE$1];cEqual;cLBrace;[.AE91];cRBrace;cComma))">
            <text:p/>
          </table:table-cell>
          <table:table-cell table:formula="of:=IF(ISBLANK([.AF91]);&quot;&quot;;CONCATENATE([.AF$1];cEqual;cLBrace;[.AF91];cRBrace;cComma))">
            <text:p/>
          </table:table-cell>
          <table:table-cell table:formula="of:=IF(ISBLANK([.AG91]);&quot;&quot;;CONCATENATE([.AG$1];cEqual;cLBrace;[.AG91];cRBrace;cComma))">
            <text:p/>
          </table:table-cell>
          <table:table-cell table:formula="of:=IF(ISBLANK([.AH91]);&quot;&quot;;CONCATENATE([.AH$1];cEqual;cLBrace;[.AH91];cRBrace;cComma))">
            <text:p/>
          </table:table-cell>
          <table:table-cell table:formula="of:=IF(ISBLANK([.AI91]);&quot;&quot;;CONCATENATE([.AI$1];cEqual;cLBrace;[.AI91];cRBrace;cComma))">
            <text:p/>
          </table:table-cell>
          <table:table-cell table:formula="of:=IF(ISBLANK([.AJ91]);&quot;&quot;;CONCATENATE([.AJ$1];cEqual;cLBrace;[.AJ91];cRBrace;cComma))">
            <text:p/>
          </table:table-cell>
          <table:table-cell table:formula="of:=IF(ISBLANK([.AK91]);&quot;&quot;;CONCATENATE([.AK$1];cEqual;cLBrace;[.AK91];cRBrace;cComma))">
            <text:p/>
          </table:table-cell>
          <table:table-cell table:formula="of:=IF(ISBLANK([.AL91]);&quot;&quot;;CONCATENATE([.AL$1];cEqual;cLBrace;[.AL91];cRBrace;cComma))">
            <text:p/>
          </table:table-cell>
        </table:table-row>
        <table:table-row table:style-name="ro1">
          <table:table-cell/>
          <table:table-cell table:formula="of:=CONCATENATE([.AM92];[.AN92];[.AO92];[.AP92];[.AQ92];[.AR92];[.AS92];[.AT92];[.AU92];[.AV92];[.AW92];[.AX92];[.AY92];[.AZ92];[.BA92];[.BB92];[.BC92];[.BD92];[.BE92];[.BF92];[.BG92];[.BH92];[.BI92];[.BJ92];[.BK92];[.BL92];[.BM92];[.BN92];[.BO92];[.BP92];[.BQ92];[.BR92];[.BS92];[.BT92];[.BU92];[.BV9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2];cComma)" office:value-type="string" office:string-value="@case{," calcext:value-type="string">
            <text:p>@case{,</text:p>
          </table:table-cell>
          <table:table-cell table:formula="of:=IF(ISBLANK([.D92]);&quot;&quot;;CONCATENATE([.D$1];cEqual;cLBrace;[.D92];cRBrace;cComma))">
            <text:p/>
          </table:table-cell>
          <table:table-cell table:formula="of:=IF(ISBLANK([.E92]);&quot;&quot;;CONCATENATE([.E$1];cEqual;cLBrace;[.E92];cRBrace;cComma))">
            <text:p/>
          </table:table-cell>
          <table:table-cell table:formula="of:=IF(ISBLANK([.F92]);&quot;&quot;;CONCATENATE([.F$1];cEqual;cLBrace;[.F92];cRBrace;cComma))">
            <text:p/>
          </table:table-cell>
          <table:table-cell table:formula="of:=IF(ISBLANK([.G92]);&quot;&quot;;CONCATENATE([.G$1];cEqual;cLBrace;[.G92];cRBrace;cComma))">
            <text:p/>
          </table:table-cell>
          <table:table-cell table:formula="of:=IF(ISBLANK([.H92]);&quot;&quot;;CONCATENATE([.H$1];cEqual;cLBrace;[.H92];cRBrace;cComma))">
            <text:p/>
          </table:table-cell>
          <table:table-cell table:formula="of:=IF(ISBLANK([.I92]);&quot;&quot;;CONCATENATE([.I$1];cEqual;cLBrace;[.I92];cRBrace;cComma))">
            <text:p/>
          </table:table-cell>
          <table:table-cell table:formula="of:=IF(ISBLANK([.J92]);&quot;&quot;;CONCATENATE([.J$1];cEqual;cLBrace;[.J92];cRBrace;cComma))">
            <text:p/>
          </table:table-cell>
          <table:table-cell table:formula="of:=IF(ISBLANK([.K92]);&quot;&quot;;CONCATENATE([.K$1];cEqual;cLBrace;[.K92];cRBrace;cComma))">
            <text:p/>
          </table:table-cell>
          <table:table-cell table:formula="of:=IF(ISBLANK([.L92]);&quot;&quot;;CONCATENATE([.L$1];cEqual;cLBrace;[.L92];cRBrace;cComma))">
            <text:p/>
          </table:table-cell>
          <table:table-cell table:formula="of:=IF(ISBLANK([.M92]);&quot;&quot;;CONCATENATE([.M$1];cEqual;cLBrace;[.M92];cRBrace;cComma))">
            <text:p/>
          </table:table-cell>
          <table:table-cell table:formula="of:=IF(ISBLANK([.N92]);&quot;&quot;;CONCATENATE([.N$1];cEqual;cLBrace;[.N92];cRBrace;cComma))">
            <text:p/>
          </table:table-cell>
          <table:table-cell table:formula="of:=IF(ISBLANK([.O92]);&quot;&quot;;CONCATENATE([.O$1];cEqual;cLBrace;[.O92];cRBrace;cComma))">
            <text:p/>
          </table:table-cell>
          <table:table-cell table:formula="of:=IF(ISBLANK([.P92]);&quot;&quot;;CONCATENATE([.P$1];cEqual;cLBrace;[.P92];cRBrace;cComma))">
            <text:p/>
          </table:table-cell>
          <table:table-cell table:formula="of:=IF(ISBLANK([.Q92]);&quot;&quot;;CONCATENATE([.Q$1];cEqual;cLBrace;[.Q92];cRBrace;cComma))">
            <text:p/>
          </table:table-cell>
          <table:table-cell table:formula="of:=IF(ISBLANK([.R92]);&quot;&quot;;CONCATENATE([.R$1];cEqual;cLBrace;[.R92];cRBrace;cComma))">
            <text:p/>
          </table:table-cell>
          <table:table-cell table:formula="of:=IF(ISBLANK([.S92]);&quot;&quot;;CONCATENATE([.S$1];cEqual;cLBrace;[.S92];cRBrace;cComma))">
            <text:p/>
          </table:table-cell>
          <table:table-cell table:formula="of:=IF(ISBLANK([.T92]);&quot;&quot;;CONCATENATE([.T$1];cEqual;cLBrace;[.T92];cRBrace;cComma))">
            <text:p/>
          </table:table-cell>
          <table:table-cell table:formula="of:=IF(ISBLANK([.U92]);&quot;&quot;;CONCATENATE([.U$1];cEqual;cLBrace;[.U92];cRBrace;cComma))">
            <text:p/>
          </table:table-cell>
          <table:table-cell table:formula="of:=IF(ISBLANK([.V92]);&quot;&quot;;CONCATENATE([.V$1];cEqual;cLBrace;[.V92];cRBrace;cComma))">
            <text:p/>
          </table:table-cell>
          <table:table-cell table:formula="of:=IF(ISBLANK([.W92]);&quot;&quot;;CONCATENATE([.W$1];cEqual;cLBrace;[.W92];cRBrace;cComma))">
            <text:p/>
          </table:table-cell>
          <table:table-cell table:formula="of:=IF(ISBLANK([.X92]);&quot;&quot;;CONCATENATE([.X$1];cEqual;cLBrace;[.X92];cRBrace;cComma))">
            <text:p/>
          </table:table-cell>
          <table:table-cell table:formula="of:=IF(ISBLANK([.Y92]);&quot;&quot;;CONCATENATE([.Y$1];cEqual;cLBrace;[.Y92];cRBrace;cComma))">
            <text:p/>
          </table:table-cell>
          <table:table-cell table:formula="of:=IF(ISBLANK([.Z92]);&quot;&quot;;CONCATENATE([.Z$1];cEqual;cLBrace;[.Z92];cRBrace;cComma))">
            <text:p/>
          </table:table-cell>
          <table:table-cell table:formula="of:=IF(ISBLANK([.AA92]);&quot;&quot;;CONCATENATE([.AA$1];cEqual;cLBrace;[.AA92];cRBrace;cComma))">
            <text:p/>
          </table:table-cell>
          <table:table-cell table:formula="of:=IF(ISBLANK([.AB92]);&quot;&quot;;CONCATENATE([.AB$1];cEqual;cLBrace;[.AB92];cRBrace;cComma))">
            <text:p/>
          </table:table-cell>
          <table:table-cell table:formula="of:=IF(ISBLANK([.AC92]);&quot;&quot;;CONCATENATE([.AC$1];cEqual;cLBrace;[.AC92];cRBrace;cComma))">
            <text:p/>
          </table:table-cell>
          <table:table-cell table:formula="of:=IF(ISBLANK([.AD92]);&quot;&quot;;CONCATENATE([.AD$1];cEqual;cLBrace;[.AD92];cRBrace;cComma))">
            <text:p/>
          </table:table-cell>
          <table:table-cell table:formula="of:=IF(ISBLANK([.AE92]);&quot;&quot;;CONCATENATE([.AE$1];cEqual;cLBrace;[.AE92];cRBrace;cComma))">
            <text:p/>
          </table:table-cell>
          <table:table-cell table:formula="of:=IF(ISBLANK([.AF92]);&quot;&quot;;CONCATENATE([.AF$1];cEqual;cLBrace;[.AF92];cRBrace;cComma))">
            <text:p/>
          </table:table-cell>
          <table:table-cell table:formula="of:=IF(ISBLANK([.AG92]);&quot;&quot;;CONCATENATE([.AG$1];cEqual;cLBrace;[.AG92];cRBrace;cComma))">
            <text:p/>
          </table:table-cell>
          <table:table-cell table:formula="of:=IF(ISBLANK([.AH92]);&quot;&quot;;CONCATENATE([.AH$1];cEqual;cLBrace;[.AH92];cRBrace;cComma))">
            <text:p/>
          </table:table-cell>
          <table:table-cell table:formula="of:=IF(ISBLANK([.AI92]);&quot;&quot;;CONCATENATE([.AI$1];cEqual;cLBrace;[.AI92];cRBrace;cComma))">
            <text:p/>
          </table:table-cell>
          <table:table-cell table:formula="of:=IF(ISBLANK([.AJ92]);&quot;&quot;;CONCATENATE([.AJ$1];cEqual;cLBrace;[.AJ92];cRBrace;cComma))">
            <text:p/>
          </table:table-cell>
          <table:table-cell table:formula="of:=IF(ISBLANK([.AK92]);&quot;&quot;;CONCATENATE([.AK$1];cEqual;cLBrace;[.AK92];cRBrace;cComma))">
            <text:p/>
          </table:table-cell>
          <table:table-cell table:formula="of:=IF(ISBLANK([.AL92]);&quot;&quot;;CONCATENATE([.AL$1];cEqual;cLBrace;[.AL92];cRBrace;cComma))">
            <text:p/>
          </table:table-cell>
        </table:table-row>
        <table:table-row table:style-name="ro1">
          <table:table-cell/>
          <table:table-cell table:formula="of:=CONCATENATE([.AM93];[.AN93];[.AO93];[.AP93];[.AQ93];[.AR93];[.AS93];[.AT93];[.AU93];[.AV93];[.AW93];[.AX93];[.AY93];[.AZ93];[.BA93];[.BB93];[.BC93];[.BD93];[.BE93];[.BF93];[.BG93];[.BH93];[.BI93];[.BJ93];[.BK93];[.BL93];[.BM93];[.BN93];[.BO93];[.BP93];[.BQ93];[.BR93];[.BS93];[.BT93];[.BU93];[.BV9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3];cComma)" office:value-type="string" office:string-value="@case{," calcext:value-type="string">
            <text:p>@case{,</text:p>
          </table:table-cell>
          <table:table-cell table:formula="of:=IF(ISBLANK([.D93]);&quot;&quot;;CONCATENATE([.D$1];cEqual;cLBrace;[.D93];cRBrace;cComma))">
            <text:p/>
          </table:table-cell>
          <table:table-cell table:formula="of:=IF(ISBLANK([.E93]);&quot;&quot;;CONCATENATE([.E$1];cEqual;cLBrace;[.E93];cRBrace;cComma))">
            <text:p/>
          </table:table-cell>
          <table:table-cell table:formula="of:=IF(ISBLANK([.F93]);&quot;&quot;;CONCATENATE([.F$1];cEqual;cLBrace;[.F93];cRBrace;cComma))">
            <text:p/>
          </table:table-cell>
          <table:table-cell table:formula="of:=IF(ISBLANK([.G93]);&quot;&quot;;CONCATENATE([.G$1];cEqual;cLBrace;[.G93];cRBrace;cComma))">
            <text:p/>
          </table:table-cell>
          <table:table-cell table:formula="of:=IF(ISBLANK([.H93]);&quot;&quot;;CONCATENATE([.H$1];cEqual;cLBrace;[.H93];cRBrace;cComma))">
            <text:p/>
          </table:table-cell>
          <table:table-cell table:formula="of:=IF(ISBLANK([.I93]);&quot;&quot;;CONCATENATE([.I$1];cEqual;cLBrace;[.I93];cRBrace;cComma))">
            <text:p/>
          </table:table-cell>
          <table:table-cell table:formula="of:=IF(ISBLANK([.J93]);&quot;&quot;;CONCATENATE([.J$1];cEqual;cLBrace;[.J93];cRBrace;cComma))">
            <text:p/>
          </table:table-cell>
          <table:table-cell table:formula="of:=IF(ISBLANK([.K93]);&quot;&quot;;CONCATENATE([.K$1];cEqual;cLBrace;[.K93];cRBrace;cComma))">
            <text:p/>
          </table:table-cell>
          <table:table-cell table:formula="of:=IF(ISBLANK([.L93]);&quot;&quot;;CONCATENATE([.L$1];cEqual;cLBrace;[.L93];cRBrace;cComma))">
            <text:p/>
          </table:table-cell>
          <table:table-cell table:formula="of:=IF(ISBLANK([.M93]);&quot;&quot;;CONCATENATE([.M$1];cEqual;cLBrace;[.M93];cRBrace;cComma))">
            <text:p/>
          </table:table-cell>
          <table:table-cell table:formula="of:=IF(ISBLANK([.N93]);&quot;&quot;;CONCATENATE([.N$1];cEqual;cLBrace;[.N93];cRBrace;cComma))">
            <text:p/>
          </table:table-cell>
          <table:table-cell table:formula="of:=IF(ISBLANK([.O93]);&quot;&quot;;CONCATENATE([.O$1];cEqual;cLBrace;[.O93];cRBrace;cComma))">
            <text:p/>
          </table:table-cell>
          <table:table-cell table:formula="of:=IF(ISBLANK([.P93]);&quot;&quot;;CONCATENATE([.P$1];cEqual;cLBrace;[.P93];cRBrace;cComma))">
            <text:p/>
          </table:table-cell>
          <table:table-cell table:formula="of:=IF(ISBLANK([.Q93]);&quot;&quot;;CONCATENATE([.Q$1];cEqual;cLBrace;[.Q93];cRBrace;cComma))">
            <text:p/>
          </table:table-cell>
          <table:table-cell table:formula="of:=IF(ISBLANK([.R93]);&quot;&quot;;CONCATENATE([.R$1];cEqual;cLBrace;[.R93];cRBrace;cComma))">
            <text:p/>
          </table:table-cell>
          <table:table-cell table:formula="of:=IF(ISBLANK([.S93]);&quot;&quot;;CONCATENATE([.S$1];cEqual;cLBrace;[.S93];cRBrace;cComma))">
            <text:p/>
          </table:table-cell>
          <table:table-cell table:formula="of:=IF(ISBLANK([.T93]);&quot;&quot;;CONCATENATE([.T$1];cEqual;cLBrace;[.T93];cRBrace;cComma))">
            <text:p/>
          </table:table-cell>
          <table:table-cell table:formula="of:=IF(ISBLANK([.U93]);&quot;&quot;;CONCATENATE([.U$1];cEqual;cLBrace;[.U93];cRBrace;cComma))">
            <text:p/>
          </table:table-cell>
          <table:table-cell table:formula="of:=IF(ISBLANK([.V93]);&quot;&quot;;CONCATENATE([.V$1];cEqual;cLBrace;[.V93];cRBrace;cComma))">
            <text:p/>
          </table:table-cell>
          <table:table-cell table:formula="of:=IF(ISBLANK([.W93]);&quot;&quot;;CONCATENATE([.W$1];cEqual;cLBrace;[.W93];cRBrace;cComma))">
            <text:p/>
          </table:table-cell>
          <table:table-cell table:formula="of:=IF(ISBLANK([.X93]);&quot;&quot;;CONCATENATE([.X$1];cEqual;cLBrace;[.X93];cRBrace;cComma))">
            <text:p/>
          </table:table-cell>
          <table:table-cell table:formula="of:=IF(ISBLANK([.Y93]);&quot;&quot;;CONCATENATE([.Y$1];cEqual;cLBrace;[.Y93];cRBrace;cComma))">
            <text:p/>
          </table:table-cell>
          <table:table-cell table:formula="of:=IF(ISBLANK([.Z93]);&quot;&quot;;CONCATENATE([.Z$1];cEqual;cLBrace;[.Z93];cRBrace;cComma))">
            <text:p/>
          </table:table-cell>
          <table:table-cell table:formula="of:=IF(ISBLANK([.AA93]);&quot;&quot;;CONCATENATE([.AA$1];cEqual;cLBrace;[.AA93];cRBrace;cComma))">
            <text:p/>
          </table:table-cell>
          <table:table-cell table:formula="of:=IF(ISBLANK([.AB93]);&quot;&quot;;CONCATENATE([.AB$1];cEqual;cLBrace;[.AB93];cRBrace;cComma))">
            <text:p/>
          </table:table-cell>
          <table:table-cell table:formula="of:=IF(ISBLANK([.AC93]);&quot;&quot;;CONCATENATE([.AC$1];cEqual;cLBrace;[.AC93];cRBrace;cComma))">
            <text:p/>
          </table:table-cell>
          <table:table-cell table:formula="of:=IF(ISBLANK([.AD93]);&quot;&quot;;CONCATENATE([.AD$1];cEqual;cLBrace;[.AD93];cRBrace;cComma))">
            <text:p/>
          </table:table-cell>
          <table:table-cell table:formula="of:=IF(ISBLANK([.AE93]);&quot;&quot;;CONCATENATE([.AE$1];cEqual;cLBrace;[.AE93];cRBrace;cComma))">
            <text:p/>
          </table:table-cell>
          <table:table-cell table:formula="of:=IF(ISBLANK([.AF93]);&quot;&quot;;CONCATENATE([.AF$1];cEqual;cLBrace;[.AF93];cRBrace;cComma))">
            <text:p/>
          </table:table-cell>
          <table:table-cell table:formula="of:=IF(ISBLANK([.AG93]);&quot;&quot;;CONCATENATE([.AG$1];cEqual;cLBrace;[.AG93];cRBrace;cComma))">
            <text:p/>
          </table:table-cell>
          <table:table-cell table:formula="of:=IF(ISBLANK([.AH93]);&quot;&quot;;CONCATENATE([.AH$1];cEqual;cLBrace;[.AH93];cRBrace;cComma))">
            <text:p/>
          </table:table-cell>
          <table:table-cell table:formula="of:=IF(ISBLANK([.AI93]);&quot;&quot;;CONCATENATE([.AI$1];cEqual;cLBrace;[.AI93];cRBrace;cComma))">
            <text:p/>
          </table:table-cell>
          <table:table-cell table:formula="of:=IF(ISBLANK([.AJ93]);&quot;&quot;;CONCATENATE([.AJ$1];cEqual;cLBrace;[.AJ93];cRBrace;cComma))">
            <text:p/>
          </table:table-cell>
          <table:table-cell table:formula="of:=IF(ISBLANK([.AK93]);&quot;&quot;;CONCATENATE([.AK$1];cEqual;cLBrace;[.AK93];cRBrace;cComma))">
            <text:p/>
          </table:table-cell>
          <table:table-cell table:formula="of:=IF(ISBLANK([.AL93]);&quot;&quot;;CONCATENATE([.AL$1];cEqual;cLBrace;[.AL93];cRBrace;cComma))">
            <text:p/>
          </table:table-cell>
        </table:table-row>
        <table:table-row table:style-name="ro1">
          <table:table-cell/>
          <table:table-cell table:formula="of:=CONCATENATE([.AM94];[.AN94];[.AO94];[.AP94];[.AQ94];[.AR94];[.AS94];[.AT94];[.AU94];[.AV94];[.AW94];[.AX94];[.AY94];[.AZ94];[.BA94];[.BB94];[.BC94];[.BD94];[.BE94];[.BF94];[.BG94];[.BH94];[.BI94];[.BJ94];[.BK94];[.BL94];[.BM94];[.BN94];[.BO94];[.BP94];[.BQ94];[.BR94];[.BS94];[.BT94];[.BU94];[.BV9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4];cComma)" office:value-type="string" office:string-value="@case{," calcext:value-type="string">
            <text:p>@case{,</text:p>
          </table:table-cell>
          <table:table-cell table:formula="of:=IF(ISBLANK([.D94]);&quot;&quot;;CONCATENATE([.D$1];cEqual;cLBrace;[.D94];cRBrace;cComma))">
            <text:p/>
          </table:table-cell>
          <table:table-cell table:formula="of:=IF(ISBLANK([.E94]);&quot;&quot;;CONCATENATE([.E$1];cEqual;cLBrace;[.E94];cRBrace;cComma))">
            <text:p/>
          </table:table-cell>
          <table:table-cell table:formula="of:=IF(ISBLANK([.F94]);&quot;&quot;;CONCATENATE([.F$1];cEqual;cLBrace;[.F94];cRBrace;cComma))">
            <text:p/>
          </table:table-cell>
          <table:table-cell table:formula="of:=IF(ISBLANK([.G94]);&quot;&quot;;CONCATENATE([.G$1];cEqual;cLBrace;[.G94];cRBrace;cComma))">
            <text:p/>
          </table:table-cell>
          <table:table-cell table:formula="of:=IF(ISBLANK([.H94]);&quot;&quot;;CONCATENATE([.H$1];cEqual;cLBrace;[.H94];cRBrace;cComma))">
            <text:p/>
          </table:table-cell>
          <table:table-cell table:formula="of:=IF(ISBLANK([.I94]);&quot;&quot;;CONCATENATE([.I$1];cEqual;cLBrace;[.I94];cRBrace;cComma))">
            <text:p/>
          </table:table-cell>
          <table:table-cell table:formula="of:=IF(ISBLANK([.J94]);&quot;&quot;;CONCATENATE([.J$1];cEqual;cLBrace;[.J94];cRBrace;cComma))">
            <text:p/>
          </table:table-cell>
          <table:table-cell table:formula="of:=IF(ISBLANK([.K94]);&quot;&quot;;CONCATENATE([.K$1];cEqual;cLBrace;[.K94];cRBrace;cComma))">
            <text:p/>
          </table:table-cell>
          <table:table-cell table:formula="of:=IF(ISBLANK([.L94]);&quot;&quot;;CONCATENATE([.L$1];cEqual;cLBrace;[.L94];cRBrace;cComma))">
            <text:p/>
          </table:table-cell>
          <table:table-cell table:formula="of:=IF(ISBLANK([.M94]);&quot;&quot;;CONCATENATE([.M$1];cEqual;cLBrace;[.M94];cRBrace;cComma))">
            <text:p/>
          </table:table-cell>
          <table:table-cell table:formula="of:=IF(ISBLANK([.N94]);&quot;&quot;;CONCATENATE([.N$1];cEqual;cLBrace;[.N94];cRBrace;cComma))">
            <text:p/>
          </table:table-cell>
          <table:table-cell table:formula="of:=IF(ISBLANK([.O94]);&quot;&quot;;CONCATENATE([.O$1];cEqual;cLBrace;[.O94];cRBrace;cComma))">
            <text:p/>
          </table:table-cell>
          <table:table-cell table:formula="of:=IF(ISBLANK([.P94]);&quot;&quot;;CONCATENATE([.P$1];cEqual;cLBrace;[.P94];cRBrace;cComma))">
            <text:p/>
          </table:table-cell>
          <table:table-cell table:formula="of:=IF(ISBLANK([.Q94]);&quot;&quot;;CONCATENATE([.Q$1];cEqual;cLBrace;[.Q94];cRBrace;cComma))">
            <text:p/>
          </table:table-cell>
          <table:table-cell table:formula="of:=IF(ISBLANK([.R94]);&quot;&quot;;CONCATENATE([.R$1];cEqual;cLBrace;[.R94];cRBrace;cComma))">
            <text:p/>
          </table:table-cell>
          <table:table-cell table:formula="of:=IF(ISBLANK([.S94]);&quot;&quot;;CONCATENATE([.S$1];cEqual;cLBrace;[.S94];cRBrace;cComma))">
            <text:p/>
          </table:table-cell>
          <table:table-cell table:formula="of:=IF(ISBLANK([.T94]);&quot;&quot;;CONCATENATE([.T$1];cEqual;cLBrace;[.T94];cRBrace;cComma))">
            <text:p/>
          </table:table-cell>
          <table:table-cell table:formula="of:=IF(ISBLANK([.U94]);&quot;&quot;;CONCATENATE([.U$1];cEqual;cLBrace;[.U94];cRBrace;cComma))">
            <text:p/>
          </table:table-cell>
          <table:table-cell table:formula="of:=IF(ISBLANK([.V94]);&quot;&quot;;CONCATENATE([.V$1];cEqual;cLBrace;[.V94];cRBrace;cComma))">
            <text:p/>
          </table:table-cell>
          <table:table-cell table:formula="of:=IF(ISBLANK([.W94]);&quot;&quot;;CONCATENATE([.W$1];cEqual;cLBrace;[.W94];cRBrace;cComma))">
            <text:p/>
          </table:table-cell>
          <table:table-cell table:formula="of:=IF(ISBLANK([.X94]);&quot;&quot;;CONCATENATE([.X$1];cEqual;cLBrace;[.X94];cRBrace;cComma))">
            <text:p/>
          </table:table-cell>
          <table:table-cell table:formula="of:=IF(ISBLANK([.Y94]);&quot;&quot;;CONCATENATE([.Y$1];cEqual;cLBrace;[.Y94];cRBrace;cComma))">
            <text:p/>
          </table:table-cell>
          <table:table-cell table:formula="of:=IF(ISBLANK([.Z94]);&quot;&quot;;CONCATENATE([.Z$1];cEqual;cLBrace;[.Z94];cRBrace;cComma))">
            <text:p/>
          </table:table-cell>
          <table:table-cell table:formula="of:=IF(ISBLANK([.AA94]);&quot;&quot;;CONCATENATE([.AA$1];cEqual;cLBrace;[.AA94];cRBrace;cComma))">
            <text:p/>
          </table:table-cell>
          <table:table-cell table:formula="of:=IF(ISBLANK([.AB94]);&quot;&quot;;CONCATENATE([.AB$1];cEqual;cLBrace;[.AB94];cRBrace;cComma))">
            <text:p/>
          </table:table-cell>
          <table:table-cell table:formula="of:=IF(ISBLANK([.AC94]);&quot;&quot;;CONCATENATE([.AC$1];cEqual;cLBrace;[.AC94];cRBrace;cComma))">
            <text:p/>
          </table:table-cell>
          <table:table-cell table:formula="of:=IF(ISBLANK([.AD94]);&quot;&quot;;CONCATENATE([.AD$1];cEqual;cLBrace;[.AD94];cRBrace;cComma))">
            <text:p/>
          </table:table-cell>
          <table:table-cell table:formula="of:=IF(ISBLANK([.AE94]);&quot;&quot;;CONCATENATE([.AE$1];cEqual;cLBrace;[.AE94];cRBrace;cComma))">
            <text:p/>
          </table:table-cell>
          <table:table-cell table:formula="of:=IF(ISBLANK([.AF94]);&quot;&quot;;CONCATENATE([.AF$1];cEqual;cLBrace;[.AF94];cRBrace;cComma))">
            <text:p/>
          </table:table-cell>
          <table:table-cell table:formula="of:=IF(ISBLANK([.AG94]);&quot;&quot;;CONCATENATE([.AG$1];cEqual;cLBrace;[.AG94];cRBrace;cComma))">
            <text:p/>
          </table:table-cell>
          <table:table-cell table:formula="of:=IF(ISBLANK([.AH94]);&quot;&quot;;CONCATENATE([.AH$1];cEqual;cLBrace;[.AH94];cRBrace;cComma))">
            <text:p/>
          </table:table-cell>
          <table:table-cell table:formula="of:=IF(ISBLANK([.AI94]);&quot;&quot;;CONCATENATE([.AI$1];cEqual;cLBrace;[.AI94];cRBrace;cComma))">
            <text:p/>
          </table:table-cell>
          <table:table-cell table:formula="of:=IF(ISBLANK([.AJ94]);&quot;&quot;;CONCATENATE([.AJ$1];cEqual;cLBrace;[.AJ94];cRBrace;cComma))">
            <text:p/>
          </table:table-cell>
          <table:table-cell table:formula="of:=IF(ISBLANK([.AK94]);&quot;&quot;;CONCATENATE([.AK$1];cEqual;cLBrace;[.AK94];cRBrace;cComma))">
            <text:p/>
          </table:table-cell>
          <table:table-cell table:formula="of:=IF(ISBLANK([.AL94]);&quot;&quot;;CONCATENATE([.AL$1];cEqual;cLBrace;[.AL94];cRBrace;cComma))">
            <text:p/>
          </table:table-cell>
        </table:table-row>
        <table:table-row table:style-name="ro1">
          <table:table-cell/>
          <table:table-cell table:formula="of:=CONCATENATE([.AM95];[.AN95];[.AO95];[.AP95];[.AQ95];[.AR95];[.AS95];[.AT95];[.AU95];[.AV95];[.AW95];[.AX95];[.AY95];[.AZ95];[.BA95];[.BB95];[.BC95];[.BD95];[.BE95];[.BF95];[.BG95];[.BH95];[.BI95];[.BJ95];[.BK95];[.BL95];[.BM95];[.BN95];[.BO95];[.BP95];[.BQ95];[.BR95];[.BS95];[.BT95];[.BU95];[.BV9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5];cComma)" office:value-type="string" office:string-value="@case{," calcext:value-type="string">
            <text:p>@case{,</text:p>
          </table:table-cell>
          <table:table-cell table:formula="of:=IF(ISBLANK([.D95]);&quot;&quot;;CONCATENATE([.D$1];cEqual;cLBrace;[.D95];cRBrace;cComma))">
            <text:p/>
          </table:table-cell>
          <table:table-cell table:formula="of:=IF(ISBLANK([.E95]);&quot;&quot;;CONCATENATE([.E$1];cEqual;cLBrace;[.E95];cRBrace;cComma))">
            <text:p/>
          </table:table-cell>
          <table:table-cell table:formula="of:=IF(ISBLANK([.F95]);&quot;&quot;;CONCATENATE([.F$1];cEqual;cLBrace;[.F95];cRBrace;cComma))">
            <text:p/>
          </table:table-cell>
          <table:table-cell table:formula="of:=IF(ISBLANK([.G95]);&quot;&quot;;CONCATENATE([.G$1];cEqual;cLBrace;[.G95];cRBrace;cComma))">
            <text:p/>
          </table:table-cell>
          <table:table-cell table:formula="of:=IF(ISBLANK([.H95]);&quot;&quot;;CONCATENATE([.H$1];cEqual;cLBrace;[.H95];cRBrace;cComma))">
            <text:p/>
          </table:table-cell>
          <table:table-cell table:formula="of:=IF(ISBLANK([.I95]);&quot;&quot;;CONCATENATE([.I$1];cEqual;cLBrace;[.I95];cRBrace;cComma))">
            <text:p/>
          </table:table-cell>
          <table:table-cell table:formula="of:=IF(ISBLANK([.J95]);&quot;&quot;;CONCATENATE([.J$1];cEqual;cLBrace;[.J95];cRBrace;cComma))">
            <text:p/>
          </table:table-cell>
          <table:table-cell table:formula="of:=IF(ISBLANK([.K95]);&quot;&quot;;CONCATENATE([.K$1];cEqual;cLBrace;[.K95];cRBrace;cComma))">
            <text:p/>
          </table:table-cell>
          <table:table-cell table:formula="of:=IF(ISBLANK([.L95]);&quot;&quot;;CONCATENATE([.L$1];cEqual;cLBrace;[.L95];cRBrace;cComma))">
            <text:p/>
          </table:table-cell>
          <table:table-cell table:formula="of:=IF(ISBLANK([.M95]);&quot;&quot;;CONCATENATE([.M$1];cEqual;cLBrace;[.M95];cRBrace;cComma))">
            <text:p/>
          </table:table-cell>
          <table:table-cell table:formula="of:=IF(ISBLANK([.N95]);&quot;&quot;;CONCATENATE([.N$1];cEqual;cLBrace;[.N95];cRBrace;cComma))">
            <text:p/>
          </table:table-cell>
          <table:table-cell table:formula="of:=IF(ISBLANK([.O95]);&quot;&quot;;CONCATENATE([.O$1];cEqual;cLBrace;[.O95];cRBrace;cComma))">
            <text:p/>
          </table:table-cell>
          <table:table-cell table:formula="of:=IF(ISBLANK([.P95]);&quot;&quot;;CONCATENATE([.P$1];cEqual;cLBrace;[.P95];cRBrace;cComma))">
            <text:p/>
          </table:table-cell>
          <table:table-cell table:formula="of:=IF(ISBLANK([.Q95]);&quot;&quot;;CONCATENATE([.Q$1];cEqual;cLBrace;[.Q95];cRBrace;cComma))">
            <text:p/>
          </table:table-cell>
          <table:table-cell table:formula="of:=IF(ISBLANK([.R95]);&quot;&quot;;CONCATENATE([.R$1];cEqual;cLBrace;[.R95];cRBrace;cComma))">
            <text:p/>
          </table:table-cell>
          <table:table-cell table:formula="of:=IF(ISBLANK([.S95]);&quot;&quot;;CONCATENATE([.S$1];cEqual;cLBrace;[.S95];cRBrace;cComma))">
            <text:p/>
          </table:table-cell>
          <table:table-cell table:formula="of:=IF(ISBLANK([.T95]);&quot;&quot;;CONCATENATE([.T$1];cEqual;cLBrace;[.T95];cRBrace;cComma))">
            <text:p/>
          </table:table-cell>
          <table:table-cell table:formula="of:=IF(ISBLANK([.U95]);&quot;&quot;;CONCATENATE([.U$1];cEqual;cLBrace;[.U95];cRBrace;cComma))">
            <text:p/>
          </table:table-cell>
          <table:table-cell table:formula="of:=IF(ISBLANK([.V95]);&quot;&quot;;CONCATENATE([.V$1];cEqual;cLBrace;[.V95];cRBrace;cComma))">
            <text:p/>
          </table:table-cell>
          <table:table-cell table:formula="of:=IF(ISBLANK([.W95]);&quot;&quot;;CONCATENATE([.W$1];cEqual;cLBrace;[.W95];cRBrace;cComma))">
            <text:p/>
          </table:table-cell>
          <table:table-cell table:formula="of:=IF(ISBLANK([.X95]);&quot;&quot;;CONCATENATE([.X$1];cEqual;cLBrace;[.X95];cRBrace;cComma))">
            <text:p/>
          </table:table-cell>
          <table:table-cell table:formula="of:=IF(ISBLANK([.Y95]);&quot;&quot;;CONCATENATE([.Y$1];cEqual;cLBrace;[.Y95];cRBrace;cComma))">
            <text:p/>
          </table:table-cell>
          <table:table-cell table:formula="of:=IF(ISBLANK([.Z95]);&quot;&quot;;CONCATENATE([.Z$1];cEqual;cLBrace;[.Z95];cRBrace;cComma))">
            <text:p/>
          </table:table-cell>
          <table:table-cell table:formula="of:=IF(ISBLANK([.AA95]);&quot;&quot;;CONCATENATE([.AA$1];cEqual;cLBrace;[.AA95];cRBrace;cComma))">
            <text:p/>
          </table:table-cell>
          <table:table-cell table:formula="of:=IF(ISBLANK([.AB95]);&quot;&quot;;CONCATENATE([.AB$1];cEqual;cLBrace;[.AB95];cRBrace;cComma))">
            <text:p/>
          </table:table-cell>
          <table:table-cell table:formula="of:=IF(ISBLANK([.AC95]);&quot;&quot;;CONCATENATE([.AC$1];cEqual;cLBrace;[.AC95];cRBrace;cComma))">
            <text:p/>
          </table:table-cell>
          <table:table-cell table:formula="of:=IF(ISBLANK([.AD95]);&quot;&quot;;CONCATENATE([.AD$1];cEqual;cLBrace;[.AD95];cRBrace;cComma))">
            <text:p/>
          </table:table-cell>
          <table:table-cell table:formula="of:=IF(ISBLANK([.AE95]);&quot;&quot;;CONCATENATE([.AE$1];cEqual;cLBrace;[.AE95];cRBrace;cComma))">
            <text:p/>
          </table:table-cell>
          <table:table-cell table:formula="of:=IF(ISBLANK([.AF95]);&quot;&quot;;CONCATENATE([.AF$1];cEqual;cLBrace;[.AF95];cRBrace;cComma))">
            <text:p/>
          </table:table-cell>
          <table:table-cell table:formula="of:=IF(ISBLANK([.AG95]);&quot;&quot;;CONCATENATE([.AG$1];cEqual;cLBrace;[.AG95];cRBrace;cComma))">
            <text:p/>
          </table:table-cell>
          <table:table-cell table:formula="of:=IF(ISBLANK([.AH95]);&quot;&quot;;CONCATENATE([.AH$1];cEqual;cLBrace;[.AH95];cRBrace;cComma))">
            <text:p/>
          </table:table-cell>
          <table:table-cell table:formula="of:=IF(ISBLANK([.AI95]);&quot;&quot;;CONCATENATE([.AI$1];cEqual;cLBrace;[.AI95];cRBrace;cComma))">
            <text:p/>
          </table:table-cell>
          <table:table-cell table:formula="of:=IF(ISBLANK([.AJ95]);&quot;&quot;;CONCATENATE([.AJ$1];cEqual;cLBrace;[.AJ95];cRBrace;cComma))">
            <text:p/>
          </table:table-cell>
          <table:table-cell table:formula="of:=IF(ISBLANK([.AK95]);&quot;&quot;;CONCATENATE([.AK$1];cEqual;cLBrace;[.AK95];cRBrace;cComma))">
            <text:p/>
          </table:table-cell>
          <table:table-cell table:formula="of:=IF(ISBLANK([.AL95]);&quot;&quot;;CONCATENATE([.AL$1];cEqual;cLBrace;[.AL95];cRBrace;cComma))">
            <text:p/>
          </table:table-cell>
        </table:table-row>
        <table:table-row table:style-name="ro1">
          <table:table-cell/>
          <table:table-cell table:formula="of:=CONCATENATE([.AM96];[.AN96];[.AO96];[.AP96];[.AQ96];[.AR96];[.AS96];[.AT96];[.AU96];[.AV96];[.AW96];[.AX96];[.AY96];[.AZ96];[.BA96];[.BB96];[.BC96];[.BD96];[.BE96];[.BF96];[.BG96];[.BH96];[.BI96];[.BJ96];[.BK96];[.BL96];[.BM96];[.BN96];[.BO96];[.BP96];[.BQ96];[.BR96];[.BS96];[.BT96];[.BU96];[.BV9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6];cComma)" office:value-type="string" office:string-value="@case{," calcext:value-type="string">
            <text:p>@case{,</text:p>
          </table:table-cell>
          <table:table-cell table:formula="of:=IF(ISBLANK([.D96]);&quot;&quot;;CONCATENATE([.D$1];cEqual;cLBrace;[.D96];cRBrace;cComma))">
            <text:p/>
          </table:table-cell>
          <table:table-cell table:formula="of:=IF(ISBLANK([.E96]);&quot;&quot;;CONCATENATE([.E$1];cEqual;cLBrace;[.E96];cRBrace;cComma))">
            <text:p/>
          </table:table-cell>
          <table:table-cell table:formula="of:=IF(ISBLANK([.F96]);&quot;&quot;;CONCATENATE([.F$1];cEqual;cLBrace;[.F96];cRBrace;cComma))">
            <text:p/>
          </table:table-cell>
          <table:table-cell table:formula="of:=IF(ISBLANK([.G96]);&quot;&quot;;CONCATENATE([.G$1];cEqual;cLBrace;[.G96];cRBrace;cComma))">
            <text:p/>
          </table:table-cell>
          <table:table-cell table:formula="of:=IF(ISBLANK([.H96]);&quot;&quot;;CONCATENATE([.H$1];cEqual;cLBrace;[.H96];cRBrace;cComma))">
            <text:p/>
          </table:table-cell>
          <table:table-cell table:formula="of:=IF(ISBLANK([.I96]);&quot;&quot;;CONCATENATE([.I$1];cEqual;cLBrace;[.I96];cRBrace;cComma))">
            <text:p/>
          </table:table-cell>
          <table:table-cell table:formula="of:=IF(ISBLANK([.J96]);&quot;&quot;;CONCATENATE([.J$1];cEqual;cLBrace;[.J96];cRBrace;cComma))">
            <text:p/>
          </table:table-cell>
          <table:table-cell table:formula="of:=IF(ISBLANK([.K96]);&quot;&quot;;CONCATENATE([.K$1];cEqual;cLBrace;[.K96];cRBrace;cComma))">
            <text:p/>
          </table:table-cell>
          <table:table-cell table:formula="of:=IF(ISBLANK([.L96]);&quot;&quot;;CONCATENATE([.L$1];cEqual;cLBrace;[.L96];cRBrace;cComma))">
            <text:p/>
          </table:table-cell>
          <table:table-cell table:formula="of:=IF(ISBLANK([.M96]);&quot;&quot;;CONCATENATE([.M$1];cEqual;cLBrace;[.M96];cRBrace;cComma))">
            <text:p/>
          </table:table-cell>
          <table:table-cell table:formula="of:=IF(ISBLANK([.N96]);&quot;&quot;;CONCATENATE([.N$1];cEqual;cLBrace;[.N96];cRBrace;cComma))">
            <text:p/>
          </table:table-cell>
          <table:table-cell table:formula="of:=IF(ISBLANK([.O96]);&quot;&quot;;CONCATENATE([.O$1];cEqual;cLBrace;[.O96];cRBrace;cComma))">
            <text:p/>
          </table:table-cell>
          <table:table-cell table:formula="of:=IF(ISBLANK([.P96]);&quot;&quot;;CONCATENATE([.P$1];cEqual;cLBrace;[.P96];cRBrace;cComma))">
            <text:p/>
          </table:table-cell>
          <table:table-cell table:formula="of:=IF(ISBLANK([.Q96]);&quot;&quot;;CONCATENATE([.Q$1];cEqual;cLBrace;[.Q96];cRBrace;cComma))">
            <text:p/>
          </table:table-cell>
          <table:table-cell table:formula="of:=IF(ISBLANK([.R96]);&quot;&quot;;CONCATENATE([.R$1];cEqual;cLBrace;[.R96];cRBrace;cComma))">
            <text:p/>
          </table:table-cell>
          <table:table-cell table:formula="of:=IF(ISBLANK([.S96]);&quot;&quot;;CONCATENATE([.S$1];cEqual;cLBrace;[.S96];cRBrace;cComma))">
            <text:p/>
          </table:table-cell>
          <table:table-cell table:formula="of:=IF(ISBLANK([.T96]);&quot;&quot;;CONCATENATE([.T$1];cEqual;cLBrace;[.T96];cRBrace;cComma))">
            <text:p/>
          </table:table-cell>
          <table:table-cell table:formula="of:=IF(ISBLANK([.U96]);&quot;&quot;;CONCATENATE([.U$1];cEqual;cLBrace;[.U96];cRBrace;cComma))">
            <text:p/>
          </table:table-cell>
          <table:table-cell table:formula="of:=IF(ISBLANK([.V96]);&quot;&quot;;CONCATENATE([.V$1];cEqual;cLBrace;[.V96];cRBrace;cComma))">
            <text:p/>
          </table:table-cell>
          <table:table-cell table:formula="of:=IF(ISBLANK([.W96]);&quot;&quot;;CONCATENATE([.W$1];cEqual;cLBrace;[.W96];cRBrace;cComma))">
            <text:p/>
          </table:table-cell>
          <table:table-cell table:formula="of:=IF(ISBLANK([.X96]);&quot;&quot;;CONCATENATE([.X$1];cEqual;cLBrace;[.X96];cRBrace;cComma))">
            <text:p/>
          </table:table-cell>
          <table:table-cell table:formula="of:=IF(ISBLANK([.Y96]);&quot;&quot;;CONCATENATE([.Y$1];cEqual;cLBrace;[.Y96];cRBrace;cComma))">
            <text:p/>
          </table:table-cell>
          <table:table-cell table:formula="of:=IF(ISBLANK([.Z96]);&quot;&quot;;CONCATENATE([.Z$1];cEqual;cLBrace;[.Z96];cRBrace;cComma))">
            <text:p/>
          </table:table-cell>
          <table:table-cell table:formula="of:=IF(ISBLANK([.AA96]);&quot;&quot;;CONCATENATE([.AA$1];cEqual;cLBrace;[.AA96];cRBrace;cComma))">
            <text:p/>
          </table:table-cell>
          <table:table-cell table:formula="of:=IF(ISBLANK([.AB96]);&quot;&quot;;CONCATENATE([.AB$1];cEqual;cLBrace;[.AB96];cRBrace;cComma))">
            <text:p/>
          </table:table-cell>
          <table:table-cell table:formula="of:=IF(ISBLANK([.AC96]);&quot;&quot;;CONCATENATE([.AC$1];cEqual;cLBrace;[.AC96];cRBrace;cComma))">
            <text:p/>
          </table:table-cell>
          <table:table-cell table:formula="of:=IF(ISBLANK([.AD96]);&quot;&quot;;CONCATENATE([.AD$1];cEqual;cLBrace;[.AD96];cRBrace;cComma))">
            <text:p/>
          </table:table-cell>
          <table:table-cell table:formula="of:=IF(ISBLANK([.AE96]);&quot;&quot;;CONCATENATE([.AE$1];cEqual;cLBrace;[.AE96];cRBrace;cComma))">
            <text:p/>
          </table:table-cell>
          <table:table-cell table:formula="of:=IF(ISBLANK([.AF96]);&quot;&quot;;CONCATENATE([.AF$1];cEqual;cLBrace;[.AF96];cRBrace;cComma))">
            <text:p/>
          </table:table-cell>
          <table:table-cell table:formula="of:=IF(ISBLANK([.AG96]);&quot;&quot;;CONCATENATE([.AG$1];cEqual;cLBrace;[.AG96];cRBrace;cComma))">
            <text:p/>
          </table:table-cell>
          <table:table-cell table:formula="of:=IF(ISBLANK([.AH96]);&quot;&quot;;CONCATENATE([.AH$1];cEqual;cLBrace;[.AH96];cRBrace;cComma))">
            <text:p/>
          </table:table-cell>
          <table:table-cell table:formula="of:=IF(ISBLANK([.AI96]);&quot;&quot;;CONCATENATE([.AI$1];cEqual;cLBrace;[.AI96];cRBrace;cComma))">
            <text:p/>
          </table:table-cell>
          <table:table-cell table:formula="of:=IF(ISBLANK([.AJ96]);&quot;&quot;;CONCATENATE([.AJ$1];cEqual;cLBrace;[.AJ96];cRBrace;cComma))">
            <text:p/>
          </table:table-cell>
          <table:table-cell table:formula="of:=IF(ISBLANK([.AK96]);&quot;&quot;;CONCATENATE([.AK$1];cEqual;cLBrace;[.AK96];cRBrace;cComma))">
            <text:p/>
          </table:table-cell>
          <table:table-cell table:formula="of:=IF(ISBLANK([.AL96]);&quot;&quot;;CONCATENATE([.AL$1];cEqual;cLBrace;[.AL96];cRBrace;cComma))">
            <text:p/>
          </table:table-cell>
        </table:table-row>
        <table:table-row table:style-name="ro1">
          <table:table-cell/>
          <table:table-cell table:formula="of:=CONCATENATE([.AM97];[.AN97];[.AO97];[.AP97];[.AQ97];[.AR97];[.AS97];[.AT97];[.AU97];[.AV97];[.AW97];[.AX97];[.AY97];[.AZ97];[.BA97];[.BB97];[.BC97];[.BD97];[.BE97];[.BF97];[.BG97];[.BH97];[.BI97];[.BJ97];[.BK97];[.BL97];[.BM97];[.BN97];[.BO97];[.BP97];[.BQ97];[.BR97];[.BS97];[.BT97];[.BU97];[.BV9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7];cComma)" office:value-type="string" office:string-value="@case{," calcext:value-type="string">
            <text:p>@case{,</text:p>
          </table:table-cell>
          <table:table-cell table:formula="of:=IF(ISBLANK([.D97]);&quot;&quot;;CONCATENATE([.D$1];cEqual;cLBrace;[.D97];cRBrace;cComma))">
            <text:p/>
          </table:table-cell>
          <table:table-cell table:formula="of:=IF(ISBLANK([.E97]);&quot;&quot;;CONCATENATE([.E$1];cEqual;cLBrace;[.E97];cRBrace;cComma))">
            <text:p/>
          </table:table-cell>
          <table:table-cell table:formula="of:=IF(ISBLANK([.F97]);&quot;&quot;;CONCATENATE([.F$1];cEqual;cLBrace;[.F97];cRBrace;cComma))">
            <text:p/>
          </table:table-cell>
          <table:table-cell table:formula="of:=IF(ISBLANK([.G97]);&quot;&quot;;CONCATENATE([.G$1];cEqual;cLBrace;[.G97];cRBrace;cComma))">
            <text:p/>
          </table:table-cell>
          <table:table-cell table:formula="of:=IF(ISBLANK([.H97]);&quot;&quot;;CONCATENATE([.H$1];cEqual;cLBrace;[.H97];cRBrace;cComma))">
            <text:p/>
          </table:table-cell>
          <table:table-cell table:formula="of:=IF(ISBLANK([.I97]);&quot;&quot;;CONCATENATE([.I$1];cEqual;cLBrace;[.I97];cRBrace;cComma))">
            <text:p/>
          </table:table-cell>
          <table:table-cell table:formula="of:=IF(ISBLANK([.J97]);&quot;&quot;;CONCATENATE([.J$1];cEqual;cLBrace;[.J97];cRBrace;cComma))">
            <text:p/>
          </table:table-cell>
          <table:table-cell table:formula="of:=IF(ISBLANK([.K97]);&quot;&quot;;CONCATENATE([.K$1];cEqual;cLBrace;[.K97];cRBrace;cComma))">
            <text:p/>
          </table:table-cell>
          <table:table-cell table:formula="of:=IF(ISBLANK([.L97]);&quot;&quot;;CONCATENATE([.L$1];cEqual;cLBrace;[.L97];cRBrace;cComma))">
            <text:p/>
          </table:table-cell>
          <table:table-cell table:formula="of:=IF(ISBLANK([.M97]);&quot;&quot;;CONCATENATE([.M$1];cEqual;cLBrace;[.M97];cRBrace;cComma))">
            <text:p/>
          </table:table-cell>
          <table:table-cell table:formula="of:=IF(ISBLANK([.N97]);&quot;&quot;;CONCATENATE([.N$1];cEqual;cLBrace;[.N97];cRBrace;cComma))">
            <text:p/>
          </table:table-cell>
          <table:table-cell table:formula="of:=IF(ISBLANK([.O97]);&quot;&quot;;CONCATENATE([.O$1];cEqual;cLBrace;[.O97];cRBrace;cComma))">
            <text:p/>
          </table:table-cell>
          <table:table-cell table:formula="of:=IF(ISBLANK([.P97]);&quot;&quot;;CONCATENATE([.P$1];cEqual;cLBrace;[.P97];cRBrace;cComma))">
            <text:p/>
          </table:table-cell>
          <table:table-cell table:formula="of:=IF(ISBLANK([.Q97]);&quot;&quot;;CONCATENATE([.Q$1];cEqual;cLBrace;[.Q97];cRBrace;cComma))">
            <text:p/>
          </table:table-cell>
          <table:table-cell table:formula="of:=IF(ISBLANK([.R97]);&quot;&quot;;CONCATENATE([.R$1];cEqual;cLBrace;[.R97];cRBrace;cComma))">
            <text:p/>
          </table:table-cell>
          <table:table-cell table:formula="of:=IF(ISBLANK([.S97]);&quot;&quot;;CONCATENATE([.S$1];cEqual;cLBrace;[.S97];cRBrace;cComma))">
            <text:p/>
          </table:table-cell>
          <table:table-cell table:formula="of:=IF(ISBLANK([.T97]);&quot;&quot;;CONCATENATE([.T$1];cEqual;cLBrace;[.T97];cRBrace;cComma))">
            <text:p/>
          </table:table-cell>
          <table:table-cell table:formula="of:=IF(ISBLANK([.U97]);&quot;&quot;;CONCATENATE([.U$1];cEqual;cLBrace;[.U97];cRBrace;cComma))">
            <text:p/>
          </table:table-cell>
          <table:table-cell table:formula="of:=IF(ISBLANK([.V97]);&quot;&quot;;CONCATENATE([.V$1];cEqual;cLBrace;[.V97];cRBrace;cComma))">
            <text:p/>
          </table:table-cell>
          <table:table-cell table:formula="of:=IF(ISBLANK([.W97]);&quot;&quot;;CONCATENATE([.W$1];cEqual;cLBrace;[.W97];cRBrace;cComma))">
            <text:p/>
          </table:table-cell>
          <table:table-cell table:formula="of:=IF(ISBLANK([.X97]);&quot;&quot;;CONCATENATE([.X$1];cEqual;cLBrace;[.X97];cRBrace;cComma))">
            <text:p/>
          </table:table-cell>
          <table:table-cell table:formula="of:=IF(ISBLANK([.Y97]);&quot;&quot;;CONCATENATE([.Y$1];cEqual;cLBrace;[.Y97];cRBrace;cComma))">
            <text:p/>
          </table:table-cell>
          <table:table-cell table:formula="of:=IF(ISBLANK([.Z97]);&quot;&quot;;CONCATENATE([.Z$1];cEqual;cLBrace;[.Z97];cRBrace;cComma))">
            <text:p/>
          </table:table-cell>
          <table:table-cell table:formula="of:=IF(ISBLANK([.AA97]);&quot;&quot;;CONCATENATE([.AA$1];cEqual;cLBrace;[.AA97];cRBrace;cComma))">
            <text:p/>
          </table:table-cell>
          <table:table-cell table:formula="of:=IF(ISBLANK([.AB97]);&quot;&quot;;CONCATENATE([.AB$1];cEqual;cLBrace;[.AB97];cRBrace;cComma))">
            <text:p/>
          </table:table-cell>
          <table:table-cell table:formula="of:=IF(ISBLANK([.AC97]);&quot;&quot;;CONCATENATE([.AC$1];cEqual;cLBrace;[.AC97];cRBrace;cComma))">
            <text:p/>
          </table:table-cell>
          <table:table-cell table:formula="of:=IF(ISBLANK([.AD97]);&quot;&quot;;CONCATENATE([.AD$1];cEqual;cLBrace;[.AD97];cRBrace;cComma))">
            <text:p/>
          </table:table-cell>
          <table:table-cell table:formula="of:=IF(ISBLANK([.AE97]);&quot;&quot;;CONCATENATE([.AE$1];cEqual;cLBrace;[.AE97];cRBrace;cComma))">
            <text:p/>
          </table:table-cell>
          <table:table-cell table:formula="of:=IF(ISBLANK([.AF97]);&quot;&quot;;CONCATENATE([.AF$1];cEqual;cLBrace;[.AF97];cRBrace;cComma))">
            <text:p/>
          </table:table-cell>
          <table:table-cell table:formula="of:=IF(ISBLANK([.AG97]);&quot;&quot;;CONCATENATE([.AG$1];cEqual;cLBrace;[.AG97];cRBrace;cComma))">
            <text:p/>
          </table:table-cell>
          <table:table-cell table:formula="of:=IF(ISBLANK([.AH97]);&quot;&quot;;CONCATENATE([.AH$1];cEqual;cLBrace;[.AH97];cRBrace;cComma))">
            <text:p/>
          </table:table-cell>
          <table:table-cell table:formula="of:=IF(ISBLANK([.AI97]);&quot;&quot;;CONCATENATE([.AI$1];cEqual;cLBrace;[.AI97];cRBrace;cComma))">
            <text:p/>
          </table:table-cell>
          <table:table-cell table:formula="of:=IF(ISBLANK([.AJ97]);&quot;&quot;;CONCATENATE([.AJ$1];cEqual;cLBrace;[.AJ97];cRBrace;cComma))">
            <text:p/>
          </table:table-cell>
          <table:table-cell table:formula="of:=IF(ISBLANK([.AK97]);&quot;&quot;;CONCATENATE([.AK$1];cEqual;cLBrace;[.AK97];cRBrace;cComma))">
            <text:p/>
          </table:table-cell>
          <table:table-cell table:formula="of:=IF(ISBLANK([.AL97]);&quot;&quot;;CONCATENATE([.AL$1];cEqual;cLBrace;[.AL97];cRBrace;cComma))">
            <text:p/>
          </table:table-cell>
        </table:table-row>
        <table:table-row table:style-name="ro1">
          <table:table-cell/>
          <table:table-cell table:formula="of:=CONCATENATE([.AM98];[.AN98];[.AO98];[.AP98];[.AQ98];[.AR98];[.AS98];[.AT98];[.AU98];[.AV98];[.AW98];[.AX98];[.AY98];[.AZ98];[.BA98];[.BB98];[.BC98];[.BD98];[.BE98];[.BF98];[.BG98];[.BH98];[.BI98];[.BJ98];[.BK98];[.BL98];[.BM98];[.BN98];[.BO98];[.BP98];[.BQ98];[.BR98];[.BS98];[.BT98];[.BU98];[.BV9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8];cComma)" office:value-type="string" office:string-value="@case{," calcext:value-type="string">
            <text:p>@case{,</text:p>
          </table:table-cell>
          <table:table-cell table:formula="of:=IF(ISBLANK([.D98]);&quot;&quot;;CONCATENATE([.D$1];cEqual;cLBrace;[.D98];cRBrace;cComma))">
            <text:p/>
          </table:table-cell>
          <table:table-cell table:formula="of:=IF(ISBLANK([.E98]);&quot;&quot;;CONCATENATE([.E$1];cEqual;cLBrace;[.E98];cRBrace;cComma))">
            <text:p/>
          </table:table-cell>
          <table:table-cell table:formula="of:=IF(ISBLANK([.F98]);&quot;&quot;;CONCATENATE([.F$1];cEqual;cLBrace;[.F98];cRBrace;cComma))">
            <text:p/>
          </table:table-cell>
          <table:table-cell table:formula="of:=IF(ISBLANK([.G98]);&quot;&quot;;CONCATENATE([.G$1];cEqual;cLBrace;[.G98];cRBrace;cComma))">
            <text:p/>
          </table:table-cell>
          <table:table-cell table:formula="of:=IF(ISBLANK([.H98]);&quot;&quot;;CONCATENATE([.H$1];cEqual;cLBrace;[.H98];cRBrace;cComma))">
            <text:p/>
          </table:table-cell>
          <table:table-cell table:formula="of:=IF(ISBLANK([.I98]);&quot;&quot;;CONCATENATE([.I$1];cEqual;cLBrace;[.I98];cRBrace;cComma))">
            <text:p/>
          </table:table-cell>
          <table:table-cell table:formula="of:=IF(ISBLANK([.J98]);&quot;&quot;;CONCATENATE([.J$1];cEqual;cLBrace;[.J98];cRBrace;cComma))">
            <text:p/>
          </table:table-cell>
          <table:table-cell table:formula="of:=IF(ISBLANK([.K98]);&quot;&quot;;CONCATENATE([.K$1];cEqual;cLBrace;[.K98];cRBrace;cComma))">
            <text:p/>
          </table:table-cell>
          <table:table-cell table:formula="of:=IF(ISBLANK([.L98]);&quot;&quot;;CONCATENATE([.L$1];cEqual;cLBrace;[.L98];cRBrace;cComma))">
            <text:p/>
          </table:table-cell>
          <table:table-cell table:formula="of:=IF(ISBLANK([.M98]);&quot;&quot;;CONCATENATE([.M$1];cEqual;cLBrace;[.M98];cRBrace;cComma))">
            <text:p/>
          </table:table-cell>
          <table:table-cell table:formula="of:=IF(ISBLANK([.N98]);&quot;&quot;;CONCATENATE([.N$1];cEqual;cLBrace;[.N98];cRBrace;cComma))">
            <text:p/>
          </table:table-cell>
          <table:table-cell table:formula="of:=IF(ISBLANK([.O98]);&quot;&quot;;CONCATENATE([.O$1];cEqual;cLBrace;[.O98];cRBrace;cComma))">
            <text:p/>
          </table:table-cell>
          <table:table-cell table:formula="of:=IF(ISBLANK([.P98]);&quot;&quot;;CONCATENATE([.P$1];cEqual;cLBrace;[.P98];cRBrace;cComma))">
            <text:p/>
          </table:table-cell>
          <table:table-cell table:formula="of:=IF(ISBLANK([.Q98]);&quot;&quot;;CONCATENATE([.Q$1];cEqual;cLBrace;[.Q98];cRBrace;cComma))">
            <text:p/>
          </table:table-cell>
          <table:table-cell table:formula="of:=IF(ISBLANK([.R98]);&quot;&quot;;CONCATENATE([.R$1];cEqual;cLBrace;[.R98];cRBrace;cComma))">
            <text:p/>
          </table:table-cell>
          <table:table-cell table:formula="of:=IF(ISBLANK([.S98]);&quot;&quot;;CONCATENATE([.S$1];cEqual;cLBrace;[.S98];cRBrace;cComma))">
            <text:p/>
          </table:table-cell>
          <table:table-cell table:formula="of:=IF(ISBLANK([.T98]);&quot;&quot;;CONCATENATE([.T$1];cEqual;cLBrace;[.T98];cRBrace;cComma))">
            <text:p/>
          </table:table-cell>
          <table:table-cell table:formula="of:=IF(ISBLANK([.U98]);&quot;&quot;;CONCATENATE([.U$1];cEqual;cLBrace;[.U98];cRBrace;cComma))">
            <text:p/>
          </table:table-cell>
          <table:table-cell table:formula="of:=IF(ISBLANK([.V98]);&quot;&quot;;CONCATENATE([.V$1];cEqual;cLBrace;[.V98];cRBrace;cComma))">
            <text:p/>
          </table:table-cell>
          <table:table-cell table:formula="of:=IF(ISBLANK([.W98]);&quot;&quot;;CONCATENATE([.W$1];cEqual;cLBrace;[.W98];cRBrace;cComma))">
            <text:p/>
          </table:table-cell>
          <table:table-cell table:formula="of:=IF(ISBLANK([.X98]);&quot;&quot;;CONCATENATE([.X$1];cEqual;cLBrace;[.X98];cRBrace;cComma))">
            <text:p/>
          </table:table-cell>
          <table:table-cell table:formula="of:=IF(ISBLANK([.Y98]);&quot;&quot;;CONCATENATE([.Y$1];cEqual;cLBrace;[.Y98];cRBrace;cComma))">
            <text:p/>
          </table:table-cell>
          <table:table-cell table:formula="of:=IF(ISBLANK([.Z98]);&quot;&quot;;CONCATENATE([.Z$1];cEqual;cLBrace;[.Z98];cRBrace;cComma))">
            <text:p/>
          </table:table-cell>
          <table:table-cell table:formula="of:=IF(ISBLANK([.AA98]);&quot;&quot;;CONCATENATE([.AA$1];cEqual;cLBrace;[.AA98];cRBrace;cComma))">
            <text:p/>
          </table:table-cell>
          <table:table-cell table:formula="of:=IF(ISBLANK([.AB98]);&quot;&quot;;CONCATENATE([.AB$1];cEqual;cLBrace;[.AB98];cRBrace;cComma))">
            <text:p/>
          </table:table-cell>
          <table:table-cell table:formula="of:=IF(ISBLANK([.AC98]);&quot;&quot;;CONCATENATE([.AC$1];cEqual;cLBrace;[.AC98];cRBrace;cComma))">
            <text:p/>
          </table:table-cell>
          <table:table-cell table:formula="of:=IF(ISBLANK([.AD98]);&quot;&quot;;CONCATENATE([.AD$1];cEqual;cLBrace;[.AD98];cRBrace;cComma))">
            <text:p/>
          </table:table-cell>
          <table:table-cell table:formula="of:=IF(ISBLANK([.AE98]);&quot;&quot;;CONCATENATE([.AE$1];cEqual;cLBrace;[.AE98];cRBrace;cComma))">
            <text:p/>
          </table:table-cell>
          <table:table-cell table:formula="of:=IF(ISBLANK([.AF98]);&quot;&quot;;CONCATENATE([.AF$1];cEqual;cLBrace;[.AF98];cRBrace;cComma))">
            <text:p/>
          </table:table-cell>
          <table:table-cell table:formula="of:=IF(ISBLANK([.AG98]);&quot;&quot;;CONCATENATE([.AG$1];cEqual;cLBrace;[.AG98];cRBrace;cComma))">
            <text:p/>
          </table:table-cell>
          <table:table-cell table:formula="of:=IF(ISBLANK([.AH98]);&quot;&quot;;CONCATENATE([.AH$1];cEqual;cLBrace;[.AH98];cRBrace;cComma))">
            <text:p/>
          </table:table-cell>
          <table:table-cell table:formula="of:=IF(ISBLANK([.AI98]);&quot;&quot;;CONCATENATE([.AI$1];cEqual;cLBrace;[.AI98];cRBrace;cComma))">
            <text:p/>
          </table:table-cell>
          <table:table-cell table:formula="of:=IF(ISBLANK([.AJ98]);&quot;&quot;;CONCATENATE([.AJ$1];cEqual;cLBrace;[.AJ98];cRBrace;cComma))">
            <text:p/>
          </table:table-cell>
          <table:table-cell table:formula="of:=IF(ISBLANK([.AK98]);&quot;&quot;;CONCATENATE([.AK$1];cEqual;cLBrace;[.AK98];cRBrace;cComma))">
            <text:p/>
          </table:table-cell>
          <table:table-cell table:formula="of:=IF(ISBLANK([.AL98]);&quot;&quot;;CONCATENATE([.AL$1];cEqual;cLBrace;[.AL98];cRBrace;cComma))">
            <text:p/>
          </table:table-cell>
        </table:table-row>
        <table:table-row table:style-name="ro1">
          <table:table-cell/>
          <table:table-cell table:formula="of:=CONCATENATE([.AM99];[.AN99];[.AO99];[.AP99];[.AQ99];[.AR99];[.AS99];[.AT99];[.AU99];[.AV99];[.AW99];[.AX99];[.AY99];[.AZ99];[.BA99];[.BB99];[.BC99];[.BD99];[.BE99];[.BF99];[.BG99];[.BH99];[.BI99];[.BJ99];[.BK99];[.BL99];[.BM99];[.BN99];[.BO99];[.BP99];[.BQ99];[.BR99];[.BS99];[.BT99];[.BU99];[.BV9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9];cComma)" office:value-type="string" office:string-value="@case{," calcext:value-type="string">
            <text:p>@case{,</text:p>
          </table:table-cell>
          <table:table-cell table:formula="of:=IF(ISBLANK([.D99]);&quot;&quot;;CONCATENATE([.D$1];cEqual;cLBrace;[.D99];cRBrace;cComma))">
            <text:p/>
          </table:table-cell>
          <table:table-cell table:formula="of:=IF(ISBLANK([.E99]);&quot;&quot;;CONCATENATE([.E$1];cEqual;cLBrace;[.E99];cRBrace;cComma))">
            <text:p/>
          </table:table-cell>
          <table:table-cell table:formula="of:=IF(ISBLANK([.F99]);&quot;&quot;;CONCATENATE([.F$1];cEqual;cLBrace;[.F99];cRBrace;cComma))">
            <text:p/>
          </table:table-cell>
          <table:table-cell table:formula="of:=IF(ISBLANK([.G99]);&quot;&quot;;CONCATENATE([.G$1];cEqual;cLBrace;[.G99];cRBrace;cComma))">
            <text:p/>
          </table:table-cell>
          <table:table-cell table:formula="of:=IF(ISBLANK([.H99]);&quot;&quot;;CONCATENATE([.H$1];cEqual;cLBrace;[.H99];cRBrace;cComma))">
            <text:p/>
          </table:table-cell>
          <table:table-cell table:formula="of:=IF(ISBLANK([.I99]);&quot;&quot;;CONCATENATE([.I$1];cEqual;cLBrace;[.I99];cRBrace;cComma))">
            <text:p/>
          </table:table-cell>
          <table:table-cell table:formula="of:=IF(ISBLANK([.J99]);&quot;&quot;;CONCATENATE([.J$1];cEqual;cLBrace;[.J99];cRBrace;cComma))">
            <text:p/>
          </table:table-cell>
          <table:table-cell table:formula="of:=IF(ISBLANK([.K99]);&quot;&quot;;CONCATENATE([.K$1];cEqual;cLBrace;[.K99];cRBrace;cComma))">
            <text:p/>
          </table:table-cell>
          <table:table-cell table:formula="of:=IF(ISBLANK([.L99]);&quot;&quot;;CONCATENATE([.L$1];cEqual;cLBrace;[.L99];cRBrace;cComma))">
            <text:p/>
          </table:table-cell>
          <table:table-cell table:formula="of:=IF(ISBLANK([.M99]);&quot;&quot;;CONCATENATE([.M$1];cEqual;cLBrace;[.M99];cRBrace;cComma))">
            <text:p/>
          </table:table-cell>
          <table:table-cell table:formula="of:=IF(ISBLANK([.N99]);&quot;&quot;;CONCATENATE([.N$1];cEqual;cLBrace;[.N99];cRBrace;cComma))">
            <text:p/>
          </table:table-cell>
          <table:table-cell table:formula="of:=IF(ISBLANK([.O99]);&quot;&quot;;CONCATENATE([.O$1];cEqual;cLBrace;[.O99];cRBrace;cComma))">
            <text:p/>
          </table:table-cell>
          <table:table-cell table:formula="of:=IF(ISBLANK([.P99]);&quot;&quot;;CONCATENATE([.P$1];cEqual;cLBrace;[.P99];cRBrace;cComma))">
            <text:p/>
          </table:table-cell>
          <table:table-cell table:formula="of:=IF(ISBLANK([.Q99]);&quot;&quot;;CONCATENATE([.Q$1];cEqual;cLBrace;[.Q99];cRBrace;cComma))">
            <text:p/>
          </table:table-cell>
          <table:table-cell table:formula="of:=IF(ISBLANK([.R99]);&quot;&quot;;CONCATENATE([.R$1];cEqual;cLBrace;[.R99];cRBrace;cComma))">
            <text:p/>
          </table:table-cell>
          <table:table-cell table:formula="of:=IF(ISBLANK([.S99]);&quot;&quot;;CONCATENATE([.S$1];cEqual;cLBrace;[.S99];cRBrace;cComma))">
            <text:p/>
          </table:table-cell>
          <table:table-cell table:formula="of:=IF(ISBLANK([.T99]);&quot;&quot;;CONCATENATE([.T$1];cEqual;cLBrace;[.T99];cRBrace;cComma))">
            <text:p/>
          </table:table-cell>
          <table:table-cell table:formula="of:=IF(ISBLANK([.U99]);&quot;&quot;;CONCATENATE([.U$1];cEqual;cLBrace;[.U99];cRBrace;cComma))">
            <text:p/>
          </table:table-cell>
          <table:table-cell table:formula="of:=IF(ISBLANK([.V99]);&quot;&quot;;CONCATENATE([.V$1];cEqual;cLBrace;[.V99];cRBrace;cComma))">
            <text:p/>
          </table:table-cell>
          <table:table-cell table:formula="of:=IF(ISBLANK([.W99]);&quot;&quot;;CONCATENATE([.W$1];cEqual;cLBrace;[.W99];cRBrace;cComma))">
            <text:p/>
          </table:table-cell>
          <table:table-cell table:formula="of:=IF(ISBLANK([.X99]);&quot;&quot;;CONCATENATE([.X$1];cEqual;cLBrace;[.X99];cRBrace;cComma))">
            <text:p/>
          </table:table-cell>
          <table:table-cell table:formula="of:=IF(ISBLANK([.Y99]);&quot;&quot;;CONCATENATE([.Y$1];cEqual;cLBrace;[.Y99];cRBrace;cComma))">
            <text:p/>
          </table:table-cell>
          <table:table-cell table:formula="of:=IF(ISBLANK([.Z99]);&quot;&quot;;CONCATENATE([.Z$1];cEqual;cLBrace;[.Z99];cRBrace;cComma))">
            <text:p/>
          </table:table-cell>
          <table:table-cell table:formula="of:=IF(ISBLANK([.AA99]);&quot;&quot;;CONCATENATE([.AA$1];cEqual;cLBrace;[.AA99];cRBrace;cComma))">
            <text:p/>
          </table:table-cell>
          <table:table-cell table:formula="of:=IF(ISBLANK([.AB99]);&quot;&quot;;CONCATENATE([.AB$1];cEqual;cLBrace;[.AB99];cRBrace;cComma))">
            <text:p/>
          </table:table-cell>
          <table:table-cell table:formula="of:=IF(ISBLANK([.AC99]);&quot;&quot;;CONCATENATE([.AC$1];cEqual;cLBrace;[.AC99];cRBrace;cComma))">
            <text:p/>
          </table:table-cell>
          <table:table-cell table:formula="of:=IF(ISBLANK([.AD99]);&quot;&quot;;CONCATENATE([.AD$1];cEqual;cLBrace;[.AD99];cRBrace;cComma))">
            <text:p/>
          </table:table-cell>
          <table:table-cell table:formula="of:=IF(ISBLANK([.AE99]);&quot;&quot;;CONCATENATE([.AE$1];cEqual;cLBrace;[.AE99];cRBrace;cComma))">
            <text:p/>
          </table:table-cell>
          <table:table-cell table:formula="of:=IF(ISBLANK([.AF99]);&quot;&quot;;CONCATENATE([.AF$1];cEqual;cLBrace;[.AF99];cRBrace;cComma))">
            <text:p/>
          </table:table-cell>
          <table:table-cell table:formula="of:=IF(ISBLANK([.AG99]);&quot;&quot;;CONCATENATE([.AG$1];cEqual;cLBrace;[.AG99];cRBrace;cComma))">
            <text:p/>
          </table:table-cell>
          <table:table-cell table:formula="of:=IF(ISBLANK([.AH99]);&quot;&quot;;CONCATENATE([.AH$1];cEqual;cLBrace;[.AH99];cRBrace;cComma))">
            <text:p/>
          </table:table-cell>
          <table:table-cell table:formula="of:=IF(ISBLANK([.AI99]);&quot;&quot;;CONCATENATE([.AI$1];cEqual;cLBrace;[.AI99];cRBrace;cComma))">
            <text:p/>
          </table:table-cell>
          <table:table-cell table:formula="of:=IF(ISBLANK([.AJ99]);&quot;&quot;;CONCATENATE([.AJ$1];cEqual;cLBrace;[.AJ99];cRBrace;cComma))">
            <text:p/>
          </table:table-cell>
          <table:table-cell table:formula="of:=IF(ISBLANK([.AK99]);&quot;&quot;;CONCATENATE([.AK$1];cEqual;cLBrace;[.AK99];cRBrace;cComma))">
            <text:p/>
          </table:table-cell>
          <table:table-cell table:formula="of:=IF(ISBLANK([.AL99]);&quot;&quot;;CONCATENATE([.AL$1];cEqual;cLBrace;[.AL99];cRBrace;cComma))">
            <text:p/>
          </table:table-cell>
        </table:table-row>
        <table:table-row table:style-name="ro1">
          <table:table-cell/>
          <table:table-cell table:formula="of:=CONCATENATE([.AM100];[.AN100];[.AO100];[.AP100];[.AQ100];[.AR100];[.AS100];[.AT100];[.AU100];[.AV100];[.AW100];[.AX100];[.AY100];[.AZ100];[.BA100];[.BB100];[.BC100];[.BD100];[.BE100];[.BF100];[.BG100];[.BH100];[.BI100];[.BJ100];[.BK100];[.BL100];[.BM100];[.BN100];[.BO100];[.BP100];[.BQ100];[.BR100];[.BS100];[.BT100];[.BU100];[.BV10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0];cComma)" office:value-type="string" office:string-value="@case{," calcext:value-type="string">
            <text:p>@case{,</text:p>
          </table:table-cell>
          <table:table-cell table:formula="of:=IF(ISBLANK([.D100]);&quot;&quot;;CONCATENATE([.D$1];cEqual;cLBrace;[.D100];cRBrace;cComma))">
            <text:p/>
          </table:table-cell>
          <table:table-cell table:formula="of:=IF(ISBLANK([.E100]);&quot;&quot;;CONCATENATE([.E$1];cEqual;cLBrace;[.E100];cRBrace;cComma))">
            <text:p/>
          </table:table-cell>
          <table:table-cell table:formula="of:=IF(ISBLANK([.F100]);&quot;&quot;;CONCATENATE([.F$1];cEqual;cLBrace;[.F100];cRBrace;cComma))">
            <text:p/>
          </table:table-cell>
          <table:table-cell table:formula="of:=IF(ISBLANK([.G100]);&quot;&quot;;CONCATENATE([.G$1];cEqual;cLBrace;[.G100];cRBrace;cComma))">
            <text:p/>
          </table:table-cell>
          <table:table-cell table:formula="of:=IF(ISBLANK([.H100]);&quot;&quot;;CONCATENATE([.H$1];cEqual;cLBrace;[.H100];cRBrace;cComma))">
            <text:p/>
          </table:table-cell>
          <table:table-cell table:formula="of:=IF(ISBLANK([.I100]);&quot;&quot;;CONCATENATE([.I$1];cEqual;cLBrace;[.I100];cRBrace;cComma))">
            <text:p/>
          </table:table-cell>
          <table:table-cell table:formula="of:=IF(ISBLANK([.J100]);&quot;&quot;;CONCATENATE([.J$1];cEqual;cLBrace;[.J100];cRBrace;cComma))">
            <text:p/>
          </table:table-cell>
          <table:table-cell table:formula="of:=IF(ISBLANK([.K100]);&quot;&quot;;CONCATENATE([.K$1];cEqual;cLBrace;[.K100];cRBrace;cComma))">
            <text:p/>
          </table:table-cell>
          <table:table-cell table:formula="of:=IF(ISBLANK([.L100]);&quot;&quot;;CONCATENATE([.L$1];cEqual;cLBrace;[.L100];cRBrace;cComma))">
            <text:p/>
          </table:table-cell>
          <table:table-cell table:formula="of:=IF(ISBLANK([.M100]);&quot;&quot;;CONCATENATE([.M$1];cEqual;cLBrace;[.M100];cRBrace;cComma))">
            <text:p/>
          </table:table-cell>
          <table:table-cell table:formula="of:=IF(ISBLANK([.N100]);&quot;&quot;;CONCATENATE([.N$1];cEqual;cLBrace;[.N100];cRBrace;cComma))">
            <text:p/>
          </table:table-cell>
          <table:table-cell table:formula="of:=IF(ISBLANK([.O100]);&quot;&quot;;CONCATENATE([.O$1];cEqual;cLBrace;[.O100];cRBrace;cComma))">
            <text:p/>
          </table:table-cell>
          <table:table-cell table:formula="of:=IF(ISBLANK([.P100]);&quot;&quot;;CONCATENATE([.P$1];cEqual;cLBrace;[.P100];cRBrace;cComma))">
            <text:p/>
          </table:table-cell>
          <table:table-cell table:formula="of:=IF(ISBLANK([.Q100]);&quot;&quot;;CONCATENATE([.Q$1];cEqual;cLBrace;[.Q100];cRBrace;cComma))">
            <text:p/>
          </table:table-cell>
          <table:table-cell table:formula="of:=IF(ISBLANK([.R100]);&quot;&quot;;CONCATENATE([.R$1];cEqual;cLBrace;[.R100];cRBrace;cComma))">
            <text:p/>
          </table:table-cell>
          <table:table-cell table:formula="of:=IF(ISBLANK([.S100]);&quot;&quot;;CONCATENATE([.S$1];cEqual;cLBrace;[.S100];cRBrace;cComma))">
            <text:p/>
          </table:table-cell>
          <table:table-cell table:formula="of:=IF(ISBLANK([.T100]);&quot;&quot;;CONCATENATE([.T$1];cEqual;cLBrace;[.T100];cRBrace;cComma))">
            <text:p/>
          </table:table-cell>
          <table:table-cell table:formula="of:=IF(ISBLANK([.U100]);&quot;&quot;;CONCATENATE([.U$1];cEqual;cLBrace;[.U100];cRBrace;cComma))">
            <text:p/>
          </table:table-cell>
          <table:table-cell table:formula="of:=IF(ISBLANK([.V100]);&quot;&quot;;CONCATENATE([.V$1];cEqual;cLBrace;[.V100];cRBrace;cComma))">
            <text:p/>
          </table:table-cell>
          <table:table-cell table:formula="of:=IF(ISBLANK([.W100]);&quot;&quot;;CONCATENATE([.W$1];cEqual;cLBrace;[.W100];cRBrace;cComma))">
            <text:p/>
          </table:table-cell>
          <table:table-cell table:formula="of:=IF(ISBLANK([.X100]);&quot;&quot;;CONCATENATE([.X$1];cEqual;cLBrace;[.X100];cRBrace;cComma))">
            <text:p/>
          </table:table-cell>
          <table:table-cell table:formula="of:=IF(ISBLANK([.Y100]);&quot;&quot;;CONCATENATE([.Y$1];cEqual;cLBrace;[.Y100];cRBrace;cComma))">
            <text:p/>
          </table:table-cell>
          <table:table-cell table:formula="of:=IF(ISBLANK([.Z100]);&quot;&quot;;CONCATENATE([.Z$1];cEqual;cLBrace;[.Z100];cRBrace;cComma))">
            <text:p/>
          </table:table-cell>
          <table:table-cell table:formula="of:=IF(ISBLANK([.AA100]);&quot;&quot;;CONCATENATE([.AA$1];cEqual;cLBrace;[.AA100];cRBrace;cComma))">
            <text:p/>
          </table:table-cell>
          <table:table-cell table:formula="of:=IF(ISBLANK([.AB100]);&quot;&quot;;CONCATENATE([.AB$1];cEqual;cLBrace;[.AB100];cRBrace;cComma))">
            <text:p/>
          </table:table-cell>
          <table:table-cell table:formula="of:=IF(ISBLANK([.AC100]);&quot;&quot;;CONCATENATE([.AC$1];cEqual;cLBrace;[.AC100];cRBrace;cComma))">
            <text:p/>
          </table:table-cell>
          <table:table-cell table:formula="of:=IF(ISBLANK([.AD100]);&quot;&quot;;CONCATENATE([.AD$1];cEqual;cLBrace;[.AD100];cRBrace;cComma))">
            <text:p/>
          </table:table-cell>
          <table:table-cell table:formula="of:=IF(ISBLANK([.AE100]);&quot;&quot;;CONCATENATE([.AE$1];cEqual;cLBrace;[.AE100];cRBrace;cComma))">
            <text:p/>
          </table:table-cell>
          <table:table-cell table:formula="of:=IF(ISBLANK([.AF100]);&quot;&quot;;CONCATENATE([.AF$1];cEqual;cLBrace;[.AF100];cRBrace;cComma))">
            <text:p/>
          </table:table-cell>
          <table:table-cell table:formula="of:=IF(ISBLANK([.AG100]);&quot;&quot;;CONCATENATE([.AG$1];cEqual;cLBrace;[.AG100];cRBrace;cComma))">
            <text:p/>
          </table:table-cell>
          <table:table-cell table:formula="of:=IF(ISBLANK([.AH100]);&quot;&quot;;CONCATENATE([.AH$1];cEqual;cLBrace;[.AH100];cRBrace;cComma))">
            <text:p/>
          </table:table-cell>
          <table:table-cell table:formula="of:=IF(ISBLANK([.AI100]);&quot;&quot;;CONCATENATE([.AI$1];cEqual;cLBrace;[.AI100];cRBrace;cComma))">
            <text:p/>
          </table:table-cell>
          <table:table-cell table:formula="of:=IF(ISBLANK([.AJ100]);&quot;&quot;;CONCATENATE([.AJ$1];cEqual;cLBrace;[.AJ100];cRBrace;cComma))">
            <text:p/>
          </table:table-cell>
          <table:table-cell table:formula="of:=IF(ISBLANK([.AK100]);&quot;&quot;;CONCATENATE([.AK$1];cEqual;cLBrace;[.AK100];cRBrace;cComma))">
            <text:p/>
          </table:table-cell>
          <table:table-cell table:formula="of:=IF(ISBLANK([.AL100]);&quot;&quot;;CONCATENATE([.AL$1];cEqual;cLBrace;[.AL100];cRBrace;cComma))">
            <text:p/>
          </table:table-cell>
        </table:table-row>
        <table:table-row table:style-name="ro1">
          <table:table-cell/>
          <table:table-cell table:formula="of:=CONCATENATE([.AM101];[.AN101];[.AO101];[.AP101];[.AQ101];[.AR101];[.AS101];[.AT101];[.AU101];[.AV101];[.AW101];[.AX101];[.AY101];[.AZ101];[.BA101];[.BB101];[.BC101];[.BD101];[.BE101];[.BF101];[.BG101];[.BH101];[.BI101];[.BJ101];[.BK101];[.BL101];[.BM101];[.BN101];[.BO101];[.BP101];[.BQ101];[.BR101];[.BS101];[.BT101];[.BU101];[.BV10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1];cComma)" office:value-type="string" office:string-value="@case{," calcext:value-type="string">
            <text:p>@case{,</text:p>
          </table:table-cell>
          <table:table-cell table:formula="of:=IF(ISBLANK([.D101]);&quot;&quot;;CONCATENATE([.D$1];cEqual;cLBrace;[.D101];cRBrace;cComma))">
            <text:p/>
          </table:table-cell>
          <table:table-cell table:formula="of:=IF(ISBLANK([.E101]);&quot;&quot;;CONCATENATE([.E$1];cEqual;cLBrace;[.E101];cRBrace;cComma))">
            <text:p/>
          </table:table-cell>
          <table:table-cell table:formula="of:=IF(ISBLANK([.F101]);&quot;&quot;;CONCATENATE([.F$1];cEqual;cLBrace;[.F101];cRBrace;cComma))">
            <text:p/>
          </table:table-cell>
          <table:table-cell table:formula="of:=IF(ISBLANK([.G101]);&quot;&quot;;CONCATENATE([.G$1];cEqual;cLBrace;[.G101];cRBrace;cComma))">
            <text:p/>
          </table:table-cell>
          <table:table-cell table:formula="of:=IF(ISBLANK([.H101]);&quot;&quot;;CONCATENATE([.H$1];cEqual;cLBrace;[.H101];cRBrace;cComma))">
            <text:p/>
          </table:table-cell>
          <table:table-cell table:formula="of:=IF(ISBLANK([.I101]);&quot;&quot;;CONCATENATE([.I$1];cEqual;cLBrace;[.I101];cRBrace;cComma))">
            <text:p/>
          </table:table-cell>
          <table:table-cell table:formula="of:=IF(ISBLANK([.J101]);&quot;&quot;;CONCATENATE([.J$1];cEqual;cLBrace;[.J101];cRBrace;cComma))">
            <text:p/>
          </table:table-cell>
          <table:table-cell table:formula="of:=IF(ISBLANK([.K101]);&quot;&quot;;CONCATENATE([.K$1];cEqual;cLBrace;[.K101];cRBrace;cComma))">
            <text:p/>
          </table:table-cell>
          <table:table-cell table:formula="of:=IF(ISBLANK([.L101]);&quot;&quot;;CONCATENATE([.L$1];cEqual;cLBrace;[.L101];cRBrace;cComma))">
            <text:p/>
          </table:table-cell>
          <table:table-cell table:formula="of:=IF(ISBLANK([.M101]);&quot;&quot;;CONCATENATE([.M$1];cEqual;cLBrace;[.M101];cRBrace;cComma))">
            <text:p/>
          </table:table-cell>
          <table:table-cell table:formula="of:=IF(ISBLANK([.N101]);&quot;&quot;;CONCATENATE([.N$1];cEqual;cLBrace;[.N101];cRBrace;cComma))">
            <text:p/>
          </table:table-cell>
          <table:table-cell table:formula="of:=IF(ISBLANK([.O101]);&quot;&quot;;CONCATENATE([.O$1];cEqual;cLBrace;[.O101];cRBrace;cComma))">
            <text:p/>
          </table:table-cell>
          <table:table-cell table:formula="of:=IF(ISBLANK([.P101]);&quot;&quot;;CONCATENATE([.P$1];cEqual;cLBrace;[.P101];cRBrace;cComma))">
            <text:p/>
          </table:table-cell>
          <table:table-cell table:formula="of:=IF(ISBLANK([.Q101]);&quot;&quot;;CONCATENATE([.Q$1];cEqual;cLBrace;[.Q101];cRBrace;cComma))">
            <text:p/>
          </table:table-cell>
          <table:table-cell table:formula="of:=IF(ISBLANK([.R101]);&quot;&quot;;CONCATENATE([.R$1];cEqual;cLBrace;[.R101];cRBrace;cComma))">
            <text:p/>
          </table:table-cell>
          <table:table-cell table:formula="of:=IF(ISBLANK([.S101]);&quot;&quot;;CONCATENATE([.S$1];cEqual;cLBrace;[.S101];cRBrace;cComma))">
            <text:p/>
          </table:table-cell>
          <table:table-cell table:formula="of:=IF(ISBLANK([.T101]);&quot;&quot;;CONCATENATE([.T$1];cEqual;cLBrace;[.T101];cRBrace;cComma))">
            <text:p/>
          </table:table-cell>
          <table:table-cell table:formula="of:=IF(ISBLANK([.U101]);&quot;&quot;;CONCATENATE([.U$1];cEqual;cLBrace;[.U101];cRBrace;cComma))">
            <text:p/>
          </table:table-cell>
          <table:table-cell table:formula="of:=IF(ISBLANK([.V101]);&quot;&quot;;CONCATENATE([.V$1];cEqual;cLBrace;[.V101];cRBrace;cComma))">
            <text:p/>
          </table:table-cell>
          <table:table-cell table:formula="of:=IF(ISBLANK([.W101]);&quot;&quot;;CONCATENATE([.W$1];cEqual;cLBrace;[.W101];cRBrace;cComma))">
            <text:p/>
          </table:table-cell>
          <table:table-cell table:formula="of:=IF(ISBLANK([.X101]);&quot;&quot;;CONCATENATE([.X$1];cEqual;cLBrace;[.X101];cRBrace;cComma))">
            <text:p/>
          </table:table-cell>
          <table:table-cell table:formula="of:=IF(ISBLANK([.Y101]);&quot;&quot;;CONCATENATE([.Y$1];cEqual;cLBrace;[.Y101];cRBrace;cComma))">
            <text:p/>
          </table:table-cell>
          <table:table-cell table:formula="of:=IF(ISBLANK([.Z101]);&quot;&quot;;CONCATENATE([.Z$1];cEqual;cLBrace;[.Z101];cRBrace;cComma))">
            <text:p/>
          </table:table-cell>
          <table:table-cell table:formula="of:=IF(ISBLANK([.AA101]);&quot;&quot;;CONCATENATE([.AA$1];cEqual;cLBrace;[.AA101];cRBrace;cComma))">
            <text:p/>
          </table:table-cell>
          <table:table-cell table:formula="of:=IF(ISBLANK([.AB101]);&quot;&quot;;CONCATENATE([.AB$1];cEqual;cLBrace;[.AB101];cRBrace;cComma))">
            <text:p/>
          </table:table-cell>
          <table:table-cell table:formula="of:=IF(ISBLANK([.AC101]);&quot;&quot;;CONCATENATE([.AC$1];cEqual;cLBrace;[.AC101];cRBrace;cComma))">
            <text:p/>
          </table:table-cell>
          <table:table-cell table:formula="of:=IF(ISBLANK([.AD101]);&quot;&quot;;CONCATENATE([.AD$1];cEqual;cLBrace;[.AD101];cRBrace;cComma))">
            <text:p/>
          </table:table-cell>
          <table:table-cell table:formula="of:=IF(ISBLANK([.AE101]);&quot;&quot;;CONCATENATE([.AE$1];cEqual;cLBrace;[.AE101];cRBrace;cComma))">
            <text:p/>
          </table:table-cell>
          <table:table-cell table:formula="of:=IF(ISBLANK([.AF101]);&quot;&quot;;CONCATENATE([.AF$1];cEqual;cLBrace;[.AF101];cRBrace;cComma))">
            <text:p/>
          </table:table-cell>
          <table:table-cell table:formula="of:=IF(ISBLANK([.AG101]);&quot;&quot;;CONCATENATE([.AG$1];cEqual;cLBrace;[.AG101];cRBrace;cComma))">
            <text:p/>
          </table:table-cell>
          <table:table-cell table:formula="of:=IF(ISBLANK([.AH101]);&quot;&quot;;CONCATENATE([.AH$1];cEqual;cLBrace;[.AH101];cRBrace;cComma))">
            <text:p/>
          </table:table-cell>
          <table:table-cell table:formula="of:=IF(ISBLANK([.AI101]);&quot;&quot;;CONCATENATE([.AI$1];cEqual;cLBrace;[.AI101];cRBrace;cComma))">
            <text:p/>
          </table:table-cell>
          <table:table-cell table:formula="of:=IF(ISBLANK([.AJ101]);&quot;&quot;;CONCATENATE([.AJ$1];cEqual;cLBrace;[.AJ101];cRBrace;cComma))">
            <text:p/>
          </table:table-cell>
          <table:table-cell table:formula="of:=IF(ISBLANK([.AK101]);&quot;&quot;;CONCATENATE([.AK$1];cEqual;cLBrace;[.AK101];cRBrace;cComma))">
            <text:p/>
          </table:table-cell>
          <table:table-cell table:formula="of:=IF(ISBLANK([.AL101]);&quot;&quot;;CONCATENATE([.AL$1];cEqual;cLBrace;[.AL101];cRBrace;cComma))">
            <text:p/>
          </table:table-cell>
        </table:table-row>
        <table:table-row table:style-name="ro1">
          <table:table-cell/>
          <table:table-cell table:formula="of:=CONCATENATE([.AM102];[.AN102];[.AO102];[.AP102];[.AQ102];[.AR102];[.AS102];[.AT102];[.AU102];[.AV102];[.AW102];[.AX102];[.AY102];[.AZ102];[.BA102];[.BB102];[.BC102];[.BD102];[.BE102];[.BF102];[.BG102];[.BH102];[.BI102];[.BJ102];[.BK102];[.BL102];[.BM102];[.BN102];[.BO102];[.BP102];[.BQ102];[.BR102];[.BS102];[.BT102];[.BU102];[.BV10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2];cComma)" office:value-type="string" office:string-value="@case{," calcext:value-type="string">
            <text:p>@case{,</text:p>
          </table:table-cell>
          <table:table-cell table:formula="of:=IF(ISBLANK([.D102]);&quot;&quot;;CONCATENATE([.D$1];cEqual;cLBrace;[.D102];cRBrace;cComma))">
            <text:p/>
          </table:table-cell>
          <table:table-cell table:formula="of:=IF(ISBLANK([.E102]);&quot;&quot;;CONCATENATE([.E$1];cEqual;cLBrace;[.E102];cRBrace;cComma))">
            <text:p/>
          </table:table-cell>
          <table:table-cell table:formula="of:=IF(ISBLANK([.F102]);&quot;&quot;;CONCATENATE([.F$1];cEqual;cLBrace;[.F102];cRBrace;cComma))">
            <text:p/>
          </table:table-cell>
          <table:table-cell table:formula="of:=IF(ISBLANK([.G102]);&quot;&quot;;CONCATENATE([.G$1];cEqual;cLBrace;[.G102];cRBrace;cComma))">
            <text:p/>
          </table:table-cell>
          <table:table-cell table:formula="of:=IF(ISBLANK([.H102]);&quot;&quot;;CONCATENATE([.H$1];cEqual;cLBrace;[.H102];cRBrace;cComma))">
            <text:p/>
          </table:table-cell>
          <table:table-cell table:formula="of:=IF(ISBLANK([.I102]);&quot;&quot;;CONCATENATE([.I$1];cEqual;cLBrace;[.I102];cRBrace;cComma))">
            <text:p/>
          </table:table-cell>
          <table:table-cell table:formula="of:=IF(ISBLANK([.J102]);&quot;&quot;;CONCATENATE([.J$1];cEqual;cLBrace;[.J102];cRBrace;cComma))">
            <text:p/>
          </table:table-cell>
          <table:table-cell table:formula="of:=IF(ISBLANK([.K102]);&quot;&quot;;CONCATENATE([.K$1];cEqual;cLBrace;[.K102];cRBrace;cComma))">
            <text:p/>
          </table:table-cell>
          <table:table-cell table:formula="of:=IF(ISBLANK([.L102]);&quot;&quot;;CONCATENATE([.L$1];cEqual;cLBrace;[.L102];cRBrace;cComma))">
            <text:p/>
          </table:table-cell>
          <table:table-cell table:formula="of:=IF(ISBLANK([.M102]);&quot;&quot;;CONCATENATE([.M$1];cEqual;cLBrace;[.M102];cRBrace;cComma))">
            <text:p/>
          </table:table-cell>
          <table:table-cell table:formula="of:=IF(ISBLANK([.N102]);&quot;&quot;;CONCATENATE([.N$1];cEqual;cLBrace;[.N102];cRBrace;cComma))">
            <text:p/>
          </table:table-cell>
          <table:table-cell table:formula="of:=IF(ISBLANK([.O102]);&quot;&quot;;CONCATENATE([.O$1];cEqual;cLBrace;[.O102];cRBrace;cComma))">
            <text:p/>
          </table:table-cell>
          <table:table-cell table:formula="of:=IF(ISBLANK([.P102]);&quot;&quot;;CONCATENATE([.P$1];cEqual;cLBrace;[.P102];cRBrace;cComma))">
            <text:p/>
          </table:table-cell>
          <table:table-cell table:formula="of:=IF(ISBLANK([.Q102]);&quot;&quot;;CONCATENATE([.Q$1];cEqual;cLBrace;[.Q102];cRBrace;cComma))">
            <text:p/>
          </table:table-cell>
          <table:table-cell table:formula="of:=IF(ISBLANK([.R102]);&quot;&quot;;CONCATENATE([.R$1];cEqual;cLBrace;[.R102];cRBrace;cComma))">
            <text:p/>
          </table:table-cell>
          <table:table-cell table:formula="of:=IF(ISBLANK([.S102]);&quot;&quot;;CONCATENATE([.S$1];cEqual;cLBrace;[.S102];cRBrace;cComma))">
            <text:p/>
          </table:table-cell>
          <table:table-cell table:formula="of:=IF(ISBLANK([.T102]);&quot;&quot;;CONCATENATE([.T$1];cEqual;cLBrace;[.T102];cRBrace;cComma))">
            <text:p/>
          </table:table-cell>
          <table:table-cell table:formula="of:=IF(ISBLANK([.U102]);&quot;&quot;;CONCATENATE([.U$1];cEqual;cLBrace;[.U102];cRBrace;cComma))">
            <text:p/>
          </table:table-cell>
          <table:table-cell table:formula="of:=IF(ISBLANK([.V102]);&quot;&quot;;CONCATENATE([.V$1];cEqual;cLBrace;[.V102];cRBrace;cComma))">
            <text:p/>
          </table:table-cell>
          <table:table-cell table:formula="of:=IF(ISBLANK([.W102]);&quot;&quot;;CONCATENATE([.W$1];cEqual;cLBrace;[.W102];cRBrace;cComma))">
            <text:p/>
          </table:table-cell>
          <table:table-cell table:formula="of:=IF(ISBLANK([.X102]);&quot;&quot;;CONCATENATE([.X$1];cEqual;cLBrace;[.X102];cRBrace;cComma))">
            <text:p/>
          </table:table-cell>
          <table:table-cell table:formula="of:=IF(ISBLANK([.Y102]);&quot;&quot;;CONCATENATE([.Y$1];cEqual;cLBrace;[.Y102];cRBrace;cComma))">
            <text:p/>
          </table:table-cell>
          <table:table-cell table:formula="of:=IF(ISBLANK([.Z102]);&quot;&quot;;CONCATENATE([.Z$1];cEqual;cLBrace;[.Z102];cRBrace;cComma))">
            <text:p/>
          </table:table-cell>
          <table:table-cell table:formula="of:=IF(ISBLANK([.AA102]);&quot;&quot;;CONCATENATE([.AA$1];cEqual;cLBrace;[.AA102];cRBrace;cComma))">
            <text:p/>
          </table:table-cell>
          <table:table-cell table:formula="of:=IF(ISBLANK([.AB102]);&quot;&quot;;CONCATENATE([.AB$1];cEqual;cLBrace;[.AB102];cRBrace;cComma))">
            <text:p/>
          </table:table-cell>
          <table:table-cell table:formula="of:=IF(ISBLANK([.AC102]);&quot;&quot;;CONCATENATE([.AC$1];cEqual;cLBrace;[.AC102];cRBrace;cComma))">
            <text:p/>
          </table:table-cell>
          <table:table-cell table:formula="of:=IF(ISBLANK([.AD102]);&quot;&quot;;CONCATENATE([.AD$1];cEqual;cLBrace;[.AD102];cRBrace;cComma))">
            <text:p/>
          </table:table-cell>
          <table:table-cell table:formula="of:=IF(ISBLANK([.AE102]);&quot;&quot;;CONCATENATE([.AE$1];cEqual;cLBrace;[.AE102];cRBrace;cComma))">
            <text:p/>
          </table:table-cell>
          <table:table-cell table:formula="of:=IF(ISBLANK([.AF102]);&quot;&quot;;CONCATENATE([.AF$1];cEqual;cLBrace;[.AF102];cRBrace;cComma))">
            <text:p/>
          </table:table-cell>
          <table:table-cell table:formula="of:=IF(ISBLANK([.AG102]);&quot;&quot;;CONCATENATE([.AG$1];cEqual;cLBrace;[.AG102];cRBrace;cComma))">
            <text:p/>
          </table:table-cell>
          <table:table-cell table:formula="of:=IF(ISBLANK([.AH102]);&quot;&quot;;CONCATENATE([.AH$1];cEqual;cLBrace;[.AH102];cRBrace;cComma))">
            <text:p/>
          </table:table-cell>
          <table:table-cell table:formula="of:=IF(ISBLANK([.AI102]);&quot;&quot;;CONCATENATE([.AI$1];cEqual;cLBrace;[.AI102];cRBrace;cComma))">
            <text:p/>
          </table:table-cell>
          <table:table-cell table:formula="of:=IF(ISBLANK([.AJ102]);&quot;&quot;;CONCATENATE([.AJ$1];cEqual;cLBrace;[.AJ102];cRBrace;cComma))">
            <text:p/>
          </table:table-cell>
          <table:table-cell table:formula="of:=IF(ISBLANK([.AK102]);&quot;&quot;;CONCATENATE([.AK$1];cEqual;cLBrace;[.AK102];cRBrace;cComma))">
            <text:p/>
          </table:table-cell>
          <table:table-cell table:formula="of:=IF(ISBLANK([.AL102]);&quot;&quot;;CONCATENATE([.AL$1];cEqual;cLBrace;[.AL102];cRBrace;cComma))">
            <text:p/>
          </table:table-cell>
        </table:table-row>
        <table:table-row table:style-name="ro1">
          <table:table-cell/>
          <table:table-cell table:formula="of:=CONCATENATE([.AM103];[.AN103];[.AO103];[.AP103];[.AQ103];[.AR103];[.AS103];[.AT103];[.AU103];[.AV103];[.AW103];[.AX103];[.AY103];[.AZ103];[.BA103];[.BB103];[.BC103];[.BD103];[.BE103];[.BF103];[.BG103];[.BH103];[.BI103];[.BJ103];[.BK103];[.BL103];[.BM103];[.BN103];[.BO103];[.BP103];[.BQ103];[.BR103];[.BS103];[.BT103];[.BU103];[.BV10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3];cComma)" office:value-type="string" office:string-value="@case{," calcext:value-type="string">
            <text:p>@case{,</text:p>
          </table:table-cell>
          <table:table-cell table:formula="of:=IF(ISBLANK([.D103]);&quot;&quot;;CONCATENATE([.D$1];cEqual;cLBrace;[.D103];cRBrace;cComma))">
            <text:p/>
          </table:table-cell>
          <table:table-cell table:formula="of:=IF(ISBLANK([.E103]);&quot;&quot;;CONCATENATE([.E$1];cEqual;cLBrace;[.E103];cRBrace;cComma))">
            <text:p/>
          </table:table-cell>
          <table:table-cell table:formula="of:=IF(ISBLANK([.F103]);&quot;&quot;;CONCATENATE([.F$1];cEqual;cLBrace;[.F103];cRBrace;cComma))">
            <text:p/>
          </table:table-cell>
          <table:table-cell table:formula="of:=IF(ISBLANK([.G103]);&quot;&quot;;CONCATENATE([.G$1];cEqual;cLBrace;[.G103];cRBrace;cComma))">
            <text:p/>
          </table:table-cell>
          <table:table-cell table:formula="of:=IF(ISBLANK([.H103]);&quot;&quot;;CONCATENATE([.H$1];cEqual;cLBrace;[.H103];cRBrace;cComma))">
            <text:p/>
          </table:table-cell>
          <table:table-cell table:formula="of:=IF(ISBLANK([.I103]);&quot;&quot;;CONCATENATE([.I$1];cEqual;cLBrace;[.I103];cRBrace;cComma))">
            <text:p/>
          </table:table-cell>
          <table:table-cell table:formula="of:=IF(ISBLANK([.J103]);&quot;&quot;;CONCATENATE([.J$1];cEqual;cLBrace;[.J103];cRBrace;cComma))">
            <text:p/>
          </table:table-cell>
          <table:table-cell table:formula="of:=IF(ISBLANK([.K103]);&quot;&quot;;CONCATENATE([.K$1];cEqual;cLBrace;[.K103];cRBrace;cComma))">
            <text:p/>
          </table:table-cell>
          <table:table-cell table:formula="of:=IF(ISBLANK([.L103]);&quot;&quot;;CONCATENATE([.L$1];cEqual;cLBrace;[.L103];cRBrace;cComma))">
            <text:p/>
          </table:table-cell>
          <table:table-cell table:formula="of:=IF(ISBLANK([.M103]);&quot;&quot;;CONCATENATE([.M$1];cEqual;cLBrace;[.M103];cRBrace;cComma))">
            <text:p/>
          </table:table-cell>
          <table:table-cell table:formula="of:=IF(ISBLANK([.N103]);&quot;&quot;;CONCATENATE([.N$1];cEqual;cLBrace;[.N103];cRBrace;cComma))">
            <text:p/>
          </table:table-cell>
          <table:table-cell table:formula="of:=IF(ISBLANK([.O103]);&quot;&quot;;CONCATENATE([.O$1];cEqual;cLBrace;[.O103];cRBrace;cComma))">
            <text:p/>
          </table:table-cell>
          <table:table-cell table:formula="of:=IF(ISBLANK([.P103]);&quot;&quot;;CONCATENATE([.P$1];cEqual;cLBrace;[.P103];cRBrace;cComma))">
            <text:p/>
          </table:table-cell>
          <table:table-cell table:formula="of:=IF(ISBLANK([.Q103]);&quot;&quot;;CONCATENATE([.Q$1];cEqual;cLBrace;[.Q103];cRBrace;cComma))">
            <text:p/>
          </table:table-cell>
          <table:table-cell table:formula="of:=IF(ISBLANK([.R103]);&quot;&quot;;CONCATENATE([.R$1];cEqual;cLBrace;[.R103];cRBrace;cComma))">
            <text:p/>
          </table:table-cell>
          <table:table-cell table:formula="of:=IF(ISBLANK([.S103]);&quot;&quot;;CONCATENATE([.S$1];cEqual;cLBrace;[.S103];cRBrace;cComma))">
            <text:p/>
          </table:table-cell>
          <table:table-cell table:formula="of:=IF(ISBLANK([.T103]);&quot;&quot;;CONCATENATE([.T$1];cEqual;cLBrace;[.T103];cRBrace;cComma))">
            <text:p/>
          </table:table-cell>
          <table:table-cell table:formula="of:=IF(ISBLANK([.U103]);&quot;&quot;;CONCATENATE([.U$1];cEqual;cLBrace;[.U103];cRBrace;cComma))">
            <text:p/>
          </table:table-cell>
          <table:table-cell table:formula="of:=IF(ISBLANK([.V103]);&quot;&quot;;CONCATENATE([.V$1];cEqual;cLBrace;[.V103];cRBrace;cComma))">
            <text:p/>
          </table:table-cell>
          <table:table-cell table:formula="of:=IF(ISBLANK([.W103]);&quot;&quot;;CONCATENATE([.W$1];cEqual;cLBrace;[.W103];cRBrace;cComma))">
            <text:p/>
          </table:table-cell>
          <table:table-cell table:formula="of:=IF(ISBLANK([.X103]);&quot;&quot;;CONCATENATE([.X$1];cEqual;cLBrace;[.X103];cRBrace;cComma))">
            <text:p/>
          </table:table-cell>
          <table:table-cell table:formula="of:=IF(ISBLANK([.Y103]);&quot;&quot;;CONCATENATE([.Y$1];cEqual;cLBrace;[.Y103];cRBrace;cComma))">
            <text:p/>
          </table:table-cell>
          <table:table-cell table:formula="of:=IF(ISBLANK([.Z103]);&quot;&quot;;CONCATENATE([.Z$1];cEqual;cLBrace;[.Z103];cRBrace;cComma))">
            <text:p/>
          </table:table-cell>
          <table:table-cell table:formula="of:=IF(ISBLANK([.AA103]);&quot;&quot;;CONCATENATE([.AA$1];cEqual;cLBrace;[.AA103];cRBrace;cComma))">
            <text:p/>
          </table:table-cell>
          <table:table-cell table:formula="of:=IF(ISBLANK([.AB103]);&quot;&quot;;CONCATENATE([.AB$1];cEqual;cLBrace;[.AB103];cRBrace;cComma))">
            <text:p/>
          </table:table-cell>
          <table:table-cell table:formula="of:=IF(ISBLANK([.AC103]);&quot;&quot;;CONCATENATE([.AC$1];cEqual;cLBrace;[.AC103];cRBrace;cComma))">
            <text:p/>
          </table:table-cell>
          <table:table-cell table:formula="of:=IF(ISBLANK([.AD103]);&quot;&quot;;CONCATENATE([.AD$1];cEqual;cLBrace;[.AD103];cRBrace;cComma))">
            <text:p/>
          </table:table-cell>
          <table:table-cell table:formula="of:=IF(ISBLANK([.AE103]);&quot;&quot;;CONCATENATE([.AE$1];cEqual;cLBrace;[.AE103];cRBrace;cComma))">
            <text:p/>
          </table:table-cell>
          <table:table-cell table:formula="of:=IF(ISBLANK([.AF103]);&quot;&quot;;CONCATENATE([.AF$1];cEqual;cLBrace;[.AF103];cRBrace;cComma))">
            <text:p/>
          </table:table-cell>
          <table:table-cell table:formula="of:=IF(ISBLANK([.AG103]);&quot;&quot;;CONCATENATE([.AG$1];cEqual;cLBrace;[.AG103];cRBrace;cComma))">
            <text:p/>
          </table:table-cell>
          <table:table-cell table:formula="of:=IF(ISBLANK([.AH103]);&quot;&quot;;CONCATENATE([.AH$1];cEqual;cLBrace;[.AH103];cRBrace;cComma))">
            <text:p/>
          </table:table-cell>
          <table:table-cell table:formula="of:=IF(ISBLANK([.AI103]);&quot;&quot;;CONCATENATE([.AI$1];cEqual;cLBrace;[.AI103];cRBrace;cComma))">
            <text:p/>
          </table:table-cell>
          <table:table-cell table:formula="of:=IF(ISBLANK([.AJ103]);&quot;&quot;;CONCATENATE([.AJ$1];cEqual;cLBrace;[.AJ103];cRBrace;cComma))">
            <text:p/>
          </table:table-cell>
          <table:table-cell table:formula="of:=IF(ISBLANK([.AK103]);&quot;&quot;;CONCATENATE([.AK$1];cEqual;cLBrace;[.AK103];cRBrace;cComma))">
            <text:p/>
          </table:table-cell>
          <table:table-cell table:formula="of:=IF(ISBLANK([.AL103]);&quot;&quot;;CONCATENATE([.AL$1];cEqual;cLBrace;[.AL103];cRBrace;cComma))">
            <text:p/>
          </table:table-cell>
        </table:table-row>
        <table:table-row table:style-name="ro1">
          <table:table-cell/>
          <table:table-cell table:formula="of:=CONCATENATE([.AM104];[.AN104];[.AO104];[.AP104];[.AQ104];[.AR104];[.AS104];[.AT104];[.AU104];[.AV104];[.AW104];[.AX104];[.AY104];[.AZ104];[.BA104];[.BB104];[.BC104];[.BD104];[.BE104];[.BF104];[.BG104];[.BH104];[.BI104];[.BJ104];[.BK104];[.BL104];[.BM104];[.BN104];[.BO104];[.BP104];[.BQ104];[.BR104];[.BS104];[.BT104];[.BU104];[.BV10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4];cComma)" office:value-type="string" office:string-value="@case{," calcext:value-type="string">
            <text:p>@case{,</text:p>
          </table:table-cell>
          <table:table-cell table:formula="of:=IF(ISBLANK([.D104]);&quot;&quot;;CONCATENATE([.D$1];cEqual;cLBrace;[.D104];cRBrace;cComma))">
            <text:p/>
          </table:table-cell>
          <table:table-cell table:formula="of:=IF(ISBLANK([.E104]);&quot;&quot;;CONCATENATE([.E$1];cEqual;cLBrace;[.E104];cRBrace;cComma))">
            <text:p/>
          </table:table-cell>
          <table:table-cell table:formula="of:=IF(ISBLANK([.F104]);&quot;&quot;;CONCATENATE([.F$1];cEqual;cLBrace;[.F104];cRBrace;cComma))">
            <text:p/>
          </table:table-cell>
          <table:table-cell table:formula="of:=IF(ISBLANK([.G104]);&quot;&quot;;CONCATENATE([.G$1];cEqual;cLBrace;[.G104];cRBrace;cComma))">
            <text:p/>
          </table:table-cell>
          <table:table-cell table:formula="of:=IF(ISBLANK([.H104]);&quot;&quot;;CONCATENATE([.H$1];cEqual;cLBrace;[.H104];cRBrace;cComma))">
            <text:p/>
          </table:table-cell>
          <table:table-cell table:formula="of:=IF(ISBLANK([.I104]);&quot;&quot;;CONCATENATE([.I$1];cEqual;cLBrace;[.I104];cRBrace;cComma))">
            <text:p/>
          </table:table-cell>
          <table:table-cell table:formula="of:=IF(ISBLANK([.J104]);&quot;&quot;;CONCATENATE([.J$1];cEqual;cLBrace;[.J104];cRBrace;cComma))">
            <text:p/>
          </table:table-cell>
          <table:table-cell table:formula="of:=IF(ISBLANK([.K104]);&quot;&quot;;CONCATENATE([.K$1];cEqual;cLBrace;[.K104];cRBrace;cComma))">
            <text:p/>
          </table:table-cell>
          <table:table-cell table:formula="of:=IF(ISBLANK([.L104]);&quot;&quot;;CONCATENATE([.L$1];cEqual;cLBrace;[.L104];cRBrace;cComma))">
            <text:p/>
          </table:table-cell>
          <table:table-cell table:formula="of:=IF(ISBLANK([.M104]);&quot;&quot;;CONCATENATE([.M$1];cEqual;cLBrace;[.M104];cRBrace;cComma))">
            <text:p/>
          </table:table-cell>
          <table:table-cell table:formula="of:=IF(ISBLANK([.N104]);&quot;&quot;;CONCATENATE([.N$1];cEqual;cLBrace;[.N104];cRBrace;cComma))">
            <text:p/>
          </table:table-cell>
          <table:table-cell table:formula="of:=IF(ISBLANK([.O104]);&quot;&quot;;CONCATENATE([.O$1];cEqual;cLBrace;[.O104];cRBrace;cComma))">
            <text:p/>
          </table:table-cell>
          <table:table-cell table:formula="of:=IF(ISBLANK([.P104]);&quot;&quot;;CONCATENATE([.P$1];cEqual;cLBrace;[.P104];cRBrace;cComma))">
            <text:p/>
          </table:table-cell>
          <table:table-cell table:formula="of:=IF(ISBLANK([.Q104]);&quot;&quot;;CONCATENATE([.Q$1];cEqual;cLBrace;[.Q104];cRBrace;cComma))">
            <text:p/>
          </table:table-cell>
          <table:table-cell table:formula="of:=IF(ISBLANK([.R104]);&quot;&quot;;CONCATENATE([.R$1];cEqual;cLBrace;[.R104];cRBrace;cComma))">
            <text:p/>
          </table:table-cell>
          <table:table-cell table:formula="of:=IF(ISBLANK([.S104]);&quot;&quot;;CONCATENATE([.S$1];cEqual;cLBrace;[.S104];cRBrace;cComma))">
            <text:p/>
          </table:table-cell>
          <table:table-cell table:formula="of:=IF(ISBLANK([.T104]);&quot;&quot;;CONCATENATE([.T$1];cEqual;cLBrace;[.T104];cRBrace;cComma))">
            <text:p/>
          </table:table-cell>
          <table:table-cell table:formula="of:=IF(ISBLANK([.U104]);&quot;&quot;;CONCATENATE([.U$1];cEqual;cLBrace;[.U104];cRBrace;cComma))">
            <text:p/>
          </table:table-cell>
          <table:table-cell table:formula="of:=IF(ISBLANK([.V104]);&quot;&quot;;CONCATENATE([.V$1];cEqual;cLBrace;[.V104];cRBrace;cComma))">
            <text:p/>
          </table:table-cell>
          <table:table-cell table:formula="of:=IF(ISBLANK([.W104]);&quot;&quot;;CONCATENATE([.W$1];cEqual;cLBrace;[.W104];cRBrace;cComma))">
            <text:p/>
          </table:table-cell>
          <table:table-cell table:formula="of:=IF(ISBLANK([.X104]);&quot;&quot;;CONCATENATE([.X$1];cEqual;cLBrace;[.X104];cRBrace;cComma))">
            <text:p/>
          </table:table-cell>
          <table:table-cell table:formula="of:=IF(ISBLANK([.Y104]);&quot;&quot;;CONCATENATE([.Y$1];cEqual;cLBrace;[.Y104];cRBrace;cComma))">
            <text:p/>
          </table:table-cell>
          <table:table-cell table:formula="of:=IF(ISBLANK([.Z104]);&quot;&quot;;CONCATENATE([.Z$1];cEqual;cLBrace;[.Z104];cRBrace;cComma))">
            <text:p/>
          </table:table-cell>
          <table:table-cell table:formula="of:=IF(ISBLANK([.AA104]);&quot;&quot;;CONCATENATE([.AA$1];cEqual;cLBrace;[.AA104];cRBrace;cComma))">
            <text:p/>
          </table:table-cell>
          <table:table-cell table:formula="of:=IF(ISBLANK([.AB104]);&quot;&quot;;CONCATENATE([.AB$1];cEqual;cLBrace;[.AB104];cRBrace;cComma))">
            <text:p/>
          </table:table-cell>
          <table:table-cell table:formula="of:=IF(ISBLANK([.AC104]);&quot;&quot;;CONCATENATE([.AC$1];cEqual;cLBrace;[.AC104];cRBrace;cComma))">
            <text:p/>
          </table:table-cell>
          <table:table-cell table:formula="of:=IF(ISBLANK([.AD104]);&quot;&quot;;CONCATENATE([.AD$1];cEqual;cLBrace;[.AD104];cRBrace;cComma))">
            <text:p/>
          </table:table-cell>
          <table:table-cell table:formula="of:=IF(ISBLANK([.AE104]);&quot;&quot;;CONCATENATE([.AE$1];cEqual;cLBrace;[.AE104];cRBrace;cComma))">
            <text:p/>
          </table:table-cell>
          <table:table-cell table:formula="of:=IF(ISBLANK([.AF104]);&quot;&quot;;CONCATENATE([.AF$1];cEqual;cLBrace;[.AF104];cRBrace;cComma))">
            <text:p/>
          </table:table-cell>
          <table:table-cell table:formula="of:=IF(ISBLANK([.AG104]);&quot;&quot;;CONCATENATE([.AG$1];cEqual;cLBrace;[.AG104];cRBrace;cComma))">
            <text:p/>
          </table:table-cell>
          <table:table-cell table:formula="of:=IF(ISBLANK([.AH104]);&quot;&quot;;CONCATENATE([.AH$1];cEqual;cLBrace;[.AH104];cRBrace;cComma))">
            <text:p/>
          </table:table-cell>
          <table:table-cell table:formula="of:=IF(ISBLANK([.AI104]);&quot;&quot;;CONCATENATE([.AI$1];cEqual;cLBrace;[.AI104];cRBrace;cComma))">
            <text:p/>
          </table:table-cell>
          <table:table-cell table:formula="of:=IF(ISBLANK([.AJ104]);&quot;&quot;;CONCATENATE([.AJ$1];cEqual;cLBrace;[.AJ104];cRBrace;cComma))">
            <text:p/>
          </table:table-cell>
          <table:table-cell table:formula="of:=IF(ISBLANK([.AK104]);&quot;&quot;;CONCATENATE([.AK$1];cEqual;cLBrace;[.AK104];cRBrace;cComma))">
            <text:p/>
          </table:table-cell>
          <table:table-cell table:formula="of:=IF(ISBLANK([.AL104]);&quot;&quot;;CONCATENATE([.AL$1];cEqual;cLBrace;[.AL104];cRBrace;cComma))">
            <text:p/>
          </table:table-cell>
        </table:table-row>
        <table:table-row table:style-name="ro1">
          <table:table-cell/>
          <table:table-cell table:formula="of:=CONCATENATE([.AM105];[.AN105];[.AO105];[.AP105];[.AQ105];[.AR105];[.AS105];[.AT105];[.AU105];[.AV105];[.AW105];[.AX105];[.AY105];[.AZ105];[.BA105];[.BB105];[.BC105];[.BD105];[.BE105];[.BF105];[.BG105];[.BH105];[.BI105];[.BJ105];[.BK105];[.BL105];[.BM105];[.BN105];[.BO105];[.BP105];[.BQ105];[.BR105];[.BS105];[.BT105];[.BU105];[.BV10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5];cComma)" office:value-type="string" office:string-value="@case{," calcext:value-type="string">
            <text:p>@case{,</text:p>
          </table:table-cell>
          <table:table-cell table:formula="of:=IF(ISBLANK([.D105]);&quot;&quot;;CONCATENATE([.D$1];cEqual;cLBrace;[.D105];cRBrace;cComma))">
            <text:p/>
          </table:table-cell>
          <table:table-cell table:formula="of:=IF(ISBLANK([.E105]);&quot;&quot;;CONCATENATE([.E$1];cEqual;cLBrace;[.E105];cRBrace;cComma))">
            <text:p/>
          </table:table-cell>
          <table:table-cell table:formula="of:=IF(ISBLANK([.F105]);&quot;&quot;;CONCATENATE([.F$1];cEqual;cLBrace;[.F105];cRBrace;cComma))">
            <text:p/>
          </table:table-cell>
          <table:table-cell table:formula="of:=IF(ISBLANK([.G105]);&quot;&quot;;CONCATENATE([.G$1];cEqual;cLBrace;[.G105];cRBrace;cComma))">
            <text:p/>
          </table:table-cell>
          <table:table-cell table:formula="of:=IF(ISBLANK([.H105]);&quot;&quot;;CONCATENATE([.H$1];cEqual;cLBrace;[.H105];cRBrace;cComma))">
            <text:p/>
          </table:table-cell>
          <table:table-cell table:formula="of:=IF(ISBLANK([.I105]);&quot;&quot;;CONCATENATE([.I$1];cEqual;cLBrace;[.I105];cRBrace;cComma))">
            <text:p/>
          </table:table-cell>
          <table:table-cell table:formula="of:=IF(ISBLANK([.J105]);&quot;&quot;;CONCATENATE([.J$1];cEqual;cLBrace;[.J105];cRBrace;cComma))">
            <text:p/>
          </table:table-cell>
          <table:table-cell table:formula="of:=IF(ISBLANK([.K105]);&quot;&quot;;CONCATENATE([.K$1];cEqual;cLBrace;[.K105];cRBrace;cComma))">
            <text:p/>
          </table:table-cell>
          <table:table-cell table:formula="of:=IF(ISBLANK([.L105]);&quot;&quot;;CONCATENATE([.L$1];cEqual;cLBrace;[.L105];cRBrace;cComma))">
            <text:p/>
          </table:table-cell>
          <table:table-cell table:formula="of:=IF(ISBLANK([.M105]);&quot;&quot;;CONCATENATE([.M$1];cEqual;cLBrace;[.M105];cRBrace;cComma))">
            <text:p/>
          </table:table-cell>
          <table:table-cell table:formula="of:=IF(ISBLANK([.N105]);&quot;&quot;;CONCATENATE([.N$1];cEqual;cLBrace;[.N105];cRBrace;cComma))">
            <text:p/>
          </table:table-cell>
          <table:table-cell table:formula="of:=IF(ISBLANK([.O105]);&quot;&quot;;CONCATENATE([.O$1];cEqual;cLBrace;[.O105];cRBrace;cComma))">
            <text:p/>
          </table:table-cell>
          <table:table-cell table:formula="of:=IF(ISBLANK([.P105]);&quot;&quot;;CONCATENATE([.P$1];cEqual;cLBrace;[.P105];cRBrace;cComma))">
            <text:p/>
          </table:table-cell>
          <table:table-cell table:formula="of:=IF(ISBLANK([.Q105]);&quot;&quot;;CONCATENATE([.Q$1];cEqual;cLBrace;[.Q105];cRBrace;cComma))">
            <text:p/>
          </table:table-cell>
          <table:table-cell table:formula="of:=IF(ISBLANK([.R105]);&quot;&quot;;CONCATENATE([.R$1];cEqual;cLBrace;[.R105];cRBrace;cComma))">
            <text:p/>
          </table:table-cell>
          <table:table-cell table:formula="of:=IF(ISBLANK([.S105]);&quot;&quot;;CONCATENATE([.S$1];cEqual;cLBrace;[.S105];cRBrace;cComma))">
            <text:p/>
          </table:table-cell>
          <table:table-cell table:formula="of:=IF(ISBLANK([.T105]);&quot;&quot;;CONCATENATE([.T$1];cEqual;cLBrace;[.T105];cRBrace;cComma))">
            <text:p/>
          </table:table-cell>
          <table:table-cell table:formula="of:=IF(ISBLANK([.U105]);&quot;&quot;;CONCATENATE([.U$1];cEqual;cLBrace;[.U105];cRBrace;cComma))">
            <text:p/>
          </table:table-cell>
          <table:table-cell table:formula="of:=IF(ISBLANK([.V105]);&quot;&quot;;CONCATENATE([.V$1];cEqual;cLBrace;[.V105];cRBrace;cComma))">
            <text:p/>
          </table:table-cell>
          <table:table-cell table:formula="of:=IF(ISBLANK([.W105]);&quot;&quot;;CONCATENATE([.W$1];cEqual;cLBrace;[.W105];cRBrace;cComma))">
            <text:p/>
          </table:table-cell>
          <table:table-cell table:formula="of:=IF(ISBLANK([.X105]);&quot;&quot;;CONCATENATE([.X$1];cEqual;cLBrace;[.X105];cRBrace;cComma))">
            <text:p/>
          </table:table-cell>
          <table:table-cell table:formula="of:=IF(ISBLANK([.Y105]);&quot;&quot;;CONCATENATE([.Y$1];cEqual;cLBrace;[.Y105];cRBrace;cComma))">
            <text:p/>
          </table:table-cell>
          <table:table-cell table:formula="of:=IF(ISBLANK([.Z105]);&quot;&quot;;CONCATENATE([.Z$1];cEqual;cLBrace;[.Z105];cRBrace;cComma))">
            <text:p/>
          </table:table-cell>
          <table:table-cell table:formula="of:=IF(ISBLANK([.AA105]);&quot;&quot;;CONCATENATE([.AA$1];cEqual;cLBrace;[.AA105];cRBrace;cComma))">
            <text:p/>
          </table:table-cell>
          <table:table-cell table:formula="of:=IF(ISBLANK([.AB105]);&quot;&quot;;CONCATENATE([.AB$1];cEqual;cLBrace;[.AB105];cRBrace;cComma))">
            <text:p/>
          </table:table-cell>
          <table:table-cell table:formula="of:=IF(ISBLANK([.AC105]);&quot;&quot;;CONCATENATE([.AC$1];cEqual;cLBrace;[.AC105];cRBrace;cComma))">
            <text:p/>
          </table:table-cell>
          <table:table-cell table:formula="of:=IF(ISBLANK([.AD105]);&quot;&quot;;CONCATENATE([.AD$1];cEqual;cLBrace;[.AD105];cRBrace;cComma))">
            <text:p/>
          </table:table-cell>
          <table:table-cell table:formula="of:=IF(ISBLANK([.AE105]);&quot;&quot;;CONCATENATE([.AE$1];cEqual;cLBrace;[.AE105];cRBrace;cComma))">
            <text:p/>
          </table:table-cell>
          <table:table-cell table:formula="of:=IF(ISBLANK([.AF105]);&quot;&quot;;CONCATENATE([.AF$1];cEqual;cLBrace;[.AF105];cRBrace;cComma))">
            <text:p/>
          </table:table-cell>
          <table:table-cell table:formula="of:=IF(ISBLANK([.AG105]);&quot;&quot;;CONCATENATE([.AG$1];cEqual;cLBrace;[.AG105];cRBrace;cComma))">
            <text:p/>
          </table:table-cell>
          <table:table-cell table:formula="of:=IF(ISBLANK([.AH105]);&quot;&quot;;CONCATENATE([.AH$1];cEqual;cLBrace;[.AH105];cRBrace;cComma))">
            <text:p/>
          </table:table-cell>
          <table:table-cell table:formula="of:=IF(ISBLANK([.AI105]);&quot;&quot;;CONCATENATE([.AI$1];cEqual;cLBrace;[.AI105];cRBrace;cComma))">
            <text:p/>
          </table:table-cell>
          <table:table-cell table:formula="of:=IF(ISBLANK([.AJ105]);&quot;&quot;;CONCATENATE([.AJ$1];cEqual;cLBrace;[.AJ105];cRBrace;cComma))">
            <text:p/>
          </table:table-cell>
          <table:table-cell table:formula="of:=IF(ISBLANK([.AK105]);&quot;&quot;;CONCATENATE([.AK$1];cEqual;cLBrace;[.AK105];cRBrace;cComma))">
            <text:p/>
          </table:table-cell>
          <table:table-cell table:formula="of:=IF(ISBLANK([.AL105]);&quot;&quot;;CONCATENATE([.AL$1];cEqual;cLBrace;[.AL105];cRBrace;cComma))">
            <text:p/>
          </table:table-cell>
        </table:table-row>
        <table:table-row table:style-name="ro1">
          <table:table-cell/>
          <table:table-cell table:formula="of:=CONCATENATE([.AM106];[.AN106];[.AO106];[.AP106];[.AQ106];[.AR106];[.AS106];[.AT106];[.AU106];[.AV106];[.AW106];[.AX106];[.AY106];[.AZ106];[.BA106];[.BB106];[.BC106];[.BD106];[.BE106];[.BF106];[.BG106];[.BH106];[.BI106];[.BJ106];[.BK106];[.BL106];[.BM106];[.BN106];[.BO106];[.BP106];[.BQ106];[.BR106];[.BS106];[.BT106];[.BU106];[.BV10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6];cComma)" office:value-type="string" office:string-value="@case{," calcext:value-type="string">
            <text:p>@case{,</text:p>
          </table:table-cell>
          <table:table-cell table:formula="of:=IF(ISBLANK([.D106]);&quot;&quot;;CONCATENATE([.D$1];cEqual;cLBrace;[.D106];cRBrace;cComma))">
            <text:p/>
          </table:table-cell>
          <table:table-cell table:formula="of:=IF(ISBLANK([.E106]);&quot;&quot;;CONCATENATE([.E$1];cEqual;cLBrace;[.E106];cRBrace;cComma))">
            <text:p/>
          </table:table-cell>
          <table:table-cell table:formula="of:=IF(ISBLANK([.F106]);&quot;&quot;;CONCATENATE([.F$1];cEqual;cLBrace;[.F106];cRBrace;cComma))">
            <text:p/>
          </table:table-cell>
          <table:table-cell table:formula="of:=IF(ISBLANK([.G106]);&quot;&quot;;CONCATENATE([.G$1];cEqual;cLBrace;[.G106];cRBrace;cComma))">
            <text:p/>
          </table:table-cell>
          <table:table-cell table:formula="of:=IF(ISBLANK([.H106]);&quot;&quot;;CONCATENATE([.H$1];cEqual;cLBrace;[.H106];cRBrace;cComma))">
            <text:p/>
          </table:table-cell>
          <table:table-cell table:formula="of:=IF(ISBLANK([.I106]);&quot;&quot;;CONCATENATE([.I$1];cEqual;cLBrace;[.I106];cRBrace;cComma))">
            <text:p/>
          </table:table-cell>
          <table:table-cell table:formula="of:=IF(ISBLANK([.J106]);&quot;&quot;;CONCATENATE([.J$1];cEqual;cLBrace;[.J106];cRBrace;cComma))">
            <text:p/>
          </table:table-cell>
          <table:table-cell table:formula="of:=IF(ISBLANK([.K106]);&quot;&quot;;CONCATENATE([.K$1];cEqual;cLBrace;[.K106];cRBrace;cComma))">
            <text:p/>
          </table:table-cell>
          <table:table-cell table:formula="of:=IF(ISBLANK([.L106]);&quot;&quot;;CONCATENATE([.L$1];cEqual;cLBrace;[.L106];cRBrace;cComma))">
            <text:p/>
          </table:table-cell>
          <table:table-cell table:formula="of:=IF(ISBLANK([.M106]);&quot;&quot;;CONCATENATE([.M$1];cEqual;cLBrace;[.M106];cRBrace;cComma))">
            <text:p/>
          </table:table-cell>
          <table:table-cell table:formula="of:=IF(ISBLANK([.N106]);&quot;&quot;;CONCATENATE([.N$1];cEqual;cLBrace;[.N106];cRBrace;cComma))">
            <text:p/>
          </table:table-cell>
          <table:table-cell table:formula="of:=IF(ISBLANK([.O106]);&quot;&quot;;CONCATENATE([.O$1];cEqual;cLBrace;[.O106];cRBrace;cComma))">
            <text:p/>
          </table:table-cell>
          <table:table-cell table:formula="of:=IF(ISBLANK([.P106]);&quot;&quot;;CONCATENATE([.P$1];cEqual;cLBrace;[.P106];cRBrace;cComma))">
            <text:p/>
          </table:table-cell>
          <table:table-cell table:formula="of:=IF(ISBLANK([.Q106]);&quot;&quot;;CONCATENATE([.Q$1];cEqual;cLBrace;[.Q106];cRBrace;cComma))">
            <text:p/>
          </table:table-cell>
          <table:table-cell table:formula="of:=IF(ISBLANK([.R106]);&quot;&quot;;CONCATENATE([.R$1];cEqual;cLBrace;[.R106];cRBrace;cComma))">
            <text:p/>
          </table:table-cell>
          <table:table-cell table:formula="of:=IF(ISBLANK([.S106]);&quot;&quot;;CONCATENATE([.S$1];cEqual;cLBrace;[.S106];cRBrace;cComma))">
            <text:p/>
          </table:table-cell>
          <table:table-cell table:formula="of:=IF(ISBLANK([.T106]);&quot;&quot;;CONCATENATE([.T$1];cEqual;cLBrace;[.T106];cRBrace;cComma))">
            <text:p/>
          </table:table-cell>
          <table:table-cell table:formula="of:=IF(ISBLANK([.U106]);&quot;&quot;;CONCATENATE([.U$1];cEqual;cLBrace;[.U106];cRBrace;cComma))">
            <text:p/>
          </table:table-cell>
          <table:table-cell table:formula="of:=IF(ISBLANK([.V106]);&quot;&quot;;CONCATENATE([.V$1];cEqual;cLBrace;[.V106];cRBrace;cComma))">
            <text:p/>
          </table:table-cell>
          <table:table-cell table:formula="of:=IF(ISBLANK([.W106]);&quot;&quot;;CONCATENATE([.W$1];cEqual;cLBrace;[.W106];cRBrace;cComma))">
            <text:p/>
          </table:table-cell>
          <table:table-cell table:formula="of:=IF(ISBLANK([.X106]);&quot;&quot;;CONCATENATE([.X$1];cEqual;cLBrace;[.X106];cRBrace;cComma))">
            <text:p/>
          </table:table-cell>
          <table:table-cell table:formula="of:=IF(ISBLANK([.Y106]);&quot;&quot;;CONCATENATE([.Y$1];cEqual;cLBrace;[.Y106];cRBrace;cComma))">
            <text:p/>
          </table:table-cell>
          <table:table-cell table:formula="of:=IF(ISBLANK([.Z106]);&quot;&quot;;CONCATENATE([.Z$1];cEqual;cLBrace;[.Z106];cRBrace;cComma))">
            <text:p/>
          </table:table-cell>
          <table:table-cell table:formula="of:=IF(ISBLANK([.AA106]);&quot;&quot;;CONCATENATE([.AA$1];cEqual;cLBrace;[.AA106];cRBrace;cComma))">
            <text:p/>
          </table:table-cell>
          <table:table-cell table:formula="of:=IF(ISBLANK([.AB106]);&quot;&quot;;CONCATENATE([.AB$1];cEqual;cLBrace;[.AB106];cRBrace;cComma))">
            <text:p/>
          </table:table-cell>
          <table:table-cell table:formula="of:=IF(ISBLANK([.AC106]);&quot;&quot;;CONCATENATE([.AC$1];cEqual;cLBrace;[.AC106];cRBrace;cComma))">
            <text:p/>
          </table:table-cell>
          <table:table-cell table:formula="of:=IF(ISBLANK([.AD106]);&quot;&quot;;CONCATENATE([.AD$1];cEqual;cLBrace;[.AD106];cRBrace;cComma))">
            <text:p/>
          </table:table-cell>
          <table:table-cell table:formula="of:=IF(ISBLANK([.AE106]);&quot;&quot;;CONCATENATE([.AE$1];cEqual;cLBrace;[.AE106];cRBrace;cComma))">
            <text:p/>
          </table:table-cell>
          <table:table-cell table:formula="of:=IF(ISBLANK([.AF106]);&quot;&quot;;CONCATENATE([.AF$1];cEqual;cLBrace;[.AF106];cRBrace;cComma))">
            <text:p/>
          </table:table-cell>
          <table:table-cell table:formula="of:=IF(ISBLANK([.AG106]);&quot;&quot;;CONCATENATE([.AG$1];cEqual;cLBrace;[.AG106];cRBrace;cComma))">
            <text:p/>
          </table:table-cell>
          <table:table-cell table:formula="of:=IF(ISBLANK([.AH106]);&quot;&quot;;CONCATENATE([.AH$1];cEqual;cLBrace;[.AH106];cRBrace;cComma))">
            <text:p/>
          </table:table-cell>
          <table:table-cell table:formula="of:=IF(ISBLANK([.AI106]);&quot;&quot;;CONCATENATE([.AI$1];cEqual;cLBrace;[.AI106];cRBrace;cComma))">
            <text:p/>
          </table:table-cell>
          <table:table-cell table:formula="of:=IF(ISBLANK([.AJ106]);&quot;&quot;;CONCATENATE([.AJ$1];cEqual;cLBrace;[.AJ106];cRBrace;cComma))">
            <text:p/>
          </table:table-cell>
          <table:table-cell table:formula="of:=IF(ISBLANK([.AK106]);&quot;&quot;;CONCATENATE([.AK$1];cEqual;cLBrace;[.AK106];cRBrace;cComma))">
            <text:p/>
          </table:table-cell>
          <table:table-cell table:formula="of:=IF(ISBLANK([.AL106]);&quot;&quot;;CONCATENATE([.AL$1];cEqual;cLBrace;[.AL106];cRBrace;cComma))">
            <text:p/>
          </table:table-cell>
        </table:table-row>
        <table:table-row table:style-name="ro1">
          <table:table-cell/>
          <table:table-cell table:formula="of:=CONCATENATE([.AM107];[.AN107];[.AO107];[.AP107];[.AQ107];[.AR107];[.AS107];[.AT107];[.AU107];[.AV107];[.AW107];[.AX107];[.AY107];[.AZ107];[.BA107];[.BB107];[.BC107];[.BD107];[.BE107];[.BF107];[.BG107];[.BH107];[.BI107];[.BJ107];[.BK107];[.BL107];[.BM107];[.BN107];[.BO107];[.BP107];[.BQ107];[.BR107];[.BS107];[.BT107];[.BU107];[.BV10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7];cComma)" office:value-type="string" office:string-value="@case{," calcext:value-type="string">
            <text:p>@case{,</text:p>
          </table:table-cell>
          <table:table-cell table:formula="of:=IF(ISBLANK([.D107]);&quot;&quot;;CONCATENATE([.D$1];cEqual;cLBrace;[.D107];cRBrace;cComma))">
            <text:p/>
          </table:table-cell>
          <table:table-cell table:formula="of:=IF(ISBLANK([.E107]);&quot;&quot;;CONCATENATE([.E$1];cEqual;cLBrace;[.E107];cRBrace;cComma))">
            <text:p/>
          </table:table-cell>
          <table:table-cell table:formula="of:=IF(ISBLANK([.F107]);&quot;&quot;;CONCATENATE([.F$1];cEqual;cLBrace;[.F107];cRBrace;cComma))">
            <text:p/>
          </table:table-cell>
          <table:table-cell table:formula="of:=IF(ISBLANK([.G107]);&quot;&quot;;CONCATENATE([.G$1];cEqual;cLBrace;[.G107];cRBrace;cComma))">
            <text:p/>
          </table:table-cell>
          <table:table-cell table:formula="of:=IF(ISBLANK([.H107]);&quot;&quot;;CONCATENATE([.H$1];cEqual;cLBrace;[.H107];cRBrace;cComma))">
            <text:p/>
          </table:table-cell>
          <table:table-cell table:formula="of:=IF(ISBLANK([.I107]);&quot;&quot;;CONCATENATE([.I$1];cEqual;cLBrace;[.I107];cRBrace;cComma))">
            <text:p/>
          </table:table-cell>
          <table:table-cell table:formula="of:=IF(ISBLANK([.J107]);&quot;&quot;;CONCATENATE([.J$1];cEqual;cLBrace;[.J107];cRBrace;cComma))">
            <text:p/>
          </table:table-cell>
          <table:table-cell table:formula="of:=IF(ISBLANK([.K107]);&quot;&quot;;CONCATENATE([.K$1];cEqual;cLBrace;[.K107];cRBrace;cComma))">
            <text:p/>
          </table:table-cell>
          <table:table-cell table:formula="of:=IF(ISBLANK([.L107]);&quot;&quot;;CONCATENATE([.L$1];cEqual;cLBrace;[.L107];cRBrace;cComma))">
            <text:p/>
          </table:table-cell>
          <table:table-cell table:formula="of:=IF(ISBLANK([.M107]);&quot;&quot;;CONCATENATE([.M$1];cEqual;cLBrace;[.M107];cRBrace;cComma))">
            <text:p/>
          </table:table-cell>
          <table:table-cell table:formula="of:=IF(ISBLANK([.N107]);&quot;&quot;;CONCATENATE([.N$1];cEqual;cLBrace;[.N107];cRBrace;cComma))">
            <text:p/>
          </table:table-cell>
          <table:table-cell table:formula="of:=IF(ISBLANK([.O107]);&quot;&quot;;CONCATENATE([.O$1];cEqual;cLBrace;[.O107];cRBrace;cComma))">
            <text:p/>
          </table:table-cell>
          <table:table-cell table:formula="of:=IF(ISBLANK([.P107]);&quot;&quot;;CONCATENATE([.P$1];cEqual;cLBrace;[.P107];cRBrace;cComma))">
            <text:p/>
          </table:table-cell>
          <table:table-cell table:formula="of:=IF(ISBLANK([.Q107]);&quot;&quot;;CONCATENATE([.Q$1];cEqual;cLBrace;[.Q107];cRBrace;cComma))">
            <text:p/>
          </table:table-cell>
          <table:table-cell table:formula="of:=IF(ISBLANK([.R107]);&quot;&quot;;CONCATENATE([.R$1];cEqual;cLBrace;[.R107];cRBrace;cComma))">
            <text:p/>
          </table:table-cell>
          <table:table-cell table:formula="of:=IF(ISBLANK([.S107]);&quot;&quot;;CONCATENATE([.S$1];cEqual;cLBrace;[.S107];cRBrace;cComma))">
            <text:p/>
          </table:table-cell>
          <table:table-cell table:formula="of:=IF(ISBLANK([.T107]);&quot;&quot;;CONCATENATE([.T$1];cEqual;cLBrace;[.T107];cRBrace;cComma))">
            <text:p/>
          </table:table-cell>
          <table:table-cell table:formula="of:=IF(ISBLANK([.U107]);&quot;&quot;;CONCATENATE([.U$1];cEqual;cLBrace;[.U107];cRBrace;cComma))">
            <text:p/>
          </table:table-cell>
          <table:table-cell table:formula="of:=IF(ISBLANK([.V107]);&quot;&quot;;CONCATENATE([.V$1];cEqual;cLBrace;[.V107];cRBrace;cComma))">
            <text:p/>
          </table:table-cell>
          <table:table-cell table:formula="of:=IF(ISBLANK([.W107]);&quot;&quot;;CONCATENATE([.W$1];cEqual;cLBrace;[.W107];cRBrace;cComma))">
            <text:p/>
          </table:table-cell>
          <table:table-cell table:formula="of:=IF(ISBLANK([.X107]);&quot;&quot;;CONCATENATE([.X$1];cEqual;cLBrace;[.X107];cRBrace;cComma))">
            <text:p/>
          </table:table-cell>
          <table:table-cell table:formula="of:=IF(ISBLANK([.Y107]);&quot;&quot;;CONCATENATE([.Y$1];cEqual;cLBrace;[.Y107];cRBrace;cComma))">
            <text:p/>
          </table:table-cell>
          <table:table-cell table:formula="of:=IF(ISBLANK([.Z107]);&quot;&quot;;CONCATENATE([.Z$1];cEqual;cLBrace;[.Z107];cRBrace;cComma))">
            <text:p/>
          </table:table-cell>
          <table:table-cell table:formula="of:=IF(ISBLANK([.AA107]);&quot;&quot;;CONCATENATE([.AA$1];cEqual;cLBrace;[.AA107];cRBrace;cComma))">
            <text:p/>
          </table:table-cell>
          <table:table-cell table:formula="of:=IF(ISBLANK([.AB107]);&quot;&quot;;CONCATENATE([.AB$1];cEqual;cLBrace;[.AB107];cRBrace;cComma))">
            <text:p/>
          </table:table-cell>
          <table:table-cell table:formula="of:=IF(ISBLANK([.AC107]);&quot;&quot;;CONCATENATE([.AC$1];cEqual;cLBrace;[.AC107];cRBrace;cComma))">
            <text:p/>
          </table:table-cell>
          <table:table-cell table:formula="of:=IF(ISBLANK([.AD107]);&quot;&quot;;CONCATENATE([.AD$1];cEqual;cLBrace;[.AD107];cRBrace;cComma))">
            <text:p/>
          </table:table-cell>
          <table:table-cell table:formula="of:=IF(ISBLANK([.AE107]);&quot;&quot;;CONCATENATE([.AE$1];cEqual;cLBrace;[.AE107];cRBrace;cComma))">
            <text:p/>
          </table:table-cell>
          <table:table-cell table:formula="of:=IF(ISBLANK([.AF107]);&quot;&quot;;CONCATENATE([.AF$1];cEqual;cLBrace;[.AF107];cRBrace;cComma))">
            <text:p/>
          </table:table-cell>
          <table:table-cell table:formula="of:=IF(ISBLANK([.AG107]);&quot;&quot;;CONCATENATE([.AG$1];cEqual;cLBrace;[.AG107];cRBrace;cComma))">
            <text:p/>
          </table:table-cell>
          <table:table-cell table:formula="of:=IF(ISBLANK([.AH107]);&quot;&quot;;CONCATENATE([.AH$1];cEqual;cLBrace;[.AH107];cRBrace;cComma))">
            <text:p/>
          </table:table-cell>
          <table:table-cell table:formula="of:=IF(ISBLANK([.AI107]);&quot;&quot;;CONCATENATE([.AI$1];cEqual;cLBrace;[.AI107];cRBrace;cComma))">
            <text:p/>
          </table:table-cell>
          <table:table-cell table:formula="of:=IF(ISBLANK([.AJ107]);&quot;&quot;;CONCATENATE([.AJ$1];cEqual;cLBrace;[.AJ107];cRBrace;cComma))">
            <text:p/>
          </table:table-cell>
          <table:table-cell table:formula="of:=IF(ISBLANK([.AK107]);&quot;&quot;;CONCATENATE([.AK$1];cEqual;cLBrace;[.AK107];cRBrace;cComma))">
            <text:p/>
          </table:table-cell>
          <table:table-cell table:formula="of:=IF(ISBLANK([.AL107]);&quot;&quot;;CONCATENATE([.AL$1];cEqual;cLBrace;[.AL107];cRBrace;cComma))">
            <text:p/>
          </table:table-cell>
        </table:table-row>
        <table:table-row table:style-name="ro1">
          <table:table-cell/>
          <table:table-cell table:formula="of:=CONCATENATE([.AM108];[.AN108];[.AO108];[.AP108];[.AQ108];[.AR108];[.AS108];[.AT108];[.AU108];[.AV108];[.AW108];[.AX108];[.AY108];[.AZ108];[.BA108];[.BB108];[.BC108];[.BD108];[.BE108];[.BF108];[.BG108];[.BH108];[.BI108];[.BJ108];[.BK108];[.BL108];[.BM108];[.BN108];[.BO108];[.BP108];[.BQ108];[.BR108];[.BS108];[.BT108];[.BU108];[.BV10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8];cComma)" office:value-type="string" office:string-value="@case{," calcext:value-type="string">
            <text:p>@case{,</text:p>
          </table:table-cell>
          <table:table-cell table:formula="of:=IF(ISBLANK([.D108]);&quot;&quot;;CONCATENATE([.D$1];cEqual;cLBrace;[.D108];cRBrace;cComma))">
            <text:p/>
          </table:table-cell>
          <table:table-cell table:formula="of:=IF(ISBLANK([.E108]);&quot;&quot;;CONCATENATE([.E$1];cEqual;cLBrace;[.E108];cRBrace;cComma))">
            <text:p/>
          </table:table-cell>
          <table:table-cell table:formula="of:=IF(ISBLANK([.F108]);&quot;&quot;;CONCATENATE([.F$1];cEqual;cLBrace;[.F108];cRBrace;cComma))">
            <text:p/>
          </table:table-cell>
          <table:table-cell table:formula="of:=IF(ISBLANK([.G108]);&quot;&quot;;CONCATENATE([.G$1];cEqual;cLBrace;[.G108];cRBrace;cComma))">
            <text:p/>
          </table:table-cell>
          <table:table-cell table:formula="of:=IF(ISBLANK([.H108]);&quot;&quot;;CONCATENATE([.H$1];cEqual;cLBrace;[.H108];cRBrace;cComma))">
            <text:p/>
          </table:table-cell>
          <table:table-cell table:formula="of:=IF(ISBLANK([.I108]);&quot;&quot;;CONCATENATE([.I$1];cEqual;cLBrace;[.I108];cRBrace;cComma))">
            <text:p/>
          </table:table-cell>
          <table:table-cell table:formula="of:=IF(ISBLANK([.J108]);&quot;&quot;;CONCATENATE([.J$1];cEqual;cLBrace;[.J108];cRBrace;cComma))">
            <text:p/>
          </table:table-cell>
          <table:table-cell table:formula="of:=IF(ISBLANK([.K108]);&quot;&quot;;CONCATENATE([.K$1];cEqual;cLBrace;[.K108];cRBrace;cComma))">
            <text:p/>
          </table:table-cell>
          <table:table-cell table:formula="of:=IF(ISBLANK([.L108]);&quot;&quot;;CONCATENATE([.L$1];cEqual;cLBrace;[.L108];cRBrace;cComma))">
            <text:p/>
          </table:table-cell>
          <table:table-cell table:formula="of:=IF(ISBLANK([.M108]);&quot;&quot;;CONCATENATE([.M$1];cEqual;cLBrace;[.M108];cRBrace;cComma))">
            <text:p/>
          </table:table-cell>
          <table:table-cell table:formula="of:=IF(ISBLANK([.N108]);&quot;&quot;;CONCATENATE([.N$1];cEqual;cLBrace;[.N108];cRBrace;cComma))">
            <text:p/>
          </table:table-cell>
          <table:table-cell table:formula="of:=IF(ISBLANK([.O108]);&quot;&quot;;CONCATENATE([.O$1];cEqual;cLBrace;[.O108];cRBrace;cComma))">
            <text:p/>
          </table:table-cell>
          <table:table-cell table:formula="of:=IF(ISBLANK([.P108]);&quot;&quot;;CONCATENATE([.P$1];cEqual;cLBrace;[.P108];cRBrace;cComma))">
            <text:p/>
          </table:table-cell>
          <table:table-cell table:formula="of:=IF(ISBLANK([.Q108]);&quot;&quot;;CONCATENATE([.Q$1];cEqual;cLBrace;[.Q108];cRBrace;cComma))">
            <text:p/>
          </table:table-cell>
          <table:table-cell table:formula="of:=IF(ISBLANK([.R108]);&quot;&quot;;CONCATENATE([.R$1];cEqual;cLBrace;[.R108];cRBrace;cComma))">
            <text:p/>
          </table:table-cell>
          <table:table-cell table:formula="of:=IF(ISBLANK([.S108]);&quot;&quot;;CONCATENATE([.S$1];cEqual;cLBrace;[.S108];cRBrace;cComma))">
            <text:p/>
          </table:table-cell>
          <table:table-cell table:formula="of:=IF(ISBLANK([.T108]);&quot;&quot;;CONCATENATE([.T$1];cEqual;cLBrace;[.T108];cRBrace;cComma))">
            <text:p/>
          </table:table-cell>
          <table:table-cell table:formula="of:=IF(ISBLANK([.U108]);&quot;&quot;;CONCATENATE([.U$1];cEqual;cLBrace;[.U108];cRBrace;cComma))">
            <text:p/>
          </table:table-cell>
          <table:table-cell table:formula="of:=IF(ISBLANK([.V108]);&quot;&quot;;CONCATENATE([.V$1];cEqual;cLBrace;[.V108];cRBrace;cComma))">
            <text:p/>
          </table:table-cell>
          <table:table-cell table:formula="of:=IF(ISBLANK([.W108]);&quot;&quot;;CONCATENATE([.W$1];cEqual;cLBrace;[.W108];cRBrace;cComma))">
            <text:p/>
          </table:table-cell>
          <table:table-cell table:formula="of:=IF(ISBLANK([.X108]);&quot;&quot;;CONCATENATE([.X$1];cEqual;cLBrace;[.X108];cRBrace;cComma))">
            <text:p/>
          </table:table-cell>
          <table:table-cell table:formula="of:=IF(ISBLANK([.Y108]);&quot;&quot;;CONCATENATE([.Y$1];cEqual;cLBrace;[.Y108];cRBrace;cComma))">
            <text:p/>
          </table:table-cell>
          <table:table-cell table:formula="of:=IF(ISBLANK([.Z108]);&quot;&quot;;CONCATENATE([.Z$1];cEqual;cLBrace;[.Z108];cRBrace;cComma))">
            <text:p/>
          </table:table-cell>
          <table:table-cell table:formula="of:=IF(ISBLANK([.AA108]);&quot;&quot;;CONCATENATE([.AA$1];cEqual;cLBrace;[.AA108];cRBrace;cComma))">
            <text:p/>
          </table:table-cell>
          <table:table-cell table:formula="of:=IF(ISBLANK([.AB108]);&quot;&quot;;CONCATENATE([.AB$1];cEqual;cLBrace;[.AB108];cRBrace;cComma))">
            <text:p/>
          </table:table-cell>
          <table:table-cell table:formula="of:=IF(ISBLANK([.AC108]);&quot;&quot;;CONCATENATE([.AC$1];cEqual;cLBrace;[.AC108];cRBrace;cComma))">
            <text:p/>
          </table:table-cell>
          <table:table-cell table:formula="of:=IF(ISBLANK([.AD108]);&quot;&quot;;CONCATENATE([.AD$1];cEqual;cLBrace;[.AD108];cRBrace;cComma))">
            <text:p/>
          </table:table-cell>
          <table:table-cell table:formula="of:=IF(ISBLANK([.AE108]);&quot;&quot;;CONCATENATE([.AE$1];cEqual;cLBrace;[.AE108];cRBrace;cComma))">
            <text:p/>
          </table:table-cell>
          <table:table-cell table:formula="of:=IF(ISBLANK([.AF108]);&quot;&quot;;CONCATENATE([.AF$1];cEqual;cLBrace;[.AF108];cRBrace;cComma))">
            <text:p/>
          </table:table-cell>
          <table:table-cell table:formula="of:=IF(ISBLANK([.AG108]);&quot;&quot;;CONCATENATE([.AG$1];cEqual;cLBrace;[.AG108];cRBrace;cComma))">
            <text:p/>
          </table:table-cell>
          <table:table-cell table:formula="of:=IF(ISBLANK([.AH108]);&quot;&quot;;CONCATENATE([.AH$1];cEqual;cLBrace;[.AH108];cRBrace;cComma))">
            <text:p/>
          </table:table-cell>
          <table:table-cell table:formula="of:=IF(ISBLANK([.AI108]);&quot;&quot;;CONCATENATE([.AI$1];cEqual;cLBrace;[.AI108];cRBrace;cComma))">
            <text:p/>
          </table:table-cell>
          <table:table-cell table:formula="of:=IF(ISBLANK([.AJ108]);&quot;&quot;;CONCATENATE([.AJ$1];cEqual;cLBrace;[.AJ108];cRBrace;cComma))">
            <text:p/>
          </table:table-cell>
          <table:table-cell table:formula="of:=IF(ISBLANK([.AK108]);&quot;&quot;;CONCATENATE([.AK$1];cEqual;cLBrace;[.AK108];cRBrace;cComma))">
            <text:p/>
          </table:table-cell>
          <table:table-cell table:formula="of:=IF(ISBLANK([.AL108]);&quot;&quot;;CONCATENATE([.AL$1];cEqual;cLBrace;[.AL108];cRBrace;cComma))">
            <text:p/>
          </table:table-cell>
        </table:table-row>
        <table:table-row table:style-name="ro1">
          <table:table-cell/>
          <table:table-cell table:formula="of:=CONCATENATE([.AM109];[.AN109];[.AO109];[.AP109];[.AQ109];[.AR109];[.AS109];[.AT109];[.AU109];[.AV109];[.AW109];[.AX109];[.AY109];[.AZ109];[.BA109];[.BB109];[.BC109];[.BD109];[.BE109];[.BF109];[.BG109];[.BH109];[.BI109];[.BJ109];[.BK109];[.BL109];[.BM109];[.BN109];[.BO109];[.BP109];[.BQ109];[.BR109];[.BS109];[.BT109];[.BU109];[.BV10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9];cComma)" office:value-type="string" office:string-value="@case{," calcext:value-type="string">
            <text:p>@case{,</text:p>
          </table:table-cell>
          <table:table-cell table:formula="of:=IF(ISBLANK([.D109]);&quot;&quot;;CONCATENATE([.D$1];cEqual;cLBrace;[.D109];cRBrace;cComma))">
            <text:p/>
          </table:table-cell>
          <table:table-cell table:formula="of:=IF(ISBLANK([.E109]);&quot;&quot;;CONCATENATE([.E$1];cEqual;cLBrace;[.E109];cRBrace;cComma))">
            <text:p/>
          </table:table-cell>
          <table:table-cell table:formula="of:=IF(ISBLANK([.F109]);&quot;&quot;;CONCATENATE([.F$1];cEqual;cLBrace;[.F109];cRBrace;cComma))">
            <text:p/>
          </table:table-cell>
          <table:table-cell table:formula="of:=IF(ISBLANK([.G109]);&quot;&quot;;CONCATENATE([.G$1];cEqual;cLBrace;[.G109];cRBrace;cComma))">
            <text:p/>
          </table:table-cell>
          <table:table-cell table:formula="of:=IF(ISBLANK([.H109]);&quot;&quot;;CONCATENATE([.H$1];cEqual;cLBrace;[.H109];cRBrace;cComma))">
            <text:p/>
          </table:table-cell>
          <table:table-cell table:formula="of:=IF(ISBLANK([.I109]);&quot;&quot;;CONCATENATE([.I$1];cEqual;cLBrace;[.I109];cRBrace;cComma))">
            <text:p/>
          </table:table-cell>
          <table:table-cell table:formula="of:=IF(ISBLANK([.J109]);&quot;&quot;;CONCATENATE([.J$1];cEqual;cLBrace;[.J109];cRBrace;cComma))">
            <text:p/>
          </table:table-cell>
          <table:table-cell table:formula="of:=IF(ISBLANK([.K109]);&quot;&quot;;CONCATENATE([.K$1];cEqual;cLBrace;[.K109];cRBrace;cComma))">
            <text:p/>
          </table:table-cell>
          <table:table-cell table:formula="of:=IF(ISBLANK([.L109]);&quot;&quot;;CONCATENATE([.L$1];cEqual;cLBrace;[.L109];cRBrace;cComma))">
            <text:p/>
          </table:table-cell>
          <table:table-cell table:formula="of:=IF(ISBLANK([.M109]);&quot;&quot;;CONCATENATE([.M$1];cEqual;cLBrace;[.M109];cRBrace;cComma))">
            <text:p/>
          </table:table-cell>
          <table:table-cell table:formula="of:=IF(ISBLANK([.N109]);&quot;&quot;;CONCATENATE([.N$1];cEqual;cLBrace;[.N109];cRBrace;cComma))">
            <text:p/>
          </table:table-cell>
          <table:table-cell table:formula="of:=IF(ISBLANK([.O109]);&quot;&quot;;CONCATENATE([.O$1];cEqual;cLBrace;[.O109];cRBrace;cComma))">
            <text:p/>
          </table:table-cell>
          <table:table-cell table:formula="of:=IF(ISBLANK([.P109]);&quot;&quot;;CONCATENATE([.P$1];cEqual;cLBrace;[.P109];cRBrace;cComma))">
            <text:p/>
          </table:table-cell>
          <table:table-cell table:formula="of:=IF(ISBLANK([.Q109]);&quot;&quot;;CONCATENATE([.Q$1];cEqual;cLBrace;[.Q109];cRBrace;cComma))">
            <text:p/>
          </table:table-cell>
          <table:table-cell table:formula="of:=IF(ISBLANK([.R109]);&quot;&quot;;CONCATENATE([.R$1];cEqual;cLBrace;[.R109];cRBrace;cComma))">
            <text:p/>
          </table:table-cell>
          <table:table-cell table:formula="of:=IF(ISBLANK([.S109]);&quot;&quot;;CONCATENATE([.S$1];cEqual;cLBrace;[.S109];cRBrace;cComma))">
            <text:p/>
          </table:table-cell>
          <table:table-cell table:formula="of:=IF(ISBLANK([.T109]);&quot;&quot;;CONCATENATE([.T$1];cEqual;cLBrace;[.T109];cRBrace;cComma))">
            <text:p/>
          </table:table-cell>
          <table:table-cell table:formula="of:=IF(ISBLANK([.U109]);&quot;&quot;;CONCATENATE([.U$1];cEqual;cLBrace;[.U109];cRBrace;cComma))">
            <text:p/>
          </table:table-cell>
          <table:table-cell table:formula="of:=IF(ISBLANK([.V109]);&quot;&quot;;CONCATENATE([.V$1];cEqual;cLBrace;[.V109];cRBrace;cComma))">
            <text:p/>
          </table:table-cell>
          <table:table-cell table:formula="of:=IF(ISBLANK([.W109]);&quot;&quot;;CONCATENATE([.W$1];cEqual;cLBrace;[.W109];cRBrace;cComma))">
            <text:p/>
          </table:table-cell>
          <table:table-cell table:formula="of:=IF(ISBLANK([.X109]);&quot;&quot;;CONCATENATE([.X$1];cEqual;cLBrace;[.X109];cRBrace;cComma))">
            <text:p/>
          </table:table-cell>
          <table:table-cell table:formula="of:=IF(ISBLANK([.Y109]);&quot;&quot;;CONCATENATE([.Y$1];cEqual;cLBrace;[.Y109];cRBrace;cComma))">
            <text:p/>
          </table:table-cell>
          <table:table-cell table:formula="of:=IF(ISBLANK([.Z109]);&quot;&quot;;CONCATENATE([.Z$1];cEqual;cLBrace;[.Z109];cRBrace;cComma))">
            <text:p/>
          </table:table-cell>
          <table:table-cell table:formula="of:=IF(ISBLANK([.AA109]);&quot;&quot;;CONCATENATE([.AA$1];cEqual;cLBrace;[.AA109];cRBrace;cComma))">
            <text:p/>
          </table:table-cell>
          <table:table-cell table:formula="of:=IF(ISBLANK([.AB109]);&quot;&quot;;CONCATENATE([.AB$1];cEqual;cLBrace;[.AB109];cRBrace;cComma))">
            <text:p/>
          </table:table-cell>
          <table:table-cell table:formula="of:=IF(ISBLANK([.AC109]);&quot;&quot;;CONCATENATE([.AC$1];cEqual;cLBrace;[.AC109];cRBrace;cComma))">
            <text:p/>
          </table:table-cell>
          <table:table-cell table:formula="of:=IF(ISBLANK([.AD109]);&quot;&quot;;CONCATENATE([.AD$1];cEqual;cLBrace;[.AD109];cRBrace;cComma))">
            <text:p/>
          </table:table-cell>
          <table:table-cell table:formula="of:=IF(ISBLANK([.AE109]);&quot;&quot;;CONCATENATE([.AE$1];cEqual;cLBrace;[.AE109];cRBrace;cComma))">
            <text:p/>
          </table:table-cell>
          <table:table-cell table:formula="of:=IF(ISBLANK([.AF109]);&quot;&quot;;CONCATENATE([.AF$1];cEqual;cLBrace;[.AF109];cRBrace;cComma))">
            <text:p/>
          </table:table-cell>
          <table:table-cell table:formula="of:=IF(ISBLANK([.AG109]);&quot;&quot;;CONCATENATE([.AG$1];cEqual;cLBrace;[.AG109];cRBrace;cComma))">
            <text:p/>
          </table:table-cell>
          <table:table-cell table:formula="of:=IF(ISBLANK([.AH109]);&quot;&quot;;CONCATENATE([.AH$1];cEqual;cLBrace;[.AH109];cRBrace;cComma))">
            <text:p/>
          </table:table-cell>
          <table:table-cell table:formula="of:=IF(ISBLANK([.AI109]);&quot;&quot;;CONCATENATE([.AI$1];cEqual;cLBrace;[.AI109];cRBrace;cComma))">
            <text:p/>
          </table:table-cell>
          <table:table-cell table:formula="of:=IF(ISBLANK([.AJ109]);&quot;&quot;;CONCATENATE([.AJ$1];cEqual;cLBrace;[.AJ109];cRBrace;cComma))">
            <text:p/>
          </table:table-cell>
          <table:table-cell table:formula="of:=IF(ISBLANK([.AK109]);&quot;&quot;;CONCATENATE([.AK$1];cEqual;cLBrace;[.AK109];cRBrace;cComma))">
            <text:p/>
          </table:table-cell>
          <table:table-cell table:formula="of:=IF(ISBLANK([.AL109]);&quot;&quot;;CONCATENATE([.AL$1];cEqual;cLBrace;[.AL109];cRBrace;cComma))">
            <text:p/>
          </table:table-cell>
        </table:table-row>
        <table:table-row table:style-name="ro1">
          <table:table-cell/>
          <table:table-cell table:formula="of:=CONCATENATE([.AM110];[.AN110];[.AO110];[.AP110];[.AQ110];[.AR110];[.AS110];[.AT110];[.AU110];[.AV110];[.AW110];[.AX110];[.AY110];[.AZ110];[.BA110];[.BB110];[.BC110];[.BD110];[.BE110];[.BF110];[.BG110];[.BH110];[.BI110];[.BJ110];[.BK110];[.BL110];[.BM110];[.BN110];[.BO110];[.BP110];[.BQ110];[.BR110];[.BS110];[.BT110];[.BU110];[.BV11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0];cComma)" office:value-type="string" office:string-value="@case{," calcext:value-type="string">
            <text:p>@case{,</text:p>
          </table:table-cell>
          <table:table-cell table:formula="of:=IF(ISBLANK([.D110]);&quot;&quot;;CONCATENATE([.D$1];cEqual;cLBrace;[.D110];cRBrace;cComma))">
            <text:p/>
          </table:table-cell>
          <table:table-cell table:formula="of:=IF(ISBLANK([.E110]);&quot;&quot;;CONCATENATE([.E$1];cEqual;cLBrace;[.E110];cRBrace;cComma))">
            <text:p/>
          </table:table-cell>
          <table:table-cell table:formula="of:=IF(ISBLANK([.F110]);&quot;&quot;;CONCATENATE([.F$1];cEqual;cLBrace;[.F110];cRBrace;cComma))">
            <text:p/>
          </table:table-cell>
          <table:table-cell table:formula="of:=IF(ISBLANK([.G110]);&quot;&quot;;CONCATENATE([.G$1];cEqual;cLBrace;[.G110];cRBrace;cComma))">
            <text:p/>
          </table:table-cell>
          <table:table-cell table:formula="of:=IF(ISBLANK([.H110]);&quot;&quot;;CONCATENATE([.H$1];cEqual;cLBrace;[.H110];cRBrace;cComma))">
            <text:p/>
          </table:table-cell>
          <table:table-cell table:formula="of:=IF(ISBLANK([.I110]);&quot;&quot;;CONCATENATE([.I$1];cEqual;cLBrace;[.I110];cRBrace;cComma))">
            <text:p/>
          </table:table-cell>
          <table:table-cell table:formula="of:=IF(ISBLANK([.J110]);&quot;&quot;;CONCATENATE([.J$1];cEqual;cLBrace;[.J110];cRBrace;cComma))">
            <text:p/>
          </table:table-cell>
          <table:table-cell table:formula="of:=IF(ISBLANK([.K110]);&quot;&quot;;CONCATENATE([.K$1];cEqual;cLBrace;[.K110];cRBrace;cComma))">
            <text:p/>
          </table:table-cell>
          <table:table-cell table:formula="of:=IF(ISBLANK([.L110]);&quot;&quot;;CONCATENATE([.L$1];cEqual;cLBrace;[.L110];cRBrace;cComma))">
            <text:p/>
          </table:table-cell>
          <table:table-cell table:formula="of:=IF(ISBLANK([.M110]);&quot;&quot;;CONCATENATE([.M$1];cEqual;cLBrace;[.M110];cRBrace;cComma))">
            <text:p/>
          </table:table-cell>
          <table:table-cell table:formula="of:=IF(ISBLANK([.N110]);&quot;&quot;;CONCATENATE([.N$1];cEqual;cLBrace;[.N110];cRBrace;cComma))">
            <text:p/>
          </table:table-cell>
          <table:table-cell table:formula="of:=IF(ISBLANK([.O110]);&quot;&quot;;CONCATENATE([.O$1];cEqual;cLBrace;[.O110];cRBrace;cComma))">
            <text:p/>
          </table:table-cell>
          <table:table-cell table:formula="of:=IF(ISBLANK([.P110]);&quot;&quot;;CONCATENATE([.P$1];cEqual;cLBrace;[.P110];cRBrace;cComma))">
            <text:p/>
          </table:table-cell>
          <table:table-cell table:formula="of:=IF(ISBLANK([.Q110]);&quot;&quot;;CONCATENATE([.Q$1];cEqual;cLBrace;[.Q110];cRBrace;cComma))">
            <text:p/>
          </table:table-cell>
          <table:table-cell table:formula="of:=IF(ISBLANK([.R110]);&quot;&quot;;CONCATENATE([.R$1];cEqual;cLBrace;[.R110];cRBrace;cComma))">
            <text:p/>
          </table:table-cell>
          <table:table-cell table:formula="of:=IF(ISBLANK([.S110]);&quot;&quot;;CONCATENATE([.S$1];cEqual;cLBrace;[.S110];cRBrace;cComma))">
            <text:p/>
          </table:table-cell>
          <table:table-cell table:formula="of:=IF(ISBLANK([.T110]);&quot;&quot;;CONCATENATE([.T$1];cEqual;cLBrace;[.T110];cRBrace;cComma))">
            <text:p/>
          </table:table-cell>
          <table:table-cell table:formula="of:=IF(ISBLANK([.U110]);&quot;&quot;;CONCATENATE([.U$1];cEqual;cLBrace;[.U110];cRBrace;cComma))">
            <text:p/>
          </table:table-cell>
          <table:table-cell table:formula="of:=IF(ISBLANK([.V110]);&quot;&quot;;CONCATENATE([.V$1];cEqual;cLBrace;[.V110];cRBrace;cComma))">
            <text:p/>
          </table:table-cell>
          <table:table-cell table:formula="of:=IF(ISBLANK([.W110]);&quot;&quot;;CONCATENATE([.W$1];cEqual;cLBrace;[.W110];cRBrace;cComma))">
            <text:p/>
          </table:table-cell>
          <table:table-cell table:formula="of:=IF(ISBLANK([.X110]);&quot;&quot;;CONCATENATE([.X$1];cEqual;cLBrace;[.X110];cRBrace;cComma))">
            <text:p/>
          </table:table-cell>
          <table:table-cell table:formula="of:=IF(ISBLANK([.Y110]);&quot;&quot;;CONCATENATE([.Y$1];cEqual;cLBrace;[.Y110];cRBrace;cComma))">
            <text:p/>
          </table:table-cell>
          <table:table-cell table:formula="of:=IF(ISBLANK([.Z110]);&quot;&quot;;CONCATENATE([.Z$1];cEqual;cLBrace;[.Z110];cRBrace;cComma))">
            <text:p/>
          </table:table-cell>
          <table:table-cell table:formula="of:=IF(ISBLANK([.AA110]);&quot;&quot;;CONCATENATE([.AA$1];cEqual;cLBrace;[.AA110];cRBrace;cComma))">
            <text:p/>
          </table:table-cell>
          <table:table-cell table:formula="of:=IF(ISBLANK([.AB110]);&quot;&quot;;CONCATENATE([.AB$1];cEqual;cLBrace;[.AB110];cRBrace;cComma))">
            <text:p/>
          </table:table-cell>
          <table:table-cell table:formula="of:=IF(ISBLANK([.AC110]);&quot;&quot;;CONCATENATE([.AC$1];cEqual;cLBrace;[.AC110];cRBrace;cComma))">
            <text:p/>
          </table:table-cell>
          <table:table-cell table:formula="of:=IF(ISBLANK([.AD110]);&quot;&quot;;CONCATENATE([.AD$1];cEqual;cLBrace;[.AD110];cRBrace;cComma))">
            <text:p/>
          </table:table-cell>
          <table:table-cell table:formula="of:=IF(ISBLANK([.AE110]);&quot;&quot;;CONCATENATE([.AE$1];cEqual;cLBrace;[.AE110];cRBrace;cComma))">
            <text:p/>
          </table:table-cell>
          <table:table-cell table:formula="of:=IF(ISBLANK([.AF110]);&quot;&quot;;CONCATENATE([.AF$1];cEqual;cLBrace;[.AF110];cRBrace;cComma))">
            <text:p/>
          </table:table-cell>
          <table:table-cell table:formula="of:=IF(ISBLANK([.AG110]);&quot;&quot;;CONCATENATE([.AG$1];cEqual;cLBrace;[.AG110];cRBrace;cComma))">
            <text:p/>
          </table:table-cell>
          <table:table-cell table:formula="of:=IF(ISBLANK([.AH110]);&quot;&quot;;CONCATENATE([.AH$1];cEqual;cLBrace;[.AH110];cRBrace;cComma))">
            <text:p/>
          </table:table-cell>
          <table:table-cell table:formula="of:=IF(ISBLANK([.AI110]);&quot;&quot;;CONCATENATE([.AI$1];cEqual;cLBrace;[.AI110];cRBrace;cComma))">
            <text:p/>
          </table:table-cell>
          <table:table-cell table:formula="of:=IF(ISBLANK([.AJ110]);&quot;&quot;;CONCATENATE([.AJ$1];cEqual;cLBrace;[.AJ110];cRBrace;cComma))">
            <text:p/>
          </table:table-cell>
          <table:table-cell table:formula="of:=IF(ISBLANK([.AK110]);&quot;&quot;;CONCATENATE([.AK$1];cEqual;cLBrace;[.AK110];cRBrace;cComma))">
            <text:p/>
          </table:table-cell>
          <table:table-cell table:formula="of:=IF(ISBLANK([.AL110]);&quot;&quot;;CONCATENATE([.AL$1];cEqual;cLBrace;[.AL110];cRBrace;cComma))">
            <text:p/>
          </table:table-cell>
        </table:table-row>
        <table:table-row table:style-name="ro1">
          <table:table-cell/>
          <table:table-cell table:formula="of:=CONCATENATE([.AM111];[.AN111];[.AO111];[.AP111];[.AQ111];[.AR111];[.AS111];[.AT111];[.AU111];[.AV111];[.AW111];[.AX111];[.AY111];[.AZ111];[.BA111];[.BB111];[.BC111];[.BD111];[.BE111];[.BF111];[.BG111];[.BH111];[.BI111];[.BJ111];[.BK111];[.BL111];[.BM111];[.BN111];[.BO111];[.BP111];[.BQ111];[.BR111];[.BS111];[.BT111];[.BU111];[.BV11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1];cComma)" office:value-type="string" office:string-value="@case{," calcext:value-type="string">
            <text:p>@case{,</text:p>
          </table:table-cell>
          <table:table-cell table:formula="of:=IF(ISBLANK([.D111]);&quot;&quot;;CONCATENATE([.D$1];cEqual;cLBrace;[.D111];cRBrace;cComma))">
            <text:p/>
          </table:table-cell>
          <table:table-cell table:formula="of:=IF(ISBLANK([.E111]);&quot;&quot;;CONCATENATE([.E$1];cEqual;cLBrace;[.E111];cRBrace;cComma))">
            <text:p/>
          </table:table-cell>
          <table:table-cell table:formula="of:=IF(ISBLANK([.F111]);&quot;&quot;;CONCATENATE([.F$1];cEqual;cLBrace;[.F111];cRBrace;cComma))">
            <text:p/>
          </table:table-cell>
          <table:table-cell table:formula="of:=IF(ISBLANK([.G111]);&quot;&quot;;CONCATENATE([.G$1];cEqual;cLBrace;[.G111];cRBrace;cComma))">
            <text:p/>
          </table:table-cell>
          <table:table-cell table:formula="of:=IF(ISBLANK([.H111]);&quot;&quot;;CONCATENATE([.H$1];cEqual;cLBrace;[.H111];cRBrace;cComma))">
            <text:p/>
          </table:table-cell>
          <table:table-cell table:formula="of:=IF(ISBLANK([.I111]);&quot;&quot;;CONCATENATE([.I$1];cEqual;cLBrace;[.I111];cRBrace;cComma))">
            <text:p/>
          </table:table-cell>
          <table:table-cell table:formula="of:=IF(ISBLANK([.J111]);&quot;&quot;;CONCATENATE([.J$1];cEqual;cLBrace;[.J111];cRBrace;cComma))">
            <text:p/>
          </table:table-cell>
          <table:table-cell table:formula="of:=IF(ISBLANK([.K111]);&quot;&quot;;CONCATENATE([.K$1];cEqual;cLBrace;[.K111];cRBrace;cComma))">
            <text:p/>
          </table:table-cell>
          <table:table-cell table:formula="of:=IF(ISBLANK([.L111]);&quot;&quot;;CONCATENATE([.L$1];cEqual;cLBrace;[.L111];cRBrace;cComma))">
            <text:p/>
          </table:table-cell>
          <table:table-cell table:formula="of:=IF(ISBLANK([.M111]);&quot;&quot;;CONCATENATE([.M$1];cEqual;cLBrace;[.M111];cRBrace;cComma))">
            <text:p/>
          </table:table-cell>
          <table:table-cell table:formula="of:=IF(ISBLANK([.N111]);&quot;&quot;;CONCATENATE([.N$1];cEqual;cLBrace;[.N111];cRBrace;cComma))">
            <text:p/>
          </table:table-cell>
          <table:table-cell table:formula="of:=IF(ISBLANK([.O111]);&quot;&quot;;CONCATENATE([.O$1];cEqual;cLBrace;[.O111];cRBrace;cComma))">
            <text:p/>
          </table:table-cell>
          <table:table-cell table:formula="of:=IF(ISBLANK([.P111]);&quot;&quot;;CONCATENATE([.P$1];cEqual;cLBrace;[.P111];cRBrace;cComma))">
            <text:p/>
          </table:table-cell>
          <table:table-cell table:formula="of:=IF(ISBLANK([.Q111]);&quot;&quot;;CONCATENATE([.Q$1];cEqual;cLBrace;[.Q111];cRBrace;cComma))">
            <text:p/>
          </table:table-cell>
          <table:table-cell table:formula="of:=IF(ISBLANK([.R111]);&quot;&quot;;CONCATENATE([.R$1];cEqual;cLBrace;[.R111];cRBrace;cComma))">
            <text:p/>
          </table:table-cell>
          <table:table-cell table:formula="of:=IF(ISBLANK([.S111]);&quot;&quot;;CONCATENATE([.S$1];cEqual;cLBrace;[.S111];cRBrace;cComma))">
            <text:p/>
          </table:table-cell>
          <table:table-cell table:formula="of:=IF(ISBLANK([.T111]);&quot;&quot;;CONCATENATE([.T$1];cEqual;cLBrace;[.T111];cRBrace;cComma))">
            <text:p/>
          </table:table-cell>
          <table:table-cell table:formula="of:=IF(ISBLANK([.U111]);&quot;&quot;;CONCATENATE([.U$1];cEqual;cLBrace;[.U111];cRBrace;cComma))">
            <text:p/>
          </table:table-cell>
          <table:table-cell table:formula="of:=IF(ISBLANK([.V111]);&quot;&quot;;CONCATENATE([.V$1];cEqual;cLBrace;[.V111];cRBrace;cComma))">
            <text:p/>
          </table:table-cell>
          <table:table-cell table:formula="of:=IF(ISBLANK([.W111]);&quot;&quot;;CONCATENATE([.W$1];cEqual;cLBrace;[.W111];cRBrace;cComma))">
            <text:p/>
          </table:table-cell>
          <table:table-cell table:formula="of:=IF(ISBLANK([.X111]);&quot;&quot;;CONCATENATE([.X$1];cEqual;cLBrace;[.X111];cRBrace;cComma))">
            <text:p/>
          </table:table-cell>
          <table:table-cell table:formula="of:=IF(ISBLANK([.Y111]);&quot;&quot;;CONCATENATE([.Y$1];cEqual;cLBrace;[.Y111];cRBrace;cComma))">
            <text:p/>
          </table:table-cell>
          <table:table-cell table:formula="of:=IF(ISBLANK([.Z111]);&quot;&quot;;CONCATENATE([.Z$1];cEqual;cLBrace;[.Z111];cRBrace;cComma))">
            <text:p/>
          </table:table-cell>
          <table:table-cell table:formula="of:=IF(ISBLANK([.AA111]);&quot;&quot;;CONCATENATE([.AA$1];cEqual;cLBrace;[.AA111];cRBrace;cComma))">
            <text:p/>
          </table:table-cell>
          <table:table-cell table:formula="of:=IF(ISBLANK([.AB111]);&quot;&quot;;CONCATENATE([.AB$1];cEqual;cLBrace;[.AB111];cRBrace;cComma))">
            <text:p/>
          </table:table-cell>
          <table:table-cell table:formula="of:=IF(ISBLANK([.AC111]);&quot;&quot;;CONCATENATE([.AC$1];cEqual;cLBrace;[.AC111];cRBrace;cComma))">
            <text:p/>
          </table:table-cell>
          <table:table-cell table:formula="of:=IF(ISBLANK([.AD111]);&quot;&quot;;CONCATENATE([.AD$1];cEqual;cLBrace;[.AD111];cRBrace;cComma))">
            <text:p/>
          </table:table-cell>
          <table:table-cell table:formula="of:=IF(ISBLANK([.AE111]);&quot;&quot;;CONCATENATE([.AE$1];cEqual;cLBrace;[.AE111];cRBrace;cComma))">
            <text:p/>
          </table:table-cell>
          <table:table-cell table:formula="of:=IF(ISBLANK([.AF111]);&quot;&quot;;CONCATENATE([.AF$1];cEqual;cLBrace;[.AF111];cRBrace;cComma))">
            <text:p/>
          </table:table-cell>
          <table:table-cell table:formula="of:=IF(ISBLANK([.AG111]);&quot;&quot;;CONCATENATE([.AG$1];cEqual;cLBrace;[.AG111];cRBrace;cComma))">
            <text:p/>
          </table:table-cell>
          <table:table-cell table:formula="of:=IF(ISBLANK([.AH111]);&quot;&quot;;CONCATENATE([.AH$1];cEqual;cLBrace;[.AH111];cRBrace;cComma))">
            <text:p/>
          </table:table-cell>
          <table:table-cell table:formula="of:=IF(ISBLANK([.AI111]);&quot;&quot;;CONCATENATE([.AI$1];cEqual;cLBrace;[.AI111];cRBrace;cComma))">
            <text:p/>
          </table:table-cell>
          <table:table-cell table:formula="of:=IF(ISBLANK([.AJ111]);&quot;&quot;;CONCATENATE([.AJ$1];cEqual;cLBrace;[.AJ111];cRBrace;cComma))">
            <text:p/>
          </table:table-cell>
          <table:table-cell table:formula="of:=IF(ISBLANK([.AK111]);&quot;&quot;;CONCATENATE([.AK$1];cEqual;cLBrace;[.AK111];cRBrace;cComma))">
            <text:p/>
          </table:table-cell>
          <table:table-cell table:formula="of:=IF(ISBLANK([.AL111]);&quot;&quot;;CONCATENATE([.AL$1];cEqual;cLBrace;[.AL111];cRBrace;cComma))">
            <text:p/>
          </table:table-cell>
        </table:table-row>
        <table:table-row table:style-name="ro1">
          <table:table-cell/>
          <table:table-cell table:formula="of:=CONCATENATE([.AM112];[.AN112];[.AO112];[.AP112];[.AQ112];[.AR112];[.AS112];[.AT112];[.AU112];[.AV112];[.AW112];[.AX112];[.AY112];[.AZ112];[.BA112];[.BB112];[.BC112];[.BD112];[.BE112];[.BF112];[.BG112];[.BH112];[.BI112];[.BJ112];[.BK112];[.BL112];[.BM112];[.BN112];[.BO112];[.BP112];[.BQ112];[.BR112];[.BS112];[.BT112];[.BU112];[.BV11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2];cComma)" office:value-type="string" office:string-value="@case{," calcext:value-type="string">
            <text:p>@case{,</text:p>
          </table:table-cell>
          <table:table-cell table:formula="of:=IF(ISBLANK([.D112]);&quot;&quot;;CONCATENATE([.D$1];cEqual;cLBrace;[.D112];cRBrace;cComma))">
            <text:p/>
          </table:table-cell>
          <table:table-cell table:formula="of:=IF(ISBLANK([.E112]);&quot;&quot;;CONCATENATE([.E$1];cEqual;cLBrace;[.E112];cRBrace;cComma))">
            <text:p/>
          </table:table-cell>
          <table:table-cell table:formula="of:=IF(ISBLANK([.F112]);&quot;&quot;;CONCATENATE([.F$1];cEqual;cLBrace;[.F112];cRBrace;cComma))">
            <text:p/>
          </table:table-cell>
          <table:table-cell table:formula="of:=IF(ISBLANK([.G112]);&quot;&quot;;CONCATENATE([.G$1];cEqual;cLBrace;[.G112];cRBrace;cComma))">
            <text:p/>
          </table:table-cell>
          <table:table-cell table:formula="of:=IF(ISBLANK([.H112]);&quot;&quot;;CONCATENATE([.H$1];cEqual;cLBrace;[.H112];cRBrace;cComma))">
            <text:p/>
          </table:table-cell>
          <table:table-cell table:formula="of:=IF(ISBLANK([.I112]);&quot;&quot;;CONCATENATE([.I$1];cEqual;cLBrace;[.I112];cRBrace;cComma))">
            <text:p/>
          </table:table-cell>
          <table:table-cell table:formula="of:=IF(ISBLANK([.J112]);&quot;&quot;;CONCATENATE([.J$1];cEqual;cLBrace;[.J112];cRBrace;cComma))">
            <text:p/>
          </table:table-cell>
          <table:table-cell table:formula="of:=IF(ISBLANK([.K112]);&quot;&quot;;CONCATENATE([.K$1];cEqual;cLBrace;[.K112];cRBrace;cComma))">
            <text:p/>
          </table:table-cell>
          <table:table-cell table:formula="of:=IF(ISBLANK([.L112]);&quot;&quot;;CONCATENATE([.L$1];cEqual;cLBrace;[.L112];cRBrace;cComma))">
            <text:p/>
          </table:table-cell>
          <table:table-cell table:formula="of:=IF(ISBLANK([.M112]);&quot;&quot;;CONCATENATE([.M$1];cEqual;cLBrace;[.M112];cRBrace;cComma))">
            <text:p/>
          </table:table-cell>
          <table:table-cell table:formula="of:=IF(ISBLANK([.N112]);&quot;&quot;;CONCATENATE([.N$1];cEqual;cLBrace;[.N112];cRBrace;cComma))">
            <text:p/>
          </table:table-cell>
          <table:table-cell table:formula="of:=IF(ISBLANK([.O112]);&quot;&quot;;CONCATENATE([.O$1];cEqual;cLBrace;[.O112];cRBrace;cComma))">
            <text:p/>
          </table:table-cell>
          <table:table-cell table:formula="of:=IF(ISBLANK([.P112]);&quot;&quot;;CONCATENATE([.P$1];cEqual;cLBrace;[.P112];cRBrace;cComma))">
            <text:p/>
          </table:table-cell>
          <table:table-cell table:formula="of:=IF(ISBLANK([.Q112]);&quot;&quot;;CONCATENATE([.Q$1];cEqual;cLBrace;[.Q112];cRBrace;cComma))">
            <text:p/>
          </table:table-cell>
          <table:table-cell table:formula="of:=IF(ISBLANK([.R112]);&quot;&quot;;CONCATENATE([.R$1];cEqual;cLBrace;[.R112];cRBrace;cComma))">
            <text:p/>
          </table:table-cell>
          <table:table-cell table:formula="of:=IF(ISBLANK([.S112]);&quot;&quot;;CONCATENATE([.S$1];cEqual;cLBrace;[.S112];cRBrace;cComma))">
            <text:p/>
          </table:table-cell>
          <table:table-cell table:formula="of:=IF(ISBLANK([.T112]);&quot;&quot;;CONCATENATE([.T$1];cEqual;cLBrace;[.T112];cRBrace;cComma))">
            <text:p/>
          </table:table-cell>
          <table:table-cell table:formula="of:=IF(ISBLANK([.U112]);&quot;&quot;;CONCATENATE([.U$1];cEqual;cLBrace;[.U112];cRBrace;cComma))">
            <text:p/>
          </table:table-cell>
          <table:table-cell table:formula="of:=IF(ISBLANK([.V112]);&quot;&quot;;CONCATENATE([.V$1];cEqual;cLBrace;[.V112];cRBrace;cComma))">
            <text:p/>
          </table:table-cell>
          <table:table-cell table:formula="of:=IF(ISBLANK([.W112]);&quot;&quot;;CONCATENATE([.W$1];cEqual;cLBrace;[.W112];cRBrace;cComma))">
            <text:p/>
          </table:table-cell>
          <table:table-cell table:formula="of:=IF(ISBLANK([.X112]);&quot;&quot;;CONCATENATE([.X$1];cEqual;cLBrace;[.X112];cRBrace;cComma))">
            <text:p/>
          </table:table-cell>
          <table:table-cell table:formula="of:=IF(ISBLANK([.Y112]);&quot;&quot;;CONCATENATE([.Y$1];cEqual;cLBrace;[.Y112];cRBrace;cComma))">
            <text:p/>
          </table:table-cell>
          <table:table-cell table:formula="of:=IF(ISBLANK([.Z112]);&quot;&quot;;CONCATENATE([.Z$1];cEqual;cLBrace;[.Z112];cRBrace;cComma))">
            <text:p/>
          </table:table-cell>
          <table:table-cell table:formula="of:=IF(ISBLANK([.AA112]);&quot;&quot;;CONCATENATE([.AA$1];cEqual;cLBrace;[.AA112];cRBrace;cComma))">
            <text:p/>
          </table:table-cell>
          <table:table-cell table:formula="of:=IF(ISBLANK([.AB112]);&quot;&quot;;CONCATENATE([.AB$1];cEqual;cLBrace;[.AB112];cRBrace;cComma))">
            <text:p/>
          </table:table-cell>
          <table:table-cell table:formula="of:=IF(ISBLANK([.AC112]);&quot;&quot;;CONCATENATE([.AC$1];cEqual;cLBrace;[.AC112];cRBrace;cComma))">
            <text:p/>
          </table:table-cell>
          <table:table-cell table:formula="of:=IF(ISBLANK([.AD112]);&quot;&quot;;CONCATENATE([.AD$1];cEqual;cLBrace;[.AD112];cRBrace;cComma))">
            <text:p/>
          </table:table-cell>
          <table:table-cell table:formula="of:=IF(ISBLANK([.AE112]);&quot;&quot;;CONCATENATE([.AE$1];cEqual;cLBrace;[.AE112];cRBrace;cComma))">
            <text:p/>
          </table:table-cell>
          <table:table-cell table:formula="of:=IF(ISBLANK([.AF112]);&quot;&quot;;CONCATENATE([.AF$1];cEqual;cLBrace;[.AF112];cRBrace;cComma))">
            <text:p/>
          </table:table-cell>
          <table:table-cell table:formula="of:=IF(ISBLANK([.AG112]);&quot;&quot;;CONCATENATE([.AG$1];cEqual;cLBrace;[.AG112];cRBrace;cComma))">
            <text:p/>
          </table:table-cell>
          <table:table-cell table:formula="of:=IF(ISBLANK([.AH112]);&quot;&quot;;CONCATENATE([.AH$1];cEqual;cLBrace;[.AH112];cRBrace;cComma))">
            <text:p/>
          </table:table-cell>
          <table:table-cell table:formula="of:=IF(ISBLANK([.AI112]);&quot;&quot;;CONCATENATE([.AI$1];cEqual;cLBrace;[.AI112];cRBrace;cComma))">
            <text:p/>
          </table:table-cell>
          <table:table-cell table:formula="of:=IF(ISBLANK([.AJ112]);&quot;&quot;;CONCATENATE([.AJ$1];cEqual;cLBrace;[.AJ112];cRBrace;cComma))">
            <text:p/>
          </table:table-cell>
          <table:table-cell table:formula="of:=IF(ISBLANK([.AK112]);&quot;&quot;;CONCATENATE([.AK$1];cEqual;cLBrace;[.AK112];cRBrace;cComma))">
            <text:p/>
          </table:table-cell>
          <table:table-cell table:formula="of:=IF(ISBLANK([.AL112]);&quot;&quot;;CONCATENATE([.AL$1];cEqual;cLBrace;[.AL112];cRBrace;cComma))">
            <text:p/>
          </table:table-cell>
        </table:table-row>
        <table:table-row table:style-name="ro1">
          <table:table-cell/>
          <table:table-cell table:formula="of:=CONCATENATE([.AM113];[.AN113];[.AO113];[.AP113];[.AQ113];[.AR113];[.AS113];[.AT113];[.AU113];[.AV113];[.AW113];[.AX113];[.AY113];[.AZ113];[.BA113];[.BB113];[.BC113];[.BD113];[.BE113];[.BF113];[.BG113];[.BH113];[.BI113];[.BJ113];[.BK113];[.BL113];[.BM113];[.BN113];[.BO113];[.BP113];[.BQ113];[.BR113];[.BS113];[.BT113];[.BU113];[.BV11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3];cComma)" office:value-type="string" office:string-value="@case{," calcext:value-type="string">
            <text:p>@case{,</text:p>
          </table:table-cell>
          <table:table-cell table:formula="of:=IF(ISBLANK([.D113]);&quot;&quot;;CONCATENATE([.D$1];cEqual;cLBrace;[.D113];cRBrace;cComma))">
            <text:p/>
          </table:table-cell>
          <table:table-cell table:formula="of:=IF(ISBLANK([.E113]);&quot;&quot;;CONCATENATE([.E$1];cEqual;cLBrace;[.E113];cRBrace;cComma))">
            <text:p/>
          </table:table-cell>
          <table:table-cell table:formula="of:=IF(ISBLANK([.F113]);&quot;&quot;;CONCATENATE([.F$1];cEqual;cLBrace;[.F113];cRBrace;cComma))">
            <text:p/>
          </table:table-cell>
          <table:table-cell table:formula="of:=IF(ISBLANK([.G113]);&quot;&quot;;CONCATENATE([.G$1];cEqual;cLBrace;[.G113];cRBrace;cComma))">
            <text:p/>
          </table:table-cell>
          <table:table-cell table:formula="of:=IF(ISBLANK([.H113]);&quot;&quot;;CONCATENATE([.H$1];cEqual;cLBrace;[.H113];cRBrace;cComma))">
            <text:p/>
          </table:table-cell>
          <table:table-cell table:formula="of:=IF(ISBLANK([.I113]);&quot;&quot;;CONCATENATE([.I$1];cEqual;cLBrace;[.I113];cRBrace;cComma))">
            <text:p/>
          </table:table-cell>
          <table:table-cell table:formula="of:=IF(ISBLANK([.J113]);&quot;&quot;;CONCATENATE([.J$1];cEqual;cLBrace;[.J113];cRBrace;cComma))">
            <text:p/>
          </table:table-cell>
          <table:table-cell table:formula="of:=IF(ISBLANK([.K113]);&quot;&quot;;CONCATENATE([.K$1];cEqual;cLBrace;[.K113];cRBrace;cComma))">
            <text:p/>
          </table:table-cell>
          <table:table-cell table:formula="of:=IF(ISBLANK([.L113]);&quot;&quot;;CONCATENATE([.L$1];cEqual;cLBrace;[.L113];cRBrace;cComma))">
            <text:p/>
          </table:table-cell>
          <table:table-cell table:formula="of:=IF(ISBLANK([.M113]);&quot;&quot;;CONCATENATE([.M$1];cEqual;cLBrace;[.M113];cRBrace;cComma))">
            <text:p/>
          </table:table-cell>
          <table:table-cell table:formula="of:=IF(ISBLANK([.N113]);&quot;&quot;;CONCATENATE([.N$1];cEqual;cLBrace;[.N113];cRBrace;cComma))">
            <text:p/>
          </table:table-cell>
          <table:table-cell table:formula="of:=IF(ISBLANK([.O113]);&quot;&quot;;CONCATENATE([.O$1];cEqual;cLBrace;[.O113];cRBrace;cComma))">
            <text:p/>
          </table:table-cell>
          <table:table-cell table:formula="of:=IF(ISBLANK([.P113]);&quot;&quot;;CONCATENATE([.P$1];cEqual;cLBrace;[.P113];cRBrace;cComma))">
            <text:p/>
          </table:table-cell>
          <table:table-cell table:formula="of:=IF(ISBLANK([.Q113]);&quot;&quot;;CONCATENATE([.Q$1];cEqual;cLBrace;[.Q113];cRBrace;cComma))">
            <text:p/>
          </table:table-cell>
          <table:table-cell table:formula="of:=IF(ISBLANK([.R113]);&quot;&quot;;CONCATENATE([.R$1];cEqual;cLBrace;[.R113];cRBrace;cComma))">
            <text:p/>
          </table:table-cell>
          <table:table-cell table:formula="of:=IF(ISBLANK([.S113]);&quot;&quot;;CONCATENATE([.S$1];cEqual;cLBrace;[.S113];cRBrace;cComma))">
            <text:p/>
          </table:table-cell>
          <table:table-cell table:formula="of:=IF(ISBLANK([.T113]);&quot;&quot;;CONCATENATE([.T$1];cEqual;cLBrace;[.T113];cRBrace;cComma))">
            <text:p/>
          </table:table-cell>
          <table:table-cell table:formula="of:=IF(ISBLANK([.U113]);&quot;&quot;;CONCATENATE([.U$1];cEqual;cLBrace;[.U113];cRBrace;cComma))">
            <text:p/>
          </table:table-cell>
          <table:table-cell table:formula="of:=IF(ISBLANK([.V113]);&quot;&quot;;CONCATENATE([.V$1];cEqual;cLBrace;[.V113];cRBrace;cComma))">
            <text:p/>
          </table:table-cell>
          <table:table-cell table:formula="of:=IF(ISBLANK([.W113]);&quot;&quot;;CONCATENATE([.W$1];cEqual;cLBrace;[.W113];cRBrace;cComma))">
            <text:p/>
          </table:table-cell>
          <table:table-cell table:formula="of:=IF(ISBLANK([.X113]);&quot;&quot;;CONCATENATE([.X$1];cEqual;cLBrace;[.X113];cRBrace;cComma))">
            <text:p/>
          </table:table-cell>
          <table:table-cell table:formula="of:=IF(ISBLANK([.Y113]);&quot;&quot;;CONCATENATE([.Y$1];cEqual;cLBrace;[.Y113];cRBrace;cComma))">
            <text:p/>
          </table:table-cell>
          <table:table-cell table:formula="of:=IF(ISBLANK([.Z113]);&quot;&quot;;CONCATENATE([.Z$1];cEqual;cLBrace;[.Z113];cRBrace;cComma))">
            <text:p/>
          </table:table-cell>
          <table:table-cell table:formula="of:=IF(ISBLANK([.AA113]);&quot;&quot;;CONCATENATE([.AA$1];cEqual;cLBrace;[.AA113];cRBrace;cComma))">
            <text:p/>
          </table:table-cell>
          <table:table-cell table:formula="of:=IF(ISBLANK([.AB113]);&quot;&quot;;CONCATENATE([.AB$1];cEqual;cLBrace;[.AB113];cRBrace;cComma))">
            <text:p/>
          </table:table-cell>
          <table:table-cell table:formula="of:=IF(ISBLANK([.AC113]);&quot;&quot;;CONCATENATE([.AC$1];cEqual;cLBrace;[.AC113];cRBrace;cComma))">
            <text:p/>
          </table:table-cell>
          <table:table-cell table:formula="of:=IF(ISBLANK([.AD113]);&quot;&quot;;CONCATENATE([.AD$1];cEqual;cLBrace;[.AD113];cRBrace;cComma))">
            <text:p/>
          </table:table-cell>
          <table:table-cell table:formula="of:=IF(ISBLANK([.AE113]);&quot;&quot;;CONCATENATE([.AE$1];cEqual;cLBrace;[.AE113];cRBrace;cComma))">
            <text:p/>
          </table:table-cell>
          <table:table-cell table:formula="of:=IF(ISBLANK([.AF113]);&quot;&quot;;CONCATENATE([.AF$1];cEqual;cLBrace;[.AF113];cRBrace;cComma))">
            <text:p/>
          </table:table-cell>
          <table:table-cell table:formula="of:=IF(ISBLANK([.AG113]);&quot;&quot;;CONCATENATE([.AG$1];cEqual;cLBrace;[.AG113];cRBrace;cComma))">
            <text:p/>
          </table:table-cell>
          <table:table-cell table:formula="of:=IF(ISBLANK([.AH113]);&quot;&quot;;CONCATENATE([.AH$1];cEqual;cLBrace;[.AH113];cRBrace;cComma))">
            <text:p/>
          </table:table-cell>
          <table:table-cell table:formula="of:=IF(ISBLANK([.AI113]);&quot;&quot;;CONCATENATE([.AI$1];cEqual;cLBrace;[.AI113];cRBrace;cComma))">
            <text:p/>
          </table:table-cell>
          <table:table-cell table:formula="of:=IF(ISBLANK([.AJ113]);&quot;&quot;;CONCATENATE([.AJ$1];cEqual;cLBrace;[.AJ113];cRBrace;cComma))">
            <text:p/>
          </table:table-cell>
          <table:table-cell table:formula="of:=IF(ISBLANK([.AK113]);&quot;&quot;;CONCATENATE([.AK$1];cEqual;cLBrace;[.AK113];cRBrace;cComma))">
            <text:p/>
          </table:table-cell>
          <table:table-cell table:formula="of:=IF(ISBLANK([.AL113]);&quot;&quot;;CONCATENATE([.AL$1];cEqual;cLBrace;[.AL113];cRBrace;cComma))">
            <text:p/>
          </table:table-cell>
        </table:table-row>
        <table:table-row table:style-name="ro1">
          <table:table-cell/>
          <table:table-cell table:formula="of:=CONCATENATE([.AM114];[.AN114];[.AO114];[.AP114];[.AQ114];[.AR114];[.AS114];[.AT114];[.AU114];[.AV114];[.AW114];[.AX114];[.AY114];[.AZ114];[.BA114];[.BB114];[.BC114];[.BD114];[.BE114];[.BF114];[.BG114];[.BH114];[.BI114];[.BJ114];[.BK114];[.BL114];[.BM114];[.BN114];[.BO114];[.BP114];[.BQ114];[.BR114];[.BS114];[.BT114];[.BU114];[.BV11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4];cComma)" office:value-type="string" office:string-value="@case{," calcext:value-type="string">
            <text:p>@case{,</text:p>
          </table:table-cell>
          <table:table-cell table:formula="of:=IF(ISBLANK([.D114]);&quot;&quot;;CONCATENATE([.D$1];cEqual;cLBrace;[.D114];cRBrace;cComma))">
            <text:p/>
          </table:table-cell>
          <table:table-cell table:formula="of:=IF(ISBLANK([.E114]);&quot;&quot;;CONCATENATE([.E$1];cEqual;cLBrace;[.E114];cRBrace;cComma))">
            <text:p/>
          </table:table-cell>
          <table:table-cell table:formula="of:=IF(ISBLANK([.F114]);&quot;&quot;;CONCATENATE([.F$1];cEqual;cLBrace;[.F114];cRBrace;cComma))">
            <text:p/>
          </table:table-cell>
          <table:table-cell table:formula="of:=IF(ISBLANK([.G114]);&quot;&quot;;CONCATENATE([.G$1];cEqual;cLBrace;[.G114];cRBrace;cComma))">
            <text:p/>
          </table:table-cell>
          <table:table-cell table:formula="of:=IF(ISBLANK([.H114]);&quot;&quot;;CONCATENATE([.H$1];cEqual;cLBrace;[.H114];cRBrace;cComma))">
            <text:p/>
          </table:table-cell>
          <table:table-cell table:formula="of:=IF(ISBLANK([.I114]);&quot;&quot;;CONCATENATE([.I$1];cEqual;cLBrace;[.I114];cRBrace;cComma))">
            <text:p/>
          </table:table-cell>
          <table:table-cell table:formula="of:=IF(ISBLANK([.J114]);&quot;&quot;;CONCATENATE([.J$1];cEqual;cLBrace;[.J114];cRBrace;cComma))">
            <text:p/>
          </table:table-cell>
          <table:table-cell table:formula="of:=IF(ISBLANK([.K114]);&quot;&quot;;CONCATENATE([.K$1];cEqual;cLBrace;[.K114];cRBrace;cComma))">
            <text:p/>
          </table:table-cell>
          <table:table-cell table:formula="of:=IF(ISBLANK([.L114]);&quot;&quot;;CONCATENATE([.L$1];cEqual;cLBrace;[.L114];cRBrace;cComma))">
            <text:p/>
          </table:table-cell>
          <table:table-cell table:formula="of:=IF(ISBLANK([.M114]);&quot;&quot;;CONCATENATE([.M$1];cEqual;cLBrace;[.M114];cRBrace;cComma))">
            <text:p/>
          </table:table-cell>
          <table:table-cell table:formula="of:=IF(ISBLANK([.N114]);&quot;&quot;;CONCATENATE([.N$1];cEqual;cLBrace;[.N114];cRBrace;cComma))">
            <text:p/>
          </table:table-cell>
          <table:table-cell table:formula="of:=IF(ISBLANK([.O114]);&quot;&quot;;CONCATENATE([.O$1];cEqual;cLBrace;[.O114];cRBrace;cComma))">
            <text:p/>
          </table:table-cell>
          <table:table-cell table:formula="of:=IF(ISBLANK([.P114]);&quot;&quot;;CONCATENATE([.P$1];cEqual;cLBrace;[.P114];cRBrace;cComma))">
            <text:p/>
          </table:table-cell>
          <table:table-cell table:formula="of:=IF(ISBLANK([.Q114]);&quot;&quot;;CONCATENATE([.Q$1];cEqual;cLBrace;[.Q114];cRBrace;cComma))">
            <text:p/>
          </table:table-cell>
          <table:table-cell table:formula="of:=IF(ISBLANK([.R114]);&quot;&quot;;CONCATENATE([.R$1];cEqual;cLBrace;[.R114];cRBrace;cComma))">
            <text:p/>
          </table:table-cell>
          <table:table-cell table:formula="of:=IF(ISBLANK([.S114]);&quot;&quot;;CONCATENATE([.S$1];cEqual;cLBrace;[.S114];cRBrace;cComma))">
            <text:p/>
          </table:table-cell>
          <table:table-cell table:formula="of:=IF(ISBLANK([.T114]);&quot;&quot;;CONCATENATE([.T$1];cEqual;cLBrace;[.T114];cRBrace;cComma))">
            <text:p/>
          </table:table-cell>
          <table:table-cell table:formula="of:=IF(ISBLANK([.U114]);&quot;&quot;;CONCATENATE([.U$1];cEqual;cLBrace;[.U114];cRBrace;cComma))">
            <text:p/>
          </table:table-cell>
          <table:table-cell table:formula="of:=IF(ISBLANK([.V114]);&quot;&quot;;CONCATENATE([.V$1];cEqual;cLBrace;[.V114];cRBrace;cComma))">
            <text:p/>
          </table:table-cell>
          <table:table-cell table:formula="of:=IF(ISBLANK([.W114]);&quot;&quot;;CONCATENATE([.W$1];cEqual;cLBrace;[.W114];cRBrace;cComma))">
            <text:p/>
          </table:table-cell>
          <table:table-cell table:formula="of:=IF(ISBLANK([.X114]);&quot;&quot;;CONCATENATE([.X$1];cEqual;cLBrace;[.X114];cRBrace;cComma))">
            <text:p/>
          </table:table-cell>
          <table:table-cell table:formula="of:=IF(ISBLANK([.Y114]);&quot;&quot;;CONCATENATE([.Y$1];cEqual;cLBrace;[.Y114];cRBrace;cComma))">
            <text:p/>
          </table:table-cell>
          <table:table-cell table:formula="of:=IF(ISBLANK([.Z114]);&quot;&quot;;CONCATENATE([.Z$1];cEqual;cLBrace;[.Z114];cRBrace;cComma))">
            <text:p/>
          </table:table-cell>
          <table:table-cell table:formula="of:=IF(ISBLANK([.AA114]);&quot;&quot;;CONCATENATE([.AA$1];cEqual;cLBrace;[.AA114];cRBrace;cComma))">
            <text:p/>
          </table:table-cell>
          <table:table-cell table:formula="of:=IF(ISBLANK([.AB114]);&quot;&quot;;CONCATENATE([.AB$1];cEqual;cLBrace;[.AB114];cRBrace;cComma))">
            <text:p/>
          </table:table-cell>
          <table:table-cell table:formula="of:=IF(ISBLANK([.AC114]);&quot;&quot;;CONCATENATE([.AC$1];cEqual;cLBrace;[.AC114];cRBrace;cComma))">
            <text:p/>
          </table:table-cell>
          <table:table-cell table:formula="of:=IF(ISBLANK([.AD114]);&quot;&quot;;CONCATENATE([.AD$1];cEqual;cLBrace;[.AD114];cRBrace;cComma))">
            <text:p/>
          </table:table-cell>
          <table:table-cell table:formula="of:=IF(ISBLANK([.AE114]);&quot;&quot;;CONCATENATE([.AE$1];cEqual;cLBrace;[.AE114];cRBrace;cComma))">
            <text:p/>
          </table:table-cell>
          <table:table-cell table:formula="of:=IF(ISBLANK([.AF114]);&quot;&quot;;CONCATENATE([.AF$1];cEqual;cLBrace;[.AF114];cRBrace;cComma))">
            <text:p/>
          </table:table-cell>
          <table:table-cell table:formula="of:=IF(ISBLANK([.AG114]);&quot;&quot;;CONCATENATE([.AG$1];cEqual;cLBrace;[.AG114];cRBrace;cComma))">
            <text:p/>
          </table:table-cell>
          <table:table-cell table:formula="of:=IF(ISBLANK([.AH114]);&quot;&quot;;CONCATENATE([.AH$1];cEqual;cLBrace;[.AH114];cRBrace;cComma))">
            <text:p/>
          </table:table-cell>
          <table:table-cell table:formula="of:=IF(ISBLANK([.AI114]);&quot;&quot;;CONCATENATE([.AI$1];cEqual;cLBrace;[.AI114];cRBrace;cComma))">
            <text:p/>
          </table:table-cell>
          <table:table-cell table:formula="of:=IF(ISBLANK([.AJ114]);&quot;&quot;;CONCATENATE([.AJ$1];cEqual;cLBrace;[.AJ114];cRBrace;cComma))">
            <text:p/>
          </table:table-cell>
          <table:table-cell table:formula="of:=IF(ISBLANK([.AK114]);&quot;&quot;;CONCATENATE([.AK$1];cEqual;cLBrace;[.AK114];cRBrace;cComma))">
            <text:p/>
          </table:table-cell>
          <table:table-cell table:formula="of:=IF(ISBLANK([.AL114]);&quot;&quot;;CONCATENATE([.AL$1];cEqual;cLBrace;[.AL114];cRBrace;cComma))">
            <text:p/>
          </table:table-cell>
        </table:table-row>
        <table:table-row table:style-name="ro1">
          <table:table-cell/>
          <table:table-cell table:formula="of:=CONCATENATE([.AM115];[.AN115];[.AO115];[.AP115];[.AQ115];[.AR115];[.AS115];[.AT115];[.AU115];[.AV115];[.AW115];[.AX115];[.AY115];[.AZ115];[.BA115];[.BB115];[.BC115];[.BD115];[.BE115];[.BF115];[.BG115];[.BH115];[.BI115];[.BJ115];[.BK115];[.BL115];[.BM115];[.BN115];[.BO115];[.BP115];[.BQ115];[.BR115];[.BS115];[.BT115];[.BU115];[.BV11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5];cComma)" office:value-type="string" office:string-value="@case{," calcext:value-type="string">
            <text:p>@case{,</text:p>
          </table:table-cell>
          <table:table-cell table:formula="of:=IF(ISBLANK([.D115]);&quot;&quot;;CONCATENATE([.D$1];cEqual;cLBrace;[.D115];cRBrace;cComma))">
            <text:p/>
          </table:table-cell>
          <table:table-cell table:formula="of:=IF(ISBLANK([.E115]);&quot;&quot;;CONCATENATE([.E$1];cEqual;cLBrace;[.E115];cRBrace;cComma))">
            <text:p/>
          </table:table-cell>
          <table:table-cell table:formula="of:=IF(ISBLANK([.F115]);&quot;&quot;;CONCATENATE([.F$1];cEqual;cLBrace;[.F115];cRBrace;cComma))">
            <text:p/>
          </table:table-cell>
          <table:table-cell table:formula="of:=IF(ISBLANK([.G115]);&quot;&quot;;CONCATENATE([.G$1];cEqual;cLBrace;[.G115];cRBrace;cComma))">
            <text:p/>
          </table:table-cell>
          <table:table-cell table:formula="of:=IF(ISBLANK([.H115]);&quot;&quot;;CONCATENATE([.H$1];cEqual;cLBrace;[.H115];cRBrace;cComma))">
            <text:p/>
          </table:table-cell>
          <table:table-cell table:formula="of:=IF(ISBLANK([.I115]);&quot;&quot;;CONCATENATE([.I$1];cEqual;cLBrace;[.I115];cRBrace;cComma))">
            <text:p/>
          </table:table-cell>
          <table:table-cell table:formula="of:=IF(ISBLANK([.J115]);&quot;&quot;;CONCATENATE([.J$1];cEqual;cLBrace;[.J115];cRBrace;cComma))">
            <text:p/>
          </table:table-cell>
          <table:table-cell table:formula="of:=IF(ISBLANK([.K115]);&quot;&quot;;CONCATENATE([.K$1];cEqual;cLBrace;[.K115];cRBrace;cComma))">
            <text:p/>
          </table:table-cell>
          <table:table-cell table:formula="of:=IF(ISBLANK([.L115]);&quot;&quot;;CONCATENATE([.L$1];cEqual;cLBrace;[.L115];cRBrace;cComma))">
            <text:p/>
          </table:table-cell>
          <table:table-cell table:formula="of:=IF(ISBLANK([.M115]);&quot;&quot;;CONCATENATE([.M$1];cEqual;cLBrace;[.M115];cRBrace;cComma))">
            <text:p/>
          </table:table-cell>
          <table:table-cell table:formula="of:=IF(ISBLANK([.N115]);&quot;&quot;;CONCATENATE([.N$1];cEqual;cLBrace;[.N115];cRBrace;cComma))">
            <text:p/>
          </table:table-cell>
          <table:table-cell table:formula="of:=IF(ISBLANK([.O115]);&quot;&quot;;CONCATENATE([.O$1];cEqual;cLBrace;[.O115];cRBrace;cComma))">
            <text:p/>
          </table:table-cell>
          <table:table-cell table:formula="of:=IF(ISBLANK([.P115]);&quot;&quot;;CONCATENATE([.P$1];cEqual;cLBrace;[.P115];cRBrace;cComma))">
            <text:p/>
          </table:table-cell>
          <table:table-cell table:formula="of:=IF(ISBLANK([.Q115]);&quot;&quot;;CONCATENATE([.Q$1];cEqual;cLBrace;[.Q115];cRBrace;cComma))">
            <text:p/>
          </table:table-cell>
          <table:table-cell table:formula="of:=IF(ISBLANK([.R115]);&quot;&quot;;CONCATENATE([.R$1];cEqual;cLBrace;[.R115];cRBrace;cComma))">
            <text:p/>
          </table:table-cell>
          <table:table-cell table:formula="of:=IF(ISBLANK([.S115]);&quot;&quot;;CONCATENATE([.S$1];cEqual;cLBrace;[.S115];cRBrace;cComma))">
            <text:p/>
          </table:table-cell>
          <table:table-cell table:formula="of:=IF(ISBLANK([.T115]);&quot;&quot;;CONCATENATE([.T$1];cEqual;cLBrace;[.T115];cRBrace;cComma))">
            <text:p/>
          </table:table-cell>
          <table:table-cell table:formula="of:=IF(ISBLANK([.U115]);&quot;&quot;;CONCATENATE([.U$1];cEqual;cLBrace;[.U115];cRBrace;cComma))">
            <text:p/>
          </table:table-cell>
          <table:table-cell table:formula="of:=IF(ISBLANK([.V115]);&quot;&quot;;CONCATENATE([.V$1];cEqual;cLBrace;[.V115];cRBrace;cComma))">
            <text:p/>
          </table:table-cell>
          <table:table-cell table:formula="of:=IF(ISBLANK([.W115]);&quot;&quot;;CONCATENATE([.W$1];cEqual;cLBrace;[.W115];cRBrace;cComma))">
            <text:p/>
          </table:table-cell>
          <table:table-cell table:formula="of:=IF(ISBLANK([.X115]);&quot;&quot;;CONCATENATE([.X$1];cEqual;cLBrace;[.X115];cRBrace;cComma))">
            <text:p/>
          </table:table-cell>
          <table:table-cell table:formula="of:=IF(ISBLANK([.Y115]);&quot;&quot;;CONCATENATE([.Y$1];cEqual;cLBrace;[.Y115];cRBrace;cComma))">
            <text:p/>
          </table:table-cell>
          <table:table-cell table:formula="of:=IF(ISBLANK([.Z115]);&quot;&quot;;CONCATENATE([.Z$1];cEqual;cLBrace;[.Z115];cRBrace;cComma))">
            <text:p/>
          </table:table-cell>
          <table:table-cell table:formula="of:=IF(ISBLANK([.AA115]);&quot;&quot;;CONCATENATE([.AA$1];cEqual;cLBrace;[.AA115];cRBrace;cComma))">
            <text:p/>
          </table:table-cell>
          <table:table-cell table:formula="of:=IF(ISBLANK([.AB115]);&quot;&quot;;CONCATENATE([.AB$1];cEqual;cLBrace;[.AB115];cRBrace;cComma))">
            <text:p/>
          </table:table-cell>
          <table:table-cell table:formula="of:=IF(ISBLANK([.AC115]);&quot;&quot;;CONCATENATE([.AC$1];cEqual;cLBrace;[.AC115];cRBrace;cComma))">
            <text:p/>
          </table:table-cell>
          <table:table-cell table:formula="of:=IF(ISBLANK([.AD115]);&quot;&quot;;CONCATENATE([.AD$1];cEqual;cLBrace;[.AD115];cRBrace;cComma))">
            <text:p/>
          </table:table-cell>
          <table:table-cell table:formula="of:=IF(ISBLANK([.AE115]);&quot;&quot;;CONCATENATE([.AE$1];cEqual;cLBrace;[.AE115];cRBrace;cComma))">
            <text:p/>
          </table:table-cell>
          <table:table-cell table:formula="of:=IF(ISBLANK([.AF115]);&quot;&quot;;CONCATENATE([.AF$1];cEqual;cLBrace;[.AF115];cRBrace;cComma))">
            <text:p/>
          </table:table-cell>
          <table:table-cell table:formula="of:=IF(ISBLANK([.AG115]);&quot;&quot;;CONCATENATE([.AG$1];cEqual;cLBrace;[.AG115];cRBrace;cComma))">
            <text:p/>
          </table:table-cell>
          <table:table-cell table:formula="of:=IF(ISBLANK([.AH115]);&quot;&quot;;CONCATENATE([.AH$1];cEqual;cLBrace;[.AH115];cRBrace;cComma))">
            <text:p/>
          </table:table-cell>
          <table:table-cell table:formula="of:=IF(ISBLANK([.AI115]);&quot;&quot;;CONCATENATE([.AI$1];cEqual;cLBrace;[.AI115];cRBrace;cComma))">
            <text:p/>
          </table:table-cell>
          <table:table-cell table:formula="of:=IF(ISBLANK([.AJ115]);&quot;&quot;;CONCATENATE([.AJ$1];cEqual;cLBrace;[.AJ115];cRBrace;cComma))">
            <text:p/>
          </table:table-cell>
          <table:table-cell table:formula="of:=IF(ISBLANK([.AK115]);&quot;&quot;;CONCATENATE([.AK$1];cEqual;cLBrace;[.AK115];cRBrace;cComma))">
            <text:p/>
          </table:table-cell>
          <table:table-cell table:formula="of:=IF(ISBLANK([.AL115]);&quot;&quot;;CONCATENATE([.AL$1];cEqual;cLBrace;[.AL115];cRBrace;cComma))">
            <text:p/>
          </table:table-cell>
        </table:table-row>
        <table:table-row table:style-name="ro1">
          <table:table-cell/>
          <table:table-cell table:formula="of:=CONCATENATE([.AM116];[.AN116];[.AO116];[.AP116];[.AQ116];[.AR116];[.AS116];[.AT116];[.AU116];[.AV116];[.AW116];[.AX116];[.AY116];[.AZ116];[.BA116];[.BB116];[.BC116];[.BD116];[.BE116];[.BF116];[.BG116];[.BH116];[.BI116];[.BJ116];[.BK116];[.BL116];[.BM116];[.BN116];[.BO116];[.BP116];[.BQ116];[.BR116];[.BS116];[.BT116];[.BU116];[.BV11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6];cComma)" office:value-type="string" office:string-value="@case{," calcext:value-type="string">
            <text:p>@case{,</text:p>
          </table:table-cell>
          <table:table-cell table:formula="of:=IF(ISBLANK([.D116]);&quot;&quot;;CONCATENATE([.D$1];cEqual;cLBrace;[.D116];cRBrace;cComma))">
            <text:p/>
          </table:table-cell>
          <table:table-cell table:formula="of:=IF(ISBLANK([.E116]);&quot;&quot;;CONCATENATE([.E$1];cEqual;cLBrace;[.E116];cRBrace;cComma))">
            <text:p/>
          </table:table-cell>
          <table:table-cell table:formula="of:=IF(ISBLANK([.F116]);&quot;&quot;;CONCATENATE([.F$1];cEqual;cLBrace;[.F116];cRBrace;cComma))">
            <text:p/>
          </table:table-cell>
          <table:table-cell table:formula="of:=IF(ISBLANK([.G116]);&quot;&quot;;CONCATENATE([.G$1];cEqual;cLBrace;[.G116];cRBrace;cComma))">
            <text:p/>
          </table:table-cell>
          <table:table-cell table:formula="of:=IF(ISBLANK([.H116]);&quot;&quot;;CONCATENATE([.H$1];cEqual;cLBrace;[.H116];cRBrace;cComma))">
            <text:p/>
          </table:table-cell>
          <table:table-cell table:formula="of:=IF(ISBLANK([.I116]);&quot;&quot;;CONCATENATE([.I$1];cEqual;cLBrace;[.I116];cRBrace;cComma))">
            <text:p/>
          </table:table-cell>
          <table:table-cell table:formula="of:=IF(ISBLANK([.J116]);&quot;&quot;;CONCATENATE([.J$1];cEqual;cLBrace;[.J116];cRBrace;cComma))">
            <text:p/>
          </table:table-cell>
          <table:table-cell table:formula="of:=IF(ISBLANK([.K116]);&quot;&quot;;CONCATENATE([.K$1];cEqual;cLBrace;[.K116];cRBrace;cComma))">
            <text:p/>
          </table:table-cell>
          <table:table-cell table:formula="of:=IF(ISBLANK([.L116]);&quot;&quot;;CONCATENATE([.L$1];cEqual;cLBrace;[.L116];cRBrace;cComma))">
            <text:p/>
          </table:table-cell>
          <table:table-cell table:formula="of:=IF(ISBLANK([.M116]);&quot;&quot;;CONCATENATE([.M$1];cEqual;cLBrace;[.M116];cRBrace;cComma))">
            <text:p/>
          </table:table-cell>
          <table:table-cell table:formula="of:=IF(ISBLANK([.N116]);&quot;&quot;;CONCATENATE([.N$1];cEqual;cLBrace;[.N116];cRBrace;cComma))">
            <text:p/>
          </table:table-cell>
          <table:table-cell table:formula="of:=IF(ISBLANK([.O116]);&quot;&quot;;CONCATENATE([.O$1];cEqual;cLBrace;[.O116];cRBrace;cComma))">
            <text:p/>
          </table:table-cell>
          <table:table-cell table:formula="of:=IF(ISBLANK([.P116]);&quot;&quot;;CONCATENATE([.P$1];cEqual;cLBrace;[.P116];cRBrace;cComma))">
            <text:p/>
          </table:table-cell>
          <table:table-cell table:formula="of:=IF(ISBLANK([.Q116]);&quot;&quot;;CONCATENATE([.Q$1];cEqual;cLBrace;[.Q116];cRBrace;cComma))">
            <text:p/>
          </table:table-cell>
          <table:table-cell table:formula="of:=IF(ISBLANK([.R116]);&quot;&quot;;CONCATENATE([.R$1];cEqual;cLBrace;[.R116];cRBrace;cComma))">
            <text:p/>
          </table:table-cell>
          <table:table-cell table:formula="of:=IF(ISBLANK([.S116]);&quot;&quot;;CONCATENATE([.S$1];cEqual;cLBrace;[.S116];cRBrace;cComma))">
            <text:p/>
          </table:table-cell>
          <table:table-cell table:formula="of:=IF(ISBLANK([.T116]);&quot;&quot;;CONCATENATE([.T$1];cEqual;cLBrace;[.T116];cRBrace;cComma))">
            <text:p/>
          </table:table-cell>
          <table:table-cell table:formula="of:=IF(ISBLANK([.U116]);&quot;&quot;;CONCATENATE([.U$1];cEqual;cLBrace;[.U116];cRBrace;cComma))">
            <text:p/>
          </table:table-cell>
          <table:table-cell table:formula="of:=IF(ISBLANK([.V116]);&quot;&quot;;CONCATENATE([.V$1];cEqual;cLBrace;[.V116];cRBrace;cComma))">
            <text:p/>
          </table:table-cell>
          <table:table-cell table:formula="of:=IF(ISBLANK([.W116]);&quot;&quot;;CONCATENATE([.W$1];cEqual;cLBrace;[.W116];cRBrace;cComma))">
            <text:p/>
          </table:table-cell>
          <table:table-cell table:formula="of:=IF(ISBLANK([.X116]);&quot;&quot;;CONCATENATE([.X$1];cEqual;cLBrace;[.X116];cRBrace;cComma))">
            <text:p/>
          </table:table-cell>
          <table:table-cell table:formula="of:=IF(ISBLANK([.Y116]);&quot;&quot;;CONCATENATE([.Y$1];cEqual;cLBrace;[.Y116];cRBrace;cComma))">
            <text:p/>
          </table:table-cell>
          <table:table-cell table:formula="of:=IF(ISBLANK([.Z116]);&quot;&quot;;CONCATENATE([.Z$1];cEqual;cLBrace;[.Z116];cRBrace;cComma))">
            <text:p/>
          </table:table-cell>
          <table:table-cell table:formula="of:=IF(ISBLANK([.AA116]);&quot;&quot;;CONCATENATE([.AA$1];cEqual;cLBrace;[.AA116];cRBrace;cComma))">
            <text:p/>
          </table:table-cell>
          <table:table-cell table:formula="of:=IF(ISBLANK([.AB116]);&quot;&quot;;CONCATENATE([.AB$1];cEqual;cLBrace;[.AB116];cRBrace;cComma))">
            <text:p/>
          </table:table-cell>
          <table:table-cell table:formula="of:=IF(ISBLANK([.AC116]);&quot;&quot;;CONCATENATE([.AC$1];cEqual;cLBrace;[.AC116];cRBrace;cComma))">
            <text:p/>
          </table:table-cell>
          <table:table-cell table:formula="of:=IF(ISBLANK([.AD116]);&quot;&quot;;CONCATENATE([.AD$1];cEqual;cLBrace;[.AD116];cRBrace;cComma))">
            <text:p/>
          </table:table-cell>
          <table:table-cell table:formula="of:=IF(ISBLANK([.AE116]);&quot;&quot;;CONCATENATE([.AE$1];cEqual;cLBrace;[.AE116];cRBrace;cComma))">
            <text:p/>
          </table:table-cell>
          <table:table-cell table:formula="of:=IF(ISBLANK([.AF116]);&quot;&quot;;CONCATENATE([.AF$1];cEqual;cLBrace;[.AF116];cRBrace;cComma))">
            <text:p/>
          </table:table-cell>
          <table:table-cell table:formula="of:=IF(ISBLANK([.AG116]);&quot;&quot;;CONCATENATE([.AG$1];cEqual;cLBrace;[.AG116];cRBrace;cComma))">
            <text:p/>
          </table:table-cell>
          <table:table-cell table:formula="of:=IF(ISBLANK([.AH116]);&quot;&quot;;CONCATENATE([.AH$1];cEqual;cLBrace;[.AH116];cRBrace;cComma))">
            <text:p/>
          </table:table-cell>
          <table:table-cell table:formula="of:=IF(ISBLANK([.AI116]);&quot;&quot;;CONCATENATE([.AI$1];cEqual;cLBrace;[.AI116];cRBrace;cComma))">
            <text:p/>
          </table:table-cell>
          <table:table-cell table:formula="of:=IF(ISBLANK([.AJ116]);&quot;&quot;;CONCATENATE([.AJ$1];cEqual;cLBrace;[.AJ116];cRBrace;cComma))">
            <text:p/>
          </table:table-cell>
          <table:table-cell table:formula="of:=IF(ISBLANK([.AK116]);&quot;&quot;;CONCATENATE([.AK$1];cEqual;cLBrace;[.AK116];cRBrace;cComma))">
            <text:p/>
          </table:table-cell>
          <table:table-cell table:formula="of:=IF(ISBLANK([.AL116]);&quot;&quot;;CONCATENATE([.AL$1];cEqual;cLBrace;[.AL116];cRBrace;cComma))">
            <text:p/>
          </table:table-cell>
        </table:table-row>
        <table:table-row table:style-name="ro1">
          <table:table-cell/>
          <table:table-cell table:formula="of:=CONCATENATE([.AM117];[.AN117];[.AO117];[.AP117];[.AQ117];[.AR117];[.AS117];[.AT117];[.AU117];[.AV117];[.AW117];[.AX117];[.AY117];[.AZ117];[.BA117];[.BB117];[.BC117];[.BD117];[.BE117];[.BF117];[.BG117];[.BH117];[.BI117];[.BJ117];[.BK117];[.BL117];[.BM117];[.BN117];[.BO117];[.BP117];[.BQ117];[.BR117];[.BS117];[.BT117];[.BU117];[.BV11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7];cComma)" office:value-type="string" office:string-value="@case{," calcext:value-type="string">
            <text:p>@case{,</text:p>
          </table:table-cell>
          <table:table-cell table:formula="of:=IF(ISBLANK([.D117]);&quot;&quot;;CONCATENATE([.D$1];cEqual;cLBrace;[.D117];cRBrace;cComma))">
            <text:p/>
          </table:table-cell>
          <table:table-cell table:formula="of:=IF(ISBLANK([.E117]);&quot;&quot;;CONCATENATE([.E$1];cEqual;cLBrace;[.E117];cRBrace;cComma))">
            <text:p/>
          </table:table-cell>
          <table:table-cell table:formula="of:=IF(ISBLANK([.F117]);&quot;&quot;;CONCATENATE([.F$1];cEqual;cLBrace;[.F117];cRBrace;cComma))">
            <text:p/>
          </table:table-cell>
          <table:table-cell table:formula="of:=IF(ISBLANK([.G117]);&quot;&quot;;CONCATENATE([.G$1];cEqual;cLBrace;[.G117];cRBrace;cComma))">
            <text:p/>
          </table:table-cell>
          <table:table-cell table:formula="of:=IF(ISBLANK([.H117]);&quot;&quot;;CONCATENATE([.H$1];cEqual;cLBrace;[.H117];cRBrace;cComma))">
            <text:p/>
          </table:table-cell>
          <table:table-cell table:formula="of:=IF(ISBLANK([.I117]);&quot;&quot;;CONCATENATE([.I$1];cEqual;cLBrace;[.I117];cRBrace;cComma))">
            <text:p/>
          </table:table-cell>
          <table:table-cell table:formula="of:=IF(ISBLANK([.J117]);&quot;&quot;;CONCATENATE([.J$1];cEqual;cLBrace;[.J117];cRBrace;cComma))">
            <text:p/>
          </table:table-cell>
          <table:table-cell table:formula="of:=IF(ISBLANK([.K117]);&quot;&quot;;CONCATENATE([.K$1];cEqual;cLBrace;[.K117];cRBrace;cComma))">
            <text:p/>
          </table:table-cell>
          <table:table-cell table:formula="of:=IF(ISBLANK([.L117]);&quot;&quot;;CONCATENATE([.L$1];cEqual;cLBrace;[.L117];cRBrace;cComma))">
            <text:p/>
          </table:table-cell>
          <table:table-cell table:formula="of:=IF(ISBLANK([.M117]);&quot;&quot;;CONCATENATE([.M$1];cEqual;cLBrace;[.M117];cRBrace;cComma))">
            <text:p/>
          </table:table-cell>
          <table:table-cell table:formula="of:=IF(ISBLANK([.N117]);&quot;&quot;;CONCATENATE([.N$1];cEqual;cLBrace;[.N117];cRBrace;cComma))">
            <text:p/>
          </table:table-cell>
          <table:table-cell table:formula="of:=IF(ISBLANK([.O117]);&quot;&quot;;CONCATENATE([.O$1];cEqual;cLBrace;[.O117];cRBrace;cComma))">
            <text:p/>
          </table:table-cell>
          <table:table-cell table:formula="of:=IF(ISBLANK([.P117]);&quot;&quot;;CONCATENATE([.P$1];cEqual;cLBrace;[.P117];cRBrace;cComma))">
            <text:p/>
          </table:table-cell>
          <table:table-cell table:formula="of:=IF(ISBLANK([.Q117]);&quot;&quot;;CONCATENATE([.Q$1];cEqual;cLBrace;[.Q117];cRBrace;cComma))">
            <text:p/>
          </table:table-cell>
          <table:table-cell table:formula="of:=IF(ISBLANK([.R117]);&quot;&quot;;CONCATENATE([.R$1];cEqual;cLBrace;[.R117];cRBrace;cComma))">
            <text:p/>
          </table:table-cell>
          <table:table-cell table:formula="of:=IF(ISBLANK([.S117]);&quot;&quot;;CONCATENATE([.S$1];cEqual;cLBrace;[.S117];cRBrace;cComma))">
            <text:p/>
          </table:table-cell>
          <table:table-cell table:formula="of:=IF(ISBLANK([.T117]);&quot;&quot;;CONCATENATE([.T$1];cEqual;cLBrace;[.T117];cRBrace;cComma))">
            <text:p/>
          </table:table-cell>
          <table:table-cell table:formula="of:=IF(ISBLANK([.U117]);&quot;&quot;;CONCATENATE([.U$1];cEqual;cLBrace;[.U117];cRBrace;cComma))">
            <text:p/>
          </table:table-cell>
          <table:table-cell table:formula="of:=IF(ISBLANK([.V117]);&quot;&quot;;CONCATENATE([.V$1];cEqual;cLBrace;[.V117];cRBrace;cComma))">
            <text:p/>
          </table:table-cell>
          <table:table-cell table:formula="of:=IF(ISBLANK([.W117]);&quot;&quot;;CONCATENATE([.W$1];cEqual;cLBrace;[.W117];cRBrace;cComma))">
            <text:p/>
          </table:table-cell>
          <table:table-cell table:formula="of:=IF(ISBLANK([.X117]);&quot;&quot;;CONCATENATE([.X$1];cEqual;cLBrace;[.X117];cRBrace;cComma))">
            <text:p/>
          </table:table-cell>
          <table:table-cell table:formula="of:=IF(ISBLANK([.Y117]);&quot;&quot;;CONCATENATE([.Y$1];cEqual;cLBrace;[.Y117];cRBrace;cComma))">
            <text:p/>
          </table:table-cell>
          <table:table-cell table:formula="of:=IF(ISBLANK([.Z117]);&quot;&quot;;CONCATENATE([.Z$1];cEqual;cLBrace;[.Z117];cRBrace;cComma))">
            <text:p/>
          </table:table-cell>
          <table:table-cell table:formula="of:=IF(ISBLANK([.AA117]);&quot;&quot;;CONCATENATE([.AA$1];cEqual;cLBrace;[.AA117];cRBrace;cComma))">
            <text:p/>
          </table:table-cell>
          <table:table-cell table:formula="of:=IF(ISBLANK([.AB117]);&quot;&quot;;CONCATENATE([.AB$1];cEqual;cLBrace;[.AB117];cRBrace;cComma))">
            <text:p/>
          </table:table-cell>
          <table:table-cell table:formula="of:=IF(ISBLANK([.AC117]);&quot;&quot;;CONCATENATE([.AC$1];cEqual;cLBrace;[.AC117];cRBrace;cComma))">
            <text:p/>
          </table:table-cell>
          <table:table-cell table:formula="of:=IF(ISBLANK([.AD117]);&quot;&quot;;CONCATENATE([.AD$1];cEqual;cLBrace;[.AD117];cRBrace;cComma))">
            <text:p/>
          </table:table-cell>
          <table:table-cell table:formula="of:=IF(ISBLANK([.AE117]);&quot;&quot;;CONCATENATE([.AE$1];cEqual;cLBrace;[.AE117];cRBrace;cComma))">
            <text:p/>
          </table:table-cell>
          <table:table-cell table:formula="of:=IF(ISBLANK([.AF117]);&quot;&quot;;CONCATENATE([.AF$1];cEqual;cLBrace;[.AF117];cRBrace;cComma))">
            <text:p/>
          </table:table-cell>
          <table:table-cell table:formula="of:=IF(ISBLANK([.AG117]);&quot;&quot;;CONCATENATE([.AG$1];cEqual;cLBrace;[.AG117];cRBrace;cComma))">
            <text:p/>
          </table:table-cell>
          <table:table-cell table:formula="of:=IF(ISBLANK([.AH117]);&quot;&quot;;CONCATENATE([.AH$1];cEqual;cLBrace;[.AH117];cRBrace;cComma))">
            <text:p/>
          </table:table-cell>
          <table:table-cell table:formula="of:=IF(ISBLANK([.AI117]);&quot;&quot;;CONCATENATE([.AI$1];cEqual;cLBrace;[.AI117];cRBrace;cComma))">
            <text:p/>
          </table:table-cell>
          <table:table-cell table:formula="of:=IF(ISBLANK([.AJ117]);&quot;&quot;;CONCATENATE([.AJ$1];cEqual;cLBrace;[.AJ117];cRBrace;cComma))">
            <text:p/>
          </table:table-cell>
          <table:table-cell table:formula="of:=IF(ISBLANK([.AK117]);&quot;&quot;;CONCATENATE([.AK$1];cEqual;cLBrace;[.AK117];cRBrace;cComma))">
            <text:p/>
          </table:table-cell>
          <table:table-cell table:formula="of:=IF(ISBLANK([.AL117]);&quot;&quot;;CONCATENATE([.AL$1];cEqual;cLBrace;[.AL117];cRBrace;cComma))">
            <text:p/>
          </table:table-cell>
        </table:table-row>
        <table:table-row table:style-name="ro1">
          <table:table-cell/>
          <table:table-cell table:formula="of:=CONCATENATE([.AM118];[.AN118];[.AO118];[.AP118];[.AQ118];[.AR118];[.AS118];[.AT118];[.AU118];[.AV118];[.AW118];[.AX118];[.AY118];[.AZ118];[.BA118];[.BB118];[.BC118];[.BD118];[.BE118];[.BF118];[.BG118];[.BH118];[.BI118];[.BJ118];[.BK118];[.BL118];[.BM118];[.BN118];[.BO118];[.BP118];[.BQ118];[.BR118];[.BS118];[.BT118];[.BU118];[.BV11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8];cComma)" office:value-type="string" office:string-value="@case{," calcext:value-type="string">
            <text:p>@case{,</text:p>
          </table:table-cell>
          <table:table-cell table:formula="of:=IF(ISBLANK([.D118]);&quot;&quot;;CONCATENATE([.D$1];cEqual;cLBrace;[.D118];cRBrace;cComma))">
            <text:p/>
          </table:table-cell>
          <table:table-cell table:formula="of:=IF(ISBLANK([.E118]);&quot;&quot;;CONCATENATE([.E$1];cEqual;cLBrace;[.E118];cRBrace;cComma))">
            <text:p/>
          </table:table-cell>
          <table:table-cell table:formula="of:=IF(ISBLANK([.F118]);&quot;&quot;;CONCATENATE([.F$1];cEqual;cLBrace;[.F118];cRBrace;cComma))">
            <text:p/>
          </table:table-cell>
          <table:table-cell table:formula="of:=IF(ISBLANK([.G118]);&quot;&quot;;CONCATENATE([.G$1];cEqual;cLBrace;[.G118];cRBrace;cComma))">
            <text:p/>
          </table:table-cell>
          <table:table-cell table:formula="of:=IF(ISBLANK([.H118]);&quot;&quot;;CONCATENATE([.H$1];cEqual;cLBrace;[.H118];cRBrace;cComma))">
            <text:p/>
          </table:table-cell>
          <table:table-cell table:formula="of:=IF(ISBLANK([.I118]);&quot;&quot;;CONCATENATE([.I$1];cEqual;cLBrace;[.I118];cRBrace;cComma))">
            <text:p/>
          </table:table-cell>
          <table:table-cell table:formula="of:=IF(ISBLANK([.J118]);&quot;&quot;;CONCATENATE([.J$1];cEqual;cLBrace;[.J118];cRBrace;cComma))">
            <text:p/>
          </table:table-cell>
          <table:table-cell table:formula="of:=IF(ISBLANK([.K118]);&quot;&quot;;CONCATENATE([.K$1];cEqual;cLBrace;[.K118];cRBrace;cComma))">
            <text:p/>
          </table:table-cell>
          <table:table-cell table:formula="of:=IF(ISBLANK([.L118]);&quot;&quot;;CONCATENATE([.L$1];cEqual;cLBrace;[.L118];cRBrace;cComma))">
            <text:p/>
          </table:table-cell>
          <table:table-cell table:formula="of:=IF(ISBLANK([.M118]);&quot;&quot;;CONCATENATE([.M$1];cEqual;cLBrace;[.M118];cRBrace;cComma))">
            <text:p/>
          </table:table-cell>
          <table:table-cell table:formula="of:=IF(ISBLANK([.N118]);&quot;&quot;;CONCATENATE([.N$1];cEqual;cLBrace;[.N118];cRBrace;cComma))">
            <text:p/>
          </table:table-cell>
          <table:table-cell table:formula="of:=IF(ISBLANK([.O118]);&quot;&quot;;CONCATENATE([.O$1];cEqual;cLBrace;[.O118];cRBrace;cComma))">
            <text:p/>
          </table:table-cell>
          <table:table-cell table:formula="of:=IF(ISBLANK([.P118]);&quot;&quot;;CONCATENATE([.P$1];cEqual;cLBrace;[.P118];cRBrace;cComma))">
            <text:p/>
          </table:table-cell>
          <table:table-cell table:formula="of:=IF(ISBLANK([.Q118]);&quot;&quot;;CONCATENATE([.Q$1];cEqual;cLBrace;[.Q118];cRBrace;cComma))">
            <text:p/>
          </table:table-cell>
          <table:table-cell table:formula="of:=IF(ISBLANK([.R118]);&quot;&quot;;CONCATENATE([.R$1];cEqual;cLBrace;[.R118];cRBrace;cComma))">
            <text:p/>
          </table:table-cell>
          <table:table-cell table:formula="of:=IF(ISBLANK([.S118]);&quot;&quot;;CONCATENATE([.S$1];cEqual;cLBrace;[.S118];cRBrace;cComma))">
            <text:p/>
          </table:table-cell>
          <table:table-cell table:formula="of:=IF(ISBLANK([.T118]);&quot;&quot;;CONCATENATE([.T$1];cEqual;cLBrace;[.T118];cRBrace;cComma))">
            <text:p/>
          </table:table-cell>
          <table:table-cell table:formula="of:=IF(ISBLANK([.U118]);&quot;&quot;;CONCATENATE([.U$1];cEqual;cLBrace;[.U118];cRBrace;cComma))">
            <text:p/>
          </table:table-cell>
          <table:table-cell table:formula="of:=IF(ISBLANK([.V118]);&quot;&quot;;CONCATENATE([.V$1];cEqual;cLBrace;[.V118];cRBrace;cComma))">
            <text:p/>
          </table:table-cell>
          <table:table-cell table:formula="of:=IF(ISBLANK([.W118]);&quot;&quot;;CONCATENATE([.W$1];cEqual;cLBrace;[.W118];cRBrace;cComma))">
            <text:p/>
          </table:table-cell>
          <table:table-cell table:formula="of:=IF(ISBLANK([.X118]);&quot;&quot;;CONCATENATE([.X$1];cEqual;cLBrace;[.X118];cRBrace;cComma))">
            <text:p/>
          </table:table-cell>
          <table:table-cell table:formula="of:=IF(ISBLANK([.Y118]);&quot;&quot;;CONCATENATE([.Y$1];cEqual;cLBrace;[.Y118];cRBrace;cComma))">
            <text:p/>
          </table:table-cell>
          <table:table-cell table:formula="of:=IF(ISBLANK([.Z118]);&quot;&quot;;CONCATENATE([.Z$1];cEqual;cLBrace;[.Z118];cRBrace;cComma))">
            <text:p/>
          </table:table-cell>
          <table:table-cell table:formula="of:=IF(ISBLANK([.AA118]);&quot;&quot;;CONCATENATE([.AA$1];cEqual;cLBrace;[.AA118];cRBrace;cComma))">
            <text:p/>
          </table:table-cell>
          <table:table-cell table:formula="of:=IF(ISBLANK([.AB118]);&quot;&quot;;CONCATENATE([.AB$1];cEqual;cLBrace;[.AB118];cRBrace;cComma))">
            <text:p/>
          </table:table-cell>
          <table:table-cell table:formula="of:=IF(ISBLANK([.AC118]);&quot;&quot;;CONCATENATE([.AC$1];cEqual;cLBrace;[.AC118];cRBrace;cComma))">
            <text:p/>
          </table:table-cell>
          <table:table-cell table:formula="of:=IF(ISBLANK([.AD118]);&quot;&quot;;CONCATENATE([.AD$1];cEqual;cLBrace;[.AD118];cRBrace;cComma))">
            <text:p/>
          </table:table-cell>
          <table:table-cell table:formula="of:=IF(ISBLANK([.AE118]);&quot;&quot;;CONCATENATE([.AE$1];cEqual;cLBrace;[.AE118];cRBrace;cComma))">
            <text:p/>
          </table:table-cell>
          <table:table-cell table:formula="of:=IF(ISBLANK([.AF118]);&quot;&quot;;CONCATENATE([.AF$1];cEqual;cLBrace;[.AF118];cRBrace;cComma))">
            <text:p/>
          </table:table-cell>
          <table:table-cell table:formula="of:=IF(ISBLANK([.AG118]);&quot;&quot;;CONCATENATE([.AG$1];cEqual;cLBrace;[.AG118];cRBrace;cComma))">
            <text:p/>
          </table:table-cell>
          <table:table-cell table:formula="of:=IF(ISBLANK([.AH118]);&quot;&quot;;CONCATENATE([.AH$1];cEqual;cLBrace;[.AH118];cRBrace;cComma))">
            <text:p/>
          </table:table-cell>
          <table:table-cell table:formula="of:=IF(ISBLANK([.AI118]);&quot;&quot;;CONCATENATE([.AI$1];cEqual;cLBrace;[.AI118];cRBrace;cComma))">
            <text:p/>
          </table:table-cell>
          <table:table-cell table:formula="of:=IF(ISBLANK([.AJ118]);&quot;&quot;;CONCATENATE([.AJ$1];cEqual;cLBrace;[.AJ118];cRBrace;cComma))">
            <text:p/>
          </table:table-cell>
          <table:table-cell table:formula="of:=IF(ISBLANK([.AK118]);&quot;&quot;;CONCATENATE([.AK$1];cEqual;cLBrace;[.AK118];cRBrace;cComma))">
            <text:p/>
          </table:table-cell>
          <table:table-cell table:formula="of:=IF(ISBLANK([.AL118]);&quot;&quot;;CONCATENATE([.AL$1];cEqual;cLBrace;[.AL118];cRBrace;cComma))">
            <text:p/>
          </table:table-cell>
        </table:table-row>
        <table:table-row table:style-name="ro1">
          <table:table-cell/>
          <table:table-cell table:formula="of:=CONCATENATE([.AM119];[.AN119];[.AO119];[.AP119];[.AQ119];[.AR119];[.AS119];[.AT119];[.AU119];[.AV119];[.AW119];[.AX119];[.AY119];[.AZ119];[.BA119];[.BB119];[.BC119];[.BD119];[.BE119];[.BF119];[.BG119];[.BH119];[.BI119];[.BJ119];[.BK119];[.BL119];[.BM119];[.BN119];[.BO119];[.BP119];[.BQ119];[.BR119];[.BS119];[.BT119];[.BU119];[.BV11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9];cComma)" office:value-type="string" office:string-value="@case{," calcext:value-type="string">
            <text:p>@case{,</text:p>
          </table:table-cell>
          <table:table-cell table:formula="of:=IF(ISBLANK([.D119]);&quot;&quot;;CONCATENATE([.D$1];cEqual;cLBrace;[.D119];cRBrace;cComma))">
            <text:p/>
          </table:table-cell>
          <table:table-cell table:formula="of:=IF(ISBLANK([.E119]);&quot;&quot;;CONCATENATE([.E$1];cEqual;cLBrace;[.E119];cRBrace;cComma))">
            <text:p/>
          </table:table-cell>
          <table:table-cell table:formula="of:=IF(ISBLANK([.F119]);&quot;&quot;;CONCATENATE([.F$1];cEqual;cLBrace;[.F119];cRBrace;cComma))">
            <text:p/>
          </table:table-cell>
          <table:table-cell table:formula="of:=IF(ISBLANK([.G119]);&quot;&quot;;CONCATENATE([.G$1];cEqual;cLBrace;[.G119];cRBrace;cComma))">
            <text:p/>
          </table:table-cell>
          <table:table-cell table:formula="of:=IF(ISBLANK([.H119]);&quot;&quot;;CONCATENATE([.H$1];cEqual;cLBrace;[.H119];cRBrace;cComma))">
            <text:p/>
          </table:table-cell>
          <table:table-cell table:formula="of:=IF(ISBLANK([.I119]);&quot;&quot;;CONCATENATE([.I$1];cEqual;cLBrace;[.I119];cRBrace;cComma))">
            <text:p/>
          </table:table-cell>
          <table:table-cell table:formula="of:=IF(ISBLANK([.J119]);&quot;&quot;;CONCATENATE([.J$1];cEqual;cLBrace;[.J119];cRBrace;cComma))">
            <text:p/>
          </table:table-cell>
          <table:table-cell table:formula="of:=IF(ISBLANK([.K119]);&quot;&quot;;CONCATENATE([.K$1];cEqual;cLBrace;[.K119];cRBrace;cComma))">
            <text:p/>
          </table:table-cell>
          <table:table-cell table:formula="of:=IF(ISBLANK([.L119]);&quot;&quot;;CONCATENATE([.L$1];cEqual;cLBrace;[.L119];cRBrace;cComma))">
            <text:p/>
          </table:table-cell>
          <table:table-cell table:formula="of:=IF(ISBLANK([.M119]);&quot;&quot;;CONCATENATE([.M$1];cEqual;cLBrace;[.M119];cRBrace;cComma))">
            <text:p/>
          </table:table-cell>
          <table:table-cell table:formula="of:=IF(ISBLANK([.N119]);&quot;&quot;;CONCATENATE([.N$1];cEqual;cLBrace;[.N119];cRBrace;cComma))">
            <text:p/>
          </table:table-cell>
          <table:table-cell table:formula="of:=IF(ISBLANK([.O119]);&quot;&quot;;CONCATENATE([.O$1];cEqual;cLBrace;[.O119];cRBrace;cComma))">
            <text:p/>
          </table:table-cell>
          <table:table-cell table:formula="of:=IF(ISBLANK([.P119]);&quot;&quot;;CONCATENATE([.P$1];cEqual;cLBrace;[.P119];cRBrace;cComma))">
            <text:p/>
          </table:table-cell>
          <table:table-cell table:formula="of:=IF(ISBLANK([.Q119]);&quot;&quot;;CONCATENATE([.Q$1];cEqual;cLBrace;[.Q119];cRBrace;cComma))">
            <text:p/>
          </table:table-cell>
          <table:table-cell table:formula="of:=IF(ISBLANK([.R119]);&quot;&quot;;CONCATENATE([.R$1];cEqual;cLBrace;[.R119];cRBrace;cComma))">
            <text:p/>
          </table:table-cell>
          <table:table-cell table:formula="of:=IF(ISBLANK([.S119]);&quot;&quot;;CONCATENATE([.S$1];cEqual;cLBrace;[.S119];cRBrace;cComma))">
            <text:p/>
          </table:table-cell>
          <table:table-cell table:formula="of:=IF(ISBLANK([.T119]);&quot;&quot;;CONCATENATE([.T$1];cEqual;cLBrace;[.T119];cRBrace;cComma))">
            <text:p/>
          </table:table-cell>
          <table:table-cell table:formula="of:=IF(ISBLANK([.U119]);&quot;&quot;;CONCATENATE([.U$1];cEqual;cLBrace;[.U119];cRBrace;cComma))">
            <text:p/>
          </table:table-cell>
          <table:table-cell table:formula="of:=IF(ISBLANK([.V119]);&quot;&quot;;CONCATENATE([.V$1];cEqual;cLBrace;[.V119];cRBrace;cComma))">
            <text:p/>
          </table:table-cell>
          <table:table-cell table:formula="of:=IF(ISBLANK([.W119]);&quot;&quot;;CONCATENATE([.W$1];cEqual;cLBrace;[.W119];cRBrace;cComma))">
            <text:p/>
          </table:table-cell>
          <table:table-cell table:formula="of:=IF(ISBLANK([.X119]);&quot;&quot;;CONCATENATE([.X$1];cEqual;cLBrace;[.X119];cRBrace;cComma))">
            <text:p/>
          </table:table-cell>
          <table:table-cell table:formula="of:=IF(ISBLANK([.Y119]);&quot;&quot;;CONCATENATE([.Y$1];cEqual;cLBrace;[.Y119];cRBrace;cComma))">
            <text:p/>
          </table:table-cell>
          <table:table-cell table:formula="of:=IF(ISBLANK([.Z119]);&quot;&quot;;CONCATENATE([.Z$1];cEqual;cLBrace;[.Z119];cRBrace;cComma))">
            <text:p/>
          </table:table-cell>
          <table:table-cell table:formula="of:=IF(ISBLANK([.AA119]);&quot;&quot;;CONCATENATE([.AA$1];cEqual;cLBrace;[.AA119];cRBrace;cComma))">
            <text:p/>
          </table:table-cell>
          <table:table-cell table:formula="of:=IF(ISBLANK([.AB119]);&quot;&quot;;CONCATENATE([.AB$1];cEqual;cLBrace;[.AB119];cRBrace;cComma))">
            <text:p/>
          </table:table-cell>
          <table:table-cell table:formula="of:=IF(ISBLANK([.AC119]);&quot;&quot;;CONCATENATE([.AC$1];cEqual;cLBrace;[.AC119];cRBrace;cComma))">
            <text:p/>
          </table:table-cell>
          <table:table-cell table:formula="of:=IF(ISBLANK([.AD119]);&quot;&quot;;CONCATENATE([.AD$1];cEqual;cLBrace;[.AD119];cRBrace;cComma))">
            <text:p/>
          </table:table-cell>
          <table:table-cell table:formula="of:=IF(ISBLANK([.AE119]);&quot;&quot;;CONCATENATE([.AE$1];cEqual;cLBrace;[.AE119];cRBrace;cComma))">
            <text:p/>
          </table:table-cell>
          <table:table-cell table:formula="of:=IF(ISBLANK([.AF119]);&quot;&quot;;CONCATENATE([.AF$1];cEqual;cLBrace;[.AF119];cRBrace;cComma))">
            <text:p/>
          </table:table-cell>
          <table:table-cell table:formula="of:=IF(ISBLANK([.AG119]);&quot;&quot;;CONCATENATE([.AG$1];cEqual;cLBrace;[.AG119];cRBrace;cComma))">
            <text:p/>
          </table:table-cell>
          <table:table-cell table:formula="of:=IF(ISBLANK([.AH119]);&quot;&quot;;CONCATENATE([.AH$1];cEqual;cLBrace;[.AH119];cRBrace;cComma))">
            <text:p/>
          </table:table-cell>
          <table:table-cell table:formula="of:=IF(ISBLANK([.AI119]);&quot;&quot;;CONCATENATE([.AI$1];cEqual;cLBrace;[.AI119];cRBrace;cComma))">
            <text:p/>
          </table:table-cell>
          <table:table-cell table:formula="of:=IF(ISBLANK([.AJ119]);&quot;&quot;;CONCATENATE([.AJ$1];cEqual;cLBrace;[.AJ119];cRBrace;cComma))">
            <text:p/>
          </table:table-cell>
          <table:table-cell table:formula="of:=IF(ISBLANK([.AK119]);&quot;&quot;;CONCATENATE([.AK$1];cEqual;cLBrace;[.AK119];cRBrace;cComma))">
            <text:p/>
          </table:table-cell>
          <table:table-cell table:formula="of:=IF(ISBLANK([.AL119]);&quot;&quot;;CONCATENATE([.AL$1];cEqual;cLBrace;[.AL119];cRBrace;cComma))">
            <text:p/>
          </table:table-cell>
        </table:table-row>
        <table:table-row table:style-name="ro1">
          <table:table-cell/>
          <table:table-cell table:formula="of:=CONCATENATE([.AM120];[.AN120];[.AO120];[.AP120];[.AQ120];[.AR120];[.AS120];[.AT120];[.AU120];[.AV120];[.AW120];[.AX120];[.AY120];[.AZ120];[.BA120];[.BB120];[.BC120];[.BD120];[.BE120];[.BF120];[.BG120];[.BH120];[.BI120];[.BJ120];[.BK120];[.BL120];[.BM120];[.BN120];[.BO120];[.BP120];[.BQ120];[.BR120];[.BS120];[.BT120];[.BU120];[.BV12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0];cComma)" office:value-type="string" office:string-value="@case{," calcext:value-type="string">
            <text:p>@case{,</text:p>
          </table:table-cell>
          <table:table-cell table:formula="of:=IF(ISBLANK([.D120]);&quot;&quot;;CONCATENATE([.D$1];cEqual;cLBrace;[.D120];cRBrace;cComma))">
            <text:p/>
          </table:table-cell>
          <table:table-cell table:formula="of:=IF(ISBLANK([.E120]);&quot;&quot;;CONCATENATE([.E$1];cEqual;cLBrace;[.E120];cRBrace;cComma))">
            <text:p/>
          </table:table-cell>
          <table:table-cell table:formula="of:=IF(ISBLANK([.F120]);&quot;&quot;;CONCATENATE([.F$1];cEqual;cLBrace;[.F120];cRBrace;cComma))">
            <text:p/>
          </table:table-cell>
          <table:table-cell table:formula="of:=IF(ISBLANK([.G120]);&quot;&quot;;CONCATENATE([.G$1];cEqual;cLBrace;[.G120];cRBrace;cComma))">
            <text:p/>
          </table:table-cell>
          <table:table-cell table:formula="of:=IF(ISBLANK([.H120]);&quot;&quot;;CONCATENATE([.H$1];cEqual;cLBrace;[.H120];cRBrace;cComma))">
            <text:p/>
          </table:table-cell>
          <table:table-cell table:formula="of:=IF(ISBLANK([.I120]);&quot;&quot;;CONCATENATE([.I$1];cEqual;cLBrace;[.I120];cRBrace;cComma))">
            <text:p/>
          </table:table-cell>
          <table:table-cell table:formula="of:=IF(ISBLANK([.J120]);&quot;&quot;;CONCATENATE([.J$1];cEqual;cLBrace;[.J120];cRBrace;cComma))">
            <text:p/>
          </table:table-cell>
          <table:table-cell table:formula="of:=IF(ISBLANK([.K120]);&quot;&quot;;CONCATENATE([.K$1];cEqual;cLBrace;[.K120];cRBrace;cComma))">
            <text:p/>
          </table:table-cell>
          <table:table-cell table:formula="of:=IF(ISBLANK([.L120]);&quot;&quot;;CONCATENATE([.L$1];cEqual;cLBrace;[.L120];cRBrace;cComma))">
            <text:p/>
          </table:table-cell>
          <table:table-cell table:formula="of:=IF(ISBLANK([.M120]);&quot;&quot;;CONCATENATE([.M$1];cEqual;cLBrace;[.M120];cRBrace;cComma))">
            <text:p/>
          </table:table-cell>
          <table:table-cell table:formula="of:=IF(ISBLANK([.N120]);&quot;&quot;;CONCATENATE([.N$1];cEqual;cLBrace;[.N120];cRBrace;cComma))">
            <text:p/>
          </table:table-cell>
          <table:table-cell table:formula="of:=IF(ISBLANK([.O120]);&quot;&quot;;CONCATENATE([.O$1];cEqual;cLBrace;[.O120];cRBrace;cComma))">
            <text:p/>
          </table:table-cell>
          <table:table-cell table:formula="of:=IF(ISBLANK([.P120]);&quot;&quot;;CONCATENATE([.P$1];cEqual;cLBrace;[.P120];cRBrace;cComma))">
            <text:p/>
          </table:table-cell>
          <table:table-cell table:formula="of:=IF(ISBLANK([.Q120]);&quot;&quot;;CONCATENATE([.Q$1];cEqual;cLBrace;[.Q120];cRBrace;cComma))">
            <text:p/>
          </table:table-cell>
          <table:table-cell table:formula="of:=IF(ISBLANK([.R120]);&quot;&quot;;CONCATENATE([.R$1];cEqual;cLBrace;[.R120];cRBrace;cComma))">
            <text:p/>
          </table:table-cell>
          <table:table-cell table:formula="of:=IF(ISBLANK([.S120]);&quot;&quot;;CONCATENATE([.S$1];cEqual;cLBrace;[.S120];cRBrace;cComma))">
            <text:p/>
          </table:table-cell>
          <table:table-cell table:formula="of:=IF(ISBLANK([.T120]);&quot;&quot;;CONCATENATE([.T$1];cEqual;cLBrace;[.T120];cRBrace;cComma))">
            <text:p/>
          </table:table-cell>
          <table:table-cell table:formula="of:=IF(ISBLANK([.U120]);&quot;&quot;;CONCATENATE([.U$1];cEqual;cLBrace;[.U120];cRBrace;cComma))">
            <text:p/>
          </table:table-cell>
          <table:table-cell table:formula="of:=IF(ISBLANK([.V120]);&quot;&quot;;CONCATENATE([.V$1];cEqual;cLBrace;[.V120];cRBrace;cComma))">
            <text:p/>
          </table:table-cell>
          <table:table-cell table:formula="of:=IF(ISBLANK([.W120]);&quot;&quot;;CONCATENATE([.W$1];cEqual;cLBrace;[.W120];cRBrace;cComma))">
            <text:p/>
          </table:table-cell>
          <table:table-cell table:formula="of:=IF(ISBLANK([.X120]);&quot;&quot;;CONCATENATE([.X$1];cEqual;cLBrace;[.X120];cRBrace;cComma))">
            <text:p/>
          </table:table-cell>
          <table:table-cell table:formula="of:=IF(ISBLANK([.Y120]);&quot;&quot;;CONCATENATE([.Y$1];cEqual;cLBrace;[.Y120];cRBrace;cComma))">
            <text:p/>
          </table:table-cell>
          <table:table-cell table:formula="of:=IF(ISBLANK([.Z120]);&quot;&quot;;CONCATENATE([.Z$1];cEqual;cLBrace;[.Z120];cRBrace;cComma))">
            <text:p/>
          </table:table-cell>
          <table:table-cell table:formula="of:=IF(ISBLANK([.AA120]);&quot;&quot;;CONCATENATE([.AA$1];cEqual;cLBrace;[.AA120];cRBrace;cComma))">
            <text:p/>
          </table:table-cell>
          <table:table-cell table:formula="of:=IF(ISBLANK([.AB120]);&quot;&quot;;CONCATENATE([.AB$1];cEqual;cLBrace;[.AB120];cRBrace;cComma))">
            <text:p/>
          </table:table-cell>
          <table:table-cell table:formula="of:=IF(ISBLANK([.AC120]);&quot;&quot;;CONCATENATE([.AC$1];cEqual;cLBrace;[.AC120];cRBrace;cComma))">
            <text:p/>
          </table:table-cell>
          <table:table-cell table:formula="of:=IF(ISBLANK([.AD120]);&quot;&quot;;CONCATENATE([.AD$1];cEqual;cLBrace;[.AD120];cRBrace;cComma))">
            <text:p/>
          </table:table-cell>
          <table:table-cell table:formula="of:=IF(ISBLANK([.AE120]);&quot;&quot;;CONCATENATE([.AE$1];cEqual;cLBrace;[.AE120];cRBrace;cComma))">
            <text:p/>
          </table:table-cell>
          <table:table-cell table:formula="of:=IF(ISBLANK([.AF120]);&quot;&quot;;CONCATENATE([.AF$1];cEqual;cLBrace;[.AF120];cRBrace;cComma))">
            <text:p/>
          </table:table-cell>
          <table:table-cell table:formula="of:=IF(ISBLANK([.AG120]);&quot;&quot;;CONCATENATE([.AG$1];cEqual;cLBrace;[.AG120];cRBrace;cComma))">
            <text:p/>
          </table:table-cell>
          <table:table-cell table:formula="of:=IF(ISBLANK([.AH120]);&quot;&quot;;CONCATENATE([.AH$1];cEqual;cLBrace;[.AH120];cRBrace;cComma))">
            <text:p/>
          </table:table-cell>
          <table:table-cell table:formula="of:=IF(ISBLANK([.AI120]);&quot;&quot;;CONCATENATE([.AI$1];cEqual;cLBrace;[.AI120];cRBrace;cComma))">
            <text:p/>
          </table:table-cell>
          <table:table-cell table:formula="of:=IF(ISBLANK([.AJ120]);&quot;&quot;;CONCATENATE([.AJ$1];cEqual;cLBrace;[.AJ120];cRBrace;cComma))">
            <text:p/>
          </table:table-cell>
          <table:table-cell table:formula="of:=IF(ISBLANK([.AK120]);&quot;&quot;;CONCATENATE([.AK$1];cEqual;cLBrace;[.AK120];cRBrace;cComma))">
            <text:p/>
          </table:table-cell>
          <table:table-cell table:formula="of:=IF(ISBLANK([.AL120]);&quot;&quot;;CONCATENATE([.AL$1];cEqual;cLBrace;[.AL120];cRBrace;cComma))">
            <text:p/>
          </table:table-cell>
        </table:table-row>
        <table:table-row table:style-name="ro1">
          <table:table-cell/>
          <table:table-cell table:formula="of:=CONCATENATE([.AM121];[.AN121];[.AO121];[.AP121];[.AQ121];[.AR121];[.AS121];[.AT121];[.AU121];[.AV121];[.AW121];[.AX121];[.AY121];[.AZ121];[.BA121];[.BB121];[.BC121];[.BD121];[.BE121];[.BF121];[.BG121];[.BH121];[.BI121];[.BJ121];[.BK121];[.BL121];[.BM121];[.BN121];[.BO121];[.BP121];[.BQ121];[.BR121];[.BS121];[.BT121];[.BU121];[.BV12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1];cComma)" office:value-type="string" office:string-value="@case{," calcext:value-type="string">
            <text:p>@case{,</text:p>
          </table:table-cell>
          <table:table-cell table:formula="of:=IF(ISBLANK([.D121]);&quot;&quot;;CONCATENATE([.D$1];cEqual;cLBrace;[.D121];cRBrace;cComma))">
            <text:p/>
          </table:table-cell>
          <table:table-cell table:formula="of:=IF(ISBLANK([.E121]);&quot;&quot;;CONCATENATE([.E$1];cEqual;cLBrace;[.E121];cRBrace;cComma))">
            <text:p/>
          </table:table-cell>
          <table:table-cell table:formula="of:=IF(ISBLANK([.F121]);&quot;&quot;;CONCATENATE([.F$1];cEqual;cLBrace;[.F121];cRBrace;cComma))">
            <text:p/>
          </table:table-cell>
          <table:table-cell table:formula="of:=IF(ISBLANK([.G121]);&quot;&quot;;CONCATENATE([.G$1];cEqual;cLBrace;[.G121];cRBrace;cComma))">
            <text:p/>
          </table:table-cell>
          <table:table-cell table:formula="of:=IF(ISBLANK([.H121]);&quot;&quot;;CONCATENATE([.H$1];cEqual;cLBrace;[.H121];cRBrace;cComma))">
            <text:p/>
          </table:table-cell>
          <table:table-cell table:formula="of:=IF(ISBLANK([.I121]);&quot;&quot;;CONCATENATE([.I$1];cEqual;cLBrace;[.I121];cRBrace;cComma))">
            <text:p/>
          </table:table-cell>
          <table:table-cell table:formula="of:=IF(ISBLANK([.J121]);&quot;&quot;;CONCATENATE([.J$1];cEqual;cLBrace;[.J121];cRBrace;cComma))">
            <text:p/>
          </table:table-cell>
          <table:table-cell table:formula="of:=IF(ISBLANK([.K121]);&quot;&quot;;CONCATENATE([.K$1];cEqual;cLBrace;[.K121];cRBrace;cComma))">
            <text:p/>
          </table:table-cell>
          <table:table-cell table:formula="of:=IF(ISBLANK([.L121]);&quot;&quot;;CONCATENATE([.L$1];cEqual;cLBrace;[.L121];cRBrace;cComma))">
            <text:p/>
          </table:table-cell>
          <table:table-cell table:formula="of:=IF(ISBLANK([.M121]);&quot;&quot;;CONCATENATE([.M$1];cEqual;cLBrace;[.M121];cRBrace;cComma))">
            <text:p/>
          </table:table-cell>
          <table:table-cell table:formula="of:=IF(ISBLANK([.N121]);&quot;&quot;;CONCATENATE([.N$1];cEqual;cLBrace;[.N121];cRBrace;cComma))">
            <text:p/>
          </table:table-cell>
          <table:table-cell table:formula="of:=IF(ISBLANK([.O121]);&quot;&quot;;CONCATENATE([.O$1];cEqual;cLBrace;[.O121];cRBrace;cComma))">
            <text:p/>
          </table:table-cell>
          <table:table-cell table:formula="of:=IF(ISBLANK([.P121]);&quot;&quot;;CONCATENATE([.P$1];cEqual;cLBrace;[.P121];cRBrace;cComma))">
            <text:p/>
          </table:table-cell>
          <table:table-cell table:formula="of:=IF(ISBLANK([.Q121]);&quot;&quot;;CONCATENATE([.Q$1];cEqual;cLBrace;[.Q121];cRBrace;cComma))">
            <text:p/>
          </table:table-cell>
          <table:table-cell table:formula="of:=IF(ISBLANK([.R121]);&quot;&quot;;CONCATENATE([.R$1];cEqual;cLBrace;[.R121];cRBrace;cComma))">
            <text:p/>
          </table:table-cell>
          <table:table-cell table:formula="of:=IF(ISBLANK([.S121]);&quot;&quot;;CONCATENATE([.S$1];cEqual;cLBrace;[.S121];cRBrace;cComma))">
            <text:p/>
          </table:table-cell>
          <table:table-cell table:formula="of:=IF(ISBLANK([.T121]);&quot;&quot;;CONCATENATE([.T$1];cEqual;cLBrace;[.T121];cRBrace;cComma))">
            <text:p/>
          </table:table-cell>
          <table:table-cell table:formula="of:=IF(ISBLANK([.U121]);&quot;&quot;;CONCATENATE([.U$1];cEqual;cLBrace;[.U121];cRBrace;cComma))">
            <text:p/>
          </table:table-cell>
          <table:table-cell table:formula="of:=IF(ISBLANK([.V121]);&quot;&quot;;CONCATENATE([.V$1];cEqual;cLBrace;[.V121];cRBrace;cComma))">
            <text:p/>
          </table:table-cell>
          <table:table-cell table:formula="of:=IF(ISBLANK([.W121]);&quot;&quot;;CONCATENATE([.W$1];cEqual;cLBrace;[.W121];cRBrace;cComma))">
            <text:p/>
          </table:table-cell>
          <table:table-cell table:formula="of:=IF(ISBLANK([.X121]);&quot;&quot;;CONCATENATE([.X$1];cEqual;cLBrace;[.X121];cRBrace;cComma))">
            <text:p/>
          </table:table-cell>
          <table:table-cell table:formula="of:=IF(ISBLANK([.Y121]);&quot;&quot;;CONCATENATE([.Y$1];cEqual;cLBrace;[.Y121];cRBrace;cComma))">
            <text:p/>
          </table:table-cell>
          <table:table-cell table:formula="of:=IF(ISBLANK([.Z121]);&quot;&quot;;CONCATENATE([.Z$1];cEqual;cLBrace;[.Z121];cRBrace;cComma))">
            <text:p/>
          </table:table-cell>
          <table:table-cell table:formula="of:=IF(ISBLANK([.AA121]);&quot;&quot;;CONCATENATE([.AA$1];cEqual;cLBrace;[.AA121];cRBrace;cComma))">
            <text:p/>
          </table:table-cell>
          <table:table-cell table:formula="of:=IF(ISBLANK([.AB121]);&quot;&quot;;CONCATENATE([.AB$1];cEqual;cLBrace;[.AB121];cRBrace;cComma))">
            <text:p/>
          </table:table-cell>
          <table:table-cell table:formula="of:=IF(ISBLANK([.AC121]);&quot;&quot;;CONCATENATE([.AC$1];cEqual;cLBrace;[.AC121];cRBrace;cComma))">
            <text:p/>
          </table:table-cell>
          <table:table-cell table:formula="of:=IF(ISBLANK([.AD121]);&quot;&quot;;CONCATENATE([.AD$1];cEqual;cLBrace;[.AD121];cRBrace;cComma))">
            <text:p/>
          </table:table-cell>
          <table:table-cell table:formula="of:=IF(ISBLANK([.AE121]);&quot;&quot;;CONCATENATE([.AE$1];cEqual;cLBrace;[.AE121];cRBrace;cComma))">
            <text:p/>
          </table:table-cell>
          <table:table-cell table:formula="of:=IF(ISBLANK([.AF121]);&quot;&quot;;CONCATENATE([.AF$1];cEqual;cLBrace;[.AF121];cRBrace;cComma))">
            <text:p/>
          </table:table-cell>
          <table:table-cell table:formula="of:=IF(ISBLANK([.AG121]);&quot;&quot;;CONCATENATE([.AG$1];cEqual;cLBrace;[.AG121];cRBrace;cComma))">
            <text:p/>
          </table:table-cell>
          <table:table-cell table:formula="of:=IF(ISBLANK([.AH121]);&quot;&quot;;CONCATENATE([.AH$1];cEqual;cLBrace;[.AH121];cRBrace;cComma))">
            <text:p/>
          </table:table-cell>
          <table:table-cell table:formula="of:=IF(ISBLANK([.AI121]);&quot;&quot;;CONCATENATE([.AI$1];cEqual;cLBrace;[.AI121];cRBrace;cComma))">
            <text:p/>
          </table:table-cell>
          <table:table-cell table:formula="of:=IF(ISBLANK([.AJ121]);&quot;&quot;;CONCATENATE([.AJ$1];cEqual;cLBrace;[.AJ121];cRBrace;cComma))">
            <text:p/>
          </table:table-cell>
          <table:table-cell table:formula="of:=IF(ISBLANK([.AK121]);&quot;&quot;;CONCATENATE([.AK$1];cEqual;cLBrace;[.AK121];cRBrace;cComma))">
            <text:p/>
          </table:table-cell>
          <table:table-cell table:formula="of:=IF(ISBLANK([.AL121]);&quot;&quot;;CONCATENATE([.AL$1];cEqual;cLBrace;[.AL121];cRBrace;cComma))">
            <text:p/>
          </table:table-cell>
        </table:table-row>
        <table:table-row table:style-name="ro1">
          <table:table-cell/>
          <table:table-cell table:formula="of:=CONCATENATE([.AM122];[.AN122];[.AO122];[.AP122];[.AQ122];[.AR122];[.AS122];[.AT122];[.AU122];[.AV122];[.AW122];[.AX122];[.AY122];[.AZ122];[.BA122];[.BB122];[.BC122];[.BD122];[.BE122];[.BF122];[.BG122];[.BH122];[.BI122];[.BJ122];[.BK122];[.BL122];[.BM122];[.BN122];[.BO122];[.BP122];[.BQ122];[.BR122];[.BS122];[.BT122];[.BU122];[.BV12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2];cComma)" office:value-type="string" office:string-value="@case{," calcext:value-type="string">
            <text:p>@case{,</text:p>
          </table:table-cell>
          <table:table-cell table:formula="of:=IF(ISBLANK([.D122]);&quot;&quot;;CONCATENATE([.D$1];cEqual;cLBrace;[.D122];cRBrace;cComma))">
            <text:p/>
          </table:table-cell>
          <table:table-cell table:formula="of:=IF(ISBLANK([.E122]);&quot;&quot;;CONCATENATE([.E$1];cEqual;cLBrace;[.E122];cRBrace;cComma))">
            <text:p/>
          </table:table-cell>
          <table:table-cell table:formula="of:=IF(ISBLANK([.F122]);&quot;&quot;;CONCATENATE([.F$1];cEqual;cLBrace;[.F122];cRBrace;cComma))">
            <text:p/>
          </table:table-cell>
          <table:table-cell table:formula="of:=IF(ISBLANK([.G122]);&quot;&quot;;CONCATENATE([.G$1];cEqual;cLBrace;[.G122];cRBrace;cComma))">
            <text:p/>
          </table:table-cell>
          <table:table-cell table:formula="of:=IF(ISBLANK([.H122]);&quot;&quot;;CONCATENATE([.H$1];cEqual;cLBrace;[.H122];cRBrace;cComma))">
            <text:p/>
          </table:table-cell>
          <table:table-cell table:formula="of:=IF(ISBLANK([.I122]);&quot;&quot;;CONCATENATE([.I$1];cEqual;cLBrace;[.I122];cRBrace;cComma))">
            <text:p/>
          </table:table-cell>
          <table:table-cell table:formula="of:=IF(ISBLANK([.J122]);&quot;&quot;;CONCATENATE([.J$1];cEqual;cLBrace;[.J122];cRBrace;cComma))">
            <text:p/>
          </table:table-cell>
          <table:table-cell table:formula="of:=IF(ISBLANK([.K122]);&quot;&quot;;CONCATENATE([.K$1];cEqual;cLBrace;[.K122];cRBrace;cComma))">
            <text:p/>
          </table:table-cell>
          <table:table-cell table:formula="of:=IF(ISBLANK([.L122]);&quot;&quot;;CONCATENATE([.L$1];cEqual;cLBrace;[.L122];cRBrace;cComma))">
            <text:p/>
          </table:table-cell>
          <table:table-cell table:formula="of:=IF(ISBLANK([.M122]);&quot;&quot;;CONCATENATE([.M$1];cEqual;cLBrace;[.M122];cRBrace;cComma))">
            <text:p/>
          </table:table-cell>
          <table:table-cell table:formula="of:=IF(ISBLANK([.N122]);&quot;&quot;;CONCATENATE([.N$1];cEqual;cLBrace;[.N122];cRBrace;cComma))">
            <text:p/>
          </table:table-cell>
          <table:table-cell table:formula="of:=IF(ISBLANK([.O122]);&quot;&quot;;CONCATENATE([.O$1];cEqual;cLBrace;[.O122];cRBrace;cComma))">
            <text:p/>
          </table:table-cell>
          <table:table-cell table:formula="of:=IF(ISBLANK([.P122]);&quot;&quot;;CONCATENATE([.P$1];cEqual;cLBrace;[.P122];cRBrace;cComma))">
            <text:p/>
          </table:table-cell>
          <table:table-cell table:formula="of:=IF(ISBLANK([.Q122]);&quot;&quot;;CONCATENATE([.Q$1];cEqual;cLBrace;[.Q122];cRBrace;cComma))">
            <text:p/>
          </table:table-cell>
          <table:table-cell table:formula="of:=IF(ISBLANK([.R122]);&quot;&quot;;CONCATENATE([.R$1];cEqual;cLBrace;[.R122];cRBrace;cComma))">
            <text:p/>
          </table:table-cell>
          <table:table-cell table:formula="of:=IF(ISBLANK([.S122]);&quot;&quot;;CONCATENATE([.S$1];cEqual;cLBrace;[.S122];cRBrace;cComma))">
            <text:p/>
          </table:table-cell>
          <table:table-cell table:formula="of:=IF(ISBLANK([.T122]);&quot;&quot;;CONCATENATE([.T$1];cEqual;cLBrace;[.T122];cRBrace;cComma))">
            <text:p/>
          </table:table-cell>
          <table:table-cell table:formula="of:=IF(ISBLANK([.U122]);&quot;&quot;;CONCATENATE([.U$1];cEqual;cLBrace;[.U122];cRBrace;cComma))">
            <text:p/>
          </table:table-cell>
          <table:table-cell table:formula="of:=IF(ISBLANK([.V122]);&quot;&quot;;CONCATENATE([.V$1];cEqual;cLBrace;[.V122];cRBrace;cComma))">
            <text:p/>
          </table:table-cell>
          <table:table-cell table:formula="of:=IF(ISBLANK([.W122]);&quot;&quot;;CONCATENATE([.W$1];cEqual;cLBrace;[.W122];cRBrace;cComma))">
            <text:p/>
          </table:table-cell>
          <table:table-cell table:formula="of:=IF(ISBLANK([.X122]);&quot;&quot;;CONCATENATE([.X$1];cEqual;cLBrace;[.X122];cRBrace;cComma))">
            <text:p/>
          </table:table-cell>
          <table:table-cell table:formula="of:=IF(ISBLANK([.Y122]);&quot;&quot;;CONCATENATE([.Y$1];cEqual;cLBrace;[.Y122];cRBrace;cComma))">
            <text:p/>
          </table:table-cell>
          <table:table-cell table:formula="of:=IF(ISBLANK([.Z122]);&quot;&quot;;CONCATENATE([.Z$1];cEqual;cLBrace;[.Z122];cRBrace;cComma))">
            <text:p/>
          </table:table-cell>
          <table:table-cell table:formula="of:=IF(ISBLANK([.AA122]);&quot;&quot;;CONCATENATE([.AA$1];cEqual;cLBrace;[.AA122];cRBrace;cComma))">
            <text:p/>
          </table:table-cell>
          <table:table-cell table:formula="of:=IF(ISBLANK([.AB122]);&quot;&quot;;CONCATENATE([.AB$1];cEqual;cLBrace;[.AB122];cRBrace;cComma))">
            <text:p/>
          </table:table-cell>
          <table:table-cell table:formula="of:=IF(ISBLANK([.AC122]);&quot;&quot;;CONCATENATE([.AC$1];cEqual;cLBrace;[.AC122];cRBrace;cComma))">
            <text:p/>
          </table:table-cell>
          <table:table-cell table:formula="of:=IF(ISBLANK([.AD122]);&quot;&quot;;CONCATENATE([.AD$1];cEqual;cLBrace;[.AD122];cRBrace;cComma))">
            <text:p/>
          </table:table-cell>
          <table:table-cell table:formula="of:=IF(ISBLANK([.AE122]);&quot;&quot;;CONCATENATE([.AE$1];cEqual;cLBrace;[.AE122];cRBrace;cComma))">
            <text:p/>
          </table:table-cell>
          <table:table-cell table:formula="of:=IF(ISBLANK([.AF122]);&quot;&quot;;CONCATENATE([.AF$1];cEqual;cLBrace;[.AF122];cRBrace;cComma))">
            <text:p/>
          </table:table-cell>
          <table:table-cell table:formula="of:=IF(ISBLANK([.AG122]);&quot;&quot;;CONCATENATE([.AG$1];cEqual;cLBrace;[.AG122];cRBrace;cComma))">
            <text:p/>
          </table:table-cell>
          <table:table-cell table:formula="of:=IF(ISBLANK([.AH122]);&quot;&quot;;CONCATENATE([.AH$1];cEqual;cLBrace;[.AH122];cRBrace;cComma))">
            <text:p/>
          </table:table-cell>
          <table:table-cell table:formula="of:=IF(ISBLANK([.AI122]);&quot;&quot;;CONCATENATE([.AI$1];cEqual;cLBrace;[.AI122];cRBrace;cComma))">
            <text:p/>
          </table:table-cell>
          <table:table-cell table:formula="of:=IF(ISBLANK([.AJ122]);&quot;&quot;;CONCATENATE([.AJ$1];cEqual;cLBrace;[.AJ122];cRBrace;cComma))">
            <text:p/>
          </table:table-cell>
          <table:table-cell table:formula="of:=IF(ISBLANK([.AK122]);&quot;&quot;;CONCATENATE([.AK$1];cEqual;cLBrace;[.AK122];cRBrace;cComma))">
            <text:p/>
          </table:table-cell>
          <table:table-cell table:formula="of:=IF(ISBLANK([.AL122]);&quot;&quot;;CONCATENATE([.AL$1];cEqual;cLBrace;[.AL122];cRBrace;cComma))">
            <text:p/>
          </table:table-cell>
        </table:table-row>
        <table:table-row table:style-name="ro1">
          <table:table-cell/>
          <table:table-cell table:formula="of:=CONCATENATE([.AM123];[.AN123];[.AO123];[.AP123];[.AQ123];[.AR123];[.AS123];[.AT123];[.AU123];[.AV123];[.AW123];[.AX123];[.AY123];[.AZ123];[.BA123];[.BB123];[.BC123];[.BD123];[.BE123];[.BF123];[.BG123];[.BH123];[.BI123];[.BJ123];[.BK123];[.BL123];[.BM123];[.BN123];[.BO123];[.BP123];[.BQ123];[.BR123];[.BS123];[.BT123];[.BU123];[.BV12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3];cComma)" office:value-type="string" office:string-value="@case{," calcext:value-type="string">
            <text:p>@case{,</text:p>
          </table:table-cell>
          <table:table-cell table:formula="of:=IF(ISBLANK([.D123]);&quot;&quot;;CONCATENATE([.D$1];cEqual;cLBrace;[.D123];cRBrace;cComma))">
            <text:p/>
          </table:table-cell>
          <table:table-cell table:formula="of:=IF(ISBLANK([.E123]);&quot;&quot;;CONCATENATE([.E$1];cEqual;cLBrace;[.E123];cRBrace;cComma))">
            <text:p/>
          </table:table-cell>
          <table:table-cell table:formula="of:=IF(ISBLANK([.F123]);&quot;&quot;;CONCATENATE([.F$1];cEqual;cLBrace;[.F123];cRBrace;cComma))">
            <text:p/>
          </table:table-cell>
          <table:table-cell table:formula="of:=IF(ISBLANK([.G123]);&quot;&quot;;CONCATENATE([.G$1];cEqual;cLBrace;[.G123];cRBrace;cComma))">
            <text:p/>
          </table:table-cell>
          <table:table-cell table:formula="of:=IF(ISBLANK([.H123]);&quot;&quot;;CONCATENATE([.H$1];cEqual;cLBrace;[.H123];cRBrace;cComma))">
            <text:p/>
          </table:table-cell>
          <table:table-cell table:formula="of:=IF(ISBLANK([.I123]);&quot;&quot;;CONCATENATE([.I$1];cEqual;cLBrace;[.I123];cRBrace;cComma))">
            <text:p/>
          </table:table-cell>
          <table:table-cell table:formula="of:=IF(ISBLANK([.J123]);&quot;&quot;;CONCATENATE([.J$1];cEqual;cLBrace;[.J123];cRBrace;cComma))">
            <text:p/>
          </table:table-cell>
          <table:table-cell table:formula="of:=IF(ISBLANK([.K123]);&quot;&quot;;CONCATENATE([.K$1];cEqual;cLBrace;[.K123];cRBrace;cComma))">
            <text:p/>
          </table:table-cell>
          <table:table-cell table:formula="of:=IF(ISBLANK([.L123]);&quot;&quot;;CONCATENATE([.L$1];cEqual;cLBrace;[.L123];cRBrace;cComma))">
            <text:p/>
          </table:table-cell>
          <table:table-cell table:formula="of:=IF(ISBLANK([.M123]);&quot;&quot;;CONCATENATE([.M$1];cEqual;cLBrace;[.M123];cRBrace;cComma))">
            <text:p/>
          </table:table-cell>
          <table:table-cell table:formula="of:=IF(ISBLANK([.N123]);&quot;&quot;;CONCATENATE([.N$1];cEqual;cLBrace;[.N123];cRBrace;cComma))">
            <text:p/>
          </table:table-cell>
          <table:table-cell table:formula="of:=IF(ISBLANK([.O123]);&quot;&quot;;CONCATENATE([.O$1];cEqual;cLBrace;[.O123];cRBrace;cComma))">
            <text:p/>
          </table:table-cell>
          <table:table-cell table:formula="of:=IF(ISBLANK([.P123]);&quot;&quot;;CONCATENATE([.P$1];cEqual;cLBrace;[.P123];cRBrace;cComma))">
            <text:p/>
          </table:table-cell>
          <table:table-cell table:formula="of:=IF(ISBLANK([.Q123]);&quot;&quot;;CONCATENATE([.Q$1];cEqual;cLBrace;[.Q123];cRBrace;cComma))">
            <text:p/>
          </table:table-cell>
          <table:table-cell table:formula="of:=IF(ISBLANK([.R123]);&quot;&quot;;CONCATENATE([.R$1];cEqual;cLBrace;[.R123];cRBrace;cComma))">
            <text:p/>
          </table:table-cell>
          <table:table-cell table:formula="of:=IF(ISBLANK([.S123]);&quot;&quot;;CONCATENATE([.S$1];cEqual;cLBrace;[.S123];cRBrace;cComma))">
            <text:p/>
          </table:table-cell>
          <table:table-cell table:formula="of:=IF(ISBLANK([.T123]);&quot;&quot;;CONCATENATE([.T$1];cEqual;cLBrace;[.T123];cRBrace;cComma))">
            <text:p/>
          </table:table-cell>
          <table:table-cell table:formula="of:=IF(ISBLANK([.U123]);&quot;&quot;;CONCATENATE([.U$1];cEqual;cLBrace;[.U123];cRBrace;cComma))">
            <text:p/>
          </table:table-cell>
          <table:table-cell table:formula="of:=IF(ISBLANK([.V123]);&quot;&quot;;CONCATENATE([.V$1];cEqual;cLBrace;[.V123];cRBrace;cComma))">
            <text:p/>
          </table:table-cell>
          <table:table-cell table:formula="of:=IF(ISBLANK([.W123]);&quot;&quot;;CONCATENATE([.W$1];cEqual;cLBrace;[.W123];cRBrace;cComma))">
            <text:p/>
          </table:table-cell>
          <table:table-cell table:formula="of:=IF(ISBLANK([.X123]);&quot;&quot;;CONCATENATE([.X$1];cEqual;cLBrace;[.X123];cRBrace;cComma))">
            <text:p/>
          </table:table-cell>
          <table:table-cell table:formula="of:=IF(ISBLANK([.Y123]);&quot;&quot;;CONCATENATE([.Y$1];cEqual;cLBrace;[.Y123];cRBrace;cComma))">
            <text:p/>
          </table:table-cell>
          <table:table-cell table:formula="of:=IF(ISBLANK([.Z123]);&quot;&quot;;CONCATENATE([.Z$1];cEqual;cLBrace;[.Z123];cRBrace;cComma))">
            <text:p/>
          </table:table-cell>
          <table:table-cell table:formula="of:=IF(ISBLANK([.AA123]);&quot;&quot;;CONCATENATE([.AA$1];cEqual;cLBrace;[.AA123];cRBrace;cComma))">
            <text:p/>
          </table:table-cell>
          <table:table-cell table:formula="of:=IF(ISBLANK([.AB123]);&quot;&quot;;CONCATENATE([.AB$1];cEqual;cLBrace;[.AB123];cRBrace;cComma))">
            <text:p/>
          </table:table-cell>
          <table:table-cell table:formula="of:=IF(ISBLANK([.AC123]);&quot;&quot;;CONCATENATE([.AC$1];cEqual;cLBrace;[.AC123];cRBrace;cComma))">
            <text:p/>
          </table:table-cell>
          <table:table-cell table:formula="of:=IF(ISBLANK([.AD123]);&quot;&quot;;CONCATENATE([.AD$1];cEqual;cLBrace;[.AD123];cRBrace;cComma))">
            <text:p/>
          </table:table-cell>
          <table:table-cell table:formula="of:=IF(ISBLANK([.AE123]);&quot;&quot;;CONCATENATE([.AE$1];cEqual;cLBrace;[.AE123];cRBrace;cComma))">
            <text:p/>
          </table:table-cell>
          <table:table-cell table:formula="of:=IF(ISBLANK([.AF123]);&quot;&quot;;CONCATENATE([.AF$1];cEqual;cLBrace;[.AF123];cRBrace;cComma))">
            <text:p/>
          </table:table-cell>
          <table:table-cell table:formula="of:=IF(ISBLANK([.AG123]);&quot;&quot;;CONCATENATE([.AG$1];cEqual;cLBrace;[.AG123];cRBrace;cComma))">
            <text:p/>
          </table:table-cell>
          <table:table-cell table:formula="of:=IF(ISBLANK([.AH123]);&quot;&quot;;CONCATENATE([.AH$1];cEqual;cLBrace;[.AH123];cRBrace;cComma))">
            <text:p/>
          </table:table-cell>
          <table:table-cell table:formula="of:=IF(ISBLANK([.AI123]);&quot;&quot;;CONCATENATE([.AI$1];cEqual;cLBrace;[.AI123];cRBrace;cComma))">
            <text:p/>
          </table:table-cell>
          <table:table-cell table:formula="of:=IF(ISBLANK([.AJ123]);&quot;&quot;;CONCATENATE([.AJ$1];cEqual;cLBrace;[.AJ123];cRBrace;cComma))">
            <text:p/>
          </table:table-cell>
          <table:table-cell table:formula="of:=IF(ISBLANK([.AK123]);&quot;&quot;;CONCATENATE([.AK$1];cEqual;cLBrace;[.AK123];cRBrace;cComma))">
            <text:p/>
          </table:table-cell>
          <table:table-cell table:formula="of:=IF(ISBLANK([.AL123]);&quot;&quot;;CONCATENATE([.AL$1];cEqual;cLBrace;[.AL123];cRBrace;cComma))">
            <text:p/>
          </table:table-cell>
        </table:table-row>
        <table:table-row table:style-name="ro1">
          <table:table-cell/>
          <table:table-cell table:formula="of:=CONCATENATE([.AM124];[.AN124];[.AO124];[.AP124];[.AQ124];[.AR124];[.AS124];[.AT124];[.AU124];[.AV124];[.AW124];[.AX124];[.AY124];[.AZ124];[.BA124];[.BB124];[.BC124];[.BD124];[.BE124];[.BF124];[.BG124];[.BH124];[.BI124];[.BJ124];[.BK124];[.BL124];[.BM124];[.BN124];[.BO124];[.BP124];[.BQ124];[.BR124];[.BS124];[.BT124];[.BU124];[.BV12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4];cComma)" office:value-type="string" office:string-value="@case{," calcext:value-type="string">
            <text:p>@case{,</text:p>
          </table:table-cell>
          <table:table-cell table:formula="of:=IF(ISBLANK([.D124]);&quot;&quot;;CONCATENATE([.D$1];cEqual;cLBrace;[.D124];cRBrace;cComma))">
            <text:p/>
          </table:table-cell>
          <table:table-cell table:formula="of:=IF(ISBLANK([.E124]);&quot;&quot;;CONCATENATE([.E$1];cEqual;cLBrace;[.E124];cRBrace;cComma))">
            <text:p/>
          </table:table-cell>
          <table:table-cell table:formula="of:=IF(ISBLANK([.F124]);&quot;&quot;;CONCATENATE([.F$1];cEqual;cLBrace;[.F124];cRBrace;cComma))">
            <text:p/>
          </table:table-cell>
          <table:table-cell table:formula="of:=IF(ISBLANK([.G124]);&quot;&quot;;CONCATENATE([.G$1];cEqual;cLBrace;[.G124];cRBrace;cComma))">
            <text:p/>
          </table:table-cell>
          <table:table-cell table:formula="of:=IF(ISBLANK([.H124]);&quot;&quot;;CONCATENATE([.H$1];cEqual;cLBrace;[.H124];cRBrace;cComma))">
            <text:p/>
          </table:table-cell>
          <table:table-cell table:formula="of:=IF(ISBLANK([.I124]);&quot;&quot;;CONCATENATE([.I$1];cEqual;cLBrace;[.I124];cRBrace;cComma))">
            <text:p/>
          </table:table-cell>
          <table:table-cell table:formula="of:=IF(ISBLANK([.J124]);&quot;&quot;;CONCATENATE([.J$1];cEqual;cLBrace;[.J124];cRBrace;cComma))">
            <text:p/>
          </table:table-cell>
          <table:table-cell table:formula="of:=IF(ISBLANK([.K124]);&quot;&quot;;CONCATENATE([.K$1];cEqual;cLBrace;[.K124];cRBrace;cComma))">
            <text:p/>
          </table:table-cell>
          <table:table-cell table:formula="of:=IF(ISBLANK([.L124]);&quot;&quot;;CONCATENATE([.L$1];cEqual;cLBrace;[.L124];cRBrace;cComma))">
            <text:p/>
          </table:table-cell>
          <table:table-cell table:formula="of:=IF(ISBLANK([.M124]);&quot;&quot;;CONCATENATE([.M$1];cEqual;cLBrace;[.M124];cRBrace;cComma))">
            <text:p/>
          </table:table-cell>
          <table:table-cell table:formula="of:=IF(ISBLANK([.N124]);&quot;&quot;;CONCATENATE([.N$1];cEqual;cLBrace;[.N124];cRBrace;cComma))">
            <text:p/>
          </table:table-cell>
          <table:table-cell table:formula="of:=IF(ISBLANK([.O124]);&quot;&quot;;CONCATENATE([.O$1];cEqual;cLBrace;[.O124];cRBrace;cComma))">
            <text:p/>
          </table:table-cell>
          <table:table-cell table:formula="of:=IF(ISBLANK([.P124]);&quot;&quot;;CONCATENATE([.P$1];cEqual;cLBrace;[.P124];cRBrace;cComma))">
            <text:p/>
          </table:table-cell>
          <table:table-cell table:formula="of:=IF(ISBLANK([.Q124]);&quot;&quot;;CONCATENATE([.Q$1];cEqual;cLBrace;[.Q124];cRBrace;cComma))">
            <text:p/>
          </table:table-cell>
          <table:table-cell table:formula="of:=IF(ISBLANK([.R124]);&quot;&quot;;CONCATENATE([.R$1];cEqual;cLBrace;[.R124];cRBrace;cComma))">
            <text:p/>
          </table:table-cell>
          <table:table-cell table:formula="of:=IF(ISBLANK([.S124]);&quot;&quot;;CONCATENATE([.S$1];cEqual;cLBrace;[.S124];cRBrace;cComma))">
            <text:p/>
          </table:table-cell>
          <table:table-cell table:formula="of:=IF(ISBLANK([.T124]);&quot;&quot;;CONCATENATE([.T$1];cEqual;cLBrace;[.T124];cRBrace;cComma))">
            <text:p/>
          </table:table-cell>
          <table:table-cell table:formula="of:=IF(ISBLANK([.U124]);&quot;&quot;;CONCATENATE([.U$1];cEqual;cLBrace;[.U124];cRBrace;cComma))">
            <text:p/>
          </table:table-cell>
          <table:table-cell table:formula="of:=IF(ISBLANK([.V124]);&quot;&quot;;CONCATENATE([.V$1];cEqual;cLBrace;[.V124];cRBrace;cComma))">
            <text:p/>
          </table:table-cell>
          <table:table-cell table:formula="of:=IF(ISBLANK([.W124]);&quot;&quot;;CONCATENATE([.W$1];cEqual;cLBrace;[.W124];cRBrace;cComma))">
            <text:p/>
          </table:table-cell>
          <table:table-cell table:formula="of:=IF(ISBLANK([.X124]);&quot;&quot;;CONCATENATE([.X$1];cEqual;cLBrace;[.X124];cRBrace;cComma))">
            <text:p/>
          </table:table-cell>
          <table:table-cell table:formula="of:=IF(ISBLANK([.Y124]);&quot;&quot;;CONCATENATE([.Y$1];cEqual;cLBrace;[.Y124];cRBrace;cComma))">
            <text:p/>
          </table:table-cell>
          <table:table-cell table:formula="of:=IF(ISBLANK([.Z124]);&quot;&quot;;CONCATENATE([.Z$1];cEqual;cLBrace;[.Z124];cRBrace;cComma))">
            <text:p/>
          </table:table-cell>
          <table:table-cell table:formula="of:=IF(ISBLANK([.AA124]);&quot;&quot;;CONCATENATE([.AA$1];cEqual;cLBrace;[.AA124];cRBrace;cComma))">
            <text:p/>
          </table:table-cell>
          <table:table-cell table:formula="of:=IF(ISBLANK([.AB124]);&quot;&quot;;CONCATENATE([.AB$1];cEqual;cLBrace;[.AB124];cRBrace;cComma))">
            <text:p/>
          </table:table-cell>
          <table:table-cell table:formula="of:=IF(ISBLANK([.AC124]);&quot;&quot;;CONCATENATE([.AC$1];cEqual;cLBrace;[.AC124];cRBrace;cComma))">
            <text:p/>
          </table:table-cell>
          <table:table-cell table:formula="of:=IF(ISBLANK([.AD124]);&quot;&quot;;CONCATENATE([.AD$1];cEqual;cLBrace;[.AD124];cRBrace;cComma))">
            <text:p/>
          </table:table-cell>
          <table:table-cell table:formula="of:=IF(ISBLANK([.AE124]);&quot;&quot;;CONCATENATE([.AE$1];cEqual;cLBrace;[.AE124];cRBrace;cComma))">
            <text:p/>
          </table:table-cell>
          <table:table-cell table:formula="of:=IF(ISBLANK([.AF124]);&quot;&quot;;CONCATENATE([.AF$1];cEqual;cLBrace;[.AF124];cRBrace;cComma))">
            <text:p/>
          </table:table-cell>
          <table:table-cell table:formula="of:=IF(ISBLANK([.AG124]);&quot;&quot;;CONCATENATE([.AG$1];cEqual;cLBrace;[.AG124];cRBrace;cComma))">
            <text:p/>
          </table:table-cell>
          <table:table-cell table:formula="of:=IF(ISBLANK([.AH124]);&quot;&quot;;CONCATENATE([.AH$1];cEqual;cLBrace;[.AH124];cRBrace;cComma))">
            <text:p/>
          </table:table-cell>
          <table:table-cell table:formula="of:=IF(ISBLANK([.AI124]);&quot;&quot;;CONCATENATE([.AI$1];cEqual;cLBrace;[.AI124];cRBrace;cComma))">
            <text:p/>
          </table:table-cell>
          <table:table-cell table:formula="of:=IF(ISBLANK([.AJ124]);&quot;&quot;;CONCATENATE([.AJ$1];cEqual;cLBrace;[.AJ124];cRBrace;cComma))">
            <text:p/>
          </table:table-cell>
          <table:table-cell table:formula="of:=IF(ISBLANK([.AK124]);&quot;&quot;;CONCATENATE([.AK$1];cEqual;cLBrace;[.AK124];cRBrace;cComma))">
            <text:p/>
          </table:table-cell>
          <table:table-cell table:formula="of:=IF(ISBLANK([.AL124]);&quot;&quot;;CONCATENATE([.AL$1];cEqual;cLBrace;[.AL124];cRBrace;cComma))">
            <text:p/>
          </table:table-cell>
        </table:table-row>
        <table:table-row table:style-name="ro1">
          <table:table-cell/>
          <table:table-cell table:formula="of:=CONCATENATE([.AM125];[.AN125];[.AO125];[.AP125];[.AQ125];[.AR125];[.AS125];[.AT125];[.AU125];[.AV125];[.AW125];[.AX125];[.AY125];[.AZ125];[.BA125];[.BB125];[.BC125];[.BD125];[.BE125];[.BF125];[.BG125];[.BH125];[.BI125];[.BJ125];[.BK125];[.BL125];[.BM125];[.BN125];[.BO125];[.BP125];[.BQ125];[.BR125];[.BS125];[.BT125];[.BU125];[.BV12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5];cComma)" office:value-type="string" office:string-value="@case{," calcext:value-type="string">
            <text:p>@case{,</text:p>
          </table:table-cell>
          <table:table-cell table:formula="of:=IF(ISBLANK([.D125]);&quot;&quot;;CONCATENATE([.D$1];cEqual;cLBrace;[.D125];cRBrace;cComma))">
            <text:p/>
          </table:table-cell>
          <table:table-cell table:formula="of:=IF(ISBLANK([.E125]);&quot;&quot;;CONCATENATE([.E$1];cEqual;cLBrace;[.E125];cRBrace;cComma))">
            <text:p/>
          </table:table-cell>
          <table:table-cell table:formula="of:=IF(ISBLANK([.F125]);&quot;&quot;;CONCATENATE([.F$1];cEqual;cLBrace;[.F125];cRBrace;cComma))">
            <text:p/>
          </table:table-cell>
          <table:table-cell table:formula="of:=IF(ISBLANK([.G125]);&quot;&quot;;CONCATENATE([.G$1];cEqual;cLBrace;[.G125];cRBrace;cComma))">
            <text:p/>
          </table:table-cell>
          <table:table-cell table:formula="of:=IF(ISBLANK([.H125]);&quot;&quot;;CONCATENATE([.H$1];cEqual;cLBrace;[.H125];cRBrace;cComma))">
            <text:p/>
          </table:table-cell>
          <table:table-cell table:formula="of:=IF(ISBLANK([.I125]);&quot;&quot;;CONCATENATE([.I$1];cEqual;cLBrace;[.I125];cRBrace;cComma))">
            <text:p/>
          </table:table-cell>
          <table:table-cell table:formula="of:=IF(ISBLANK([.J125]);&quot;&quot;;CONCATENATE([.J$1];cEqual;cLBrace;[.J125];cRBrace;cComma))">
            <text:p/>
          </table:table-cell>
          <table:table-cell table:formula="of:=IF(ISBLANK([.K125]);&quot;&quot;;CONCATENATE([.K$1];cEqual;cLBrace;[.K125];cRBrace;cComma))">
            <text:p/>
          </table:table-cell>
          <table:table-cell table:formula="of:=IF(ISBLANK([.L125]);&quot;&quot;;CONCATENATE([.L$1];cEqual;cLBrace;[.L125];cRBrace;cComma))">
            <text:p/>
          </table:table-cell>
          <table:table-cell table:formula="of:=IF(ISBLANK([.M125]);&quot;&quot;;CONCATENATE([.M$1];cEqual;cLBrace;[.M125];cRBrace;cComma))">
            <text:p/>
          </table:table-cell>
          <table:table-cell table:formula="of:=IF(ISBLANK([.N125]);&quot;&quot;;CONCATENATE([.N$1];cEqual;cLBrace;[.N125];cRBrace;cComma))">
            <text:p/>
          </table:table-cell>
          <table:table-cell table:formula="of:=IF(ISBLANK([.O125]);&quot;&quot;;CONCATENATE([.O$1];cEqual;cLBrace;[.O125];cRBrace;cComma))">
            <text:p/>
          </table:table-cell>
          <table:table-cell table:formula="of:=IF(ISBLANK([.P125]);&quot;&quot;;CONCATENATE([.P$1];cEqual;cLBrace;[.P125];cRBrace;cComma))">
            <text:p/>
          </table:table-cell>
          <table:table-cell table:formula="of:=IF(ISBLANK([.Q125]);&quot;&quot;;CONCATENATE([.Q$1];cEqual;cLBrace;[.Q125];cRBrace;cComma))">
            <text:p/>
          </table:table-cell>
          <table:table-cell table:formula="of:=IF(ISBLANK([.R125]);&quot;&quot;;CONCATENATE([.R$1];cEqual;cLBrace;[.R125];cRBrace;cComma))">
            <text:p/>
          </table:table-cell>
          <table:table-cell table:formula="of:=IF(ISBLANK([.S125]);&quot;&quot;;CONCATENATE([.S$1];cEqual;cLBrace;[.S125];cRBrace;cComma))">
            <text:p/>
          </table:table-cell>
          <table:table-cell table:formula="of:=IF(ISBLANK([.T125]);&quot;&quot;;CONCATENATE([.T$1];cEqual;cLBrace;[.T125];cRBrace;cComma))">
            <text:p/>
          </table:table-cell>
          <table:table-cell table:formula="of:=IF(ISBLANK([.U125]);&quot;&quot;;CONCATENATE([.U$1];cEqual;cLBrace;[.U125];cRBrace;cComma))">
            <text:p/>
          </table:table-cell>
          <table:table-cell table:formula="of:=IF(ISBLANK([.V125]);&quot;&quot;;CONCATENATE([.V$1];cEqual;cLBrace;[.V125];cRBrace;cComma))">
            <text:p/>
          </table:table-cell>
          <table:table-cell table:formula="of:=IF(ISBLANK([.W125]);&quot;&quot;;CONCATENATE([.W$1];cEqual;cLBrace;[.W125];cRBrace;cComma))">
            <text:p/>
          </table:table-cell>
          <table:table-cell table:formula="of:=IF(ISBLANK([.X125]);&quot;&quot;;CONCATENATE([.X$1];cEqual;cLBrace;[.X125];cRBrace;cComma))">
            <text:p/>
          </table:table-cell>
          <table:table-cell table:formula="of:=IF(ISBLANK([.Y125]);&quot;&quot;;CONCATENATE([.Y$1];cEqual;cLBrace;[.Y125];cRBrace;cComma))">
            <text:p/>
          </table:table-cell>
          <table:table-cell table:formula="of:=IF(ISBLANK([.Z125]);&quot;&quot;;CONCATENATE([.Z$1];cEqual;cLBrace;[.Z125];cRBrace;cComma))">
            <text:p/>
          </table:table-cell>
          <table:table-cell table:formula="of:=IF(ISBLANK([.AA125]);&quot;&quot;;CONCATENATE([.AA$1];cEqual;cLBrace;[.AA125];cRBrace;cComma))">
            <text:p/>
          </table:table-cell>
          <table:table-cell table:formula="of:=IF(ISBLANK([.AB125]);&quot;&quot;;CONCATENATE([.AB$1];cEqual;cLBrace;[.AB125];cRBrace;cComma))">
            <text:p/>
          </table:table-cell>
          <table:table-cell table:formula="of:=IF(ISBLANK([.AC125]);&quot;&quot;;CONCATENATE([.AC$1];cEqual;cLBrace;[.AC125];cRBrace;cComma))">
            <text:p/>
          </table:table-cell>
          <table:table-cell table:formula="of:=IF(ISBLANK([.AD125]);&quot;&quot;;CONCATENATE([.AD$1];cEqual;cLBrace;[.AD125];cRBrace;cComma))">
            <text:p/>
          </table:table-cell>
          <table:table-cell table:formula="of:=IF(ISBLANK([.AE125]);&quot;&quot;;CONCATENATE([.AE$1];cEqual;cLBrace;[.AE125];cRBrace;cComma))">
            <text:p/>
          </table:table-cell>
          <table:table-cell table:formula="of:=IF(ISBLANK([.AF125]);&quot;&quot;;CONCATENATE([.AF$1];cEqual;cLBrace;[.AF125];cRBrace;cComma))">
            <text:p/>
          </table:table-cell>
          <table:table-cell table:formula="of:=IF(ISBLANK([.AG125]);&quot;&quot;;CONCATENATE([.AG$1];cEqual;cLBrace;[.AG125];cRBrace;cComma))">
            <text:p/>
          </table:table-cell>
          <table:table-cell table:formula="of:=IF(ISBLANK([.AH125]);&quot;&quot;;CONCATENATE([.AH$1];cEqual;cLBrace;[.AH125];cRBrace;cComma))">
            <text:p/>
          </table:table-cell>
          <table:table-cell table:formula="of:=IF(ISBLANK([.AI125]);&quot;&quot;;CONCATENATE([.AI$1];cEqual;cLBrace;[.AI125];cRBrace;cComma))">
            <text:p/>
          </table:table-cell>
          <table:table-cell table:formula="of:=IF(ISBLANK([.AJ125]);&quot;&quot;;CONCATENATE([.AJ$1];cEqual;cLBrace;[.AJ125];cRBrace;cComma))">
            <text:p/>
          </table:table-cell>
          <table:table-cell table:formula="of:=IF(ISBLANK([.AK125]);&quot;&quot;;CONCATENATE([.AK$1];cEqual;cLBrace;[.AK125];cRBrace;cComma))">
            <text:p/>
          </table:table-cell>
          <table:table-cell table:formula="of:=IF(ISBLANK([.AL125]);&quot;&quot;;CONCATENATE([.AL$1];cEqual;cLBrace;[.AL125];cRBrace;cComma))">
            <text:p/>
          </table:table-cell>
        </table:table-row>
        <table:table-row table:style-name="ro1">
          <table:table-cell/>
          <table:table-cell table:formula="of:=CONCATENATE([.AM126];[.AN126];[.AO126];[.AP126];[.AQ126];[.AR126];[.AS126];[.AT126];[.AU126];[.AV126];[.AW126];[.AX126];[.AY126];[.AZ126];[.BA126];[.BB126];[.BC126];[.BD126];[.BE126];[.BF126];[.BG126];[.BH126];[.BI126];[.BJ126];[.BK126];[.BL126];[.BM126];[.BN126];[.BO126];[.BP126];[.BQ126];[.BR126];[.BS126];[.BT126];[.BU126];[.BV12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6];cComma)" office:value-type="string" office:string-value="@case{," calcext:value-type="string">
            <text:p>@case{,</text:p>
          </table:table-cell>
          <table:table-cell table:formula="of:=IF(ISBLANK([.D126]);&quot;&quot;;CONCATENATE([.D$1];cEqual;cLBrace;[.D126];cRBrace;cComma))">
            <text:p/>
          </table:table-cell>
          <table:table-cell table:formula="of:=IF(ISBLANK([.E126]);&quot;&quot;;CONCATENATE([.E$1];cEqual;cLBrace;[.E126];cRBrace;cComma))">
            <text:p/>
          </table:table-cell>
          <table:table-cell table:formula="of:=IF(ISBLANK([.F126]);&quot;&quot;;CONCATENATE([.F$1];cEqual;cLBrace;[.F126];cRBrace;cComma))">
            <text:p/>
          </table:table-cell>
          <table:table-cell table:formula="of:=IF(ISBLANK([.G126]);&quot;&quot;;CONCATENATE([.G$1];cEqual;cLBrace;[.G126];cRBrace;cComma))">
            <text:p/>
          </table:table-cell>
          <table:table-cell table:formula="of:=IF(ISBLANK([.H126]);&quot;&quot;;CONCATENATE([.H$1];cEqual;cLBrace;[.H126];cRBrace;cComma))">
            <text:p/>
          </table:table-cell>
          <table:table-cell table:formula="of:=IF(ISBLANK([.I126]);&quot;&quot;;CONCATENATE([.I$1];cEqual;cLBrace;[.I126];cRBrace;cComma))">
            <text:p/>
          </table:table-cell>
          <table:table-cell table:formula="of:=IF(ISBLANK([.J126]);&quot;&quot;;CONCATENATE([.J$1];cEqual;cLBrace;[.J126];cRBrace;cComma))">
            <text:p/>
          </table:table-cell>
          <table:table-cell table:formula="of:=IF(ISBLANK([.K126]);&quot;&quot;;CONCATENATE([.K$1];cEqual;cLBrace;[.K126];cRBrace;cComma))">
            <text:p/>
          </table:table-cell>
          <table:table-cell table:formula="of:=IF(ISBLANK([.L126]);&quot;&quot;;CONCATENATE([.L$1];cEqual;cLBrace;[.L126];cRBrace;cComma))">
            <text:p/>
          </table:table-cell>
          <table:table-cell table:formula="of:=IF(ISBLANK([.M126]);&quot;&quot;;CONCATENATE([.M$1];cEqual;cLBrace;[.M126];cRBrace;cComma))">
            <text:p/>
          </table:table-cell>
          <table:table-cell table:formula="of:=IF(ISBLANK([.N126]);&quot;&quot;;CONCATENATE([.N$1];cEqual;cLBrace;[.N126];cRBrace;cComma))">
            <text:p/>
          </table:table-cell>
          <table:table-cell table:formula="of:=IF(ISBLANK([.O126]);&quot;&quot;;CONCATENATE([.O$1];cEqual;cLBrace;[.O126];cRBrace;cComma))">
            <text:p/>
          </table:table-cell>
          <table:table-cell table:formula="of:=IF(ISBLANK([.P126]);&quot;&quot;;CONCATENATE([.P$1];cEqual;cLBrace;[.P126];cRBrace;cComma))">
            <text:p/>
          </table:table-cell>
          <table:table-cell table:formula="of:=IF(ISBLANK([.Q126]);&quot;&quot;;CONCATENATE([.Q$1];cEqual;cLBrace;[.Q126];cRBrace;cComma))">
            <text:p/>
          </table:table-cell>
          <table:table-cell table:formula="of:=IF(ISBLANK([.R126]);&quot;&quot;;CONCATENATE([.R$1];cEqual;cLBrace;[.R126];cRBrace;cComma))">
            <text:p/>
          </table:table-cell>
          <table:table-cell table:formula="of:=IF(ISBLANK([.S126]);&quot;&quot;;CONCATENATE([.S$1];cEqual;cLBrace;[.S126];cRBrace;cComma))">
            <text:p/>
          </table:table-cell>
          <table:table-cell table:formula="of:=IF(ISBLANK([.T126]);&quot;&quot;;CONCATENATE([.T$1];cEqual;cLBrace;[.T126];cRBrace;cComma))">
            <text:p/>
          </table:table-cell>
          <table:table-cell table:formula="of:=IF(ISBLANK([.U126]);&quot;&quot;;CONCATENATE([.U$1];cEqual;cLBrace;[.U126];cRBrace;cComma))">
            <text:p/>
          </table:table-cell>
          <table:table-cell table:formula="of:=IF(ISBLANK([.V126]);&quot;&quot;;CONCATENATE([.V$1];cEqual;cLBrace;[.V126];cRBrace;cComma))">
            <text:p/>
          </table:table-cell>
          <table:table-cell table:formula="of:=IF(ISBLANK([.W126]);&quot;&quot;;CONCATENATE([.W$1];cEqual;cLBrace;[.W126];cRBrace;cComma))">
            <text:p/>
          </table:table-cell>
          <table:table-cell table:formula="of:=IF(ISBLANK([.X126]);&quot;&quot;;CONCATENATE([.X$1];cEqual;cLBrace;[.X126];cRBrace;cComma))">
            <text:p/>
          </table:table-cell>
          <table:table-cell table:formula="of:=IF(ISBLANK([.Y126]);&quot;&quot;;CONCATENATE([.Y$1];cEqual;cLBrace;[.Y126];cRBrace;cComma))">
            <text:p/>
          </table:table-cell>
          <table:table-cell table:formula="of:=IF(ISBLANK([.Z126]);&quot;&quot;;CONCATENATE([.Z$1];cEqual;cLBrace;[.Z126];cRBrace;cComma))">
            <text:p/>
          </table:table-cell>
          <table:table-cell table:formula="of:=IF(ISBLANK([.AA126]);&quot;&quot;;CONCATENATE([.AA$1];cEqual;cLBrace;[.AA126];cRBrace;cComma))">
            <text:p/>
          </table:table-cell>
          <table:table-cell table:formula="of:=IF(ISBLANK([.AB126]);&quot;&quot;;CONCATENATE([.AB$1];cEqual;cLBrace;[.AB126];cRBrace;cComma))">
            <text:p/>
          </table:table-cell>
          <table:table-cell table:formula="of:=IF(ISBLANK([.AC126]);&quot;&quot;;CONCATENATE([.AC$1];cEqual;cLBrace;[.AC126];cRBrace;cComma))">
            <text:p/>
          </table:table-cell>
          <table:table-cell table:formula="of:=IF(ISBLANK([.AD126]);&quot;&quot;;CONCATENATE([.AD$1];cEqual;cLBrace;[.AD126];cRBrace;cComma))">
            <text:p/>
          </table:table-cell>
          <table:table-cell table:formula="of:=IF(ISBLANK([.AE126]);&quot;&quot;;CONCATENATE([.AE$1];cEqual;cLBrace;[.AE126];cRBrace;cComma))">
            <text:p/>
          </table:table-cell>
          <table:table-cell table:formula="of:=IF(ISBLANK([.AF126]);&quot;&quot;;CONCATENATE([.AF$1];cEqual;cLBrace;[.AF126];cRBrace;cComma))">
            <text:p/>
          </table:table-cell>
          <table:table-cell table:formula="of:=IF(ISBLANK([.AG126]);&quot;&quot;;CONCATENATE([.AG$1];cEqual;cLBrace;[.AG126];cRBrace;cComma))">
            <text:p/>
          </table:table-cell>
          <table:table-cell table:formula="of:=IF(ISBLANK([.AH126]);&quot;&quot;;CONCATENATE([.AH$1];cEqual;cLBrace;[.AH126];cRBrace;cComma))">
            <text:p/>
          </table:table-cell>
          <table:table-cell table:formula="of:=IF(ISBLANK([.AI126]);&quot;&quot;;CONCATENATE([.AI$1];cEqual;cLBrace;[.AI126];cRBrace;cComma))">
            <text:p/>
          </table:table-cell>
          <table:table-cell table:formula="of:=IF(ISBLANK([.AJ126]);&quot;&quot;;CONCATENATE([.AJ$1];cEqual;cLBrace;[.AJ126];cRBrace;cComma))">
            <text:p/>
          </table:table-cell>
          <table:table-cell table:formula="of:=IF(ISBLANK([.AK126]);&quot;&quot;;CONCATENATE([.AK$1];cEqual;cLBrace;[.AK126];cRBrace;cComma))">
            <text:p/>
          </table:table-cell>
          <table:table-cell table:formula="of:=IF(ISBLANK([.AL126]);&quot;&quot;;CONCATENATE([.AL$1];cEqual;cLBrace;[.AL126];cRBrace;cComma))">
            <text:p/>
          </table:table-cell>
        </table:table-row>
        <table:table-row table:style-name="ro1">
          <table:table-cell/>
          <table:table-cell table:formula="of:=CONCATENATE([.AM127];[.AN127];[.AO127];[.AP127];[.AQ127];[.AR127];[.AS127];[.AT127];[.AU127];[.AV127];[.AW127];[.AX127];[.AY127];[.AZ127];[.BA127];[.BB127];[.BC127];[.BD127];[.BE127];[.BF127];[.BG127];[.BH127];[.BI127];[.BJ127];[.BK127];[.BL127];[.BM127];[.BN127];[.BO127];[.BP127];[.BQ127];[.BR127];[.BS127];[.BT127];[.BU127];[.BV12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7];cComma)" office:value-type="string" office:string-value="@case{," calcext:value-type="string">
            <text:p>@case{,</text:p>
          </table:table-cell>
          <table:table-cell table:formula="of:=IF(ISBLANK([.D127]);&quot;&quot;;CONCATENATE([.D$1];cEqual;cLBrace;[.D127];cRBrace;cComma))">
            <text:p/>
          </table:table-cell>
          <table:table-cell table:formula="of:=IF(ISBLANK([.E127]);&quot;&quot;;CONCATENATE([.E$1];cEqual;cLBrace;[.E127];cRBrace;cComma))">
            <text:p/>
          </table:table-cell>
          <table:table-cell table:formula="of:=IF(ISBLANK([.F127]);&quot;&quot;;CONCATENATE([.F$1];cEqual;cLBrace;[.F127];cRBrace;cComma))">
            <text:p/>
          </table:table-cell>
          <table:table-cell table:formula="of:=IF(ISBLANK([.G127]);&quot;&quot;;CONCATENATE([.G$1];cEqual;cLBrace;[.G127];cRBrace;cComma))">
            <text:p/>
          </table:table-cell>
          <table:table-cell table:formula="of:=IF(ISBLANK([.H127]);&quot;&quot;;CONCATENATE([.H$1];cEqual;cLBrace;[.H127];cRBrace;cComma))">
            <text:p/>
          </table:table-cell>
          <table:table-cell table:formula="of:=IF(ISBLANK([.I127]);&quot;&quot;;CONCATENATE([.I$1];cEqual;cLBrace;[.I127];cRBrace;cComma))">
            <text:p/>
          </table:table-cell>
          <table:table-cell table:formula="of:=IF(ISBLANK([.J127]);&quot;&quot;;CONCATENATE([.J$1];cEqual;cLBrace;[.J127];cRBrace;cComma))">
            <text:p/>
          </table:table-cell>
          <table:table-cell table:formula="of:=IF(ISBLANK([.K127]);&quot;&quot;;CONCATENATE([.K$1];cEqual;cLBrace;[.K127];cRBrace;cComma))">
            <text:p/>
          </table:table-cell>
          <table:table-cell table:formula="of:=IF(ISBLANK([.L127]);&quot;&quot;;CONCATENATE([.L$1];cEqual;cLBrace;[.L127];cRBrace;cComma))">
            <text:p/>
          </table:table-cell>
          <table:table-cell table:formula="of:=IF(ISBLANK([.M127]);&quot;&quot;;CONCATENATE([.M$1];cEqual;cLBrace;[.M127];cRBrace;cComma))">
            <text:p/>
          </table:table-cell>
          <table:table-cell table:formula="of:=IF(ISBLANK([.N127]);&quot;&quot;;CONCATENATE([.N$1];cEqual;cLBrace;[.N127];cRBrace;cComma))">
            <text:p/>
          </table:table-cell>
          <table:table-cell table:formula="of:=IF(ISBLANK([.O127]);&quot;&quot;;CONCATENATE([.O$1];cEqual;cLBrace;[.O127];cRBrace;cComma))">
            <text:p/>
          </table:table-cell>
          <table:table-cell table:formula="of:=IF(ISBLANK([.P127]);&quot;&quot;;CONCATENATE([.P$1];cEqual;cLBrace;[.P127];cRBrace;cComma))">
            <text:p/>
          </table:table-cell>
          <table:table-cell table:formula="of:=IF(ISBLANK([.Q127]);&quot;&quot;;CONCATENATE([.Q$1];cEqual;cLBrace;[.Q127];cRBrace;cComma))">
            <text:p/>
          </table:table-cell>
          <table:table-cell table:formula="of:=IF(ISBLANK([.R127]);&quot;&quot;;CONCATENATE([.R$1];cEqual;cLBrace;[.R127];cRBrace;cComma))">
            <text:p/>
          </table:table-cell>
          <table:table-cell table:formula="of:=IF(ISBLANK([.S127]);&quot;&quot;;CONCATENATE([.S$1];cEqual;cLBrace;[.S127];cRBrace;cComma))">
            <text:p/>
          </table:table-cell>
          <table:table-cell table:formula="of:=IF(ISBLANK([.T127]);&quot;&quot;;CONCATENATE([.T$1];cEqual;cLBrace;[.T127];cRBrace;cComma))">
            <text:p/>
          </table:table-cell>
          <table:table-cell table:formula="of:=IF(ISBLANK([.U127]);&quot;&quot;;CONCATENATE([.U$1];cEqual;cLBrace;[.U127];cRBrace;cComma))">
            <text:p/>
          </table:table-cell>
          <table:table-cell table:formula="of:=IF(ISBLANK([.V127]);&quot;&quot;;CONCATENATE([.V$1];cEqual;cLBrace;[.V127];cRBrace;cComma))">
            <text:p/>
          </table:table-cell>
          <table:table-cell table:formula="of:=IF(ISBLANK([.W127]);&quot;&quot;;CONCATENATE([.W$1];cEqual;cLBrace;[.W127];cRBrace;cComma))">
            <text:p/>
          </table:table-cell>
          <table:table-cell table:formula="of:=IF(ISBLANK([.X127]);&quot;&quot;;CONCATENATE([.X$1];cEqual;cLBrace;[.X127];cRBrace;cComma))">
            <text:p/>
          </table:table-cell>
          <table:table-cell table:formula="of:=IF(ISBLANK([.Y127]);&quot;&quot;;CONCATENATE([.Y$1];cEqual;cLBrace;[.Y127];cRBrace;cComma))">
            <text:p/>
          </table:table-cell>
          <table:table-cell table:formula="of:=IF(ISBLANK([.Z127]);&quot;&quot;;CONCATENATE([.Z$1];cEqual;cLBrace;[.Z127];cRBrace;cComma))">
            <text:p/>
          </table:table-cell>
          <table:table-cell table:formula="of:=IF(ISBLANK([.AA127]);&quot;&quot;;CONCATENATE([.AA$1];cEqual;cLBrace;[.AA127];cRBrace;cComma))">
            <text:p/>
          </table:table-cell>
          <table:table-cell table:formula="of:=IF(ISBLANK([.AB127]);&quot;&quot;;CONCATENATE([.AB$1];cEqual;cLBrace;[.AB127];cRBrace;cComma))">
            <text:p/>
          </table:table-cell>
          <table:table-cell table:formula="of:=IF(ISBLANK([.AC127]);&quot;&quot;;CONCATENATE([.AC$1];cEqual;cLBrace;[.AC127];cRBrace;cComma))">
            <text:p/>
          </table:table-cell>
          <table:table-cell table:formula="of:=IF(ISBLANK([.AD127]);&quot;&quot;;CONCATENATE([.AD$1];cEqual;cLBrace;[.AD127];cRBrace;cComma))">
            <text:p/>
          </table:table-cell>
          <table:table-cell table:formula="of:=IF(ISBLANK([.AE127]);&quot;&quot;;CONCATENATE([.AE$1];cEqual;cLBrace;[.AE127];cRBrace;cComma))">
            <text:p/>
          </table:table-cell>
          <table:table-cell table:formula="of:=IF(ISBLANK([.AF127]);&quot;&quot;;CONCATENATE([.AF$1];cEqual;cLBrace;[.AF127];cRBrace;cComma))">
            <text:p/>
          </table:table-cell>
          <table:table-cell table:formula="of:=IF(ISBLANK([.AG127]);&quot;&quot;;CONCATENATE([.AG$1];cEqual;cLBrace;[.AG127];cRBrace;cComma))">
            <text:p/>
          </table:table-cell>
          <table:table-cell table:formula="of:=IF(ISBLANK([.AH127]);&quot;&quot;;CONCATENATE([.AH$1];cEqual;cLBrace;[.AH127];cRBrace;cComma))">
            <text:p/>
          </table:table-cell>
          <table:table-cell table:formula="of:=IF(ISBLANK([.AI127]);&quot;&quot;;CONCATENATE([.AI$1];cEqual;cLBrace;[.AI127];cRBrace;cComma))">
            <text:p/>
          </table:table-cell>
          <table:table-cell table:formula="of:=IF(ISBLANK([.AJ127]);&quot;&quot;;CONCATENATE([.AJ$1];cEqual;cLBrace;[.AJ127];cRBrace;cComma))">
            <text:p/>
          </table:table-cell>
          <table:table-cell table:formula="of:=IF(ISBLANK([.AK127]);&quot;&quot;;CONCATENATE([.AK$1];cEqual;cLBrace;[.AK127];cRBrace;cComma))">
            <text:p/>
          </table:table-cell>
          <table:table-cell table:formula="of:=IF(ISBLANK([.AL127]);&quot;&quot;;CONCATENATE([.AL$1];cEqual;cLBrace;[.AL127];cRBrace;cComma))">
            <text:p/>
          </table:table-cell>
        </table:table-row>
        <table:table-row table:style-name="ro1">
          <table:table-cell/>
          <table:table-cell table:formula="of:=CONCATENATE([.AM128];[.AN128];[.AO128];[.AP128];[.AQ128];[.AR128];[.AS128];[.AT128];[.AU128];[.AV128];[.AW128];[.AX128];[.AY128];[.AZ128];[.BA128];[.BB128];[.BC128];[.BD128];[.BE128];[.BF128];[.BG128];[.BH128];[.BI128];[.BJ128];[.BK128];[.BL128];[.BM128];[.BN128];[.BO128];[.BP128];[.BQ128];[.BR128];[.BS128];[.BT128];[.BU128];[.BV12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8];cComma)" office:value-type="string" office:string-value="@case{," calcext:value-type="string">
            <text:p>@case{,</text:p>
          </table:table-cell>
          <table:table-cell table:formula="of:=IF(ISBLANK([.D128]);&quot;&quot;;CONCATENATE([.D$1];cEqual;cLBrace;[.D128];cRBrace;cComma))">
            <text:p/>
          </table:table-cell>
          <table:table-cell table:formula="of:=IF(ISBLANK([.E128]);&quot;&quot;;CONCATENATE([.E$1];cEqual;cLBrace;[.E128];cRBrace;cComma))">
            <text:p/>
          </table:table-cell>
          <table:table-cell table:formula="of:=IF(ISBLANK([.F128]);&quot;&quot;;CONCATENATE([.F$1];cEqual;cLBrace;[.F128];cRBrace;cComma))">
            <text:p/>
          </table:table-cell>
          <table:table-cell table:formula="of:=IF(ISBLANK([.G128]);&quot;&quot;;CONCATENATE([.G$1];cEqual;cLBrace;[.G128];cRBrace;cComma))">
            <text:p/>
          </table:table-cell>
          <table:table-cell table:formula="of:=IF(ISBLANK([.H128]);&quot;&quot;;CONCATENATE([.H$1];cEqual;cLBrace;[.H128];cRBrace;cComma))">
            <text:p/>
          </table:table-cell>
          <table:table-cell table:formula="of:=IF(ISBLANK([.I128]);&quot;&quot;;CONCATENATE([.I$1];cEqual;cLBrace;[.I128];cRBrace;cComma))">
            <text:p/>
          </table:table-cell>
          <table:table-cell table:formula="of:=IF(ISBLANK([.J128]);&quot;&quot;;CONCATENATE([.J$1];cEqual;cLBrace;[.J128];cRBrace;cComma))">
            <text:p/>
          </table:table-cell>
          <table:table-cell table:formula="of:=IF(ISBLANK([.K128]);&quot;&quot;;CONCATENATE([.K$1];cEqual;cLBrace;[.K128];cRBrace;cComma))">
            <text:p/>
          </table:table-cell>
          <table:table-cell table:formula="of:=IF(ISBLANK([.L128]);&quot;&quot;;CONCATENATE([.L$1];cEqual;cLBrace;[.L128];cRBrace;cComma))">
            <text:p/>
          </table:table-cell>
          <table:table-cell table:formula="of:=IF(ISBLANK([.M128]);&quot;&quot;;CONCATENATE([.M$1];cEqual;cLBrace;[.M128];cRBrace;cComma))">
            <text:p/>
          </table:table-cell>
          <table:table-cell table:formula="of:=IF(ISBLANK([.N128]);&quot;&quot;;CONCATENATE([.N$1];cEqual;cLBrace;[.N128];cRBrace;cComma))">
            <text:p/>
          </table:table-cell>
          <table:table-cell table:formula="of:=IF(ISBLANK([.O128]);&quot;&quot;;CONCATENATE([.O$1];cEqual;cLBrace;[.O128];cRBrace;cComma))">
            <text:p/>
          </table:table-cell>
          <table:table-cell table:formula="of:=IF(ISBLANK([.P128]);&quot;&quot;;CONCATENATE([.P$1];cEqual;cLBrace;[.P128];cRBrace;cComma))">
            <text:p/>
          </table:table-cell>
          <table:table-cell table:formula="of:=IF(ISBLANK([.Q128]);&quot;&quot;;CONCATENATE([.Q$1];cEqual;cLBrace;[.Q128];cRBrace;cComma))">
            <text:p/>
          </table:table-cell>
          <table:table-cell table:formula="of:=IF(ISBLANK([.R128]);&quot;&quot;;CONCATENATE([.R$1];cEqual;cLBrace;[.R128];cRBrace;cComma))">
            <text:p/>
          </table:table-cell>
          <table:table-cell table:formula="of:=IF(ISBLANK([.S128]);&quot;&quot;;CONCATENATE([.S$1];cEqual;cLBrace;[.S128];cRBrace;cComma))">
            <text:p/>
          </table:table-cell>
          <table:table-cell table:formula="of:=IF(ISBLANK([.T128]);&quot;&quot;;CONCATENATE([.T$1];cEqual;cLBrace;[.T128];cRBrace;cComma))">
            <text:p/>
          </table:table-cell>
          <table:table-cell table:formula="of:=IF(ISBLANK([.U128]);&quot;&quot;;CONCATENATE([.U$1];cEqual;cLBrace;[.U128];cRBrace;cComma))">
            <text:p/>
          </table:table-cell>
          <table:table-cell table:formula="of:=IF(ISBLANK([.V128]);&quot;&quot;;CONCATENATE([.V$1];cEqual;cLBrace;[.V128];cRBrace;cComma))">
            <text:p/>
          </table:table-cell>
          <table:table-cell table:formula="of:=IF(ISBLANK([.W128]);&quot;&quot;;CONCATENATE([.W$1];cEqual;cLBrace;[.W128];cRBrace;cComma))">
            <text:p/>
          </table:table-cell>
          <table:table-cell table:formula="of:=IF(ISBLANK([.X128]);&quot;&quot;;CONCATENATE([.X$1];cEqual;cLBrace;[.X128];cRBrace;cComma))">
            <text:p/>
          </table:table-cell>
          <table:table-cell table:formula="of:=IF(ISBLANK([.Y128]);&quot;&quot;;CONCATENATE([.Y$1];cEqual;cLBrace;[.Y128];cRBrace;cComma))">
            <text:p/>
          </table:table-cell>
          <table:table-cell table:formula="of:=IF(ISBLANK([.Z128]);&quot;&quot;;CONCATENATE([.Z$1];cEqual;cLBrace;[.Z128];cRBrace;cComma))">
            <text:p/>
          </table:table-cell>
          <table:table-cell table:formula="of:=IF(ISBLANK([.AA128]);&quot;&quot;;CONCATENATE([.AA$1];cEqual;cLBrace;[.AA128];cRBrace;cComma))">
            <text:p/>
          </table:table-cell>
          <table:table-cell table:formula="of:=IF(ISBLANK([.AB128]);&quot;&quot;;CONCATENATE([.AB$1];cEqual;cLBrace;[.AB128];cRBrace;cComma))">
            <text:p/>
          </table:table-cell>
          <table:table-cell table:formula="of:=IF(ISBLANK([.AC128]);&quot;&quot;;CONCATENATE([.AC$1];cEqual;cLBrace;[.AC128];cRBrace;cComma))">
            <text:p/>
          </table:table-cell>
          <table:table-cell table:formula="of:=IF(ISBLANK([.AD128]);&quot;&quot;;CONCATENATE([.AD$1];cEqual;cLBrace;[.AD128];cRBrace;cComma))">
            <text:p/>
          </table:table-cell>
          <table:table-cell table:formula="of:=IF(ISBLANK([.AE128]);&quot;&quot;;CONCATENATE([.AE$1];cEqual;cLBrace;[.AE128];cRBrace;cComma))">
            <text:p/>
          </table:table-cell>
          <table:table-cell table:formula="of:=IF(ISBLANK([.AF128]);&quot;&quot;;CONCATENATE([.AF$1];cEqual;cLBrace;[.AF128];cRBrace;cComma))">
            <text:p/>
          </table:table-cell>
          <table:table-cell table:formula="of:=IF(ISBLANK([.AG128]);&quot;&quot;;CONCATENATE([.AG$1];cEqual;cLBrace;[.AG128];cRBrace;cComma))">
            <text:p/>
          </table:table-cell>
          <table:table-cell table:formula="of:=IF(ISBLANK([.AH128]);&quot;&quot;;CONCATENATE([.AH$1];cEqual;cLBrace;[.AH128];cRBrace;cComma))">
            <text:p/>
          </table:table-cell>
          <table:table-cell table:formula="of:=IF(ISBLANK([.AI128]);&quot;&quot;;CONCATENATE([.AI$1];cEqual;cLBrace;[.AI128];cRBrace;cComma))">
            <text:p/>
          </table:table-cell>
          <table:table-cell table:formula="of:=IF(ISBLANK([.AJ128]);&quot;&quot;;CONCATENATE([.AJ$1];cEqual;cLBrace;[.AJ128];cRBrace;cComma))">
            <text:p/>
          </table:table-cell>
          <table:table-cell table:formula="of:=IF(ISBLANK([.AK128]);&quot;&quot;;CONCATENATE([.AK$1];cEqual;cLBrace;[.AK128];cRBrace;cComma))">
            <text:p/>
          </table:table-cell>
          <table:table-cell table:formula="of:=IF(ISBLANK([.AL128]);&quot;&quot;;CONCATENATE([.AL$1];cEqual;cLBrace;[.AL128];cRBrace;cComma))">
            <text:p/>
          </table:table-cell>
        </table:table-row>
        <table:table-row table:style-name="ro1">
          <table:table-cell/>
          <table:table-cell table:formula="of:=CONCATENATE([.AM129];[.AN129];[.AO129];[.AP129];[.AQ129];[.AR129];[.AS129];[.AT129];[.AU129];[.AV129];[.AW129];[.AX129];[.AY129];[.AZ129];[.BA129];[.BB129];[.BC129];[.BD129];[.BE129];[.BF129];[.BG129];[.BH129];[.BI129];[.BJ129];[.BK129];[.BL129];[.BM129];[.BN129];[.BO129];[.BP129];[.BQ129];[.BR129];[.BS129];[.BT129];[.BU129];[.BV12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9];cComma)" office:value-type="string" office:string-value="@case{," calcext:value-type="string">
            <text:p>@case{,</text:p>
          </table:table-cell>
          <table:table-cell table:formula="of:=IF(ISBLANK([.D129]);&quot;&quot;;CONCATENATE([.D$1];cEqual;cLBrace;[.D129];cRBrace;cComma))">
            <text:p/>
          </table:table-cell>
          <table:table-cell table:formula="of:=IF(ISBLANK([.E129]);&quot;&quot;;CONCATENATE([.E$1];cEqual;cLBrace;[.E129];cRBrace;cComma))">
            <text:p/>
          </table:table-cell>
          <table:table-cell table:formula="of:=IF(ISBLANK([.F129]);&quot;&quot;;CONCATENATE([.F$1];cEqual;cLBrace;[.F129];cRBrace;cComma))">
            <text:p/>
          </table:table-cell>
          <table:table-cell table:formula="of:=IF(ISBLANK([.G129]);&quot;&quot;;CONCATENATE([.G$1];cEqual;cLBrace;[.G129];cRBrace;cComma))">
            <text:p/>
          </table:table-cell>
          <table:table-cell table:formula="of:=IF(ISBLANK([.H129]);&quot;&quot;;CONCATENATE([.H$1];cEqual;cLBrace;[.H129];cRBrace;cComma))">
            <text:p/>
          </table:table-cell>
          <table:table-cell table:formula="of:=IF(ISBLANK([.I129]);&quot;&quot;;CONCATENATE([.I$1];cEqual;cLBrace;[.I129];cRBrace;cComma))">
            <text:p/>
          </table:table-cell>
          <table:table-cell table:formula="of:=IF(ISBLANK([.J129]);&quot;&quot;;CONCATENATE([.J$1];cEqual;cLBrace;[.J129];cRBrace;cComma))">
            <text:p/>
          </table:table-cell>
          <table:table-cell table:formula="of:=IF(ISBLANK([.K129]);&quot;&quot;;CONCATENATE([.K$1];cEqual;cLBrace;[.K129];cRBrace;cComma))">
            <text:p/>
          </table:table-cell>
          <table:table-cell table:formula="of:=IF(ISBLANK([.L129]);&quot;&quot;;CONCATENATE([.L$1];cEqual;cLBrace;[.L129];cRBrace;cComma))">
            <text:p/>
          </table:table-cell>
          <table:table-cell table:formula="of:=IF(ISBLANK([.M129]);&quot;&quot;;CONCATENATE([.M$1];cEqual;cLBrace;[.M129];cRBrace;cComma))">
            <text:p/>
          </table:table-cell>
          <table:table-cell table:formula="of:=IF(ISBLANK([.N129]);&quot;&quot;;CONCATENATE([.N$1];cEqual;cLBrace;[.N129];cRBrace;cComma))">
            <text:p/>
          </table:table-cell>
          <table:table-cell table:formula="of:=IF(ISBLANK([.O129]);&quot;&quot;;CONCATENATE([.O$1];cEqual;cLBrace;[.O129];cRBrace;cComma))">
            <text:p/>
          </table:table-cell>
          <table:table-cell table:formula="of:=IF(ISBLANK([.P129]);&quot;&quot;;CONCATENATE([.P$1];cEqual;cLBrace;[.P129];cRBrace;cComma))">
            <text:p/>
          </table:table-cell>
          <table:table-cell table:formula="of:=IF(ISBLANK([.Q129]);&quot;&quot;;CONCATENATE([.Q$1];cEqual;cLBrace;[.Q129];cRBrace;cComma))">
            <text:p/>
          </table:table-cell>
          <table:table-cell table:formula="of:=IF(ISBLANK([.R129]);&quot;&quot;;CONCATENATE([.R$1];cEqual;cLBrace;[.R129];cRBrace;cComma))">
            <text:p/>
          </table:table-cell>
          <table:table-cell table:formula="of:=IF(ISBLANK([.S129]);&quot;&quot;;CONCATENATE([.S$1];cEqual;cLBrace;[.S129];cRBrace;cComma))">
            <text:p/>
          </table:table-cell>
          <table:table-cell table:formula="of:=IF(ISBLANK([.T129]);&quot;&quot;;CONCATENATE([.T$1];cEqual;cLBrace;[.T129];cRBrace;cComma))">
            <text:p/>
          </table:table-cell>
          <table:table-cell table:formula="of:=IF(ISBLANK([.U129]);&quot;&quot;;CONCATENATE([.U$1];cEqual;cLBrace;[.U129];cRBrace;cComma))">
            <text:p/>
          </table:table-cell>
          <table:table-cell table:formula="of:=IF(ISBLANK([.V129]);&quot;&quot;;CONCATENATE([.V$1];cEqual;cLBrace;[.V129];cRBrace;cComma))">
            <text:p/>
          </table:table-cell>
          <table:table-cell table:formula="of:=IF(ISBLANK([.W129]);&quot;&quot;;CONCATENATE([.W$1];cEqual;cLBrace;[.W129];cRBrace;cComma))">
            <text:p/>
          </table:table-cell>
          <table:table-cell table:formula="of:=IF(ISBLANK([.X129]);&quot;&quot;;CONCATENATE([.X$1];cEqual;cLBrace;[.X129];cRBrace;cComma))">
            <text:p/>
          </table:table-cell>
          <table:table-cell table:formula="of:=IF(ISBLANK([.Y129]);&quot;&quot;;CONCATENATE([.Y$1];cEqual;cLBrace;[.Y129];cRBrace;cComma))">
            <text:p/>
          </table:table-cell>
          <table:table-cell table:formula="of:=IF(ISBLANK([.Z129]);&quot;&quot;;CONCATENATE([.Z$1];cEqual;cLBrace;[.Z129];cRBrace;cComma))">
            <text:p/>
          </table:table-cell>
          <table:table-cell table:formula="of:=IF(ISBLANK([.AA129]);&quot;&quot;;CONCATENATE([.AA$1];cEqual;cLBrace;[.AA129];cRBrace;cComma))">
            <text:p/>
          </table:table-cell>
          <table:table-cell table:formula="of:=IF(ISBLANK([.AB129]);&quot;&quot;;CONCATENATE([.AB$1];cEqual;cLBrace;[.AB129];cRBrace;cComma))">
            <text:p/>
          </table:table-cell>
          <table:table-cell table:formula="of:=IF(ISBLANK([.AC129]);&quot;&quot;;CONCATENATE([.AC$1];cEqual;cLBrace;[.AC129];cRBrace;cComma))">
            <text:p/>
          </table:table-cell>
          <table:table-cell table:formula="of:=IF(ISBLANK([.AD129]);&quot;&quot;;CONCATENATE([.AD$1];cEqual;cLBrace;[.AD129];cRBrace;cComma))">
            <text:p/>
          </table:table-cell>
          <table:table-cell table:formula="of:=IF(ISBLANK([.AE129]);&quot;&quot;;CONCATENATE([.AE$1];cEqual;cLBrace;[.AE129];cRBrace;cComma))">
            <text:p/>
          </table:table-cell>
          <table:table-cell table:formula="of:=IF(ISBLANK([.AF129]);&quot;&quot;;CONCATENATE([.AF$1];cEqual;cLBrace;[.AF129];cRBrace;cComma))">
            <text:p/>
          </table:table-cell>
          <table:table-cell table:formula="of:=IF(ISBLANK([.AG129]);&quot;&quot;;CONCATENATE([.AG$1];cEqual;cLBrace;[.AG129];cRBrace;cComma))">
            <text:p/>
          </table:table-cell>
          <table:table-cell table:formula="of:=IF(ISBLANK([.AH129]);&quot;&quot;;CONCATENATE([.AH$1];cEqual;cLBrace;[.AH129];cRBrace;cComma))">
            <text:p/>
          </table:table-cell>
          <table:table-cell table:formula="of:=IF(ISBLANK([.AI129]);&quot;&quot;;CONCATENATE([.AI$1];cEqual;cLBrace;[.AI129];cRBrace;cComma))">
            <text:p/>
          </table:table-cell>
          <table:table-cell table:formula="of:=IF(ISBLANK([.AJ129]);&quot;&quot;;CONCATENATE([.AJ$1];cEqual;cLBrace;[.AJ129];cRBrace;cComma))">
            <text:p/>
          </table:table-cell>
          <table:table-cell table:formula="of:=IF(ISBLANK([.AK129]);&quot;&quot;;CONCATENATE([.AK$1];cEqual;cLBrace;[.AK129];cRBrace;cComma))">
            <text:p/>
          </table:table-cell>
          <table:table-cell table:formula="of:=IF(ISBLANK([.AL129]);&quot;&quot;;CONCATENATE([.AL$1];cEqual;cLBrace;[.AL129];cRBrace;cComma))">
            <text:p/>
          </table:table-cell>
        </table:table-row>
        <table:table-row table:style-name="ro1">
          <table:table-cell/>
          <table:table-cell table:formula="of:=CONCATENATE([.AM130];[.AN130];[.AO130];[.AP130];[.AQ130];[.AR130];[.AS130];[.AT130];[.AU130];[.AV130];[.AW130];[.AX130];[.AY130];[.AZ130];[.BA130];[.BB130];[.BC130];[.BD130];[.BE130];[.BF130];[.BG130];[.BH130];[.BI130];[.BJ130];[.BK130];[.BL130];[.BM130];[.BN130];[.BO130];[.BP130];[.BQ130];[.BR130];[.BS130];[.BT130];[.BU130];[.BV13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30];cComma)" office:value-type="string" office:string-value="@case{," calcext:value-type="string">
            <text:p>@case{,</text:p>
          </table:table-cell>
          <table:table-cell table:formula="of:=IF(ISBLANK([.D130]);&quot;&quot;;CONCATENATE([.D$1];cEqual;cLBrace;[.D130];cRBrace;cComma))">
            <text:p/>
          </table:table-cell>
          <table:table-cell table:formula="of:=IF(ISBLANK([.E130]);&quot;&quot;;CONCATENATE([.E$1];cEqual;cLBrace;[.E130];cRBrace;cComma))">
            <text:p/>
          </table:table-cell>
          <table:table-cell table:formula="of:=IF(ISBLANK([.F130]);&quot;&quot;;CONCATENATE([.F$1];cEqual;cLBrace;[.F130];cRBrace;cComma))">
            <text:p/>
          </table:table-cell>
          <table:table-cell table:formula="of:=IF(ISBLANK([.G130]);&quot;&quot;;CONCATENATE([.G$1];cEqual;cLBrace;[.G130];cRBrace;cComma))">
            <text:p/>
          </table:table-cell>
          <table:table-cell table:formula="of:=IF(ISBLANK([.H130]);&quot;&quot;;CONCATENATE([.H$1];cEqual;cLBrace;[.H130];cRBrace;cComma))">
            <text:p/>
          </table:table-cell>
          <table:table-cell table:formula="of:=IF(ISBLANK([.I130]);&quot;&quot;;CONCATENATE([.I$1];cEqual;cLBrace;[.I130];cRBrace;cComma))">
            <text:p/>
          </table:table-cell>
          <table:table-cell table:formula="of:=IF(ISBLANK([.J130]);&quot;&quot;;CONCATENATE([.J$1];cEqual;cLBrace;[.J130];cRBrace;cComma))">
            <text:p/>
          </table:table-cell>
          <table:table-cell table:formula="of:=IF(ISBLANK([.K130]);&quot;&quot;;CONCATENATE([.K$1];cEqual;cLBrace;[.K130];cRBrace;cComma))">
            <text:p/>
          </table:table-cell>
          <table:table-cell table:formula="of:=IF(ISBLANK([.L130]);&quot;&quot;;CONCATENATE([.L$1];cEqual;cLBrace;[.L130];cRBrace;cComma))">
            <text:p/>
          </table:table-cell>
          <table:table-cell table:formula="of:=IF(ISBLANK([.M130]);&quot;&quot;;CONCATENATE([.M$1];cEqual;cLBrace;[.M130];cRBrace;cComma))">
            <text:p/>
          </table:table-cell>
          <table:table-cell table:formula="of:=IF(ISBLANK([.N130]);&quot;&quot;;CONCATENATE([.N$1];cEqual;cLBrace;[.N130];cRBrace;cComma))">
            <text:p/>
          </table:table-cell>
          <table:table-cell table:formula="of:=IF(ISBLANK([.O130]);&quot;&quot;;CONCATENATE([.O$1];cEqual;cLBrace;[.O130];cRBrace;cComma))">
            <text:p/>
          </table:table-cell>
          <table:table-cell table:formula="of:=IF(ISBLANK([.P130]);&quot;&quot;;CONCATENATE([.P$1];cEqual;cLBrace;[.P130];cRBrace;cComma))">
            <text:p/>
          </table:table-cell>
          <table:table-cell table:formula="of:=IF(ISBLANK([.Q130]);&quot;&quot;;CONCATENATE([.Q$1];cEqual;cLBrace;[.Q130];cRBrace;cComma))">
            <text:p/>
          </table:table-cell>
          <table:table-cell table:formula="of:=IF(ISBLANK([.R130]);&quot;&quot;;CONCATENATE([.R$1];cEqual;cLBrace;[.R130];cRBrace;cComma))">
            <text:p/>
          </table:table-cell>
          <table:table-cell table:formula="of:=IF(ISBLANK([.S130]);&quot;&quot;;CONCATENATE([.S$1];cEqual;cLBrace;[.S130];cRBrace;cComma))">
            <text:p/>
          </table:table-cell>
          <table:table-cell table:formula="of:=IF(ISBLANK([.T130]);&quot;&quot;;CONCATENATE([.T$1];cEqual;cLBrace;[.T130];cRBrace;cComma))">
            <text:p/>
          </table:table-cell>
          <table:table-cell table:formula="of:=IF(ISBLANK([.U130]);&quot;&quot;;CONCATENATE([.U$1];cEqual;cLBrace;[.U130];cRBrace;cComma))">
            <text:p/>
          </table:table-cell>
          <table:table-cell table:formula="of:=IF(ISBLANK([.V130]);&quot;&quot;;CONCATENATE([.V$1];cEqual;cLBrace;[.V130];cRBrace;cComma))">
            <text:p/>
          </table:table-cell>
          <table:table-cell table:formula="of:=IF(ISBLANK([.W130]);&quot;&quot;;CONCATENATE([.W$1];cEqual;cLBrace;[.W130];cRBrace;cComma))">
            <text:p/>
          </table:table-cell>
          <table:table-cell table:formula="of:=IF(ISBLANK([.X130]);&quot;&quot;;CONCATENATE([.X$1];cEqual;cLBrace;[.X130];cRBrace;cComma))">
            <text:p/>
          </table:table-cell>
          <table:table-cell table:formula="of:=IF(ISBLANK([.Y130]);&quot;&quot;;CONCATENATE([.Y$1];cEqual;cLBrace;[.Y130];cRBrace;cComma))">
            <text:p/>
          </table:table-cell>
          <table:table-cell table:formula="of:=IF(ISBLANK([.Z130]);&quot;&quot;;CONCATENATE([.Z$1];cEqual;cLBrace;[.Z130];cRBrace;cComma))">
            <text:p/>
          </table:table-cell>
          <table:table-cell table:formula="of:=IF(ISBLANK([.AA130]);&quot;&quot;;CONCATENATE([.AA$1];cEqual;cLBrace;[.AA130];cRBrace;cComma))">
            <text:p/>
          </table:table-cell>
          <table:table-cell table:formula="of:=IF(ISBLANK([.AB130]);&quot;&quot;;CONCATENATE([.AB$1];cEqual;cLBrace;[.AB130];cRBrace;cComma))">
            <text:p/>
          </table:table-cell>
          <table:table-cell table:formula="of:=IF(ISBLANK([.AC130]);&quot;&quot;;CONCATENATE([.AC$1];cEqual;cLBrace;[.AC130];cRBrace;cComma))">
            <text:p/>
          </table:table-cell>
          <table:table-cell table:formula="of:=IF(ISBLANK([.AD130]);&quot;&quot;;CONCATENATE([.AD$1];cEqual;cLBrace;[.AD130];cRBrace;cComma))">
            <text:p/>
          </table:table-cell>
          <table:table-cell table:formula="of:=IF(ISBLANK([.AE130]);&quot;&quot;;CONCATENATE([.AE$1];cEqual;cLBrace;[.AE130];cRBrace;cComma))">
            <text:p/>
          </table:table-cell>
          <table:table-cell table:formula="of:=IF(ISBLANK([.AF130]);&quot;&quot;;CONCATENATE([.AF$1];cEqual;cLBrace;[.AF130];cRBrace;cComma))">
            <text:p/>
          </table:table-cell>
          <table:table-cell table:formula="of:=IF(ISBLANK([.AG130]);&quot;&quot;;CONCATENATE([.AG$1];cEqual;cLBrace;[.AG130];cRBrace;cComma))">
            <text:p/>
          </table:table-cell>
          <table:table-cell table:formula="of:=IF(ISBLANK([.AH130]);&quot;&quot;;CONCATENATE([.AH$1];cEqual;cLBrace;[.AH130];cRBrace;cComma))">
            <text:p/>
          </table:table-cell>
          <table:table-cell table:formula="of:=IF(ISBLANK([.AI130]);&quot;&quot;;CONCATENATE([.AI$1];cEqual;cLBrace;[.AI130];cRBrace;cComma))">
            <text:p/>
          </table:table-cell>
          <table:table-cell table:formula="of:=IF(ISBLANK([.AJ130]);&quot;&quot;;CONCATENATE([.AJ$1];cEqual;cLBrace;[.AJ130];cRBrace;cComma))">
            <text:p/>
          </table:table-cell>
          <table:table-cell table:formula="of:=IF(ISBLANK([.AK130]);&quot;&quot;;CONCATENATE([.AK$1];cEqual;cLBrace;[.AK130];cRBrace;cComma))">
            <text:p/>
          </table:table-cell>
          <table:table-cell table:formula="of:=IF(ISBLANK([.AL130]);&quot;&quot;;CONCATENATE([.AL$1];cEqual;cLBrace;[.AL130];cRBrace;cComma))">
            <text:p/>
          </table:table-cell>
        </table:table-row>
        <table:table-row table:style-name="ro1">
          <table:table-cell/>
          <table:table-cell table:formula="of:=CONCATENATE([.AM131];[.AN131];[.AO131];[.AP131];[.AQ131];[.AR131];[.AS131];[.AT131];[.AU131];[.AV131];[.AW131];[.AX131];[.AY131];[.AZ131];[.BA131];[.BB131];[.BC131];[.BD131];[.BE131];[.BF131];[.BG131];[.BH131];[.BI131];[.BJ131];[.BK131];[.BL131];[.BM131];[.BN131];[.BO131];[.BP131];[.BQ131];[.BR131];[.BS131];[.BT131];[.BU131];[.BV13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31];cComma)" office:value-type="string" office:string-value="@case{," calcext:value-type="string">
            <text:p>@case{,</text:p>
          </table:table-cell>
          <table:table-cell table:formula="of:=IF(ISBLANK([.D131]);&quot;&quot;;CONCATENATE([.D$1];cEqual;cLBrace;[.D131];cRBrace;cComma))">
            <text:p/>
          </table:table-cell>
          <table:table-cell table:formula="of:=IF(ISBLANK([.E131]);&quot;&quot;;CONCATENATE([.E$1];cEqual;cLBrace;[.E131];cRBrace;cComma))">
            <text:p/>
          </table:table-cell>
          <table:table-cell table:formula="of:=IF(ISBLANK([.F131]);&quot;&quot;;CONCATENATE([.F$1];cEqual;cLBrace;[.F131];cRBrace;cComma))">
            <text:p/>
          </table:table-cell>
          <table:table-cell table:formula="of:=IF(ISBLANK([.G131]);&quot;&quot;;CONCATENATE([.G$1];cEqual;cLBrace;[.G131];cRBrace;cComma))">
            <text:p/>
          </table:table-cell>
          <table:table-cell table:formula="of:=IF(ISBLANK([.H131]);&quot;&quot;;CONCATENATE([.H$1];cEqual;cLBrace;[.H131];cRBrace;cComma))">
            <text:p/>
          </table:table-cell>
          <table:table-cell table:formula="of:=IF(ISBLANK([.I131]);&quot;&quot;;CONCATENATE([.I$1];cEqual;cLBrace;[.I131];cRBrace;cComma))">
            <text:p/>
          </table:table-cell>
          <table:table-cell table:formula="of:=IF(ISBLANK([.J131]);&quot;&quot;;CONCATENATE([.J$1];cEqual;cLBrace;[.J131];cRBrace;cComma))">
            <text:p/>
          </table:table-cell>
          <table:table-cell table:formula="of:=IF(ISBLANK([.K131]);&quot;&quot;;CONCATENATE([.K$1];cEqual;cLBrace;[.K131];cRBrace;cComma))">
            <text:p/>
          </table:table-cell>
          <table:table-cell table:formula="of:=IF(ISBLANK([.L131]);&quot;&quot;;CONCATENATE([.L$1];cEqual;cLBrace;[.L131];cRBrace;cComma))">
            <text:p/>
          </table:table-cell>
          <table:table-cell table:formula="of:=IF(ISBLANK([.M131]);&quot;&quot;;CONCATENATE([.M$1];cEqual;cLBrace;[.M131];cRBrace;cComma))">
            <text:p/>
          </table:table-cell>
          <table:table-cell table:formula="of:=IF(ISBLANK([.N131]);&quot;&quot;;CONCATENATE([.N$1];cEqual;cLBrace;[.N131];cRBrace;cComma))">
            <text:p/>
          </table:table-cell>
          <table:table-cell table:formula="of:=IF(ISBLANK([.O131]);&quot;&quot;;CONCATENATE([.O$1];cEqual;cLBrace;[.O131];cRBrace;cComma))">
            <text:p/>
          </table:table-cell>
          <table:table-cell table:formula="of:=IF(ISBLANK([.P131]);&quot;&quot;;CONCATENATE([.P$1];cEqual;cLBrace;[.P131];cRBrace;cComma))">
            <text:p/>
          </table:table-cell>
          <table:table-cell table:formula="of:=IF(ISBLANK([.Q131]);&quot;&quot;;CONCATENATE([.Q$1];cEqual;cLBrace;[.Q131];cRBrace;cComma))">
            <text:p/>
          </table:table-cell>
          <table:table-cell table:formula="of:=IF(ISBLANK([.R131]);&quot;&quot;;CONCATENATE([.R$1];cEqual;cLBrace;[.R131];cRBrace;cComma))">
            <text:p/>
          </table:table-cell>
          <table:table-cell table:formula="of:=IF(ISBLANK([.S131]);&quot;&quot;;CONCATENATE([.S$1];cEqual;cLBrace;[.S131];cRBrace;cComma))">
            <text:p/>
          </table:table-cell>
          <table:table-cell table:formula="of:=IF(ISBLANK([.T131]);&quot;&quot;;CONCATENATE([.T$1];cEqual;cLBrace;[.T131];cRBrace;cComma))">
            <text:p/>
          </table:table-cell>
          <table:table-cell table:formula="of:=IF(ISBLANK([.U131]);&quot;&quot;;CONCATENATE([.U$1];cEqual;cLBrace;[.U131];cRBrace;cComma))">
            <text:p/>
          </table:table-cell>
          <table:table-cell table:formula="of:=IF(ISBLANK([.V131]);&quot;&quot;;CONCATENATE([.V$1];cEqual;cLBrace;[.V131];cRBrace;cComma))">
            <text:p/>
          </table:table-cell>
          <table:table-cell table:formula="of:=IF(ISBLANK([.W131]);&quot;&quot;;CONCATENATE([.W$1];cEqual;cLBrace;[.W131];cRBrace;cComma))">
            <text:p/>
          </table:table-cell>
          <table:table-cell table:formula="of:=IF(ISBLANK([.X131]);&quot;&quot;;CONCATENATE([.X$1];cEqual;cLBrace;[.X131];cRBrace;cComma))">
            <text:p/>
          </table:table-cell>
          <table:table-cell table:formula="of:=IF(ISBLANK([.Y131]);&quot;&quot;;CONCATENATE([.Y$1];cEqual;cLBrace;[.Y131];cRBrace;cComma))">
            <text:p/>
          </table:table-cell>
          <table:table-cell table:formula="of:=IF(ISBLANK([.Z131]);&quot;&quot;;CONCATENATE([.Z$1];cEqual;cLBrace;[.Z131];cRBrace;cComma))">
            <text:p/>
          </table:table-cell>
          <table:table-cell table:formula="of:=IF(ISBLANK([.AA131]);&quot;&quot;;CONCATENATE([.AA$1];cEqual;cLBrace;[.AA131];cRBrace;cComma))">
            <text:p/>
          </table:table-cell>
          <table:table-cell table:formula="of:=IF(ISBLANK([.AB131]);&quot;&quot;;CONCATENATE([.AB$1];cEqual;cLBrace;[.AB131];cRBrace;cComma))">
            <text:p/>
          </table:table-cell>
          <table:table-cell table:formula="of:=IF(ISBLANK([.AC131]);&quot;&quot;;CONCATENATE([.AC$1];cEqual;cLBrace;[.AC131];cRBrace;cComma))">
            <text:p/>
          </table:table-cell>
          <table:table-cell table:formula="of:=IF(ISBLANK([.AD131]);&quot;&quot;;CONCATENATE([.AD$1];cEqual;cLBrace;[.AD131];cRBrace;cComma))">
            <text:p/>
          </table:table-cell>
          <table:table-cell table:formula="of:=IF(ISBLANK([.AE131]);&quot;&quot;;CONCATENATE([.AE$1];cEqual;cLBrace;[.AE131];cRBrace;cComma))">
            <text:p/>
          </table:table-cell>
          <table:table-cell table:formula="of:=IF(ISBLANK([.AF131]);&quot;&quot;;CONCATENATE([.AF$1];cEqual;cLBrace;[.AF131];cRBrace;cComma))">
            <text:p/>
          </table:table-cell>
          <table:table-cell table:formula="of:=IF(ISBLANK([.AG131]);&quot;&quot;;CONCATENATE([.AG$1];cEqual;cLBrace;[.AG131];cRBrace;cComma))">
            <text:p/>
          </table:table-cell>
          <table:table-cell table:formula="of:=IF(ISBLANK([.AH131]);&quot;&quot;;CONCATENATE([.AH$1];cEqual;cLBrace;[.AH131];cRBrace;cComma))">
            <text:p/>
          </table:table-cell>
          <table:table-cell table:formula="of:=IF(ISBLANK([.AI131]);&quot;&quot;;CONCATENATE([.AI$1];cEqual;cLBrace;[.AI131];cRBrace;cComma))">
            <text:p/>
          </table:table-cell>
          <table:table-cell table:formula="of:=IF(ISBLANK([.AJ131]);&quot;&quot;;CONCATENATE([.AJ$1];cEqual;cLBrace;[.AJ131];cRBrace;cComma))">
            <text:p/>
          </table:table-cell>
          <table:table-cell table:formula="of:=IF(ISBLANK([.AK131]);&quot;&quot;;CONCATENATE([.AK$1];cEqual;cLBrace;[.AK131];cRBrace;cComma))">
            <text:p/>
          </table:table-cell>
          <table:table-cell table:formula="of:=IF(ISBLANK([.AL131]);&quot;&quot;;CONCATENATE([.AL$1];cEqual;cLBrace;[.AL131];cRBrace;cComma))">
            <text:p/>
          </table:table-cell>
        </table:table-row>
        <table:table-row table:style-name="ro1">
          <table:table-cell/>
          <table:table-cell table:formula="of:=CONCATENATE([.AM132];[.AN132];[.AO132];[.AP132];[.AQ132];[.AR132];[.AS132];[.AT132];[.AU132];[.AV132];[.AW132];[.AX132];[.AY132];[.AZ132];[.BA132];[.BB132];[.BC132];[.BD132];[.BE132];[.BF132];[.BG132];[.BH132];[.BI132];[.BJ132];[.BK132];[.BL132];[.BM132];[.BN132];[.BO132];[.BP132];[.BQ132];[.BR132];[.BS132];[.BT132];[.BU132];[.BV13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32];cComma)" office:value-type="string" office:string-value="@case{," calcext:value-type="string">
            <text:p>@case{,</text:p>
          </table:table-cell>
          <table:table-cell table:formula="of:=IF(ISBLANK([.D132]);&quot;&quot;;CONCATENATE([.D$1];cEqual;cLBrace;[.D132];cRBrace;cComma))">
            <text:p/>
          </table:table-cell>
          <table:table-cell table:formula="of:=IF(ISBLANK([.E132]);&quot;&quot;;CONCATENATE([.E$1];cEqual;cLBrace;[.E132];cRBrace;cComma))">
            <text:p/>
          </table:table-cell>
          <table:table-cell table:formula="of:=IF(ISBLANK([.F132]);&quot;&quot;;CONCATENATE([.F$1];cEqual;cLBrace;[.F132];cRBrace;cComma))">
            <text:p/>
          </table:table-cell>
          <table:table-cell table:formula="of:=IF(ISBLANK([.G132]);&quot;&quot;;CONCATENATE([.G$1];cEqual;cLBrace;[.G132];cRBrace;cComma))">
            <text:p/>
          </table:table-cell>
          <table:table-cell table:formula="of:=IF(ISBLANK([.H132]);&quot;&quot;;CONCATENATE([.H$1];cEqual;cLBrace;[.H132];cRBrace;cComma))">
            <text:p/>
          </table:table-cell>
          <table:table-cell table:formula="of:=IF(ISBLANK([.I132]);&quot;&quot;;CONCATENATE([.I$1];cEqual;cLBrace;[.I132];cRBrace;cComma))">
            <text:p/>
          </table:table-cell>
          <table:table-cell table:formula="of:=IF(ISBLANK([.J132]);&quot;&quot;;CONCATENATE([.J$1];cEqual;cLBrace;[.J132];cRBrace;cComma))">
            <text:p/>
          </table:table-cell>
          <table:table-cell table:formula="of:=IF(ISBLANK([.K132]);&quot;&quot;;CONCATENATE([.K$1];cEqual;cLBrace;[.K132];cRBrace;cComma))">
            <text:p/>
          </table:table-cell>
          <table:table-cell table:formula="of:=IF(ISBLANK([.L132]);&quot;&quot;;CONCATENATE([.L$1];cEqual;cLBrace;[.L132];cRBrace;cComma))">
            <text:p/>
          </table:table-cell>
          <table:table-cell table:formula="of:=IF(ISBLANK([.M132]);&quot;&quot;;CONCATENATE([.M$1];cEqual;cLBrace;[.M132];cRBrace;cComma))">
            <text:p/>
          </table:table-cell>
          <table:table-cell table:formula="of:=IF(ISBLANK([.N132]);&quot;&quot;;CONCATENATE([.N$1];cEqual;cLBrace;[.N132];cRBrace;cComma))">
            <text:p/>
          </table:table-cell>
          <table:table-cell table:formula="of:=IF(ISBLANK([.O132]);&quot;&quot;;CONCATENATE([.O$1];cEqual;cLBrace;[.O132];cRBrace;cComma))">
            <text:p/>
          </table:table-cell>
          <table:table-cell table:formula="of:=IF(ISBLANK([.P132]);&quot;&quot;;CONCATENATE([.P$1];cEqual;cLBrace;[.P132];cRBrace;cComma))">
            <text:p/>
          </table:table-cell>
          <table:table-cell table:formula="of:=IF(ISBLANK([.Q132]);&quot;&quot;;CONCATENATE([.Q$1];cEqual;cLBrace;[.Q132];cRBrace;cComma))">
            <text:p/>
          </table:table-cell>
          <table:table-cell table:formula="of:=IF(ISBLANK([.R132]);&quot;&quot;;CONCATENATE([.R$1];cEqual;cLBrace;[.R132];cRBrace;cComma))">
            <text:p/>
          </table:table-cell>
          <table:table-cell table:formula="of:=IF(ISBLANK([.S132]);&quot;&quot;;CONCATENATE([.S$1];cEqual;cLBrace;[.S132];cRBrace;cComma))">
            <text:p/>
          </table:table-cell>
          <table:table-cell table:formula="of:=IF(ISBLANK([.T132]);&quot;&quot;;CONCATENATE([.T$1];cEqual;cLBrace;[.T132];cRBrace;cComma))">
            <text:p/>
          </table:table-cell>
          <table:table-cell table:formula="of:=IF(ISBLANK([.U132]);&quot;&quot;;CONCATENATE([.U$1];cEqual;cLBrace;[.U132];cRBrace;cComma))">
            <text:p/>
          </table:table-cell>
          <table:table-cell table:formula="of:=IF(ISBLANK([.V132]);&quot;&quot;;CONCATENATE([.V$1];cEqual;cLBrace;[.V132];cRBrace;cComma))">
            <text:p/>
          </table:table-cell>
          <table:table-cell table:formula="of:=IF(ISBLANK([.W132]);&quot;&quot;;CONCATENATE([.W$1];cEqual;cLBrace;[.W132];cRBrace;cComma))">
            <text:p/>
          </table:table-cell>
          <table:table-cell table:formula="of:=IF(ISBLANK([.X132]);&quot;&quot;;CONCATENATE([.X$1];cEqual;cLBrace;[.X132];cRBrace;cComma))">
            <text:p/>
          </table:table-cell>
          <table:table-cell table:formula="of:=IF(ISBLANK([.Y132]);&quot;&quot;;CONCATENATE([.Y$1];cEqual;cLBrace;[.Y132];cRBrace;cComma))">
            <text:p/>
          </table:table-cell>
          <table:table-cell table:formula="of:=IF(ISBLANK([.Z132]);&quot;&quot;;CONCATENATE([.Z$1];cEqual;cLBrace;[.Z132];cRBrace;cComma))">
            <text:p/>
          </table:table-cell>
          <table:table-cell table:formula="of:=IF(ISBLANK([.AA132]);&quot;&quot;;CONCATENATE([.AA$1];cEqual;cLBrace;[.AA132];cRBrace;cComma))">
            <text:p/>
          </table:table-cell>
          <table:table-cell table:formula="of:=IF(ISBLANK([.AB132]);&quot;&quot;;CONCATENATE([.AB$1];cEqual;cLBrace;[.AB132];cRBrace;cComma))">
            <text:p/>
          </table:table-cell>
          <table:table-cell table:formula="of:=IF(ISBLANK([.AC132]);&quot;&quot;;CONCATENATE([.AC$1];cEqual;cLBrace;[.AC132];cRBrace;cComma))">
            <text:p/>
          </table:table-cell>
          <table:table-cell table:formula="of:=IF(ISBLANK([.AD132]);&quot;&quot;;CONCATENATE([.AD$1];cEqual;cLBrace;[.AD132];cRBrace;cComma))">
            <text:p/>
          </table:table-cell>
          <table:table-cell table:formula="of:=IF(ISBLANK([.AE132]);&quot;&quot;;CONCATENATE([.AE$1];cEqual;cLBrace;[.AE132];cRBrace;cComma))">
            <text:p/>
          </table:table-cell>
          <table:table-cell table:formula="of:=IF(ISBLANK([.AF132]);&quot;&quot;;CONCATENATE([.AF$1];cEqual;cLBrace;[.AF132];cRBrace;cComma))">
            <text:p/>
          </table:table-cell>
          <table:table-cell table:formula="of:=IF(ISBLANK([.AG132]);&quot;&quot;;CONCATENATE([.AG$1];cEqual;cLBrace;[.AG132];cRBrace;cComma))">
            <text:p/>
          </table:table-cell>
          <table:table-cell table:formula="of:=IF(ISBLANK([.AH132]);&quot;&quot;;CONCATENATE([.AH$1];cEqual;cLBrace;[.AH132];cRBrace;cComma))">
            <text:p/>
          </table:table-cell>
          <table:table-cell table:formula="of:=IF(ISBLANK([.AI132]);&quot;&quot;;CONCATENATE([.AI$1];cEqual;cLBrace;[.AI132];cRBrace;cComma))">
            <text:p/>
          </table:table-cell>
          <table:table-cell table:formula="of:=IF(ISBLANK([.AJ132]);&quot;&quot;;CONCATENATE([.AJ$1];cEqual;cLBrace;[.AJ132];cRBrace;cComma))">
            <text:p/>
          </table:table-cell>
          <table:table-cell table:formula="of:=IF(ISBLANK([.AK132]);&quot;&quot;;CONCATENATE([.AK$1];cEqual;cLBrace;[.AK132];cRBrace;cComma))">
            <text:p/>
          </table:table-cell>
          <table:table-cell table:formula="of:=IF(ISBLANK([.AL132]);&quot;&quot;;CONCATENATE([.AL$1];cEqual;cLBrace;[.AL132];cRBrace;cComma))">
            <text:p/>
          </table:table-cell>
        </table:table-row>
        <table:table-row table:style-name="ro1">
          <table:table-cell/>
          <table:table-cell table:formula="of:=CONCATENATE([.AM133];[.AN133];[.AO133];[.AP133];[.AQ133];[.AR133];[.AS133];[.AT133];[.AU133];[.AV133];[.AW133];[.AX133];[.AY133];[.AZ133];[.BA133];[.BB133];[.BC133];[.BD133];[.BE133];[.BF133];[.BG133];[.BH133];[.BI133];[.BJ133];[.BK133];[.BL133];[.BM133];[.BN133];[.BO133];[.BP133];[.BQ133];[.BR133];[.BS133];[.BT133];[.BU133];[.BV13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33];cComma)" office:value-type="string" office:string-value="@case{," calcext:value-type="string">
            <text:p>@case{,</text:p>
          </table:table-cell>
          <table:table-cell table:formula="of:=IF(ISBLANK([.D133]);&quot;&quot;;CONCATENATE([.D$1];cEqual;cLBrace;[.D133];cRBrace;cComma))">
            <text:p/>
          </table:table-cell>
          <table:table-cell table:formula="of:=IF(ISBLANK([.E133]);&quot;&quot;;CONCATENATE([.E$1];cEqual;cLBrace;[.E133];cRBrace;cComma))">
            <text:p/>
          </table:table-cell>
          <table:table-cell table:formula="of:=IF(ISBLANK([.F133]);&quot;&quot;;CONCATENATE([.F$1];cEqual;cLBrace;[.F133];cRBrace;cComma))">
            <text:p/>
          </table:table-cell>
          <table:table-cell table:formula="of:=IF(ISBLANK([.G133]);&quot;&quot;;CONCATENATE([.G$1];cEqual;cLBrace;[.G133];cRBrace;cComma))">
            <text:p/>
          </table:table-cell>
          <table:table-cell table:formula="of:=IF(ISBLANK([.H133]);&quot;&quot;;CONCATENATE([.H$1];cEqual;cLBrace;[.H133];cRBrace;cComma))">
            <text:p/>
          </table:table-cell>
          <table:table-cell table:formula="of:=IF(ISBLANK([.I133]);&quot;&quot;;CONCATENATE([.I$1];cEqual;cLBrace;[.I133];cRBrace;cComma))">
            <text:p/>
          </table:table-cell>
          <table:table-cell table:formula="of:=IF(ISBLANK([.J133]);&quot;&quot;;CONCATENATE([.J$1];cEqual;cLBrace;[.J133];cRBrace;cComma))">
            <text:p/>
          </table:table-cell>
          <table:table-cell table:formula="of:=IF(ISBLANK([.K133]);&quot;&quot;;CONCATENATE([.K$1];cEqual;cLBrace;[.K133];cRBrace;cComma))">
            <text:p/>
          </table:table-cell>
          <table:table-cell table:formula="of:=IF(ISBLANK([.L133]);&quot;&quot;;CONCATENATE([.L$1];cEqual;cLBrace;[.L133];cRBrace;cComma))">
            <text:p/>
          </table:table-cell>
          <table:table-cell table:formula="of:=IF(ISBLANK([.M133]);&quot;&quot;;CONCATENATE([.M$1];cEqual;cLBrace;[.M133];cRBrace;cComma))">
            <text:p/>
          </table:table-cell>
          <table:table-cell table:formula="of:=IF(ISBLANK([.N133]);&quot;&quot;;CONCATENATE([.N$1];cEqual;cLBrace;[.N133];cRBrace;cComma))">
            <text:p/>
          </table:table-cell>
          <table:table-cell table:formula="of:=IF(ISBLANK([.O133]);&quot;&quot;;CONCATENATE([.O$1];cEqual;cLBrace;[.O133];cRBrace;cComma))">
            <text:p/>
          </table:table-cell>
          <table:table-cell table:formula="of:=IF(ISBLANK([.P133]);&quot;&quot;;CONCATENATE([.P$1];cEqual;cLBrace;[.P133];cRBrace;cComma))">
            <text:p/>
          </table:table-cell>
          <table:table-cell table:formula="of:=IF(ISBLANK([.Q133]);&quot;&quot;;CONCATENATE([.Q$1];cEqual;cLBrace;[.Q133];cRBrace;cComma))">
            <text:p/>
          </table:table-cell>
          <table:table-cell table:formula="of:=IF(ISBLANK([.R133]);&quot;&quot;;CONCATENATE([.R$1];cEqual;cLBrace;[.R133];cRBrace;cComma))">
            <text:p/>
          </table:table-cell>
          <table:table-cell table:formula="of:=IF(ISBLANK([.S133]);&quot;&quot;;CONCATENATE([.S$1];cEqual;cLBrace;[.S133];cRBrace;cComma))">
            <text:p/>
          </table:table-cell>
          <table:table-cell table:formula="of:=IF(ISBLANK([.T133]);&quot;&quot;;CONCATENATE([.T$1];cEqual;cLBrace;[.T133];cRBrace;cComma))">
            <text:p/>
          </table:table-cell>
          <table:table-cell table:formula="of:=IF(ISBLANK([.U133]);&quot;&quot;;CONCATENATE([.U$1];cEqual;cLBrace;[.U133];cRBrace;cComma))">
            <text:p/>
          </table:table-cell>
          <table:table-cell table:formula="of:=IF(ISBLANK([.V133]);&quot;&quot;;CONCATENATE([.V$1];cEqual;cLBrace;[.V133];cRBrace;cComma))">
            <text:p/>
          </table:table-cell>
          <table:table-cell table:formula="of:=IF(ISBLANK([.W133]);&quot;&quot;;CONCATENATE([.W$1];cEqual;cLBrace;[.W133];cRBrace;cComma))">
            <text:p/>
          </table:table-cell>
          <table:table-cell table:formula="of:=IF(ISBLANK([.X133]);&quot;&quot;;CONCATENATE([.X$1];cEqual;cLBrace;[.X133];cRBrace;cComma))">
            <text:p/>
          </table:table-cell>
          <table:table-cell table:formula="of:=IF(ISBLANK([.Y133]);&quot;&quot;;CONCATENATE([.Y$1];cEqual;cLBrace;[.Y133];cRBrace;cComma))">
            <text:p/>
          </table:table-cell>
          <table:table-cell table:formula="of:=IF(ISBLANK([.Z133]);&quot;&quot;;CONCATENATE([.Z$1];cEqual;cLBrace;[.Z133];cRBrace;cComma))">
            <text:p/>
          </table:table-cell>
          <table:table-cell table:formula="of:=IF(ISBLANK([.AA133]);&quot;&quot;;CONCATENATE([.AA$1];cEqual;cLBrace;[.AA133];cRBrace;cComma))">
            <text:p/>
          </table:table-cell>
          <table:table-cell table:formula="of:=IF(ISBLANK([.AB133]);&quot;&quot;;CONCATENATE([.AB$1];cEqual;cLBrace;[.AB133];cRBrace;cComma))">
            <text:p/>
          </table:table-cell>
          <table:table-cell table:formula="of:=IF(ISBLANK([.AC133]);&quot;&quot;;CONCATENATE([.AC$1];cEqual;cLBrace;[.AC133];cRBrace;cComma))">
            <text:p/>
          </table:table-cell>
          <table:table-cell table:formula="of:=IF(ISBLANK([.AD133]);&quot;&quot;;CONCATENATE([.AD$1];cEqual;cLBrace;[.AD133];cRBrace;cComma))">
            <text:p/>
          </table:table-cell>
          <table:table-cell table:formula="of:=IF(ISBLANK([.AE133]);&quot;&quot;;CONCATENATE([.AE$1];cEqual;cLBrace;[.AE133];cRBrace;cComma))">
            <text:p/>
          </table:table-cell>
          <table:table-cell table:formula="of:=IF(ISBLANK([.AF133]);&quot;&quot;;CONCATENATE([.AF$1];cEqual;cLBrace;[.AF133];cRBrace;cComma))">
            <text:p/>
          </table:table-cell>
          <table:table-cell table:formula="of:=IF(ISBLANK([.AG133]);&quot;&quot;;CONCATENATE([.AG$1];cEqual;cLBrace;[.AG133];cRBrace;cComma))">
            <text:p/>
          </table:table-cell>
          <table:table-cell table:formula="of:=IF(ISBLANK([.AH133]);&quot;&quot;;CONCATENATE([.AH$1];cEqual;cLBrace;[.AH133];cRBrace;cComma))">
            <text:p/>
          </table:table-cell>
          <table:table-cell table:formula="of:=IF(ISBLANK([.AI133]);&quot;&quot;;CONCATENATE([.AI$1];cEqual;cLBrace;[.AI133];cRBrace;cComma))">
            <text:p/>
          </table:table-cell>
          <table:table-cell table:formula="of:=IF(ISBLANK([.AJ133]);&quot;&quot;;CONCATENATE([.AJ$1];cEqual;cLBrace;[.AJ133];cRBrace;cComma))">
            <text:p/>
          </table:table-cell>
          <table:table-cell table:formula="of:=IF(ISBLANK([.AK133]);&quot;&quot;;CONCATENATE([.AK$1];cEqual;cLBrace;[.AK133];cRBrace;cComma))">
            <text:p/>
          </table:table-cell>
          <table:table-cell table:formula="of:=IF(ISBLANK([.AL133]);&quot;&quot;;CONCATENATE([.AL$1];cEqual;cLBrace;[.AL133];cRBrace;cComma))">
            <text:p/>
          </table:table-cell>
        </table:table-row>
        <table:table-row table:style-name="ro1">
          <table:table-cell/>
          <table:table-cell table:formula="of:=CONCATENATE([.AM134];[.AN134];[.AO134];[.AP134];[.AQ134];[.AR134];[.AS134];[.AT134];[.AU134];[.AV134];[.AW134];[.AX134];[.AY134];[.AZ134];[.BA134];[.BB134];[.BC134];[.BD134];[.BE134];[.BF134];[.BG134];[.BH134];[.BI134];[.BJ134];[.BK134];[.BL134];[.BM134];[.BN134];[.BO134];[.BP134];[.BQ134];[.BR134];[.BS134];[.BT134];[.BU134];[.BV13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34];cComma)" office:value-type="string" office:string-value="@case{," calcext:value-type="string">
            <text:p>@case{,</text:p>
          </table:table-cell>
          <table:table-cell table:formula="of:=IF(ISBLANK([.D134]);&quot;&quot;;CONCATENATE([.D$1];cEqual;cLBrace;[.D134];cRBrace;cComma))">
            <text:p/>
          </table:table-cell>
          <table:table-cell table:formula="of:=IF(ISBLANK([.E134]);&quot;&quot;;CONCATENATE([.E$1];cEqual;cLBrace;[.E134];cRBrace;cComma))">
            <text:p/>
          </table:table-cell>
          <table:table-cell table:formula="of:=IF(ISBLANK([.F134]);&quot;&quot;;CONCATENATE([.F$1];cEqual;cLBrace;[.F134];cRBrace;cComma))">
            <text:p/>
          </table:table-cell>
          <table:table-cell table:formula="of:=IF(ISBLANK([.G134]);&quot;&quot;;CONCATENATE([.G$1];cEqual;cLBrace;[.G134];cRBrace;cComma))">
            <text:p/>
          </table:table-cell>
          <table:table-cell table:formula="of:=IF(ISBLANK([.H134]);&quot;&quot;;CONCATENATE([.H$1];cEqual;cLBrace;[.H134];cRBrace;cComma))">
            <text:p/>
          </table:table-cell>
          <table:table-cell table:formula="of:=IF(ISBLANK([.I134]);&quot;&quot;;CONCATENATE([.I$1];cEqual;cLBrace;[.I134];cRBrace;cComma))">
            <text:p/>
          </table:table-cell>
          <table:table-cell table:formula="of:=IF(ISBLANK([.J134]);&quot;&quot;;CONCATENATE([.J$1];cEqual;cLBrace;[.J134];cRBrace;cComma))">
            <text:p/>
          </table:table-cell>
          <table:table-cell table:formula="of:=IF(ISBLANK([.K134]);&quot;&quot;;CONCATENATE([.K$1];cEqual;cLBrace;[.K134];cRBrace;cComma))">
            <text:p/>
          </table:table-cell>
          <table:table-cell table:formula="of:=IF(ISBLANK([.L134]);&quot;&quot;;CONCATENATE([.L$1];cEqual;cLBrace;[.L134];cRBrace;cComma))">
            <text:p/>
          </table:table-cell>
          <table:table-cell table:formula="of:=IF(ISBLANK([.M134]);&quot;&quot;;CONCATENATE([.M$1];cEqual;cLBrace;[.M134];cRBrace;cComma))">
            <text:p/>
          </table:table-cell>
          <table:table-cell table:formula="of:=IF(ISBLANK([.N134]);&quot;&quot;;CONCATENATE([.N$1];cEqual;cLBrace;[.N134];cRBrace;cComma))">
            <text:p/>
          </table:table-cell>
          <table:table-cell table:formula="of:=IF(ISBLANK([.O134]);&quot;&quot;;CONCATENATE([.O$1];cEqual;cLBrace;[.O134];cRBrace;cComma))">
            <text:p/>
          </table:table-cell>
          <table:table-cell table:formula="of:=IF(ISBLANK([.P134]);&quot;&quot;;CONCATENATE([.P$1];cEqual;cLBrace;[.P134];cRBrace;cComma))">
            <text:p/>
          </table:table-cell>
          <table:table-cell table:formula="of:=IF(ISBLANK([.Q134]);&quot;&quot;;CONCATENATE([.Q$1];cEqual;cLBrace;[.Q134];cRBrace;cComma))">
            <text:p/>
          </table:table-cell>
          <table:table-cell table:formula="of:=IF(ISBLANK([.R134]);&quot;&quot;;CONCATENATE([.R$1];cEqual;cLBrace;[.R134];cRBrace;cComma))">
            <text:p/>
          </table:table-cell>
          <table:table-cell table:formula="of:=IF(ISBLANK([.S134]);&quot;&quot;;CONCATENATE([.S$1];cEqual;cLBrace;[.S134];cRBrace;cComma))">
            <text:p/>
          </table:table-cell>
          <table:table-cell table:formula="of:=IF(ISBLANK([.T134]);&quot;&quot;;CONCATENATE([.T$1];cEqual;cLBrace;[.T134];cRBrace;cComma))">
            <text:p/>
          </table:table-cell>
          <table:table-cell table:formula="of:=IF(ISBLANK([.U134]);&quot;&quot;;CONCATENATE([.U$1];cEqual;cLBrace;[.U134];cRBrace;cComma))">
            <text:p/>
          </table:table-cell>
          <table:table-cell table:formula="of:=IF(ISBLANK([.V134]);&quot;&quot;;CONCATENATE([.V$1];cEqual;cLBrace;[.V134];cRBrace;cComma))">
            <text:p/>
          </table:table-cell>
          <table:table-cell table:formula="of:=IF(ISBLANK([.W134]);&quot;&quot;;CONCATENATE([.W$1];cEqual;cLBrace;[.W134];cRBrace;cComma))">
            <text:p/>
          </table:table-cell>
          <table:table-cell table:formula="of:=IF(ISBLANK([.X134]);&quot;&quot;;CONCATENATE([.X$1];cEqual;cLBrace;[.X134];cRBrace;cComma))">
            <text:p/>
          </table:table-cell>
          <table:table-cell table:formula="of:=IF(ISBLANK([.Y134]);&quot;&quot;;CONCATENATE([.Y$1];cEqual;cLBrace;[.Y134];cRBrace;cComma))">
            <text:p/>
          </table:table-cell>
          <table:table-cell table:formula="of:=IF(ISBLANK([.Z134]);&quot;&quot;;CONCATENATE([.Z$1];cEqual;cLBrace;[.Z134];cRBrace;cComma))">
            <text:p/>
          </table:table-cell>
          <table:table-cell table:formula="of:=IF(ISBLANK([.AA134]);&quot;&quot;;CONCATENATE([.AA$1];cEqual;cLBrace;[.AA134];cRBrace;cComma))">
            <text:p/>
          </table:table-cell>
          <table:table-cell table:formula="of:=IF(ISBLANK([.AB134]);&quot;&quot;;CONCATENATE([.AB$1];cEqual;cLBrace;[.AB134];cRBrace;cComma))">
            <text:p/>
          </table:table-cell>
          <table:table-cell table:formula="of:=IF(ISBLANK([.AC134]);&quot;&quot;;CONCATENATE([.AC$1];cEqual;cLBrace;[.AC134];cRBrace;cComma))">
            <text:p/>
          </table:table-cell>
          <table:table-cell table:formula="of:=IF(ISBLANK([.AD134]);&quot;&quot;;CONCATENATE([.AD$1];cEqual;cLBrace;[.AD134];cRBrace;cComma))">
            <text:p/>
          </table:table-cell>
          <table:table-cell table:formula="of:=IF(ISBLANK([.AE134]);&quot;&quot;;CONCATENATE([.AE$1];cEqual;cLBrace;[.AE134];cRBrace;cComma))">
            <text:p/>
          </table:table-cell>
          <table:table-cell table:formula="of:=IF(ISBLANK([.AF134]);&quot;&quot;;CONCATENATE([.AF$1];cEqual;cLBrace;[.AF134];cRBrace;cComma))">
            <text:p/>
          </table:table-cell>
          <table:table-cell table:formula="of:=IF(ISBLANK([.AG134]);&quot;&quot;;CONCATENATE([.AG$1];cEqual;cLBrace;[.AG134];cRBrace;cComma))">
            <text:p/>
          </table:table-cell>
          <table:table-cell table:formula="of:=IF(ISBLANK([.AH134]);&quot;&quot;;CONCATENATE([.AH$1];cEqual;cLBrace;[.AH134];cRBrace;cComma))">
            <text:p/>
          </table:table-cell>
          <table:table-cell table:formula="of:=IF(ISBLANK([.AI134]);&quot;&quot;;CONCATENATE([.AI$1];cEqual;cLBrace;[.AI134];cRBrace;cComma))">
            <text:p/>
          </table:table-cell>
          <table:table-cell table:formula="of:=IF(ISBLANK([.AJ134]);&quot;&quot;;CONCATENATE([.AJ$1];cEqual;cLBrace;[.AJ134];cRBrace;cComma))">
            <text:p/>
          </table:table-cell>
          <table:table-cell table:formula="of:=IF(ISBLANK([.AK134]);&quot;&quot;;CONCATENATE([.AK$1];cEqual;cLBrace;[.AK134];cRBrace;cComma))">
            <text:p/>
          </table:table-cell>
          <table:table-cell table:formula="of:=IF(ISBLANK([.AL134]);&quot;&quot;;CONCATENATE([.AL$1];cEqual;cLBrace;[.AL134];cRBrace;cComma))">
            <text:p/>
          </table:table-cell>
        </table:table-row>
        <table:table-row table:style-name="ro1">
          <table:table-cell/>
          <table:table-cell table:formula="of:=CONCATENATE([.AM135];[.AN135];[.AO135];[.AP135];[.AQ135];[.AR135];[.AS135];[.AT135];[.AU135];[.AV135];[.AW135];[.AX135];[.AY135];[.AZ135];[.BA135];[.BB135];[.BC135];[.BD135];[.BE135];[.BF135];[.BG135];[.BH135];[.BI135];[.BJ135];[.BK135];[.BL135];[.BM135];[.BN135];[.BO135];[.BP135];[.BQ135];[.BR135];[.BS135];[.BT135];[.BU135];[.BV13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35];cComma)" office:value-type="string" office:string-value="@case{," calcext:value-type="string">
            <text:p>@case{,</text:p>
          </table:table-cell>
          <table:table-cell table:formula="of:=IF(ISBLANK([.D135]);&quot;&quot;;CONCATENATE([.D$1];cEqual;cLBrace;[.D135];cRBrace;cComma))">
            <text:p/>
          </table:table-cell>
          <table:table-cell table:formula="of:=IF(ISBLANK([.E135]);&quot;&quot;;CONCATENATE([.E$1];cEqual;cLBrace;[.E135];cRBrace;cComma))">
            <text:p/>
          </table:table-cell>
          <table:table-cell table:formula="of:=IF(ISBLANK([.F135]);&quot;&quot;;CONCATENATE([.F$1];cEqual;cLBrace;[.F135];cRBrace;cComma))">
            <text:p/>
          </table:table-cell>
          <table:table-cell table:formula="of:=IF(ISBLANK([.G135]);&quot;&quot;;CONCATENATE([.G$1];cEqual;cLBrace;[.G135];cRBrace;cComma))">
            <text:p/>
          </table:table-cell>
          <table:table-cell table:formula="of:=IF(ISBLANK([.H135]);&quot;&quot;;CONCATENATE([.H$1];cEqual;cLBrace;[.H135];cRBrace;cComma))">
            <text:p/>
          </table:table-cell>
          <table:table-cell table:formula="of:=IF(ISBLANK([.I135]);&quot;&quot;;CONCATENATE([.I$1];cEqual;cLBrace;[.I135];cRBrace;cComma))">
            <text:p/>
          </table:table-cell>
          <table:table-cell table:formula="of:=IF(ISBLANK([.J135]);&quot;&quot;;CONCATENATE([.J$1];cEqual;cLBrace;[.J135];cRBrace;cComma))">
            <text:p/>
          </table:table-cell>
          <table:table-cell table:formula="of:=IF(ISBLANK([.K135]);&quot;&quot;;CONCATENATE([.K$1];cEqual;cLBrace;[.K135];cRBrace;cComma))">
            <text:p/>
          </table:table-cell>
          <table:table-cell table:formula="of:=IF(ISBLANK([.L135]);&quot;&quot;;CONCATENATE([.L$1];cEqual;cLBrace;[.L135];cRBrace;cComma))">
            <text:p/>
          </table:table-cell>
          <table:table-cell table:formula="of:=IF(ISBLANK([.M135]);&quot;&quot;;CONCATENATE([.M$1];cEqual;cLBrace;[.M135];cRBrace;cComma))">
            <text:p/>
          </table:table-cell>
          <table:table-cell table:formula="of:=IF(ISBLANK([.N135]);&quot;&quot;;CONCATENATE([.N$1];cEqual;cLBrace;[.N135];cRBrace;cComma))">
            <text:p/>
          </table:table-cell>
          <table:table-cell table:formula="of:=IF(ISBLANK([.O135]);&quot;&quot;;CONCATENATE([.O$1];cEqual;cLBrace;[.O135];cRBrace;cComma))">
            <text:p/>
          </table:table-cell>
          <table:table-cell table:formula="of:=IF(ISBLANK([.P135]);&quot;&quot;;CONCATENATE([.P$1];cEqual;cLBrace;[.P135];cRBrace;cComma))">
            <text:p/>
          </table:table-cell>
          <table:table-cell table:formula="of:=IF(ISBLANK([.Q135]);&quot;&quot;;CONCATENATE([.Q$1];cEqual;cLBrace;[.Q135];cRBrace;cComma))">
            <text:p/>
          </table:table-cell>
          <table:table-cell table:formula="of:=IF(ISBLANK([.R135]);&quot;&quot;;CONCATENATE([.R$1];cEqual;cLBrace;[.R135];cRBrace;cComma))">
            <text:p/>
          </table:table-cell>
          <table:table-cell table:formula="of:=IF(ISBLANK([.S135]);&quot;&quot;;CONCATENATE([.S$1];cEqual;cLBrace;[.S135];cRBrace;cComma))">
            <text:p/>
          </table:table-cell>
          <table:table-cell table:formula="of:=IF(ISBLANK([.T135]);&quot;&quot;;CONCATENATE([.T$1];cEqual;cLBrace;[.T135];cRBrace;cComma))">
            <text:p/>
          </table:table-cell>
          <table:table-cell table:formula="of:=IF(ISBLANK([.U135]);&quot;&quot;;CONCATENATE([.U$1];cEqual;cLBrace;[.U135];cRBrace;cComma))">
            <text:p/>
          </table:table-cell>
          <table:table-cell table:formula="of:=IF(ISBLANK([.V135]);&quot;&quot;;CONCATENATE([.V$1];cEqual;cLBrace;[.V135];cRBrace;cComma))">
            <text:p/>
          </table:table-cell>
          <table:table-cell table:formula="of:=IF(ISBLANK([.W135]);&quot;&quot;;CONCATENATE([.W$1];cEqual;cLBrace;[.W135];cRBrace;cComma))">
            <text:p/>
          </table:table-cell>
          <table:table-cell table:formula="of:=IF(ISBLANK([.X135]);&quot;&quot;;CONCATENATE([.X$1];cEqual;cLBrace;[.X135];cRBrace;cComma))">
            <text:p/>
          </table:table-cell>
          <table:table-cell table:formula="of:=IF(ISBLANK([.Y135]);&quot;&quot;;CONCATENATE([.Y$1];cEqual;cLBrace;[.Y135];cRBrace;cComma))">
            <text:p/>
          </table:table-cell>
          <table:table-cell table:formula="of:=IF(ISBLANK([.Z135]);&quot;&quot;;CONCATENATE([.Z$1];cEqual;cLBrace;[.Z135];cRBrace;cComma))">
            <text:p/>
          </table:table-cell>
          <table:table-cell table:formula="of:=IF(ISBLANK([.AA135]);&quot;&quot;;CONCATENATE([.AA$1];cEqual;cLBrace;[.AA135];cRBrace;cComma))">
            <text:p/>
          </table:table-cell>
          <table:table-cell table:formula="of:=IF(ISBLANK([.AB135]);&quot;&quot;;CONCATENATE([.AB$1];cEqual;cLBrace;[.AB135];cRBrace;cComma))">
            <text:p/>
          </table:table-cell>
          <table:table-cell table:formula="of:=IF(ISBLANK([.AC135]);&quot;&quot;;CONCATENATE([.AC$1];cEqual;cLBrace;[.AC135];cRBrace;cComma))">
            <text:p/>
          </table:table-cell>
          <table:table-cell table:formula="of:=IF(ISBLANK([.AD135]);&quot;&quot;;CONCATENATE([.AD$1];cEqual;cLBrace;[.AD135];cRBrace;cComma))">
            <text:p/>
          </table:table-cell>
          <table:table-cell table:formula="of:=IF(ISBLANK([.AE135]);&quot;&quot;;CONCATENATE([.AE$1];cEqual;cLBrace;[.AE135];cRBrace;cComma))">
            <text:p/>
          </table:table-cell>
          <table:table-cell table:formula="of:=IF(ISBLANK([.AF135]);&quot;&quot;;CONCATENATE([.AF$1];cEqual;cLBrace;[.AF135];cRBrace;cComma))">
            <text:p/>
          </table:table-cell>
          <table:table-cell table:formula="of:=IF(ISBLANK([.AG135]);&quot;&quot;;CONCATENATE([.AG$1];cEqual;cLBrace;[.AG135];cRBrace;cComma))">
            <text:p/>
          </table:table-cell>
          <table:table-cell table:formula="of:=IF(ISBLANK([.AH135]);&quot;&quot;;CONCATENATE([.AH$1];cEqual;cLBrace;[.AH135];cRBrace;cComma))">
            <text:p/>
          </table:table-cell>
          <table:table-cell table:formula="of:=IF(ISBLANK([.AI135]);&quot;&quot;;CONCATENATE([.AI$1];cEqual;cLBrace;[.AI135];cRBrace;cComma))">
            <text:p/>
          </table:table-cell>
          <table:table-cell table:formula="of:=IF(ISBLANK([.AJ135]);&quot;&quot;;CONCATENATE([.AJ$1];cEqual;cLBrace;[.AJ135];cRBrace;cComma))">
            <text:p/>
          </table:table-cell>
          <table:table-cell table:formula="of:=IF(ISBLANK([.AK135]);&quot;&quot;;CONCATENATE([.AK$1];cEqual;cLBrace;[.AK135];cRBrace;cComma))">
            <text:p/>
          </table:table-cell>
          <table:table-cell table:formula="of:=IF(ISBLANK([.AL135]);&quot;&quot;;CONCATENATE([.AL$1];cEqual;cLBrace;[.AL135];cRBrace;cComma))">
            <text:p/>
          </table:table-cell>
        </table:table-row>
        <table:table-row table:style-name="ro1">
          <table:table-cell/>
          <table:table-cell table:formula="of:=CONCATENATE([.AM136];[.AN136];[.AO136];[.AP136];[.AQ136];[.AR136];[.AS136];[.AT136];[.AU136];[.AV136];[.AW136];[.AX136];[.AY136];[.AZ136];[.BA136];[.BB136];[.BC136];[.BD136];[.BE136];[.BF136];[.BG136];[.BH136];[.BI136];[.BJ136];[.BK136];[.BL136];[.BM136];[.BN136];[.BO136];[.BP136];[.BQ136];[.BR136];[.BS136];[.BT136];[.BU136];[.BV13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36];cComma)" office:value-type="string" office:string-value="@case{," calcext:value-type="string">
            <text:p>@case{,</text:p>
          </table:table-cell>
          <table:table-cell table:formula="of:=IF(ISBLANK([.D136]);&quot;&quot;;CONCATENATE([.D$1];cEqual;cLBrace;[.D136];cRBrace;cComma))">
            <text:p/>
          </table:table-cell>
          <table:table-cell table:formula="of:=IF(ISBLANK([.E136]);&quot;&quot;;CONCATENATE([.E$1];cEqual;cLBrace;[.E136];cRBrace;cComma))">
            <text:p/>
          </table:table-cell>
          <table:table-cell table:formula="of:=IF(ISBLANK([.F136]);&quot;&quot;;CONCATENATE([.F$1];cEqual;cLBrace;[.F136];cRBrace;cComma))">
            <text:p/>
          </table:table-cell>
          <table:table-cell table:formula="of:=IF(ISBLANK([.G136]);&quot;&quot;;CONCATENATE([.G$1];cEqual;cLBrace;[.G136];cRBrace;cComma))">
            <text:p/>
          </table:table-cell>
          <table:table-cell table:formula="of:=IF(ISBLANK([.H136]);&quot;&quot;;CONCATENATE([.H$1];cEqual;cLBrace;[.H136];cRBrace;cComma))">
            <text:p/>
          </table:table-cell>
          <table:table-cell table:formula="of:=IF(ISBLANK([.I136]);&quot;&quot;;CONCATENATE([.I$1];cEqual;cLBrace;[.I136];cRBrace;cComma))">
            <text:p/>
          </table:table-cell>
          <table:table-cell table:formula="of:=IF(ISBLANK([.J136]);&quot;&quot;;CONCATENATE([.J$1];cEqual;cLBrace;[.J136];cRBrace;cComma))">
            <text:p/>
          </table:table-cell>
          <table:table-cell table:formula="of:=IF(ISBLANK([.K136]);&quot;&quot;;CONCATENATE([.K$1];cEqual;cLBrace;[.K136];cRBrace;cComma))">
            <text:p/>
          </table:table-cell>
          <table:table-cell table:formula="of:=IF(ISBLANK([.L136]);&quot;&quot;;CONCATENATE([.L$1];cEqual;cLBrace;[.L136];cRBrace;cComma))">
            <text:p/>
          </table:table-cell>
          <table:table-cell table:formula="of:=IF(ISBLANK([.M136]);&quot;&quot;;CONCATENATE([.M$1];cEqual;cLBrace;[.M136];cRBrace;cComma))">
            <text:p/>
          </table:table-cell>
          <table:table-cell table:formula="of:=IF(ISBLANK([.N136]);&quot;&quot;;CONCATENATE([.N$1];cEqual;cLBrace;[.N136];cRBrace;cComma))">
            <text:p/>
          </table:table-cell>
          <table:table-cell table:formula="of:=IF(ISBLANK([.O136]);&quot;&quot;;CONCATENATE([.O$1];cEqual;cLBrace;[.O136];cRBrace;cComma))">
            <text:p/>
          </table:table-cell>
          <table:table-cell table:formula="of:=IF(ISBLANK([.P136]);&quot;&quot;;CONCATENATE([.P$1];cEqual;cLBrace;[.P136];cRBrace;cComma))">
            <text:p/>
          </table:table-cell>
          <table:table-cell table:formula="of:=IF(ISBLANK([.Q136]);&quot;&quot;;CONCATENATE([.Q$1];cEqual;cLBrace;[.Q136];cRBrace;cComma))">
            <text:p/>
          </table:table-cell>
          <table:table-cell table:formula="of:=IF(ISBLANK([.R136]);&quot;&quot;;CONCATENATE([.R$1];cEqual;cLBrace;[.R136];cRBrace;cComma))">
            <text:p/>
          </table:table-cell>
          <table:table-cell table:formula="of:=IF(ISBLANK([.S136]);&quot;&quot;;CONCATENATE([.S$1];cEqual;cLBrace;[.S136];cRBrace;cComma))">
            <text:p/>
          </table:table-cell>
          <table:table-cell table:formula="of:=IF(ISBLANK([.T136]);&quot;&quot;;CONCATENATE([.T$1];cEqual;cLBrace;[.T136];cRBrace;cComma))">
            <text:p/>
          </table:table-cell>
          <table:table-cell table:formula="of:=IF(ISBLANK([.U136]);&quot;&quot;;CONCATENATE([.U$1];cEqual;cLBrace;[.U136];cRBrace;cComma))">
            <text:p/>
          </table:table-cell>
          <table:table-cell table:formula="of:=IF(ISBLANK([.V136]);&quot;&quot;;CONCATENATE([.V$1];cEqual;cLBrace;[.V136];cRBrace;cComma))">
            <text:p/>
          </table:table-cell>
          <table:table-cell table:formula="of:=IF(ISBLANK([.W136]);&quot;&quot;;CONCATENATE([.W$1];cEqual;cLBrace;[.W136];cRBrace;cComma))">
            <text:p/>
          </table:table-cell>
          <table:table-cell table:formula="of:=IF(ISBLANK([.X136]);&quot;&quot;;CONCATENATE([.X$1];cEqual;cLBrace;[.X136];cRBrace;cComma))">
            <text:p/>
          </table:table-cell>
          <table:table-cell table:formula="of:=IF(ISBLANK([.Y136]);&quot;&quot;;CONCATENATE([.Y$1];cEqual;cLBrace;[.Y136];cRBrace;cComma))">
            <text:p/>
          </table:table-cell>
          <table:table-cell table:formula="of:=IF(ISBLANK([.Z136]);&quot;&quot;;CONCATENATE([.Z$1];cEqual;cLBrace;[.Z136];cRBrace;cComma))">
            <text:p/>
          </table:table-cell>
          <table:table-cell table:formula="of:=IF(ISBLANK([.AA136]);&quot;&quot;;CONCATENATE([.AA$1];cEqual;cLBrace;[.AA136];cRBrace;cComma))">
            <text:p/>
          </table:table-cell>
          <table:table-cell table:formula="of:=IF(ISBLANK([.AB136]);&quot;&quot;;CONCATENATE([.AB$1];cEqual;cLBrace;[.AB136];cRBrace;cComma))">
            <text:p/>
          </table:table-cell>
          <table:table-cell table:formula="of:=IF(ISBLANK([.AC136]);&quot;&quot;;CONCATENATE([.AC$1];cEqual;cLBrace;[.AC136];cRBrace;cComma))">
            <text:p/>
          </table:table-cell>
          <table:table-cell table:formula="of:=IF(ISBLANK([.AD136]);&quot;&quot;;CONCATENATE([.AD$1];cEqual;cLBrace;[.AD136];cRBrace;cComma))">
            <text:p/>
          </table:table-cell>
          <table:table-cell table:formula="of:=IF(ISBLANK([.AE136]);&quot;&quot;;CONCATENATE([.AE$1];cEqual;cLBrace;[.AE136];cRBrace;cComma))">
            <text:p/>
          </table:table-cell>
          <table:table-cell table:formula="of:=IF(ISBLANK([.AF136]);&quot;&quot;;CONCATENATE([.AF$1];cEqual;cLBrace;[.AF136];cRBrace;cComma))">
            <text:p/>
          </table:table-cell>
          <table:table-cell table:formula="of:=IF(ISBLANK([.AG136]);&quot;&quot;;CONCATENATE([.AG$1];cEqual;cLBrace;[.AG136];cRBrace;cComma))">
            <text:p/>
          </table:table-cell>
          <table:table-cell table:formula="of:=IF(ISBLANK([.AH136]);&quot;&quot;;CONCATENATE([.AH$1];cEqual;cLBrace;[.AH136];cRBrace;cComma))">
            <text:p/>
          </table:table-cell>
          <table:table-cell table:formula="of:=IF(ISBLANK([.AI136]);&quot;&quot;;CONCATENATE([.AI$1];cEqual;cLBrace;[.AI136];cRBrace;cComma))">
            <text:p/>
          </table:table-cell>
          <table:table-cell table:formula="of:=IF(ISBLANK([.AJ136]);&quot;&quot;;CONCATENATE([.AJ$1];cEqual;cLBrace;[.AJ136];cRBrace;cComma))">
            <text:p/>
          </table:table-cell>
          <table:table-cell table:formula="of:=IF(ISBLANK([.AK136]);&quot;&quot;;CONCATENATE([.AK$1];cEqual;cLBrace;[.AK136];cRBrace;cComma))">
            <text:p/>
          </table:table-cell>
          <table:table-cell table:formula="of:=IF(ISBLANK([.AL136]);&quot;&quot;;CONCATENATE([.AL$1];cEqual;cLBrace;[.AL136];cRBrace;cComma))">
            <text:p/>
          </table:table-cell>
        </table:table-row>
      </table:table>
      <table:table table:name="Constant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Equal</text:p>
          </table:table-cell>
          <table:table-cell office:value-type="string" calcext:value-type="string">
            <text:p><text:s/>= </text:p>
          </table:table-cell>
        </table:table-row>
        <table:table-row table:style-name="ro1">
          <table:table-cell office:value-type="string" calcext:value-type="string">
            <text:p>cLBrace</text:p>
          </table:table-cell>
          <table:table-cell office:value-type="string" calcext:value-type="string">
            <text:p>{</text:p>
          </table:table-cell>
        </table:table-row>
        <table:table-row table:style-name="ro1">
          <table:table-cell office:value-type="string" calcext:value-type="string">
            <text:p>cRBrace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cComma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@</text:p>
          </table:table-cell>
        </table:table-row>
        <table:table-row table:style-name="ro1">
          <table:table-cell office:value-type="string" calcext:value-type="string">
            <text:p>cAtPara</text:p>
          </table:table-cell>
          <table:table-cell office:value-type="string" calcext:value-type="string">
            <text:p>atparagraph</text:p>
          </table:table-cell>
        </table:table-row>
      </table:table>
      <table:named-expressions>
        <table:named-range table:name="cAtPara" table:base-cell-address="$Constants.$B$7" table:cell-range-address="$Constants.$B$7"/>
        <table:named-range table:name="cComma" table:base-cell-address="$Constants.$B$5" table:cell-range-address="$Constants.$B$5"/>
        <table:named-range table:name="cEqual" table:base-cell-address="$Constants.$B$2" table:cell-range-address="$Constants.$B$2"/>
        <table:named-range table:name="cLBrace" table:base-cell-address="$Constants.$B$3" table:cell-range-address="$Constants.$B$3"/>
        <table:named-range table:name="cRBrace" table:base-cell-address="$Constants.$B$4" table:cell-range-address="$Constants.$B$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3T16:02:12.886000000</meta:creation-date>
    <meta:generator>LibreOffice/7.0.0.3$Windows_X86_64 LibreOffice_project/8061b3e9204bef6b321a21033174034a5e2ea88e</meta:generator>
    <dc:date>2021-11-14T01:18:07.070000000</dc:date>
    <meta:editing-duration>PT4H40M3S</meta:editing-duration>
    <meta:editing-cycles>16</meta:editing-cycles>
    <meta:document-statistic meta:table-count="3" meta:cell-count="5262" meta:object-count="0"/>
    <meta:user-defined meta:name="qrichtext">1</meta:user-defined>
  </office:meta>
</office:document-meta>
</file>